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709cm"/>
    </style:style>
    <style:style style:name="co1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67cm"/>
    </style:style>
    <style:style style:name="co7" style:family="table-column">
      <style:table-column-properties fo:break-before="auto" style:column-width="6.551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2.466cm"/>
    </style:style>
    <style:style style:name="co14" style:family="table-column">
      <style:table-column-properties fo:break-before="auto" style:column-width="10.179cm"/>
    </style:style>
    <style:style style:name="co15" style:family="table-column">
      <style:table-column-properties fo:break-before="auto" style:column-width="4.595cm"/>
    </style:style>
    <style:style style:name="co16" style:family="table-column">
      <style:table-column-properties fo:break-before="auto" style:column-width="8.625cm"/>
    </style:style>
    <style:style style:name="co17" style:family="table-column">
      <style:table-column-properties fo:break-before="auto" style:column-width="4.70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ffff00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6" style:family="table-cell" style:parent-style-name="Default">
      <style:table-cell-properties fo:background-color="#ffff00"/>
      <style:text-properties style:font-name="Liberation Sans1" style:font-name-asian="Liberation Sans1" style:font-name-complex="Liberation Sans1"/>
    </style:style>
    <style:style style:name="ce7" style:family="table-cell" style:parent-style-name="Default">
      <style:table-cell-properties fo:background-color="#ff3333"/>
      <style:text-properties style:font-name="Liberation Sans1" style:font-name-asian="Liberation Sans1" style:font-name-complex="Liberation Sans1"/>
    </style:style>
    <style:style style:name="ce8" style:family="table-cell" style:parent-style-name="Default">
      <style:table-cell-properties fo:background-color="#ff0000"/>
      <style:text-properties style:font-name="Liberation Sans1" style:font-name-asian="Liberation Sans1" style:font-name-complex="Liberation Sans1"/>
    </style:style>
    <style:style style:name="ce9" style:family="table-cell" style:parent-style-name="Default">
      <style:table-cell-properties fo:background-color="#ff0000"/>
      <style:text-properties fo:color="#000000" style:font-name="Liberation Sans1" style:font-name-asian="Liberation Sans1" style:font-name-complex="Liberation Sans1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420e"/>
      <style:text-properties style:font-name="Liberation Sans1" style:font-name-asian="Liberation Sans1" style:font-name-complex="Liberation Sans1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01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untry="none"/>
    </style:style>
    <text:list-style style:name="L1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ranslation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Default"/>
        <table:table-column table:style-name="co10" table:number-columns-repeated="1014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textgroup</text:p>
          </table:table-cell>
          <table:table-cell table:style-name="ce2" office:value-type="string" calcext:value-type="string">
            <text:p>translation</text:p>
          </table:table-cell>
          <table:table-cell table:style-name="ce2" office:value-type="string" calcext:value-type="string">
            <text:p>source_key</text:p>
          </table:table-cell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office:annotation office:display="true" draw:style-name="gr1" draw:text-style-name="P2" svg:width="6.265cm" svg:height="2.215cm" svg:x="45.311cm" svg:y="0cm" draw:caption-point-x="-0.61cm" draw:caption-point-y="0.01cm">
              <dc:creator>RK</dc:creator>
              <dc:date>2014-12-08T00:00:00</dc:date>
              <text:list text:style-name="">
                <text:list-item>
                  <text:p text:style-name="P1"><text:span text:style-name="T1">" :" werden in "&amp;nbsp;:" umgewandelt.</text:span></text:p>
                </text:list-item>
              </text:list>
              <text:p text:style-name="P1"><text:span text:style-name="T1">&amp;nbsp; werden in UNICODE(160) non-breaking space umgewandelt.</text:span></text:p>
              <text:list text:continue-numbering="true" text:style-name="">
                <text:list-item>
                  <text:p text:style-name="P1"><text:span text:style-name="T1"/></text:p>
                </text:list-item>
              </text:list>
              <text:p text:style-name="P1"><text:span text:style-name="T1"/></text:p>
            </office:annotation>
            <text:p><text:span text:style-name="T2">fr</text:span></text:p>
          </table:table-cell>
          <table:table-cell table:style-name="ce2" office:value-type="string" calcext:value-type="string">
            <text:p>Übersetzungsbemerkung</text:p>
          </table:table-cell>
          <table:table-cell table:style-name="ce2"/>
          <table:table-cell table:style-name="ce2" office:value-type="string" calcext:value-type="string">
            <text:p>SQL # SET FOREIGN_KEY_CHECKS = 0; TRUNCATE `translation_target`; TRUNCATE `translation_source`; <text:s/>TRUNCATE `translation_target_log`; TRUNCATE `translation_source_log`; SET FOREIGN_KEY_CHECKS = 1; # DELETE FROM `translation_target`; DELETE FROM `translation_source`; </text:p>
          </table:table-cell>
          <table:table-cell/>
          <table:table-cell table:style-name="ce2" table:number-columns-repeated="1011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hre Interessenbindungen:</text:p>
          </table:table-cell>
          <table:table-cell/>
          <table:table-cell office:value-type="string" calcext:value-type="string">
            <text:p>Vos liens d'intérêt :</text:p>
          </table:table-cell>
          <table:table-cell table:number-columns-repeated="2"/>
          <table:table-cell table:formula="of:=&quot;INSERT INTO translation_source SET source='&quot; &amp; SUBSTITUTE([.G2];&quot;'&quot;; &quot;\'&quot;) &amp; &quot;', location='&quot; &amp;SUBSTITUTE([.A2];&quot;'&quot;; &quot;\'&quot;) &amp; &quot;', field = '&quot; &amp; SUBSTITUTE([.B2];&quot;'&quot;; &quot;\'&quot;) &amp; &quot;'&quot; &amp; IF(OR(1; [.D2]&lt;&gt;&quot;&quot;); &quot;, context = '&quot; &amp; SUBSTITUTE([.D2];&quot;'&quot;; &quot;\'&quot;) &amp; &quot;'&quot;; &quot;&quot;) &amp; IF(AND(1; [.E2]&lt;&gt;&quot;&quot;); &quot;, textgroup = '&quot; &amp; SUBSTITUTE([.E2];&quot;'&quot;; &quot;\'&quot;) &amp; &quot;'&quot;; &quot;&quot;) &amp; &quot;, created_visa='roland', updated_visa='roland', created_date=NOW(), updated_date=NOW(); &quot; &amp; IF(OR([.G2]&lt;&gt;&quot;&quot;; [.I2]&lt;&gt;&quot;&quot;);&quot;INSERT INTO translation_target (lang, translation, translation_source_id, created_visa, updated_visa, created_date, updated_date) VALUES &quot; &amp; IF([.G2]&lt;&gt;&quot;&quot;;&quot;('de', '&quot; &amp; SUBSTITUTE([.H2];&quot;'&quot;; &quot;\'&quot;) &amp; &quot;', LAST_INSERT_ID(), 'roland', 'roland', NOW(), NOW())&quot;; &quot;&quot;) &amp; IF(AND([.G2]&lt;&gt;&quot;&quot;; [.I2]&lt;&gt;&quot;&quot;); &quot;,&quot;; &quot;&quot;) &amp; IF([.I2]&lt;&gt;&quot;&quot;;&quot;('fr', '&quot; &amp; SUBSTITUTE(SUBSTITUTE(SUBSTITUTE([.I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 :', LAST_INSERT_ID(), 'roland', 'roland', NOW(), NOW());" calcext:value-type="string">
            <text:p>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hre Gäste:</text:p>
          </table:table-cell>
          <table:table-cell/>
          <table:table-cell office:value-type="string" calcext:value-type="string">
            <text:p>Vos invités :</text:p>
          </table:table-cell>
          <table:table-cell table:number-columns-repeated="2"/>
          <table:table-cell table:formula="of:=&quot;INSERT INTO translation_source SET source='&quot; &amp; SUBSTITUTE([.G3];&quot;'&quot;; &quot;\'&quot;) &amp; &quot;', location='&quot; &amp;SUBSTITUTE([.A3];&quot;'&quot;; &quot;\'&quot;) &amp; &quot;', field = '&quot; &amp; SUBSTITUTE([.B3];&quot;'&quot;; &quot;\'&quot;) &amp; &quot;'&quot; &amp; IF(OR(1; [.D3]&lt;&gt;&quot;&quot;); &quot;, context = '&quot; &amp; SUBSTITUTE([.D3];&quot;'&quot;; &quot;\'&quot;) &amp; &quot;'&quot;; &quot;&quot;) &amp; IF(AND(1; [.E3]&lt;&gt;&quot;&quot;); &quot;, textgroup = '&quot; &amp; SUBSTITUTE([.E3];&quot;'&quot;; &quot;\'&quot;) &amp; &quot;'&quot;; &quot;&quot;) &amp; &quot;, created_visa='roland', updated_visa='roland', created_date=NOW(), updated_date=NOW(); &quot; &amp; IF(OR([.G3]&lt;&gt;&quot;&quot;; [.I3]&lt;&gt;&quot;&quot;);&quot;INSERT INTO translation_target (lang, translation, translation_source_id, created_visa, updated_visa, created_date, updated_date) VALUES &quot; &amp; IF([.G3]&lt;&gt;&quot;&quot;;&quot;('de', '&quot; &amp; SUBSTITUTE([.H3];&quot;'&quot;; &quot;\'&quot;) &amp; &quot;', LAST_INSERT_ID(), 'roland', 'roland', NOW(), NOW())&quot;; &quot;&quot;) &amp; IF(AND([.G3]&lt;&gt;&quot;&quot;; [.I3]&lt;&gt;&quot;&quot;); &quot;,&quot;; &quot;&quot;) &amp; IF([.I3]&lt;&gt;&quot;&quot;;&quot;('fr', '&quot; &amp; SUBSTITUTE(SUBSTITUTE(SUBSTITUTE([.I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 :', LAST_INSERT_ID(), 'roland', 'roland', NOW(), NOW());" calcext:value-type="string">
            <text:p>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G4];&quot;'&quot;; &quot;\'&quot;) &amp; &quot;', location='&quot; &amp;SUBSTITUTE([.A4];&quot;'&quot;; &quot;\'&quot;) &amp; &quot;', field = '&quot; &amp; SUBSTITUTE([.B4];&quot;'&quot;; &quot;\'&quot;) &amp; &quot;'&quot; &amp; IF(OR(1; [.D4]&lt;&gt;&quot;&quot;); &quot;, context = '&quot; &amp; SUBSTITUTE([.D4];&quot;'&quot;; &quot;\'&quot;) &amp; &quot;'&quot;; &quot;&quot;) &amp; IF(AND(1; [.E4]&lt;&gt;&quot;&quot;); &quot;, textgroup = '&quot; &amp; SUBSTITUTE([.E4];&quot;'&quot;; &quot;\'&quot;) &amp; &quot;'&quot;; &quot;&quot;) &amp; &quot;, created_visa='roland', updated_visa='roland', created_date=NOW(), updated_date=NOW(); &quot; &amp; IF(OR([.G4]&lt;&gt;&quot;&quot;; [.I4]&lt;&gt;&quot;&quot;);&quot;INSERT INTO translation_target (lang, translation, translation_source_id, created_visa, updated_visa, created_date, updated_date) VALUES &quot; &amp; IF([.G4]&lt;&gt;&quot;&quot;;&quot;('de', '&quot; &amp; SUBSTITUTE([.H4];&quot;'&quot;; &quot;\'&quot;) &amp; &quot;', LAST_INSERT_ID(), 'roland', 'roland', NOW(), NOW())&quot;; &quot;&quot;) &amp; IF(AND([.G4]&lt;&gt;&quot;&quot;; [.I4]&lt;&gt;&quot;&quot;); &quot;,&quot;; &quot;&quot;) &amp; IF([.I4]&lt;&gt;&quot;&quot;;&quot;('fr', '&quot; &amp; SUBSTITUTE(SUBSTITUTE(SUBSTITUTE([.I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" calcext:value-type="string">
            <text:p>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e / aucuns</text:p>
          </table:table-cell>
          <table:table-cell office:value-type="string" calcext:value-type="string">
            <text:p>Plural ? weiblich ?</text:p>
          </table:table-cell>
          <table:table-cell/>
          <table:table-cell table:formula="of:=&quot;INSERT INTO translation_source SET source='&quot; &amp; SUBSTITUTE([.G5];&quot;'&quot;; &quot;\'&quot;) &amp; &quot;', location='&quot; &amp;SUBSTITUTE([.A5];&quot;'&quot;; &quot;\'&quot;) &amp; &quot;', field = '&quot; &amp; SUBSTITUTE([.B5];&quot;'&quot;; &quot;\'&quot;) &amp; &quot;'&quot; &amp; IF(OR(1; [.D5]&lt;&gt;&quot;&quot;); &quot;, context = '&quot; &amp; SUBSTITUTE([.D5];&quot;'&quot;; &quot;\'&quot;) &amp; &quot;'&quot;; &quot;&quot;) &amp; IF(AND(1; [.E5]&lt;&gt;&quot;&quot;); &quot;, textgroup = '&quot; &amp; SUBSTITUTE([.E5];&quot;'&quot;; &quot;\'&quot;) &amp; &quot;'&quot;; &quot;&quot;) &amp; &quot;, created_visa='roland', updated_visa='roland', created_date=NOW(), updated_date=NOW(); &quot; &amp; IF(OR([.G5]&lt;&gt;&quot;&quot;; [.I5]&lt;&gt;&quot;&quot;);&quot;INSERT INTO translation_target (lang, translation, translation_source_id, created_visa, updated_visa, created_date, updated_date) VALUES &quot; &amp; IF([.G5]&lt;&gt;&quot;&quot;;&quot;('de', '&quot; &amp; SUBSTITUTE([.H5];&quot;'&quot;; &quot;\'&quot;) &amp; &quot;', LAST_INSERT_ID(), 'roland', 'roland', NOW(), NOW())&quot;; &quot;&quot;) &amp; IF(AND([.G5]&lt;&gt;&quot;&quot;; [.I5]&lt;&gt;&quot;&quot;); &quot;,&quot;; &quot;&quot;) &amp; IF([.I5]&lt;&gt;&quot;&quot;;&quot;('fr', '&quot; &amp; SUBSTITUTE(SUBSTITUTE(SUBSTITUTE([.I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" calcext:value-type="string">
            <text:p>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G6];&quot;'&quot;; &quot;\'&quot;) &amp; &quot;', location='&quot; &amp;SUBSTITUTE([.A6];&quot;'&quot;; &quot;\'&quot;) &amp; &quot;', field = '&quot; &amp; SUBSTITUTE([.B6];&quot;'&quot;; &quot;\'&quot;) &amp; &quot;'&quot; &amp; IF(OR(1; [.D6]&lt;&gt;&quot;&quot;); &quot;, context = '&quot; &amp; SUBSTITUTE([.D6];&quot;'&quot;; &quot;\'&quot;) &amp; &quot;'&quot;; &quot;&quot;) &amp; IF(AND(1; [.E6]&lt;&gt;&quot;&quot;); &quot;, textgroup = '&quot; &amp; SUBSTITUTE([.E6];&quot;'&quot;; &quot;\'&quot;) &amp; &quot;'&quot;; &quot;&quot;) &amp; &quot;, created_visa='roland', updated_visa='roland', created_date=NOW(), updated_date=NOW(); &quot; &amp; IF(OR([.G6]&lt;&gt;&quot;&quot;; [.I6]&lt;&gt;&quot;&quot;);&quot;INSERT INTO translation_target (lang, translation, translation_source_id, created_visa, updated_visa, created_date, updated_date) VALUES &quot; &amp; IF([.G6]&lt;&gt;&quot;&quot;;&quot;('de', '&quot; &amp; SUBSTITUTE([.H6];&quot;'&quot;; &quot;\'&quot;) &amp; &quot;', LAST_INSERT_ID(), 'roland', 'roland', NOW(), NOW())&quot;; &quot;&quot;) &amp; IF(AND([.G6]&lt;&gt;&quot;&quot;; [.I6]&lt;&gt;&quot;&quot;); &quot;,&quot;; &quot;&quot;) &amp; IF([.I6]&lt;&gt;&quot;&quot;;&quot;('fr', '&quot; &amp; SUBSTITUTE(SUBSTITUTE(SUBSTITUTE([.I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" calcext:value-type="string">
            <text:p>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hre Mandate:</text:p>
          </table:table-cell>
          <table:table-cell/>
          <table:table-cell office:value-type="string" calcext:value-type="string">
            <text:p>Vos mandats :</text:p>
          </table:table-cell>
          <table:table-cell table:number-columns-repeated="2"/>
          <table:table-cell table:formula="of:=&quot;INSERT INTO translation_source SET source='&quot; &amp; SUBSTITUTE([.G7];&quot;'&quot;; &quot;\'&quot;) &amp; &quot;', location='&quot; &amp;SUBSTITUTE([.A7];&quot;'&quot;; &quot;\'&quot;) &amp; &quot;', field = '&quot; &amp; SUBSTITUTE([.B7];&quot;'&quot;; &quot;\'&quot;) &amp; &quot;'&quot; &amp; IF(OR(1; [.D7]&lt;&gt;&quot;&quot;); &quot;, context = '&quot; &amp; SUBSTITUTE([.D7];&quot;'&quot;; &quot;\'&quot;) &amp; &quot;'&quot;; &quot;&quot;) &amp; IF(AND(1; [.E7]&lt;&gt;&quot;&quot;); &quot;, textgroup = '&quot; &amp; SUBSTITUTE([.E7];&quot;'&quot;; &quot;\'&quot;) &amp; &quot;'&quot;; &quot;&quot;) &amp; &quot;, created_visa='roland', updated_visa='roland', created_date=NOW(), updated_date=NOW(); &quot; &amp; IF(OR([.G7]&lt;&gt;&quot;&quot;; [.I7]&lt;&gt;&quot;&quot;);&quot;INSERT INTO translation_target (lang, translation, translation_source_id, created_visa, updated_visa, created_date, updated_date) VALUES &quot; &amp; IF([.G7]&lt;&gt;&quot;&quot;;&quot;('de', '&quot; &amp; SUBSTITUTE([.H7];&quot;'&quot;; &quot;\'&quot;) &amp; &quot;', LAST_INSERT_ID(), 'roland', 'roland', NOW(), NOW())&quot;; &quot;&quot;) &amp; IF(AND([.G7]&lt;&gt;&quot;&quot;; [.I7]&lt;&gt;&quot;&quot;); &quot;,&quot;; &quot;&quot;) &amp; IF([.I7]&lt;&gt;&quot;&quot;;&quot;('fr', '&quot; &amp; SUBSTITUTE(SUBSTITUTE(SUBSTITUTE([.I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 :', LAST_INSERT_ID(), 'roland', 'roland', NOW(), NOW());" calcext:value-type="string">
            <text:p>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ätig</text:p>
          </table:table-cell>
          <table:table-cell/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G8];&quot;'&quot;; &quot;\'&quot;) &amp; &quot;', location='&quot; &amp;SUBSTITUTE([.A8];&quot;'&quot;; &quot;\'&quot;) &amp; &quot;', field = '&quot; &amp; SUBSTITUTE([.B8];&quot;'&quot;; &quot;\'&quot;) &amp; &quot;'&quot; &amp; IF(OR(1; [.D8]&lt;&gt;&quot;&quot;); &quot;, context = '&quot; &amp; SUBSTITUTE([.D8];&quot;'&quot;; &quot;\'&quot;) &amp; &quot;'&quot;; &quot;&quot;) &amp; IF(AND(1; [.E8]&lt;&gt;&quot;&quot;); &quot;, textgroup = '&quot; &amp; SUBSTITUTE([.E8];&quot;'&quot;; &quot;\'&quot;) &amp; &quot;'&quot;; &quot;&quot;) &amp; &quot;, created_visa='roland', updated_visa='roland', created_date=NOW(), updated_date=NOW(); &quot; &amp; IF(OR([.G8]&lt;&gt;&quot;&quot;; [.I8]&lt;&gt;&quot;&quot;);&quot;INSERT INTO translation_target (lang, translation, translation_source_id, created_visa, updated_visa, created_date, updated_date) VALUES &quot; &amp; IF([.G8]&lt;&gt;&quot;&quot;;&quot;('de', '&quot; &amp; SUBSTITUTE([.H8];&quot;'&quot;; &quot;\'&quot;) &amp; &quot;', LAST_INSERT_ID(), 'roland', 'roland', NOW(), NOW())&quot;; &quot;&quot;) &amp; IF(AND([.G8]&lt;&gt;&quot;&quot;; [.I8]&lt;&gt;&quot;&quot;); &quot;,&quot;; &quot;&quot;) &amp; IF([.I8]&lt;&gt;&quot;&quot;;&quot;('fr', '&quot; &amp; SUBSTITUTE(SUBSTITUTE(SUBSTITUTE([.I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" calcext:value-type="string">
            <text:p>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nd</text:p>
          </table:table-cell>
          <table:table-cell/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G9];&quot;'&quot;; &quot;\'&quot;) &amp; &quot;', location='&quot; &amp;SUBSTITUTE([.A9];&quot;'&quot;; &quot;\'&quot;) &amp; &quot;', field = '&quot; &amp; SUBSTITUTE([.B9];&quot;'&quot;; &quot;\'&quot;) &amp; &quot;'&quot; &amp; IF(OR(1; [.D9]&lt;&gt;&quot;&quot;); &quot;, context = '&quot; &amp; SUBSTITUTE([.D9];&quot;'&quot;; &quot;\'&quot;) &amp; &quot;'&quot;; &quot;&quot;) &amp; IF(AND(1; [.E9]&lt;&gt;&quot;&quot;); &quot;, textgroup = '&quot; &amp; SUBSTITUTE([.E9];&quot;'&quot;; &quot;\'&quot;) &amp; &quot;'&quot;; &quot;&quot;) &amp; &quot;, created_visa='roland', updated_visa='roland', created_date=NOW(), updated_date=NOW(); &quot; &amp; IF(OR([.G9]&lt;&gt;&quot;&quot;; [.I9]&lt;&gt;&quot;&quot;);&quot;INSERT INTO translation_target (lang, translation, translation_source_id, created_visa, updated_visa, created_date, updated_date) VALUES &quot; &amp; IF([.G9]&lt;&gt;&quot;&quot;;&quot;('de', '&quot; &amp; SUBSTITUTE([.H9];&quot;'&quot;; &quot;\'&quot;) &amp; &quot;', LAST_INSERT_ID(), 'roland', 'roland', NOW(), NOW())&quot;; &quot;&quot;) &amp; IF(AND([.G9]&lt;&gt;&quot;&quot;; [.I9]&lt;&gt;&quot;&quot;); &quot;,&quot;; &quot;&quot;) &amp; IF([.I9]&lt;&gt;&quot;&quot;;&quot;('fr', '&quot; &amp; SUBSTITUTE(SUBSTITUTE(SUBSTITUTE([.I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" calcext:value-type="string">
            <text:p>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</text:p>
          </table:table-cell>
          <table:table-cell table:number-columns-repeated="2"/>
          <table:table-cell table:formula="of:=&quot;INSERT INTO translation_source SET source='&quot; &amp; SUBSTITUTE([.G10];&quot;'&quot;; &quot;\'&quot;) &amp; &quot;', location='&quot; &amp;SUBSTITUTE([.A10];&quot;'&quot;; &quot;\'&quot;) &amp; &quot;', field = '&quot; &amp; SUBSTITUTE([.B10];&quot;'&quot;; &quot;\'&quot;) &amp; &quot;'&quot; &amp; IF(OR(1; [.D10]&lt;&gt;&quot;&quot;); &quot;, context = '&quot; &amp; SUBSTITUTE([.D10];&quot;'&quot;; &quot;\'&quot;) &amp; &quot;'&quot;; &quot;&quot;) &amp; IF(AND(1; [.E10]&lt;&gt;&quot;&quot;); &quot;, textgroup = '&quot; &amp; SUBSTITUTE([.E10];&quot;'&quot;; &quot;\'&quot;) &amp; &quot;'&quot;; &quot;&quot;) &amp; &quot;, created_visa='roland', updated_visa='roland', created_date=NOW(), updated_date=NOW(); &quot; &amp; IF(OR([.G10]&lt;&gt;&quot;&quot;; [.I10]&lt;&gt;&quot;&quot;);&quot;INSERT INTO translation_target (lang, translation, translation_source_id, created_visa, updated_visa, created_date, updated_date) VALUES &quot; &amp; IF([.G10]&lt;&gt;&quot;&quot;;&quot;('de', '&quot; &amp; SUBSTITUTE([.H10];&quot;'&quot;; &quot;\'&quot;) &amp; &quot;', LAST_INSERT_ID(), 'roland', 'roland', NOW(), NOW())&quot;; &quot;&quot;) &amp; IF(AND([.G10]&lt;&gt;&quot;&quot;; [.I10]&lt;&gt;&quot;&quot;); &quot;,&quot;; &quot;&quot;) &amp; IF([.I10]&lt;&gt;&quot;&quot;;&quot;('fr', '&quot; &amp; SUBSTITUTE(SUBSTITUTE(SUBSTITUTE([.I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" calcext:value-type="string">
            <text:p>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</text:p>
          </table:table-cell>
          <table:table-cell table:number-columns-repeated="2"/>
          <table:table-cell table:formula="of:=&quot;INSERT INTO translation_source SET source='&quot; &amp; SUBSTITUTE([.G11];&quot;'&quot;; &quot;\'&quot;) &amp; &quot;', location='&quot; &amp;SUBSTITUTE([.A11];&quot;'&quot;; &quot;\'&quot;) &amp; &quot;', field = '&quot; &amp; SUBSTITUTE([.B11];&quot;'&quot;; &quot;\'&quot;) &amp; &quot;'&quot; &amp; IF(OR(1; [.D11]&lt;&gt;&quot;&quot;); &quot;, context = '&quot; &amp; SUBSTITUTE([.D11];&quot;'&quot;; &quot;\'&quot;) &amp; &quot;'&quot;; &quot;&quot;) &amp; IF(AND(1; [.E11]&lt;&gt;&quot;&quot;); &quot;, textgroup = '&quot; &amp; SUBSTITUTE([.E11];&quot;'&quot;; &quot;\'&quot;) &amp; &quot;'&quot;; &quot;&quot;) &amp; &quot;, created_visa='roland', updated_visa='roland', created_date=NOW(), updated_date=NOW(); &quot; &amp; IF(OR([.G11]&lt;&gt;&quot;&quot;; [.I11]&lt;&gt;&quot;&quot;);&quot;INSERT INTO translation_target (lang, translation, translation_source_id, created_visa, updated_visa, created_date, updated_date) VALUES &quot; &amp; IF([.G11]&lt;&gt;&quot;&quot;;&quot;('de', '&quot; &amp; SUBSTITUTE([.H11];&quot;'&quot;; &quot;\'&quot;) &amp; &quot;', LAST_INSERT_ID(), 'roland', 'roland', NOW(), NOW())&quot;; &quot;&quot;) &amp; IF(AND([.G11]&lt;&gt;&quot;&quot;; [.I11]&lt;&gt;&quot;&quot;); &quot;,&quot;; &quot;&quot;) &amp; IF([.I11]&lt;&gt;&quot;&quot;;&quot;('fr', '&quot; &amp; SUBSTITUTE(SUBSTITUTE(SUBSTITUTE([.I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" calcext:value-type="string">
            <text:p>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</text:p>
          </table:table-cell>
          <table:table-cell table:number-columns-repeated="2"/>
          <table:table-cell table:formula="of:=&quot;INSERT INTO translation_source SET source='&quot; &amp; SUBSTITUTE([.G12];&quot;'&quot;; &quot;\'&quot;) &amp; &quot;', location='&quot; &amp;SUBSTITUTE([.A12];&quot;'&quot;; &quot;\'&quot;) &amp; &quot;', field = '&quot; &amp; SUBSTITUTE([.B12];&quot;'&quot;; &quot;\'&quot;) &amp; &quot;'&quot; &amp; IF(OR(1; [.D12]&lt;&gt;&quot;&quot;); &quot;, context = '&quot; &amp; SUBSTITUTE([.D12];&quot;'&quot;; &quot;\'&quot;) &amp; &quot;'&quot;; &quot;&quot;) &amp; IF(AND(1; [.E12]&lt;&gt;&quot;&quot;); &quot;, textgroup = '&quot; &amp; SUBSTITUTE([.E12];&quot;'&quot;; &quot;\'&quot;) &amp; &quot;'&quot;; &quot;&quot;) &amp; &quot;, created_visa='roland', updated_visa='roland', created_date=NOW(), updated_date=NOW(); &quot; &amp; IF(OR([.G12]&lt;&gt;&quot;&quot;; [.I12]&lt;&gt;&quot;&quot;);&quot;INSERT INTO translation_target (lang, translation, translation_source_id, created_visa, updated_visa, created_date, updated_date) VALUES &quot; &amp; IF([.G12]&lt;&gt;&quot;&quot;;&quot;('de', '&quot; &amp; SUBSTITUTE([.H12];&quot;'&quot;; &quot;\'&quot;) &amp; &quot;', LAST_INSERT_ID(), 'roland', 'roland', NOW(), NOW())&quot;; &quot;&quot;) &amp; IF(AND([.G12]&lt;&gt;&quot;&quot;; [.I12]&lt;&gt;&quot;&quot;); &quot;,&quot;; &quot;&quot;) &amp; IF([.I12]&lt;&gt;&quot;&quot;;&quot;('fr', '&quot; &amp; SUBSTITUTE(SUBSTITUTE(SUBSTITUTE([.I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" calcext:value-type="string">
            <text:p>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</text:p>
          </table:table-cell>
          <table:table-cell table:number-columns-repeated="2"/>
          <table:table-cell table:formula="of:=&quot;INSERT INTO translation_source SET source='&quot; &amp; SUBSTITUTE([.G13];&quot;'&quot;; &quot;\'&quot;) &amp; &quot;', location='&quot; &amp;SUBSTITUTE([.A13];&quot;'&quot;; &quot;\'&quot;) &amp; &quot;', field = '&quot; &amp; SUBSTITUTE([.B13];&quot;'&quot;; &quot;\'&quot;) &amp; &quot;'&quot; &amp; IF(OR(1; [.D13]&lt;&gt;&quot;&quot;); &quot;, context = '&quot; &amp; SUBSTITUTE([.D13];&quot;'&quot;; &quot;\'&quot;) &amp; &quot;'&quot;; &quot;&quot;) &amp; IF(AND(1; [.E13]&lt;&gt;&quot;&quot;); &quot;, textgroup = '&quot; &amp; SUBSTITUTE([.E13];&quot;'&quot;; &quot;\'&quot;) &amp; &quot;'&quot;; &quot;&quot;) &amp; &quot;, created_visa='roland', updated_visa='roland', created_date=NOW(), updated_date=NOW(); &quot; &amp; IF(OR([.G13]&lt;&gt;&quot;&quot;; [.I13]&lt;&gt;&quot;&quot;);&quot;INSERT INTO translation_target (lang, translation, translation_source_id, created_visa, updated_visa, created_date, updated_date) VALUES &quot; &amp; IF([.G13]&lt;&gt;&quot;&quot;;&quot;('de', '&quot; &amp; SUBSTITUTE([.H13];&quot;'&quot;; &quot;\'&quot;) &amp; &quot;', LAST_INSERT_ID(), 'roland', 'roland', NOW(), NOW())&quot;; &quot;&quot;) &amp; IF(AND([.G13]&lt;&gt;&quot;&quot;; [.I13]&lt;&gt;&quot;&quot;); &quot;,&quot;; &quot;&quot;) &amp; IF([.I13]&lt;&gt;&quot;&quot;;&quot;('fr', '&quot; &amp; SUBSTITUTE(SUBSTITUTE(SUBSTITUTE([.I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" calcext:value-type="string">
            <text:p>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präsidentin</text:p>
          </table:table-cell>
          <table:table-cell/>
          <table:table-cell office:value-type="string" calcext:value-type="string">
            <text:p>Présidente de fondation</text:p>
          </table:table-cell>
          <table:table-cell table:number-columns-repeated="2"/>
          <table:table-cell table:formula="of:=&quot;INSERT INTO translation_source SET source='&quot; &amp; SUBSTITUTE([.G14];&quot;'&quot;; &quot;\'&quot;) &amp; &quot;', location='&quot; &amp;SUBSTITUTE([.A14];&quot;'&quot;; &quot;\'&quot;) &amp; &quot;', field = '&quot; &amp; SUBSTITUTE([.B14];&quot;'&quot;; &quot;\'&quot;) &amp; &quot;'&quot; &amp; IF(OR(1; [.D14]&lt;&gt;&quot;&quot;); &quot;, context = '&quot; &amp; SUBSTITUTE([.D14];&quot;'&quot;; &quot;\'&quot;) &amp; &quot;'&quot;; &quot;&quot;) &amp; IF(AND(1; [.E14]&lt;&gt;&quot;&quot;); &quot;, textgroup = '&quot; &amp; SUBSTITUTE([.E14];&quot;'&quot;; &quot;\'&quot;) &amp; &quot;'&quot;; &quot;&quot;) &amp; &quot;, created_visa='roland', updated_visa='roland', created_date=NOW(), updated_date=NOW(); &quot; &amp; IF(OR([.G14]&lt;&gt;&quot;&quot;; [.I14]&lt;&gt;&quot;&quot;);&quot;INSERT INTO translation_target (lang, translation, translation_source_id, created_visa, updated_visa, created_date, updated_date) VALUES &quot; &amp; IF([.G14]&lt;&gt;&quot;&quot;;&quot;('de', '&quot; &amp; SUBSTITUTE([.H14];&quot;'&quot;; &quot;\'&quot;) &amp; &quot;', LAST_INSERT_ID(), 'roland', 'roland', NOW(), NOW())&quot;; &quot;&quot;) &amp; IF(AND([.G14]&lt;&gt;&quot;&quot;; [.I14]&lt;&gt;&quot;&quot;); &quot;,&quot;; &quot;&quot;) &amp; IF([.I14]&lt;&gt;&quot;&quot;;&quot;('fr', '&quot; &amp; SUBSTITUTE(SUBSTITUTE(SUBSTITUTE([.I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" calcext:value-type="string">
            <text:p>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präsident</text:p>
          </table:table-cell>
          <table:table-cell/>
          <table:table-cell office:value-type="string" calcext:value-type="string">
            <text:p>Président de fondation</text:p>
          </table:table-cell>
          <table:table-cell table:number-columns-repeated="2"/>
          <table:table-cell table:formula="of:=&quot;INSERT INTO translation_source SET source='&quot; &amp; SUBSTITUTE([.G15];&quot;'&quot;; &quot;\'&quot;) &amp; &quot;', location='&quot; &amp;SUBSTITUTE([.A15];&quot;'&quot;; &quot;\'&quot;) &amp; &quot;', field = '&quot; &amp; SUBSTITUTE([.B15];&quot;'&quot;; &quot;\'&quot;) &amp; &quot;'&quot; &amp; IF(OR(1; [.D15]&lt;&gt;&quot;&quot;); &quot;, context = '&quot; &amp; SUBSTITUTE([.D15];&quot;'&quot;; &quot;\'&quot;) &amp; &quot;'&quot;; &quot;&quot;) &amp; IF(AND(1; [.E15]&lt;&gt;&quot;&quot;); &quot;, textgroup = '&quot; &amp; SUBSTITUTE([.E15];&quot;'&quot;; &quot;\'&quot;) &amp; &quot;'&quot;; &quot;&quot;) &amp; &quot;, created_visa='roland', updated_visa='roland', created_date=NOW(), updated_date=NOW(); &quot; &amp; IF(OR([.G15]&lt;&gt;&quot;&quot;; [.I15]&lt;&gt;&quot;&quot;);&quot;INSERT INTO translation_target (lang, translation, translation_source_id, created_visa, updated_visa, created_date, updated_date) VALUES &quot; &amp; IF([.G15]&lt;&gt;&quot;&quot;;&quot;('de', '&quot; &amp; SUBSTITUTE([.H15];&quot;'&quot;; &quot;\'&quot;) &amp; &quot;', LAST_INSERT_ID(), 'roland', 'roland', NOW(), NOW())&quot;; &quot;&quot;) &amp; IF(AND([.G15]&lt;&gt;&quot;&quot;; [.I15]&lt;&gt;&quot;&quot;); &quot;,&quot;; &quot;&quot;) &amp; IF([.I15]&lt;&gt;&quot;&quot;;&quot;('fr', '&quot; &amp; SUBSTITUTE(SUBSTITUTE(SUBSTITUTE([.I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" calcext:value-type="string">
            <text:p>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vizepräsidentin</text:p>
          </table:table-cell>
          <table:table-cell/>
          <table:table-cell office:value-type="string" calcext:value-type="string">
            <text:p>Vice-présidente de fondation</text:p>
          </table:table-cell>
          <table:table-cell table:number-columns-repeated="2"/>
          <table:table-cell table:formula="of:=&quot;INSERT INTO translation_source SET source='&quot; &amp; SUBSTITUTE([.G16];&quot;'&quot;; &quot;\'&quot;) &amp; &quot;', location='&quot; &amp;SUBSTITUTE([.A16];&quot;'&quot;; &quot;\'&quot;) &amp; &quot;', field = '&quot; &amp; SUBSTITUTE([.B16];&quot;'&quot;; &quot;\'&quot;) &amp; &quot;'&quot; &amp; IF(OR(1; [.D16]&lt;&gt;&quot;&quot;); &quot;, context = '&quot; &amp; SUBSTITUTE([.D16];&quot;'&quot;; &quot;\'&quot;) &amp; &quot;'&quot;; &quot;&quot;) &amp; IF(AND(1; [.E16]&lt;&gt;&quot;&quot;); &quot;, textgroup = '&quot; &amp; SUBSTITUTE([.E16];&quot;'&quot;; &quot;\'&quot;) &amp; &quot;'&quot;; &quot;&quot;) &amp; &quot;, created_visa='roland', updated_visa='roland', created_date=NOW(), updated_date=NOW(); &quot; &amp; IF(OR([.G16]&lt;&gt;&quot;&quot;; [.I16]&lt;&gt;&quot;&quot;);&quot;INSERT INTO translation_target (lang, translation, translation_source_id, created_visa, updated_visa, created_date, updated_date) VALUES &quot; &amp; IF([.G16]&lt;&gt;&quot;&quot;;&quot;('de', '&quot; &amp; SUBSTITUTE([.H16];&quot;'&quot;; &quot;\'&quot;) &amp; &quot;', LAST_INSERT_ID(), 'roland', 'roland', NOW(), NOW())&quot;; &quot;&quot;) &amp; IF(AND([.G16]&lt;&gt;&quot;&quot;; [.I16]&lt;&gt;&quot;&quot;); &quot;,&quot;; &quot;&quot;) &amp; IF([.I16]&lt;&gt;&quot;&quot;;&quot;('fr', '&quot; &amp; SUBSTITUTE(SUBSTITUTE(SUBSTITUTE([.I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" calcext:value-type="string">
            <text:p>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vizepräsident</text:p>
          </table:table-cell>
          <table:table-cell/>
          <table:table-cell office:value-type="string" calcext:value-type="string">
            <text:p>Vice-président de fondation</text:p>
          </table:table-cell>
          <table:table-cell table:number-columns-repeated="2"/>
          <table:table-cell table:formula="of:=&quot;INSERT INTO translation_source SET source='&quot; &amp; SUBSTITUTE([.G17];&quot;'&quot;; &quot;\'&quot;) &amp; &quot;', location='&quot; &amp;SUBSTITUTE([.A17];&quot;'&quot;; &quot;\'&quot;) &amp; &quot;', field = '&quot; &amp; SUBSTITUTE([.B17];&quot;'&quot;; &quot;\'&quot;) &amp; &quot;'&quot; &amp; IF(OR(1; [.D17]&lt;&gt;&quot;&quot;); &quot;, context = '&quot; &amp; SUBSTITUTE([.D17];&quot;'&quot;; &quot;\'&quot;) &amp; &quot;'&quot;; &quot;&quot;) &amp; IF(AND(1; [.E17]&lt;&gt;&quot;&quot;); &quot;, textgroup = '&quot; &amp; SUBSTITUTE([.E17];&quot;'&quot;; &quot;\'&quot;) &amp; &quot;'&quot;; &quot;&quot;) &amp; &quot;, created_visa='roland', updated_visa='roland', created_date=NOW(), updated_date=NOW(); &quot; &amp; IF(OR([.G17]&lt;&gt;&quot;&quot;; [.I17]&lt;&gt;&quot;&quot;);&quot;INSERT INTO translation_target (lang, translation, translation_source_id, created_visa, updated_visa, created_date, updated_date) VALUES &quot; &amp; IF([.G17]&lt;&gt;&quot;&quot;;&quot;('de', '&quot; &amp; SUBSTITUTE([.H17];&quot;'&quot;; &quot;\'&quot;) &amp; &quot;', LAST_INSERT_ID(), 'roland', 'roland', NOW(), NOW())&quot;; &quot;&quot;) &amp; IF(AND([.G17]&lt;&gt;&quot;&quot;; [.I17]&lt;&gt;&quot;&quot;); &quot;,&quot;; &quot;&quot;) &amp; IF([.I17]&lt;&gt;&quot;&quot;;&quot;('fr', '&quot; &amp; SUBSTITUTE(SUBSTITUTE(SUBSTITUTE([.I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" calcext:value-type="string">
            <text:p>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ätin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G18];&quot;'&quot;; &quot;\'&quot;) &amp; &quot;', location='&quot; &amp;SUBSTITUTE([.A18];&quot;'&quot;; &quot;\'&quot;) &amp; &quot;', field = '&quot; &amp; SUBSTITUTE([.B18];&quot;'&quot;; &quot;\'&quot;) &amp; &quot;'&quot; &amp; IF(OR(1; [.D18]&lt;&gt;&quot;&quot;); &quot;, context = '&quot; &amp; SUBSTITUTE([.D18];&quot;'&quot;; &quot;\'&quot;) &amp; &quot;'&quot;; &quot;&quot;) &amp; IF(AND(1; [.E18]&lt;&gt;&quot;&quot;); &quot;, textgroup = '&quot; &amp; SUBSTITUTE([.E18];&quot;'&quot;; &quot;\'&quot;) &amp; &quot;'&quot;; &quot;&quot;) &amp; &quot;, created_visa='roland', updated_visa='roland', created_date=NOW(), updated_date=NOW(); &quot; &amp; IF(OR([.G18]&lt;&gt;&quot;&quot;; [.I18]&lt;&gt;&quot;&quot;);&quot;INSERT INTO translation_target (lang, translation, translation_source_id, created_visa, updated_visa, created_date, updated_date) VALUES &quot; &amp; IF([.G18]&lt;&gt;&quot;&quot;;&quot;('de', '&quot; &amp; SUBSTITUTE([.H18];&quot;'&quot;; &quot;\'&quot;) &amp; &quot;', LAST_INSERT_ID(), 'roland', 'roland', NOW(), NOW())&quot;; &quot;&quot;) &amp; IF(AND([.G18]&lt;&gt;&quot;&quot;; [.I18]&lt;&gt;&quot;&quot;); &quot;,&quot;; &quot;&quot;) &amp; IF([.I18]&lt;&gt;&quot;&quot;;&quot;('fr', '&quot; &amp; SUBSTITUTE(SUBSTITUTE(SUBSTITUTE([.I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G19];&quot;'&quot;; &quot;\'&quot;) &amp; &quot;', location='&quot; &amp;SUBSTITUTE([.A19];&quot;'&quot;; &quot;\'&quot;) &amp; &quot;', field = '&quot; &amp; SUBSTITUTE([.B19];&quot;'&quot;; &quot;\'&quot;) &amp; &quot;'&quot; &amp; IF(OR(1; [.D19]&lt;&gt;&quot;&quot;); &quot;, context = '&quot; &amp; SUBSTITUTE([.D19];&quot;'&quot;; &quot;\'&quot;) &amp; &quot;'&quot;; &quot;&quot;) &amp; IF(AND(1; [.E19]&lt;&gt;&quot;&quot;); &quot;, textgroup = '&quot; &amp; SUBSTITUTE([.E19];&quot;'&quot;; &quot;\'&quot;) &amp; &quot;'&quot;; &quot;&quot;) &amp; &quot;, created_visa='roland', updated_visa='roland', created_date=NOW(), updated_date=NOW(); &quot; &amp; IF(OR([.G19]&lt;&gt;&quot;&quot;; [.I19]&lt;&gt;&quot;&quot;);&quot;INSERT INTO translation_target (lang, translation, translation_source_id, created_visa, updated_visa, created_date, updated_date) VALUES &quot; &amp; IF([.G19]&lt;&gt;&quot;&quot;;&quot;('de', '&quot; &amp; SUBSTITUTE([.H19];&quot;'&quot;; &quot;\'&quot;) &amp; &quot;', LAST_INSERT_ID(), 'roland', 'roland', NOW(), NOW())&quot;; &quot;&quot;) &amp; IF(AND([.G19]&lt;&gt;&quot;&quot;; [.I19]&lt;&gt;&quot;&quot;); &quot;,&quot;; &quot;&quot;) &amp; IF([.I19]&lt;&gt;&quot;&quot;;&quot;('fr', '&quot; &amp; SUBSTITUTE(SUBSTITUTE(SUBSTITUTE([.I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in</text:p>
          </table:table-cell>
          <table:table-cell/>
          <table:table-cell office:value-type="string" calcext:value-type="string">
            <text:p>Administratrice</text:p>
          </table:table-cell>
          <table:table-cell table:number-columns-repeated="2"/>
          <table:table-cell table:formula="of:=&quot;INSERT INTO translation_source SET source='&quot; &amp; SUBSTITUTE([.G20];&quot;'&quot;; &quot;\'&quot;) &amp; &quot;', location='&quot; &amp;SUBSTITUTE([.A20];&quot;'&quot;; &quot;\'&quot;) &amp; &quot;', field = '&quot; &amp; SUBSTITUTE([.B20];&quot;'&quot;; &quot;\'&quot;) &amp; &quot;'&quot; &amp; IF(OR(1; [.D20]&lt;&gt;&quot;&quot;); &quot;, context = '&quot; &amp; SUBSTITUTE([.D20];&quot;'&quot;; &quot;\'&quot;) &amp; &quot;'&quot;; &quot;&quot;) &amp; IF(AND(1; [.E20]&lt;&gt;&quot;&quot;); &quot;, textgroup = '&quot; &amp; SUBSTITUTE([.E20];&quot;'&quot;; &quot;\'&quot;) &amp; &quot;'&quot;; &quot;&quot;) &amp; &quot;, created_visa='roland', updated_visa='roland', created_date=NOW(), updated_date=NOW(); &quot; &amp; IF(OR([.G20]&lt;&gt;&quot;&quot;; [.I20]&lt;&gt;&quot;&quot;);&quot;INSERT INTO translation_target (lang, translation, translation_source_id, created_visa, updated_visa, created_date, updated_date) VALUES &quot; &amp; IF([.G20]&lt;&gt;&quot;&quot;;&quot;('de', '&quot; &amp; SUBSTITUTE([.H20];&quot;'&quot;; &quot;\'&quot;) &amp; &quot;', LAST_INSERT_ID(), 'roland', 'roland', NOW(), NOW())&quot;; &quot;&quot;) &amp; IF(AND([.G20]&lt;&gt;&quot;&quot;; [.I20]&lt;&gt;&quot;&quot;); &quot;,&quot;; &quot;&quot;) &amp; IF([.I20]&lt;&gt;&quot;&quot;;&quot;('fr', '&quot; &amp; SUBSTITUTE(SUBSTITUTE(SUBSTITUTE([.I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" calcext:value-type="string">
            <text:p>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"/>
          <table:table-cell table:formula="of:=&quot;INSERT INTO translation_source SET source='&quot; &amp; SUBSTITUTE([.G21];&quot;'&quot;; &quot;\'&quot;) &amp; &quot;', location='&quot; &amp;SUBSTITUTE([.A21];&quot;'&quot;; &quot;\'&quot;) &amp; &quot;', field = '&quot; &amp; SUBSTITUTE([.B21];&quot;'&quot;; &quot;\'&quot;) &amp; &quot;'&quot; &amp; IF(OR(1; [.D21]&lt;&gt;&quot;&quot;); &quot;, context = '&quot; &amp; SUBSTITUTE([.D21];&quot;'&quot;; &quot;\'&quot;) &amp; &quot;'&quot;; &quot;&quot;) &amp; IF(AND(1; [.E21]&lt;&gt;&quot;&quot;); &quot;, textgroup = '&quot; &amp; SUBSTITUTE([.E21];&quot;'&quot;; &quot;\'&quot;) &amp; &quot;'&quot;; &quot;&quot;) &amp; &quot;, created_visa='roland', updated_visa='roland', created_date=NOW(), updated_date=NOW(); &quot; &amp; IF(OR([.G21]&lt;&gt;&quot;&quot;; [.I21]&lt;&gt;&quot;&quot;);&quot;INSERT INTO translation_target (lang, translation, translation_source_id, created_visa, updated_visa, created_date, updated_date) VALUES &quot; &amp; IF([.G21]&lt;&gt;&quot;&quot;;&quot;('de', '&quot; &amp; SUBSTITUTE([.H21];&quot;'&quot;; &quot;\'&quot;) &amp; &quot;', LAST_INSERT_ID(), 'roland', 'roland', NOW(), NOW())&quot;; &quot;&quot;) &amp; IF(AND([.G21]&lt;&gt;&quot;&quot;; [.I21]&lt;&gt;&quot;&quot;); &quot;,&quot;; &quot;&quot;) &amp; IF([.I21]&lt;&gt;&quot;&quot;;&quot;('fr', '&quot; &amp; SUBSTITUTE(SUBSTITUTE(SUBSTITUTE([.I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" calcext:value-type="string">
            <text:p>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geschäftsführerin</text:p>
          </table:table-cell>
          <table:table-cell/>
          <table:table-cell office:value-type="string" calcext:value-type="string">
            <text:p>Vice-administratrice</text:p>
          </table:table-cell>
          <table:table-cell table:number-columns-repeated="2"/>
          <table:table-cell table:formula="of:=&quot;INSERT INTO translation_source SET source='&quot; &amp; SUBSTITUTE([.G22];&quot;'&quot;; &quot;\'&quot;) &amp; &quot;', location='&quot; &amp;SUBSTITUTE([.A22];&quot;'&quot;; &quot;\'&quot;) &amp; &quot;', field = '&quot; &amp; SUBSTITUTE([.B22];&quot;'&quot;; &quot;\'&quot;) &amp; &quot;'&quot; &amp; IF(OR(1; [.D22]&lt;&gt;&quot;&quot;); &quot;, context = '&quot; &amp; SUBSTITUTE([.D22];&quot;'&quot;; &quot;\'&quot;) &amp; &quot;'&quot;; &quot;&quot;) &amp; IF(AND(1; [.E22]&lt;&gt;&quot;&quot;); &quot;, textgroup = '&quot; &amp; SUBSTITUTE([.E22];&quot;'&quot;; &quot;\'&quot;) &amp; &quot;'&quot;; &quot;&quot;) &amp; &quot;, created_visa='roland', updated_visa='roland', created_date=NOW(), updated_date=NOW(); &quot; &amp; IF(OR([.G22]&lt;&gt;&quot;&quot;; [.I22]&lt;&gt;&quot;&quot;);&quot;INSERT INTO translation_target (lang, translation, translation_source_id, created_visa, updated_visa, created_date, updated_date) VALUES &quot; &amp; IF([.G22]&lt;&gt;&quot;&quot;;&quot;('de', '&quot; &amp; SUBSTITUTE([.H22];&quot;'&quot;; &quot;\'&quot;) &amp; &quot;', LAST_INSERT_ID(), 'roland', 'roland', NOW(), NOW())&quot;; &quot;&quot;) &amp; IF(AND([.G22]&lt;&gt;&quot;&quot;; [.I22]&lt;&gt;&quot;&quot;); &quot;,&quot;; &quot;&quot;) &amp; IF([.I22]&lt;&gt;&quot;&quot;;&quot;('fr', '&quot; &amp; SUBSTITUTE(SUBSTITUTE(SUBSTITUTE([.I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" calcext:value-type="string">
            <text:p>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geschäftsführer</text:p>
          </table:table-cell>
          <table:table-cell/>
          <table:table-cell office:value-type="string" calcext:value-type="string">
            <text:p>Vice-administrateur</text:p>
          </table:table-cell>
          <table:table-cell table:number-columns-repeated="2"/>
          <table:table-cell table:formula="of:=&quot;INSERT INTO translation_source SET source='&quot; &amp; SUBSTITUTE([.G23];&quot;'&quot;; &quot;\'&quot;) &amp; &quot;', location='&quot; &amp;SUBSTITUTE([.A23];&quot;'&quot;; &quot;\'&quot;) &amp; &quot;', field = '&quot; &amp; SUBSTITUTE([.B23];&quot;'&quot;; &quot;\'&quot;) &amp; &quot;'&quot; &amp; IF(OR(1; [.D23]&lt;&gt;&quot;&quot;); &quot;, context = '&quot; &amp; SUBSTITUTE([.D23];&quot;'&quot;; &quot;\'&quot;) &amp; &quot;'&quot;; &quot;&quot;) &amp; IF(AND(1; [.E23]&lt;&gt;&quot;&quot;); &quot;, textgroup = '&quot; &amp; SUBSTITUTE([.E23];&quot;'&quot;; &quot;\'&quot;) &amp; &quot;'&quot;; &quot;&quot;) &amp; &quot;, created_visa='roland', updated_visa='roland', created_date=NOW(), updated_date=NOW(); &quot; &amp; IF(OR([.G23]&lt;&gt;&quot;&quot;; [.I23]&lt;&gt;&quot;&quot;);&quot;INSERT INTO translation_target (lang, translation, translation_source_id, created_visa, updated_visa, created_date, updated_date) VALUES &quot; &amp; IF([.G23]&lt;&gt;&quot;&quot;;&quot;('de', '&quot; &amp; SUBSTITUTE([.H23];&quot;'&quot;; &quot;\'&quot;) &amp; &quot;', LAST_INSERT_ID(), 'roland', 'roland', NOW(), NOW())&quot;; &quot;&quot;) &amp; IF(AND([.G23]&lt;&gt;&quot;&quot;; [.I23]&lt;&gt;&quot;&quot;); &quot;,&quot;; &quot;&quot;) &amp; IF([.I23]&lt;&gt;&quot;&quot;;&quot;('fr', '&quot; &amp; SUBSTITUTE(SUBSTITUTE(SUBSTITUTE([.I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" calcext:value-type="string">
            <text:p>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leitung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2"/>
          <table:table-cell table:formula="of:=&quot;INSERT INTO translation_source SET source='&quot; &amp; SUBSTITUTE([.G24];&quot;'&quot;; &quot;\'&quot;) &amp; &quot;', location='&quot; &amp;SUBSTITUTE([.A24];&quot;'&quot;; &quot;\'&quot;) &amp; &quot;', field = '&quot; &amp; SUBSTITUTE([.B24];&quot;'&quot;; &quot;\'&quot;) &amp; &quot;'&quot; &amp; IF(OR(1; [.D24]&lt;&gt;&quot;&quot;); &quot;, context = '&quot; &amp; SUBSTITUTE([.D24];&quot;'&quot;; &quot;\'&quot;) &amp; &quot;'&quot;; &quot;&quot;) &amp; IF(AND(1; [.E24]&lt;&gt;&quot;&quot;); &quot;, textgroup = '&quot; &amp; SUBSTITUTE([.E24];&quot;'&quot;; &quot;\'&quot;) &amp; &quot;'&quot;; &quot;&quot;) &amp; &quot;, created_visa='roland', updated_visa='roland', created_date=NOW(), updated_date=NOW(); &quot; &amp; IF(OR([.G24]&lt;&gt;&quot;&quot;; [.I24]&lt;&gt;&quot;&quot;);&quot;INSERT INTO translation_target (lang, translation, translation_source_id, created_visa, updated_visa, created_date, updated_date) VALUES &quot; &amp; IF([.G24]&lt;&gt;&quot;&quot;;&quot;('de', '&quot; &amp; SUBSTITUTE([.H24];&quot;'&quot;; &quot;\'&quot;) &amp; &quot;', LAST_INSERT_ID(), 'roland', 'roland', NOW(), NOW())&quot;; &quot;&quot;) &amp; IF(AND([.G24]&lt;&gt;&quot;&quot;; [.I24]&lt;&gt;&quot;&quot;); &quot;,&quot;; &quot;&quot;) &amp; IF([.I24]&lt;&gt;&quot;&quot;;&quot;('fr', '&quot; &amp; SUBSTITUTE(SUBSTITUTE(SUBSTITUTE([.I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" calcext:value-type="string">
            <text:p>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präsidentin</text:p>
          </table:table-cell>
          <table:table-cell/>
          <table:table-cell office:value-type="string" calcext:value-type="string">
            <text:p>Présidente du Conseil d'administration</text:p>
          </table:table-cell>
          <table:table-cell table:number-columns-repeated="2"/>
          <table:table-cell table:formula="of:=&quot;INSERT INTO translation_source SET source='&quot; &amp; SUBSTITUTE([.G25];&quot;'&quot;; &quot;\'&quot;) &amp; &quot;', location='&quot; &amp;SUBSTITUTE([.A25];&quot;'&quot;; &quot;\'&quot;) &amp; &quot;', field = '&quot; &amp; SUBSTITUTE([.B25];&quot;'&quot;; &quot;\'&quot;) &amp; &quot;'&quot; &amp; IF(OR(1; [.D25]&lt;&gt;&quot;&quot;); &quot;, context = '&quot; &amp; SUBSTITUTE([.D25];&quot;'&quot;; &quot;\'&quot;) &amp; &quot;'&quot;; &quot;&quot;) &amp; IF(AND(1; [.E25]&lt;&gt;&quot;&quot;); &quot;, textgroup = '&quot; &amp; SUBSTITUTE([.E25];&quot;'&quot;; &quot;\'&quot;) &amp; &quot;'&quot;; &quot;&quot;) &amp; &quot;, created_visa='roland', updated_visa='roland', created_date=NOW(), updated_date=NOW(); &quot; &amp; IF(OR([.G25]&lt;&gt;&quot;&quot;; [.I25]&lt;&gt;&quot;&quot;);&quot;INSERT INTO translation_target (lang, translation, translation_source_id, created_visa, updated_visa, created_date, updated_date) VALUES &quot; &amp; IF([.G25]&lt;&gt;&quot;&quot;;&quot;('de', '&quot; &amp; SUBSTITUTE([.H25];&quot;'&quot;; &quot;\'&quot;) &amp; &quot;', LAST_INSERT_ID(), 'roland', 'roland', NOW(), NOW())&quot;; &quot;&quot;) &amp; IF(AND([.G25]&lt;&gt;&quot;&quot;; [.I25]&lt;&gt;&quot;&quot;); &quot;,&quot;; &quot;&quot;) &amp; IF([.I25]&lt;&gt;&quot;&quot;;&quot;('fr', '&quot; &amp; SUBSTITUTE(SUBSTITUTE(SUBSTITUTE([.I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" calcext:value-type="string">
            <text:p>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präsident</text:p>
          </table:table-cell>
          <table:table-cell/>
          <table:table-cell office:value-type="string" calcext:value-type="string">
            <text:p>Président du Conseil d'administration</text:p>
          </table:table-cell>
          <table:table-cell table:number-columns-repeated="2"/>
          <table:table-cell table:formula="of:=&quot;INSERT INTO translation_source SET source='&quot; &amp; SUBSTITUTE([.G26];&quot;'&quot;; &quot;\'&quot;) &amp; &quot;', location='&quot; &amp;SUBSTITUTE([.A26];&quot;'&quot;; &quot;\'&quot;) &amp; &quot;', field = '&quot; &amp; SUBSTITUTE([.B26];&quot;'&quot;; &quot;\'&quot;) &amp; &quot;'&quot; &amp; IF(OR(1; [.D26]&lt;&gt;&quot;&quot;); &quot;, context = '&quot; &amp; SUBSTITUTE([.D26];&quot;'&quot;; &quot;\'&quot;) &amp; &quot;'&quot;; &quot;&quot;) &amp; IF(AND(1; [.E26]&lt;&gt;&quot;&quot;); &quot;, textgroup = '&quot; &amp; SUBSTITUTE([.E26];&quot;'&quot;; &quot;\'&quot;) &amp; &quot;'&quot;; &quot;&quot;) &amp; &quot;, created_visa='roland', updated_visa='roland', created_date=NOW(), updated_date=NOW(); &quot; &amp; IF(OR([.G26]&lt;&gt;&quot;&quot;; [.I26]&lt;&gt;&quot;&quot;);&quot;INSERT INTO translation_target (lang, translation, translation_source_id, created_visa, updated_visa, created_date, updated_date) VALUES &quot; &amp; IF([.G26]&lt;&gt;&quot;&quot;;&quot;('de', '&quot; &amp; SUBSTITUTE([.H26];&quot;'&quot;; &quot;\'&quot;) &amp; &quot;', LAST_INSERT_ID(), 'roland', 'roland', NOW(), NOW())&quot;; &quot;&quot;) &amp; IF(AND([.G26]&lt;&gt;&quot;&quot;; [.I26]&lt;&gt;&quot;&quot;); &quot;,&quot;; &quot;&quot;) &amp; IF([.I26]&lt;&gt;&quot;&quot;;&quot;('fr', '&quot; &amp; SUBSTITUTE(SUBSTITUTE(SUBSTITUTE([.I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" calcext:value-type="string">
            <text:p>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vizepräsidentin</text:p>
          </table:table-cell>
          <table:table-cell/>
          <table:table-cell office:value-type="string" calcext:value-type="string">
            <text:p>Vice-présidente du Conseil d'administration</text:p>
          </table:table-cell>
          <table:table-cell table:number-columns-repeated="2"/>
          <table:table-cell table:formula="of:=&quot;INSERT INTO translation_source SET source='&quot; &amp; SUBSTITUTE([.G27];&quot;'&quot;; &quot;\'&quot;) &amp; &quot;', location='&quot; &amp;SUBSTITUTE([.A27];&quot;'&quot;; &quot;\'&quot;) &amp; &quot;', field = '&quot; &amp; SUBSTITUTE([.B27];&quot;'&quot;; &quot;\'&quot;) &amp; &quot;'&quot; &amp; IF(OR(1; [.D27]&lt;&gt;&quot;&quot;); &quot;, context = '&quot; &amp; SUBSTITUTE([.D27];&quot;'&quot;; &quot;\'&quot;) &amp; &quot;'&quot;; &quot;&quot;) &amp; IF(AND(1; [.E27]&lt;&gt;&quot;&quot;); &quot;, textgroup = '&quot; &amp; SUBSTITUTE([.E27];&quot;'&quot;; &quot;\'&quot;) &amp; &quot;'&quot;; &quot;&quot;) &amp; &quot;, created_visa='roland', updated_visa='roland', created_date=NOW(), updated_date=NOW(); &quot; &amp; IF(OR([.G27]&lt;&gt;&quot;&quot;; [.I27]&lt;&gt;&quot;&quot;);&quot;INSERT INTO translation_target (lang, translation, translation_source_id, created_visa, updated_visa, created_date, updated_date) VALUES &quot; &amp; IF([.G27]&lt;&gt;&quot;&quot;;&quot;('de', '&quot; &amp; SUBSTITUTE([.H27];&quot;'&quot;; &quot;\'&quot;) &amp; &quot;', LAST_INSERT_ID(), 'roland', 'roland', NOW(), NOW())&quot;; &quot;&quot;) &amp; IF(AND([.G27]&lt;&gt;&quot;&quot;; [.I27]&lt;&gt;&quot;&quot;); &quot;,&quot;; &quot;&quot;) &amp; IF([.I27]&lt;&gt;&quot;&quot;;&quot;('fr', '&quot; &amp; SUBSTITUTE(SUBSTITUTE(SUBSTITUTE([.I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" calcext:value-type="string">
            <text:p>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vizepräsident</text:p>
          </table:table-cell>
          <table:table-cell/>
          <table:table-cell office:value-type="string" calcext:value-type="string">
            <text:p>Vice-président du Conseil d'administration</text:p>
          </table:table-cell>
          <table:table-cell table:number-columns-repeated="2"/>
          <table:table-cell table:formula="of:=&quot;INSERT INTO translation_source SET source='&quot; &amp; SUBSTITUTE([.G28];&quot;'&quot;; &quot;\'&quot;) &amp; &quot;', location='&quot; &amp;SUBSTITUTE([.A28];&quot;'&quot;; &quot;\'&quot;) &amp; &quot;', field = '&quot; &amp; SUBSTITUTE([.B28];&quot;'&quot;; &quot;\'&quot;) &amp; &quot;'&quot; &amp; IF(OR(1; [.D28]&lt;&gt;&quot;&quot;); &quot;, context = '&quot; &amp; SUBSTITUTE([.D28];&quot;'&quot;; &quot;\'&quot;) &amp; &quot;'&quot;; &quot;&quot;) &amp; IF(AND(1; [.E28]&lt;&gt;&quot;&quot;); &quot;, textgroup = '&quot; &amp; SUBSTITUTE([.E28];&quot;'&quot;; &quot;\'&quot;) &amp; &quot;'&quot;; &quot;&quot;) &amp; &quot;, created_visa='roland', updated_visa='roland', created_date=NOW(), updated_date=NOW(); &quot; &amp; IF(OR([.G28]&lt;&gt;&quot;&quot;; [.I28]&lt;&gt;&quot;&quot;);&quot;INSERT INTO translation_target (lang, translation, translation_source_id, created_visa, updated_visa, created_date, updated_date) VALUES &quot; &amp; IF([.G28]&lt;&gt;&quot;&quot;;&quot;('de', '&quot; &amp; SUBSTITUTE([.H28];&quot;'&quot;; &quot;\'&quot;) &amp; &quot;', LAST_INSERT_ID(), 'roland', 'roland', NOW(), NOW())&quot;; &quot;&quot;) &amp; IF(AND([.G28]&lt;&gt;&quot;&quot;; [.I28]&lt;&gt;&quot;&quot;); &quot;,&quot;; &quot;&quot;) &amp; IF([.I28]&lt;&gt;&quot;&quot;;&quot;('fr', '&quot; &amp; SUBSTITUTE(SUBSTITUTE(SUBSTITUTE([.I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" calcext:value-type="string">
            <text:p>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ätin</text:p>
          </table:table-cell>
          <table:table-cell/>
          <table:table-cell office:value-type="string" calcext:value-type="string">
            <text:p>Membre du Conseil d'administration</text:p>
          </table:table-cell>
          <table:table-cell table:number-columns-repeated="2"/>
          <table:table-cell table:formula="of:=&quot;INSERT INTO translation_source SET source='&quot; &amp; SUBSTITUTE([.G29];&quot;'&quot;; &quot;\'&quot;) &amp; &quot;', location='&quot; &amp;SUBSTITUTE([.A29];&quot;'&quot;; &quot;\'&quot;) &amp; &quot;', field = '&quot; &amp; SUBSTITUTE([.B29];&quot;'&quot;; &quot;\'&quot;) &amp; &quot;'&quot; &amp; IF(OR(1; [.D29]&lt;&gt;&quot;&quot;); &quot;, context = '&quot; &amp; SUBSTITUTE([.D29];&quot;'&quot;; &quot;\'&quot;) &amp; &quot;'&quot;; &quot;&quot;) &amp; IF(AND(1; [.E29]&lt;&gt;&quot;&quot;); &quot;, textgroup = '&quot; &amp; SUBSTITUTE([.E29];&quot;'&quot;; &quot;\'&quot;) &amp; &quot;'&quot;; &quot;&quot;) &amp; &quot;, created_visa='roland', updated_visa='roland', created_date=NOW(), updated_date=NOW(); &quot; &amp; IF(OR([.G29]&lt;&gt;&quot;&quot;; [.I29]&lt;&gt;&quot;&quot;);&quot;INSERT INTO translation_target (lang, translation, translation_source_id, created_visa, updated_visa, created_date, updated_date) VALUES &quot; &amp; IF([.G29]&lt;&gt;&quot;&quot;;&quot;('de', '&quot; &amp; SUBSTITUTE([.H29];&quot;'&quot;; &quot;\'&quot;) &amp; &quot;', LAST_INSERT_ID(), 'roland', 'roland', NOW(), NOW())&quot;; &quot;&quot;) &amp; IF(AND([.G29]&lt;&gt;&quot;&quot;; [.I29]&lt;&gt;&quot;&quot;); &quot;,&quot;; &quot;&quot;) &amp; IF([.I29]&lt;&gt;&quot;&quot;;&quot;('fr', '&quot; &amp; SUBSTITUTE(SUBSTITUTE(SUBSTITUTE([.I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" calcext:value-type="string">
            <text:p>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</text:p>
          </table:table-cell>
          <table:table-cell/>
          <table:table-cell office:value-type="string" calcext:value-type="string">
            <text:p>  </text:p>
          </table:table-cell>
          <table:table-cell table:number-columns-repeated="2"/>
          <table:table-cell table:formula="of:=&quot;INSERT INTO translation_source SET source='&quot; &amp; SUBSTITUTE([.G30];&quot;'&quot;; &quot;\'&quot;) &amp; &quot;', location='&quot; &amp;SUBSTITUTE([.A30];&quot;'&quot;; &quot;\'&quot;) &amp; &quot;', field = '&quot; &amp; SUBSTITUTE([.B30];&quot;'&quot;; &quot;\'&quot;) &amp; &quot;'&quot; &amp; IF(OR(1; [.D30]&lt;&gt;&quot;&quot;); &quot;, context = '&quot; &amp; SUBSTITUTE([.D30];&quot;'&quot;; &quot;\'&quot;) &amp; &quot;'&quot;; &quot;&quot;) &amp; IF(AND(1; [.E30]&lt;&gt;&quot;&quot;); &quot;, textgroup = '&quot; &amp; SUBSTITUTE([.E30];&quot;'&quot;; &quot;\'&quot;) &amp; &quot;'&quot;; &quot;&quot;) &amp; &quot;, created_visa='roland', updated_visa='roland', created_date=NOW(), updated_date=NOW(); &quot; &amp; IF(OR([.G30]&lt;&gt;&quot;&quot;; [.I30]&lt;&gt;&quot;&quot;);&quot;INSERT INTO translation_target (lang, translation, translation_source_id, created_visa, updated_visa, created_date, updated_date) VALUES &quot; &amp; IF([.G30]&lt;&gt;&quot;&quot;;&quot;('de', '&quot; &amp; SUBSTITUTE([.H30];&quot;'&quot;; &quot;\'&quot;) &amp; &quot;', LAST_INSERT_ID(), 'roland', 'roland', NOW(), NOW())&quot;; &quot;&quot;) &amp; IF(AND([.G30]&lt;&gt;&quot;&quot;; [.I30]&lt;&gt;&quot;&quot;); &quot;,&quot;; &quot;&quot;) &amp; IF([.I30]&lt;&gt;&quot;&quot;;&quot;('fr', '&quot; &amp; SUBSTITUTE(SUBSTITUTE(SUBSTITUTE([.I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  ', LAST_INSERT_ID(), 'roland', 'roland', NOW(), NOW());" calcext:value-type="string">
            <text:p>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  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in (CEO)</text:p>
          </table:table-cell>
          <table:table-cell/>
          <table:table-cell office:value-type="string" calcext:value-type="string">
            <text:p>Administratrice (CEO)</text:p>
          </table:table-cell>
          <table:table-cell table:number-columns-repeated="2"/>
          <table:table-cell table:formula="of:=&quot;INSERT INTO translation_source SET source='&quot; &amp; SUBSTITUTE([.G31];&quot;'&quot;; &quot;\'&quot;) &amp; &quot;', location='&quot; &amp;SUBSTITUTE([.A31];&quot;'&quot;; &quot;\'&quot;) &amp; &quot;', field = '&quot; &amp; SUBSTITUTE([.B31];&quot;'&quot;; &quot;\'&quot;) &amp; &quot;'&quot; &amp; IF(OR(1; [.D31]&lt;&gt;&quot;&quot;); &quot;, context = '&quot; &amp; SUBSTITUTE([.D31];&quot;'&quot;; &quot;\'&quot;) &amp; &quot;'&quot;; &quot;&quot;) &amp; IF(AND(1; [.E31]&lt;&gt;&quot;&quot;); &quot;, textgroup = '&quot; &amp; SUBSTITUTE([.E31];&quot;'&quot;; &quot;\'&quot;) &amp; &quot;'&quot;; &quot;&quot;) &amp; &quot;, created_visa='roland', updated_visa='roland', created_date=NOW(), updated_date=NOW(); &quot; &amp; IF(OR([.G31]&lt;&gt;&quot;&quot;; [.I31]&lt;&gt;&quot;&quot;);&quot;INSERT INTO translation_target (lang, translation, translation_source_id, created_visa, updated_visa, created_date, updated_date) VALUES &quot; &amp; IF([.G31]&lt;&gt;&quot;&quot;;&quot;('de', '&quot; &amp; SUBSTITUTE([.H31];&quot;'&quot;; &quot;\'&quot;) &amp; &quot;', LAST_INSERT_ID(), 'roland', 'roland', NOW(), NOW())&quot;; &quot;&quot;) &amp; IF(AND([.G31]&lt;&gt;&quot;&quot;; [.I31]&lt;&gt;&quot;&quot;); &quot;,&quot;; &quot;&quot;) &amp; IF([.I31]&lt;&gt;&quot;&quot;;&quot;('fr', '&quot; &amp; SUBSTITUTE(SUBSTITUTE(SUBSTITUTE([.I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" calcext:value-type="string">
            <text:p>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 (CEO)</text:p>
          </table:table-cell>
          <table:table-cell/>
          <table:table-cell office:value-type="string" calcext:value-type="string">
            <text:p>Administrateur (CEO)</text:p>
          </table:table-cell>
          <table:table-cell table:number-columns-repeated="2"/>
          <table:table-cell table:formula="of:=&quot;INSERT INTO translation_source SET source='&quot; &amp; SUBSTITUTE([.G32];&quot;'&quot;; &quot;\'&quot;) &amp; &quot;', location='&quot; &amp;SUBSTITUTE([.A32];&quot;'&quot;; &quot;\'&quot;) &amp; &quot;', field = '&quot; &amp; SUBSTITUTE([.B32];&quot;'&quot;; &quot;\'&quot;) &amp; &quot;'&quot; &amp; IF(OR(1; [.D32]&lt;&gt;&quot;&quot;); &quot;, context = '&quot; &amp; SUBSTITUTE([.D32];&quot;'&quot;; &quot;\'&quot;) &amp; &quot;'&quot;; &quot;&quot;) &amp; IF(AND(1; [.E32]&lt;&gt;&quot;&quot;); &quot;, textgroup = '&quot; &amp; SUBSTITUTE([.E32];&quot;'&quot;; &quot;\'&quot;) &amp; &quot;'&quot;; &quot;&quot;) &amp; &quot;, created_visa='roland', updated_visa='roland', created_date=NOW(), updated_date=NOW(); &quot; &amp; IF(OR([.G32]&lt;&gt;&quot;&quot;; [.I32]&lt;&gt;&quot;&quot;);&quot;INSERT INTO translation_target (lang, translation, translation_source_id, created_visa, updated_visa, created_date, updated_date) VALUES &quot; &amp; IF([.G32]&lt;&gt;&quot;&quot;;&quot;('de', '&quot; &amp; SUBSTITUTE([.H32];&quot;'&quot;; &quot;\'&quot;) &amp; &quot;', LAST_INSERT_ID(), 'roland', 'roland', NOW(), NOW())&quot;; &quot;&quot;) &amp; IF(AND([.G32]&lt;&gt;&quot;&quot;; [.I32]&lt;&gt;&quot;&quot;); &quot;,&quot;; &quot;&quot;) &amp; IF([.I32]&lt;&gt;&quot;&quot;;&quot;('fr', '&quot; &amp; SUBSTITUTE(SUBSTITUTE(SUBSTITUTE([.I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" calcext:value-type="string">
            <text:p>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 du Comité</text:p>
          </table:table-cell>
          <table:table-cell table:number-columns-repeated="2"/>
          <table:table-cell table:formula="of:=&quot;INSERT INTO translation_source SET source='&quot; &amp; SUBSTITUTE([.G33];&quot;'&quot;; &quot;\'&quot;) &amp; &quot;', location='&quot; &amp;SUBSTITUTE([.A33];&quot;'&quot;; &quot;\'&quot;) &amp; &quot;', field = '&quot; &amp; SUBSTITUTE([.B33];&quot;'&quot;; &quot;\'&quot;) &amp; &quot;'&quot; &amp; IF(OR(1; [.D33]&lt;&gt;&quot;&quot;); &quot;, context = '&quot; &amp; SUBSTITUTE([.D33];&quot;'&quot;; &quot;\'&quot;) &amp; &quot;'&quot;; &quot;&quot;) &amp; IF(AND(1; [.E33]&lt;&gt;&quot;&quot;); &quot;, textgroup = '&quot; &amp; SUBSTITUTE([.E33];&quot;'&quot;; &quot;\'&quot;) &amp; &quot;'&quot;; &quot;&quot;) &amp; &quot;, created_visa='roland', updated_visa='roland', created_date=NOW(), updated_date=NOW(); &quot; &amp; IF(OR([.G33]&lt;&gt;&quot;&quot;; [.I33]&lt;&gt;&quot;&quot;);&quot;INSERT INTO translation_target (lang, translation, translation_source_id, created_visa, updated_visa, created_date, updated_date) VALUES &quot; &amp; IF([.G33]&lt;&gt;&quot;&quot;;&quot;('de', '&quot; &amp; SUBSTITUTE([.H33];&quot;'&quot;; &quot;\'&quot;) &amp; &quot;', LAST_INSERT_ID(), 'roland', 'roland', NOW(), NOW())&quot;; &quot;&quot;) &amp; IF(AND([.G33]&lt;&gt;&quot;&quot;; [.I33]&lt;&gt;&quot;&quot;); &quot;,&quot;; &quot;&quot;) &amp; IF([.I33]&lt;&gt;&quot;&quot;;&quot;('fr', '&quot; &amp; SUBSTITUTE(SUBSTITUTE(SUBSTITUTE([.I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" calcext:value-type="string">
            <text:p>INSERT INTO translation_source SET source='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 du Comité</text:p>
          </table:table-cell>
          <table:table-cell table:number-columns-repeated="2"/>
          <table:table-cell table:formula="of:=&quot;INSERT INTO translation_source SET source='&quot; &amp; SUBSTITUTE([.G34];&quot;'&quot;; &quot;\'&quot;) &amp; &quot;', location='&quot; &amp;SUBSTITUTE([.A34];&quot;'&quot;; &quot;\'&quot;) &amp; &quot;', field = '&quot; &amp; SUBSTITUTE([.B34];&quot;'&quot;; &quot;\'&quot;) &amp; &quot;'&quot; &amp; IF(OR(1; [.D34]&lt;&gt;&quot;&quot;); &quot;, context = '&quot; &amp; SUBSTITUTE([.D34];&quot;'&quot;; &quot;\'&quot;) &amp; &quot;'&quot;; &quot;&quot;) &amp; IF(AND(1; [.E34]&lt;&gt;&quot;&quot;); &quot;, textgroup = '&quot; &amp; SUBSTITUTE([.E34];&quot;'&quot;; &quot;\'&quot;) &amp; &quot;'&quot;; &quot;&quot;) &amp; &quot;, created_visa='roland', updated_visa='roland', created_date=NOW(), updated_date=NOW(); &quot; &amp; IF(OR([.G34]&lt;&gt;&quot;&quot;; [.I34]&lt;&gt;&quot;&quot;);&quot;INSERT INTO translation_target (lang, translation, translation_source_id, created_visa, updated_visa, created_date, updated_date) VALUES &quot; &amp; IF([.G34]&lt;&gt;&quot;&quot;;&quot;('de', '&quot; &amp; SUBSTITUTE([.H34];&quot;'&quot;; &quot;\'&quot;) &amp; &quot;', LAST_INSERT_ID(), 'roland', 'roland', NOW(), NOW())&quot;; &quot;&quot;) &amp; IF(AND([.G34]&lt;&gt;&quot;&quot;; [.I34]&lt;&gt;&quot;&quot;); &quot;,&quot;; &quot;&quot;) &amp; IF([.I34]&lt;&gt;&quot;&quot;;&quot;('fr', '&quot; &amp; SUBSTITUTE(SUBSTITUTE(SUBSTITUTE([.I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" calcext:value-type="string">
            <text:p>INSERT INTO translation_source SET source='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 du Comité</text:p>
          </table:table-cell>
          <table:table-cell table:number-columns-repeated="2"/>
          <table:table-cell table:formula="of:=&quot;INSERT INTO translation_source SET source='&quot; &amp; SUBSTITUTE([.G35];&quot;'&quot;; &quot;\'&quot;) &amp; &quot;', location='&quot; &amp;SUBSTITUTE([.A35];&quot;'&quot;; &quot;\'&quot;) &amp; &quot;', field = '&quot; &amp; SUBSTITUTE([.B35];&quot;'&quot;; &quot;\'&quot;) &amp; &quot;'&quot; &amp; IF(OR(1; [.D35]&lt;&gt;&quot;&quot;); &quot;, context = '&quot; &amp; SUBSTITUTE([.D35];&quot;'&quot;; &quot;\'&quot;) &amp; &quot;'&quot;; &quot;&quot;) &amp; IF(AND(1; [.E35]&lt;&gt;&quot;&quot;); &quot;, textgroup = '&quot; &amp; SUBSTITUTE([.E35];&quot;'&quot;; &quot;\'&quot;) &amp; &quot;'&quot;; &quot;&quot;) &amp; &quot;, created_visa='roland', updated_visa='roland', created_date=NOW(), updated_date=NOW(); &quot; &amp; IF(OR([.G35]&lt;&gt;&quot;&quot;; [.I35]&lt;&gt;&quot;&quot;);&quot;INSERT INTO translation_target (lang, translation, translation_source_id, created_visa, updated_visa, created_date, updated_date) VALUES &quot; &amp; IF([.G35]&lt;&gt;&quot;&quot;;&quot;('de', '&quot; &amp; SUBSTITUTE([.H35];&quot;'&quot;; &quot;\'&quot;) &amp; &quot;', LAST_INSERT_ID(), 'roland', 'roland', NOW(), NOW())&quot;; &quot;&quot;) &amp; IF(AND([.G35]&lt;&gt;&quot;&quot;; [.I35]&lt;&gt;&quot;&quot;); &quot;,&quot;; &quot;&quot;) &amp; IF([.I35]&lt;&gt;&quot;&quot;;&quot;('fr', '&quot; &amp; SUBSTITUTE(SUBSTITUTE(SUBSTITUTE([.I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" calcext:value-type="string">
            <text:p>INSERT INTO translation_source SET source='Vize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 du Comité</text:p>
          </table:table-cell>
          <table:table-cell table:number-columns-repeated="2"/>
          <table:table-cell table:formula="of:=&quot;INSERT INTO translation_source SET source='&quot; &amp; SUBSTITUTE([.G36];&quot;'&quot;; &quot;\'&quot;) &amp; &quot;', location='&quot; &amp;SUBSTITUTE([.A36];&quot;'&quot;; &quot;\'&quot;) &amp; &quot;', field = '&quot; &amp; SUBSTITUTE([.B36];&quot;'&quot;; &quot;\'&quot;) &amp; &quot;'&quot; &amp; IF(OR(1; [.D36]&lt;&gt;&quot;&quot;); &quot;, context = '&quot; &amp; SUBSTITUTE([.D36];&quot;'&quot;; &quot;\'&quot;) &amp; &quot;'&quot;; &quot;&quot;) &amp; IF(AND(1; [.E36]&lt;&gt;&quot;&quot;); &quot;, textgroup = '&quot; &amp; SUBSTITUTE([.E36];&quot;'&quot;; &quot;\'&quot;) &amp; &quot;'&quot;; &quot;&quot;) &amp; &quot;, created_visa='roland', updated_visa='roland', created_date=NOW(), updated_date=NOW(); &quot; &amp; IF(OR([.G36]&lt;&gt;&quot;&quot;; [.I36]&lt;&gt;&quot;&quot;);&quot;INSERT INTO translation_target (lang, translation, translation_source_id, created_visa, updated_visa, created_date, updated_date) VALUES &quot; &amp; IF([.G36]&lt;&gt;&quot;&quot;;&quot;('de', '&quot; &amp; SUBSTITUTE([.H36];&quot;'&quot;; &quot;\'&quot;) &amp; &quot;', LAST_INSERT_ID(), 'roland', 'roland', NOW(), NOW())&quot;; &quot;&quot;) &amp; IF(AND([.G36]&lt;&gt;&quot;&quot;; [.I36]&lt;&gt;&quot;&quot;); &quot;,&quot;; &quot;&quot;) &amp; IF([.I36]&lt;&gt;&quot;&quot;;&quot;('fr', '&quot; &amp; SUBSTITUTE(SUBSTITUTE(SUBSTITUTE([.I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" calcext:value-type="string">
            <text:p>INSERT INTO translation_source SET source='Vize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orstand</text:p>
          </table:table-cell>
          <table:table-cell/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G37];&quot;'&quot;; &quot;\'&quot;) &amp; &quot;', location='&quot; &amp;SUBSTITUTE([.A37];&quot;'&quot;; &quot;\'&quot;) &amp; &quot;', field = '&quot; &amp; SUBSTITUTE([.B37];&quot;'&quot;; &quot;\'&quot;) &amp; &quot;'&quot; &amp; IF(OR(1; [.D37]&lt;&gt;&quot;&quot;); &quot;, context = '&quot; &amp; SUBSTITUTE([.D37];&quot;'&quot;; &quot;\'&quot;) &amp; &quot;'&quot;; &quot;&quot;) &amp; IF(AND(1; [.E37]&lt;&gt;&quot;&quot;); &quot;, textgroup = '&quot; &amp; SUBSTITUTE([.E37];&quot;'&quot;; &quot;\'&quot;) &amp; &quot;'&quot;; &quot;&quot;) &amp; &quot;, created_visa='roland', updated_visa='roland', created_date=NOW(), updated_date=NOW(); &quot; &amp; IF(OR([.G37]&lt;&gt;&quot;&quot;; [.I37]&lt;&gt;&quot;&quot;);&quot;INSERT INTO translation_target (lang, translation, translation_source_id, created_visa, updated_visa, created_date, updated_date) VALUES &quot; &amp; IF([.G37]&lt;&gt;&quot;&quot;;&quot;('de', '&quot; &amp; SUBSTITUTE([.H37];&quot;'&quot;; &quot;\'&quot;) &amp; &quot;', LAST_INSERT_ID(), 'roland', 'roland', NOW(), NOW())&quot;; &quot;&quot;) &amp; IF(AND([.G37]&lt;&gt;&quot;&quot;; [.I37]&lt;&gt;&quot;&quot;); &quot;,&quot;; &quot;&quot;) &amp; IF([.I37]&lt;&gt;&quot;&quot;;&quot;('fr', '&quot; &amp; SUBSTITUTE(SUBSTITUTE(SUBSTITUTE([.I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" calcext:value-type="string">
            <text:p>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irat/Patronatskomitee/Expertenkommission/Advisory Board</text:p>
          </table:table-cell>
          <table:table-cell/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G38];&quot;'&quot;; &quot;\'&quot;) &amp; &quot;', location='&quot; &amp;SUBSTITUTE([.A38];&quot;'&quot;; &quot;\'&quot;) &amp; &quot;', field = '&quot; &amp; SUBSTITUTE([.B38];&quot;'&quot;; &quot;\'&quot;) &amp; &quot;'&quot; &amp; IF(OR(1; [.D38]&lt;&gt;&quot;&quot;); &quot;, context = '&quot; &amp; SUBSTITUTE([.D38];&quot;'&quot;; &quot;\'&quot;) &amp; &quot;'&quot;; &quot;&quot;) &amp; IF(AND(1; [.E38]&lt;&gt;&quot;&quot;); &quot;, textgroup = '&quot; &amp; SUBSTITUTE([.E38];&quot;'&quot;; &quot;\'&quot;) &amp; &quot;'&quot;; &quot;&quot;) &amp; &quot;, created_visa='roland', updated_visa='roland', created_date=NOW(), updated_date=NOW(); &quot; &amp; IF(OR([.G38]&lt;&gt;&quot;&quot;; [.I38]&lt;&gt;&quot;&quot;);&quot;INSERT INTO translation_target (lang, translation, translation_source_id, created_visa, updated_visa, created_date, updated_date) VALUES &quot; &amp; IF([.G38]&lt;&gt;&quot;&quot;;&quot;('de', '&quot; &amp; SUBSTITUTE([.H38];&quot;'&quot;; &quot;\'&quot;) &amp; &quot;', LAST_INSERT_ID(), 'roland', 'roland', NOW(), NOW())&quot;; &quot;&quot;) &amp; IF(AND([.G38]&lt;&gt;&quot;&quot;; [.I38]&lt;&gt;&quot;&quot;); &quot;,&quot;; &quot;&quot;) &amp; IF([.I38]&lt;&gt;&quot;&quot;;&quot;('fr', '&quot; &amp; SUBSTITUTE(SUBSTITUTE(SUBSTITUTE([.I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ehr geehrter Herr</text:p>
          </table:table-cell>
          <table:table-cell/>
          <table:table-cell office:value-type="string" calcext:value-type="string">
            <text:p>Monsieur</text:p>
          </table:table-cell>
          <table:table-cell table:number-columns-repeated="2"/>
          <table:table-cell table:formula="of:=&quot;INSERT INTO translation_source SET source='&quot; &amp; SUBSTITUTE([.G39];&quot;'&quot;; &quot;\'&quot;) &amp; &quot;', location='&quot; &amp;SUBSTITUTE([.A39];&quot;'&quot;; &quot;\'&quot;) &amp; &quot;', field = '&quot; &amp; SUBSTITUTE([.B39];&quot;'&quot;; &quot;\'&quot;) &amp; &quot;'&quot; &amp; IF(OR(1; [.D39]&lt;&gt;&quot;&quot;); &quot;, context = '&quot; &amp; SUBSTITUTE([.D39];&quot;'&quot;; &quot;\'&quot;) &amp; &quot;'&quot;; &quot;&quot;) &amp; IF(AND(1; [.E39]&lt;&gt;&quot;&quot;); &quot;, textgroup = '&quot; &amp; SUBSTITUTE([.E39];&quot;'&quot;; &quot;\'&quot;) &amp; &quot;'&quot;; &quot;&quot;) &amp; &quot;, created_visa='roland', updated_visa='roland', created_date=NOW(), updated_date=NOW(); &quot; &amp; IF(OR([.G39]&lt;&gt;&quot;&quot;; [.I39]&lt;&gt;&quot;&quot;);&quot;INSERT INTO translation_target (lang, translation, translation_source_id, created_visa, updated_visa, created_date, updated_date) VALUES &quot; &amp; IF([.G39]&lt;&gt;&quot;&quot;;&quot;('de', '&quot; &amp; SUBSTITUTE([.H39];&quot;'&quot;; &quot;\'&quot;) &amp; &quot;', LAST_INSERT_ID(), 'roland', 'roland', NOW(), NOW())&quot;; &quot;&quot;) &amp; IF(AND([.G39]&lt;&gt;&quot;&quot;; [.I39]&lt;&gt;&quot;&quot;); &quot;,&quot;; &quot;&quot;) &amp; IF([.I39]&lt;&gt;&quot;&quot;;&quot;('fr', '&quot; &amp; SUBSTITUTE(SUBSTITUTE(SUBSTITUTE([.I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" calcext:value-type="string">
            <text:p>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ehr geehrte Frau</text:p>
          </table:table-cell>
          <table:table-cell/>
          <table:table-cell office:value-type="string" calcext:value-type="string">
            <text:p>Madame</text:p>
          </table:table-cell>
          <table:table-cell table:number-columns-repeated="2"/>
          <table:table-cell table:formula="of:=&quot;INSERT INTO translation_source SET source='&quot; &amp; SUBSTITUTE([.G40];&quot;'&quot;; &quot;\'&quot;) &amp; &quot;', location='&quot; &amp;SUBSTITUTE([.A40];&quot;'&quot;; &quot;\'&quot;) &amp; &quot;', field = '&quot; &amp; SUBSTITUTE([.B40];&quot;'&quot;; &quot;\'&quot;) &amp; &quot;'&quot; &amp; IF(OR(1; [.D40]&lt;&gt;&quot;&quot;); &quot;, context = '&quot; &amp; SUBSTITUTE([.D40];&quot;'&quot;; &quot;\'&quot;) &amp; &quot;'&quot;; &quot;&quot;) &amp; IF(AND(1; [.E40]&lt;&gt;&quot;&quot;); &quot;, textgroup = '&quot; &amp; SUBSTITUTE([.E40];&quot;'&quot;; &quot;\'&quot;) &amp; &quot;'&quot;; &quot;&quot;) &amp; &quot;, created_visa='roland', updated_visa='roland', created_date=NOW(), updated_date=NOW(); &quot; &amp; IF(OR([.G40]&lt;&gt;&quot;&quot;; [.I40]&lt;&gt;&quot;&quot;);&quot;INSERT INTO translation_target (lang, translation, translation_source_id, created_visa, updated_visa, created_date, updated_date) VALUES &quot; &amp; IF([.G40]&lt;&gt;&quot;&quot;;&quot;('de', '&quot; &amp; SUBSTITUTE([.H40];&quot;'&quot;; &quot;\'&quot;) &amp; &quot;', LAST_INSERT_ID(), 'roland', 'roland', NOW(), NOW())&quot;; &quot;&quot;) &amp; IF(AND([.G40]&lt;&gt;&quot;&quot;; [.I40]&lt;&gt;&quot;&quot;); &quot;,&quot;; &quot;&quot;) &amp; IF([.I40]&lt;&gt;&quot;&quot;;&quot;('fr', '&quot; &amp; SUBSTITUTE(SUBSTITUTE(SUBSTITUTE([.I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" calcext:value-type="string">
            <text:p>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ehr geehrte(r) Herr/Frau</text:p>
          </table:table-cell>
          <table:table-cell/>
          <table:table-cell office:value-type="string" calcext:value-type="string">
            <text:p>Madame, Monsieur</text:p>
          </table:table-cell>
          <table:table-cell table:number-columns-repeated="2"/>
          <table:table-cell table:formula="of:=&quot;INSERT INTO translation_source SET source='&quot; &amp; SUBSTITUTE([.G41];&quot;'&quot;; &quot;\'&quot;) &amp; &quot;', location='&quot; &amp;SUBSTITUTE([.A41];&quot;'&quot;; &quot;\'&quot;) &amp; &quot;', field = '&quot; &amp; SUBSTITUTE([.B41];&quot;'&quot;; &quot;\'&quot;) &amp; &quot;'&quot; &amp; IF(OR(1; [.D41]&lt;&gt;&quot;&quot;); &quot;, context = '&quot; &amp; SUBSTITUTE([.D41];&quot;'&quot;; &quot;\'&quot;) &amp; &quot;'&quot;; &quot;&quot;) &amp; IF(AND(1; [.E41]&lt;&gt;&quot;&quot;); &quot;, textgroup = '&quot; &amp; SUBSTITUTE([.E41];&quot;'&quot;; &quot;\'&quot;) &amp; &quot;'&quot;; &quot;&quot;) &amp; &quot;, created_visa='roland', updated_visa='roland', created_date=NOW(), updated_date=NOW(); &quot; &amp; IF(OR([.G41]&lt;&gt;&quot;&quot;; [.I41]&lt;&gt;&quot;&quot;);&quot;INSERT INTO translation_target (lang, translation, translation_source_id, created_visa, updated_visa, created_date, updated_date) VALUES &quot; &amp; IF([.G41]&lt;&gt;&quot;&quot;;&quot;('de', '&quot; &amp; SUBSTITUTE([.H41];&quot;'&quot;; &quot;\'&quot;) &amp; &quot;', LAST_INSERT_ID(), 'roland', 'roland', NOW(), NOW())&quot;; &quot;&quot;) &amp; IF(AND([.G41]&lt;&gt;&quot;&quot;; [.I41]&lt;&gt;&quot;&quot;); &quot;,&quot;; &quot;&quot;) &amp; IF([.I41]&lt;&gt;&quot;&quot;;&quot;('fr', '&quot; &amp; SUBSTITUTE(SUBSTITUTE(SUBSTITUTE([.I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" calcext:value-type="string">
            <text:p>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SA</text:p>
          </table:table-cell>
          <table:table-cell table:number-columns-repeated="2"/>
          <table:table-cell table:formula="of:=&quot;INSERT INTO translation_source SET source='&quot; &amp; SUBSTITUTE([.G42];&quot;'&quot;; &quot;\'&quot;) &amp; &quot;', location='&quot; &amp;SUBSTITUTE([.A42];&quot;'&quot;; &quot;\'&quot;) &amp; &quot;', field = '&quot; &amp; SUBSTITUTE([.B42];&quot;'&quot;; &quot;\'&quot;) &amp; &quot;'&quot; &amp; IF(OR(1; [.D42]&lt;&gt;&quot;&quot;); &quot;, context = '&quot; &amp; SUBSTITUTE([.D42];&quot;'&quot;; &quot;\'&quot;) &amp; &quot;'&quot;; &quot;&quot;) &amp; IF(AND(1; [.E42]&lt;&gt;&quot;&quot;); &quot;, textgroup = '&quot; &amp; SUBSTITUTE([.E42];&quot;'&quot;; &quot;\'&quot;) &amp; &quot;'&quot;; &quot;&quot;) &amp; &quot;, created_visa='roland', updated_visa='roland', created_date=NOW(), updated_date=NOW(); &quot; &amp; IF(OR([.G42]&lt;&gt;&quot;&quot;; [.I42]&lt;&gt;&quot;&quot;);&quot;INSERT INTO translation_target (lang, translation, translation_source_id, created_visa, updated_visa, created_date, updated_date) VALUES &quot; &amp; IF([.G42]&lt;&gt;&quot;&quot;;&quot;('de', '&quot; &amp; SUBSTITUTE([.H42];&quot;'&quot;; &quot;\'&quot;) &amp; &quot;', LAST_INSERT_ID(), 'roland', 'roland', NOW(), NOW())&quot;; &quot;&quot;) &amp; IF(AND([.G42]&lt;&gt;&quot;&quot;; [.I42]&lt;&gt;&quot;&quot;); &quot;,&quot;; &quot;&quot;) &amp; IF([.I42]&lt;&gt;&quot;&quot;;&quot;('fr', '&quot; &amp; SUBSTITUTE(SUBSTITUTE(SUBSTITUTE([.I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" calcext:value-type="string">
            <text:p>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mbH</text:p>
          </table:table-cell>
          <table:table-cell/>
          <table:table-cell office:value-type="string" calcext:value-type="string">
            <text:p>SARL </text:p>
          </table:table-cell>
          <table:table-cell table:number-columns-repeated="2"/>
          <table:table-cell table:formula="of:=&quot;INSERT INTO translation_source SET source='&quot; &amp; SUBSTITUTE([.G43];&quot;'&quot;; &quot;\'&quot;) &amp; &quot;', location='&quot; &amp;SUBSTITUTE([.A43];&quot;'&quot;; &quot;\'&quot;) &amp; &quot;', field = '&quot; &amp; SUBSTITUTE([.B43];&quot;'&quot;; &quot;\'&quot;) &amp; &quot;'&quot; &amp; IF(OR(1; [.D43]&lt;&gt;&quot;&quot;); &quot;, context = '&quot; &amp; SUBSTITUTE([.D43];&quot;'&quot;; &quot;\'&quot;) &amp; &quot;'&quot;; &quot;&quot;) &amp; IF(AND(1; [.E43]&lt;&gt;&quot;&quot;); &quot;, textgroup = '&quot; &amp; SUBSTITUTE([.E43];&quot;'&quot;; &quot;\'&quot;) &amp; &quot;'&quot;; &quot;&quot;) &amp; &quot;, created_visa='roland', updated_visa='roland', created_date=NOW(), updated_date=NOW(); &quot; &amp; IF(OR([.G43]&lt;&gt;&quot;&quot;; [.I43]&lt;&gt;&quot;&quot;);&quot;INSERT INTO translation_target (lang, translation, translation_source_id, created_visa, updated_visa, created_date, updated_date) VALUES &quot; &amp; IF([.G43]&lt;&gt;&quot;&quot;;&quot;('de', '&quot; &amp; SUBSTITUTE([.H43];&quot;'&quot;; &quot;\'&quot;) &amp; &quot;', LAST_INSERT_ID(), 'roland', 'roland', NOW(), NOW())&quot;; &quot;&quot;) &amp; IF(AND([.G43]&lt;&gt;&quot;&quot;; [.I43]&lt;&gt;&quot;&quot;); &quot;,&quot;; &quot;&quot;) &amp; IF([.I43]&lt;&gt;&quot;&quot;;&quot;('fr', '&quot; &amp; SUBSTITUTE(SUBSTITUTE(SUBSTITUTE([.I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" calcext:value-type="string">
            <text:p>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</text:p>
          </table:table-cell>
          <table:table-cell/>
          <table:table-cell office:value-type="string" calcext:value-type="string">
            <text:p>Fondation</text:p>
          </table:table-cell>
          <table:table-cell table:number-columns-repeated="2"/>
          <table:table-cell table:formula="of:=&quot;INSERT INTO translation_source SET source='&quot; &amp; SUBSTITUTE([.G44];&quot;'&quot;; &quot;\'&quot;) &amp; &quot;', location='&quot; &amp;SUBSTITUTE([.A44];&quot;'&quot;; &quot;\'&quot;) &amp; &quot;', field = '&quot; &amp; SUBSTITUTE([.B44];&quot;'&quot;; &quot;\'&quot;) &amp; &quot;'&quot; &amp; IF(OR(1; [.D44]&lt;&gt;&quot;&quot;); &quot;, context = '&quot; &amp; SUBSTITUTE([.D44];&quot;'&quot;; &quot;\'&quot;) &amp; &quot;'&quot;; &quot;&quot;) &amp; IF(AND(1; [.E44]&lt;&gt;&quot;&quot;); &quot;, textgroup = '&quot; &amp; SUBSTITUTE([.E44];&quot;'&quot;; &quot;\'&quot;) &amp; &quot;'&quot;; &quot;&quot;) &amp; &quot;, created_visa='roland', updated_visa='roland', created_date=NOW(), updated_date=NOW(); &quot; &amp; IF(OR([.G44]&lt;&gt;&quot;&quot;; [.I44]&lt;&gt;&quot;&quot;);&quot;INSERT INTO translation_target (lang, translation, translation_source_id, created_visa, updated_visa, created_date, updated_date) VALUES &quot; &amp; IF([.G44]&lt;&gt;&quot;&quot;;&quot;('de', '&quot; &amp; SUBSTITUTE([.H44];&quot;'&quot;; &quot;\'&quot;) &amp; &quot;', LAST_INSERT_ID(), 'roland', 'roland', NOW(), NOW())&quot;; &quot;&quot;) &amp; IF(AND([.G44]&lt;&gt;&quot;&quot;; [.I44]&lt;&gt;&quot;&quot;); &quot;,&quot;; &quot;&quot;) &amp; IF([.I44]&lt;&gt;&quot;&quot;;&quot;('fr', '&quot; &amp; SUBSTITUTE(SUBSTITUTE(SUBSTITUTE([.I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" calcext:value-type="string">
            <text:p>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ein</text:p>
          </table:table-cell>
          <table:table-cell/>
          <table:table-cell office:value-type="string" calcext:value-type="string">
            <text:p>Association</text:p>
          </table:table-cell>
          <table:table-cell table:number-columns-repeated="2"/>
          <table:table-cell table:formula="of:=&quot;INSERT INTO translation_source SET source='&quot; &amp; SUBSTITUTE([.G45];&quot;'&quot;; &quot;\'&quot;) &amp; &quot;', location='&quot; &amp;SUBSTITUTE([.A45];&quot;'&quot;; &quot;\'&quot;) &amp; &quot;', field = '&quot; &amp; SUBSTITUTE([.B45];&quot;'&quot;; &quot;\'&quot;) &amp; &quot;'&quot; &amp; IF(OR(1; [.D45]&lt;&gt;&quot;&quot;); &quot;, context = '&quot; &amp; SUBSTITUTE([.D45];&quot;'&quot;; &quot;\'&quot;) &amp; &quot;'&quot;; &quot;&quot;) &amp; IF(AND(1; [.E45]&lt;&gt;&quot;&quot;); &quot;, textgroup = '&quot; &amp; SUBSTITUTE([.E45];&quot;'&quot;; &quot;\'&quot;) &amp; &quot;'&quot;; &quot;&quot;) &amp; &quot;, created_visa='roland', updated_visa='roland', created_date=NOW(), updated_date=NOW(); &quot; &amp; IF(OR([.G45]&lt;&gt;&quot;&quot;; [.I45]&lt;&gt;&quot;&quot;);&quot;INSERT INTO translation_target (lang, translation, translation_source_id, created_visa, updated_visa, created_date, updated_date) VALUES &quot; &amp; IF([.G45]&lt;&gt;&quot;&quot;;&quot;('de', '&quot; &amp; SUBSTITUTE([.H45];&quot;'&quot;; &quot;\'&quot;) &amp; &quot;', LAST_INSERT_ID(), 'roland', 'roland', NOW(), NOW())&quot;; &quot;&quot;) &amp; IF(AND([.G45]&lt;&gt;&quot;&quot;; [.I45]&lt;&gt;&quot;&quot;); &quot;,&quot;; &quot;&quot;) &amp; IF([.I45]&lt;&gt;&quot;&quot;;&quot;('fr', '&quot; &amp; SUBSTITUTE(SUBSTITUTE(SUBSTITUTE([.I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" calcext:value-type="string">
            <text:p>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nformelle Gruppe</text:p>
          </table:table-cell>
          <table:table-cell/>
          <table:table-cell office:value-type="string" calcext:value-type="string">
            <text:p>Groupe informel</text:p>
          </table:table-cell>
          <table:table-cell table:number-columns-repeated="2"/>
          <table:table-cell table:formula="of:=&quot;INSERT INTO translation_source SET source='&quot; &amp; SUBSTITUTE([.G46];&quot;'&quot;; &quot;\'&quot;) &amp; &quot;', location='&quot; &amp;SUBSTITUTE([.A46];&quot;'&quot;; &quot;\'&quot;) &amp; &quot;', field = '&quot; &amp; SUBSTITUTE([.B46];&quot;'&quot;; &quot;\'&quot;) &amp; &quot;'&quot; &amp; IF(OR(1; [.D46]&lt;&gt;&quot;&quot;); &quot;, context = '&quot; &amp; SUBSTITUTE([.D46];&quot;'&quot;; &quot;\'&quot;) &amp; &quot;'&quot;; &quot;&quot;) &amp; IF(AND(1; [.E46]&lt;&gt;&quot;&quot;); &quot;, textgroup = '&quot; &amp; SUBSTITUTE([.E46];&quot;'&quot;; &quot;\'&quot;) &amp; &quot;'&quot;; &quot;&quot;) &amp; &quot;, created_visa='roland', updated_visa='roland', created_date=NOW(), updated_date=NOW(); &quot; &amp; IF(OR([.G46]&lt;&gt;&quot;&quot;; [.I46]&lt;&gt;&quot;&quot;);&quot;INSERT INTO translation_target (lang, translation, translation_source_id, created_visa, updated_visa, created_date, updated_date) VALUES &quot; &amp; IF([.G46]&lt;&gt;&quot;&quot;;&quot;('de', '&quot; &amp; SUBSTITUTE([.H46];&quot;'&quot;; &quot;\'&quot;) &amp; &quot;', LAST_INSERT_ID(), 'roland', 'roland', NOW(), NOW())&quot;; &quot;&quot;) &amp; IF(AND([.G46]&lt;&gt;&quot;&quot;; [.I46]&lt;&gt;&quot;&quot;); &quot;,&quot;; &quot;&quot;) &amp; IF([.I46]&lt;&gt;&quot;&quot;;&quot;('fr', '&quot; &amp; SUBSTITUTE(SUBSTITUTE(SUBSTITUTE([.I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" calcext:value-type="string">
            <text:p>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arische Gruppe</text:p>
          </table:table-cell>
          <table:table-cell/>
          <table:table-cell office:value-type="string" calcext:value-type="string">
            <text:p>Groupe parlementaire</text:p>
          </table:table-cell>
          <table:table-cell table:number-columns-repeated="2"/>
          <table:table-cell table:formula="of:=&quot;INSERT INTO translation_source SET source='&quot; &amp; SUBSTITUTE([.G47];&quot;'&quot;; &quot;\'&quot;) &amp; &quot;', location='&quot; &amp;SUBSTITUTE([.A47];&quot;'&quot;; &quot;\'&quot;) &amp; &quot;', field = '&quot; &amp; SUBSTITUTE([.B47];&quot;'&quot;; &quot;\'&quot;) &amp; &quot;'&quot; &amp; IF(OR(1; [.D47]&lt;&gt;&quot;&quot;); &quot;, context = '&quot; &amp; SUBSTITUTE([.D47];&quot;'&quot;; &quot;\'&quot;) &amp; &quot;'&quot;; &quot;&quot;) &amp; IF(AND(1; [.E47]&lt;&gt;&quot;&quot;); &quot;, textgroup = '&quot; &amp; SUBSTITUTE([.E47];&quot;'&quot;; &quot;\'&quot;) &amp; &quot;'&quot;; &quot;&quot;) &amp; &quot;, created_visa='roland', updated_visa='roland', created_date=NOW(), updated_date=NOW(); &quot; &amp; IF(OR([.G47]&lt;&gt;&quot;&quot;; [.I47]&lt;&gt;&quot;&quot;);&quot;INSERT INTO translation_target (lang, translation, translation_source_id, created_visa, updated_visa, created_date, updated_date) VALUES &quot; &amp; IF([.G47]&lt;&gt;&quot;&quot;;&quot;('de', '&quot; &amp; SUBSTITUTE([.H47];&quot;'&quot;; &quot;\'&quot;) &amp; &quot;', LAST_INSERT_ID(), 'roland', 'roland', NOW(), NOW())&quot;; &quot;&quot;) &amp; IF(AND([.G47]&lt;&gt;&quot;&quot;; [.I47]&lt;&gt;&quot;&quot;); &quot;,&quot;; &quot;&quot;) &amp; IF([.I47]&lt;&gt;&quot;&quot;;&quot;('fr', '&quot; &amp; SUBSTITUTE(SUBSTITUTE(SUBSTITUTE([.I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" calcext:value-type="string">
            <text:p>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effentlich-rechtlich</text:p>
          </table:table-cell>
          <table:table-cell office:value-type="string" calcext:value-type="string">
            <text:p>Öffentlich-rechtliche Anstalt</text:p>
          </table:table-cell>
          <table:table-cell office:value-type="string" calcext:value-type="string">
            <text:p>de droit public</text:p>
          </table:table-cell>
          <table:table-cell table:number-columns-repeated="2"/>
          <table:table-cell table:formula="of:=&quot;INSERT INTO translation_source SET source='&quot; &amp; SUBSTITUTE([.G48];&quot;'&quot;; &quot;\'&quot;) &amp; &quot;', location='&quot; &amp;SUBSTITUTE([.A48];&quot;'&quot;; &quot;\'&quot;) &amp; &quot;', field = '&quot; &amp; SUBSTITUTE([.B48];&quot;'&quot;; &quot;\'&quot;) &amp; &quot;'&quot; &amp; IF(OR(1; [.D48]&lt;&gt;&quot;&quot;); &quot;, context = '&quot; &amp; SUBSTITUTE([.D48];&quot;'&quot;; &quot;\'&quot;) &amp; &quot;'&quot;; &quot;&quot;) &amp; IF(AND(1; [.E48]&lt;&gt;&quot;&quot;); &quot;, textgroup = '&quot; &amp; SUBSTITUTE([.E48];&quot;'&quot;; &quot;\'&quot;) &amp; &quot;'&quot;; &quot;&quot;) &amp; &quot;, created_visa='roland', updated_visa='roland', created_date=NOW(), updated_date=NOW(); &quot; &amp; IF(OR([.G48]&lt;&gt;&quot;&quot;; [.I48]&lt;&gt;&quot;&quot;);&quot;INSERT INTO translation_target (lang, translation, translation_source_id, created_visa, updated_visa, created_date, updated_date) VALUES &quot; &amp; IF([.G48]&lt;&gt;&quot;&quot;;&quot;('de', '&quot; &amp; SUBSTITUTE([.H48];&quot;'&quot;; &quot;\'&quot;) &amp; &quot;', LAST_INSERT_ID(), 'roland', 'roland', NOW(), NOW())&quot;; &quot;&quot;) &amp; IF(AND([.G48]&lt;&gt;&quot;&quot;; [.I48]&lt;&gt;&quot;&quot;); &quot;,&quot;; &quot;&quot;) &amp; IF([.I48]&lt;&gt;&quot;&quot;;&quot;('fr', '&quot; &amp; SUBSTITUTE(SUBSTITUTE(SUBSTITUTE([.I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" calcext:value-type="string">
            <text:p>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zelunternehmen</text:p>
          </table:table-cell>
          <table:table-cell/>
          <table:table-cell office:value-type="string" calcext:value-type="string">
            <text:p>Entreprise individuelle</text:p>
          </table:table-cell>
          <table:table-cell table:number-columns-repeated="2"/>
          <table:table-cell table:formula="of:=&quot;INSERT INTO translation_source SET source='&quot; &amp; SUBSTITUTE([.G49];&quot;'&quot;; &quot;\'&quot;) &amp; &quot;', location='&quot; &amp;SUBSTITUTE([.A49];&quot;'&quot;; &quot;\'&quot;) &amp; &quot;', field = '&quot; &amp; SUBSTITUTE([.B49];&quot;'&quot;; &quot;\'&quot;) &amp; &quot;'&quot; &amp; IF(OR(1; [.D49]&lt;&gt;&quot;&quot;); &quot;, context = '&quot; &amp; SUBSTITUTE([.D49];&quot;'&quot;; &quot;\'&quot;) &amp; &quot;'&quot;; &quot;&quot;) &amp; IF(AND(1; [.E49]&lt;&gt;&quot;&quot;); &quot;, textgroup = '&quot; &amp; SUBSTITUTE([.E49];&quot;'&quot;; &quot;\'&quot;) &amp; &quot;'&quot;; &quot;&quot;) &amp; &quot;, created_visa='roland', updated_visa='roland', created_date=NOW(), updated_date=NOW(); &quot; &amp; IF(OR([.G49]&lt;&gt;&quot;&quot;; [.I49]&lt;&gt;&quot;&quot;);&quot;INSERT INTO translation_target (lang, translation, translation_source_id, created_visa, updated_visa, created_date, updated_date) VALUES &quot; &amp; IF([.G49]&lt;&gt;&quot;&quot;;&quot;('de', '&quot; &amp; SUBSTITUTE([.H49];&quot;'&quot;; &quot;\'&quot;) &amp; &quot;', LAST_INSERT_ID(), 'roland', 'roland', NOW(), NOW())&quot;; &quot;&quot;) &amp; IF(AND([.G49]&lt;&gt;&quot;&quot;; [.I49]&lt;&gt;&quot;&quot;); &quot;,&quot;; &quot;&quot;) &amp; IF([.I49]&lt;&gt;&quot;&quot;;&quot;('fr', '&quot; &amp; SUBSTITUTE(SUBSTITUTE(SUBSTITUTE([.I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" calcext:value-type="string">
            <text:p>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SC </text:p>
          </table:table-cell>
          <table:table-cell table:number-columns-repeated="2"/>
          <table:table-cell table:formula="of:=&quot;INSERT INTO translation_source SET source='&quot; &amp; SUBSTITUTE([.G50];&quot;'&quot;; &quot;\'&quot;) &amp; &quot;', location='&quot; &amp;SUBSTITUTE([.A50];&quot;'&quot;; &quot;\'&quot;) &amp; &quot;', field = '&quot; &amp; SUBSTITUTE([.B50];&quot;'&quot;; &quot;\'&quot;) &amp; &quot;'&quot; &amp; IF(OR(1; [.D50]&lt;&gt;&quot;&quot;); &quot;, context = '&quot; &amp; SUBSTITUTE([.D50];&quot;'&quot;; &quot;\'&quot;) &amp; &quot;'&quot;; &quot;&quot;) &amp; IF(AND(1; [.E50]&lt;&gt;&quot;&quot;); &quot;, textgroup = '&quot; &amp; SUBSTITUTE([.E50];&quot;'&quot;; &quot;\'&quot;) &amp; &quot;'&quot;; &quot;&quot;) &amp; &quot;, created_visa='roland', updated_visa='roland', created_date=NOW(), updated_date=NOW(); &quot; &amp; IF(OR([.G50]&lt;&gt;&quot;&quot;; [.I50]&lt;&gt;&quot;&quot;);&quot;INSERT INTO translation_target (lang, translation, translation_source_id, created_visa, updated_visa, created_date, updated_date) VALUES &quot; &amp; IF([.G50]&lt;&gt;&quot;&quot;;&quot;('de', '&quot; &amp; SUBSTITUTE([.H50];&quot;'&quot;; &quot;\'&quot;) &amp; &quot;', LAST_INSERT_ID(), 'roland', 'roland', NOW(), NOW())&quot;; &quot;&quot;) &amp; IF(AND([.G50]&lt;&gt;&quot;&quot;; [.I50]&lt;&gt;&quot;&quot;); &quot;,&quot;; &quot;&quot;) &amp; IF([.I50]&lt;&gt;&quot;&quot;;&quot;('fr', '&quot; &amp; SUBSTITUTE(SUBSTITUTE(SUBSTITUTE([.I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" calcext:value-type="string">
            <text:p>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nossenschaft</text:p>
          </table:table-cell>
          <table:table-cell/>
          <table:table-cell office:value-type="string" calcext:value-type="string">
            <text:p>Société coopérative</text:p>
          </table:table-cell>
          <table:table-cell table:number-columns-repeated="2"/>
          <table:table-cell table:formula="of:=&quot;INSERT INTO translation_source SET source='&quot; &amp; SUBSTITUTE([.G51];&quot;'&quot;; &quot;\'&quot;) &amp; &quot;', location='&quot; &amp;SUBSTITUTE([.A51];&quot;'&quot;; &quot;\'&quot;) &amp; &quot;', field = '&quot; &amp; SUBSTITUTE([.B51];&quot;'&quot;; &quot;\'&quot;) &amp; &quot;'&quot; &amp; IF(OR(1; [.D51]&lt;&gt;&quot;&quot;); &quot;, context = '&quot; &amp; SUBSTITUTE([.D51];&quot;'&quot;; &quot;\'&quot;) &amp; &quot;'&quot;; &quot;&quot;) &amp; IF(AND(1; [.E51]&lt;&gt;&quot;&quot;); &quot;, textgroup = '&quot; &amp; SUBSTITUTE([.E51];&quot;'&quot;; &quot;\'&quot;) &amp; &quot;'&quot;; &quot;&quot;) &amp; &quot;, created_visa='roland', updated_visa='roland', created_date=NOW(), updated_date=NOW(); &quot; &amp; IF(OR([.G51]&lt;&gt;&quot;&quot;; [.I51]&lt;&gt;&quot;&quot;);&quot;INSERT INTO translation_target (lang, translation, translation_source_id, created_visa, updated_visa, created_date, updated_date) VALUES &quot; &amp; IF([.G51]&lt;&gt;&quot;&quot;;&quot;('de', '&quot; &amp; SUBSTITUTE([.H51];&quot;'&quot;; &quot;\'&quot;) &amp; &quot;', LAST_INSERT_ID(), 'roland', 'roland', NOW(), NOW())&quot;; &quot;&quot;) &amp; IF(AND([.G51]&lt;&gt;&quot;&quot;; [.I51]&lt;&gt;&quot;&quot;); &quot;,&quot;; &quot;&quot;) &amp; IF([.I51]&lt;&gt;&quot;&quot;;&quot;('fr', '&quot; &amp; SUBSTITUTE(SUBSTITUTE(SUBSTITUTE([.I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" calcext:value-type="string">
            <text:p>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aatlich</text:p>
          </table:table-cell>
          <table:table-cell/>
          <table:table-cell table:style-name="ce8" office:value-type="string" calcext:value-type="string">
            <text:p>public / publique</text:p>
          </table:table-cell>
          <table:table-cell office:value-type="string" calcext:value-type="string">
            <text:p>männlich / weiblich ?</text:p>
          </table:table-cell>
          <table:table-cell/>
          <table:table-cell table:formula="of:=&quot;INSERT INTO translation_source SET source='&quot; &amp; SUBSTITUTE([.G52];&quot;'&quot;; &quot;\'&quot;) &amp; &quot;', location='&quot; &amp;SUBSTITUTE([.A52];&quot;'&quot;; &quot;\'&quot;) &amp; &quot;', field = '&quot; &amp; SUBSTITUTE([.B52];&quot;'&quot;; &quot;\'&quot;) &amp; &quot;'&quot; &amp; IF(OR(1; [.D52]&lt;&gt;&quot;&quot;); &quot;, context = '&quot; &amp; SUBSTITUTE([.D52];&quot;'&quot;; &quot;\'&quot;) &amp; &quot;'&quot;; &quot;&quot;) &amp; IF(AND(1; [.E52]&lt;&gt;&quot;&quot;); &quot;, textgroup = '&quot; &amp; SUBSTITUTE([.E52];&quot;'&quot;; &quot;\'&quot;) &amp; &quot;'&quot;; &quot;&quot;) &amp; &quot;, created_visa='roland', updated_visa='roland', created_date=NOW(), updated_date=NOW(); &quot; &amp; IF(OR([.G52]&lt;&gt;&quot;&quot;; [.I52]&lt;&gt;&quot;&quot;);&quot;INSERT INTO translation_target (lang, translation, translation_source_id, created_visa, updated_visa, created_date, updated_date) VALUES &quot; &amp; IF([.G52]&lt;&gt;&quot;&quot;;&quot;('de', '&quot; &amp; SUBSTITUTE([.H52];&quot;'&quot;; &quot;\'&quot;) &amp; &quot;', LAST_INSERT_ID(), 'roland', 'roland', NOW(), NOW())&quot;; &quot;&quot;) &amp; IF(AND([.G52]&lt;&gt;&quot;&quot;; [.I52]&lt;&gt;&quot;&quot;); &quot;,&quot;; &quot;&quot;) &amp; IF([.I52]&lt;&gt;&quot;&quot;;&quot;('fr', '&quot; &amp; SUBSTITUTE(SUBSTITUTE(SUBSTITUTE([.I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" calcext:value-type="string">
            <text:p>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sserparlamentarische Kommission</text:p>
          </table:table-cell>
          <table:table-cell/>
          <table:table-cell office:value-type="string" calcext:value-type="string">
            <text:p>Commission extraparlementaire</text:p>
          </table:table-cell>
          <table:table-cell table:number-columns-repeated="2"/>
          <table:table-cell table:formula="of:=&quot;INSERT INTO translation_source SET source='&quot; &amp; SUBSTITUTE([.G53];&quot;'&quot;; &quot;\'&quot;) &amp; &quot;', location='&quot; &amp;SUBSTITUTE([.A53];&quot;'&quot;; &quot;\'&quot;) &amp; &quot;', field = '&quot; &amp; SUBSTITUTE([.B53];&quot;'&quot;; &quot;\'&quot;) &amp; &quot;'&quot; &amp; IF(OR(1; [.D53]&lt;&gt;&quot;&quot;); &quot;, context = '&quot; &amp; SUBSTITUTE([.D53];&quot;'&quot;; &quot;\'&quot;) &amp; &quot;'&quot;; &quot;&quot;) &amp; IF(AND(1; [.E53]&lt;&gt;&quot;&quot;); &quot;, textgroup = '&quot; &amp; SUBSTITUTE([.E53];&quot;'&quot;; &quot;\'&quot;) &amp; &quot;'&quot;; &quot;&quot;) &amp; &quot;, created_visa='roland', updated_visa='roland', created_date=NOW(), updated_date=NOW(); &quot; &amp; IF(OR([.G53]&lt;&gt;&quot;&quot;; [.I53]&lt;&gt;&quot;&quot;);&quot;INSERT INTO translation_target (lang, translation, translation_source_id, created_visa, updated_visa, created_date, updated_date) VALUES &quot; &amp; IF([.G53]&lt;&gt;&quot;&quot;;&quot;('de', '&quot; &amp; SUBSTITUTE([.H53];&quot;'&quot;; &quot;\'&quot;) &amp; &quot;', LAST_INSERT_ID(), 'roland', 'roland', NOW(), NOW())&quot;; &quot;&quot;) &amp; IF(AND([.G53]&lt;&gt;&quot;&quot;; [.I53]&lt;&gt;&quot;&quot;); &quot;,&quot;; &quot;&quot;) &amp; IF([.I53]&lt;&gt;&quot;&quot;;&quot;('fr', '&quot; &amp; SUBSTITUTE(SUBSTITUTE(SUBSTITUTE([.I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" calcext:value-type="string">
            <text:p>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fache Gesellschaft</text:p>
          </table:table-cell>
          <table:table-cell/>
          <table:table-cell office:value-type="string" calcext:value-type="string">
            <text:p>Société simple</text:p>
          </table:table-cell>
          <table:table-cell table:number-columns-repeated="2"/>
          <table:table-cell table:formula="of:=&quot;INSERT INTO translation_source SET source='&quot; &amp; SUBSTITUTE([.G54];&quot;'&quot;; &quot;\'&quot;) &amp; &quot;', location='&quot; &amp;SUBSTITUTE([.A54];&quot;'&quot;; &quot;\'&quot;) &amp; &quot;', field = '&quot; &amp; SUBSTITUTE([.B54];&quot;'&quot;; &quot;\'&quot;) &amp; &quot;'&quot; &amp; IF(OR(1; [.D54]&lt;&gt;&quot;&quot;); &quot;, context = '&quot; &amp; SUBSTITUTE([.D54];&quot;'&quot;; &quot;\'&quot;) &amp; &quot;'&quot;; &quot;&quot;) &amp; IF(AND(1; [.E54]&lt;&gt;&quot;&quot;); &quot;, textgroup = '&quot; &amp; SUBSTITUTE([.E54];&quot;'&quot;; &quot;\'&quot;) &amp; &quot;'&quot;; &quot;&quot;) &amp; &quot;, created_visa='roland', updated_visa='roland', created_date=NOW(), updated_date=NOW(); &quot; &amp; IF(OR([.G54]&lt;&gt;&quot;&quot;; [.I54]&lt;&gt;&quot;&quot;);&quot;INSERT INTO translation_target (lang, translation, translation_source_id, created_visa, updated_visa, created_date, updated_date) VALUES &quot; &amp; IF([.G54]&lt;&gt;&quot;&quot;;&quot;('de', '&quot; &amp; SUBSTITUTE([.H54];&quot;'&quot;; &quot;\'&quot;) &amp; &quot;', LAST_INSERT_ID(), 'roland', 'roland', NOW(), NOW())&quot;; &quot;&quot;) &amp; IF(AND([.G54]&lt;&gt;&quot;&quot;; [.I54]&lt;&gt;&quot;&quot;); &quot;,&quot;; &quot;&quot;) &amp; IF([.I54]&lt;&gt;&quot;&quot;;&quot;('fr', '&quot; &amp; SUBSTITUTE(SUBSTITUTE(SUBSTITUTE([.I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" calcext:value-type="string">
            <text:p>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2"/>
          <table:table-cell table:formula="of:=&quot;INSERT INTO translation_source SET source='&quot; &amp; SUBSTITUTE([.G55];&quot;'&quot;; &quot;\'&quot;) &amp; &quot;', location='&quot; &amp;SUBSTITUTE([.A55];&quot;'&quot;; &quot;\'&quot;) &amp; &quot;', field = '&quot; &amp; SUBSTITUTE([.B55];&quot;'&quot;; &quot;\'&quot;) &amp; &quot;'&quot; &amp; IF(OR(1; [.D55]&lt;&gt;&quot;&quot;); &quot;, context = '&quot; &amp; SUBSTITUTE([.D55];&quot;'&quot;; &quot;\'&quot;) &amp; &quot;'&quot;; &quot;&quot;) &amp; IF(AND(1; [.E55]&lt;&gt;&quot;&quot;); &quot;, textgroup = '&quot; &amp; SUBSTITUTE([.E55];&quot;'&quot;; &quot;\'&quot;) &amp; &quot;'&quot;; &quot;&quot;) &amp; &quot;, created_visa='roland', updated_visa='roland', created_date=NOW(), updated_date=NOW(); &quot; &amp; IF(OR([.G55]&lt;&gt;&quot;&quot;; [.I55]&lt;&gt;&quot;&quot;);&quot;INSERT INTO translation_target (lang, translation, translation_source_id, created_visa, updated_visa, created_date, updated_date) VALUES &quot; &amp; IF([.G55]&lt;&gt;&quot;&quot;;&quot;('de', '&quot; &amp; SUBSTITUTE([.H55];&quot;'&quot;; &quot;\'&quot;) &amp; &quot;', LAST_INSERT_ID(), 'roland', 'roland', NOW(), NOW())&quot;; &quot;&quot;) &amp; IF(AND([.G55]&lt;&gt;&quot;&quot;; [.I55]&lt;&gt;&quot;&quot;); &quot;,&quot;; &quot;&quot;) &amp; IF([.I55]&lt;&gt;&quot;&quot;;&quot;('fr', '&quot; &amp; SUBSTITUTE(SUBSTITUTE(SUBSTITUTE([.I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" calcext:value-type="string">
            <text:p>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unktuel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2"/>
          <table:table-cell table:formula="of:=&quot;INSERT INTO translation_source SET source='&quot; &amp; SUBSTITUTE([.G56];&quot;'&quot;; &quot;\'&quot;) &amp; &quot;', location='&quot; &amp;SUBSTITUTE([.A56];&quot;'&quot;; &quot;\'&quot;) &amp; &quot;', field = '&quot; &amp; SUBSTITUTE([.B56];&quot;'&quot;; &quot;\'&quot;) &amp; &quot;'&quot; &amp; IF(OR(1; [.D56]&lt;&gt;&quot;&quot;); &quot;, context = '&quot; &amp; SUBSTITUTE([.D56];&quot;'&quot;; &quot;\'&quot;) &amp; &quot;'&quot;; &quot;&quot;) &amp; IF(AND(1; [.E56]&lt;&gt;&quot;&quot;); &quot;, textgroup = '&quot; &amp; SUBSTITUTE([.E56];&quot;'&quot;; &quot;\'&quot;) &amp; &quot;'&quot;; &quot;&quot;) &amp; &quot;, created_visa='roland', updated_visa='roland', created_date=NOW(), updated_date=NOW(); &quot; &amp; IF(OR([.G56]&lt;&gt;&quot;&quot;; [.I56]&lt;&gt;&quot;&quot;);&quot;INSERT INTO translation_target (lang, translation, translation_source_id, created_visa, updated_visa, created_date, updated_date) VALUES &quot; &amp; IF([.G56]&lt;&gt;&quot;&quot;;&quot;('de', '&quot; &amp; SUBSTITUTE([.H56];&quot;'&quot;; &quot;\'&quot;) &amp; &quot;', LAST_INSERT_ID(), 'roland', 'roland', NOW(), NOW())&quot;; &quot;&quot;) &amp; IF(AND([.G56]&lt;&gt;&quot;&quot;; [.I56]&lt;&gt;&quot;&quot;); &quot;,&quot;; &quot;&quot;) &amp; IF([.I56]&lt;&gt;&quot;&quot;;&quot;('fr', '&quot; &amp; SUBSTITUTE(SUBSTITUTE(SUBSTITUTE([.I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" calcext:value-type="string">
            <text:p>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2"/>
          <table:table-cell table:formula="of:=&quot;INSERT INTO translation_source SET source='&quot; &amp; SUBSTITUTE([.G57];&quot;'&quot;; &quot;\'&quot;) &amp; &quot;', location='&quot; &amp;SUBSTITUTE([.A57];&quot;'&quot;; &quot;\'&quot;) &amp; &quot;', field = '&quot; &amp; SUBSTITUTE([.B57];&quot;'&quot;; &quot;\'&quot;) &amp; &quot;'&quot; &amp; IF(OR(1; [.D57]&lt;&gt;&quot;&quot;); &quot;, context = '&quot; &amp; SUBSTITUTE([.D57];&quot;'&quot;; &quot;\'&quot;) &amp; &quot;'&quot;; &quot;&quot;) &amp; IF(AND(1; [.E57]&lt;&gt;&quot;&quot;); &quot;, textgroup = '&quot; &amp; SUBSTITUTE([.E57];&quot;'&quot;; &quot;\'&quot;) &amp; &quot;'&quot;; &quot;&quot;) &amp; &quot;, created_visa='roland', updated_visa='roland', created_date=NOW(), updated_date=NOW(); &quot; &amp; IF(OR([.G57]&lt;&gt;&quot;&quot;; [.I57]&lt;&gt;&quot;&quot;);&quot;INSERT INTO translation_target (lang, translation, translation_source_id, created_visa, updated_visa, created_date, updated_date) VALUES &quot; &amp; IF([.G57]&lt;&gt;&quot;&quot;;&quot;('de', '&quot; &amp; SUBSTITUTE([.H57];&quot;'&quot;; &quot;\'&quot;) &amp; &quot;', LAST_INSERT_ID(), 'roland', 'roland', NOW(), NOW())&quot;; &quot;&quot;) &amp; IF(AND([.G57]&lt;&gt;&quot;&quot;; [.I57]&lt;&gt;&quot;&quot;); &quot;,&quot;; &quot;&quot;) &amp; IF([.I57]&lt;&gt;&quot;&quot;;&quot;('fr', '&quot; &amp; SUBSTITUTE(SUBSTITUTE(SUBSTITUTE([.I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" calcext:value-type="string">
            <text:p>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58];&quot;'&quot;; &quot;\'&quot;) &amp; &quot;', location='&quot; &amp;SUBSTITUTE([.A58];&quot;'&quot;; &quot;\'&quot;) &amp; &quot;', field = '&quot; &amp; SUBSTITUTE([.B58];&quot;'&quot;; &quot;\'&quot;) &amp; &quot;'&quot; &amp; IF(OR(1; [.D58]&lt;&gt;&quot;&quot;); &quot;, context = '&quot; &amp; SUBSTITUTE([.D58];&quot;'&quot;; &quot;\'&quot;) &amp; &quot;'&quot;; &quot;&quot;) &amp; IF(AND(1; [.E58]&lt;&gt;&quot;&quot;); &quot;, textgroup = '&quot; &amp; SUBSTITUTE([.E58];&quot;'&quot;; &quot;\'&quot;) &amp; &quot;'&quot;; &quot;&quot;) &amp; &quot;, created_visa='roland', updated_visa='roland', created_date=NOW(), updated_date=NOW(); &quot; &amp; IF(OR([.G58]&lt;&gt;&quot;&quot;; [.I58]&lt;&gt;&quot;&quot;);&quot;INSERT INTO translation_target (lang, translation, translation_source_id, created_visa, updated_visa, created_date, updated_date) VALUES &quot; &amp; IF([.G58]&lt;&gt;&quot;&quot;;&quot;('de', '&quot; &amp; SUBSTITUTE([.H58];&quot;'&quot;; &quot;\'&quot;) &amp; &quot;', LAST_INSERT_ID(), 'roland', 'roland', NOW(), NOW())&quot;; &quot;&quot;) &amp; IF(AND([.G58]&lt;&gt;&quot;&quot;; [.I58]&lt;&gt;&quot;&quot;); &quot;,&quot;; &quot;&quot;) &amp; IF([.I58]&lt;&gt;&quot;&quot;;&quot;('fr', '&quot; &amp; SUBSTITUTE(SUBSTITUTE(SUBSTITUTE([.I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G59];&quot;'&quot;; &quot;\'&quot;) &amp; &quot;', location='&quot; &amp;SUBSTITUTE([.A59];&quot;'&quot;; &quot;\'&quot;) &amp; &quot;', field = '&quot; &amp; SUBSTITUTE([.B59];&quot;'&quot;; &quot;\'&quot;) &amp; &quot;'&quot; &amp; IF(OR(1; [.D59]&lt;&gt;&quot;&quot;); &quot;, context = '&quot; &amp; SUBSTITUTE([.D59];&quot;'&quot;; &quot;\'&quot;) &amp; &quot;'&quot;; &quot;&quot;) &amp; IF(AND(1; [.E59]&lt;&gt;&quot;&quot;); &quot;, textgroup = '&quot; &amp; SUBSTITUTE([.E59];&quot;'&quot;; &quot;\'&quot;) &amp; &quot;'&quot;; &quot;&quot;) &amp; &quot;, created_visa='roland', updated_visa='roland', created_date=NOW(), updated_date=NOW(); &quot; &amp; IF(OR([.G59]&lt;&gt;&quot;&quot;; [.I59]&lt;&gt;&quot;&quot;);&quot;INSERT INTO translation_target (lang, translation, translation_source_id, created_visa, updated_visa, created_date, updated_date) VALUES &quot; &amp; IF([.G59]&lt;&gt;&quot;&quot;;&quot;('de', '&quot; &amp; SUBSTITUTE([.H59];&quot;'&quot;; &quot;\'&quot;) &amp; &quot;', LAST_INSERT_ID(), 'roland', 'roland', NOW(), NOW())&quot;; &quot;&quot;) &amp; IF(AND([.G59]&lt;&gt;&quot;&quot;; [.I59]&lt;&gt;&quot;&quot;); &quot;,&quot;; &quot;&quot;) &amp; IF([.I59]&lt;&gt;&quot;&quot;;&quot;('fr', '&quot; &amp; SUBSTITUTE(SUBSTITUTE(SUBSTITUTE([.I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G60];&quot;'&quot;; &quot;\'&quot;) &amp; &quot;', location='&quot; &amp;SUBSTITUTE([.A60];&quot;'&quot;; &quot;\'&quot;) &amp; &quot;', field = '&quot; &amp; SUBSTITUTE([.B60];&quot;'&quot;; &quot;\'&quot;) &amp; &quot;'&quot; &amp; IF(OR(1; [.D60]&lt;&gt;&quot;&quot;); &quot;, context = '&quot; &amp; SUBSTITUTE([.D60];&quot;'&quot;; &quot;\'&quot;) &amp; &quot;'&quot;; &quot;&quot;) &amp; IF(AND(1; [.E60]&lt;&gt;&quot;&quot;); &quot;, textgroup = '&quot; &amp; SUBSTITUTE([.E60];&quot;'&quot;; &quot;\'&quot;) &amp; &quot;'&quot;; &quot;&quot;) &amp; &quot;, created_visa='roland', updated_visa='roland', created_date=NOW(), updated_date=NOW(); &quot; &amp; IF(OR([.G60]&lt;&gt;&quot;&quot;; [.I60]&lt;&gt;&quot;&quot;);&quot;INSERT INTO translation_target (lang, translation, translation_source_id, created_visa, updated_visa, created_date, updated_date) VALUES &quot; &amp; IF([.G60]&lt;&gt;&quot;&quot;;&quot;('de', '&quot; &amp; SUBSTITUTE([.H60];&quot;'&quot;; &quot;\'&quot;) &amp; &quot;', LAST_INSERT_ID(), 'roland', 'roland', NOW(), NOW())&quot;; &quot;&quot;) &amp; IF(AND([.G60]&lt;&gt;&quot;&quot;; [.I60]&lt;&gt;&quot;&quot;); &quot;,&quot;; &quot;&quot;) &amp; IF([.I60]&lt;&gt;&quot;&quot;;&quot;('fr', '&quot; &amp; SUBSTITUTE(SUBSTITUTE(SUBSTITUTE([.I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aetig</text:p>
          </table:table-cell>
          <table:table-cell office:value-type="string" calcext:value-type="string">
            <text:p>tätig</text:p>
          </table:table-cell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G61];&quot;'&quot;; &quot;\'&quot;) &amp; &quot;', location='&quot; &amp;SUBSTITUTE([.A61];&quot;'&quot;; &quot;\'&quot;) &amp; &quot;', field = '&quot; &amp; SUBSTITUTE([.B61];&quot;'&quot;; &quot;\'&quot;) &amp; &quot;'&quot; &amp; IF(OR(1; [.D61]&lt;&gt;&quot;&quot;); &quot;, context = '&quot; &amp; SUBSTITUTE([.D61];&quot;'&quot;; &quot;\'&quot;) &amp; &quot;'&quot;; &quot;&quot;) &amp; IF(AND(1; [.E61]&lt;&gt;&quot;&quot;); &quot;, textgroup = '&quot; &amp; SUBSTITUTE([.E61];&quot;'&quot;; &quot;\'&quot;) &amp; &quot;'&quot;; &quot;&quot;) &amp; &quot;, created_visa='roland', updated_visa='roland', created_date=NOW(), updated_date=NOW(); &quot; &amp; IF(OR([.G61]&lt;&gt;&quot;&quot;; [.I61]&lt;&gt;&quot;&quot;);&quot;INSERT INTO translation_target (lang, translation, translation_source_id, created_visa, updated_visa, created_date, updated_date) VALUES &quot; &amp; IF([.G61]&lt;&gt;&quot;&quot;;&quot;('de', '&quot; &amp; SUBSTITUTE([.H61];&quot;'&quot;; &quot;\'&quot;) &amp; &quot;', LAST_INSERT_ID(), 'roland', 'roland', NOW(), NOW())&quot;; &quot;&quot;) &amp; IF(AND([.G61]&lt;&gt;&quot;&quot;; [.I61]&lt;&gt;&quot;&quot;); &quot;,&quot;; &quot;&quot;) &amp; IF([.I61]&lt;&gt;&quot;&quot;;&quot;('fr', '&quot; &amp; SUBSTITUTE(SUBSTITUTE(SUBSTITUTE([.I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" calcext:value-type="string">
            <text:p>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irat</text:p>
          </table:table-cell>
          <table:table-cell office:value-type="string" calcext:value-type="string">
            <text:p>Beirat/Patronatskomitee/Expertenkommission/Advisory Board</text:p>
          </table:table-cell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G62];&quot;'&quot;; &quot;\'&quot;) &amp; &quot;', location='&quot; &amp;SUBSTITUTE([.A62];&quot;'&quot;; &quot;\'&quot;) &amp; &quot;', field = '&quot; &amp; SUBSTITUTE([.B62];&quot;'&quot;; &quot;\'&quot;) &amp; &quot;'&quot; &amp; IF(OR(1; [.D62]&lt;&gt;&quot;&quot;); &quot;, context = '&quot; &amp; SUBSTITUTE([.D62];&quot;'&quot;; &quot;\'&quot;) &amp; &quot;'&quot;; &quot;&quot;) &amp; IF(AND(1; [.E62]&lt;&gt;&quot;&quot;); &quot;, textgroup = '&quot; &amp; SUBSTITUTE([.E62];&quot;'&quot;; &quot;\'&quot;) &amp; &quot;'&quot;; &quot;&quot;) &amp; &quot;, created_visa='roland', updated_visa='roland', created_date=NOW(), updated_date=NOW(); &quot; &amp; IF(OR([.G62]&lt;&gt;&quot;&quot;; [.I62]&lt;&gt;&quot;&quot;);&quot;INSERT INTO translation_target (lang, translation, translation_source_id, created_visa, updated_visa, created_date, updated_date) VALUES &quot; &amp; IF([.G62]&lt;&gt;&quot;&quot;;&quot;('de', '&quot; &amp; SUBSTITUTE([.H62];&quot;'&quot;; &quot;\'&quot;) &amp; &quot;', LAST_INSERT_ID(), 'roland', 'roland', NOW(), NOW())&quot;; &quot;&quot;) &amp; IF(AND([.G62]&lt;&gt;&quot;&quot;; [.I62]&lt;&gt;&quot;&quot;); &quot;,&quot;; &quot;&quot;) &amp; IF([.I62]&lt;&gt;&quot;&quot;;&quot;('fr', '&quot; &amp; SUBSTITUTE(SUBSTITUTE(SUBSTITUTE([.I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inanziell</text:p>
          </table:table-cell>
          <table:table-cell office:value-type="string" calcext:value-type="string">
            <text:p>finanziell beteiligt</text:p>
          </table:table-cell>
          <table:table-cell office:value-type="string" calcext:value-type="string">
            <text:p>avec participation financière</text:p>
          </table:table-cell>
          <table:table-cell table:number-columns-repeated="2"/>
          <table:table-cell table:formula="of:=&quot;INSERT INTO translation_source SET source='&quot; &amp; SUBSTITUTE([.G63];&quot;'&quot;; &quot;\'&quot;) &amp; &quot;', location='&quot; &amp;SUBSTITUTE([.A63];&quot;'&quot;; &quot;\'&quot;) &amp; &quot;', field = '&quot; &amp; SUBSTITUTE([.B63];&quot;'&quot;; &quot;\'&quot;) &amp; &quot;'&quot; &amp; IF(OR(1; [.D63]&lt;&gt;&quot;&quot;); &quot;, context = '&quot; &amp; SUBSTITUTE([.D63];&quot;'&quot;; &quot;\'&quot;) &amp; &quot;'&quot;; &quot;&quot;) &amp; IF(AND(1; [.E63]&lt;&gt;&quot;&quot;); &quot;, textgroup = '&quot; &amp; SUBSTITUTE([.E63];&quot;'&quot;; &quot;\'&quot;) &amp; &quot;'&quot;; &quot;&quot;) &amp; &quot;, created_visa='roland', updated_visa='roland', created_date=NOW(), updated_date=NOW(); &quot; &amp; IF(OR([.G63]&lt;&gt;&quot;&quot;; [.I63]&lt;&gt;&quot;&quot;);&quot;INSERT INTO translation_target (lang, translation, translation_source_id, created_visa, updated_visa, created_date, updated_date) VALUES &quot; &amp; IF([.G63]&lt;&gt;&quot;&quot;;&quot;('de', '&quot; &amp; SUBSTITUTE([.H63];&quot;'&quot;; &quot;\'&quot;) &amp; &quot;', LAST_INSERT_ID(), 'roland', 'roland', NOW(), NOW())&quot;; &quot;&quot;) &amp; IF(AND([.G63]&lt;&gt;&quot;&quot;; [.I63]&lt;&gt;&quot;&quot;); &quot;,&quot;; &quot;&quot;) &amp; IF([.I63]&lt;&gt;&quot;&quot;;&quot;('fr', '&quot; &amp; SUBSTITUTE(SUBSTITUTE(SUBSTITUTE([.I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" calcext:value-type="string">
            <text:p>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ellschafter</text:p>
          </table:table-cell>
          <table:table-cell office:value-type="string" calcext:value-type="string">
            <text:p>GesellschafterIn</text:p>
          </table:table-cell>
          <table:table-cell office:value-type="string" calcext:value-type="string">
            <text:p>Associé(e)</text:p>
          </table:table-cell>
          <table:table-cell table:number-columns-repeated="2"/>
          <table:table-cell table:formula="of:=&quot;INSERT INTO translation_source SET source='&quot; &amp; SUBSTITUTE([.G64];&quot;'&quot;; &quot;\'&quot;) &amp; &quot;', location='&quot; &amp;SUBSTITUTE([.A64];&quot;'&quot;; &quot;\'&quot;) &amp; &quot;', field = '&quot; &amp; SUBSTITUTE([.B64];&quot;'&quot;; &quot;\'&quot;) &amp; &quot;'&quot; &amp; IF(OR(1; [.D64]&lt;&gt;&quot;&quot;); &quot;, context = '&quot; &amp; SUBSTITUTE([.D64];&quot;'&quot;; &quot;\'&quot;) &amp; &quot;'&quot;; &quot;&quot;) &amp; IF(AND(1; [.E64]&lt;&gt;&quot;&quot;); &quot;, textgroup = '&quot; &amp; SUBSTITUTE([.E64];&quot;'&quot;; &quot;\'&quot;) &amp; &quot;'&quot;; &quot;&quot;) &amp; &quot;, created_visa='roland', updated_visa='roland', created_date=NOW(), updated_date=NOW(); &quot; &amp; IF(OR([.G64]&lt;&gt;&quot;&quot;; [.I64]&lt;&gt;&quot;&quot;);&quot;INSERT INTO translation_target (lang, translation, translation_source_id, created_visa, updated_visa, created_date, updated_date) VALUES &quot; &amp; IF([.G64]&lt;&gt;&quot;&quot;;&quot;('de', '&quot; &amp; SUBSTITUTE([.H64];&quot;'&quot;; &quot;\'&quot;) &amp; &quot;', LAST_INSERT_ID(), 'roland', 'roland', NOW(), NOW())&quot;; &quot;&quot;) &amp; IF(AND([.G64]&lt;&gt;&quot;&quot;; [.I64]&lt;&gt;&quot;&quot;); &quot;,&quot;; &quot;&quot;) &amp; IF([.I64]&lt;&gt;&quot;&quot;;&quot;('fr', '&quot; &amp; SUBSTITUTE(SUBSTITUTE(SUBSTITUTE([.I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" calcext:value-type="string">
            <text:p>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65];&quot;'&quot;; &quot;\'&quot;) &amp; &quot;', location='&quot; &amp;SUBSTITUTE([.A65];&quot;'&quot;; &quot;\'&quot;) &amp; &quot;', field = '&quot; &amp; SUBSTITUTE([.B65];&quot;'&quot;; &quot;\'&quot;) &amp; &quot;'&quot; &amp; IF(OR(1; [.D65]&lt;&gt;&quot;&quot;); &quot;, context = '&quot; &amp; SUBSTITUTE([.D65];&quot;'&quot;; &quot;\'&quot;) &amp; &quot;'&quot;; &quot;&quot;) &amp; IF(AND(1; [.E65]&lt;&gt;&quot;&quot;); &quot;, textgroup = '&quot; &amp; SUBSTITUTE([.E65];&quot;'&quot;; &quot;\'&quot;) &amp; &quot;'&quot;; &quot;&quot;) &amp; &quot;, created_visa='roland', updated_visa='roland', created_date=NOW(), updated_date=NOW(); &quot; &amp; IF(OR([.G65]&lt;&gt;&quot;&quot;; [.I65]&lt;&gt;&quot;&quot;);&quot;INSERT INTO translation_target (lang, translation, translation_source_id, created_visa, updated_visa, created_date, updated_date) VALUES &quot; &amp; IF([.G65]&lt;&gt;&quot;&quot;;&quot;('de', '&quot; &amp; SUBSTITUTE([.H65];&quot;'&quot;; &quot;\'&quot;) &amp; &quot;', LAST_INSERT_ID(), 'roland', 'roland', NOW(), NOW())&quot;; &quot;&quot;) &amp; IF(AND([.G65]&lt;&gt;&quot;&quot;; [.I65]&lt;&gt;&quot;&quot;); &quot;,&quot;; &quot;&quot;) &amp; IF([.I65]&lt;&gt;&quot;&quot;;&quot;('fr', '&quot; &amp; SUBSTITUTE(SUBSTITUTE(SUBSTITUTE([.I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66];&quot;'&quot;; &quot;\'&quot;) &amp; &quot;', location='&quot; &amp;SUBSTITUTE([.A66];&quot;'&quot;; &quot;\'&quot;) &amp; &quot;', field = '&quot; &amp; SUBSTITUTE([.B66];&quot;'&quot;; &quot;\'&quot;) &amp; &quot;'&quot; &amp; IF(OR(1; [.D66]&lt;&gt;&quot;&quot;); &quot;, context = '&quot; &amp; SUBSTITUTE([.D66];&quot;'&quot;; &quot;\'&quot;) &amp; &quot;'&quot;; &quot;&quot;) &amp; IF(AND(1; [.E66]&lt;&gt;&quot;&quot;); &quot;, textgroup = '&quot; &amp; SUBSTITUTE([.E66];&quot;'&quot;; &quot;\'&quot;) &amp; &quot;'&quot;; &quot;&quot;) &amp; &quot;, created_visa='roland', updated_visa='roland', created_date=NOW(), updated_date=NOW(); &quot; &amp; IF(OR([.G66]&lt;&gt;&quot;&quot;; [.I66]&lt;&gt;&quot;&quot;);&quot;INSERT INTO translation_target (lang, translation, translation_source_id, created_visa, updated_visa, created_date, updated_date) VALUES &quot; &amp; IF([.G66]&lt;&gt;&quot;&quot;;&quot;('de', '&quot; &amp; SUBSTITUTE([.H66];&quot;'&quot;; &quot;\'&quot;) &amp; &quot;', LAST_INSERT_ID(), 'roland', 'roland', NOW(), NOW())&quot;; &quot;&quot;) &amp; IF(AND([.G66]&lt;&gt;&quot;&quot;; [.I66]&lt;&gt;&quot;&quot;); &quot;,&quot;; &quot;&quot;) &amp; IF([.I66]&lt;&gt;&quot;&quot;;&quot;('fr', '&quot; &amp; SUBSTITUTE(SUBSTITUTE(SUBSTITUTE([.I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67];&quot;'&quot;; &quot;\'&quot;) &amp; &quot;', location='&quot; &amp;SUBSTITUTE([.A67];&quot;'&quot;; &quot;\'&quot;) &amp; &quot;', field = '&quot; &amp; SUBSTITUTE([.B67];&quot;'&quot;; &quot;\'&quot;) &amp; &quot;'&quot; &amp; IF(OR(1; [.D67]&lt;&gt;&quot;&quot;); &quot;, context = '&quot; &amp; SUBSTITUTE([.D67];&quot;'&quot;; &quot;\'&quot;) &amp; &quot;'&quot;; &quot;&quot;) &amp; IF(AND(1; [.E67]&lt;&gt;&quot;&quot;); &quot;, textgroup = '&quot; &amp; SUBSTITUTE([.E67];&quot;'&quot;; &quot;\'&quot;) &amp; &quot;'&quot;; &quot;&quot;) &amp; &quot;, created_visa='roland', updated_visa='roland', created_date=NOW(), updated_date=NOW(); &quot; &amp; IF(OR([.G67]&lt;&gt;&quot;&quot;; [.I67]&lt;&gt;&quot;&quot;);&quot;INSERT INTO translation_target (lang, translation, translation_source_id, created_visa, updated_visa, created_date, updated_date) VALUES &quot; &amp; IF([.G67]&lt;&gt;&quot;&quot;;&quot;('de', '&quot; &amp; SUBSTITUTE([.H67];&quot;'&quot;; &quot;\'&quot;) &amp; &quot;', LAST_INSERT_ID(), 'roland', 'roland', NOW(), NOW())&quot;; &quot;&quot;) &amp; IF(AND([.G67]&lt;&gt;&quot;&quot;; [.I67]&lt;&gt;&quot;&quot;); &quot;,&quot;; &quot;&quot;) &amp; IF([.I67]&lt;&gt;&quot;&quot;;&quot;('fr', '&quot; &amp; SUBSTITUTE(SUBSTITUTE(SUBSTITUTE([.I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klarationspflichtig</text:p>
          </table:table-cell>
          <table:table-cell/>
          <table:table-cell office:value-type="string" calcext:value-type="string">
            <text:p>doit être déclaré</text:p>
          </table:table-cell>
          <table:table-cell table:number-columns-repeated="2"/>
          <table:table-cell table:formula="of:=&quot;INSERT INTO translation_source SET source='&quot; &amp; SUBSTITUTE([.G68];&quot;'&quot;; &quot;\'&quot;) &amp; &quot;', location='&quot; &amp;SUBSTITUTE([.A68];&quot;'&quot;; &quot;\'&quot;) &amp; &quot;', field = '&quot; &amp; SUBSTITUTE([.B68];&quot;'&quot;; &quot;\'&quot;) &amp; &quot;'&quot; &amp; IF(OR(1; [.D68]&lt;&gt;&quot;&quot;); &quot;, context = '&quot; &amp; SUBSTITUTE([.D68];&quot;'&quot;; &quot;\'&quot;) &amp; &quot;'&quot;; &quot;&quot;) &amp; IF(AND(1; [.E68]&lt;&gt;&quot;&quot;); &quot;, textgroup = '&quot; &amp; SUBSTITUTE([.E68];&quot;'&quot;; &quot;\'&quot;) &amp; &quot;'&quot;; &quot;&quot;) &amp; &quot;, created_visa='roland', updated_visa='roland', created_date=NOW(), updated_date=NOW(); &quot; &amp; IF(OR([.G68]&lt;&gt;&quot;&quot;; [.I68]&lt;&gt;&quot;&quot;);&quot;INSERT INTO translation_target (lang, translation, translation_source_id, created_visa, updated_visa, created_date, updated_date) VALUES &quot; &amp; IF([.G68]&lt;&gt;&quot;&quot;;&quot;('de', '&quot; &amp; SUBSTITUTE([.H68];&quot;'&quot;; &quot;\'&quot;) &amp; &quot;', LAST_INSERT_ID(), 'roland', 'roland', NOW(), NOW())&quot;; &quot;&quot;) &amp; IF(AND([.G68]&lt;&gt;&quot;&quot;; [.I68]&lt;&gt;&quot;&quot;); &quot;,&quot;; &quot;&quot;) &amp; IF([.I68]&lt;&gt;&quot;&quot;;&quot;('fr', '&quot; &amp; SUBSTITUTE(SUBSTITUTE(SUBSTITUTE([.I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" calcext:value-type="string">
            <text:p>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 deklarationspflicht</text:p>
          </table:table-cell>
          <table:table-cell/>
          <table:table-cell office:value-type="string" calcext:value-type="string">
            <text:p>ne doit pas être déclaré</text:p>
          </table:table-cell>
          <table:table-cell table:number-columns-repeated="2"/>
          <table:table-cell table:formula="of:=&quot;INSERT INTO translation_source SET source='&quot; &amp; SUBSTITUTE([.G69];&quot;'&quot;; &quot;\'&quot;) &amp; &quot;', location='&quot; &amp;SUBSTITUTE([.A69];&quot;'&quot;; &quot;\'&quot;) &amp; &quot;', field = '&quot; &amp; SUBSTITUTE([.B69];&quot;'&quot;; &quot;\'&quot;) &amp; &quot;'&quot; &amp; IF(OR(1; [.D69]&lt;&gt;&quot;&quot;); &quot;, context = '&quot; &amp; SUBSTITUTE([.D69];&quot;'&quot;; &quot;\'&quot;) &amp; &quot;'&quot;; &quot;&quot;) &amp; IF(AND(1; [.E69]&lt;&gt;&quot;&quot;); &quot;, textgroup = '&quot; &amp; SUBSTITUTE([.E69];&quot;'&quot;; &quot;\'&quot;) &amp; &quot;'&quot;; &quot;&quot;) &amp; &quot;, created_visa='roland', updated_visa='roland', created_date=NOW(), updated_date=NOW(); &quot; &amp; IF(OR([.G69]&lt;&gt;&quot;&quot;; [.I69]&lt;&gt;&quot;&quot;);&quot;INSERT INTO translation_target (lang, translation, translation_source_id, created_visa, updated_visa, created_date, updated_date) VALUES &quot; &amp; IF([.G69]&lt;&gt;&quot;&quot;;&quot;('de', '&quot; &amp; SUBSTITUTE([.H69];&quot;'&quot;; &quot;\'&quot;) &amp; &quot;', LAST_INSERT_ID(), 'roland', 'roland', NOW(), NOW())&quot;; &quot;&quot;) &amp; IF(AND([.G69]&lt;&gt;&quot;&quot;; [.I69]&lt;&gt;&quot;&quot;); &quot;,&quot;; &quot;&quot;) &amp; IF([.I69]&lt;&gt;&quot;&quot;;&quot;('fr', '&quot; &amp; SUBSTITUTE(SUBSTITUTE(SUBSTITUTE([.I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" calcext:value-type="string">
            <text:p>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klariert</text:p>
          </table:table-cell>
          <table:table-cell/>
          <table:table-cell office:value-type="string" calcext:value-type="string">
            <text:p>déclaré(e)</text:p>
          </table:table-cell>
          <table:table-cell table:number-columns-repeated="2"/>
          <table:table-cell table:formula="of:=&quot;INSERT INTO translation_source SET source='&quot; &amp; SUBSTITUTE([.G70];&quot;'&quot;; &quot;\'&quot;) &amp; &quot;', location='&quot; &amp;SUBSTITUTE([.A70];&quot;'&quot;; &quot;\'&quot;) &amp; &quot;', field = '&quot; &amp; SUBSTITUTE([.B70];&quot;'&quot;; &quot;\'&quot;) &amp; &quot;'&quot; &amp; IF(OR(1; [.D70]&lt;&gt;&quot;&quot;); &quot;, context = '&quot; &amp; SUBSTITUTE([.D70];&quot;'&quot;; &quot;\'&quot;) &amp; &quot;'&quot;; &quot;&quot;) &amp; IF(AND(1; [.E70]&lt;&gt;&quot;&quot;); &quot;, textgroup = '&quot; &amp; SUBSTITUTE([.E70];&quot;'&quot;; &quot;\'&quot;) &amp; &quot;'&quot;; &quot;&quot;) &amp; &quot;, created_visa='roland', updated_visa='roland', created_date=NOW(), updated_date=NOW(); &quot; &amp; IF(OR([.G70]&lt;&gt;&quot;&quot;; [.I70]&lt;&gt;&quot;&quot;);&quot;INSERT INTO translation_target (lang, translation, translation_source_id, created_visa, updated_visa, created_date, updated_date) VALUES &quot; &amp; IF([.G70]&lt;&gt;&quot;&quot;;&quot;('de', '&quot; &amp; SUBSTITUTE([.H70];&quot;'&quot;; &quot;\'&quot;) &amp; &quot;', LAST_INSERT_ID(), 'roland', 'roland', NOW(), NOW())&quot;; &quot;&quot;) &amp; IF(AND([.G70]&lt;&gt;&quot;&quot;; [.I70]&lt;&gt;&quot;&quot;); &quot;,&quot;; &quot;&quot;) &amp; IF([.I70]&lt;&gt;&quot;&quot;;&quot;('fr', '&quot; &amp; SUBSTITUTE(SUBSTITUTE(SUBSTITUTE([.I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" calcext:value-type="string">
            <text:p>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-deklariert</text:p>
          </table:table-cell>
          <table:table-cell/>
          <table:table-cell office:value-type="string" calcext:value-type="string">
            <text:p>non-déclaré(e)</text:p>
          </table:table-cell>
          <table:table-cell table:number-columns-repeated="2"/>
          <table:table-cell table:formula="of:=&quot;INSERT INTO translation_source SET source='&quot; &amp; SUBSTITUTE([.G71];&quot;'&quot;; &quot;\'&quot;) &amp; &quot;', location='&quot; &amp;SUBSTITUTE([.A71];&quot;'&quot;; &quot;\'&quot;) &amp; &quot;', field = '&quot; &amp; SUBSTITUTE([.B71];&quot;'&quot;; &quot;\'&quot;) &amp; &quot;'&quot; &amp; IF(OR(1; [.D71]&lt;&gt;&quot;&quot;); &quot;, context = '&quot; &amp; SUBSTITUTE([.D71];&quot;'&quot;; &quot;\'&quot;) &amp; &quot;'&quot;; &quot;&quot;) &amp; IF(AND(1; [.E71]&lt;&gt;&quot;&quot;); &quot;, textgroup = '&quot; &amp; SUBSTITUTE([.E71];&quot;'&quot;; &quot;\'&quot;) &amp; &quot;'&quot;; &quot;&quot;) &amp; &quot;, created_visa='roland', updated_visa='roland', created_date=NOW(), updated_date=NOW(); &quot; &amp; IF(OR([.G71]&lt;&gt;&quot;&quot;; [.I71]&lt;&gt;&quot;&quot;);&quot;INSERT INTO translation_target (lang, translation, translation_source_id, created_visa, updated_visa, created_date, updated_date) VALUES &quot; &amp; IF([.G71]&lt;&gt;&quot;&quot;;&quot;('de', '&quot; &amp; SUBSTITUTE([.H71];&quot;'&quot;; &quot;\'&quot;) &amp; &quot;', LAST_INSERT_ID(), 'roland', 'roland', NOW(), NOW())&quot;; &quot;&quot;) &amp; IF(AND([.G71]&lt;&gt;&quot;&quot;; [.I71]&lt;&gt;&quot;&quot;); &quot;,&quot;; &quot;&quot;) &amp; IF([.I71]&lt;&gt;&quot;&quot;;&quot;('fr', '&quot; &amp; SUBSTITUTE(SUBSTITUTE(SUBSTITUTE([.I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" calcext:value-type="string">
            <text:p>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formula="of:=&quot;INSERT INTO translation_source SET source='&quot; &amp; SUBSTITUTE([.G72];&quot;'&quot;; &quot;\'&quot;) &amp; &quot;', location='&quot; &amp;SUBSTITUTE([.A72];&quot;'&quot;; &quot;\'&quot;) &amp; &quot;', field = '&quot; &amp; SUBSTITUTE([.B72];&quot;'&quot;; &quot;\'&quot;) &amp; &quot;'&quot; &amp; IF(OR(1; [.D72]&lt;&gt;&quot;&quot;); &quot;, context = '&quot; &amp; SUBSTITUTE([.D72];&quot;'&quot;; &quot;\'&quot;) &amp; &quot;'&quot;; &quot;&quot;) &amp; IF(AND(1; [.E72]&lt;&gt;&quot;&quot;); &quot;, textgroup = '&quot; &amp; SUBSTITUTE([.E72];&quot;'&quot;; &quot;\'&quot;) &amp; &quot;'&quot;; &quot;&quot;) &amp; &quot;, created_visa='roland', updated_visa='roland', created_date=NOW(), updated_date=NOW(); &quot; &amp; IF(OR([.G72]&lt;&gt;&quot;&quot;; [.I72]&lt;&gt;&quot;&quot;);&quot;INSERT INTO translation_target (lang, translation, translation_source_id, created_visa, updated_visa, created_date, updated_date) VALUES &quot; &amp; IF([.G72]&lt;&gt;&quot;&quot;;&quot;('de', '&quot; &amp; SUBSTITUTE([.H72];&quot;'&quot;; &quot;\'&quot;) &amp; &quot;', LAST_INSERT_ID(), 'roland', 'roland', NOW(), NOW())&quot;; &quot;&quot;) &amp; IF(AND([.G72]&lt;&gt;&quot;&quot;; [.I72]&lt;&gt;&quot;&quot;); &quot;,&quot;; &quot;&quot;) &amp; IF([.I72]&lt;&gt;&quot;&quot;;&quot;('fr', '&quot; &amp; SUBSTITUTE(SUBSTITUTE(SUBSTITUTE([.I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" calcext:value-type="string">
            <text:p>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table:formula="of:=&quot;INSERT INTO translation_source SET source='&quot; &amp; SUBSTITUTE([.G73];&quot;'&quot;; &quot;\'&quot;) &amp; &quot;', location='&quot; &amp;SUBSTITUTE([.A73];&quot;'&quot;; &quot;\'&quot;) &amp; &quot;', field = '&quot; &amp; SUBSTITUTE([.B73];&quot;'&quot;; &quot;\'&quot;) &amp; &quot;'&quot; &amp; IF(OR(1; [.D73]&lt;&gt;&quot;&quot;); &quot;, context = '&quot; &amp; SUBSTITUTE([.D73];&quot;'&quot;; &quot;\'&quot;) &amp; &quot;'&quot;; &quot;&quot;) &amp; IF(AND(1; [.E73]&lt;&gt;&quot;&quot;); &quot;, textgroup = '&quot; &amp; SUBSTITUTE([.E73];&quot;'&quot;; &quot;\'&quot;) &amp; &quot;'&quot;; &quot;&quot;) &amp; &quot;, created_visa='roland', updated_visa='roland', created_date=NOW(), updated_date=NOW(); &quot; &amp; IF(OR([.G73]&lt;&gt;&quot;&quot;; [.I73]&lt;&gt;&quot;&quot;);&quot;INSERT INTO translation_target (lang, translation, translation_source_id, created_visa, updated_visa, created_date, updated_date) VALUES &quot; &amp; IF([.G73]&lt;&gt;&quot;&quot;;&quot;('de', '&quot; &amp; SUBSTITUTE([.H73];&quot;'&quot;; &quot;\'&quot;) &amp; &quot;', LAST_INSERT_ID(), 'roland', 'roland', NOW(), NOW())&quot;; &quot;&quot;) &amp; IF(AND([.G73]&lt;&gt;&quot;&quot;; [.I73]&lt;&gt;&quot;&quot;); &quot;,&quot;; &quot;&quot;) &amp; IF([.I73]&lt;&gt;&quot;&quot;;&quot;('fr', '&quot; &amp; SUBSTITUTE(SUBSTITUTE(SUBSTITUTE([.I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" calcext:value-type="string">
            <text:p>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formula="of:=&quot;INSERT INTO translation_source SET source='&quot; &amp; SUBSTITUTE([.G74];&quot;'&quot;; &quot;\'&quot;) &amp; &quot;', location='&quot; &amp;SUBSTITUTE([.A74];&quot;'&quot;; &quot;\'&quot;) &amp; &quot;', field = '&quot; &amp; SUBSTITUTE([.B74];&quot;'&quot;; &quot;\'&quot;) &amp; &quot;'&quot; &amp; IF(OR(1; [.D74]&lt;&gt;&quot;&quot;); &quot;, context = '&quot; &amp; SUBSTITUTE([.D74];&quot;'&quot;; &quot;\'&quot;) &amp; &quot;'&quot;; &quot;&quot;) &amp; IF(AND(1; [.E74]&lt;&gt;&quot;&quot;); &quot;, textgroup = '&quot; &amp; SUBSTITUTE([.E74];&quot;'&quot;; &quot;\'&quot;) &amp; &quot;'&quot;; &quot;&quot;) &amp; &quot;, created_visa='roland', updated_visa='roland', created_date=NOW(), updated_date=NOW(); &quot; &amp; IF(OR([.G74]&lt;&gt;&quot;&quot;; [.I74]&lt;&gt;&quot;&quot;);&quot;INSERT INTO translation_target (lang, translation, translation_source_id, created_visa, updated_visa, created_date, updated_date) VALUES &quot; &amp; IF([.G74]&lt;&gt;&quot;&quot;;&quot;('de', '&quot; &amp; SUBSTITUTE([.H74];&quot;'&quot;; &quot;\'&quot;) &amp; &quot;', LAST_INSERT_ID(), 'roland', 'roland', NOW(), NOW())&quot;; &quot;&quot;) &amp; IF(AND([.G74]&lt;&gt;&quot;&quot;; [.I74]&lt;&gt;&quot;&quot;); &quot;,&quot;; &quot;&quot;) &amp; IF([.I74]&lt;&gt;&quot;&quot;;&quot;('fr', '&quot; &amp; SUBSTITUTE(SUBSTITUTE(SUBSTITUTE([.I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" calcext:value-type="string">
            <text:p>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formula="of:=&quot;INSERT INTO translation_source SET source='&quot; &amp; SUBSTITUTE([.G75];&quot;'&quot;; &quot;\'&quot;) &amp; &quot;', location='&quot; &amp;SUBSTITUTE([.A75];&quot;'&quot;; &quot;\'&quot;) &amp; &quot;', field = '&quot; &amp; SUBSTITUTE([.B75];&quot;'&quot;; &quot;\'&quot;) &amp; &quot;'&quot; &amp; IF(OR(1; [.D75]&lt;&gt;&quot;&quot;); &quot;, context = '&quot; &amp; SUBSTITUTE([.D75];&quot;'&quot;; &quot;\'&quot;) &amp; &quot;'&quot;; &quot;&quot;) &amp; IF(AND(1; [.E75]&lt;&gt;&quot;&quot;); &quot;, textgroup = '&quot; &amp; SUBSTITUTE([.E75];&quot;'&quot;; &quot;\'&quot;) &amp; &quot;'&quot;; &quot;&quot;) &amp; &quot;, created_visa='roland', updated_visa='roland', created_date=NOW(), updated_date=NOW(); &quot; &amp; IF(OR([.G75]&lt;&gt;&quot;&quot;; [.I75]&lt;&gt;&quot;&quot;);&quot;INSERT INTO translation_target (lang, translation, translation_source_id, created_visa, updated_visa, created_date, updated_date) VALUES &quot; &amp; IF([.G75]&lt;&gt;&quot;&quot;;&quot;('de', '&quot; &amp; SUBSTITUTE([.H75];&quot;'&quot;; &quot;\'&quot;) &amp; &quot;', LAST_INSERT_ID(), 'roland', 'roland', NOW(), NOW())&quot;; &quot;&quot;) &amp; IF(AND([.G75]&lt;&gt;&quot;&quot;; [.I75]&lt;&gt;&quot;&quot;); &quot;,&quot;; &quot;&quot;) &amp; IF([.I75]&lt;&gt;&quot;&quot;;&quot;('fr', '&quot; &amp; SUBSTITUTE(SUBSTITUTE(SUBSTITUTE([.I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" calcext:value-type="string">
            <text:p>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76];&quot;'&quot;; &quot;\'&quot;) &amp; &quot;', location='&quot; &amp;SUBSTITUTE([.A76];&quot;'&quot;; &quot;\'&quot;) &amp; &quot;', field = '&quot; &amp; SUBSTITUTE([.B76];&quot;'&quot;; &quot;\'&quot;) &amp; &quot;'&quot; &amp; IF(OR(1; [.D76]&lt;&gt;&quot;&quot;); &quot;, context = '&quot; &amp; SUBSTITUTE([.D76];&quot;'&quot;; &quot;\'&quot;) &amp; &quot;'&quot;; &quot;&quot;) &amp; IF(AND(1; [.E76]&lt;&gt;&quot;&quot;); &quot;, textgroup = '&quot; &amp; SUBSTITUTE([.E76];&quot;'&quot;; &quot;\'&quot;) &amp; &quot;'&quot;; &quot;&quot;) &amp; &quot;, created_visa='roland', updated_visa='roland', created_date=NOW(), updated_date=NOW(); &quot; &amp; IF(OR([.G76]&lt;&gt;&quot;&quot;; [.I76]&lt;&gt;&quot;&quot;);&quot;INSERT INTO translation_target (lang, translation, translation_source_id, created_visa, updated_visa, created_date, updated_date) VALUES &quot; &amp; IF([.G76]&lt;&gt;&quot;&quot;;&quot;('de', '&quot; &amp; SUBSTITUTE([.H76];&quot;'&quot;; &quot;\'&quot;) &amp; &quot;', LAST_INSERT_ID(), 'roland', 'roland', NOW(), NOW())&quot;; &quot;&quot;) &amp; IF(AND([.G76]&lt;&gt;&quot;&quot;; [.I76]&lt;&gt;&quot;&quot;); &quot;,&quot;; &quot;&quot;) &amp; IF([.I76]&lt;&gt;&quot;&quot;;&quot;('fr', '&quot; &amp; SUBSTITUTE(SUBSTITUTE(SUBSTITUTE([.I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G77];&quot;'&quot;; &quot;\'&quot;) &amp; &quot;', location='&quot; &amp;SUBSTITUTE([.A77];&quot;'&quot;; &quot;\'&quot;) &amp; &quot;', field = '&quot; &amp; SUBSTITUTE([.B77];&quot;'&quot;; &quot;\'&quot;) &amp; &quot;'&quot; &amp; IF(OR(1; [.D77]&lt;&gt;&quot;&quot;); &quot;, context = '&quot; &amp; SUBSTITUTE([.D77];&quot;'&quot;; &quot;\'&quot;) &amp; &quot;'&quot;; &quot;&quot;) &amp; IF(AND(1; [.E77]&lt;&gt;&quot;&quot;); &quot;, textgroup = '&quot; &amp; SUBSTITUTE([.E77];&quot;'&quot;; &quot;\'&quot;) &amp; &quot;'&quot;; &quot;&quot;) &amp; &quot;, created_visa='roland', updated_visa='roland', created_date=NOW(), updated_date=NOW(); &quot; &amp; IF(OR([.G77]&lt;&gt;&quot;&quot;; [.I77]&lt;&gt;&quot;&quot;);&quot;INSERT INTO translation_target (lang, translation, translation_source_id, created_visa, updated_visa, created_date, updated_date) VALUES &quot; &amp; IF([.G77]&lt;&gt;&quot;&quot;;&quot;('de', '&quot; &amp; SUBSTITUTE([.H77];&quot;'&quot;; &quot;\'&quot;) &amp; &quot;', LAST_INSERT_ID(), 'roland', 'roland', NOW(), NOW())&quot;; &quot;&quot;) &amp; IF(AND([.G77]&lt;&gt;&quot;&quot;; [.I77]&lt;&gt;&quot;&quot;); &quot;,&quot;; &quot;&quot;) &amp; IF([.I77]&lt;&gt;&quot;&quot;;&quot;('fr', '&quot; &amp; SUBSTITUTE(SUBSTITUTE(SUBSTITUTE([.I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G78];&quot;'&quot;; &quot;\'&quot;) &amp; &quot;', location='&quot; &amp;SUBSTITUTE([.A78];&quot;'&quot;; &quot;\'&quot;) &amp; &quot;', field = '&quot; &amp; SUBSTITUTE([.B78];&quot;'&quot;; &quot;\'&quot;) &amp; &quot;'&quot; &amp; IF(OR(1; [.D78]&lt;&gt;&quot;&quot;); &quot;, context = '&quot; &amp; SUBSTITUTE([.D78];&quot;'&quot;; &quot;\'&quot;) &amp; &quot;'&quot;; &quot;&quot;) &amp; IF(AND(1; [.E78]&lt;&gt;&quot;&quot;); &quot;, textgroup = '&quot; &amp; SUBSTITUTE([.E78];&quot;'&quot;; &quot;\'&quot;) &amp; &quot;'&quot;; &quot;&quot;) &amp; &quot;, created_visa='roland', updated_visa='roland', created_date=NOW(), updated_date=NOW(); &quot; &amp; IF(OR([.G78]&lt;&gt;&quot;&quot;; [.I78]&lt;&gt;&quot;&quot;);&quot;INSERT INTO translation_target (lang, translation, translation_source_id, created_visa, updated_visa, created_date, updated_date) VALUES &quot; &amp; IF([.G78]&lt;&gt;&quot;&quot;;&quot;('de', '&quot; &amp; SUBSTITUTE([.H78];&quot;'&quot;; &quot;\'&quot;) &amp; &quot;', LAST_INSERT_ID(), 'roland', 'roland', NOW(), NOW())&quot;; &quot;&quot;) &amp; IF(AND([.G78]&lt;&gt;&quot;&quot;; [.I78]&lt;&gt;&quot;&quot;); &quot;,&quot;; &quot;&quot;) &amp; IF([.I78]&lt;&gt;&quot;&quot;;&quot;('fr', '&quot; &amp; SUBSTITUTE(SUBSTITUTE(SUBSTITUTE([.I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79];&quot;'&quot;; &quot;\'&quot;) &amp; &quot;', location='&quot; &amp;SUBSTITUTE([.A79];&quot;'&quot;; &quot;\'&quot;) &amp; &quot;', field = '&quot; &amp; SUBSTITUTE([.B79];&quot;'&quot;; &quot;\'&quot;) &amp; &quot;'&quot; &amp; IF(OR(1; [.D79]&lt;&gt;&quot;&quot;); &quot;, context = '&quot; &amp; SUBSTITUTE([.D79];&quot;'&quot;; &quot;\'&quot;) &amp; &quot;'&quot;; &quot;&quot;) &amp; IF(AND(1; [.E79]&lt;&gt;&quot;&quot;); &quot;, textgroup = '&quot; &amp; SUBSTITUTE([.E79];&quot;'&quot;; &quot;\'&quot;) &amp; &quot;'&quot;; &quot;&quot;) &amp; &quot;, created_visa='roland', updated_visa='roland', created_date=NOW(), updated_date=NOW(); &quot; &amp; IF(OR([.G79]&lt;&gt;&quot;&quot;; [.I79]&lt;&gt;&quot;&quot;);&quot;INSERT INTO translation_target (lang, translation, translation_source_id, created_visa, updated_visa, created_date, updated_date) VALUES &quot; &amp; IF([.G79]&lt;&gt;&quot;&quot;;&quot;('de', '&quot; &amp; SUBSTITUTE([.H79];&quot;'&quot;; &quot;\'&quot;) &amp; &quot;', LAST_INSERT_ID(), 'roland', 'roland', NOW(), NOW())&quot;; &quot;&quot;) &amp; IF(AND([.G79]&lt;&gt;&quot;&quot;; [.I79]&lt;&gt;&quot;&quot;); &quot;,&quot;; &quot;&quot;) &amp; IF([.I79]&lt;&gt;&quot;&quot;;&quot;('fr', '&quot; &amp; SUBSTITUTE(SUBSTITUTE(SUBSTITUTE([.I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80];&quot;'&quot;; &quot;\'&quot;) &amp; &quot;', location='&quot; &amp;SUBSTITUTE([.A80];&quot;'&quot;; &quot;\'&quot;) &amp; &quot;', field = '&quot; &amp; SUBSTITUTE([.B80];&quot;'&quot;; &quot;\'&quot;) &amp; &quot;'&quot; &amp; IF(OR(1; [.D80]&lt;&gt;&quot;&quot;); &quot;, context = '&quot; &amp; SUBSTITUTE([.D80];&quot;'&quot;; &quot;\'&quot;) &amp; &quot;'&quot;; &quot;&quot;) &amp; IF(AND(1; [.E80]&lt;&gt;&quot;&quot;); &quot;, textgroup = '&quot; &amp; SUBSTITUTE([.E80];&quot;'&quot;; &quot;\'&quot;) &amp; &quot;'&quot;; &quot;&quot;) &amp; &quot;, created_visa='roland', updated_visa='roland', created_date=NOW(), updated_date=NOW(); &quot; &amp; IF(OR([.G80]&lt;&gt;&quot;&quot;; [.I80]&lt;&gt;&quot;&quot;);&quot;INSERT INTO translation_target (lang, translation, translation_source_id, created_visa, updated_visa, created_date, updated_date) VALUES &quot; &amp; IF([.G80]&lt;&gt;&quot;&quot;;&quot;('de', '&quot; &amp; SUBSTITUTE([.H80];&quot;'&quot;; &quot;\'&quot;) &amp; &quot;', LAST_INSERT_ID(), 'roland', 'roland', NOW(), NOW())&quot;; &quot;&quot;) &amp; IF(AND([.G80]&lt;&gt;&quot;&quot;; [.I80]&lt;&gt;&quot;&quot;); &quot;,&quot;; &quot;&quot;) &amp; IF([.I80]&lt;&gt;&quot;&quot;;&quot;('fr', '&quot; &amp; SUBSTITUTE(SUBSTITUTE(SUBSTITUTE([.I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81];&quot;'&quot;; &quot;\'&quot;) &amp; &quot;', location='&quot; &amp;SUBSTITUTE([.A81];&quot;'&quot;; &quot;\'&quot;) &amp; &quot;', field = '&quot; &amp; SUBSTITUTE([.B81];&quot;'&quot;; &quot;\'&quot;) &amp; &quot;'&quot; &amp; IF(OR(1; [.D81]&lt;&gt;&quot;&quot;); &quot;, context = '&quot; &amp; SUBSTITUTE([.D81];&quot;'&quot;; &quot;\'&quot;) &amp; &quot;'&quot;; &quot;&quot;) &amp; IF(AND(1; [.E81]&lt;&gt;&quot;&quot;); &quot;, textgroup = '&quot; &amp; SUBSTITUTE([.E81];&quot;'&quot;; &quot;\'&quot;) &amp; &quot;'&quot;; &quot;&quot;) &amp; &quot;, created_visa='roland', updated_visa='roland', created_date=NOW(), updated_date=NOW(); &quot; &amp; IF(OR([.G81]&lt;&gt;&quot;&quot;; [.I81]&lt;&gt;&quot;&quot;);&quot;INSERT INTO translation_target (lang, translation, translation_source_id, created_visa, updated_visa, created_date, updated_date) VALUES &quot; &amp; IF([.G81]&lt;&gt;&quot;&quot;;&quot;('de', '&quot; &amp; SUBSTITUTE([.H81];&quot;'&quot;; &quot;\'&quot;) &amp; &quot;', LAST_INSERT_ID(), 'roland', 'roland', NOW(), NOW())&quot;; &quot;&quot;) &amp; IF(AND([.G81]&lt;&gt;&quot;&quot;; [.I81]&lt;&gt;&quot;&quot;); &quot;,&quot;; &quot;&quot;) &amp; IF([.I81]&lt;&gt;&quot;&quot;;&quot;('fr', '&quot; &amp; SUBSTITUTE(SUBSTITUTE(SUBSTITUTE([.I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G82];&quot;'&quot;; &quot;\'&quot;) &amp; &quot;', location='&quot; &amp;SUBSTITUTE([.A82];&quot;'&quot;; &quot;\'&quot;) &amp; &quot;', field = '&quot; &amp; SUBSTITUTE([.B82];&quot;'&quot;; &quot;\'&quot;) &amp; &quot;'&quot; &amp; IF(OR(1; [.D82]&lt;&gt;&quot;&quot;); &quot;, context = '&quot; &amp; SUBSTITUTE([.D82];&quot;'&quot;; &quot;\'&quot;) &amp; &quot;'&quot;; &quot;&quot;) &amp; IF(AND(1; [.E82]&lt;&gt;&quot;&quot;); &quot;, textgroup = '&quot; &amp; SUBSTITUTE([.E82];&quot;'&quot;; &quot;\'&quot;) &amp; &quot;'&quot;; &quot;&quot;) &amp; &quot;, created_visa='roland', updated_visa='roland', created_date=NOW(), updated_date=NOW(); &quot; &amp; IF(OR([.G82]&lt;&gt;&quot;&quot;; [.I82]&lt;&gt;&quot;&quot;);&quot;INSERT INTO translation_target (lang, translation, translation_source_id, created_visa, updated_visa, created_date, updated_date) VALUES &quot; &amp; IF([.G82]&lt;&gt;&quot;&quot;;&quot;('de', '&quot; &amp; SUBSTITUTE([.H82];&quot;'&quot;; &quot;\'&quot;) &amp; &quot;', LAST_INSERT_ID(), 'roland', 'roland', NOW(), NOW())&quot;; &quot;&quot;) &amp; IF(AND([.G82]&lt;&gt;&quot;&quot;; [.I82]&lt;&gt;&quot;&quot;); &quot;,&quot;; &quot;&quot;) &amp; IF([.I82]&lt;&gt;&quot;&quot;;&quot;('fr', '&quot; &amp; SUBSTITUTE(SUBSTITUTE(SUBSTITUTE([.I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G83];&quot;'&quot;; &quot;\'&quot;) &amp; &quot;', location='&quot; &amp;SUBSTITUTE([.A83];&quot;'&quot;; &quot;\'&quot;) &amp; &quot;', field = '&quot; &amp; SUBSTITUTE([.B83];&quot;'&quot;; &quot;\'&quot;) &amp; &quot;'&quot; &amp; IF(OR(1; [.D83]&lt;&gt;&quot;&quot;); &quot;, context = '&quot; &amp; SUBSTITUTE([.D83];&quot;'&quot;; &quot;\'&quot;) &amp; &quot;'&quot;; &quot;&quot;) &amp; IF(AND(1; [.E83]&lt;&gt;&quot;&quot;); &quot;, textgroup = '&quot; &amp; SUBSTITUTE([.E83];&quot;'&quot;; &quot;\'&quot;) &amp; &quot;'&quot;; &quot;&quot;) &amp; &quot;, created_visa='roland', updated_visa='roland', created_date=NOW(), updated_date=NOW(); &quot; &amp; IF(OR([.G83]&lt;&gt;&quot;&quot;; [.I83]&lt;&gt;&quot;&quot;);&quot;INSERT INTO translation_target (lang, translation, translation_source_id, created_visa, updated_visa, created_date, updated_date) VALUES &quot; &amp; IF([.G83]&lt;&gt;&quot;&quot;;&quot;('de', '&quot; &amp; SUBSTITUTE([.H83];&quot;'&quot;; &quot;\'&quot;) &amp; &quot;', LAST_INSERT_ID(), 'roland', 'roland', NOW(), NOW())&quot;; &quot;&quot;) &amp; IF(AND([.G83]&lt;&gt;&quot;&quot;; [.I83]&lt;&gt;&quot;&quot;); &quot;,&quot;; &quot;&quot;) &amp; IF([.I83]&lt;&gt;&quot;&quot;;&quot;('fr', '&quot; &amp; SUBSTITUTE(SUBSTITUTE(SUBSTITUTE([.I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G84];&quot;'&quot;; &quot;\'&quot;) &amp; &quot;', location='&quot; &amp;SUBSTITUTE([.A84];&quot;'&quot;; &quot;\'&quot;) &amp; &quot;', field = '&quot; &amp; SUBSTITUTE([.B84];&quot;'&quot;; &quot;\'&quot;) &amp; &quot;'&quot; &amp; IF(OR(1; [.D84]&lt;&gt;&quot;&quot;); &quot;, context = '&quot; &amp; SUBSTITUTE([.D84];&quot;'&quot;; &quot;\'&quot;) &amp; &quot;'&quot;; &quot;&quot;) &amp; IF(AND(1; [.E84]&lt;&gt;&quot;&quot;); &quot;, textgroup = '&quot; &amp; SUBSTITUTE([.E84];&quot;'&quot;; &quot;\'&quot;) &amp; &quot;'&quot;; &quot;&quot;) &amp; &quot;, created_visa='roland', updated_visa='roland', created_date=NOW(), updated_date=NOW(); &quot; &amp; IF(OR([.G84]&lt;&gt;&quot;&quot;; [.I84]&lt;&gt;&quot;&quot;);&quot;INSERT INTO translation_target (lang, translation, translation_source_id, created_visa, updated_visa, created_date, updated_date) VALUES &quot; &amp; IF([.G84]&lt;&gt;&quot;&quot;;&quot;('de', '&quot; &amp; SUBSTITUTE([.H84];&quot;'&quot;; &quot;\'&quot;) &amp; &quot;', LAST_INSERT_ID(), 'roland', 'roland', NOW(), NOW())&quot;; &quot;&quot;) &amp; IF(AND([.G84]&lt;&gt;&quot;&quot;; [.I84]&lt;&gt;&quot;&quot;); &quot;,&quot;; &quot;&quot;) &amp; IF([.I84]&lt;&gt;&quot;&quot;;&quot;('fr', '&quot; &amp; SUBSTITUTE(SUBSTITUTE(SUBSTITUTE([.I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G85];&quot;'&quot;; &quot;\'&quot;) &amp; &quot;', location='&quot; &amp;SUBSTITUTE([.A85];&quot;'&quot;; &quot;\'&quot;) &amp; &quot;', field = '&quot; &amp; SUBSTITUTE([.B85];&quot;'&quot;; &quot;\'&quot;) &amp; &quot;'&quot; &amp; IF(OR(1; [.D85]&lt;&gt;&quot;&quot;); &quot;, context = '&quot; &amp; SUBSTITUTE([.D85];&quot;'&quot;; &quot;\'&quot;) &amp; &quot;'&quot;; &quot;&quot;) &amp; IF(AND(1; [.E85]&lt;&gt;&quot;&quot;); &quot;, textgroup = '&quot; &amp; SUBSTITUTE([.E85];&quot;'&quot;; &quot;\'&quot;) &amp; &quot;'&quot;; &quot;&quot;) &amp; &quot;, created_visa='roland', updated_visa='roland', created_date=NOW(), updated_date=NOW(); &quot; &amp; IF(OR([.G85]&lt;&gt;&quot;&quot;; [.I85]&lt;&gt;&quot;&quot;);&quot;INSERT INTO translation_target (lang, translation, translation_source_id, created_visa, updated_visa, created_date, updated_date) VALUES &quot; &amp; IF([.G85]&lt;&gt;&quot;&quot;;&quot;('de', '&quot; &amp; SUBSTITUTE([.H85];&quot;'&quot;; &quot;\'&quot;) &amp; &quot;', LAST_INSERT_ID(), 'roland', 'roland', NOW(), NOW())&quot;; &quot;&quot;) &amp; IF(AND([.G85]&lt;&gt;&quot;&quot;; [.I85]&lt;&gt;&quot;&quot;); &quot;,&quot;; &quot;&quot;) &amp; IF([.I85]&lt;&gt;&quot;&quot;;&quot;('fr', '&quot; &amp; SUBSTITUTE(SUBSTITUTE(SUBSTITUTE([.I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G86];&quot;'&quot;; &quot;\'&quot;) &amp; &quot;', location='&quot; &amp;SUBSTITUTE([.A86];&quot;'&quot;; &quot;\'&quot;) &amp; &quot;', field = '&quot; &amp; SUBSTITUTE([.B86];&quot;'&quot;; &quot;\'&quot;) &amp; &quot;'&quot; &amp; IF(OR(1; [.D86]&lt;&gt;&quot;&quot;); &quot;, context = '&quot; &amp; SUBSTITUTE([.D86];&quot;'&quot;; &quot;\'&quot;) &amp; &quot;'&quot;; &quot;&quot;) &amp; IF(AND(1; [.E86]&lt;&gt;&quot;&quot;); &quot;, textgroup = '&quot; &amp; SUBSTITUTE([.E86];&quot;'&quot;; &quot;\'&quot;) &amp; &quot;'&quot;; &quot;&quot;) &amp; &quot;, created_visa='roland', updated_visa='roland', created_date=NOW(), updated_date=NOW(); &quot; &amp; IF(OR([.G86]&lt;&gt;&quot;&quot;; [.I86]&lt;&gt;&quot;&quot;);&quot;INSERT INTO translation_target (lang, translation, translation_source_id, created_visa, updated_visa, created_date, updated_date) VALUES &quot; &amp; IF([.G86]&lt;&gt;&quot;&quot;;&quot;('de', '&quot; &amp; SUBSTITUTE([.H86];&quot;'&quot;; &quot;\'&quot;) &amp; &quot;', LAST_INSERT_ID(), 'roland', 'roland', NOW(), NOW())&quot;; &quot;&quot;) &amp; IF(AND([.G86]&lt;&gt;&quot;&quot;; [.I86]&lt;&gt;&quot;&quot;); &quot;,&quot;; &quot;&quot;) &amp; IF([.I86]&lt;&gt;&quot;&quot;;&quot;('fr', '&quot; &amp; SUBSTITUTE(SUBSTITUTE(SUBSTITUTE([.I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G87];&quot;'&quot;; &quot;\'&quot;) &amp; &quot;', location='&quot; &amp;SUBSTITUTE([.A87];&quot;'&quot;; &quot;\'&quot;) &amp; &quot;', field = '&quot; &amp; SUBSTITUTE([.B87];&quot;'&quot;; &quot;\'&quot;) &amp; &quot;'&quot; &amp; IF(OR(1; [.D87]&lt;&gt;&quot;&quot;); &quot;, context = '&quot; &amp; SUBSTITUTE([.D87];&quot;'&quot;; &quot;\'&quot;) &amp; &quot;'&quot;; &quot;&quot;) &amp; IF(AND(1; [.E87]&lt;&gt;&quot;&quot;); &quot;, textgroup = '&quot; &amp; SUBSTITUTE([.E87];&quot;'&quot;; &quot;\'&quot;) &amp; &quot;'&quot;; &quot;&quot;) &amp; &quot;, created_visa='roland', updated_visa='roland', created_date=NOW(), updated_date=NOW(); &quot; &amp; IF(OR([.G87]&lt;&gt;&quot;&quot;; [.I87]&lt;&gt;&quot;&quot;);&quot;INSERT INTO translation_target (lang, translation, translation_source_id, created_visa, updated_visa, created_date, updated_date) VALUES &quot; &amp; IF([.G87]&lt;&gt;&quot;&quot;;&quot;('de', '&quot; &amp; SUBSTITUTE([.H87];&quot;'&quot;; &quot;\'&quot;) &amp; &quot;', LAST_INSERT_ID(), 'roland', 'roland', NOW(), NOW())&quot;; &quot;&quot;) &amp; IF(AND([.G87]&lt;&gt;&quot;&quot;; [.I87]&lt;&gt;&quot;&quot;); &quot;,&quot;; &quot;&quot;) &amp; IF([.I87]&lt;&gt;&quot;&quot;;&quot;('fr', '&quot; &amp; SUBSTITUTE(SUBSTITUTE(SUBSTITUTE([.I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88];&quot;'&quot;; &quot;\'&quot;) &amp; &quot;', location='&quot; &amp;SUBSTITUTE([.A88];&quot;'&quot;; &quot;\'&quot;) &amp; &quot;', field = '&quot; &amp; SUBSTITUTE([.B88];&quot;'&quot;; &quot;\'&quot;) &amp; &quot;'&quot; &amp; IF(OR(1; [.D88]&lt;&gt;&quot;&quot;); &quot;, context = '&quot; &amp; SUBSTITUTE([.D88];&quot;'&quot;; &quot;\'&quot;) &amp; &quot;'&quot;; &quot;&quot;) &amp; IF(AND(1; [.E88]&lt;&gt;&quot;&quot;); &quot;, textgroup = '&quot; &amp; SUBSTITUTE([.E88];&quot;'&quot;; &quot;\'&quot;) &amp; &quot;'&quot;; &quot;&quot;) &amp; &quot;, created_visa='roland', updated_visa='roland', created_date=NOW(), updated_date=NOW(); &quot; &amp; IF(OR([.G88]&lt;&gt;&quot;&quot;; [.I88]&lt;&gt;&quot;&quot;);&quot;INSERT INTO translation_target (lang, translation, translation_source_id, created_visa, updated_visa, created_date, updated_date) VALUES &quot; &amp; IF([.G88]&lt;&gt;&quot;&quot;;&quot;('de', '&quot; &amp; SUBSTITUTE([.H88];&quot;'&quot;; &quot;\'&quot;) &amp; &quot;', LAST_INSERT_ID(), 'roland', 'roland', NOW(), NOW())&quot;; &quot;&quot;) &amp; IF(AND([.G88]&lt;&gt;&quot;&quot;; [.I88]&lt;&gt;&quot;&quot;); &quot;,&quot;; &quot;&quot;) &amp; IF([.I88]&lt;&gt;&quot;&quot;;&quot;('fr', '&quot; &amp; SUBSTITUTE(SUBSTITUTE(SUBSTITUTE([.I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89];&quot;'&quot;; &quot;\'&quot;) &amp; &quot;', location='&quot; &amp;SUBSTITUTE([.A89];&quot;'&quot;; &quot;\'&quot;) &amp; &quot;', field = '&quot; &amp; SUBSTITUTE([.B89];&quot;'&quot;; &quot;\'&quot;) &amp; &quot;'&quot; &amp; IF(OR(1; [.D89]&lt;&gt;&quot;&quot;); &quot;, context = '&quot; &amp; SUBSTITUTE([.D89];&quot;'&quot;; &quot;\'&quot;) &amp; &quot;'&quot;; &quot;&quot;) &amp; IF(AND(1; [.E89]&lt;&gt;&quot;&quot;); &quot;, textgroup = '&quot; &amp; SUBSTITUTE([.E89];&quot;'&quot;; &quot;\'&quot;) &amp; &quot;'&quot;; &quot;&quot;) &amp; &quot;, created_visa='roland', updated_visa='roland', created_date=NOW(), updated_date=NOW(); &quot; &amp; IF(OR([.G89]&lt;&gt;&quot;&quot;; [.I89]&lt;&gt;&quot;&quot;);&quot;INSERT INTO translation_target (lang, translation, translation_source_id, created_visa, updated_visa, created_date, updated_date) VALUES &quot; &amp; IF([.G89]&lt;&gt;&quot;&quot;;&quot;('de', '&quot; &amp; SUBSTITUTE([.H89];&quot;'&quot;; &quot;\'&quot;) &amp; &quot;', LAST_INSERT_ID(), 'roland', 'roland', NOW(), NOW())&quot;; &quot;&quot;) &amp; IF(AND([.G89]&lt;&gt;&quot;&quot;; [.I89]&lt;&gt;&quot;&quot;); &quot;,&quot;; &quot;&quot;) &amp; IF([.I89]&lt;&gt;&quot;&quot;;&quot;('fr', '&quot; &amp; SUBSTITUTE(SUBSTITUTE(SUBSTITUTE([.I8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90];&quot;'&quot;; &quot;\'&quot;) &amp; &quot;', location='&quot; &amp;SUBSTITUTE([.A90];&quot;'&quot;; &quot;\'&quot;) &amp; &quot;', field = '&quot; &amp; SUBSTITUTE([.B90];&quot;'&quot;; &quot;\'&quot;) &amp; &quot;'&quot; &amp; IF(OR(1; [.D90]&lt;&gt;&quot;&quot;); &quot;, context = '&quot; &amp; SUBSTITUTE([.D90];&quot;'&quot;; &quot;\'&quot;) &amp; &quot;'&quot;; &quot;&quot;) &amp; IF(AND(1; [.E90]&lt;&gt;&quot;&quot;); &quot;, textgroup = '&quot; &amp; SUBSTITUTE([.E90];&quot;'&quot;; &quot;\'&quot;) &amp; &quot;'&quot;; &quot;&quot;) &amp; &quot;, created_visa='roland', updated_visa='roland', created_date=NOW(), updated_date=NOW(); &quot; &amp; IF(OR([.G90]&lt;&gt;&quot;&quot;; [.I90]&lt;&gt;&quot;&quot;);&quot;INSERT INTO translation_target (lang, translation, translation_source_id, created_visa, updated_visa, created_date, updated_date) VALUES &quot; &amp; IF([.G90]&lt;&gt;&quot;&quot;;&quot;('de', '&quot; &amp; SUBSTITUTE([.H90];&quot;'&quot;; &quot;\'&quot;) &amp; &quot;', LAST_INSERT_ID(), 'roland', 'roland', NOW(), NOW())&quot;; &quot;&quot;) &amp; IF(AND([.G90]&lt;&gt;&quot;&quot;; [.I90]&lt;&gt;&quot;&quot;); &quot;,&quot;; &quot;&quot;) &amp; IF([.I90]&lt;&gt;&quot;&quot;;&quot;('fr', '&quot; &amp; SUBSTITUTE(SUBSTITUTE(SUBSTITUTE([.I9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co-praesident</text:p>
          </table:table-cell>
          <table:table-cell office:value-type="string" calcext:value-type="string">
            <text:p>Co-Präsident</text:p>
          </table:table-cell>
          <table:table-cell table:style-name="ce8" office:value-type="string" calcext:value-type="string">
            <text:p>Coprésident</text:p>
          </table:table-cell>
          <table:table-cell office:value-type="string" calcext:value-type="string">
            <text:p>aussi Coprésidente ?</text:p>
          </table:table-cell>
          <table:table-cell/>
          <table:table-cell table:formula="of:=&quot;INSERT INTO translation_source SET source='&quot; &amp; SUBSTITUTE([.G91];&quot;'&quot;; &quot;\'&quot;) &amp; &quot;', location='&quot; &amp;SUBSTITUTE([.A91];&quot;'&quot;; &quot;\'&quot;) &amp; &quot;', field = '&quot; &amp; SUBSTITUTE([.B91];&quot;'&quot;; &quot;\'&quot;) &amp; &quot;'&quot; &amp; IF(OR(1; [.D91]&lt;&gt;&quot;&quot;); &quot;, context = '&quot; &amp; SUBSTITUTE([.D91];&quot;'&quot;; &quot;\'&quot;) &amp; &quot;'&quot;; &quot;&quot;) &amp; IF(AND(1; [.E91]&lt;&gt;&quot;&quot;); &quot;, textgroup = '&quot; &amp; SUBSTITUTE([.E91];&quot;'&quot;; &quot;\'&quot;) &amp; &quot;'&quot;; &quot;&quot;) &amp; &quot;, created_visa='roland', updated_visa='roland', created_date=NOW(), updated_date=NOW(); &quot; &amp; IF(OR([.G91]&lt;&gt;&quot;&quot;; [.I91]&lt;&gt;&quot;&quot;);&quot;INSERT INTO translation_target (lang, translation, translation_source_id, created_visa, updated_visa, created_date, updated_date) VALUES &quot; &amp; IF([.G91]&lt;&gt;&quot;&quot;;&quot;('de', '&quot; &amp; SUBSTITUTE([.H91];&quot;'&quot;; &quot;\'&quot;) &amp; &quot;', LAST_INSERT_ID(), 'roland', 'roland', NOW(), NOW())&quot;; &quot;&quot;) &amp; IF(AND([.G91]&lt;&gt;&quot;&quot;; [.I91]&lt;&gt;&quot;&quot;); &quot;,&quot;; &quot;&quot;) &amp; IF([.I91]&lt;&gt;&quot;&quot;;&quot;('fr', '&quot; &amp; SUBSTITUTE(SUBSTITUTE(SUBSTITUTE([.I9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" calcext:value-type="string">
            <text:p>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G92];&quot;'&quot;; &quot;\'&quot;) &amp; &quot;', location='&quot; &amp;SUBSTITUTE([.A92];&quot;'&quot;; &quot;\'&quot;) &amp; &quot;', field = '&quot; &amp; SUBSTITUTE([.B92];&quot;'&quot;; &quot;\'&quot;) &amp; &quot;'&quot; &amp; IF(OR(1; [.D92]&lt;&gt;&quot;&quot;); &quot;, context = '&quot; &amp; SUBSTITUTE([.D92];&quot;'&quot;; &quot;\'&quot;) &amp; &quot;'&quot;; &quot;&quot;) &amp; IF(AND(1; [.E92]&lt;&gt;&quot;&quot;); &quot;, textgroup = '&quot; &amp; SUBSTITUTE([.E92];&quot;'&quot;; &quot;\'&quot;) &amp; &quot;'&quot;; &quot;&quot;) &amp; &quot;, created_visa='roland', updated_visa='roland', created_date=NOW(), updated_date=NOW(); &quot; &amp; IF(OR([.G92]&lt;&gt;&quot;&quot;; [.I92]&lt;&gt;&quot;&quot;);&quot;INSERT INTO translation_target (lang, translation, translation_source_id, created_visa, updated_visa, created_date, updated_date) VALUES &quot; &amp; IF([.G92]&lt;&gt;&quot;&quot;;&quot;('de', '&quot; &amp; SUBSTITUTE([.H92];&quot;'&quot;; &quot;\'&quot;) &amp; &quot;', LAST_INSERT_ID(), 'roland', 'roland', NOW(), NOW())&quot;; &quot;&quot;) &amp; IF(AND([.G92]&lt;&gt;&quot;&quot;; [.I92]&lt;&gt;&quot;&quot;); &quot;,&quot;; &quot;&quot;) &amp; IF([.I92]&lt;&gt;&quot;&quot;;&quot;('fr', '&quot; &amp; SUBSTITUTE(SUBSTITUTE(SUBSTITUTE([.I9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b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ous-commission</text:p>
          </table:table-cell>
          <table:table-cell table:number-columns-repeated="2"/>
          <table:table-cell table:formula="of:=&quot;INSERT INTO translation_source SET source='&quot; &amp; SUBSTITUTE([.G93];&quot;'&quot;; &quot;\'&quot;) &amp; &quot;', location='&quot; &amp;SUBSTITUTE([.A93];&quot;'&quot;; &quot;\'&quot;) &amp; &quot;', field = '&quot; &amp; SUBSTITUTE([.B93];&quot;'&quot;; &quot;\'&quot;) &amp; &quot;'&quot; &amp; IF(OR(1; [.D93]&lt;&gt;&quot;&quot;); &quot;, context = '&quot; &amp; SUBSTITUTE([.D93];&quot;'&quot;; &quot;\'&quot;) &amp; &quot;'&quot;; &quot;&quot;) &amp; IF(AND(1; [.E93]&lt;&gt;&quot;&quot;); &quot;, textgroup = '&quot; &amp; SUBSTITUTE([.E93];&quot;'&quot;; &quot;\'&quot;) &amp; &quot;'&quot;; &quot;&quot;) &amp; &quot;, created_visa='roland', updated_visa='roland', created_date=NOW(), updated_date=NOW(); &quot; &amp; IF(OR([.G93]&lt;&gt;&quot;&quot;; [.I93]&lt;&gt;&quot;&quot;);&quot;INSERT INTO translation_target (lang, translation, translation_source_id, created_visa, updated_visa, created_date, updated_date) VALUES &quot; &amp; IF([.G93]&lt;&gt;&quot;&quot;;&quot;('de', '&quot; &amp; SUBSTITUTE([.H93];&quot;'&quot;; &quot;\'&quot;) &amp; &quot;', LAST_INSERT_ID(), 'roland', 'roland', NOW(), NOW())&quot;; &quot;&quot;) &amp; IF(AND([.G93]&lt;&gt;&quot;&quot;; [.I93]&lt;&gt;&quot;&quot;); &quot;,&quot;; &quot;&quot;) &amp; IF([.I93]&lt;&gt;&quot;&quot;;&quot;('fr', '&quot; &amp; SUBSTITUTE(SUBSTITUTE(SUBSTITUTE([.I9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" calcext:value-type="string">
            <text:p>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pezialkommission</text:p>
          </table:table-cell>
          <table:table-cell office:value-type="string" calcext:value-type="string">
            <text:p>Spezialkommission</text:p>
          </table:table-cell>
          <table:table-cell office:value-type="string" calcext:value-type="string">
            <text:p>Commission spéciale</text:p>
          </table:table-cell>
          <table:table-cell table:number-columns-repeated="2"/>
          <table:table-cell table:formula="of:=&quot;INSERT INTO translation_source SET source='&quot; &amp; SUBSTITUTE([.G94];&quot;'&quot;; &quot;\'&quot;) &amp; &quot;', location='&quot; &amp;SUBSTITUTE([.A94];&quot;'&quot;; &quot;\'&quot;) &amp; &quot;', field = '&quot; &amp; SUBSTITUTE([.B94];&quot;'&quot;; &quot;\'&quot;) &amp; &quot;'&quot; &amp; IF(OR(1; [.D94]&lt;&gt;&quot;&quot;); &quot;, context = '&quot; &amp; SUBSTITUTE([.D94];&quot;'&quot;; &quot;\'&quot;) &amp; &quot;'&quot;; &quot;&quot;) &amp; IF(AND(1; [.E94]&lt;&gt;&quot;&quot;); &quot;, textgroup = '&quot; &amp; SUBSTITUTE([.E94];&quot;'&quot;; &quot;\'&quot;) &amp; &quot;'&quot;; &quot;&quot;) &amp; &quot;, created_visa='roland', updated_visa='roland', created_date=NOW(), updated_date=NOW(); &quot; &amp; IF(OR([.G94]&lt;&gt;&quot;&quot;; [.I94]&lt;&gt;&quot;&quot;);&quot;INSERT INTO translation_target (lang, translation, translation_source_id, created_visa, updated_visa, created_date, updated_date) VALUES &quot; &amp; IF([.G94]&lt;&gt;&quot;&quot;;&quot;('de', '&quot; &amp; SUBSTITUTE([.H94];&quot;'&quot;; &quot;\'&quot;) &amp; &quot;', LAST_INSERT_ID(), 'roland', 'roland', NOW(), NOW())&quot;; &quot;&quot;) &amp; IF(AND([.G94]&lt;&gt;&quot;&quot;; [.I94]&lt;&gt;&quot;&quot;); &quot;,&quot;; &quot;&quot;) &amp; IF([.I94]&lt;&gt;&quot;&quot;;&quot;('fr', '&quot; &amp; SUBSTITUTE(SUBSTITUTE(SUBSTITUTE([.I9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" calcext:value-type="string">
            <text:p>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gislativkommission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Commission législative</text:p>
          </table:table-cell>
          <table:table-cell table:number-columns-repeated="2"/>
          <table:table-cell table:formula="of:=&quot;INSERT INTO translation_source SET source='&quot; &amp; SUBSTITUTE([.G95];&quot;'&quot;; &quot;\'&quot;) &amp; &quot;', location='&quot; &amp;SUBSTITUTE([.A95];&quot;'&quot;; &quot;\'&quot;) &amp; &quot;', field = '&quot; &amp; SUBSTITUTE([.B95];&quot;'&quot;; &quot;\'&quot;) &amp; &quot;'&quot; &amp; IF(OR(1; [.D95]&lt;&gt;&quot;&quot;); &quot;, context = '&quot; &amp; SUBSTITUTE([.D95];&quot;'&quot;; &quot;\'&quot;) &amp; &quot;'&quot;; &quot;&quot;) &amp; IF(AND(1; [.E95]&lt;&gt;&quot;&quot;); &quot;, textgroup = '&quot; &amp; SUBSTITUTE([.E95];&quot;'&quot;; &quot;\'&quot;) &amp; &quot;'&quot;; &quot;&quot;) &amp; &quot;, created_visa='roland', updated_visa='roland', created_date=NOW(), updated_date=NOW(); &quot; &amp; IF(OR([.G95]&lt;&gt;&quot;&quot;; [.I95]&lt;&gt;&quot;&quot;);&quot;INSERT INTO translation_target (lang, translation, translation_source_id, created_visa, updated_visa, created_date, updated_date) VALUES &quot; &amp; IF([.G95]&lt;&gt;&quot;&quot;;&quot;('de', '&quot; &amp; SUBSTITUTE([.H95];&quot;'&quot;; &quot;\'&quot;) &amp; &quot;', LAST_INSERT_ID(), 'roland', 'roland', NOW(), NOW())&quot;; &quot;&quot;) &amp; IF(AND([.G95]&lt;&gt;&quot;&quot;; [.I95]&lt;&gt;&quot;&quot;); &quot;,&quot;; &quot;&quot;) &amp; IF([.I95]&lt;&gt;&quot;&quot;;&quot;('fr', '&quot; &amp; SUBSTITUTE(SUBSTITUTE(SUBSTITUTE([.I9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" calcext:value-type="string">
            <text:p>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fsichts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Commission de surveillance</text:p>
          </table:table-cell>
          <table:table-cell table:number-columns-repeated="2"/>
          <table:table-cell table:formula="of:=&quot;INSERT INTO translation_source SET source='&quot; &amp; SUBSTITUTE([.G96];&quot;'&quot;; &quot;\'&quot;) &amp; &quot;', location='&quot; &amp;SUBSTITUTE([.A96];&quot;'&quot;; &quot;\'&quot;) &amp; &quot;', field = '&quot; &amp; SUBSTITUTE([.B96];&quot;'&quot;; &quot;\'&quot;) &amp; &quot;'&quot; &amp; IF(OR(1; [.D96]&lt;&gt;&quot;&quot;); &quot;, context = '&quot; &amp; SUBSTITUTE([.D96];&quot;'&quot;; &quot;\'&quot;) &amp; &quot;'&quot;; &quot;&quot;) &amp; IF(AND(1; [.E96]&lt;&gt;&quot;&quot;); &quot;, textgroup = '&quot; &amp; SUBSTITUTE([.E96];&quot;'&quot;; &quot;\'&quot;) &amp; &quot;'&quot;; &quot;&quot;) &amp; &quot;, created_visa='roland', updated_visa='roland', created_date=NOW(), updated_date=NOW(); &quot; &amp; IF(OR([.G96]&lt;&gt;&quot;&quot;; [.I96]&lt;&gt;&quot;&quot;);&quot;INSERT INTO translation_target (lang, translation, translation_source_id, created_visa, updated_visa, created_date, updated_date) VALUES &quot; &amp; IF([.G96]&lt;&gt;&quot;&quot;;&quot;('de', '&quot; &amp; SUBSTITUTE([.H96];&quot;'&quot;; &quot;\'&quot;) &amp; &quot;', LAST_INSERT_ID(), 'roland', 'roland', NOW(), NOW())&quot;; &quot;&quot;) &amp; IF(AND([.G96]&lt;&gt;&quot;&quot;; [.I96]&lt;&gt;&quot;&quot;); &quot;,&quot;; &quot;&quot;) &amp; IF([.I96]&lt;&gt;&quot;&quot;;&quot;('fr', '&quot; &amp; SUBSTITUTE(SUBSTITUTE(SUBSTITUTE([.I9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" calcext:value-type="string">
            <text:p>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 verwaltungskontrolle</text:p>
          </table:table-cell>
          <table:table-cell office:value-type="string" calcext:value-type="string">
            <text:p>Parlamentarische Verwaltungskontrolle</text:p>
          </table:table-cell>
          <table:table-cell office:value-type="string" calcext:value-type="string">
            <text:p>Contrôle parlementaire de l’administration</text:p>
          </table:table-cell>
          <table:table-cell table:number-columns-repeated="2"/>
          <table:table-cell table:formula="of:=&quot;INSERT INTO translation_source SET source='&quot; &amp; SUBSTITUTE([.G97];&quot;'&quot;; &quot;\'&quot;) &amp; &quot;', location='&quot; &amp;SUBSTITUTE([.A97];&quot;'&quot;; &quot;\'&quot;) &amp; &quot;', field = '&quot; &amp; SUBSTITUTE([.B97];&quot;'&quot;; &quot;\'&quot;) &amp; &quot;'&quot; &amp; IF(OR(1; [.D97]&lt;&gt;&quot;&quot;); &quot;, context = '&quot; &amp; SUBSTITUTE([.D97];&quot;'&quot;; &quot;\'&quot;) &amp; &quot;'&quot;; &quot;&quot;) &amp; IF(AND(1; [.E97]&lt;&gt;&quot;&quot;); &quot;, textgroup = '&quot; &amp; SUBSTITUTE([.E97];&quot;'&quot;; &quot;\'&quot;) &amp; &quot;'&quot;; &quot;&quot;) &amp; &quot;, created_visa='roland', updated_visa='roland', created_date=NOW(), updated_date=NOW(); &quot; &amp; IF(OR([.G97]&lt;&gt;&quot;&quot;; [.I97]&lt;&gt;&quot;&quot;);&quot;INSERT INTO translation_target (lang, translation, translation_source_id, created_visa, updated_visa, created_date, updated_date) VALUES &quot; &amp; IF([.G97]&lt;&gt;&quot;&quot;;&quot;('de', '&quot; &amp; SUBSTITUTE([.H97];&quot;'&quot;; &quot;\'&quot;) &amp; &quot;', LAST_INSERT_ID(), 'roland', 'roland', NOW(), NOW())&quot;; &quot;&quot;) &amp; IF(AND([.G97]&lt;&gt;&quot;&quot;; [.I97]&lt;&gt;&quot;&quot;); &quot;,&quot;; &quot;&quot;) &amp; IF([.I97]&lt;&gt;&quot;&quot;;&quot;('fr', '&quot; &amp; SUBSTITUTE(SUBSTITUTE(SUBSTITUTE([.I9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" calcext:value-type="string">
            <text:p>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eitere kommission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Autre commission</text:p>
          </table:table-cell>
          <table:table-cell table:number-columns-repeated="2"/>
          <table:table-cell table:formula="of:=&quot;INSERT INTO translation_source SET source='&quot; &amp; SUBSTITUTE([.G98];&quot;'&quot;; &quot;\'&quot;) &amp; &quot;', location='&quot; &amp;SUBSTITUTE([.A98];&quot;'&quot;; &quot;\'&quot;) &amp; &quot;', field = '&quot; &amp; SUBSTITUTE([.B98];&quot;'&quot;; &quot;\'&quot;) &amp; &quot;'&quot; &amp; IF(OR(1; [.D98]&lt;&gt;&quot;&quot;); &quot;, context = '&quot; &amp; SUBSTITUTE([.D98];&quot;'&quot;; &quot;\'&quot;) &amp; &quot;'&quot;; &quot;&quot;) &amp; IF(AND(1; [.E98]&lt;&gt;&quot;&quot;); &quot;, textgroup = '&quot; &amp; SUBSTITUTE([.E98];&quot;'&quot;; &quot;\'&quot;) &amp; &quot;'&quot;; &quot;&quot;) &amp; &quot;, created_visa='roland', updated_visa='roland', created_date=NOW(), updated_date=NOW(); &quot; &amp; IF(OR([.G98]&lt;&gt;&quot;&quot;; [.I98]&lt;&gt;&quot;&quot;);&quot;INSERT INTO translation_target (lang, translation, translation_source_id, created_visa, updated_visa, created_date, updated_date) VALUES &quot; &amp; IF([.G98]&lt;&gt;&quot;&quot;;&quot;('de', '&quot; &amp; SUBSTITUTE([.H98];&quot;'&quot;; &quot;\'&quot;) &amp; &quot;', LAST_INSERT_ID(), 'roland', 'roland', NOW(), NOW())&quot;; &quot;&quot;) &amp; IF(AND([.G98]&lt;&gt;&quot;&quot;; [.I98]&lt;&gt;&quot;&quot;); &quot;,&quot;; &quot;&quot;) &amp; IF([.I98]&lt;&gt;&quot;&quot;;&quot;('fr', '&quot; &amp; SUBSTITUTE(SUBSTITUTE(SUBSTITUTE([.I9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" calcext:value-type="string">
            <text:p>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legation im weiteren sinne</text:p>
          </table:table-cell>
          <table:table-cell office:value-type="string" calcext:value-type="string">
            <text:p>Delegation im weiteren Sinne</text:p>
          </table:table-cell>
          <table:table-cell office:value-type="string" calcext:value-type="string">
            <text:p>Délégation au sens large</text:p>
          </table:table-cell>
          <table:table-cell table:number-columns-repeated="2"/>
          <table:table-cell table:formula="of:=&quot;INSERT INTO translation_source SET source='&quot; &amp; SUBSTITUTE([.G99];&quot;'&quot;; &quot;\'&quot;) &amp; &quot;', location='&quot; &amp;SUBSTITUTE([.A99];&quot;'&quot;; &quot;\'&quot;) &amp; &quot;', field = '&quot; &amp; SUBSTITUTE([.B99];&quot;'&quot;; &quot;\'&quot;) &amp; &quot;'&quot; &amp; IF(OR(1; [.D99]&lt;&gt;&quot;&quot;); &quot;, context = '&quot; &amp; SUBSTITUTE([.D99];&quot;'&quot;; &quot;\'&quot;) &amp; &quot;'&quot;; &quot;&quot;) &amp; IF(AND(1; [.E99]&lt;&gt;&quot;&quot;); &quot;, textgroup = '&quot; &amp; SUBSTITUTE([.E99];&quot;'&quot;; &quot;\'&quot;) &amp; &quot;'&quot;; &quot;&quot;) &amp; &quot;, created_visa='roland', updated_visa='roland', created_date=NOW(), updated_date=NOW(); &quot; &amp; IF(OR([.G99]&lt;&gt;&quot;&quot;; [.I99]&lt;&gt;&quot;&quot;);&quot;INSERT INTO translation_target (lang, translation, translation_source_id, created_visa, updated_visa, created_date, updated_date) VALUES &quot; &amp; IF([.G99]&lt;&gt;&quot;&quot;;&quot;('de', '&quot; &amp; SUBSTITUTE([.H99];&quot;'&quot;; &quot;\'&quot;) &amp; &quot;', LAST_INSERT_ID(), 'roland', 'roland', NOW(), NOW())&quot;; &quot;&quot;) &amp; IF(AND([.G99]&lt;&gt;&quot;&quot;; [.I99]&lt;&gt;&quot;&quot;); &quot;,&quot;; &quot;&quot;) &amp; IF([.I99]&lt;&gt;&quot;&quot;;&quot;('fr', '&quot; &amp; SUBSTITUTE(SUBSTITUTE(SUBSTITUTE([.I9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" calcext:value-type="string">
            <text:p>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Mannschaft</text:p>
          </table:table-cell>
          <table:table-cell office:value-type="string" calcext:value-type="string">
            <text:p>Troupe</text:p>
          </table:table-cell>
          <table:table-cell office:value-type="string" calcext:value-type="string">
            <text:p>I.S Militär. Sonst : Équipe</text:p>
          </table:table-cell>
          <table:table-cell/>
          <table:table-cell table:formula="of:=&quot;INSERT INTO translation_source SET source='&quot; &amp; SUBSTITUTE([.G100];&quot;'&quot;; &quot;\'&quot;) &amp; &quot;', location='&quot; &amp;SUBSTITUTE([.A100];&quot;'&quot;; &quot;\'&quot;) &amp; &quot;', field = '&quot; &amp; SUBSTITUTE([.B100];&quot;'&quot;; &quot;\'&quot;) &amp; &quot;'&quot; &amp; IF(OR(1; [.D100]&lt;&gt;&quot;&quot;); &quot;, context = '&quot; &amp; SUBSTITUTE([.D100];&quot;'&quot;; &quot;\'&quot;) &amp; &quot;'&quot;; &quot;&quot;) &amp; IF(AND(1; [.E100]&lt;&gt;&quot;&quot;); &quot;, textgroup = '&quot; &amp; SUBSTITUTE([.E100];&quot;'&quot;; &quot;\'&quot;) &amp; &quot;'&quot;; &quot;&quot;) &amp; &quot;, created_visa='roland', updated_visa='roland', created_date=NOW(), updated_date=NOW(); &quot; &amp; IF(OR([.G100]&lt;&gt;&quot;&quot;; [.I100]&lt;&gt;&quot;&quot;);&quot;INSERT INTO translation_target (lang, translation, translation_source_id, created_visa, updated_visa, created_date, updated_date) VALUES &quot; &amp; IF([.G100]&lt;&gt;&quot;&quot;;&quot;('de', '&quot; &amp; SUBSTITUTE([.H100];&quot;'&quot;; &quot;\'&quot;) &amp; &quot;', LAST_INSERT_ID(), 'roland', 'roland', NOW(), NOW())&quot;; &quot;&quot;) &amp; IF(AND([.G100]&lt;&gt;&quot;&quot;; [.I100]&lt;&gt;&quot;&quot;); &quot;,&quot;; &quot;&quot;) &amp; IF([.I100]&lt;&gt;&quot;&quot;;&quot;('fr', '&quot; &amp; SUBSTITUTE(SUBSTITUTE(SUBSTITUTE([.I10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" calcext:value-type="string">
            <text:p>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Unteroffizier</text:p>
          </table:table-cell>
          <table:table-cell office:value-type="string" calcext:value-type="string">
            <text:p>Sous-officier</text:p>
          </table:table-cell>
          <table:table-cell table:number-columns-repeated="2"/>
          <table:table-cell table:formula="of:=&quot;INSERT INTO translation_source SET source='&quot; &amp; SUBSTITUTE([.G101];&quot;'&quot;; &quot;\'&quot;) &amp; &quot;', location='&quot; &amp;SUBSTITUTE([.A101];&quot;'&quot;; &quot;\'&quot;) &amp; &quot;', field = '&quot; &amp; SUBSTITUTE([.B101];&quot;'&quot;; &quot;\'&quot;) &amp; &quot;'&quot; &amp; IF(OR(1; [.D101]&lt;&gt;&quot;&quot;); &quot;, context = '&quot; &amp; SUBSTITUTE([.D101];&quot;'&quot;; &quot;\'&quot;) &amp; &quot;'&quot;; &quot;&quot;) &amp; IF(AND(1; [.E101]&lt;&gt;&quot;&quot;); &quot;, textgroup = '&quot; &amp; SUBSTITUTE([.E101];&quot;'&quot;; &quot;\'&quot;) &amp; &quot;'&quot;; &quot;&quot;) &amp; &quot;, created_visa='roland', updated_visa='roland', created_date=NOW(), updated_date=NOW(); &quot; &amp; IF(OR([.G101]&lt;&gt;&quot;&quot;; [.I101]&lt;&gt;&quot;&quot;);&quot;INSERT INTO translation_target (lang, translation, translation_source_id, created_visa, updated_visa, created_date, updated_date) VALUES &quot; &amp; IF([.G101]&lt;&gt;&quot;&quot;;&quot;('de', '&quot; &amp; SUBSTITUTE([.H101];&quot;'&quot;; &quot;\'&quot;) &amp; &quot;', LAST_INSERT_ID(), 'roland', 'roland', NOW(), NOW())&quot;; &quot;&quot;) &amp; IF(AND([.G101]&lt;&gt;&quot;&quot;; [.I101]&lt;&gt;&quot;&quot;); &quot;,&quot;; &quot;&quot;) &amp; IF([.I101]&lt;&gt;&quot;&quot;;&quot;('fr', '&quot; &amp; SUBSTITUTE(SUBSTITUTE(SUBSTITUTE([.I10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" calcext:value-type="string">
            <text:p>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eherer Unteroffizier</text:p>
          </table:table-cell>
          <table:table-cell office:value-type="string" calcext:value-type="string">
            <text:p>Höherer Unteroffizier</text:p>
          </table:table-cell>
          <table:table-cell office:value-type="string" calcext:value-type="string">
            <text:p>Sous-officier supérieur</text:p>
          </table:table-cell>
          <table:table-cell table:number-columns-repeated="2"/>
          <table:table-cell table:formula="of:=&quot;INSERT INTO translation_source SET source='&quot; &amp; SUBSTITUTE([.G102];&quot;'&quot;; &quot;\'&quot;) &amp; &quot;', location='&quot; &amp;SUBSTITUTE([.A102];&quot;'&quot;; &quot;\'&quot;) &amp; &quot;', field = '&quot; &amp; SUBSTITUTE([.B102];&quot;'&quot;; &quot;\'&quot;) &amp; &quot;'&quot; &amp; IF(OR(1; [.D102]&lt;&gt;&quot;&quot;); &quot;, context = '&quot; &amp; SUBSTITUTE([.D102];&quot;'&quot;; &quot;\'&quot;) &amp; &quot;'&quot;; &quot;&quot;) &amp; IF(AND(1; [.E102]&lt;&gt;&quot;&quot;); &quot;, textgroup = '&quot; &amp; SUBSTITUTE([.E102];&quot;'&quot;; &quot;\'&quot;) &amp; &quot;'&quot;; &quot;&quot;) &amp; &quot;, created_visa='roland', updated_visa='roland', created_date=NOW(), updated_date=NOW(); &quot; &amp; IF(OR([.G102]&lt;&gt;&quot;&quot;; [.I102]&lt;&gt;&quot;&quot;);&quot;INSERT INTO translation_target (lang, translation, translation_source_id, created_visa, updated_visa, created_date, updated_date) VALUES &quot; &amp; IF([.G102]&lt;&gt;&quot;&quot;;&quot;('de', '&quot; &amp; SUBSTITUTE([.H102];&quot;'&quot;; &quot;\'&quot;) &amp; &quot;', LAST_INSERT_ID(), 'roland', 'roland', NOW(), NOW())&quot;; &quot;&quot;) &amp; IF(AND([.G102]&lt;&gt;&quot;&quot;; [.I102]&lt;&gt;&quot;&quot;); &quot;,&quot;; &quot;&quot;) &amp; IF([.I102]&lt;&gt;&quot;&quot;;&quot;('fr', '&quot; &amp; SUBSTITUTE(SUBSTITUTE(SUBSTITUTE([.I10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" calcext:value-type="string">
            <text:p>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Offizier</text:p>
          </table:table-cell>
          <table:table-cell office:value-type="string" calcext:value-type="string">
            <text:p>Officier</text:p>
          </table:table-cell>
          <table:table-cell table:number-columns-repeated="2"/>
          <table:table-cell table:formula="of:=&quot;INSERT INTO translation_source SET source='&quot; &amp; SUBSTITUTE([.G103];&quot;'&quot;; &quot;\'&quot;) &amp; &quot;', location='&quot; &amp;SUBSTITUTE([.A103];&quot;'&quot;; &quot;\'&quot;) &amp; &quot;', field = '&quot; &amp; SUBSTITUTE([.B103];&quot;'&quot;; &quot;\'&quot;) &amp; &quot;'&quot; &amp; IF(OR(1; [.D103]&lt;&gt;&quot;&quot;); &quot;, context = '&quot; &amp; SUBSTITUTE([.D103];&quot;'&quot;; &quot;\'&quot;) &amp; &quot;'&quot;; &quot;&quot;) &amp; IF(AND(1; [.E103]&lt;&gt;&quot;&quot;); &quot;, textgroup = '&quot; &amp; SUBSTITUTE([.E103];&quot;'&quot;; &quot;\'&quot;) &amp; &quot;'&quot;; &quot;&quot;) &amp; &quot;, created_visa='roland', updated_visa='roland', created_date=NOW(), updated_date=NOW(); &quot; &amp; IF(OR([.G103]&lt;&gt;&quot;&quot;; [.I103]&lt;&gt;&quot;&quot;);&quot;INSERT INTO translation_target (lang, translation, translation_source_id, created_visa, updated_visa, created_date, updated_date) VALUES &quot; &amp; IF([.G103]&lt;&gt;&quot;&quot;;&quot;('de', '&quot; &amp; SUBSTITUTE([.H103];&quot;'&quot;; &quot;\'&quot;) &amp; &quot;', LAST_INSERT_ID(), 'roland', 'roland', NOW(), NOW())&quot;; &quot;&quot;) &amp; IF(AND([.G103]&lt;&gt;&quot;&quot;; [.I103]&lt;&gt;&quot;&quot;); &quot;,&quot;; &quot;&quot;) &amp; IF([.I103]&lt;&gt;&quot;&quot;;&quot;('fr', '&quot; &amp; SUBSTITUTE(SUBSTITUTE(SUBSTITUTE([.I10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" calcext:value-type="string">
            <text:p>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eherer Stabsoffizier</text:p>
          </table:table-cell>
          <table:table-cell office:value-type="string" calcext:value-type="string">
            <text:p>Höherer Stabsoffizier</text:p>
          </table:table-cell>
          <table:table-cell office:value-type="string" calcext:value-type="string">
            <text:p>Officier général</text:p>
          </table:table-cell>
          <table:table-cell table:number-columns-repeated="2"/>
          <table:table-cell table:formula="of:=&quot;INSERT INTO translation_source SET source='&quot; &amp; SUBSTITUTE([.G104];&quot;'&quot;; &quot;\'&quot;) &amp; &quot;', location='&quot; &amp;SUBSTITUTE([.A104];&quot;'&quot;; &quot;\'&quot;) &amp; &quot;', field = '&quot; &amp; SUBSTITUTE([.B104];&quot;'&quot;; &quot;\'&quot;) &amp; &quot;'&quot; &amp; IF(OR(1; [.D104]&lt;&gt;&quot;&quot;); &quot;, context = '&quot; &amp; SUBSTITUTE([.D104];&quot;'&quot;; &quot;\'&quot;) &amp; &quot;'&quot;; &quot;&quot;) &amp; IF(AND(1; [.E104]&lt;&gt;&quot;&quot;); &quot;, textgroup = '&quot; &amp; SUBSTITUTE([.E104];&quot;'&quot;; &quot;\'&quot;) &amp; &quot;'&quot;; &quot;&quot;) &amp; &quot;, created_visa='roland', updated_visa='roland', created_date=NOW(), updated_date=NOW(); &quot; &amp; IF(OR([.G104]&lt;&gt;&quot;&quot;; [.I104]&lt;&gt;&quot;&quot;);&quot;INSERT INTO translation_target (lang, translation, translation_source_id, created_visa, updated_visa, created_date, updated_date) VALUES &quot; &amp; IF([.G104]&lt;&gt;&quot;&quot;;&quot;('de', '&quot; &amp; SUBSTITUTE([.H104];&quot;'&quot;; &quot;\'&quot;) &amp; &quot;', LAST_INSERT_ID(), 'roland', 'roland', NOW(), NOW())&quot;; &quot;&quot;) &amp; IF(AND([.G104]&lt;&gt;&quot;&quot;; [.I104]&lt;&gt;&quot;&quot;); &quot;,&quot;; &quot;&quot;) &amp; IF([.I104]&lt;&gt;&quot;&quot;;&quot;('fr', '&quot; &amp; SUBSTITUTE(SUBSTITUTE(SUBSTITUTE([.I10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" calcext:value-type="string">
            <text:p>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beitet fuer</text:p>
          </table:table-cell>
          <table:table-cell office:value-type="string" calcext:value-type="string">
            <text:p>arbeitet für</text:p>
          </table:table-cell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G105];&quot;'&quot;; &quot;\'&quot;) &amp; &quot;', location='&quot; &amp;SUBSTITUTE([.A105];&quot;'&quot;; &quot;\'&quot;) &amp; &quot;', field = '&quot; &amp; SUBSTITUTE([.B105];&quot;'&quot;; &quot;\'&quot;) &amp; &quot;'&quot; &amp; IF(OR(1; [.D105]&lt;&gt;&quot;&quot;); &quot;, context = '&quot; &amp; SUBSTITUTE([.D105];&quot;'&quot;; &quot;\'&quot;) &amp; &quot;'&quot;; &quot;&quot;) &amp; IF(AND(1; [.E105]&lt;&gt;&quot;&quot;); &quot;, textgroup = '&quot; &amp; SUBSTITUTE([.E105];&quot;'&quot;; &quot;\'&quot;) &amp; &quot;'&quot;; &quot;&quot;) &amp; &quot;, created_visa='roland', updated_visa='roland', created_date=NOW(), updated_date=NOW(); &quot; &amp; IF(OR([.G105]&lt;&gt;&quot;&quot;; [.I105]&lt;&gt;&quot;&quot;);&quot;INSERT INTO translation_target (lang, translation, translation_source_id, created_visa, updated_visa, created_date, updated_date) VALUES &quot; &amp; IF([.G105]&lt;&gt;&quot;&quot;;&quot;('de', '&quot; &amp; SUBSTITUTE([.H105];&quot;'&quot;; &quot;\'&quot;) &amp; &quot;', LAST_INSERT_ID(), 'roland', 'roland', NOW(), NOW())&quot;; &quot;&quot;) &amp; IF(AND([.G105]&lt;&gt;&quot;&quot;; [.I105]&lt;&gt;&quot;&quot;); &quot;,&quot;; &quot;&quot;) &amp; IF([.I105]&lt;&gt;&quot;&quot;;&quot;('fr', '&quot; &amp; SUBSTITUTE(SUBSTITUTE(SUBSTITUTE([.I10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" calcext:value-type="string">
            <text:p>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 von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G106];&quot;'&quot;; &quot;\'&quot;) &amp; &quot;', location='&quot; &amp;SUBSTITUTE([.A106];&quot;'&quot;; &quot;\'&quot;) &amp; &quot;', field = '&quot; &amp; SUBSTITUTE([.B106];&quot;'&quot;; &quot;\'&quot;) &amp; &quot;'&quot; &amp; IF(OR(1; [.D106]&lt;&gt;&quot;&quot;); &quot;, context = '&quot; &amp; SUBSTITUTE([.D106];&quot;'&quot;; &quot;\'&quot;) &amp; &quot;'&quot;; &quot;&quot;) &amp; IF(AND(1; [.E106]&lt;&gt;&quot;&quot;); &quot;, textgroup = '&quot; &amp; SUBSTITUTE([.E106];&quot;'&quot;; &quot;\'&quot;) &amp; &quot;'&quot;; &quot;&quot;) &amp; &quot;, created_visa='roland', updated_visa='roland', created_date=NOW(), updated_date=NOW(); &quot; &amp; IF(OR([.G106]&lt;&gt;&quot;&quot;; [.I106]&lt;&gt;&quot;&quot;);&quot;INSERT INTO translation_target (lang, translation, translation_source_id, created_visa, updated_visa, created_date, updated_date) VALUES &quot; &amp; IF([.G106]&lt;&gt;&quot;&quot;;&quot;('de', '&quot; &amp; SUBSTITUTE([.H106];&quot;'&quot;; &quot;\'&quot;) &amp; &quot;', LAST_INSERT_ID(), 'roland', 'roland', NOW(), NOW())&quot;; &quot;&quot;) &amp; IF(AND([.G106]&lt;&gt;&quot;&quot;; [.I106]&lt;&gt;&quot;&quot;); &quot;,&quot;; &quot;&quot;) &amp; IF([.I106]&lt;&gt;&quot;&quot;;&quot;('fr', '&quot; &amp; SUBSTITUTE(SUBSTITUTE(SUBSTITUTE([.I10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" calcext:value-type="string">
            <text:p>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ochtergesellschaft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Société filiale de</text:p>
          </table:table-cell>
          <table:table-cell table:number-columns-repeated="2"/>
          <table:table-cell table:formula="of:=&quot;INSERT INTO translation_source SET source='&quot; &amp; SUBSTITUTE([.G107];&quot;'&quot;; &quot;\'&quot;) &amp; &quot;', location='&quot; &amp;SUBSTITUTE([.A107];&quot;'&quot;; &quot;\'&quot;) &amp; &quot;', field = '&quot; &amp; SUBSTITUTE([.B107];&quot;'&quot;; &quot;\'&quot;) &amp; &quot;'&quot; &amp; IF(OR(1; [.D107]&lt;&gt;&quot;&quot;); &quot;, context = '&quot; &amp; SUBSTITUTE([.D107];&quot;'&quot;; &quot;\'&quot;) &amp; &quot;'&quot;; &quot;&quot;) &amp; IF(AND(1; [.E107]&lt;&gt;&quot;&quot;); &quot;, textgroup = '&quot; &amp; SUBSTITUTE([.E107];&quot;'&quot;; &quot;\'&quot;) &amp; &quot;'&quot;; &quot;&quot;) &amp; &quot;, created_visa='roland', updated_visa='roland', created_date=NOW(), updated_date=NOW(); &quot; &amp; IF(OR([.G107]&lt;&gt;&quot;&quot;; [.I107]&lt;&gt;&quot;&quot;);&quot;INSERT INTO translation_target (lang, translation, translation_source_id, created_visa, updated_visa, created_date, updated_date) VALUES &quot; &amp; IF([.G107]&lt;&gt;&quot;&quot;;&quot;('de', '&quot; &amp; SUBSTITUTE([.H107];&quot;'&quot;; &quot;\'&quot;) &amp; &quot;', LAST_INSERT_ID(), 'roland', 'roland', NOW(), NOW())&quot;; &quot;&quot;) &amp; IF(AND([.G107]&lt;&gt;&quot;&quot;; [.I107]&lt;&gt;&quot;&quot;); &quot;,&quot;; &quot;&quot;) &amp; IF([.I107]&lt;&gt;&quot;&quot;;&quot;('fr', '&quot; &amp; SUBSTITUTE(SUBSTITUTE(SUBSTITUTE([.I10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" calcext:value-type="string">
            <text:p>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ner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Partenaire de</text:p>
          </table:table-cell>
          <table:table-cell table:number-columns-repeated="2"/>
          <table:table-cell table:formula="of:=&quot;INSERT INTO translation_source SET source='&quot; &amp; SUBSTITUTE([.G108];&quot;'&quot;; &quot;\'&quot;) &amp; &quot;', location='&quot; &amp;SUBSTITUTE([.A108];&quot;'&quot;; &quot;\'&quot;) &amp; &quot;', field = '&quot; &amp; SUBSTITUTE([.B108];&quot;'&quot;; &quot;\'&quot;) &amp; &quot;'&quot; &amp; IF(OR(1; [.D108]&lt;&gt;&quot;&quot;); &quot;, context = '&quot; &amp; SUBSTITUTE([.D108];&quot;'&quot;; &quot;\'&quot;) &amp; &quot;'&quot;; &quot;&quot;) &amp; IF(AND(1; [.E108]&lt;&gt;&quot;&quot;); &quot;, textgroup = '&quot; &amp; SUBSTITUTE([.E108];&quot;'&quot;; &quot;\'&quot;) &amp; &quot;'&quot;; &quot;&quot;) &amp; &quot;, created_visa='roland', updated_visa='roland', created_date=NOW(), updated_date=NOW(); &quot; &amp; IF(OR([.G108]&lt;&gt;&quot;&quot;; [.I108]&lt;&gt;&quot;&quot;);&quot;INSERT INTO translation_target (lang, translation, translation_source_id, created_visa, updated_visa, created_date, updated_date) VALUES &quot; &amp; IF([.G108]&lt;&gt;&quot;&quot;;&quot;('de', '&quot; &amp; SUBSTITUTE([.H108];&quot;'&quot;; &quot;\'&quot;) &amp; &quot;', LAST_INSERT_ID(), 'roland', 'roland', NOW(), NOW())&quot;; &quot;&quot;) &amp; IF(AND([.G108]&lt;&gt;&quot;&quot;; [.I108]&lt;&gt;&quot;&quot;); &quot;,&quot;; &quot;&quot;) &amp; IF([.I108]&lt;&gt;&quot;&quot;;&quot;('fr', '&quot; &amp; SUBSTITUTE(SUBSTITUTE(SUBSTITUTE([.I10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" calcext:value-type="string">
            <text:p>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beteiligt an</text:p>
          </table:table-cell>
          <table:table-cell office:value-type="string" calcext:value-type="string">
            <text:p>participe à</text:p>
          </table:table-cell>
          <table:table-cell table:number-columns-repeated="2"/>
          <table:table-cell table:formula="of:=&quot;INSERT INTO translation_source SET source='&quot; &amp; SUBSTITUTE([.G109];&quot;'&quot;; &quot;\'&quot;) &amp; &quot;', location='&quot; &amp;SUBSTITUTE([.A109];&quot;'&quot;; &quot;\'&quot;) &amp; &quot;', field = '&quot; &amp; SUBSTITUTE([.B109];&quot;'&quot;; &quot;\'&quot;) &amp; &quot;'&quot; &amp; IF(OR(1; [.D109]&lt;&gt;&quot;&quot;); &quot;, context = '&quot; &amp; SUBSTITUTE([.D109];&quot;'&quot;; &quot;\'&quot;) &amp; &quot;'&quot;; &quot;&quot;) &amp; IF(AND(1; [.E109]&lt;&gt;&quot;&quot;); &quot;, textgroup = '&quot; &amp; SUBSTITUTE([.E109];&quot;'&quot;; &quot;\'&quot;) &amp; &quot;'&quot;; &quot;&quot;) &amp; &quot;, created_visa='roland', updated_visa='roland', created_date=NOW(), updated_date=NOW(); &quot; &amp; IF(OR([.G109]&lt;&gt;&quot;&quot;; [.I109]&lt;&gt;&quot;&quot;);&quot;INSERT INTO translation_target (lang, translation, translation_source_id, created_visa, updated_visa, created_date, updated_date) VALUES &quot; &amp; IF([.G109]&lt;&gt;&quot;&quot;;&quot;('de', '&quot; &amp; SUBSTITUTE([.H109];&quot;'&quot;; &quot;\'&quot;) &amp; &quot;', LAST_INSERT_ID(), 'roland', 'roland', NOW(), NOW())&quot;; &quot;&quot;) &amp; IF(AND([.G109]&lt;&gt;&quot;&quot;; [.I109]&lt;&gt;&quot;&quot;); &quot;,&quot;; &quot;&quot;) &amp; IF([.I109]&lt;&gt;&quot;&quot;;&quot;('fr', '&quot; &amp; SUBSTITUTE(SUBSTITUTE(SUBSTITUTE([.I10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" calcext:value-type="string">
            <text:p>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110];&quot;'&quot;; &quot;\'&quot;) &amp; &quot;', location='&quot; &amp;SUBSTITUTE([.A110];&quot;'&quot;; &quot;\'&quot;) &amp; &quot;', field = '&quot; &amp; SUBSTITUTE([.B110];&quot;'&quot;; &quot;\'&quot;) &amp; &quot;'&quot; &amp; IF(OR(1; [.D110]&lt;&gt;&quot;&quot;); &quot;, context = '&quot; &amp; SUBSTITUTE([.D110];&quot;'&quot;; &quot;\'&quot;) &amp; &quot;'&quot;; &quot;&quot;) &amp; IF(AND(1; [.E110]&lt;&gt;&quot;&quot;); &quot;, textgroup = '&quot; &amp; SUBSTITUTE([.E110];&quot;'&quot;; &quot;\'&quot;) &amp; &quot;'&quot;; &quot;&quot;) &amp; &quot;, created_visa='roland', updated_visa='roland', created_date=NOW(), updated_date=NOW(); &quot; &amp; IF(OR([.G110]&lt;&gt;&quot;&quot;; [.I110]&lt;&gt;&quot;&quot;);&quot;INSERT INTO translation_target (lang, translation, translation_source_id, created_visa, updated_visa, created_date, updated_date) VALUES &quot; &amp; IF([.G110]&lt;&gt;&quot;&quot;;&quot;('de', '&quot; &amp; SUBSTITUTE([.H110];&quot;'&quot;; &quot;\'&quot;) &amp; &quot;', LAST_INSERT_ID(), 'roland', 'roland', NOW(), NOW())&quot;; &quot;&quot;) &amp; IF(AND([.G110]&lt;&gt;&quot;&quot;; [.I110]&lt;&gt;&quot;&quot;); &quot;,&quot;; &quot;&quot;) &amp; IF([.I110]&lt;&gt;&quot;&quot;;&quot;('fr', '&quot; &amp; SUBSTITUTE(SUBSTITUTE(SUBSTITUTE([.I1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111];&quot;'&quot;; &quot;\'&quot;) &amp; &quot;', location='&quot; &amp;SUBSTITUTE([.A111];&quot;'&quot;; &quot;\'&quot;) &amp; &quot;', field = '&quot; &amp; SUBSTITUTE([.B111];&quot;'&quot;; &quot;\'&quot;) &amp; &quot;'&quot; &amp; IF(OR(1; [.D111]&lt;&gt;&quot;&quot;); &quot;, context = '&quot; &amp; SUBSTITUTE([.D111];&quot;'&quot;; &quot;\'&quot;) &amp; &quot;'&quot;; &quot;&quot;) &amp; IF(AND(1; [.E111]&lt;&gt;&quot;&quot;); &quot;, textgroup = '&quot; &amp; SUBSTITUTE([.E111];&quot;'&quot;; &quot;\'&quot;) &amp; &quot;'&quot;; &quot;&quot;) &amp; &quot;, created_visa='roland', updated_visa='roland', created_date=NOW(), updated_date=NOW(); &quot; &amp; IF(OR([.G111]&lt;&gt;&quot;&quot;; [.I111]&lt;&gt;&quot;&quot;);&quot;INSERT INTO translation_target (lang, translation, translation_source_id, created_visa, updated_visa, created_date, updated_date) VALUES &quot; &amp; IF([.G111]&lt;&gt;&quot;&quot;;&quot;('de', '&quot; &amp; SUBSTITUTE([.H111];&quot;'&quot;; &quot;\'&quot;) &amp; &quot;', LAST_INSERT_ID(), 'roland', 'roland', NOW(), NOW())&quot;; &quot;&quot;) &amp; IF(AND([.G111]&lt;&gt;&quot;&quot;; [.I111]&lt;&gt;&quot;&quot;); &quot;,&quot;; &quot;&quot;) &amp; IF([.I111]&lt;&gt;&quot;&quot;;&quot;('fr', '&quot; &amp; SUBSTITUTE(SUBSTITUTE(SUBSTITUTE([.I1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112];&quot;'&quot;; &quot;\'&quot;) &amp; &quot;', location='&quot; &amp;SUBSTITUTE([.A112];&quot;'&quot;; &quot;\'&quot;) &amp; &quot;', field = '&quot; &amp; SUBSTITUTE([.B112];&quot;'&quot;; &quot;\'&quot;) &amp; &quot;'&quot; &amp; IF(OR(1; [.D112]&lt;&gt;&quot;&quot;); &quot;, context = '&quot; &amp; SUBSTITUTE([.D112];&quot;'&quot;; &quot;\'&quot;) &amp; &quot;'&quot;; &quot;&quot;) &amp; IF(AND(1; [.E112]&lt;&gt;&quot;&quot;); &quot;, textgroup = '&quot; &amp; SUBSTITUTE([.E112];&quot;'&quot;; &quot;\'&quot;) &amp; &quot;'&quot;; &quot;&quot;) &amp; &quot;, created_visa='roland', updated_visa='roland', created_date=NOW(), updated_date=NOW(); &quot; &amp; IF(OR([.G112]&lt;&gt;&quot;&quot;; [.I112]&lt;&gt;&quot;&quot;);&quot;INSERT INTO translation_target (lang, translation, translation_source_id, created_visa, updated_visa, created_date, updated_date) VALUES &quot; &amp; IF([.G112]&lt;&gt;&quot;&quot;;&quot;('de', '&quot; &amp; SUBSTITUTE([.H112];&quot;'&quot;; &quot;\'&quot;) &amp; &quot;', LAST_INSERT_ID(), 'roland', 'roland', NOW(), NOW())&quot;; &quot;&quot;) &amp; IF(AND([.G112]&lt;&gt;&quot;&quot;; [.I112]&lt;&gt;&quot;&quot;); &quot;,&quot;; &quot;&quot;) &amp; IF([.I112]&lt;&gt;&quot;&quot;;&quot;('fr', '&quot; &amp; SUBSTITUTE(SUBSTITUTE(SUBSTITUTE([.I1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113];&quot;'&quot;; &quot;\'&quot;) &amp; &quot;', location='&quot; &amp;SUBSTITUTE([.A113];&quot;'&quot;; &quot;\'&quot;) &amp; &quot;', field = '&quot; &amp; SUBSTITUTE([.B113];&quot;'&quot;; &quot;\'&quot;) &amp; &quot;'&quot; &amp; IF(OR(1; [.D113]&lt;&gt;&quot;&quot;); &quot;, context = '&quot; &amp; SUBSTITUTE([.D113];&quot;'&quot;; &quot;\'&quot;) &amp; &quot;'&quot;; &quot;&quot;) &amp; IF(AND(1; [.E113]&lt;&gt;&quot;&quot;); &quot;, textgroup = '&quot; &amp; SUBSTITUTE([.E113];&quot;'&quot;; &quot;\'&quot;) &amp; &quot;'&quot;; &quot;&quot;) &amp; &quot;, created_visa='roland', updated_visa='roland', created_date=NOW(), updated_date=NOW(); &quot; &amp; IF(OR([.G113]&lt;&gt;&quot;&quot;; [.I113]&lt;&gt;&quot;&quot;);&quot;INSERT INTO translation_target (lang, translation, translation_source_id, created_visa, updated_visa, created_date, updated_date) VALUES &quot; &amp; IF([.G113]&lt;&gt;&quot;&quot;;&quot;('de', '&quot; &amp; SUBSTITUTE([.H113];&quot;'&quot;; &quot;\'&quot;) &amp; &quot;', LAST_INSERT_ID(), 'roland', 'roland', NOW(), NOW())&quot;; &quot;&quot;) &amp; IF(AND([.G113]&lt;&gt;&quot;&quot;; [.I113]&lt;&gt;&quot;&quot;); &quot;,&quot;; &quot;&quot;) &amp; IF([.I113]&lt;&gt;&quot;&quot;;&quot;('fr', '&quot; &amp; SUBSTITUTE(SUBSTITUTE(SUBSTITUTE([.I1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114];&quot;'&quot;; &quot;\'&quot;) &amp; &quot;', location='&quot; &amp;SUBSTITUTE([.A114];&quot;'&quot;; &quot;\'&quot;) &amp; &quot;', field = '&quot; &amp; SUBSTITUTE([.B114];&quot;'&quot;; &quot;\'&quot;) &amp; &quot;'&quot; &amp; IF(OR(1; [.D114]&lt;&gt;&quot;&quot;); &quot;, context = '&quot; &amp; SUBSTITUTE([.D114];&quot;'&quot;; &quot;\'&quot;) &amp; &quot;'&quot;; &quot;&quot;) &amp; IF(AND(1; [.E114]&lt;&gt;&quot;&quot;); &quot;, textgroup = '&quot; &amp; SUBSTITUTE([.E114];&quot;'&quot;; &quot;\'&quot;) &amp; &quot;'&quot;; &quot;&quot;) &amp; &quot;, created_visa='roland', updated_visa='roland', created_date=NOW(), updated_date=NOW(); &quot; &amp; IF(OR([.G114]&lt;&gt;&quot;&quot;; [.I114]&lt;&gt;&quot;&quot;);&quot;INSERT INTO translation_target (lang, translation, translation_source_id, created_visa, updated_visa, created_date, updated_date) VALUES &quot; &amp; IF([.G114]&lt;&gt;&quot;&quot;;&quot;('de', '&quot; &amp; SUBSTITUTE([.H114];&quot;'&quot;; &quot;\'&quot;) &amp; &quot;', LAST_INSERT_ID(), 'roland', 'roland', NOW(), NOW())&quot;; &quot;&quot;) &amp; IF(AND([.G114]&lt;&gt;&quot;&quot;; [.I114]&lt;&gt;&quot;&quot;); &quot;,&quot;; &quot;&quot;) &amp; IF([.I114]&lt;&gt;&quot;&quot;;&quot;('fr', '&quot; &amp; SUBSTITUTE(SUBSTITUTE(SUBSTITUTE([.I1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115];&quot;'&quot;; &quot;\'&quot;) &amp; &quot;', location='&quot; &amp;SUBSTITUTE([.A115];&quot;'&quot;; &quot;\'&quot;) &amp; &quot;', field = '&quot; &amp; SUBSTITUTE([.B115];&quot;'&quot;; &quot;\'&quot;) &amp; &quot;'&quot; &amp; IF(OR(1; [.D115]&lt;&gt;&quot;&quot;); &quot;, context = '&quot; &amp; SUBSTITUTE([.D115];&quot;'&quot;; &quot;\'&quot;) &amp; &quot;'&quot;; &quot;&quot;) &amp; IF(AND(1; [.E115]&lt;&gt;&quot;&quot;); &quot;, textgroup = '&quot; &amp; SUBSTITUTE([.E115];&quot;'&quot;; &quot;\'&quot;) &amp; &quot;'&quot;; &quot;&quot;) &amp; &quot;, created_visa='roland', updated_visa='roland', created_date=NOW(), updated_date=NOW(); &quot; &amp; IF(OR([.G115]&lt;&gt;&quot;&quot;; [.I115]&lt;&gt;&quot;&quot;);&quot;INSERT INTO translation_target (lang, translation, translation_source_id, created_visa, updated_visa, created_date, updated_date) VALUES &quot; &amp; IF([.G115]&lt;&gt;&quot;&quot;;&quot;('de', '&quot; &amp; SUBSTITUTE([.H115];&quot;'&quot;; &quot;\'&quot;) &amp; &quot;', LAST_INSERT_ID(), 'roland', 'roland', NOW(), NOW())&quot;; &quot;&quot;) &amp; IF(AND([.G115]&lt;&gt;&quot;&quot;; [.I115]&lt;&gt;&quot;&quot;); &quot;,&quot;; &quot;&quot;) &amp; IF([.I115]&lt;&gt;&quot;&quot;;&quot;('fr', '&quot; &amp; SUBSTITUTE(SUBSTITUTE(SUBSTITUTE([.I1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dig</text:p>
          </table:table-cell>
          <table:table-cell/>
          <table:table-cell office:value-type="string" calcext:value-type="string">
            <text:p>célibataire</text:p>
          </table:table-cell>
          <table:table-cell table:number-columns-repeated="2"/>
          <table:table-cell table:formula="of:=&quot;INSERT INTO translation_source SET source='&quot; &amp; SUBSTITUTE([.G116];&quot;'&quot;; &quot;\'&quot;) &amp; &quot;', location='&quot; &amp;SUBSTITUTE([.A116];&quot;'&quot;; &quot;\'&quot;) &amp; &quot;', field = '&quot; &amp; SUBSTITUTE([.B116];&quot;'&quot;; &quot;\'&quot;) &amp; &quot;'&quot; &amp; IF(OR(1; [.D116]&lt;&gt;&quot;&quot;); &quot;, context = '&quot; &amp; SUBSTITUTE([.D116];&quot;'&quot;; &quot;\'&quot;) &amp; &quot;'&quot;; &quot;&quot;) &amp; IF(AND(1; [.E116]&lt;&gt;&quot;&quot;); &quot;, textgroup = '&quot; &amp; SUBSTITUTE([.E116];&quot;'&quot;; &quot;\'&quot;) &amp; &quot;'&quot;; &quot;&quot;) &amp; &quot;, created_visa='roland', updated_visa='roland', created_date=NOW(), updated_date=NOW(); &quot; &amp; IF(OR([.G116]&lt;&gt;&quot;&quot;; [.I116]&lt;&gt;&quot;&quot;);&quot;INSERT INTO translation_target (lang, translation, translation_source_id, created_visa, updated_visa, created_date, updated_date) VALUES &quot; &amp; IF([.G116]&lt;&gt;&quot;&quot;;&quot;('de', '&quot; &amp; SUBSTITUTE([.H116];&quot;'&quot;; &quot;\'&quot;) &amp; &quot;', LAST_INSERT_ID(), 'roland', 'roland', NOW(), NOW())&quot;; &quot;&quot;) &amp; IF(AND([.G116]&lt;&gt;&quot;&quot;; [.I116]&lt;&gt;&quot;&quot;); &quot;,&quot;; &quot;&quot;) &amp; IF([.I116]&lt;&gt;&quot;&quot;;&quot;('fr', '&quot; &amp; SUBSTITUTE(SUBSTITUTE(SUBSTITUTE([.I1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" calcext:value-type="string">
            <text:p>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(e)</text:p>
          </table:table-cell>
          <table:table-cell table:number-columns-repeated="2"/>
          <table:table-cell table:formula="of:=&quot;INSERT INTO translation_source SET source='&quot; &amp; SUBSTITUTE([.G117];&quot;'&quot;; &quot;\'&quot;) &amp; &quot;', location='&quot; &amp;SUBSTITUTE([.A117];&quot;'&quot;; &quot;\'&quot;) &amp; &quot;', field = '&quot; &amp; SUBSTITUTE([.B117];&quot;'&quot;; &quot;\'&quot;) &amp; &quot;'&quot; &amp; IF(OR(1; [.D117]&lt;&gt;&quot;&quot;); &quot;, context = '&quot; &amp; SUBSTITUTE([.D117];&quot;'&quot;; &quot;\'&quot;) &amp; &quot;'&quot;; &quot;&quot;) &amp; IF(AND(1; [.E117]&lt;&gt;&quot;&quot;); &quot;, textgroup = '&quot; &amp; SUBSTITUTE([.E117];&quot;'&quot;; &quot;\'&quot;) &amp; &quot;'&quot;; &quot;&quot;) &amp; &quot;, created_visa='roland', updated_visa='roland', created_date=NOW(), updated_date=NOW(); &quot; &amp; IF(OR([.G117]&lt;&gt;&quot;&quot;; [.I117]&lt;&gt;&quot;&quot;);&quot;INSERT INTO translation_target (lang, translation, translation_source_id, created_visa, updated_visa, created_date, updated_date) VALUES &quot; &amp; IF([.G117]&lt;&gt;&quot;&quot;;&quot;('de', '&quot; &amp; SUBSTITUTE([.H117];&quot;'&quot;; &quot;\'&quot;) &amp; &quot;', LAST_INSERT_ID(), 'roland', 'roland', NOW(), NOW())&quot;; &quot;&quot;) &amp; IF(AND([.G117]&lt;&gt;&quot;&quot;; [.I117]&lt;&gt;&quot;&quot;); &quot;,&quot;; &quot;&quot;) &amp; IF([.I117]&lt;&gt;&quot;&quot;;&quot;('fr', '&quot; &amp; SUBSTITUTE(SUBSTITUTE(SUBSTITUTE([.I1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" calcext:value-type="string">
            <text:p>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</text:p>
          </table:table-cell>
          <table:table-cell table:number-columns-repeated="2"/>
          <table:table-cell table:formula="of:=&quot;INSERT INTO translation_source SET source='&quot; &amp; SUBSTITUTE([.G118];&quot;'&quot;; &quot;\'&quot;) &amp; &quot;', location='&quot; &amp;SUBSTITUTE([.A118];&quot;'&quot;; &quot;\'&quot;) &amp; &quot;', field = '&quot; &amp; SUBSTITUTE([.B118];&quot;'&quot;; &quot;\'&quot;) &amp; &quot;'&quot; &amp; IF(OR(1; [.D118]&lt;&gt;&quot;&quot;); &quot;, context = '&quot; &amp; SUBSTITUTE([.D118];&quot;'&quot;; &quot;\'&quot;) &amp; &quot;'&quot;; &quot;&quot;) &amp; IF(AND(1; [.E118]&lt;&gt;&quot;&quot;); &quot;, textgroup = '&quot; &amp; SUBSTITUTE([.E118];&quot;'&quot;; &quot;\'&quot;) &amp; &quot;'&quot;; &quot;&quot;) &amp; &quot;, created_visa='roland', updated_visa='roland', created_date=NOW(), updated_date=NOW(); &quot; &amp; IF(OR([.G118]&lt;&gt;&quot;&quot;; [.I118]&lt;&gt;&quot;&quot;);&quot;INSERT INTO translation_target (lang, translation, translation_source_id, created_visa, updated_visa, created_date, updated_date) VALUES &quot; &amp; IF([.G118]&lt;&gt;&quot;&quot;;&quot;('de', '&quot; &amp; SUBSTITUTE([.H118];&quot;'&quot;; &quot;\'&quot;) &amp; &quot;', LAST_INSERT_ID(), 'roland', 'roland', NOW(), NOW())&quot;; &quot;&quot;) &amp; IF(AND([.G118]&lt;&gt;&quot;&quot;; [.I118]&lt;&gt;&quot;&quot;); &quot;,&quot;; &quot;&quot;) &amp; IF([.I118]&lt;&gt;&quot;&quot;;&quot;('fr', '&quot; &amp; SUBSTITUTE(SUBSTITUTE(SUBSTITUTE([.I1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" calcext:value-type="string">
            <text:p>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e</text:p>
          </table:table-cell>
          <table:table-cell table:number-columns-repeated="2"/>
          <table:table-cell table:formula="of:=&quot;INSERT INTO translation_source SET source='&quot; &amp; SUBSTITUTE([.G119];&quot;'&quot;; &quot;\'&quot;) &amp; &quot;', location='&quot; &amp;SUBSTITUTE([.A119];&quot;'&quot;; &quot;\'&quot;) &amp; &quot;', field = '&quot; &amp; SUBSTITUTE([.B119];&quot;'&quot;; &quot;\'&quot;) &amp; &quot;'&quot; &amp; IF(OR(1; [.D119]&lt;&gt;&quot;&quot;); &quot;, context = '&quot; &amp; SUBSTITUTE([.D119];&quot;'&quot;; &quot;\'&quot;) &amp; &quot;'&quot;; &quot;&quot;) &amp; IF(AND(1; [.E119]&lt;&gt;&quot;&quot;); &quot;, textgroup = '&quot; &amp; SUBSTITUTE([.E119];&quot;'&quot;; &quot;\'&quot;) &amp; &quot;'&quot;; &quot;&quot;) &amp; &quot;, created_visa='roland', updated_visa='roland', created_date=NOW(), updated_date=NOW(); &quot; &amp; IF(OR([.G119]&lt;&gt;&quot;&quot;; [.I119]&lt;&gt;&quot;&quot;);&quot;INSERT INTO translation_target (lang, translation, translation_source_id, created_visa, updated_visa, created_date, updated_date) VALUES &quot; &amp; IF([.G119]&lt;&gt;&quot;&quot;;&quot;('de', '&quot; &amp; SUBSTITUTE([.H119];&quot;'&quot;; &quot;\'&quot;) &amp; &quot;', LAST_INSERT_ID(), 'roland', 'roland', NOW(), NOW())&quot;; &quot;&quot;) &amp; IF(AND([.G119]&lt;&gt;&quot;&quot;; [.I119]&lt;&gt;&quot;&quot;); &quot;,&quot;; &quot;&quot;) &amp; IF([.I119]&lt;&gt;&quot;&quot;;&quot;('fr', '&quot; &amp; SUBSTITUTE(SUBSTITUTE(SUBSTITUTE([.I1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" calcext:value-type="string">
            <text:p>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(e)</text:p>
          </table:table-cell>
          <table:table-cell table:number-columns-repeated="2"/>
          <table:table-cell table:formula="of:=&quot;INSERT INTO translation_source SET source='&quot; &amp; SUBSTITUTE([.G120];&quot;'&quot;; &quot;\'&quot;) &amp; &quot;', location='&quot; &amp;SUBSTITUTE([.A120];&quot;'&quot;; &quot;\'&quot;) &amp; &quot;', field = '&quot; &amp; SUBSTITUTE([.B120];&quot;'&quot;; &quot;\'&quot;) &amp; &quot;'&quot; &amp; IF(OR(1; [.D120]&lt;&gt;&quot;&quot;); &quot;, context = '&quot; &amp; SUBSTITUTE([.D120];&quot;'&quot;; &quot;\'&quot;) &amp; &quot;'&quot;; &quot;&quot;) &amp; IF(AND(1; [.E120]&lt;&gt;&quot;&quot;); &quot;, textgroup = '&quot; &amp; SUBSTITUTE([.E120];&quot;'&quot;; &quot;\'&quot;) &amp; &quot;'&quot;; &quot;&quot;) &amp; &quot;, created_visa='roland', updated_visa='roland', created_date=NOW(), updated_date=NOW(); &quot; &amp; IF(OR([.G120]&lt;&gt;&quot;&quot;; [.I120]&lt;&gt;&quot;&quot;);&quot;INSERT INTO translation_target (lang, translation, translation_source_id, created_visa, updated_visa, created_date, updated_date) VALUES &quot; &amp; IF([.G120]&lt;&gt;&quot;&quot;;&quot;('de', '&quot; &amp; SUBSTITUTE([.H120];&quot;'&quot;; &quot;\'&quot;) &amp; &quot;', LAST_INSERT_ID(), 'roland', 'roland', NOW(), NOW())&quot;; &quot;&quot;) &amp; IF(AND([.G120]&lt;&gt;&quot;&quot;; [.I120]&lt;&gt;&quot;&quot;); &quot;,&quot;; &quot;&quot;) &amp; IF([.I120]&lt;&gt;&quot;&quot;;&quot;('fr', '&quot; &amp; SUBSTITUTE(SUBSTITUTE(SUBSTITUTE([.I1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" calcext:value-type="string">
            <text:p>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</text:p>
          </table:table-cell>
          <table:table-cell table:number-columns-repeated="2"/>
          <table:table-cell table:formula="of:=&quot;INSERT INTO translation_source SET source='&quot; &amp; SUBSTITUTE([.G121];&quot;'&quot;; &quot;\'&quot;) &amp; &quot;', location='&quot; &amp;SUBSTITUTE([.A121];&quot;'&quot;; &quot;\'&quot;) &amp; &quot;', field = '&quot; &amp; SUBSTITUTE([.B121];&quot;'&quot;; &quot;\'&quot;) &amp; &quot;'&quot; &amp; IF(OR(1; [.D121]&lt;&gt;&quot;&quot;); &quot;, context = '&quot; &amp; SUBSTITUTE([.D121];&quot;'&quot;; &quot;\'&quot;) &amp; &quot;'&quot;; &quot;&quot;) &amp; IF(AND(1; [.E121]&lt;&gt;&quot;&quot;); &quot;, textgroup = '&quot; &amp; SUBSTITUTE([.E121];&quot;'&quot;; &quot;\'&quot;) &amp; &quot;'&quot;; &quot;&quot;) &amp; &quot;, created_visa='roland', updated_visa='roland', created_date=NOW(), updated_date=NOW(); &quot; &amp; IF(OR([.G121]&lt;&gt;&quot;&quot;; [.I121]&lt;&gt;&quot;&quot;);&quot;INSERT INTO translation_target (lang, translation, translation_source_id, created_visa, updated_visa, created_date, updated_date) VALUES &quot; &amp; IF([.G121]&lt;&gt;&quot;&quot;;&quot;('de', '&quot; &amp; SUBSTITUTE([.H121];&quot;'&quot;; &quot;\'&quot;) &amp; &quot;', LAST_INSERT_ID(), 'roland', 'roland', NOW(), NOW())&quot;; &quot;&quot;) &amp; IF(AND([.G121]&lt;&gt;&quot;&quot;; [.I121]&lt;&gt;&quot;&quot;); &quot;,&quot;; &quot;&quot;) &amp; IF([.I121]&lt;&gt;&quot;&quot;;&quot;('fr', '&quot; &amp; SUBSTITUTE(SUBSTITUTE(SUBSTITUTE([.I1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" calcext:value-type="string">
            <text:p>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e</text:p>
          </table:table-cell>
          <table:table-cell table:number-columns-repeated="2"/>
          <table:table-cell table:formula="of:=&quot;INSERT INTO translation_source SET source='&quot; &amp; SUBSTITUTE([.G122];&quot;'&quot;; &quot;\'&quot;) &amp; &quot;', location='&quot; &amp;SUBSTITUTE([.A122];&quot;'&quot;; &quot;\'&quot;) &amp; &quot;', field = '&quot; &amp; SUBSTITUTE([.B122];&quot;'&quot;; &quot;\'&quot;) &amp; &quot;'&quot; &amp; IF(OR(1; [.D122]&lt;&gt;&quot;&quot;); &quot;, context = '&quot; &amp; SUBSTITUTE([.D122];&quot;'&quot;; &quot;\'&quot;) &amp; &quot;'&quot;; &quot;&quot;) &amp; IF(AND(1; [.E122]&lt;&gt;&quot;&quot;); &quot;, textgroup = '&quot; &amp; SUBSTITUTE([.E122];&quot;'&quot;; &quot;\'&quot;) &amp; &quot;'&quot;; &quot;&quot;) &amp; &quot;, created_visa='roland', updated_visa='roland', created_date=NOW(), updated_date=NOW(); &quot; &amp; IF(OR([.G122]&lt;&gt;&quot;&quot;; [.I122]&lt;&gt;&quot;&quot;);&quot;INSERT INTO translation_target (lang, translation, translation_source_id, created_visa, updated_visa, created_date, updated_date) VALUES &quot; &amp; IF([.G122]&lt;&gt;&quot;&quot;;&quot;('de', '&quot; &amp; SUBSTITUTE([.H122];&quot;'&quot;; &quot;\'&quot;) &amp; &quot;', LAST_INSERT_ID(), 'roland', 'roland', NOW(), NOW())&quot;; &quot;&quot;) &amp; IF(AND([.G122]&lt;&gt;&quot;&quot;; [.I122]&lt;&gt;&quot;&quot;); &quot;,&quot;; &quot;&quot;) &amp; IF([.I122]&lt;&gt;&quot;&quot;;&quot;('fr', '&quot; &amp; SUBSTITUTE(SUBSTITUTE(SUBSTITUTE([.I1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" calcext:value-type="string">
            <text:p>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getragene partnerschaft</text:p>
          </table:table-cell>
          <table:table-cell office:value-type="string" calcext:value-type="string">
            <text:p>eingetragene Partnerschaft</text:p>
          </table:table-cell>
          <table:table-cell office:value-type="string" calcext:value-type="string">
            <text:p>en concubinage</text:p>
          </table:table-cell>
          <table:table-cell table:number-columns-repeated="2"/>
          <table:table-cell table:formula="of:=&quot;INSERT INTO translation_source SET source='&quot; &amp; SUBSTITUTE([.G123];&quot;'&quot;; &quot;\'&quot;) &amp; &quot;', location='&quot; &amp;SUBSTITUTE([.A123];&quot;'&quot;; &quot;\'&quot;) &amp; &quot;', field = '&quot; &amp; SUBSTITUTE([.B123];&quot;'&quot;; &quot;\'&quot;) &amp; &quot;'&quot; &amp; IF(OR(1; [.D123]&lt;&gt;&quot;&quot;); &quot;, context = '&quot; &amp; SUBSTITUTE([.D123];&quot;'&quot;; &quot;\'&quot;) &amp; &quot;'&quot;; &quot;&quot;) &amp; IF(AND(1; [.E123]&lt;&gt;&quot;&quot;); &quot;, textgroup = '&quot; &amp; SUBSTITUTE([.E123];&quot;'&quot;; &quot;\'&quot;) &amp; &quot;'&quot;; &quot;&quot;) &amp; &quot;, created_visa='roland', updated_visa='roland', created_date=NOW(), updated_date=NOW(); &quot; &amp; IF(OR([.G123]&lt;&gt;&quot;&quot;; [.I123]&lt;&gt;&quot;&quot;);&quot;INSERT INTO translation_target (lang, translation, translation_source_id, created_visa, updated_visa, created_date, updated_date) VALUES &quot; &amp; IF([.G123]&lt;&gt;&quot;&quot;;&quot;('de', '&quot; &amp; SUBSTITUTE([.H123];&quot;'&quot;; &quot;\'&quot;) &amp; &quot;', LAST_INSERT_ID(), 'roland', 'roland', NOW(), NOW())&quot;; &quot;&quot;) &amp; IF(AND([.G123]&lt;&gt;&quot;&quot;; [.I123]&lt;&gt;&quot;&quot;); &quot;,&quot;; &quot;&quot;) &amp; IF([.I123]&lt;&gt;&quot;&quot;;&quot;('fr', '&quot; &amp; SUBSTITUTE(SUBSTITUTE(SUBSTITUTE([.I1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" calcext:value-type="string">
            <text:p>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G124];&quot;'&quot;; &quot;\'&quot;) &amp; &quot;', location='&quot; &amp;SUBSTITUTE([.A124];&quot;'&quot;; &quot;\'&quot;) &amp; &quot;', field = '&quot; &amp; SUBSTITUTE([.B124];&quot;'&quot;; &quot;\'&quot;) &amp; &quot;'&quot; &amp; IF(OR(1; [.D124]&lt;&gt;&quot;&quot;); &quot;, context = '&quot; &amp; SUBSTITUTE([.D124];&quot;'&quot;; &quot;\'&quot;) &amp; &quot;'&quot;; &quot;&quot;) &amp; IF(AND(1; [.E124]&lt;&gt;&quot;&quot;); &quot;, textgroup = '&quot; &amp; SUBSTITUTE([.E124];&quot;'&quot;; &quot;\'&quot;) &amp; &quot;'&quot;; &quot;&quot;) &amp; &quot;, created_visa='roland', updated_visa='roland', created_date=NOW(), updated_date=NOW(); &quot; &amp; IF(OR([.G124]&lt;&gt;&quot;&quot;; [.I124]&lt;&gt;&quot;&quot;);&quot;INSERT INTO translation_target (lang, translation, translation_source_id, created_visa, updated_visa, created_date, updated_date) VALUES &quot; &amp; IF([.G124]&lt;&gt;&quot;&quot;;&quot;('de', '&quot; &amp; SUBSTITUTE([.H124];&quot;'&quot;; &quot;\'&quot;) &amp; &quot;', LAST_INSERT_ID(), 'roland', 'roland', NOW(), NOW())&quot;; &quot;&quot;) &amp; IF(AND([.G124]&lt;&gt;&quot;&quot;; [.I124]&lt;&gt;&quot;&quot;); &quot;,&quot;; &quot;&quot;) &amp; IF([.I124]&lt;&gt;&quot;&quot;;&quot;('fr', '&quot; &amp; SUBSTITUTE(SUBSTITUTE(SUBSTITUTE([.I1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G125];&quot;'&quot;; &quot;\'&quot;) &amp; &quot;', location='&quot; &amp;SUBSTITUTE([.A125];&quot;'&quot;; &quot;\'&quot;) &amp; &quot;', field = '&quot; &amp; SUBSTITUTE([.B125];&quot;'&quot;; &quot;\'&quot;) &amp; &quot;'&quot; &amp; IF(OR(1; [.D125]&lt;&gt;&quot;&quot;); &quot;, context = '&quot; &amp; SUBSTITUTE([.D125];&quot;'&quot;; &quot;\'&quot;) &amp; &quot;'&quot;; &quot;&quot;) &amp; IF(AND(1; [.E125]&lt;&gt;&quot;&quot;); &quot;, textgroup = '&quot; &amp; SUBSTITUTE([.E125];&quot;'&quot;; &quot;\'&quot;) &amp; &quot;'&quot;; &quot;&quot;) &amp; &quot;, created_visa='roland', updated_visa='roland', created_date=NOW(), updated_date=NOW(); &quot; &amp; IF(OR([.G125]&lt;&gt;&quot;&quot;; [.I125]&lt;&gt;&quot;&quot;);&quot;INSERT INTO translation_target (lang, translation, translation_source_id, created_visa, updated_visa, created_date, updated_date) VALUES &quot; &amp; IF([.G125]&lt;&gt;&quot;&quot;;&quot;('de', '&quot; &amp; SUBSTITUTE([.H125];&quot;'&quot;; &quot;\'&quot;) &amp; &quot;', LAST_INSERT_ID(), 'roland', 'roland', NOW(), NOW())&quot;; &quot;&quot;) &amp; IF(AND([.G125]&lt;&gt;&quot;&quot;; [.I125]&lt;&gt;&quot;&quot;); &quot;,&quot;; &quot;&quot;) &amp; IF([.I125]&lt;&gt;&quot;&quot;;&quot;('fr', '&quot; &amp; SUBSTITUTE(SUBSTITUTE(SUBSTITUTE([.I1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Homme</text:p>
          </table:table-cell>
          <table:table-cell table:number-columns-repeated="2"/>
          <table:table-cell table:formula="of:=&quot;INSERT INTO translation_source SET source='&quot; &amp; SUBSTITUTE([.G126];&quot;'&quot;; &quot;\'&quot;) &amp; &quot;', location='&quot; &amp;SUBSTITUTE([.A126];&quot;'&quot;; &quot;\'&quot;) &amp; &quot;', field = '&quot; &amp; SUBSTITUTE([.B126];&quot;'&quot;; &quot;\'&quot;) &amp; &quot;'&quot; &amp; IF(OR(1; [.D126]&lt;&gt;&quot;&quot;); &quot;, context = '&quot; &amp; SUBSTITUTE([.D126];&quot;'&quot;; &quot;\'&quot;) &amp; &quot;'&quot;; &quot;&quot;) &amp; IF(AND(1; [.E126]&lt;&gt;&quot;&quot;); &quot;, textgroup = '&quot; &amp; SUBSTITUTE([.E126];&quot;'&quot;; &quot;\'&quot;) &amp; &quot;'&quot;; &quot;&quot;) &amp; &quot;, created_visa='roland', updated_visa='roland', created_date=NOW(), updated_date=NOW(); &quot; &amp; IF(OR([.G126]&lt;&gt;&quot;&quot;; [.I126]&lt;&gt;&quot;&quot;);&quot;INSERT INTO translation_target (lang, translation, translation_source_id, created_visa, updated_visa, created_date, updated_date) VALUES &quot; &amp; IF([.G126]&lt;&gt;&quot;&quot;;&quot;('de', '&quot; &amp; SUBSTITUTE([.H126];&quot;'&quot;; &quot;\'&quot;) &amp; &quot;', LAST_INSERT_ID(), 'roland', 'roland', NOW(), NOW())&quot;; &quot;&quot;) &amp; IF(AND([.G126]&lt;&gt;&quot;&quot;; [.I126]&lt;&gt;&quot;&quot;); &quot;,&quot;; &quot;&quot;) &amp; IF([.I126]&lt;&gt;&quot;&quot;;&quot;('fr', '&quot; &amp; SUBSTITUTE(SUBSTITUTE(SUBSTITUTE([.I1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" calcext:value-type="string">
            <text:p>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Femme</text:p>
          </table:table-cell>
          <table:table-cell table:number-columns-repeated="2"/>
          <table:table-cell table:formula="of:=&quot;INSERT INTO translation_source SET source='&quot; &amp; SUBSTITUTE([.G127];&quot;'&quot;; &quot;\'&quot;) &amp; &quot;', location='&quot; &amp;SUBSTITUTE([.A127];&quot;'&quot;; &quot;\'&quot;) &amp; &quot;', field = '&quot; &amp; SUBSTITUTE([.B127];&quot;'&quot;; &quot;\'&quot;) &amp; &quot;'&quot; &amp; IF(OR(1; [.D127]&lt;&gt;&quot;&quot;); &quot;, context = '&quot; &amp; SUBSTITUTE([.D127];&quot;'&quot;; &quot;\'&quot;) &amp; &quot;'&quot;; &quot;&quot;) &amp; IF(AND(1; [.E127]&lt;&gt;&quot;&quot;); &quot;, textgroup = '&quot; &amp; SUBSTITUTE([.E127];&quot;'&quot;; &quot;\'&quot;) &amp; &quot;'&quot;; &quot;&quot;) &amp; &quot;, created_visa='roland', updated_visa='roland', created_date=NOW(), updated_date=NOW(); &quot; &amp; IF(OR([.G127]&lt;&gt;&quot;&quot;; [.I127]&lt;&gt;&quot;&quot;);&quot;INSERT INTO translation_target (lang, translation, translation_source_id, created_visa, updated_visa, created_date, updated_date) VALUES &quot; &amp; IF([.G127]&lt;&gt;&quot;&quot;;&quot;('de', '&quot; &amp; SUBSTITUTE([.H127];&quot;'&quot;; &quot;\'&quot;) &amp; &quot;', LAST_INSERT_ID(), 'roland', 'roland', NOW(), NOW())&quot;; &quot;&quot;) &amp; IF(AND([.G127]&lt;&gt;&quot;&quot;; [.I127]&lt;&gt;&quot;&quot;); &quot;,&quot;; &quot;&quot;) &amp; IF([.I127]&lt;&gt;&quot;&quot;;&quot;('fr', '&quot; &amp; SUBSTITUTE(SUBSTITUTE(SUBSTITUTE([.I1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" calcext:value-type="string">
            <text:p>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ännlich</text:p>
          </table:table-cell>
          <table:table-cell/>
          <table:table-cell office:value-type="string" calcext:value-type="string">
            <text:p>masculin</text:p>
          </table:table-cell>
          <table:table-cell table:number-columns-repeated="2"/>
          <table:table-cell table:formula="of:=&quot;INSERT INTO translation_source SET source='&quot; &amp; SUBSTITUTE([.G128];&quot;'&quot;; &quot;\'&quot;) &amp; &quot;', location='&quot; &amp;SUBSTITUTE([.A128];&quot;'&quot;; &quot;\'&quot;) &amp; &quot;', field = '&quot; &amp; SUBSTITUTE([.B128];&quot;'&quot;; &quot;\'&quot;) &amp; &quot;'&quot; &amp; IF(OR(1; [.D128]&lt;&gt;&quot;&quot;); &quot;, context = '&quot; &amp; SUBSTITUTE([.D128];&quot;'&quot;; &quot;\'&quot;) &amp; &quot;'&quot;; &quot;&quot;) &amp; IF(AND(1; [.E128]&lt;&gt;&quot;&quot;); &quot;, textgroup = '&quot; &amp; SUBSTITUTE([.E128];&quot;'&quot;; &quot;\'&quot;) &amp; &quot;'&quot;; &quot;&quot;) &amp; &quot;, created_visa='roland', updated_visa='roland', created_date=NOW(), updated_date=NOW(); &quot; &amp; IF(OR([.G128]&lt;&gt;&quot;&quot;; [.I128]&lt;&gt;&quot;&quot;);&quot;INSERT INTO translation_target (lang, translation, translation_source_id, created_visa, updated_visa, created_date, updated_date) VALUES &quot; &amp; IF([.G128]&lt;&gt;&quot;&quot;;&quot;('de', '&quot; &amp; SUBSTITUTE([.H128];&quot;'&quot;; &quot;\'&quot;) &amp; &quot;', LAST_INSERT_ID(), 'roland', 'roland', NOW(), NOW())&quot;; &quot;&quot;) &amp; IF(AND([.G128]&lt;&gt;&quot;&quot;; [.I128]&lt;&gt;&quot;&quot;); &quot;,&quot;; &quot;&quot;) &amp; IF([.I128]&lt;&gt;&quot;&quot;;&quot;('fr', '&quot; &amp; SUBSTITUTE(SUBSTITUTE(SUBSTITUTE([.I1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" calcext:value-type="string">
            <text:p>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eiblich</text:p>
          </table:table-cell>
          <table:table-cell/>
          <table:table-cell office:value-type="string" calcext:value-type="string">
            <text:p>féminin</text:p>
          </table:table-cell>
          <table:table-cell table:number-columns-repeated="2"/>
          <table:table-cell table:formula="of:=&quot;INSERT INTO translation_source SET source='&quot; &amp; SUBSTITUTE([.G129];&quot;'&quot;; &quot;\'&quot;) &amp; &quot;', location='&quot; &amp;SUBSTITUTE([.A129];&quot;'&quot;; &quot;\'&quot;) &amp; &quot;', field = '&quot; &amp; SUBSTITUTE([.B129];&quot;'&quot;; &quot;\'&quot;) &amp; &quot;'&quot; &amp; IF(OR(1; [.D129]&lt;&gt;&quot;&quot;); &quot;, context = '&quot; &amp; SUBSTITUTE([.D129];&quot;'&quot;; &quot;\'&quot;) &amp; &quot;'&quot;; &quot;&quot;) &amp; IF(AND(1; [.E129]&lt;&gt;&quot;&quot;); &quot;, textgroup = '&quot; &amp; SUBSTITUTE([.E129];&quot;'&quot;; &quot;\'&quot;) &amp; &quot;'&quot;; &quot;&quot;) &amp; &quot;, created_visa='roland', updated_visa='roland', created_date=NOW(), updated_date=NOW(); &quot; &amp; IF(OR([.G129]&lt;&gt;&quot;&quot;; [.I129]&lt;&gt;&quot;&quot;);&quot;INSERT INTO translation_target (lang, translation, translation_source_id, created_visa, updated_visa, created_date, updated_date) VALUES &quot; &amp; IF([.G129]&lt;&gt;&quot;&quot;;&quot;('de', '&quot; &amp; SUBSTITUTE([.H129];&quot;'&quot;; &quot;\'&quot;) &amp; &quot;', LAST_INSERT_ID(), 'roland', 'roland', NOW(), NOW())&quot;; &quot;&quot;) &amp; IF(AND([.G129]&lt;&gt;&quot;&quot;; [.I129]&lt;&gt;&quot;&quot;); &quot;,&quot;; &quot;&quot;) &amp; IF([.I129]&lt;&gt;&quot;&quot;;&quot;('fr', '&quot; &amp; SUBSTITUTE(SUBSTITUTE(SUBSTITUTE([.I1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" calcext:value-type="string">
            <text:p>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allemand</text:p>
          </table:table-cell>
          <table:table-cell table:number-columns-repeated="2"/>
          <table:table-cell table:formula="of:=&quot;INSERT INTO translation_source SET source='&quot; &amp; SUBSTITUTE([.G130];&quot;'&quot;; &quot;\'&quot;) &amp; &quot;', location='&quot; &amp;SUBSTITUTE([.A130];&quot;'&quot;; &quot;\'&quot;) &amp; &quot;', field = '&quot; &amp; SUBSTITUTE([.B130];&quot;'&quot;; &quot;\'&quot;) &amp; &quot;'&quot; &amp; IF(OR(1; [.D130]&lt;&gt;&quot;&quot;); &quot;, context = '&quot; &amp; SUBSTITUTE([.D130];&quot;'&quot;; &quot;\'&quot;) &amp; &quot;'&quot;; &quot;&quot;) &amp; IF(AND(1; [.E130]&lt;&gt;&quot;&quot;); &quot;, textgroup = '&quot; &amp; SUBSTITUTE([.E130];&quot;'&quot;; &quot;\'&quot;) &amp; &quot;'&quot;; &quot;&quot;) &amp; &quot;, created_visa='roland', updated_visa='roland', created_date=NOW(), updated_date=NOW(); &quot; &amp; IF(OR([.G130]&lt;&gt;&quot;&quot;; [.I130]&lt;&gt;&quot;&quot;);&quot;INSERT INTO translation_target (lang, translation, translation_source_id, created_visa, updated_visa, created_date, updated_date) VALUES &quot; &amp; IF([.G130]&lt;&gt;&quot;&quot;;&quot;('de', '&quot; &amp; SUBSTITUTE([.H130];&quot;'&quot;; &quot;\'&quot;) &amp; &quot;', LAST_INSERT_ID(), 'roland', 'roland', NOW(), NOW())&quot;; &quot;&quot;) &amp; IF(AND([.G130]&lt;&gt;&quot;&quot;; [.I130]&lt;&gt;&quot;&quot;); &quot;,&quot;; &quot;&quot;) &amp; IF([.I130]&lt;&gt;&quot;&quot;;&quot;('fr', '&quot; &amp; SUBSTITUTE(SUBSTITUTE(SUBSTITUTE([.I1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" calcext:value-type="string">
            <text:p>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anzösisch</text:p>
          </table:table-cell>
          <table:table-cell/>
          <table:table-cell office:value-type="string" calcext:value-type="string">
            <text:p>français</text:p>
          </table:table-cell>
          <table:table-cell table:number-columns-repeated="2"/>
          <table:table-cell table:formula="of:=&quot;INSERT INTO translation_source SET source='&quot; &amp; SUBSTITUTE([.G131];&quot;'&quot;; &quot;\'&quot;) &amp; &quot;', location='&quot; &amp;SUBSTITUTE([.A131];&quot;'&quot;; &quot;\'&quot;) &amp; &quot;', field = '&quot; &amp; SUBSTITUTE([.B131];&quot;'&quot;; &quot;\'&quot;) &amp; &quot;'&quot; &amp; IF(OR(1; [.D131]&lt;&gt;&quot;&quot;); &quot;, context = '&quot; &amp; SUBSTITUTE([.D131];&quot;'&quot;; &quot;\'&quot;) &amp; &quot;'&quot;; &quot;&quot;) &amp; IF(AND(1; [.E131]&lt;&gt;&quot;&quot;); &quot;, textgroup = '&quot; &amp; SUBSTITUTE([.E131];&quot;'&quot;; &quot;\'&quot;) &amp; &quot;'&quot;; &quot;&quot;) &amp; &quot;, created_visa='roland', updated_visa='roland', created_date=NOW(), updated_date=NOW(); &quot; &amp; IF(OR([.G131]&lt;&gt;&quot;&quot;; [.I131]&lt;&gt;&quot;&quot;);&quot;INSERT INTO translation_target (lang, translation, translation_source_id, created_visa, updated_visa, created_date, updated_date) VALUES &quot; &amp; IF([.G131]&lt;&gt;&quot;&quot;;&quot;('de', '&quot; &amp; SUBSTITUTE([.H131];&quot;'&quot;; &quot;\'&quot;) &amp; &quot;', LAST_INSERT_ID(), 'roland', 'roland', NOW(), NOW())&quot;; &quot;&quot;) &amp; IF(AND([.G131]&lt;&gt;&quot;&quot;; [.I131]&lt;&gt;&quot;&quot;); &quot;,&quot;; &quot;&quot;) &amp; IF([.I131]&lt;&gt;&quot;&quot;;&quot;('fr', '&quot; &amp; SUBSTITUTE(SUBSTITUTE(SUBSTITUTE([.I1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" calcext:value-type="string">
            <text:p>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talienisch</text:p>
          </table:table-cell>
          <table:table-cell/>
          <table:table-cell office:value-type="string" calcext:value-type="string">
            <text:p>italien</text:p>
          </table:table-cell>
          <table:table-cell table:number-columns-repeated="2"/>
          <table:table-cell table:formula="of:=&quot;INSERT INTO translation_source SET source='&quot; &amp; SUBSTITUTE([.G132];&quot;'&quot;; &quot;\'&quot;) &amp; &quot;', location='&quot; &amp;SUBSTITUTE([.A132];&quot;'&quot;; &quot;\'&quot;) &amp; &quot;', field = '&quot; &amp; SUBSTITUTE([.B132];&quot;'&quot;; &quot;\'&quot;) &amp; &quot;'&quot; &amp; IF(OR(1; [.D132]&lt;&gt;&quot;&quot;); &quot;, context = '&quot; &amp; SUBSTITUTE([.D132];&quot;'&quot;; &quot;\'&quot;) &amp; &quot;'&quot;; &quot;&quot;) &amp; IF(AND(1; [.E132]&lt;&gt;&quot;&quot;); &quot;, textgroup = '&quot; &amp; SUBSTITUTE([.E132];&quot;'&quot;; &quot;\'&quot;) &amp; &quot;'&quot;; &quot;&quot;) &amp; &quot;, created_visa='roland', updated_visa='roland', created_date=NOW(), updated_date=NOW(); &quot; &amp; IF(OR([.G132]&lt;&gt;&quot;&quot;; [.I132]&lt;&gt;&quot;&quot;);&quot;INSERT INTO translation_target (lang, translation, translation_source_id, created_visa, updated_visa, created_date, updated_date) VALUES &quot; &amp; IF([.G132]&lt;&gt;&quot;&quot;;&quot;('de', '&quot; &amp; SUBSTITUTE([.H132];&quot;'&quot;; &quot;\'&quot;) &amp; &quot;', LAST_INSERT_ID(), 'roland', 'roland', NOW(), NOW())&quot;; &quot;&quot;) &amp; IF(AND([.G132]&lt;&gt;&quot;&quot;; [.I132]&lt;&gt;&quot;&quot;); &quot;,&quot;; &quot;&quot;) &amp; IF([.I132]&lt;&gt;&quot;&quot;;&quot;('fr', '&quot; &amp; SUBSTITUTE(SUBSTITUTE(SUBSTITUTE([.I1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" calcext:value-type="string">
            <text:p>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G133];&quot;'&quot;; &quot;\'&quot;) &amp; &quot;', location='&quot; &amp;SUBSTITUTE([.A133];&quot;'&quot;; &quot;\'&quot;) &amp; &quot;', field = '&quot; &amp; SUBSTITUTE([.B133];&quot;'&quot;; &quot;\'&quot;) &amp; &quot;'&quot; &amp; IF(OR(1; [.D133]&lt;&gt;&quot;&quot;); &quot;, context = '&quot; &amp; SUBSTITUTE([.D133];&quot;'&quot;; &quot;\'&quot;) &amp; &quot;'&quot;; &quot;&quot;) &amp; IF(AND(1; [.E133]&lt;&gt;&quot;&quot;); &quot;, textgroup = '&quot; &amp; SUBSTITUTE([.E133];&quot;'&quot;; &quot;\'&quot;) &amp; &quot;'&quot;; &quot;&quot;) &amp; &quot;, created_visa='roland', updated_visa='roland', created_date=NOW(), updated_date=NOW(); &quot; &amp; IF(OR([.G133]&lt;&gt;&quot;&quot;; [.I133]&lt;&gt;&quot;&quot;);&quot;INSERT INTO translation_target (lang, translation, translation_source_id, created_visa, updated_visa, created_date, updated_date) VALUES &quot; &amp; IF([.G133]&lt;&gt;&quot;&quot;;&quot;('de', '&quot; &amp; SUBSTITUTE([.H133];&quot;'&quot;; &quot;\'&quot;) &amp; &quot;', LAST_INSERT_ID(), 'roland', 'roland', NOW(), NOW())&quot;; &quot;&quot;) &amp; IF(AND([.G133]&lt;&gt;&quot;&quot;; [.I133]&lt;&gt;&quot;&quot;); &quot;,&quot;; &quot;&quot;) &amp; IF([.I133]&lt;&gt;&quot;&quot;;&quot;('fr', '&quot; &amp; SUBSTITUTE(SUBSTITUTE(SUBSTITUTE([.I1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G134];&quot;'&quot;; &quot;\'&quot;) &amp; &quot;', location='&quot; &amp;SUBSTITUTE([.A134];&quot;'&quot;; &quot;\'&quot;) &amp; &quot;', field = '&quot; &amp; SUBSTITUTE([.B134];&quot;'&quot;; &quot;\'&quot;) &amp; &quot;'&quot; &amp; IF(OR(1; [.D134]&lt;&gt;&quot;&quot;); &quot;, context = '&quot; &amp; SUBSTITUTE([.D134];&quot;'&quot;; &quot;\'&quot;) &amp; &quot;'&quot;; &quot;&quot;) &amp; IF(AND(1; [.E134]&lt;&gt;&quot;&quot;); &quot;, textgroup = '&quot; &amp; SUBSTITUTE([.E134];&quot;'&quot;; &quot;\'&quot;) &amp; &quot;'&quot;; &quot;&quot;) &amp; &quot;, created_visa='roland', updated_visa='roland', created_date=NOW(), updated_date=NOW(); &quot; &amp; IF(OR([.G134]&lt;&gt;&quot;&quot;; [.I134]&lt;&gt;&quot;&quot;);&quot;INSERT INTO translation_target (lang, translation, translation_source_id, created_visa, updated_visa, created_date, updated_date) VALUES &quot; &amp; IF([.G134]&lt;&gt;&quot;&quot;;&quot;('de', '&quot; &amp; SUBSTITUTE([.H134];&quot;'&quot;; &quot;\'&quot;) &amp; &quot;', LAST_INSERT_ID(), 'roland', 'roland', NOW(), NOW())&quot;; &quot;&quot;) &amp; IF(AND([.G134]&lt;&gt;&quot;&quot;; [.I134]&lt;&gt;&quot;&quot;); &quot;,&quot;; &quot;&quot;) &amp; IF([.I134]&lt;&gt;&quot;&quot;;&quot;('fr', '&quot; &amp; SUBSTITUTE(SUBSTITUTE(SUBSTITUTE([.I1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G135];&quot;'&quot;; &quot;\'&quot;) &amp; &quot;', location='&quot; &amp;SUBSTITUTE([.A135];&quot;'&quot;; &quot;\'&quot;) &amp; &quot;', field = '&quot; &amp; SUBSTITUTE([.B135];&quot;'&quot;; &quot;\'&quot;) &amp; &quot;'&quot; &amp; IF(OR(1; [.D135]&lt;&gt;&quot;&quot;); &quot;, context = '&quot; &amp; SUBSTITUTE([.D135];&quot;'&quot;; &quot;\'&quot;) &amp; &quot;'&quot;; &quot;&quot;) &amp; IF(AND(1; [.E135]&lt;&gt;&quot;&quot;); &quot;, textgroup = '&quot; &amp; SUBSTITUTE([.E135];&quot;'&quot;; &quot;\'&quot;) &amp; &quot;'&quot;; &quot;&quot;) &amp; &quot;, created_visa='roland', updated_visa='roland', created_date=NOW(), updated_date=NOW(); &quot; &amp; IF(OR([.G135]&lt;&gt;&quot;&quot;; [.I135]&lt;&gt;&quot;&quot;);&quot;INSERT INTO translation_target (lang, translation, translation_source_id, created_visa, updated_visa, created_date, updated_date) VALUES &quot; &amp; IF([.G135]&lt;&gt;&quot;&quot;;&quot;('de', '&quot; &amp; SUBSTITUTE([.H135];&quot;'&quot;; &quot;\'&quot;) &amp; &quot;', LAST_INSERT_ID(), 'roland', 'roland', NOW(), NOW())&quot;; &quot;&quot;) &amp; IF(AND([.G135]&lt;&gt;&quot;&quot;; [.I135]&lt;&gt;&quot;&quot;); &quot;,&quot;; &quot;&quot;) &amp; IF([.I135]&lt;&gt;&quot;&quot;;&quot;('fr', '&quot; &amp; SUBSTITUTE(SUBSTITUTE(SUBSTITUTE([.I1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gislativ</text:p>
          </table:table-cell>
          <table:table-cell/>
          <table:table-cell office:value-type="string" calcext:value-type="string">
            <text:p>législatif</text:p>
          </table:table-cell>
          <table:table-cell table:number-columns-repeated="2"/>
          <table:table-cell table:formula="of:=&quot;INSERT INTO translation_source SET source='&quot; &amp; SUBSTITUTE([.G136];&quot;'&quot;; &quot;\'&quot;) &amp; &quot;', location='&quot; &amp;SUBSTITUTE([.A136];&quot;'&quot;; &quot;\'&quot;) &amp; &quot;', field = '&quot; &amp; SUBSTITUTE([.B136];&quot;'&quot;; &quot;\'&quot;) &amp; &quot;'&quot; &amp; IF(OR(1; [.D136]&lt;&gt;&quot;&quot;); &quot;, context = '&quot; &amp; SUBSTITUTE([.D136];&quot;'&quot;; &quot;\'&quot;) &amp; &quot;'&quot;; &quot;&quot;) &amp; IF(AND(1; [.E136]&lt;&gt;&quot;&quot;); &quot;, textgroup = '&quot; &amp; SUBSTITUTE([.E136];&quot;'&quot;; &quot;\'&quot;) &amp; &quot;'&quot;; &quot;&quot;) &amp; &quot;, created_visa='roland', updated_visa='roland', created_date=NOW(), updated_date=NOW(); &quot; &amp; IF(OR([.G136]&lt;&gt;&quot;&quot;; [.I136]&lt;&gt;&quot;&quot;);&quot;INSERT INTO translation_target (lang, translation, translation_source_id, created_visa, updated_visa, created_date, updated_date) VALUES &quot; &amp; IF([.G136]&lt;&gt;&quot;&quot;;&quot;('de', '&quot; &amp; SUBSTITUTE([.H136];&quot;'&quot;; &quot;\'&quot;) &amp; &quot;', LAST_INSERT_ID(), 'roland', 'roland', NOW(), NOW())&quot;; &quot;&quot;) &amp; IF(AND([.G136]&lt;&gt;&quot;&quot;; [.I136]&lt;&gt;&quot;&quot;); &quot;,&quot;; &quot;&quot;) &amp; IF([.I136]&lt;&gt;&quot;&quot;;&quot;('fr', '&quot; &amp; SUBSTITUTE(SUBSTITUTE(SUBSTITUTE([.I1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" calcext:value-type="string">
            <text:p>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xekutiv</text:p>
          </table:table-cell>
          <table:table-cell/>
          <table:table-cell office:value-type="string" calcext:value-type="string">
            <text:p>exécutif</text:p>
          </table:table-cell>
          <table:table-cell table:number-columns-repeated="2"/>
          <table:table-cell table:formula="of:=&quot;INSERT INTO translation_source SET source='&quot; &amp; SUBSTITUTE([.G137];&quot;'&quot;; &quot;\'&quot;) &amp; &quot;', location='&quot; &amp;SUBSTITUTE([.A137];&quot;'&quot;; &quot;\'&quot;) &amp; &quot;', field = '&quot; &amp; SUBSTITUTE([.B137];&quot;'&quot;; &quot;\'&quot;) &amp; &quot;'&quot; &amp; IF(OR(1; [.D137]&lt;&gt;&quot;&quot;); &quot;, context = '&quot; &amp; SUBSTITUTE([.D137];&quot;'&quot;; &quot;\'&quot;) &amp; &quot;'&quot;; &quot;&quot;) &amp; IF(AND(1; [.E137]&lt;&gt;&quot;&quot;); &quot;, textgroup = '&quot; &amp; SUBSTITUTE([.E137];&quot;'&quot;; &quot;\'&quot;) &amp; &quot;'&quot;; &quot;&quot;) &amp; &quot;, created_visa='roland', updated_visa='roland', created_date=NOW(), updated_date=NOW(); &quot; &amp; IF(OR([.G137]&lt;&gt;&quot;&quot;; [.I137]&lt;&gt;&quot;&quot;);&quot;INSERT INTO translation_target (lang, translation, translation_source_id, created_visa, updated_visa, created_date, updated_date) VALUES &quot; &amp; IF([.G137]&lt;&gt;&quot;&quot;;&quot;('de', '&quot; &amp; SUBSTITUTE([.H137];&quot;'&quot;; &quot;\'&quot;) &amp; &quot;', LAST_INSERT_ID(), 'roland', 'roland', NOW(), NOW())&quot;; &quot;&quot;) &amp; IF(AND([.G137]&lt;&gt;&quot;&quot;; [.I137]&lt;&gt;&quot;&quot;); &quot;,&quot;; &quot;&quot;) &amp; IF([.I137]&lt;&gt;&quot;&quot;;&quot;('fr', '&quot; &amp; SUBSTITUTE(SUBSTITUTE(SUBSTITUTE([.I1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" calcext:value-type="string">
            <text:p>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judikativ</text:p>
          </table:table-cell>
          <table:table-cell/>
          <table:table-cell office:value-type="string" calcext:value-type="string">
            <text:p>judiciaire</text:p>
          </table:table-cell>
          <table:table-cell table:number-columns-repeated="2"/>
          <table:table-cell table:formula="of:=&quot;INSERT INTO translation_source SET source='&quot; &amp; SUBSTITUTE([.G138];&quot;'&quot;; &quot;\'&quot;) &amp; &quot;', location='&quot; &amp;SUBSTITUTE([.A138];&quot;'&quot;; &quot;\'&quot;) &amp; &quot;', field = '&quot; &amp; SUBSTITUTE([.B138];&quot;'&quot;; &quot;\'&quot;) &amp; &quot;'&quot; &amp; IF(OR(1; [.D138]&lt;&gt;&quot;&quot;); &quot;, context = '&quot; &amp; SUBSTITUTE([.D138];&quot;'&quot;; &quot;\'&quot;) &amp; &quot;'&quot;; &quot;&quot;) &amp; IF(AND(1; [.E138]&lt;&gt;&quot;&quot;); &quot;, textgroup = '&quot; &amp; SUBSTITUTE([.E138];&quot;'&quot;; &quot;\'&quot;) &amp; &quot;'&quot;; &quot;&quot;) &amp; &quot;, created_visa='roland', updated_visa='roland', created_date=NOW(), updated_date=NOW(); &quot; &amp; IF(OR([.G138]&lt;&gt;&quot;&quot;; [.I138]&lt;&gt;&quot;&quot;);&quot;INSERT INTO translation_target (lang, translation, translation_source_id, created_visa, updated_visa, created_date, updated_date) VALUES &quot; &amp; IF([.G138]&lt;&gt;&quot;&quot;;&quot;('de', '&quot; &amp; SUBSTITUTE([.H138];&quot;'&quot;; &quot;\'&quot;) &amp; &quot;', LAST_INSERT_ID(), 'roland', 'roland', NOW(), NOW())&quot;; &quot;&quot;) &amp; IF(AND([.G138]&lt;&gt;&quot;&quot;; [.I138]&lt;&gt;&quot;&quot;); &quot;,&quot;; &quot;&quot;) &amp; IF([.I138]&lt;&gt;&quot;&quot;;&quot;('fr', '&quot; &amp; SUBSTITUTE(SUBSTITUTE(SUBSTITUTE([.I1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" calcext:value-type="string">
            <text:p>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G139];&quot;'&quot;; &quot;\'&quot;) &amp; &quot;', location='&quot; &amp;SUBSTITUTE([.A139];&quot;'&quot;; &quot;\'&quot;) &amp; &quot;', field = '&quot; &amp; SUBSTITUTE([.B139];&quot;'&quot;; &quot;\'&quot;) &amp; &quot;'&quot; &amp; IF(OR(1; [.D139]&lt;&gt;&quot;&quot;); &quot;, context = '&quot; &amp; SUBSTITUTE([.D139];&quot;'&quot;; &quot;\'&quot;) &amp; &quot;'&quot;; &quot;&quot;) &amp; IF(AND(1; [.E139]&lt;&gt;&quot;&quot;); &quot;, textgroup = '&quot; &amp; SUBSTITUTE([.E139];&quot;'&quot;; &quot;\'&quot;) &amp; &quot;'&quot;; &quot;&quot;) &amp; &quot;, created_visa='roland', updated_visa='roland', created_date=NOW(), updated_date=NOW(); &quot; &amp; IF(OR([.G139]&lt;&gt;&quot;&quot;; [.I139]&lt;&gt;&quot;&quot;);&quot;INSERT INTO translation_target (lang, translation, translation_source_id, created_visa, updated_visa, created_date, updated_date) VALUES &quot; &amp; IF([.G139]&lt;&gt;&quot;&quot;;&quot;('de', '&quot; &amp; SUBSTITUTE([.H139];&quot;'&quot;; &quot;\'&quot;) &amp; &quot;', LAST_INSERT_ID(), 'roland', 'roland', NOW(), NOW())&quot;; &quot;&quot;) &amp; IF(AND([.G139]&lt;&gt;&quot;&quot;; [.I139]&lt;&gt;&quot;&quot;); &quot;,&quot;; &quot;&quot;) &amp; IF([.I139]&lt;&gt;&quot;&quot;;&quot;('fr', '&quot; &amp; SUBSTITUTE(SUBSTITUTE(SUBSTITUTE([.I1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G140];&quot;'&quot;; &quot;\'&quot;) &amp; &quot;', location='&quot; &amp;SUBSTITUTE([.A140];&quot;'&quot;; &quot;\'&quot;) &amp; &quot;', field = '&quot; &amp; SUBSTITUTE([.B140];&quot;'&quot;; &quot;\'&quot;) &amp; &quot;'&quot; &amp; IF(OR(1; [.D140]&lt;&gt;&quot;&quot;); &quot;, context = '&quot; &amp; SUBSTITUTE([.D140];&quot;'&quot;; &quot;\'&quot;) &amp; &quot;'&quot;; &quot;&quot;) &amp; IF(AND(1; [.E140]&lt;&gt;&quot;&quot;); &quot;, textgroup = '&quot; &amp; SUBSTITUTE([.E140];&quot;'&quot;; &quot;\'&quot;) &amp; &quot;'&quot;; &quot;&quot;) &amp; &quot;, created_visa='roland', updated_visa='roland', created_date=NOW(), updated_date=NOW(); &quot; &amp; IF(OR([.G140]&lt;&gt;&quot;&quot;; [.I140]&lt;&gt;&quot;&quot;);&quot;INSERT INTO translation_target (lang, translation, translation_source_id, created_visa, updated_visa, created_date, updated_date) VALUES &quot; &amp; IF([.G140]&lt;&gt;&quot;&quot;;&quot;('de', '&quot; &amp; SUBSTITUTE([.H140];&quot;'&quot;; &quot;\'&quot;) &amp; &quot;', LAST_INSERT_ID(), 'roland', 'roland', NOW(), NOW())&quot;; &quot;&quot;) &amp; IF(AND([.G140]&lt;&gt;&quot;&quot;; [.I140]&lt;&gt;&quot;&quot;); &quot;,&quot;; &quot;&quot;) &amp; IF([.I140]&lt;&gt;&quot;&quot;;&quot;('fr', '&quot; &amp; SUBSTITUTE(SUBSTITUTE(SUBSTITUTE([.I1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G141];&quot;'&quot;; &quot;\'&quot;) &amp; &quot;', location='&quot; &amp;SUBSTITUTE([.A141];&quot;'&quot;; &quot;\'&quot;) &amp; &quot;', field = '&quot; &amp; SUBSTITUTE([.B141];&quot;'&quot;; &quot;\'&quot;) &amp; &quot;'&quot; &amp; IF(OR(1; [.D141]&lt;&gt;&quot;&quot;); &quot;, context = '&quot; &amp; SUBSTITUTE([.D141];&quot;'&quot;; &quot;\'&quot;) &amp; &quot;'&quot;; &quot;&quot;) &amp; IF(AND(1; [.E141]&lt;&gt;&quot;&quot;); &quot;, textgroup = '&quot; &amp; SUBSTITUTE([.E141];&quot;'&quot;; &quot;\'&quot;) &amp; &quot;'&quot;; &quot;&quot;) &amp; &quot;, created_visa='roland', updated_visa='roland', created_date=NOW(), updated_date=NOW(); &quot; &amp; IF(OR([.G141]&lt;&gt;&quot;&quot;; [.I141]&lt;&gt;&quot;&quot;);&quot;INSERT INTO translation_target (lang, translation, translation_source_id, created_visa, updated_visa, created_date, updated_date) VALUES &quot; &amp; IF([.G141]&lt;&gt;&quot;&quot;;&quot;('de', '&quot; &amp; SUBSTITUTE([.H141];&quot;'&quot;; &quot;\'&quot;) &amp; &quot;', LAST_INSERT_ID(), 'roland', 'roland', NOW(), NOW())&quot;; &quot;&quot;) &amp; IF(AND([.G141]&lt;&gt;&quot;&quot;; [.I141]&lt;&gt;&quot;&quot;); &quot;,&quot;; &quot;&quot;) &amp; IF([.I141]&lt;&gt;&quot;&quot;;&quot;('fr', '&quot; &amp; SUBSTITUTE(SUBSTITUTE(SUBSTITUTE([.I1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G142];&quot;'&quot;; &quot;\'&quot;) &amp; &quot;', location='&quot; &amp;SUBSTITUTE([.A142];&quot;'&quot;; &quot;\'&quot;) &amp; &quot;', field = '&quot; &amp; SUBSTITUTE([.B142];&quot;'&quot;; &quot;\'&quot;) &amp; &quot;'&quot; &amp; IF(OR(1; [.D142]&lt;&gt;&quot;&quot;); &quot;, context = '&quot; &amp; SUBSTITUTE([.D142];&quot;'&quot;; &quot;\'&quot;) &amp; &quot;'&quot;; &quot;&quot;) &amp; IF(AND(1; [.E142]&lt;&gt;&quot;&quot;); &quot;, textgroup = '&quot; &amp; SUBSTITUTE([.E142];&quot;'&quot;; &quot;\'&quot;) &amp; &quot;'&quot;; &quot;&quot;) &amp; &quot;, created_visa='roland', updated_visa='roland', created_date=NOW(), updated_date=NOW(); &quot; &amp; IF(OR([.G142]&lt;&gt;&quot;&quot;; [.I142]&lt;&gt;&quot;&quot;);&quot;INSERT INTO translation_target (lang, translation, translation_source_id, created_visa, updated_visa, created_date, updated_date) VALUES &quot; &amp; IF([.G142]&lt;&gt;&quot;&quot;;&quot;('de', '&quot; &amp; SUBSTITUTE([.H142];&quot;'&quot;; &quot;\'&quot;) &amp; &quot;', LAST_INSERT_ID(), 'roland', 'roland', NOW(), NOW())&quot;; &quot;&quot;) &amp; IF(AND([.G142]&lt;&gt;&quot;&quot;; [.I142]&lt;&gt;&quot;&quot;); &quot;,&quot;; &quot;&quot;) &amp; IF([.I142]&lt;&gt;&quot;&quot;;&quot;('fr', '&quot; &amp; SUBSTITUTE(SUBSTITUTE(SUBSTITUTE([.I1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G143];&quot;'&quot;; &quot;\'&quot;) &amp; &quot;', location='&quot; &amp;SUBSTITUTE([.A143];&quot;'&quot;; &quot;\'&quot;) &amp; &quot;', field = '&quot; &amp; SUBSTITUTE([.B143];&quot;'&quot;; &quot;\'&quot;) &amp; &quot;'&quot; &amp; IF(OR(1; [.D143]&lt;&gt;&quot;&quot;); &quot;, context = '&quot; &amp; SUBSTITUTE([.D143];&quot;'&quot;; &quot;\'&quot;) &amp; &quot;'&quot;; &quot;&quot;) &amp; IF(AND(1; [.E143]&lt;&gt;&quot;&quot;); &quot;, textgroup = '&quot; &amp; SUBSTITUTE([.E143];&quot;'&quot;; &quot;\'&quot;) &amp; &quot;'&quot;; &quot;&quot;) &amp; &quot;, created_visa='roland', updated_visa='roland', created_date=NOW(), updated_date=NOW(); &quot; &amp; IF(OR([.G143]&lt;&gt;&quot;&quot;; [.I143]&lt;&gt;&quot;&quot;);&quot;INSERT INTO translation_target (lang, translation, translation_source_id, created_visa, updated_visa, created_date, updated_date) VALUES &quot; &amp; IF([.G143]&lt;&gt;&quot;&quot;;&quot;('de', '&quot; &amp; SUBSTITUTE([.H143];&quot;'&quot;; &quot;\'&quot;) &amp; &quot;', LAST_INSERT_ID(), 'roland', 'roland', NOW(), NOW())&quot;; &quot;&quot;) &amp; IF(AND([.G143]&lt;&gt;&quot;&quot;; [.I143]&lt;&gt;&quot;&quot;); &quot;,&quot;; &quot;&quot;) &amp; IF([.I143]&lt;&gt;&quot;&quot;;&quot;('fr', '&quot; &amp; SUBSTITUTE(SUBSTITUTE(SUBSTITUTE([.I1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 mehr im Parlament. '@name' war im Parlament bis "@bis".</text:p>
          </table:table-cell>
          <table:table-cell/>
          <table:table-cell office:value-type="string" calcext:value-type="string">
            <text:p>N'est plus au Parlement. '@name' était au Parlement jusqu'au "@bis".</text:p>
          </table:table-cell>
          <table:table-cell table:number-columns-repeated="2"/>
          <table:table-cell table:formula="of:=&quot;INSERT INTO translation_source SET source='&quot; &amp; SUBSTITUTE([.G144];&quot;'&quot;; &quot;\'&quot;) &amp; &quot;', location='&quot; &amp;SUBSTITUTE([.A144];&quot;'&quot;; &quot;\'&quot;) &amp; &quot;', field = '&quot; &amp; SUBSTITUTE([.B144];&quot;'&quot;; &quot;\'&quot;) &amp; &quot;'&quot; &amp; IF(OR(1; [.D144]&lt;&gt;&quot;&quot;); &quot;, context = '&quot; &amp; SUBSTITUTE([.D144];&quot;'&quot;; &quot;\'&quot;) &amp; &quot;'&quot;; &quot;&quot;) &amp; IF(AND(1; [.E144]&lt;&gt;&quot;&quot;); &quot;, textgroup = '&quot; &amp; SUBSTITUTE([.E144];&quot;'&quot;; &quot;\'&quot;) &amp; &quot;'&quot;; &quot;&quot;) &amp; &quot;, created_visa='roland', updated_visa='roland', created_date=NOW(), updated_date=NOW(); &quot; &amp; IF(OR([.G144]&lt;&gt;&quot;&quot;; [.I144]&lt;&gt;&quot;&quot;);&quot;INSERT INTO translation_target (lang, translation, translation_source_id, created_visa, updated_visa, created_date, updated_date) VALUES &quot; &amp; IF([.G144]&lt;&gt;&quot;&quot;;&quot;('de', '&quot; &amp; SUBSTITUTE([.H144];&quot;'&quot;; &quot;\'&quot;) &amp; &quot;', LAST_INSERT_ID(), 'roland', 'roland', NOW(), NOW())&quot;; &quot;&quot;) &amp; IF(AND([.G144]&lt;&gt;&quot;&quot;; [.I144]&lt;&gt;&quot;&quot;); &quot;,&quot;; &quot;&quot;) &amp; IF([.I144]&lt;&gt;&quot;&quot;;&quot;('fr', '&quot; &amp; SUBSTITUTE(SUBSTITUTE(SUBSTITUTE([.I1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mehr im Parlament. \'@name\' war im Parlament bis &quot;@bis&quot;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&quot;@bis&quot;.', LAST_INSERT_ID(), 'roland', 'roland', NOW(), NOW());" calcext:value-type="string">
            <text:p>INSERT INTO translation_source SET source='Nicht mehr im Parlament. \'@name\' war im Parlament bis "@bis"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"@bis"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G145];&quot;'&quot;; &quot;\'&quot;) &amp; &quot;', location='&quot; &amp;SUBSTITUTE([.A145];&quot;'&quot;; &quot;\'&quot;) &amp; &quot;', field = '&quot; &amp; SUBSTITUTE([.B145];&quot;'&quot;; &quot;\'&quot;) &amp; &quot;'&quot; &amp; IF(OR(1; [.D145]&lt;&gt;&quot;&quot;); &quot;, context = '&quot; &amp; SUBSTITUTE([.D145];&quot;'&quot;; &quot;\'&quot;) &amp; &quot;'&quot;; &quot;&quot;) &amp; IF(AND(1; [.E145]&lt;&gt;&quot;&quot;); &quot;, textgroup = '&quot; &amp; SUBSTITUTE([.E145];&quot;'&quot;; &quot;\'&quot;) &amp; &quot;'&quot;; &quot;&quot;) &amp; &quot;, created_visa='roland', updated_visa='roland', created_date=NOW(), updated_date=NOW(); &quot; &amp; IF(OR([.G145]&lt;&gt;&quot;&quot;; [.I145]&lt;&gt;&quot;&quot;);&quot;INSERT INTO translation_target (lang, translation, translation_source_id, created_visa, updated_visa, created_date, updated_date) VALUES &quot; &amp; IF([.G145]&lt;&gt;&quot;&quot;;&quot;('de', '&quot; &amp; SUBSTITUTE([.H145];&quot;'&quot;; &quot;\'&quot;) &amp; &quot;', LAST_INSERT_ID(), 'roland', 'roland', NOW(), NOW())&quot;; &quot;&quot;) &amp; IF(AND([.G145]&lt;&gt;&quot;&quot;; [.I145]&lt;&gt;&quot;&quot;); &quot;,&quot;; &quot;&quot;) &amp; IF([.I145]&lt;&gt;&quot;&quot;;&quot;('fr', '&quot; &amp; SUBSTITUTE(SUBSTITUTE(SUBSTITUTE([.I1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" calcext:value-type="string">
            <text:p>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tretene Bevölkerung:</text:p>
          </table:table-cell>
          <table:table-cell/>
          <table:table-cell office:value-type="string" calcext:value-type="string">
            <text:p>Électeurs&amp;nbsp;représentés :</text:p>
          </table:table-cell>
          <table:table-cell table:number-columns-repeated="2"/>
          <table:table-cell table:formula="of:=&quot;INSERT INTO translation_source SET source='&quot; &amp; SUBSTITUTE([.G146];&quot;'&quot;; &quot;\'&quot;) &amp; &quot;', location='&quot; &amp;SUBSTITUTE([.A146];&quot;'&quot;; &quot;\'&quot;) &amp; &quot;', field = '&quot; &amp; SUBSTITUTE([.B146];&quot;'&quot;; &quot;\'&quot;) &amp; &quot;'&quot; &amp; IF(OR(1; [.D146]&lt;&gt;&quot;&quot;); &quot;, context = '&quot; &amp; SUBSTITUTE([.D146];&quot;'&quot;; &quot;\'&quot;) &amp; &quot;'&quot;; &quot;&quot;) &amp; IF(AND(1; [.E146]&lt;&gt;&quot;&quot;); &quot;, textgroup = '&quot; &amp; SUBSTITUTE([.E146];&quot;'&quot;; &quot;\'&quot;) &amp; &quot;'&quot;; &quot;&quot;) &amp; &quot;, created_visa='roland', updated_visa='roland', created_date=NOW(), updated_date=NOW(); &quot; &amp; IF(OR([.G146]&lt;&gt;&quot;&quot;; [.I146]&lt;&gt;&quot;&quot;);&quot;INSERT INTO translation_target (lang, translation, translation_source_id, created_visa, updated_visa, created_date, updated_date) VALUES &quot; &amp; IF([.G146]&lt;&gt;&quot;&quot;;&quot;('de', '&quot; &amp; SUBSTITUTE([.H146];&quot;'&quot;; &quot;\'&quot;) &amp; &quot;', LAST_INSERT_ID(), 'roland', 'roland', NOW(), NOW())&quot;; &quot;&quot;) &amp; IF(AND([.G146]&lt;&gt;&quot;&quot;; [.I146]&lt;&gt;&quot;&quot;); &quot;,&quot;; &quot;&quot;) &amp; IF([.I146]&lt;&gt;&quot;&quot;;&quot;('fr', '&quot; &amp; SUBSTITUTE(SUBSTITUTE(SUBSTITUTE([.I1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 représentés :', LAST_INSERT_ID(), 'roland', 'roland', NOW(), NOW());" calcext:value-type="string">
            <text:p>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 représenté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seit:</text:p>
          </table:table-cell>
          <table:table-cell/>
          <table:table-cell office:value-type="string" calcext:value-type="string">
            <text:p>Au&amp;nbsp;parlement&amp;nbsp;depuis :</text:p>
          </table:table-cell>
          <table:table-cell table:number-columns-repeated="2"/>
          <table:table-cell table:formula="of:=&quot;INSERT INTO translation_source SET source='&quot; &amp; SUBSTITUTE([.G147];&quot;'&quot;; &quot;\'&quot;) &amp; &quot;', location='&quot; &amp;SUBSTITUTE([.A147];&quot;'&quot;; &quot;\'&quot;) &amp; &quot;', field = '&quot; &amp; SUBSTITUTE([.B147];&quot;'&quot;; &quot;\'&quot;) &amp; &quot;'&quot; &amp; IF(OR(1; [.D147]&lt;&gt;&quot;&quot;); &quot;, context = '&quot; &amp; SUBSTITUTE([.D147];&quot;'&quot;; &quot;\'&quot;) &amp; &quot;'&quot;; &quot;&quot;) &amp; IF(AND(1; [.E147]&lt;&gt;&quot;&quot;); &quot;, textgroup = '&quot; &amp; SUBSTITUTE([.E147];&quot;'&quot;; &quot;\'&quot;) &amp; &quot;'&quot;; &quot;&quot;) &amp; &quot;, created_visa='roland', updated_visa='roland', created_date=NOW(), updated_date=NOW(); &quot; &amp; IF(OR([.G147]&lt;&gt;&quot;&quot;; [.I147]&lt;&gt;&quot;&quot;);&quot;INSERT INTO translation_target (lang, translation, translation_source_id, created_visa, updated_visa, created_date, updated_date) VALUES &quot; &amp; IF([.G147]&lt;&gt;&quot;&quot;;&quot;('de', '&quot; &amp; SUBSTITUTE([.H147];&quot;'&quot;; &quot;\'&quot;) &amp; &quot;', LAST_INSERT_ID(), 'roland', 'roland', NOW(), NOW())&quot;; &quot;&quot;) &amp; IF(AND([.G147]&lt;&gt;&quot;&quot;; [.I147]&lt;&gt;&quot;&quot;); &quot;,&quot;; &quot;&quot;) &amp; IF([.I147]&lt;&gt;&quot;&quot;;&quot;('fr', '&quot; &amp; SUBSTITUTE(SUBSTITUTE(SUBSTITUTE([.I1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 parlement depuis :', LAST_INSERT_ID(), 'roland', 'roland', NOW(), NOW());" calcext:value-type="string">
            <text:p>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 parlement depui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auer:</text:p>
          </table:table-cell>
          <table:table-cell/>
          <table:table-cell office:value-type="string" calcext:value-type="string">
            <text:p>Durée :</text:p>
          </table:table-cell>
          <table:table-cell table:number-columns-repeated="2"/>
          <table:table-cell table:formula="of:=&quot;INSERT INTO translation_source SET source='&quot; &amp; SUBSTITUTE([.G148];&quot;'&quot;; &quot;\'&quot;) &amp; &quot;', location='&quot; &amp;SUBSTITUTE([.A148];&quot;'&quot;; &quot;\'&quot;) &amp; &quot;', field = '&quot; &amp; SUBSTITUTE([.B148];&quot;'&quot;; &quot;\'&quot;) &amp; &quot;'&quot; &amp; IF(OR(1; [.D148]&lt;&gt;&quot;&quot;); &quot;, context = '&quot; &amp; SUBSTITUTE([.D148];&quot;'&quot;; &quot;\'&quot;) &amp; &quot;'&quot;; &quot;&quot;) &amp; IF(AND(1; [.E148]&lt;&gt;&quot;&quot;); &quot;, textgroup = '&quot; &amp; SUBSTITUTE([.E148];&quot;'&quot;; &quot;\'&quot;) &amp; &quot;'&quot;; &quot;&quot;) &amp; &quot;, created_visa='roland', updated_visa='roland', created_date=NOW(), updated_date=NOW(); &quot; &amp; IF(OR([.G148]&lt;&gt;&quot;&quot;; [.I148]&lt;&gt;&quot;&quot;);&quot;INSERT INTO translation_target (lang, translation, translation_source_id, created_visa, updated_visa, created_date, updated_date) VALUES &quot; &amp; IF([.G148]&lt;&gt;&quot;&quot;;&quot;('de', '&quot; &amp; SUBSTITUTE([.H148];&quot;'&quot;; &quot;\'&quot;) &amp; &quot;', LAST_INSERT_ID(), 'roland', 'roland', NOW(), NOW())&quot;; &quot;&quot;) &amp; IF(AND([.G148]&lt;&gt;&quot;&quot;; [.I148]&lt;&gt;&quot;&quot;); &quot;,&quot;; &quot;&quot;) &amp; IF([.I148]&lt;&gt;&quot;&quot;;&quot;('fr', '&quot; &amp; SUBSTITUTE(SUBSTITUTE(SUBSTITUTE([.I1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 :', LAST_INSERT_ID(), 'roland', 'roland', NOW(), NOW());" calcext:value-type="string">
            <text:p>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G149];&quot;'&quot;; &quot;\'&quot;) &amp; &quot;', location='&quot; &amp;SUBSTITUTE([.A149];&quot;'&quot;; &quot;\'&quot;) &amp; &quot;', field = '&quot; &amp; SUBSTITUTE([.B149];&quot;'&quot;; &quot;\'&quot;) &amp; &quot;'&quot; &amp; IF(OR(1; [.D149]&lt;&gt;&quot;&quot;); &quot;, context = '&quot; &amp; SUBSTITUTE([.D149];&quot;'&quot;; &quot;\'&quot;) &amp; &quot;'&quot;; &quot;&quot;) &amp; IF(AND(1; [.E149]&lt;&gt;&quot;&quot;); &quot;, textgroup = '&quot; &amp; SUBSTITUTE([.E149];&quot;'&quot;; &quot;\'&quot;) &amp; &quot;'&quot;; &quot;&quot;) &amp; &quot;, created_visa='roland', updated_visa='roland', created_date=NOW(), updated_date=NOW(); &quot; &amp; IF(OR([.G149]&lt;&gt;&quot;&quot;; [.I149]&lt;&gt;&quot;&quot;);&quot;INSERT INTO translation_target (lang, translation, translation_source_id, created_visa, updated_visa, created_date, updated_date) VALUES &quot; &amp; IF([.G149]&lt;&gt;&quot;&quot;;&quot;('de', '&quot; &amp; SUBSTITUTE([.H149];&quot;'&quot;; &quot;\'&quot;) &amp; &quot;', LAST_INSERT_ID(), 'roland', 'roland', NOW(), NOW())&quot;; &quot;&quot;) &amp; IF(AND([.G149]&lt;&gt;&quot;&quot;; [.I149]&lt;&gt;&quot;&quot;); &quot;,&quot;; &quot;&quot;) &amp; IF([.I149]&lt;&gt;&quot;&quot;;&quot;('fr', '&quot; &amp; SUBSTITUTE(SUBSTITUTE(SUBSTITUTE([.I1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" calcext:value-type="string">
            <text:p>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inder:</text:p>
          </table:table-cell>
          <table:table-cell/>
          <table:table-cell office:value-type="string" calcext:value-type="string">
            <text:p>Enfants :</text:p>
          </table:table-cell>
          <table:table-cell table:number-columns-repeated="2"/>
          <table:table-cell table:formula="of:=&quot;INSERT INTO translation_source SET source='&quot; &amp; SUBSTITUTE([.G150];&quot;'&quot;; &quot;\'&quot;) &amp; &quot;', location='&quot; &amp;SUBSTITUTE([.A150];&quot;'&quot;; &quot;\'&quot;) &amp; &quot;', field = '&quot; &amp; SUBSTITUTE([.B150];&quot;'&quot;; &quot;\'&quot;) &amp; &quot;'&quot; &amp; IF(OR(1; [.D150]&lt;&gt;&quot;&quot;); &quot;, context = '&quot; &amp; SUBSTITUTE([.D150];&quot;'&quot;; &quot;\'&quot;) &amp; &quot;'&quot;; &quot;&quot;) &amp; IF(AND(1; [.E150]&lt;&gt;&quot;&quot;); &quot;, textgroup = '&quot; &amp; SUBSTITUTE([.E150];&quot;'&quot;; &quot;\'&quot;) &amp; &quot;'&quot;; &quot;&quot;) &amp; &quot;, created_visa='roland', updated_visa='roland', created_date=NOW(), updated_date=NOW(); &quot; &amp; IF(OR([.G150]&lt;&gt;&quot;&quot;; [.I150]&lt;&gt;&quot;&quot;);&quot;INSERT INTO translation_target (lang, translation, translation_source_id, created_visa, updated_visa, created_date, updated_date) VALUES &quot; &amp; IF([.G150]&lt;&gt;&quot;&quot;;&quot;('de', '&quot; &amp; SUBSTITUTE([.H150];&quot;'&quot;; &quot;\'&quot;) &amp; &quot;', LAST_INSERT_ID(), 'roland', 'roland', NOW(), NOW())&quot;; &quot;&quot;) &amp; IF(AND([.G150]&lt;&gt;&quot;&quot;; [.I150]&lt;&gt;&quot;&quot;); &quot;,&quot;; &quot;&quot;) &amp; IF([.I150]&lt;&gt;&quot;&quot;;&quot;('fr', '&quot; &amp; SUBSTITUTE(SUBSTITUTE(SUBSTITUTE([.I1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 :', LAST_INSERT_ID(), 'roland', 'roland', NOW(), NOW());" calcext:value-type="string">
            <text:p>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&amp;nbsp;web :</text:p>
          </table:table-cell>
          <table:table-cell table:number-columns-repeated="2"/>
          <table:table-cell table:formula="of:=&quot;INSERT INTO translation_source SET source='&quot; &amp; SUBSTITUTE([.G151];&quot;'&quot;; &quot;\'&quot;) &amp; &quot;', location='&quot; &amp;SUBSTITUTE([.A151];&quot;'&quot;; &quot;\'&quot;) &amp; &quot;', field = '&quot; &amp; SUBSTITUTE([.B151];&quot;'&quot;; &quot;\'&quot;) &amp; &quot;'&quot; &amp; IF(OR(1; [.D151]&lt;&gt;&quot;&quot;); &quot;, context = '&quot; &amp; SUBSTITUTE([.D151];&quot;'&quot;; &quot;\'&quot;) &amp; &quot;'&quot;; &quot;&quot;) &amp; IF(AND(1; [.E151]&lt;&gt;&quot;&quot;); &quot;, textgroup = '&quot; &amp; SUBSTITUTE([.E151];&quot;'&quot;; &quot;\'&quot;) &amp; &quot;'&quot;; &quot;&quot;) &amp; &quot;, created_visa='roland', updated_visa='roland', created_date=NOW(), updated_date=NOW(); &quot; &amp; IF(OR([.G151]&lt;&gt;&quot;&quot;; [.I151]&lt;&gt;&quot;&quot;);&quot;INSERT INTO translation_target (lang, translation, translation_source_id, created_visa, updated_visa, created_date, updated_date) VALUES &quot; &amp; IF([.G151]&lt;&gt;&quot;&quot;;&quot;('de', '&quot; &amp; SUBSTITUTE([.H151];&quot;'&quot;; &quot;\'&quot;) &amp; &quot;', LAST_INSERT_ID(), 'roland', 'roland', NOW(), NOW())&quot;; &quot;&quot;) &amp; IF(AND([.G151]&lt;&gt;&quot;&quot;; [.I151]&lt;&gt;&quot;&quot;); &quot;,&quot;; &quot;&quot;) &amp; IF([.I151]&lt;&gt;&quot;&quot;;&quot;('fr', '&quot; &amp; SUBSTITUTE(SUBSTITUTE(SUBSTITUTE([.I1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" calcext:value-type="string">
            <text:p>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.ch Webseite:</text:p>
          </table:table-cell>
          <table:table-cell/>
          <table:table-cell office:value-type="string" calcext:value-type="string">
            <text:p>Page&amp;nbsp;sur&amp;nbsp;parlament.ch :</text:p>
          </table:table-cell>
          <table:table-cell table:number-columns-repeated="2"/>
          <table:table-cell table:formula="of:=&quot;INSERT INTO translation_source SET source='&quot; &amp; SUBSTITUTE([.G152];&quot;'&quot;; &quot;\'&quot;) &amp; &quot;', location='&quot; &amp;SUBSTITUTE([.A152];&quot;'&quot;; &quot;\'&quot;) &amp; &quot;', field = '&quot; &amp; SUBSTITUTE([.B152];&quot;'&quot;; &quot;\'&quot;) &amp; &quot;'&quot; &amp; IF(OR(1; [.D152]&lt;&gt;&quot;&quot;); &quot;, context = '&quot; &amp; SUBSTITUTE([.D152];&quot;'&quot;; &quot;\'&quot;) &amp; &quot;'&quot;; &quot;&quot;) &amp; IF(AND(1; [.E152]&lt;&gt;&quot;&quot;); &quot;, textgroup = '&quot; &amp; SUBSTITUTE([.E152];&quot;'&quot;; &quot;\'&quot;) &amp; &quot;'&quot;; &quot;&quot;) &amp; &quot;, created_visa='roland', updated_visa='roland', created_date=NOW(), updated_date=NOW(); &quot; &amp; IF(OR([.G152]&lt;&gt;&quot;&quot;; [.I152]&lt;&gt;&quot;&quot;);&quot;INSERT INTO translation_target (lang, translation, translation_source_id, created_visa, updated_visa, created_date, updated_date) VALUES &quot; &amp; IF([.G152]&lt;&gt;&quot;&quot;;&quot;('de', '&quot; &amp; SUBSTITUTE([.H152];&quot;'&quot;; &quot;\'&quot;) &amp; &quot;', LAST_INSERT_ID(), 'roland', 'roland', NOW(), NOW())&quot;; &quot;&quot;) &amp; IF(AND([.G152]&lt;&gt;&quot;&quot;; [.I152]&lt;&gt;&quot;&quot;); &quot;,&quot;; &quot;&quot;) &amp; IF([.I152]&lt;&gt;&quot;&quot;;&quot;('fr', '&quot; &amp; SUBSTITUTE(SUBSTITUTE(SUBSTITUTE([.I1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 sur parlament.ch :', LAST_INSERT_ID(), 'roland', 'roland', NOW(), NOW());" calcext:value-type="string">
            <text:p>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 sur parlament.ch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nteressenbindungen</text:p>
          </table:table-cell>
          <table:table-cell/>
          <table:table-cell office:value-type="string" calcext:value-type="string">
            <text:p>Liens&amp;nbsp;d'intérêt :</text:p>
          </table:table-cell>
          <table:table-cell table:number-columns-repeated="2"/>
          <table:table-cell table:formula="of:=&quot;INSERT INTO translation_source SET source='&quot; &amp; SUBSTITUTE([.G153];&quot;'&quot;; &quot;\'&quot;) &amp; &quot;', location='&quot; &amp;SUBSTITUTE([.A153];&quot;'&quot;; &quot;\'&quot;) &amp; &quot;', field = '&quot; &amp; SUBSTITUTE([.B153];&quot;'&quot;; &quot;\'&quot;) &amp; &quot;'&quot; &amp; IF(OR(1; [.D153]&lt;&gt;&quot;&quot;); &quot;, context = '&quot; &amp; SUBSTITUTE([.D153];&quot;'&quot;; &quot;\'&quot;) &amp; &quot;'&quot;; &quot;&quot;) &amp; IF(AND(1; [.E153]&lt;&gt;&quot;&quot;); &quot;, textgroup = '&quot; &amp; SUBSTITUTE([.E153];&quot;'&quot;; &quot;\'&quot;) &amp; &quot;'&quot;; &quot;&quot;) &amp; &quot;, created_visa='roland', updated_visa='roland', created_date=NOW(), updated_date=NOW(); &quot; &amp; IF(OR([.G153]&lt;&gt;&quot;&quot;; [.I153]&lt;&gt;&quot;&quot;);&quot;INSERT INTO translation_target (lang, translation, translation_source_id, created_visa, updated_visa, created_date, updated_date) VALUES &quot; &amp; IF([.G153]&lt;&gt;&quot;&quot;;&quot;('de', '&quot; &amp; SUBSTITUTE([.H153];&quot;'&quot;; &quot;\'&quot;) &amp; &quot;', LAST_INSERT_ID(), 'roland', 'roland', NOW(), NOW())&quot;; &quot;&quot;) &amp; IF(AND([.G153]&lt;&gt;&quot;&quot;; [.I153]&lt;&gt;&quot;&quot;); &quot;,&quot;; &quot;&quot;) &amp; IF([.I153]&lt;&gt;&quot;&quot;;&quot;('fr', '&quot; &amp; SUBSTITUTE(SUBSTITUTE(SUBSTITUTE([.I1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 d\'intérêt :', LAST_INSERT_ID(), 'roland', 'roland', NOW(), NOW());" calcext:value-type="string">
            <text:p>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Interessenbindungen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154];&quot;'&quot;; &quot;\'&quot;) &amp; &quot;', location='&quot; &amp;SUBSTITUTE([.A154];&quot;'&quot;; &quot;\'&quot;) &amp; &quot;', field = '&quot; &amp; SUBSTITUTE([.B154];&quot;'&quot;; &quot;\'&quot;) &amp; &quot;'&quot; &amp; IF(OR(1; [.D154]&lt;&gt;&quot;&quot;); &quot;, context = '&quot; &amp; SUBSTITUTE([.D154];&quot;'&quot;; &quot;\'&quot;) &amp; &quot;'&quot;; &quot;&quot;) &amp; IF(AND(1; [.E154]&lt;&gt;&quot;&quot;); &quot;, textgroup = '&quot; &amp; SUBSTITUTE([.E154];&quot;'&quot;; &quot;\'&quot;) &amp; &quot;'&quot;; &quot;&quot;) &amp; &quot;, created_visa='roland', updated_visa='roland', created_date=NOW(), updated_date=NOW(); &quot; &amp; IF(OR([.G154]&lt;&gt;&quot;&quot;; [.I154]&lt;&gt;&quot;&quot;);&quot;INSERT INTO translation_target (lang, translation, translation_source_id, created_visa, updated_visa, created_date, updated_date) VALUES &quot; &amp; IF([.G154]&lt;&gt;&quot;&quot;;&quot;('de', '&quot; &amp; SUBSTITUTE([.H154];&quot;'&quot;; &quot;\'&quot;) &amp; &quot;', LAST_INSERT_ID(), 'roland', 'roland', NOW(), NOW())&quot;; &quot;&quot;) &amp; IF(AND([.G154]&lt;&gt;&quot;&quot;; [.I154]&lt;&gt;&quot;&quot;); &quot;,&quot;; &quot;&quot;) &amp; IF([.I154]&lt;&gt;&quot;&quot;;&quot;('fr', '&quot; &amp; SUBSTITUTE(SUBSTITUTE(SUBSTITUTE([.I1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Mandate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155];&quot;'&quot;; &quot;\'&quot;) &amp; &quot;', location='&quot; &amp;SUBSTITUTE([.A155];&quot;'&quot;; &quot;\'&quot;) &amp; &quot;', field = '&quot; &amp; SUBSTITUTE([.B155];&quot;'&quot;; &quot;\'&quot;) &amp; &quot;'&quot; &amp; IF(OR(1; [.D155]&lt;&gt;&quot;&quot;); &quot;, context = '&quot; &amp; SUBSTITUTE([.D155];&quot;'&quot;; &quot;\'&quot;) &amp; &quot;'&quot;; &quot;&quot;) &amp; IF(AND(1; [.E155]&lt;&gt;&quot;&quot;); &quot;, textgroup = '&quot; &amp; SUBSTITUTE([.E155];&quot;'&quot;; &quot;\'&quot;) &amp; &quot;'&quot;; &quot;&quot;) &amp; &quot;, created_visa='roland', updated_visa='roland', created_date=NOW(), updated_date=NOW(); &quot; &amp; IF(OR([.G155]&lt;&gt;&quot;&quot;; [.I155]&lt;&gt;&quot;&quot;);&quot;INSERT INTO translation_target (lang, translation, translation_source_id, created_visa, updated_visa, created_date, updated_date) VALUES &quot; &amp; IF([.G155]&lt;&gt;&quot;&quot;;&quot;('de', '&quot; &amp; SUBSTITUTE([.H155];&quot;'&quot;; &quot;\'&quot;) &amp; &quot;', LAST_INSERT_ID(), 'roland', 'roland', NOW(), NOW())&quot;; &quot;&quot;) &amp; IF(AND([.G155]&lt;&gt;&quot;&quot;; [.I155]&lt;&gt;&quot;&quot;); &quot;,&quot;; &quot;&quot;) &amp; IF([.I155]&lt;&gt;&quot;&quot;;&quot;('fr', '&quot; &amp; SUBSTITUTE(SUBSTITUTE(SUBSTITUTE([.I1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andate der Gäste</text:p>
          </table:table-cell>
          <table:table-cell/>
          <table:table-cell office:value-type="string" calcext:value-type="string">
            <text:p>Mandats des invités</text:p>
          </table:table-cell>
          <table:table-cell table:number-columns-repeated="2"/>
          <table:table-cell table:formula="of:=&quot;INSERT INTO translation_source SET source='&quot; &amp; SUBSTITUTE([.G156];&quot;'&quot;; &quot;\'&quot;) &amp; &quot;', location='&quot; &amp;SUBSTITUTE([.A156];&quot;'&quot;; &quot;\'&quot;) &amp; &quot;', field = '&quot; &amp; SUBSTITUTE([.B156];&quot;'&quot;; &quot;\'&quot;) &amp; &quot;'&quot; &amp; IF(OR(1; [.D156]&lt;&gt;&quot;&quot;); &quot;, context = '&quot; &amp; SUBSTITUTE([.D156];&quot;'&quot;; &quot;\'&quot;) &amp; &quot;'&quot;; &quot;&quot;) &amp; IF(AND(1; [.E156]&lt;&gt;&quot;&quot;); &quot;, textgroup = '&quot; &amp; SUBSTITUTE([.E156];&quot;'&quot;; &quot;\'&quot;) &amp; &quot;'&quot;; &quot;&quot;) &amp; &quot;, created_visa='roland', updated_visa='roland', created_date=NOW(), updated_date=NOW(); &quot; &amp; IF(OR([.G156]&lt;&gt;&quot;&quot;; [.I156]&lt;&gt;&quot;&quot;);&quot;INSERT INTO translation_target (lang, translation, translation_source_id, created_visa, updated_visa, created_date, updated_date) VALUES &quot; &amp; IF([.G156]&lt;&gt;&quot;&quot;;&quot;('de', '&quot; &amp; SUBSTITUTE([.H156];&quot;'&quot;; &quot;\'&quot;) &amp; &quot;', LAST_INSERT_ID(), 'roland', 'roland', NOW(), NOW())&quot;; &quot;&quot;) &amp; IF(AND([.G156]&lt;&gt;&quot;&quot;; [.I156]&lt;&gt;&quot;&quot;); &quot;,&quot;; &quot;&quot;) &amp; IF([.I156]&lt;&gt;&quot;&quot;;&quot;('fr', '&quot; &amp; SUBSTITUTE(SUBSTITUTE(SUBSTITUTE([.I1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" calcext:value-type="string">
            <text:p>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äste</text:p>
          </table:table-cell>
          <table:table-cell/>
          <table:table-cell office:value-type="string" calcext:value-type="string">
            <text:p>Invités</text:p>
          </table:table-cell>
          <table:table-cell table:number-columns-repeated="2"/>
          <table:table-cell table:formula="of:=&quot;INSERT INTO translation_source SET source='&quot; &amp; SUBSTITUTE([.G157];&quot;'&quot;; &quot;\'&quot;) &amp; &quot;', location='&quot; &amp;SUBSTITUTE([.A157];&quot;'&quot;; &quot;\'&quot;) &amp; &quot;', field = '&quot; &amp; SUBSTITUTE([.B157];&quot;'&quot;; &quot;\'&quot;) &amp; &quot;'&quot; &amp; IF(OR(1; [.D157]&lt;&gt;&quot;&quot;); &quot;, context = '&quot; &amp; SUBSTITUTE([.D157];&quot;'&quot;; &quot;\'&quot;) &amp; &quot;'&quot;; &quot;&quot;) &amp; IF(AND(1; [.E157]&lt;&gt;&quot;&quot;); &quot;, textgroup = '&quot; &amp; SUBSTITUTE([.E157];&quot;'&quot;; &quot;\'&quot;) &amp; &quot;'&quot;; &quot;&quot;) &amp; &quot;, created_visa='roland', updated_visa='roland', created_date=NOW(), updated_date=NOW(); &quot; &amp; IF(OR([.G157]&lt;&gt;&quot;&quot;; [.I157]&lt;&gt;&quot;&quot;);&quot;INSERT INTO translation_target (lang, translation, translation_source_id, created_visa, updated_visa, created_date, updated_date) VALUES &quot; &amp; IF([.G157]&lt;&gt;&quot;&quot;;&quot;('de', '&quot; &amp; SUBSTITUTE([.H157];&quot;'&quot;; &quot;\'&quot;) &amp; &quot;', LAST_INSERT_ID(), 'roland', 'roland', NOW(), NOW())&quot;; &quot;&quot;) &amp; IF(AND([.G157]&lt;&gt;&quot;&quot;; [.I157]&lt;&gt;&quot;&quot;); &quot;,&quot;; &quot;&quot;) &amp; IF([.I157]&lt;&gt;&quot;&quot;;&quot;('fr', '&quot; &amp; SUBSTITUTE(SUBSTITUTE(SUBSTITUTE([.I1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" calcext:value-type="string">
            <text:p>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en mit einer Verbindung</text:p>
          </table:table-cell>
          <table:table-cell/>
          <table:table-cell office:value-type="string" calcext:value-type="string">
            <text:p>Organisations avec un lien</text:p>
          </table:table-cell>
          <table:table-cell table:number-columns-repeated="2"/>
          <table:table-cell table:formula="of:=&quot;INSERT INTO translation_source SET source='&quot; &amp; SUBSTITUTE([.G158];&quot;'&quot;; &quot;\'&quot;) &amp; &quot;', location='&quot; &amp;SUBSTITUTE([.A158];&quot;'&quot;; &quot;\'&quot;) &amp; &quot;', field = '&quot; &amp; SUBSTITUTE([.B158];&quot;'&quot;; &quot;\'&quot;) &amp; &quot;'&quot; &amp; IF(OR(1; [.D158]&lt;&gt;&quot;&quot;); &quot;, context = '&quot; &amp; SUBSTITUTE([.D158];&quot;'&quot;; &quot;\'&quot;) &amp; &quot;'&quot;; &quot;&quot;) &amp; IF(AND(1; [.E158]&lt;&gt;&quot;&quot;); &quot;, textgroup = '&quot; &amp; SUBSTITUTE([.E158];&quot;'&quot;; &quot;\'&quot;) &amp; &quot;'&quot;; &quot;&quot;) &amp; &quot;, created_visa='roland', updated_visa='roland', created_date=NOW(), updated_date=NOW(); &quot; &amp; IF(OR([.G158]&lt;&gt;&quot;&quot;; [.I158]&lt;&gt;&quot;&quot;);&quot;INSERT INTO translation_target (lang, translation, translation_source_id, created_visa, updated_visa, created_date, updated_date) VALUES &quot; &amp; IF([.G158]&lt;&gt;&quot;&quot;;&quot;('de', '&quot; &amp; SUBSTITUTE([.H158];&quot;'&quot;; &quot;\'&quot;) &amp; &quot;', LAST_INSERT_ID(), 'roland', 'roland', NOW(), NOW())&quot;; &quot;&quot;) &amp; IF(AND([.G158]&lt;&gt;&quot;&quot;; [.I158]&lt;&gt;&quot;&quot;); &quot;,&quot;; &quot;&quot;) &amp; IF([.I158]&lt;&gt;&quot;&quot;;&quot;('fr', '&quot; &amp; SUBSTITUTE(SUBSTITUTE(SUBSTITUTE([.I1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" calcext:value-type="string">
            <text:p>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ch indirekte Verbindungen werden aufgeführt.</text:p>
          </table:table-cell>
          <table:table-cell/>
          <table:table-cell office:value-type="string" calcext:value-type="string">
            <text:p>Les liens indirects sont également présentés.</text:p>
          </table:table-cell>
          <table:table-cell table:number-columns-repeated="2"/>
          <table:table-cell table:formula="of:=&quot;INSERT INTO translation_source SET source='&quot; &amp; SUBSTITUTE([.G159];&quot;'&quot;; &quot;\'&quot;) &amp; &quot;', location='&quot; &amp;SUBSTITUTE([.A159];&quot;'&quot;; &quot;\'&quot;) &amp; &quot;', field = '&quot; &amp; SUBSTITUTE([.B159];&quot;'&quot;; &quot;\'&quot;) &amp; &quot;'&quot; &amp; IF(OR(1; [.D159]&lt;&gt;&quot;&quot;); &quot;, context = '&quot; &amp; SUBSTITUTE([.D159];&quot;'&quot;; &quot;\'&quot;) &amp; &quot;'&quot;; &quot;&quot;) &amp; IF(AND(1; [.E159]&lt;&gt;&quot;&quot;); &quot;, textgroup = '&quot; &amp; SUBSTITUTE([.E159];&quot;'&quot;; &quot;\'&quot;) &amp; &quot;'&quot;; &quot;&quot;) &amp; &quot;, created_visa='roland', updated_visa='roland', created_date=NOW(), updated_date=NOW(); &quot; &amp; IF(OR([.G159]&lt;&gt;&quot;&quot;; [.I159]&lt;&gt;&quot;&quot;);&quot;INSERT INTO translation_target (lang, translation, translation_source_id, created_visa, updated_visa, created_date, updated_date) VALUES &quot; &amp; IF([.G159]&lt;&gt;&quot;&quot;;&quot;('de', '&quot; &amp; SUBSTITUTE([.H159];&quot;'&quot;; &quot;\'&quot;) &amp; &quot;', LAST_INSERT_ID(), 'roland', 'roland', NOW(), NOW())&quot;; &quot;&quot;) &amp; IF(AND([.G159]&lt;&gt;&quot;&quot;; [.I159]&lt;&gt;&quot;&quot;); &quot;,&quot;; &quot;&quot;) &amp; IF([.I159]&lt;&gt;&quot;&quot;;&quot;('fr', '&quot; &amp; SUBSTITUTE(SUBSTITUTE(SUBSTITUTE([.I1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" calcext:value-type="string">
            <text:p>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G160];&quot;'&quot;; &quot;\'&quot;) &amp; &quot;', location='&quot; &amp;SUBSTITUTE([.A160];&quot;'&quot;; &quot;\'&quot;) &amp; &quot;', field = '&quot; &amp; SUBSTITUTE([.B160];&quot;'&quot;; &quot;\'&quot;) &amp; &quot;'&quot; &amp; IF(OR(1; [.D160]&lt;&gt;&quot;&quot;); &quot;, context = '&quot; &amp; SUBSTITUTE([.D160];&quot;'&quot;; &quot;\'&quot;) &amp; &quot;'&quot;; &quot;&quot;) &amp; IF(AND(1; [.E160]&lt;&gt;&quot;&quot;); &quot;, textgroup = '&quot; &amp; SUBSTITUTE([.E160];&quot;'&quot;; &quot;\'&quot;) &amp; &quot;'&quot;; &quot;&quot;) &amp; &quot;, created_visa='roland', updated_visa='roland', created_date=NOW(), updated_date=NOW(); &quot; &amp; IF(OR([.G160]&lt;&gt;&quot;&quot;; [.I160]&lt;&gt;&quot;&quot;);&quot;INSERT INTO translation_target (lang, translation, translation_source_id, created_visa, updated_visa, created_date, updated_date) VALUES &quot; &amp; IF([.G160]&lt;&gt;&quot;&quot;;&quot;('de', '&quot; &amp; SUBSTITUTE([.H160];&quot;'&quot;; &quot;\'&quot;) &amp; &quot;', LAST_INSERT_ID(), 'roland', 'roland', NOW(), NOW())&quot;; &quot;&quot;) &amp; IF(AND([.G160]&lt;&gt;&quot;&quot;; [.I160]&lt;&gt;&quot;&quot;); &quot;,&quot;; &quot;&quot;) &amp; IF([.I160]&lt;&gt;&quot;&quot;;&quot;('fr', '&quot; &amp; SUBSTITUTE(SUBSTITUTE(SUBSTITUTE([.I1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eige Angaben zur Person</text:p>
          </table:table-cell>
          <table:table-cell/>
          <table:table-cell office:value-type="string" calcext:value-type="string">
            <text:p>Montrer les données personnelles</text:p>
          </table:table-cell>
          <table:table-cell table:number-columns-repeated="2"/>
          <table:table-cell table:formula="of:=&quot;INSERT INTO translation_source SET source='&quot; &amp; SUBSTITUTE([.G161];&quot;'&quot;; &quot;\'&quot;) &amp; &quot;', location='&quot; &amp;SUBSTITUTE([.A161];&quot;'&quot;; &quot;\'&quot;) &amp; &quot;', field = '&quot; &amp; SUBSTITUTE([.B161];&quot;'&quot;; &quot;\'&quot;) &amp; &quot;'&quot; &amp; IF(OR(1; [.D161]&lt;&gt;&quot;&quot;); &quot;, context = '&quot; &amp; SUBSTITUTE([.D161];&quot;'&quot;; &quot;\'&quot;) &amp; &quot;'&quot;; &quot;&quot;) &amp; IF(AND(1; [.E161]&lt;&gt;&quot;&quot;); &quot;, textgroup = '&quot; &amp; SUBSTITUTE([.E161];&quot;'&quot;; &quot;\'&quot;) &amp; &quot;'&quot;; &quot;&quot;) &amp; &quot;, created_visa='roland', updated_visa='roland', created_date=NOW(), updated_date=NOW(); &quot; &amp; IF(OR([.G161]&lt;&gt;&quot;&quot;; [.I161]&lt;&gt;&quot;&quot;);&quot;INSERT INTO translation_target (lang, translation, translation_source_id, created_visa, updated_visa, created_date, updated_date) VALUES &quot; &amp; IF([.G161]&lt;&gt;&quot;&quot;;&quot;('de', '&quot; &amp; SUBSTITUTE([.H161];&quot;'&quot;; &quot;\'&quot;) &amp; &quot;', LAST_INSERT_ID(), 'roland', 'roland', NOW(), NOW())&quot;; &quot;&quot;) &amp; IF(AND([.G161]&lt;&gt;&quot;&quot;; [.I161]&lt;&gt;&quot;&quot;); &quot;,&quot;; &quot;&quot;) &amp; IF([.I161]&lt;&gt;&quot;&quot;;&quot;('fr', '&quot; &amp; SUBSTITUTE(SUBSTITUTE(SUBSTITUTE([.I1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" calcext:value-type="string">
            <text:p>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stecke Angaben zur Person</text:p>
          </table:table-cell>
          <table:table-cell/>
          <table:table-cell office:value-type="string" calcext:value-type="string">
            <text:p>Masquer les données personnelles</text:p>
          </table:table-cell>
          <table:table-cell table:number-columns-repeated="2"/>
          <table:table-cell table:formula="of:=&quot;INSERT INTO translation_source SET source='&quot; &amp; SUBSTITUTE([.G162];&quot;'&quot;; &quot;\'&quot;) &amp; &quot;', location='&quot; &amp;SUBSTITUTE([.A162];&quot;'&quot;; &quot;\'&quot;) &amp; &quot;', field = '&quot; &amp; SUBSTITUTE([.B162];&quot;'&quot;; &quot;\'&quot;) &amp; &quot;'&quot; &amp; IF(OR(1; [.D162]&lt;&gt;&quot;&quot;); &quot;, context = '&quot; &amp; SUBSTITUTE([.D162];&quot;'&quot;; &quot;\'&quot;) &amp; &quot;'&quot;; &quot;&quot;) &amp; IF(AND(1; [.E162]&lt;&gt;&quot;&quot;); &quot;, textgroup = '&quot; &amp; SUBSTITUTE([.E162];&quot;'&quot;; &quot;\'&quot;) &amp; &quot;'&quot;; &quot;&quot;) &amp; &quot;, created_visa='roland', updated_visa='roland', created_date=NOW(), updated_date=NOW(); &quot; &amp; IF(OR([.G162]&lt;&gt;&quot;&quot;; [.I162]&lt;&gt;&quot;&quot;);&quot;INSERT INTO translation_target (lang, translation, translation_source_id, created_visa, updated_visa, created_date, updated_date) VALUES &quot; &amp; IF([.G162]&lt;&gt;&quot;&quot;;&quot;('de', '&quot; &amp; SUBSTITUTE([.H162];&quot;'&quot;; &quot;\'&quot;) &amp; &quot;', LAST_INSERT_ID(), 'roland', 'roland', NOW(), NOW())&quot;; &quot;&quot;) &amp; IF(AND([.G162]&lt;&gt;&quot;&quot;; [.I162]&lt;&gt;&quot;&quot;); &quot;,&quot;; &quot;&quot;) &amp; IF([.I162]&lt;&gt;&quot;&quot;;&quot;('fr', '&quot; &amp; SUBSTITUTE(SUBSTITUTE(SUBSTITUTE([.I1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" calcext:value-type="string">
            <text:p>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G163];&quot;'&quot;; &quot;\'&quot;) &amp; &quot;', location='&quot; &amp;SUBSTITUTE([.A163];&quot;'&quot;; &quot;\'&quot;) &amp; &quot;', field = '&quot; &amp; SUBSTITUTE([.B163];&quot;'&quot;; &quot;\'&quot;) &amp; &quot;'&quot; &amp; IF(OR(1; [.D163]&lt;&gt;&quot;&quot;); &quot;, context = '&quot; &amp; SUBSTITUTE([.D163];&quot;'&quot;; &quot;\'&quot;) &amp; &quot;'&quot;; &quot;&quot;) &amp; IF(AND(1; [.E163]&lt;&gt;&quot;&quot;); &quot;, textgroup = '&quot; &amp; SUBSTITUTE([.E163];&quot;'&quot;; &quot;\'&quot;) &amp; &quot;'&quot;; &quot;&quot;) &amp; &quot;, created_visa='roland', updated_visa='roland', created_date=NOW(), updated_date=NOW(); &quot; &amp; IF(OR([.G163]&lt;&gt;&quot;&quot;; [.I163]&lt;&gt;&quot;&quot;);&quot;INSERT INTO translation_target (lang, translation, translation_source_id, created_visa, updated_visa, created_date, updated_date) VALUES &quot; &amp; IF([.G163]&lt;&gt;&quot;&quot;;&quot;('de', '&quot; &amp; SUBSTITUTE([.H163];&quot;'&quot;; &quot;\'&quot;) &amp; &quot;', LAST_INSERT_ID(), 'roland', 'roland', NOW(), NOW())&quot;; &quot;&quot;) &amp; IF(AND([.G163]&lt;&gt;&quot;&quot;; [.I163]&lt;&gt;&quot;&quot;); &quot;,&quot;; &quot;&quot;) &amp; IF([.I163]&lt;&gt;&quot;&quot;;&quot;('fr', '&quot; &amp; SUBSTITUTE(SUBSTITUTE(SUBSTITUTE([.I1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1 Jahr</text:p>
          </table:table-cell>
          <table:table-cell/>
          <table:table-cell office:value-type="string" calcext:value-type="string">
            <text:p>1 an</text:p>
          </table:table-cell>
          <table:table-cell table:number-columns-repeated="2"/>
          <table:table-cell table:formula="of:=&quot;INSERT INTO translation_source SET source='&quot; &amp; SUBSTITUTE([.G164];&quot;'&quot;; &quot;\'&quot;) &amp; &quot;', location='&quot; &amp;SUBSTITUTE([.A164];&quot;'&quot;; &quot;\'&quot;) &amp; &quot;', field = '&quot; &amp; SUBSTITUTE([.B164];&quot;'&quot;; &quot;\'&quot;) &amp; &quot;'&quot; &amp; IF(OR(1; [.D164]&lt;&gt;&quot;&quot;); &quot;, context = '&quot; &amp; SUBSTITUTE([.D164];&quot;'&quot;; &quot;\'&quot;) &amp; &quot;'&quot;; &quot;&quot;) &amp; IF(AND(1; [.E164]&lt;&gt;&quot;&quot;); &quot;, textgroup = '&quot; &amp; SUBSTITUTE([.E164];&quot;'&quot;; &quot;\'&quot;) &amp; &quot;'&quot;; &quot;&quot;) &amp; &quot;, created_visa='roland', updated_visa='roland', created_date=NOW(), updated_date=NOW(); &quot; &amp; IF(OR([.G164]&lt;&gt;&quot;&quot;; [.I164]&lt;&gt;&quot;&quot;);&quot;INSERT INTO translation_target (lang, translation, translation_source_id, created_visa, updated_visa, created_date, updated_date) VALUES &quot; &amp; IF([.G164]&lt;&gt;&quot;&quot;;&quot;('de', '&quot; &amp; SUBSTITUTE([.H164];&quot;'&quot;; &quot;\'&quot;) &amp; &quot;', LAST_INSERT_ID(), 'roland', 'roland', NOW(), NOW())&quot;; &quot;&quot;) &amp; IF(AND([.G164]&lt;&gt;&quot;&quot;; [.I164]&lt;&gt;&quot;&quot;); &quot;,&quot;; &quot;&quot;) &amp; IF([.I164]&lt;&gt;&quot;&quot;;&quot;('fr', '&quot; &amp; SUBSTITUTE(SUBSTITUTE(SUBSTITUTE([.I1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" calcext:value-type="string">
            <text:p>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@count Jahre</text:p>
          </table:table-cell>
          <table:table-cell/>
          <table:table-cell office:value-type="string" calcext:value-type="string">
            <text:p>@count ans</text:p>
          </table:table-cell>
          <table:table-cell table:number-columns-repeated="2"/>
          <table:table-cell table:formula="of:=&quot;INSERT INTO translation_source SET source='&quot; &amp; SUBSTITUTE([.G165];&quot;'&quot;; &quot;\'&quot;) &amp; &quot;', location='&quot; &amp;SUBSTITUTE([.A165];&quot;'&quot;; &quot;\'&quot;) &amp; &quot;', field = '&quot; &amp; SUBSTITUTE([.B165];&quot;'&quot;; &quot;\'&quot;) &amp; &quot;'&quot; &amp; IF(OR(1; [.D165]&lt;&gt;&quot;&quot;); &quot;, context = '&quot; &amp; SUBSTITUTE([.D165];&quot;'&quot;; &quot;\'&quot;) &amp; &quot;'&quot;; &quot;&quot;) &amp; IF(AND(1; [.E165]&lt;&gt;&quot;&quot;); &quot;, textgroup = '&quot; &amp; SUBSTITUTE([.E165];&quot;'&quot;; &quot;\'&quot;) &amp; &quot;'&quot;; &quot;&quot;) &amp; &quot;, created_visa='roland', updated_visa='roland', created_date=NOW(), updated_date=NOW(); &quot; &amp; IF(OR([.G165]&lt;&gt;&quot;&quot;; [.I165]&lt;&gt;&quot;&quot;);&quot;INSERT INTO translation_target (lang, translation, translation_source_id, created_visa, updated_visa, created_date, updated_date) VALUES &quot; &amp; IF([.G165]&lt;&gt;&quot;&quot;;&quot;('de', '&quot; &amp; SUBSTITUTE([.H165];&quot;'&quot;; &quot;\'&quot;) &amp; &quot;', LAST_INSERT_ID(), 'roland', 'roland', NOW(), NOW())&quot;; &quot;&quot;) &amp; IF(AND([.G165]&lt;&gt;&quot;&quot;; [.I165]&lt;&gt;&quot;&quot;); &quot;,&quot;; &quot;&quot;) &amp; IF([.I165]&lt;&gt;&quot;&quot;;&quot;('fr', '&quot; &amp; SUBSTITUTE(SUBSTITUTE(SUBSTITUTE([.I1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" calcext:value-type="string">
            <text:p>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1 Monat</text:p>
          </table:table-cell>
          <table:table-cell/>
          <table:table-cell office:value-type="string" calcext:value-type="string">
            <text:p>1 mois</text:p>
          </table:table-cell>
          <table:table-cell table:number-columns-repeated="2"/>
          <table:table-cell table:formula="of:=&quot;INSERT INTO translation_source SET source='&quot; &amp; SUBSTITUTE([.G166];&quot;'&quot;; &quot;\'&quot;) &amp; &quot;', location='&quot; &amp;SUBSTITUTE([.A166];&quot;'&quot;; &quot;\'&quot;) &amp; &quot;', field = '&quot; &amp; SUBSTITUTE([.B166];&quot;'&quot;; &quot;\'&quot;) &amp; &quot;'&quot; &amp; IF(OR(1; [.D166]&lt;&gt;&quot;&quot;); &quot;, context = '&quot; &amp; SUBSTITUTE([.D166];&quot;'&quot;; &quot;\'&quot;) &amp; &quot;'&quot;; &quot;&quot;) &amp; IF(AND(1; [.E166]&lt;&gt;&quot;&quot;); &quot;, textgroup = '&quot; &amp; SUBSTITUTE([.E166];&quot;'&quot;; &quot;\'&quot;) &amp; &quot;'&quot;; &quot;&quot;) &amp; &quot;, created_visa='roland', updated_visa='roland', created_date=NOW(), updated_date=NOW(); &quot; &amp; IF(OR([.G166]&lt;&gt;&quot;&quot;; [.I166]&lt;&gt;&quot;&quot;);&quot;INSERT INTO translation_target (lang, translation, translation_source_id, created_visa, updated_visa, created_date, updated_date) VALUES &quot; &amp; IF([.G166]&lt;&gt;&quot;&quot;;&quot;('de', '&quot; &amp; SUBSTITUTE([.H166];&quot;'&quot;; &quot;\'&quot;) &amp; &quot;', LAST_INSERT_ID(), 'roland', 'roland', NOW(), NOW())&quot;; &quot;&quot;) &amp; IF(AND([.G166]&lt;&gt;&quot;&quot;; [.I166]&lt;&gt;&quot;&quot;); &quot;,&quot;; &quot;&quot;) &amp; IF([.I166]&lt;&gt;&quot;&quot;;&quot;('fr', '&quot; &amp; SUBSTITUTE(SUBSTITUTE(SUBSTITUTE([.I1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" calcext:value-type="string">
            <text:p>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@count Monate</text:p>
          </table:table-cell>
          <table:table-cell/>
          <table:table-cell office:value-type="string" calcext:value-type="string">
            <text:p>@count mois</text:p>
          </table:table-cell>
          <table:table-cell table:number-columns-repeated="2"/>
          <table:table-cell table:formula="of:=&quot;INSERT INTO translation_source SET source='&quot; &amp; SUBSTITUTE([.G167];&quot;'&quot;; &quot;\'&quot;) &amp; &quot;', location='&quot; &amp;SUBSTITUTE([.A167];&quot;'&quot;; &quot;\'&quot;) &amp; &quot;', field = '&quot; &amp; SUBSTITUTE([.B167];&quot;'&quot;; &quot;\'&quot;) &amp; &quot;'&quot; &amp; IF(OR(1; [.D167]&lt;&gt;&quot;&quot;); &quot;, context = '&quot; &amp; SUBSTITUTE([.D167];&quot;'&quot;; &quot;\'&quot;) &amp; &quot;'&quot;; &quot;&quot;) &amp; IF(AND(1; [.E167]&lt;&gt;&quot;&quot;); &quot;, textgroup = '&quot; &amp; SUBSTITUTE([.E167];&quot;'&quot;; &quot;\'&quot;) &amp; &quot;'&quot;; &quot;&quot;) &amp; &quot;, created_visa='roland', updated_visa='roland', created_date=NOW(), updated_date=NOW(); &quot; &amp; IF(OR([.G167]&lt;&gt;&quot;&quot;; [.I167]&lt;&gt;&quot;&quot;);&quot;INSERT INTO translation_target (lang, translation, translation_source_id, created_visa, updated_visa, created_date, updated_date) VALUES &quot; &amp; IF([.G167]&lt;&gt;&quot;&quot;;&quot;('de', '&quot; &amp; SUBSTITUTE([.H167];&quot;'&quot;; &quot;\'&quot;) &amp; &quot;', LAST_INSERT_ID(), 'roland', 'roland', NOW(), NOW())&quot;; &quot;&quot;) &amp; IF(AND([.G167]&lt;&gt;&quot;&quot;; [.I167]&lt;&gt;&quot;&quot;); &quot;,&quot;; &quot;&quot;) &amp; IF([.I167]&lt;&gt;&quot;&quot;;&quot;('fr', '&quot; &amp; SUBSTITUTE(SUBSTITUTE(SUBSTITUTE([.I1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" calcext:value-type="string">
            <text:p>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eine</text:p>
          </table:table-cell>
          <table:table-cell/>
          <table:table-cell table:style-name="ce7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168];&quot;'&quot;; &quot;\'&quot;) &amp; &quot;', location='&quot; &amp;SUBSTITUTE([.A168];&quot;'&quot;; &quot;\'&quot;) &amp; &quot;', field = '&quot; &amp; SUBSTITUTE([.B168];&quot;'&quot;; &quot;\'&quot;) &amp; &quot;'&quot; &amp; IF(OR(1; [.D168]&lt;&gt;&quot;&quot;); &quot;, context = '&quot; &amp; SUBSTITUTE([.D168];&quot;'&quot;; &quot;\'&quot;) &amp; &quot;'&quot;; &quot;&quot;) &amp; IF(AND(1; [.E168]&lt;&gt;&quot;&quot;); &quot;, textgroup = '&quot; &amp; SUBSTITUTE([.E168];&quot;'&quot;; &quot;\'&quot;) &amp; &quot;'&quot;; &quot;&quot;) &amp; &quot;, created_visa='roland', updated_visa='roland', created_date=NOW(), updated_date=NOW(); &quot; &amp; IF(OR([.G168]&lt;&gt;&quot;&quot;; [.I168]&lt;&gt;&quot;&quot;);&quot;INSERT INTO translation_target (lang, translation, translation_source_id, created_visa, updated_visa, created_date, updated_date) VALUES &quot; &amp; IF([.G168]&lt;&gt;&quot;&quot;;&quot;('de', '&quot; &amp; SUBSTITUTE([.H168];&quot;'&quot;; &quot;\'&quot;) &amp; &quot;', LAST_INSERT_ID(), 'roland', 'roland', NOW(), NOW())&quot;; &quot;&quot;) &amp; IF(AND([.G168]&lt;&gt;&quot;&quot;; [.I168]&lt;&gt;&quot;&quot;); &quot;,&quot;; &quot;&quot;) &amp; IF([.I168]&lt;&gt;&quot;&quot;;&quot;('fr', '&quot; &amp; SUBSTITUTE(SUBSTITUTE(SUBSTITUTE([.I1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(e)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G169];&quot;'&quot;; &quot;\'&quot;) &amp; &quot;', location='&quot; &amp;SUBSTITUTE([.A169];&quot;'&quot;; &quot;\'&quot;) &amp; &quot;', field = '&quot; &amp; SUBSTITUTE([.B169];&quot;'&quot;; &quot;\'&quot;) &amp; &quot;'&quot; &amp; IF(OR(1; [.D169]&lt;&gt;&quot;&quot;); &quot;, context = '&quot; &amp; SUBSTITUTE([.D169];&quot;'&quot;; &quot;\'&quot;) &amp; &quot;'&quot;; &quot;&quot;) &amp; IF(AND(1; [.E169]&lt;&gt;&quot;&quot;); &quot;, textgroup = '&quot; &amp; SUBSTITUTE([.E169];&quot;'&quot;; &quot;\'&quot;) &amp; &quot;'&quot;; &quot;&quot;) &amp; &quot;, created_visa='roland', updated_visa='roland', created_date=NOW(), updated_date=NOW(); &quot; &amp; IF(OR([.G169]&lt;&gt;&quot;&quot;; [.I169]&lt;&gt;&quot;&quot;);&quot;INSERT INTO translation_target (lang, translation, translation_source_id, created_visa, updated_visa, created_date, updated_date) VALUES &quot; &amp; IF([.G169]&lt;&gt;&quot;&quot;;&quot;('de', '&quot; &amp; SUBSTITUTE([.H169];&quot;'&quot;; &quot;\'&quot;) &amp; &quot;', LAST_INSERT_ID(), 'roland', 'roland', NOW(), NOW())&quot;; &quot;&quot;) &amp; IF(AND([.G169]&lt;&gt;&quot;&quot;; [.I169]&lt;&gt;&quot;&quot;); &quot;,&quot;; &quot;&quot;) &amp; IF([.I169]&lt;&gt;&quot;&quot;;&quot;('fr', '&quot; &amp; SUBSTITUTE(SUBSTITUTE(SUBSTITUTE([.I1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G170];&quot;'&quot;; &quot;\'&quot;) &amp; &quot;', location='&quot; &amp;SUBSTITUTE([.A170];&quot;'&quot;; &quot;\'&quot;) &amp; &quot;', field = '&quot; &amp; SUBSTITUTE([.B170];&quot;'&quot;; &quot;\'&quot;) &amp; &quot;'&quot; &amp; IF(OR(1; [.D170]&lt;&gt;&quot;&quot;); &quot;, context = '&quot; &amp; SUBSTITUTE([.D170];&quot;'&quot;; &quot;\'&quot;) &amp; &quot;'&quot;; &quot;&quot;) &amp; IF(AND(1; [.E170]&lt;&gt;&quot;&quot;); &quot;, textgroup = '&quot; &amp; SUBSTITUTE([.E170];&quot;'&quot;; &quot;\'&quot;) &amp; &quot;'&quot;; &quot;&quot;) &amp; &quot;, created_visa='roland', updated_visa='roland', created_date=NOW(), updated_date=NOW(); &quot; &amp; IF(OR([.G170]&lt;&gt;&quot;&quot;; [.I170]&lt;&gt;&quot;&quot;);&quot;INSERT INTO translation_target (lang, translation, translation_source_id, created_visa, updated_visa, created_date, updated_date) VALUES &quot; &amp; IF([.G170]&lt;&gt;&quot;&quot;;&quot;('de', '&quot; &amp; SUBSTITUTE([.H170];&quot;'&quot;; &quot;\'&quot;) &amp; &quot;', LAST_INSERT_ID(), 'roland', 'roland', NOW(), NOW())&quot;; &quot;&quot;) &amp; IF(AND([.G170]&lt;&gt;&quot;&quot;; [.I170]&lt;&gt;&quot;&quot;); &quot;,&quot;; &quot;&quot;) &amp; IF([.I170]&lt;&gt;&quot;&quot;;&quot;('fr', '&quot; &amp; SUBSTITUTE(SUBSTITUTE(SUBSTITUTE([.I1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4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e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G171];&quot;'&quot;; &quot;\'&quot;) &amp; &quot;', location='&quot; &amp;SUBSTITUTE([.A171];&quot;'&quot;; &quot;\'&quot;) &amp; &quot;', field = '&quot; &amp; SUBSTITUTE([.B171];&quot;'&quot;; &quot;\'&quot;) &amp; &quot;'&quot; &amp; IF(OR(1; [.D171]&lt;&gt;&quot;&quot;); &quot;, context = '&quot; &amp; SUBSTITUTE([.D171];&quot;'&quot;; &quot;\'&quot;) &amp; &quot;'&quot;; &quot;&quot;) &amp; IF(AND(1; [.E171]&lt;&gt;&quot;&quot;); &quot;, textgroup = '&quot; &amp; SUBSTITUTE([.E171];&quot;'&quot;; &quot;\'&quot;) &amp; &quot;'&quot;; &quot;&quot;) &amp; &quot;, created_visa='roland', updated_visa='roland', created_date=NOW(), updated_date=NOW(); &quot; &amp; IF(OR([.G171]&lt;&gt;&quot;&quot;; [.I171]&lt;&gt;&quot;&quot;);&quot;INSERT INTO translation_target (lang, translation, translation_source_id, created_visa, updated_visa, created_date, updated_date) VALUES &quot; &amp; IF([.G171]&lt;&gt;&quot;&quot;;&quot;('de', '&quot; &amp; SUBSTITUTE([.H171];&quot;'&quot;; &quot;\'&quot;) &amp; &quot;', LAST_INSERT_ID(), 'roland', 'roland', NOW(), NOW())&quot;; &quot;&quot;) &amp; IF(AND([.G171]&lt;&gt;&quot;&quot;; [.I171]&lt;&gt;&quot;&quot;); &quot;,&quot;; &quot;&quot;) &amp; IF([.I171]&lt;&gt;&quot;&quot;;&quot;('fr', '&quot; &amp; SUBSTITUTE(SUBSTITUTE(SUBSTITUTE([.I1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G172];&quot;'&quot;; &quot;\'&quot;) &amp; &quot;', location='&quot; &amp;SUBSTITUTE([.A172];&quot;'&quot;; &quot;\'&quot;) &amp; &quot;', field = '&quot; &amp; SUBSTITUTE([.B172];&quot;'&quot;; &quot;\'&quot;) &amp; &quot;'&quot; &amp; IF(OR(1; [.D172]&lt;&gt;&quot;&quot;); &quot;, context = '&quot; &amp; SUBSTITUTE([.D172];&quot;'&quot;; &quot;\'&quot;) &amp; &quot;'&quot;; &quot;&quot;) &amp; IF(AND(1; [.E172]&lt;&gt;&quot;&quot;); &quot;, textgroup = '&quot; &amp; SUBSTITUTE([.E172];&quot;'&quot;; &quot;\'&quot;) &amp; &quot;'&quot;; &quot;&quot;) &amp; &quot;, created_visa='roland', updated_visa='roland', created_date=NOW(), updated_date=NOW(); &quot; &amp; IF(OR([.G172]&lt;&gt;&quot;&quot;; [.I172]&lt;&gt;&quot;&quot;);&quot;INSERT INTO translation_target (lang, translation, translation_source_id, created_visa, updated_visa, created_date, updated_date) VALUES &quot; &amp; IF([.G172]&lt;&gt;&quot;&quot;;&quot;('de', '&quot; &amp; SUBSTITUTE([.H172];&quot;'&quot;; &quot;\'&quot;) &amp; &quot;', LAST_INSERT_ID(), 'roland', 'roland', NOW(), NOW())&quot;; &quot;&quot;) &amp; IF(AND([.G172]&lt;&gt;&quot;&quot;; [.I172]&lt;&gt;&quot;&quot;); &quot;,&quot;; &quot;&quot;) &amp; IF([.I172]&lt;&gt;&quot;&quot;;&quot;('fr', '&quot; &amp; SUBSTITUTE(SUBSTITUTE(SUBSTITUTE([.I1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raphik</text:p>
          </table:table-cell>
          <table:table-cell/>
          <table:table-cell office:value-type="string" calcext:value-type="string">
            <text:p>Graphique</text:p>
          </table:table-cell>
          <table:table-cell table:number-columns-repeated="2"/>
          <table:table-cell table:formula="of:=&quot;INSERT INTO translation_source SET source='&quot; &amp; SUBSTITUTE([.G173];&quot;'&quot;; &quot;\'&quot;) &amp; &quot;', location='&quot; &amp;SUBSTITUTE([.A173];&quot;'&quot;; &quot;\'&quot;) &amp; &quot;', field = '&quot; &amp; SUBSTITUTE([.B173];&quot;'&quot;; &quot;\'&quot;) &amp; &quot;'&quot; &amp; IF(OR(1; [.D173]&lt;&gt;&quot;&quot;); &quot;, context = '&quot; &amp; SUBSTITUTE([.D173];&quot;'&quot;; &quot;\'&quot;) &amp; &quot;'&quot;; &quot;&quot;) &amp; IF(AND(1; [.E173]&lt;&gt;&quot;&quot;); &quot;, textgroup = '&quot; &amp; SUBSTITUTE([.E173];&quot;'&quot;; &quot;\'&quot;) &amp; &quot;'&quot;; &quot;&quot;) &amp; &quot;, created_visa='roland', updated_visa='roland', created_date=NOW(), updated_date=NOW(); &quot; &amp; IF(OR([.G173]&lt;&gt;&quot;&quot;; [.I173]&lt;&gt;&quot;&quot;);&quot;INSERT INTO translation_target (lang, translation, translation_source_id, created_visa, updated_visa, created_date, updated_date) VALUES &quot; &amp; IF([.G173]&lt;&gt;&quot;&quot;;&quot;('de', '&quot; &amp; SUBSTITUTE([.H173];&quot;'&quot;; &quot;\'&quot;) &amp; &quot;', LAST_INSERT_ID(), 'roland', 'roland', NOW(), NOW())&quot;; &quot;&quot;) &amp; IF(AND([.G173]&lt;&gt;&quot;&quot;; [.I173]&lt;&gt;&quot;&quot;); &quot;,&quot;; &quot;&quot;) &amp; IF([.I173]&lt;&gt;&quot;&quot;;&quot;('fr', '&quot; &amp; SUBSTITUTE(SUBSTITUTE(SUBSTITUTE([.I1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" calcext:value-type="string">
            <text:p>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ollen die Resultate graphisch angezeigt werden?</text:p>
          </table:table-cell>
          <table:table-cell/>
          <table:table-cell office:value-type="string" calcext:value-type="string">
            <text:p>Les résultats doivent-ils être présentés graphiquement?</text:p>
          </table:table-cell>
          <table:table-cell table:number-columns-repeated="2"/>
          <table:table-cell table:formula="of:=&quot;INSERT INTO translation_source SET source='&quot; &amp; SUBSTITUTE([.G174];&quot;'&quot;; &quot;\'&quot;) &amp; &quot;', location='&quot; &amp;SUBSTITUTE([.A174];&quot;'&quot;; &quot;\'&quot;) &amp; &quot;', field = '&quot; &amp; SUBSTITUTE([.B174];&quot;'&quot;; &quot;\'&quot;) &amp; &quot;'&quot; &amp; IF(OR(1; [.D174]&lt;&gt;&quot;&quot;); &quot;, context = '&quot; &amp; SUBSTITUTE([.D174];&quot;'&quot;; &quot;\'&quot;) &amp; &quot;'&quot;; &quot;&quot;) &amp; IF(AND(1; [.E174]&lt;&gt;&quot;&quot;); &quot;, textgroup = '&quot; &amp; SUBSTITUTE([.E174];&quot;'&quot;; &quot;\'&quot;) &amp; &quot;'&quot;; &quot;&quot;) &amp; &quot;, created_visa='roland', updated_visa='roland', created_date=NOW(), updated_date=NOW(); &quot; &amp; IF(OR([.G174]&lt;&gt;&quot;&quot;; [.I174]&lt;&gt;&quot;&quot;);&quot;INSERT INTO translation_target (lang, translation, translation_source_id, created_visa, updated_visa, created_date, updated_date) VALUES &quot; &amp; IF([.G174]&lt;&gt;&quot;&quot;;&quot;('de', '&quot; &amp; SUBSTITUTE([.H174];&quot;'&quot;; &quot;\'&quot;) &amp; &quot;', LAST_INSERT_ID(), 'roland', 'roland', NOW(), NOW())&quot;; &quot;&quot;) &amp; IF(AND([.G174]&lt;&gt;&quot;&quot;; [.I174]&lt;&gt;&quot;&quot;); &quot;,&quot;; &quot;&quot;) &amp; IF([.I174]&lt;&gt;&quot;&quot;;&quot;('fr', '&quot; &amp; SUBSTITUTE(SUBSTITUTE(SUBSTITUTE([.I1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" calcext:value-type="string">
            <text:p>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arstellung:</text:p>
          </table:table-cell>
          <table:table-cell/>
          <table:table-cell office:value-type="string" calcext:value-type="string">
            <text:p>Présentation :</text:p>
          </table:table-cell>
          <table:table-cell table:number-columns-repeated="2"/>
          <table:table-cell table:formula="of:=&quot;INSERT INTO translation_source SET source='&quot; &amp; SUBSTITUTE([.G175];&quot;'&quot;; &quot;\'&quot;) &amp; &quot;', location='&quot; &amp;SUBSTITUTE([.A175];&quot;'&quot;; &quot;\'&quot;) &amp; &quot;', field = '&quot; &amp; SUBSTITUTE([.B175];&quot;'&quot;; &quot;\'&quot;) &amp; &quot;'&quot; &amp; IF(OR(1; [.D175]&lt;&gt;&quot;&quot;); &quot;, context = '&quot; &amp; SUBSTITUTE([.D175];&quot;'&quot;; &quot;\'&quot;) &amp; &quot;'&quot;; &quot;&quot;) &amp; IF(AND(1; [.E175]&lt;&gt;&quot;&quot;); &quot;, textgroup = '&quot; &amp; SUBSTITUTE([.E175];&quot;'&quot;; &quot;\'&quot;) &amp; &quot;'&quot;; &quot;&quot;) &amp; &quot;, created_visa='roland', updated_visa='roland', created_date=NOW(), updated_date=NOW(); &quot; &amp; IF(OR([.G175]&lt;&gt;&quot;&quot;; [.I175]&lt;&gt;&quot;&quot;);&quot;INSERT INTO translation_target (lang, translation, translation_source_id, created_visa, updated_visa, created_date, updated_date) VALUES &quot; &amp; IF([.G175]&lt;&gt;&quot;&quot;;&quot;('de', '&quot; &amp; SUBSTITUTE([.H175];&quot;'&quot;; &quot;\'&quot;) &amp; &quot;', LAST_INSERT_ID(), 'roland', 'roland', NOW(), NOW())&quot;; &quot;&quot;) &amp; IF(AND([.G175]&lt;&gt;&quot;&quot;; [.I175]&lt;&gt;&quot;&quot;); &quot;,&quot;; &quot;&quot;) &amp; IF([.I175]&lt;&gt;&quot;&quot;;&quot;('fr', '&quot; &amp; SUBSTITUTE(SUBSTITUTE(SUBSTITUTE([.I1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 :', LAST_INSERT_ID(), 'roland', 'roland', NOW(), NOW());" calcext:value-type="string">
            <text:p>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block_form_alter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G176];&quot;'&quot;; &quot;\'&quot;) &amp; &quot;', location='&quot; &amp;SUBSTITUTE([.A176];&quot;'&quot;; &quot;\'&quot;) &amp; &quot;', field = '&quot; &amp; SUBSTITUTE([.B176];&quot;'&quot;; &quot;\'&quot;) &amp; &quot;'&quot; &amp; IF(OR(1; [.D176]&lt;&gt;&quot;&quot;); &quot;, context = '&quot; &amp; SUBSTITUTE([.D176];&quot;'&quot;; &quot;\'&quot;) &amp; &quot;'&quot;; &quot;&quot;) &amp; IF(AND(1; [.E176]&lt;&gt;&quot;&quot;); &quot;, textgroup = '&quot; &amp; SUBSTITUTE([.E176];&quot;'&quot;; &quot;\'&quot;) &amp; &quot;'&quot;; &quot;&quot;) &amp; &quot;, created_visa='roland', updated_visa='roland', created_date=NOW(), updated_date=NOW(); &quot; &amp; IF(OR([.G176]&lt;&gt;&quot;&quot;; [.I176]&lt;&gt;&quot;&quot;);&quot;INSERT INTO translation_target (lang, translation, translation_source_id, created_visa, updated_visa, created_date, updated_date) VALUES &quot; &amp; IF([.G176]&lt;&gt;&quot;&quot;;&quot;('de', '&quot; &amp; SUBSTITUTE([.H176];&quot;'&quot;; &quot;\'&quot;) &amp; &quot;', LAST_INSERT_ID(), 'roland', 'roland', NOW(), NOW())&quot;; &quot;&quot;) &amp; IF(AND([.G176]&lt;&gt;&quot;&quot;; [.I176]&lt;&gt;&quot;&quot;); &quot;,&quot;; &quot;&quot;) &amp; IF([.I176]&lt;&gt;&quot;&quot;;&quot;('fr', '&quot; &amp; SUBSTITUTE(SUBSTITUTE(SUBSTITUTE([.I1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search_info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watch Daten</text:p>
          </table:table-cell>
          <table:table-cell/>
          <table:table-cell office:value-type="string" calcext:value-type="string">
            <text:p>Données de Lobbywatch</text:p>
          </table:table-cell>
          <table:table-cell table:number-columns-repeated="2"/>
          <table:table-cell table:formula="of:=&quot;INSERT INTO translation_source SET source='&quot; &amp; SUBSTITUTE([.G177];&quot;'&quot;; &quot;\'&quot;) &amp; &quot;', location='&quot; &amp;SUBSTITUTE([.A177];&quot;'&quot;; &quot;\'&quot;) &amp; &quot;', field = '&quot; &amp; SUBSTITUTE([.B177];&quot;'&quot;; &quot;\'&quot;) &amp; &quot;'&quot; &amp; IF(OR(1; [.D177]&lt;&gt;&quot;&quot;); &quot;, context = '&quot; &amp; SUBSTITUTE([.D177];&quot;'&quot;; &quot;\'&quot;) &amp; &quot;'&quot;; &quot;&quot;) &amp; IF(AND(1; [.E177]&lt;&gt;&quot;&quot;); &quot;, textgroup = '&quot; &amp; SUBSTITUTE([.E177];&quot;'&quot;; &quot;\'&quot;) &amp; &quot;'&quot;; &quot;&quot;) &amp; &quot;, created_visa='roland', updated_visa='roland', created_date=NOW(), updated_date=NOW(); &quot; &amp; IF(OR([.G177]&lt;&gt;&quot;&quot;; [.I177]&lt;&gt;&quot;&quot;);&quot;INSERT INTO translation_target (lang, translation, translation_source_id, created_visa, updated_visa, created_date, updated_date) VALUES &quot; &amp; IF([.G177]&lt;&gt;&quot;&quot;;&quot;('de', '&quot; &amp; SUBSTITUTE([.H177];&quot;'&quot;; &quot;\'&quot;) &amp; &quot;', LAST_INSERT_ID(), 'roland', 'roland', NOW(), NOW())&quot;; &quot;&quot;) &amp; IF(AND([.G177]&lt;&gt;&quot;&quot;; [.I177]&lt;&gt;&quot;&quot;); &quot;,&quot;; &quot;&quot;) &amp; IF([.I177]&lt;&gt;&quot;&quot;;&quot;('fr', '&quot; &amp; SUBSTITUTE(SUBSTITUTE(SUBSTITUTE([.I1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" calcext:value-type="string">
            <text:p>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e</text:p>
          </table:table-cell>
          <table:table-cell table:number-columns-repeated="2"/>
          <table:table-cell table:formula="of:=&quot;INSERT INTO translation_source SET source='&quot; &amp; SUBSTITUTE([.G178];&quot;'&quot;; &quot;\'&quot;) &amp; &quot;', location='&quot; &amp;SUBSTITUTE([.A178];&quot;'&quot;; &quot;\'&quot;) &amp; &quot;', field = '&quot; &amp; SUBSTITUTE([.B178];&quot;'&quot;; &quot;\'&quot;) &amp; &quot;'&quot; &amp; IF(OR(1; [.D178]&lt;&gt;&quot;&quot;); &quot;, context = '&quot; &amp; SUBSTITUTE([.D178];&quot;'&quot;; &quot;\'&quot;) &amp; &quot;'&quot;; &quot;&quot;) &amp; IF(AND(1; [.E178]&lt;&gt;&quot;&quot;); &quot;, textgroup = '&quot; &amp; SUBSTITUTE([.E178];&quot;'&quot;; &quot;\'&quot;) &amp; &quot;'&quot;; &quot;&quot;) &amp; &quot;, created_visa='roland', updated_visa='roland', created_date=NOW(), updated_date=NOW(); &quot; &amp; IF(OR([.G178]&lt;&gt;&quot;&quot;; [.I178]&lt;&gt;&quot;&quot;);&quot;INSERT INTO translation_target (lang, translation, translation_source_id, created_visa, updated_visa, created_date, updated_date) VALUES &quot; &amp; IF([.G178]&lt;&gt;&quot;&quot;;&quot;('de', '&quot; &amp; SUBSTITUTE([.H178];&quot;'&quot;; &quot;\'&quot;) &amp; &quot;', LAST_INSERT_ID(), 'roland', 'roland', NOW(), NOW())&quot;; &quot;&quot;) &amp; IF(AND([.G178]&lt;&gt;&quot;&quot;; [.I178]&lt;&gt;&quot;&quot;); &quot;,&quot;; &quot;&quot;) &amp; IF([.I178]&lt;&gt;&quot;&quot;;&quot;('fr', '&quot; &amp; SUBSTITUTE(SUBSTITUTE(SUBSTITUTE([.I1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" calcext:value-type="string">
            <text:p>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text eingeben, kurz warten und auswählen</text:p>
          </table:table-cell>
          <table:table-cell/>
          <table:table-cell office:value-type="string" calcext:value-type="string">
            <text:p>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G179];&quot;'&quot;; &quot;\'&quot;) &amp; &quot;', location='&quot; &amp;SUBSTITUTE([.A179];&quot;'&quot;; &quot;\'&quot;) &amp; &quot;', field = '&quot; &amp; SUBSTITUTE([.B179];&quot;'&quot;; &quot;\'&quot;) &amp; &quot;'&quot; &amp; IF(OR(1; [.D179]&lt;&gt;&quot;&quot;); &quot;, context = '&quot; &amp; SUBSTITUTE([.D179];&quot;'&quot;; &quot;\'&quot;) &amp; &quot;'&quot;; &quot;&quot;) &amp; IF(AND(1; [.E179]&lt;&gt;&quot;&quot;); &quot;, textgroup = '&quot; &amp; SUBSTITUTE([.E179];&quot;'&quot;; &quot;\'&quot;) &amp; &quot;'&quot;; &quot;&quot;) &amp; &quot;, created_visa='roland', updated_visa='roland', created_date=NOW(), updated_date=NOW(); &quot; &amp; IF(OR([.G179]&lt;&gt;&quot;&quot;; [.I179]&lt;&gt;&quot;&quot;);&quot;INSERT INTO translation_target (lang, translation, translation_source_id, created_visa, updated_visa, created_date, updated_date) VALUES &quot; &amp; IF([.G179]&lt;&gt;&quot;&quot;;&quot;('de', '&quot; &amp; SUBSTITUTE([.H179];&quot;'&quot;; &quot;\'&quot;) &amp; &quot;', LAST_INSERT_ID(), 'roland', 'roland', NOW(), NOW())&quot;; &quot;&quot;) &amp; IF(AND([.G179]&lt;&gt;&quot;&quot;; [.I179]&lt;&gt;&quot;&quot;); &quot;,&quot;; &quot;&quot;) &amp; IF([.I179]&lt;&gt;&quot;&quot;;&quot;('fr', '&quot; &amp; SUBSTITUTE(SUBSTITUTE(SUBSTITUTE([.I1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" calcext:value-type="string">
            <text:p>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eige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2"/>
          <table:table-cell table:formula="of:=&quot;INSERT INTO translation_source SET source='&quot; &amp; SUBSTITUTE([.G180];&quot;'&quot;; &quot;\'&quot;) &amp; &quot;', location='&quot; &amp;SUBSTITUTE([.A180];&quot;'&quot;; &quot;\'&quot;) &amp; &quot;', field = '&quot; &amp; SUBSTITUTE([.B180];&quot;'&quot;; &quot;\'&quot;) &amp; &quot;'&quot; &amp; IF(OR(1; [.D180]&lt;&gt;&quot;&quot;); &quot;, context = '&quot; &amp; SUBSTITUTE([.D180];&quot;'&quot;; &quot;\'&quot;) &amp; &quot;'&quot;; &quot;&quot;) &amp; IF(AND(1; [.E180]&lt;&gt;&quot;&quot;); &quot;, textgroup = '&quot; &amp; SUBSTITUTE([.E180];&quot;'&quot;; &quot;\'&quot;) &amp; &quot;'&quot;; &quot;&quot;) &amp; &quot;, created_visa='roland', updated_visa='roland', created_date=NOW(), updated_date=NOW(); &quot; &amp; IF(OR([.G180]&lt;&gt;&quot;&quot;; [.I180]&lt;&gt;&quot;&quot;);&quot;INSERT INTO translation_target (lang, translation, translation_source_id, created_visa, updated_visa, created_date, updated_date) VALUES &quot; &amp; IF([.G180]&lt;&gt;&quot;&quot;;&quot;('de', '&quot; &amp; SUBSTITUTE([.H180];&quot;'&quot;; &quot;\'&quot;) &amp; &quot;', LAST_INSERT_ID(), 'roland', 'roland', NOW(), NOW())&quot;; &quot;&quot;) &amp; IF(AND([.G180]&lt;&gt;&quot;&quot;; [.I180]&lt;&gt;&quot;&quot;); &quot;,&quot;; &quot;&quot;) &amp; IF([.I180]&lt;&gt;&quot;&quot;;&quot;('fr', '&quot; &amp; SUBSTITUTE(SUBSTITUTE(SUBSTITUTE([.I1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" calcext:value-type="string">
            <text:p>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 via Auswahlliste: Suchtext eingeben, eine Sekunde warten und auswählen</text:p>
          </table:table-cell>
          <table:table-cell/>
          <table:table-cell office:value-type="string" calcext:value-type="string">
            <text:p>Recherche par liste de sélection : 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G181];&quot;'&quot;; &quot;\'&quot;) &amp; &quot;', location='&quot; &amp;SUBSTITUTE([.A181];&quot;'&quot;; &quot;\'&quot;) &amp; &quot;', field = '&quot; &amp; SUBSTITUTE([.B181];&quot;'&quot;; &quot;\'&quot;) &amp; &quot;'&quot; &amp; IF(OR(1; [.D181]&lt;&gt;&quot;&quot;); &quot;, context = '&quot; &amp; SUBSTITUTE([.D181];&quot;'&quot;; &quot;\'&quot;) &amp; &quot;'&quot;; &quot;&quot;) &amp; IF(AND(1; [.E181]&lt;&gt;&quot;&quot;); &quot;, textgroup = '&quot; &amp; SUBSTITUTE([.E181];&quot;'&quot;; &quot;\'&quot;) &amp; &quot;'&quot;; &quot;&quot;) &amp; &quot;, created_visa='roland', updated_visa='roland', created_date=NOW(), updated_date=NOW(); &quot; &amp; IF(OR([.G181]&lt;&gt;&quot;&quot;; [.I181]&lt;&gt;&quot;&quot;);&quot;INSERT INTO translation_target (lang, translation, translation_source_id, created_visa, updated_visa, created_date, updated_date) VALUES &quot; &amp; IF([.G181]&lt;&gt;&quot;&quot;;&quot;('de', '&quot; &amp; SUBSTITUTE([.H181];&quot;'&quot;; &quot;\'&quot;) &amp; &quot;', LAST_INSERT_ID(), 'roland', 'roland', NOW(), NOW())&quot;; &quot;&quot;) &amp; IF(AND([.G181]&lt;&gt;&quot;&quot;; [.I181]&lt;&gt;&quot;&quot;); &quot;,&quot;; &quot;&quot;) &amp; IF([.I181]&lt;&gt;&quot;&quot;;&quot;('fr', '&quot; &amp; SUBSTITUTE(SUBSTITUTE(SUBSTITUTE([.I1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" calcext:value-type="string">
            <text:p>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view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n</text:p>
          </table:table-cell>
          <table:table-cell/>
          <table:table-cell office:value-type="string" calcext:value-type="string">
            <text:p>Recherche</text:p>
          </table:table-cell>
          <table:table-cell table:number-columns-repeated="2"/>
          <table:table-cell table:formula="of:=&quot;INSERT INTO translation_source SET source='&quot; &amp; SUBSTITUTE([.G182];&quot;'&quot;; &quot;\'&quot;) &amp; &quot;', location='&quot; &amp;SUBSTITUTE([.A182];&quot;'&quot;; &quot;\'&quot;) &amp; &quot;', field = '&quot; &amp; SUBSTITUTE([.B182];&quot;'&quot;; &quot;\'&quot;) &amp; &quot;'&quot; &amp; IF(OR(1; [.D182]&lt;&gt;&quot;&quot;); &quot;, context = '&quot; &amp; SUBSTITUTE([.D182];&quot;'&quot;; &quot;\'&quot;) &amp; &quot;'&quot;; &quot;&quot;) &amp; IF(AND(1; [.E182]&lt;&gt;&quot;&quot;); &quot;, textgroup = '&quot; &amp; SUBSTITUTE([.E182];&quot;'&quot;; &quot;\'&quot;) &amp; &quot;'&quot;; &quot;&quot;) &amp; &quot;, created_visa='roland', updated_visa='roland', created_date=NOW(), updated_date=NOW(); &quot; &amp; IF(OR([.G182]&lt;&gt;&quot;&quot;; [.I182]&lt;&gt;&quot;&quot;);&quot;INSERT INTO translation_target (lang, translation, translation_source_id, created_visa, updated_visa, created_date, updated_date) VALUES &quot; &amp; IF([.G182]&lt;&gt;&quot;&quot;;&quot;('de', '&quot; &amp; SUBSTITUTE([.H182];&quot;'&quot;; &quot;\'&quot;) &amp; &quot;', LAST_INSERT_ID(), 'roland', 'roland', NOW(), NOW())&quot;; &quot;&quot;) &amp; IF(AND([.G182]&lt;&gt;&quot;&quot;; [.I182]&lt;&gt;&quot;&quot;); &quot;,&quot;; &quot;&quot;) &amp; IF([.I182]&lt;&gt;&quot;&quot;;&quot;('fr', '&quot; &amp; SUBSTITUTE(SUBSTITUTE(SUBSTITUTE([.I1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" calcext:value-type="string">
            <text:p>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tikel zu Lobbygruppen</text:p>
          </table:table-cell>
          <table:table-cell/>
          <table:table-cell office:value-type="string" calcext:value-type="string">
            <text:p>Articles sur les groupes d'intérêt</text:p>
          </table:table-cell>
          <table:table-cell table:number-columns-repeated="2"/>
          <table:table-cell table:formula="of:=&quot;INSERT INTO translation_source SET source='&quot; &amp; SUBSTITUTE([.G183];&quot;'&quot;; &quot;\'&quot;) &amp; &quot;', location='&quot; &amp;SUBSTITUTE([.A183];&quot;'&quot;; &quot;\'&quot;) &amp; &quot;', field = '&quot; &amp; SUBSTITUTE([.B183];&quot;'&quot;; &quot;\'&quot;) &amp; &quot;'&quot; &amp; IF(OR(1; [.D183]&lt;&gt;&quot;&quot;); &quot;, context = '&quot; &amp; SUBSTITUTE([.D183];&quot;'&quot;; &quot;\'&quot;) &amp; &quot;'&quot;; &quot;&quot;) &amp; IF(AND(1; [.E183]&lt;&gt;&quot;&quot;); &quot;, textgroup = '&quot; &amp; SUBSTITUTE([.E183];&quot;'&quot;; &quot;\'&quot;) &amp; &quot;'&quot;; &quot;&quot;) &amp; &quot;, created_visa='roland', updated_visa='roland', created_date=NOW(), updated_date=NOW(); &quot; &amp; IF(OR([.G183]&lt;&gt;&quot;&quot;; [.I183]&lt;&gt;&quot;&quot;);&quot;INSERT INTO translation_target (lang, translation, translation_source_id, created_visa, updated_visa, created_date, updated_date) VALUES &quot; &amp; IF([.G183]&lt;&gt;&quot;&quot;;&quot;('de', '&quot; &amp; SUBSTITUTE([.H183];&quot;'&quot;; &quot;\'&quot;) &amp; &quot;', LAST_INSERT_ID(), 'roland', 'roland', NOW(), NOW())&quot;; &quot;&quot;) &amp; IF(AND([.G183]&lt;&gt;&quot;&quot;; [.I183]&lt;&gt;&quot;&quot;); &quot;,&quot;; &quot;&quot;) &amp; IF([.I183]&lt;&gt;&quot;&quot;;&quot;('fr', '&quot; &amp; SUBSTITUTE(SUBSTITUTE(SUBSTITUTE([.I1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" calcext:value-type="string">
            <text:p>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tikelkategorien</text:p>
          </table:table-cell>
          <table:table-cell/>
          <table:table-cell office:value-type="string" calcext:value-type="string">
            <text:p>Catégories d'articles</text:p>
          </table:table-cell>
          <table:table-cell table:number-columns-repeated="2"/>
          <table:table-cell table:formula="of:=&quot;INSERT INTO translation_source SET source='&quot; &amp; SUBSTITUTE([.G184];&quot;'&quot;; &quot;\'&quot;) &amp; &quot;', location='&quot; &amp;SUBSTITUTE([.A184];&quot;'&quot;; &quot;\'&quot;) &amp; &quot;', field = '&quot; &amp; SUBSTITUTE([.B184];&quot;'&quot;; &quot;\'&quot;) &amp; &quot;'&quot; &amp; IF(OR(1; [.D184]&lt;&gt;&quot;&quot;); &quot;, context = '&quot; &amp; SUBSTITUTE([.D184];&quot;'&quot;; &quot;\'&quot;) &amp; &quot;'&quot;; &quot;&quot;) &amp; IF(AND(1; [.E184]&lt;&gt;&quot;&quot;); &quot;, textgroup = '&quot; &amp; SUBSTITUTE([.E184];&quot;'&quot;; &quot;\'&quot;) &amp; &quot;'&quot;; &quot;&quot;) &amp; &quot;, created_visa='roland', updated_visa='roland', created_date=NOW(), updated_date=NOW(); &quot; &amp; IF(OR([.G184]&lt;&gt;&quot;&quot;; [.I184]&lt;&gt;&quot;&quot;);&quot;INSERT INTO translation_target (lang, translation, translation_source_id, created_visa, updated_visa, created_date, updated_date) VALUES &quot; &amp; IF([.G184]&lt;&gt;&quot;&quot;;&quot;('de', '&quot; &amp; SUBSTITUTE([.H184];&quot;'&quot;; &quot;\'&quot;) &amp; &quot;', LAST_INSERT_ID(), 'roland', 'roland', NOW(), NOW())&quot;; &quot;&quot;) &amp; IF(AND([.G184]&lt;&gt;&quot;&quot;; [.I184]&lt;&gt;&quot;&quot;); &quot;,&quot;; &quot;&quot;) &amp; IF([.I184]&lt;&gt;&quot;&quot;;&quot;('fr', '&quot; &amp; SUBSTITUTE(SUBSTITUTE(SUBSTITUTE([.I1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" calcext:value-type="string">
            <text:p>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trittsberechtigte</text:p>
          </table:table-cell>
          <table:table-cell/>
          <table:table-cell office:value-type="string" calcext:value-type="string">
            <text:p>Personnes avec droit d'accès</text:p>
          </table:table-cell>
          <table:table-cell table:number-columns-repeated="2"/>
          <table:table-cell table:formula="of:=&quot;INSERT INTO translation_source SET source='&quot; &amp; SUBSTITUTE([.G185];&quot;'&quot;; &quot;\'&quot;) &amp; &quot;', location='&quot; &amp;SUBSTITUTE([.A185];&quot;'&quot;; &quot;\'&quot;) &amp; &quot;', field = '&quot; &amp; SUBSTITUTE([.B185];&quot;'&quot;; &quot;\'&quot;) &amp; &quot;'&quot; &amp; IF(OR(1; [.D185]&lt;&gt;&quot;&quot;); &quot;, context = '&quot; &amp; SUBSTITUTE([.D185];&quot;'&quot;; &quot;\'&quot;) &amp; &quot;'&quot;; &quot;&quot;) &amp; IF(AND(1; [.E185]&lt;&gt;&quot;&quot;); &quot;, textgroup = '&quot; &amp; SUBSTITUTE([.E185];&quot;'&quot;; &quot;\'&quot;) &amp; &quot;'&quot;; &quot;&quot;) &amp; &quot;, created_visa='roland', updated_visa='roland', created_date=NOW(), updated_date=NOW(); &quot; &amp; IF(OR([.G185]&lt;&gt;&quot;&quot;; [.I185]&lt;&gt;&quot;&quot;);&quot;INSERT INTO translation_target (lang, translation, translation_source_id, created_visa, updated_visa, created_date, updated_date) VALUES &quot; &amp; IF([.G185]&lt;&gt;&quot;&quot;;&quot;('de', '&quot; &amp; SUBSTITUTE([.H185];&quot;'&quot;; &quot;\'&quot;) &amp; &quot;', LAST_INSERT_ID(), 'roland', 'roland', NOW(), NOW())&quot;; &quot;&quot;) &amp; IF(AND([.G185]&lt;&gt;&quot;&quot;; [.I185]&lt;&gt;&quot;&quot;); &quot;,&quot;; &quot;&quot;) &amp; IF([.I185]&lt;&gt;&quot;&quot;;&quot;('fr', '&quot; &amp; SUBSTITUTE(SUBSTITUTE(SUBSTITUTE([.I1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" calcext:value-type="string">
            <text:p>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n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2"/>
          <table:table-cell table:formula="of:=&quot;INSERT INTO translation_source SET source='&quot; &amp; SUBSTITUTE([.G186];&quot;'&quot;; &quot;\'&quot;) &amp; &quot;', location='&quot; &amp;SUBSTITUTE([.A186];&quot;'&quot;; &quot;\'&quot;) &amp; &quot;', field = '&quot; &amp; SUBSTITUTE([.B186];&quot;'&quot;; &quot;\'&quot;) &amp; &quot;'&quot; &amp; IF(OR(1; [.D186]&lt;&gt;&quot;&quot;); &quot;, context = '&quot; &amp; SUBSTITUTE([.D186];&quot;'&quot;; &quot;\'&quot;) &amp; &quot;'&quot;; &quot;&quot;) &amp; IF(AND(1; [.E186]&lt;&gt;&quot;&quot;); &quot;, textgroup = '&quot; &amp; SUBSTITUTE([.E186];&quot;'&quot;; &quot;\'&quot;) &amp; &quot;'&quot;; &quot;&quot;) &amp; &quot;, created_visa='roland', updated_visa='roland', created_date=NOW(), updated_date=NOW(); &quot; &amp; IF(OR([.G186]&lt;&gt;&quot;&quot;; [.I186]&lt;&gt;&quot;&quot;);&quot;INSERT INTO translation_target (lang, translation, translation_source_id, created_visa, updated_visa, created_date, updated_date) VALUES &quot; &amp; IF([.G186]&lt;&gt;&quot;&quot;;&quot;('de', '&quot; &amp; SUBSTITUTE([.H186];&quot;'&quot;; &quot;\'&quot;) &amp; &quot;', LAST_INSERT_ID(), 'roland', 'roland', NOW(), NOW())&quot;; &quot;&quot;) &amp; IF(AND([.G186]&lt;&gt;&quot;&quot;; [.I186]&lt;&gt;&quot;&quot;); &quot;,&quot;; &quot;&quot;) &amp; IF([.I186]&lt;&gt;&quot;&quot;;&quot;('fr', '&quot; &amp; SUBSTITUTE(SUBSTITUTE(SUBSTITUTE([.I1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" calcext:value-type="string">
            <text:p>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G187];&quot;'&quot;; &quot;\'&quot;) &amp; &quot;', location='&quot; &amp;SUBSTITUTE([.A187];&quot;'&quot;; &quot;\'&quot;) &amp; &quot;', field = '&quot; &amp; SUBSTITUTE([.B187];&quot;'&quot;; &quot;\'&quot;) &amp; &quot;'&quot; &amp; IF(OR(1; [.D187]&lt;&gt;&quot;&quot;); &quot;, context = '&quot; &amp; SUBSTITUTE([.D187];&quot;'&quot;; &quot;\'&quot;) &amp; &quot;'&quot;; &quot;&quot;) &amp; IF(AND(1; [.E187]&lt;&gt;&quot;&quot;); &quot;, textgroup = '&quot; &amp; SUBSTITUTE([.E187];&quot;'&quot;; &quot;\'&quot;) &amp; &quot;'&quot;; &quot;&quot;) &amp; &quot;, created_visa='roland', updated_visa='roland', created_date=NOW(), updated_date=NOW(); &quot; &amp; IF(OR([.G187]&lt;&gt;&quot;&quot;; [.I187]&lt;&gt;&quot;&quot;);&quot;INSERT INTO translation_target (lang, translation, translation_source_id, created_visa, updated_visa, created_date, updated_date) VALUES &quot; &amp; IF([.G187]&lt;&gt;&quot;&quot;;&quot;('de', '&quot; &amp; SUBSTITUTE([.H187];&quot;'&quot;; &quot;\'&quot;) &amp; &quot;', LAST_INSERT_ID(), 'roland', 'roland', NOW(), NOW())&quot;; &quot;&quot;) &amp; IF(AND([.G187]&lt;&gt;&quot;&quot;; [.I187]&lt;&gt;&quot;&quot;); &quot;,&quot;; &quot;&quot;) &amp; IF([.I187]&lt;&gt;&quot;&quot;;&quot;('fr', '&quot; &amp; SUBSTITUTE(SUBSTITUTE(SUBSTITUTE([.I1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en</text:p>
          </table:table-cell>
          <table:table-cell/>
          <table:table-cell office:value-type="string" calcext:value-type="string">
            <text:p>Partis</text:p>
          </table:table-cell>
          <table:table-cell table:number-columns-repeated="2"/>
          <table:table-cell table:formula="of:=&quot;INSERT INTO translation_source SET source='&quot; &amp; SUBSTITUTE([.G188];&quot;'&quot;; &quot;\'&quot;) &amp; &quot;', location='&quot; &amp;SUBSTITUTE([.A188];&quot;'&quot;; &quot;\'&quot;) &amp; &quot;', field = '&quot; &amp; SUBSTITUTE([.B188];&quot;'&quot;; &quot;\'&quot;) &amp; &quot;'&quot; &amp; IF(OR(1; [.D188]&lt;&gt;&quot;&quot;); &quot;, context = '&quot; &amp; SUBSTITUTE([.D188];&quot;'&quot;; &quot;\'&quot;) &amp; &quot;'&quot;; &quot;&quot;) &amp; IF(AND(1; [.E188]&lt;&gt;&quot;&quot;); &quot;, textgroup = '&quot; &amp; SUBSTITUTE([.E188];&quot;'&quot;; &quot;\'&quot;) &amp; &quot;'&quot;; &quot;&quot;) &amp; &quot;, created_visa='roland', updated_visa='roland', created_date=NOW(), updated_date=NOW(); &quot; &amp; IF(OR([.G188]&lt;&gt;&quot;&quot;; [.I188]&lt;&gt;&quot;&quot;);&quot;INSERT INTO translation_target (lang, translation, translation_source_id, created_visa, updated_visa, created_date, updated_date) VALUES &quot; &amp; IF([.G188]&lt;&gt;&quot;&quot;;&quot;('de', '&quot; &amp; SUBSTITUTE([.H188];&quot;'&quot;; &quot;\'&quot;) &amp; &quot;', LAST_INSERT_ID(), 'roland', 'roland', NOW(), NOW())&quot;; &quot;&quot;) &amp; IF(AND([.G188]&lt;&gt;&quot;&quot;; [.I188]&lt;&gt;&quot;&quot;); &quot;,&quot;; &quot;&quot;) &amp; IF([.I188]&lt;&gt;&quot;&quot;;&quot;('fr', '&quot; &amp; SUBSTITUTE(SUBSTITUTE(SUBSTITUTE([.I1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" calcext:value-type="string">
            <text:p>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G189];&quot;'&quot;; &quot;\'&quot;) &amp; &quot;', location='&quot; &amp;SUBSTITUTE([.A189];&quot;'&quot;; &quot;\'&quot;) &amp; &quot;', field = '&quot; &amp; SUBSTITUTE([.B189];&quot;'&quot;; &quot;\'&quot;) &amp; &quot;'&quot; &amp; IF(OR(1; [.D189]&lt;&gt;&quot;&quot;); &quot;, context = '&quot; &amp; SUBSTITUTE([.D189];&quot;'&quot;; &quot;\'&quot;) &amp; &quot;'&quot;; &quot;&quot;) &amp; IF(AND(1; [.E189]&lt;&gt;&quot;&quot;); &quot;, textgroup = '&quot; &amp; SUBSTITUTE([.E189];&quot;'&quot;; &quot;\'&quot;) &amp; &quot;'&quot;; &quot;&quot;) &amp; &quot;, created_visa='roland', updated_visa='roland', created_date=NOW(), updated_date=NOW(); &quot; &amp; IF(OR([.G189]&lt;&gt;&quot;&quot;; [.I189]&lt;&gt;&quot;&quot;);&quot;INSERT INTO translation_target (lang, translation, translation_source_id, created_visa, updated_visa, created_date, updated_date) VALUES &quot; &amp; IF([.G189]&lt;&gt;&quot;&quot;;&quot;('de', '&quot; &amp; SUBSTITUTE([.H189];&quot;'&quot;; &quot;\'&quot;) &amp; &quot;', LAST_INSERT_ID(), 'roland', 'roland', NOW(), NOW())&quot;; &quot;&quot;) &amp; IF(AND([.G189]&lt;&gt;&quot;&quot;; [.I189]&lt;&gt;&quot;&quot;); &quot;,&quot;; &quot;&quot;) &amp; IF([.I189]&lt;&gt;&quot;&quot;;&quot;('fr', '&quot; &amp; SUBSTITUTE(SUBSTITUTE(SUBSTITUTE([.I18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irksamkeit:</text:p>
          </table:table-cell>
          <table:table-cell/>
          <table:table-cell office:value-type="string" calcext:value-type="string">
            <text:p>Efficacité :</text:p>
          </table:table-cell>
          <table:table-cell table:number-columns-repeated="2"/>
          <table:table-cell table:formula="of:=&quot;INSERT INTO translation_source SET source='&quot; &amp; SUBSTITUTE([.G190];&quot;'&quot;; &quot;\'&quot;) &amp; &quot;', location='&quot; &amp;SUBSTITUTE([.A190];&quot;'&quot;; &quot;\'&quot;) &amp; &quot;', field = '&quot; &amp; SUBSTITUTE([.B190];&quot;'&quot;; &quot;\'&quot;) &amp; &quot;'&quot; &amp; IF(OR(1; [.D190]&lt;&gt;&quot;&quot;); &quot;, context = '&quot; &amp; SUBSTITUTE([.D190];&quot;'&quot;; &quot;\'&quot;) &amp; &quot;'&quot;; &quot;&quot;) &amp; IF(AND(1; [.E190]&lt;&gt;&quot;&quot;); &quot;, textgroup = '&quot; &amp; SUBSTITUTE([.E190];&quot;'&quot;; &quot;\'&quot;) &amp; &quot;'&quot;; &quot;&quot;) &amp; &quot;, created_visa='roland', updated_visa='roland', created_date=NOW(), updated_date=NOW(); &quot; &amp; IF(OR([.G190]&lt;&gt;&quot;&quot;; [.I190]&lt;&gt;&quot;&quot;);&quot;INSERT INTO translation_target (lang, translation, translation_source_id, created_visa, updated_visa, created_date, updated_date) VALUES &quot; &amp; IF([.G190]&lt;&gt;&quot;&quot;;&quot;('de', '&quot; &amp; SUBSTITUTE([.H190];&quot;'&quot;; &quot;\'&quot;) &amp; &quot;', LAST_INSERT_ID(), 'roland', 'roland', NOW(), NOW())&quot;; &quot;&quot;) &amp; IF(AND([.G190]&lt;&gt;&quot;&quot;; [.I190]&lt;&gt;&quot;&quot;); &quot;,&quot;; &quot;&quot;) &amp; IF([.I190]&lt;&gt;&quot;&quot;;&quot;('fr', '&quot; &amp; SUBSTITUTE(SUBSTITUTE(SUBSTITUTE([.I19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" calcext:value-type="string">
            <text:p>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ch</text:p>
          </table:table-cell>
          <table:table-cell/>
          <table:table-cell table:style-name="ce9" office:value-type="string" calcext:value-type="string">
            <text:p>fort / forte</text:p>
          </table:table-cell>
          <table:table-cell table:number-columns-repeated="2"/>
          <table:table-cell table:formula="of:=&quot;INSERT INTO translation_source SET source='&quot; &amp; SUBSTITUTE([.G191];&quot;'&quot;; &quot;\'&quot;) &amp; &quot;', location='&quot; &amp;SUBSTITUTE([.A191];&quot;'&quot;; &quot;\'&quot;) &amp; &quot;', field = '&quot; &amp; SUBSTITUTE([.B191];&quot;'&quot;; &quot;\'&quot;) &amp; &quot;'&quot; &amp; IF(OR(1; [.D191]&lt;&gt;&quot;&quot;); &quot;, context = '&quot; &amp; SUBSTITUTE([.D191];&quot;'&quot;; &quot;\'&quot;) &amp; &quot;'&quot;; &quot;&quot;) &amp; IF(AND(1; [.E191]&lt;&gt;&quot;&quot;); &quot;, textgroup = '&quot; &amp; SUBSTITUTE([.E191];&quot;'&quot;; &quot;\'&quot;) &amp; &quot;'&quot;; &quot;&quot;) &amp; &quot;, created_visa='roland', updated_visa='roland', created_date=NOW(), updated_date=NOW(); &quot; &amp; IF(OR([.G191]&lt;&gt;&quot;&quot;; [.I191]&lt;&gt;&quot;&quot;);&quot;INSERT INTO translation_target (lang, translation, translation_source_id, created_visa, updated_visa, created_date, updated_date) VALUES &quot; &amp; IF([.G191]&lt;&gt;&quot;&quot;;&quot;('de', '&quot; &amp; SUBSTITUTE([.H191];&quot;'&quot;; &quot;\'&quot;) &amp; &quot;', LAST_INSERT_ID(), 'roland', 'roland', NOW(), NOW())&quot;; &quot;&quot;) &amp; IF(AND([.G191]&lt;&gt;&quot;&quot;; [.I191]&lt;&gt;&quot;&quot;); &quot;,&quot;; &quot;&quot;) &amp; IF([.I191]&lt;&gt;&quot;&quot;;&quot;('fr', '&quot; &amp; SUBSTITUTE(SUBSTITUTE(SUBSTITUTE([.I19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" calcext:value-type="string">
            <text:p>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tel</text:p>
          </table:table-cell>
          <table:table-cell/>
          <table:table-cell table:style-name="ce9" office:value-type="string" calcext:value-type="string">
            <text:p>moyen / moyenne</text:p>
          </table:table-cell>
          <table:table-cell table:number-columns-repeated="2"/>
          <table:table-cell table:formula="of:=&quot;INSERT INTO translation_source SET source='&quot; &amp; SUBSTITUTE([.G192];&quot;'&quot;; &quot;\'&quot;) &amp; &quot;', location='&quot; &amp;SUBSTITUTE([.A192];&quot;'&quot;; &quot;\'&quot;) &amp; &quot;', field = '&quot; &amp; SUBSTITUTE([.B192];&quot;'&quot;; &quot;\'&quot;) &amp; &quot;'&quot; &amp; IF(OR(1; [.D192]&lt;&gt;&quot;&quot;); &quot;, context = '&quot; &amp; SUBSTITUTE([.D192];&quot;'&quot;; &quot;\'&quot;) &amp; &quot;'&quot;; &quot;&quot;) &amp; IF(AND(1; [.E192]&lt;&gt;&quot;&quot;); &quot;, textgroup = '&quot; &amp; SUBSTITUTE([.E192];&quot;'&quot;; &quot;\'&quot;) &amp; &quot;'&quot;; &quot;&quot;) &amp; &quot;, created_visa='roland', updated_visa='roland', created_date=NOW(), updated_date=NOW(); &quot; &amp; IF(OR([.G192]&lt;&gt;&quot;&quot;; [.I192]&lt;&gt;&quot;&quot;);&quot;INSERT INTO translation_target (lang, translation, translation_source_id, created_visa, updated_visa, created_date, updated_date) VALUES &quot; &amp; IF([.G192]&lt;&gt;&quot;&quot;;&quot;('de', '&quot; &amp; SUBSTITUTE([.H192];&quot;'&quot;; &quot;\'&quot;) &amp; &quot;', LAST_INSERT_ID(), 'roland', 'roland', NOW(), NOW())&quot;; &quot;&quot;) &amp; IF(AND([.G192]&lt;&gt;&quot;&quot;; [.I192]&lt;&gt;&quot;&quot;); &quot;,&quot;; &quot;&quot;) &amp; IF([.I192]&lt;&gt;&quot;&quot;;&quot;('fr', '&quot; &amp; SUBSTITUTE(SUBSTITUTE(SUBSTITUTE([.I19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" calcext:value-type="string">
            <text:p>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ring</text:p>
          </table:table-cell>
          <table:table-cell/>
          <table:table-cell office:value-type="string" calcext:value-type="string">
            <text:p>faible</text:p>
          </table:table-cell>
          <table:table-cell table:number-columns-repeated="2"/>
          <table:table-cell table:formula="of:=&quot;INSERT INTO translation_source SET source='&quot; &amp; SUBSTITUTE([.G193];&quot;'&quot;; &quot;\'&quot;) &amp; &quot;', location='&quot; &amp;SUBSTITUTE([.A193];&quot;'&quot;; &quot;\'&quot;) &amp; &quot;', field = '&quot; &amp; SUBSTITUTE([.B193];&quot;'&quot;; &quot;\'&quot;) &amp; &quot;'&quot; &amp; IF(OR(1; [.D193]&lt;&gt;&quot;&quot;); &quot;, context = '&quot; &amp; SUBSTITUTE([.D193];&quot;'&quot;; &quot;\'&quot;) &amp; &quot;'&quot;; &quot;&quot;) &amp; IF(AND(1; [.E193]&lt;&gt;&quot;&quot;); &quot;, textgroup = '&quot; &amp; SUBSTITUTE([.E193];&quot;'&quot;; &quot;\'&quot;) &amp; &quot;'&quot;; &quot;&quot;) &amp; &quot;, created_visa='roland', updated_visa='roland', created_date=NOW(), updated_date=NOW(); &quot; &amp; IF(OR([.G193]&lt;&gt;&quot;&quot;; [.I193]&lt;&gt;&quot;&quot;);&quot;INSERT INTO translation_target (lang, translation, translation_source_id, created_visa, updated_visa, created_date, updated_date) VALUES &quot; &amp; IF([.G193]&lt;&gt;&quot;&quot;;&quot;('de', '&quot; &amp; SUBSTITUTE([.H193];&quot;'&quot;; &quot;\'&quot;) &amp; &quot;', LAST_INSERT_ID(), 'roland', 'roland', NOW(), NOW())&quot;; &quot;&quot;) &amp; IF(AND([.G193]&lt;&gt;&quot;&quot;; [.I193]&lt;&gt;&quot;&quot;); &quot;,&quot;; &quot;&quot;) &amp; IF([.I193]&lt;&gt;&quot;&quot;;&quot;('fr', '&quot; &amp; SUBSTITUTE(SUBSTITUTE(SUBSTITUTE([.I19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" calcext:value-type="string">
            <text:p>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eige Erklärung</text:p>
          </table:table-cell>
          <table:table-cell/>
          <table:table-cell office:value-type="string" calcext:value-type="string">
            <text:p>Montrer l'explication</text:p>
          </table:table-cell>
          <table:table-cell table:number-columns-repeated="2"/>
          <table:table-cell table:formula="of:=&quot;INSERT INTO translation_source SET source='&quot; &amp; SUBSTITUTE([.G194];&quot;'&quot;; &quot;\'&quot;) &amp; &quot;', location='&quot; &amp;SUBSTITUTE([.A194];&quot;'&quot;; &quot;\'&quot;) &amp; &quot;', field = '&quot; &amp; SUBSTITUTE([.B194];&quot;'&quot;; &quot;\'&quot;) &amp; &quot;'&quot; &amp; IF(OR(1; [.D194]&lt;&gt;&quot;&quot;); &quot;, context = '&quot; &amp; SUBSTITUTE([.D194];&quot;'&quot;; &quot;\'&quot;) &amp; &quot;'&quot;; &quot;&quot;) &amp; IF(AND(1; [.E194]&lt;&gt;&quot;&quot;); &quot;, textgroup = '&quot; &amp; SUBSTITUTE([.E194];&quot;'&quot;; &quot;\'&quot;) &amp; &quot;'&quot;; &quot;&quot;) &amp; &quot;, created_visa='roland', updated_visa='roland', created_date=NOW(), updated_date=NOW(); &quot; &amp; IF(OR([.G194]&lt;&gt;&quot;&quot;; [.I194]&lt;&gt;&quot;&quot;);&quot;INSERT INTO translation_target (lang, translation, translation_source_id, created_visa, updated_visa, created_date, updated_date) VALUES &quot; &amp; IF([.G194]&lt;&gt;&quot;&quot;;&quot;('de', '&quot; &amp; SUBSTITUTE([.H194];&quot;'&quot;; &quot;\'&quot;) &amp; &quot;', LAST_INSERT_ID(), 'roland', 'roland', NOW(), NOW())&quot;; &quot;&quot;) &amp; IF(AND([.G194]&lt;&gt;&quot;&quot;; [.I194]&lt;&gt;&quot;&quot;); &quot;,&quot;; &quot;&quot;) &amp; IF([.I194]&lt;&gt;&quot;&quot;;&quot;('fr', '&quot; &amp; SUBSTITUTE(SUBSTITUTE(SUBSTITUTE([.I19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" calcext:value-type="string">
            <text:p>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stecke Erklärung</text:p>
          </table:table-cell>
          <table:table-cell/>
          <table:table-cell office:value-type="string" calcext:value-type="string">
            <text:p>Masquer l'explication</text:p>
          </table:table-cell>
          <table:table-cell table:number-columns-repeated="2"/>
          <table:table-cell table:formula="of:=&quot;INSERT INTO translation_source SET source='&quot; &amp; SUBSTITUTE([.G195];&quot;'&quot;; &quot;\'&quot;) &amp; &quot;', location='&quot; &amp;SUBSTITUTE([.A195];&quot;'&quot;; &quot;\'&quot;) &amp; &quot;', field = '&quot; &amp; SUBSTITUTE([.B195];&quot;'&quot;; &quot;\'&quot;) &amp; &quot;'&quot; &amp; IF(OR(1; [.D195]&lt;&gt;&quot;&quot;); &quot;, context = '&quot; &amp; SUBSTITUTE([.D195];&quot;'&quot;; &quot;\'&quot;) &amp; &quot;'&quot;; &quot;&quot;) &amp; IF(AND(1; [.E195]&lt;&gt;&quot;&quot;); &quot;, textgroup = '&quot; &amp; SUBSTITUTE([.E195];&quot;'&quot;; &quot;\'&quot;) &amp; &quot;'&quot;; &quot;&quot;) &amp; &quot;, created_visa='roland', updated_visa='roland', created_date=NOW(), updated_date=NOW(); &quot; &amp; IF(OR([.G195]&lt;&gt;&quot;&quot;; [.I195]&lt;&gt;&quot;&quot;);&quot;INSERT INTO translation_target (lang, translation, translation_source_id, created_visa, updated_visa, created_date, updated_date) VALUES &quot; &amp; IF([.G195]&lt;&gt;&quot;&quot;;&quot;('de', '&quot; &amp; SUBSTITUTE([.H195];&quot;'&quot;; &quot;\'&quot;) &amp; &quot;', LAST_INSERT_ID(), 'roland', 'roland', NOW(), NOW())&quot;; &quot;&quot;) &amp; IF(AND([.G195]&lt;&gt;&quot;&quot;; [.I195]&lt;&gt;&quot;&quot;); &quot;,&quot;; &quot;&quot;) &amp; IF([.I195]&lt;&gt;&quot;&quot;;&quot;('fr', '&quot; &amp; SUBSTITUTE(SUBSTITUTE(SUBSTITUTE([.I19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" calcext:value-type="string">
            <text:p>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irksame und weniger wirksame Lobbys</text:p>
          </table:table-cell>
          <table:table-cell/>
          <table:table-cell office:value-type="string" calcext:value-type="string">
            <text:p>Lobbys efficaces et moins efficaces</text:p>
          </table:table-cell>
          <table:table-cell table:number-columns-repeated="2"/>
          <table:table-cell table:formula="of:=&quot;INSERT INTO translation_source SET source='&quot; &amp; SUBSTITUTE([.G196];&quot;'&quot;; &quot;\'&quot;) &amp; &quot;', location='&quot; &amp;SUBSTITUTE([.A196];&quot;'&quot;; &quot;\'&quot;) &amp; &quot;', field = '&quot; &amp; SUBSTITUTE([.B196];&quot;'&quot;; &quot;\'&quot;) &amp; &quot;'&quot; &amp; IF(OR(1; [.D196]&lt;&gt;&quot;&quot;); &quot;, context = '&quot; &amp; SUBSTITUTE([.D196];&quot;'&quot;; &quot;\'&quot;) &amp; &quot;'&quot;; &quot;&quot;) &amp; IF(AND(1; [.E196]&lt;&gt;&quot;&quot;); &quot;, textgroup = '&quot; &amp; SUBSTITUTE([.E196];&quot;'&quot;; &quot;\'&quot;) &amp; &quot;'&quot;; &quot;&quot;) &amp; &quot;, created_visa='roland', updated_visa='roland', created_date=NOW(), updated_date=NOW(); &quot; &amp; IF(OR([.G196]&lt;&gt;&quot;&quot;; [.I196]&lt;&gt;&quot;&quot;);&quot;INSERT INTO translation_target (lang, translation, translation_source_id, created_visa, updated_visa, created_date, updated_date) VALUES &quot; &amp; IF([.G196]&lt;&gt;&quot;&quot;;&quot;('de', '&quot; &amp; SUBSTITUTE([.H196];&quot;'&quot;; &quot;\'&quot;) &amp; &quot;', LAST_INSERT_ID(), 'roland', 'roland', NOW(), NOW())&quot;; &quot;&quot;) &amp; IF(AND([.G196]&lt;&gt;&quot;&quot;; [.I196]&lt;&gt;&quot;&quot;); &quot;,&quot;; &quot;&quot;) &amp; IF([.I196]&lt;&gt;&quot;&quot;;&quot;('fr', '&quot; &amp; SUBSTITUTE(SUBSTITUTE(SUBSTITUTE([.I19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" calcext:value-type="string">
            <text:p>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nhand der Farbe lässt sich die Wirksamkeit einer Lobbyorganisation ablesen</text:p>
          </table:table-cell>
          <table:table-cell/>
          <table:table-cell office:value-type="string" calcext:value-type="string">
            <text:p>La couleur représente l'efficacité d'un lobby.</text:p>
          </table:table-cell>
          <table:table-cell table:number-columns-repeated="2"/>
          <table:table-cell table:formula="of:=&quot;INSERT INTO translation_source SET source='&quot; &amp; SUBSTITUTE([.G197];&quot;'&quot;; &quot;\'&quot;) &amp; &quot;', location='&quot; &amp;SUBSTITUTE([.A197];&quot;'&quot;; &quot;\'&quot;) &amp; &quot;', field = '&quot; &amp; SUBSTITUTE([.B197];&quot;'&quot;; &quot;\'&quot;) &amp; &quot;'&quot; &amp; IF(OR(1; [.D197]&lt;&gt;&quot;&quot;); &quot;, context = '&quot; &amp; SUBSTITUTE([.D197];&quot;'&quot;; &quot;\'&quot;) &amp; &quot;'&quot;; &quot;&quot;) &amp; IF(AND(1; [.E197]&lt;&gt;&quot;&quot;); &quot;, textgroup = '&quot; &amp; SUBSTITUTE([.E197];&quot;'&quot;; &quot;\'&quot;) &amp; &quot;'&quot;; &quot;&quot;) &amp; &quot;, created_visa='roland', updated_visa='roland', created_date=NOW(), updated_date=NOW(); &quot; &amp; IF(OR([.G197]&lt;&gt;&quot;&quot;; [.I197]&lt;&gt;&quot;&quot;);&quot;INSERT INTO translation_target (lang, translation, translation_source_id, created_visa, updated_visa, created_date, updated_date) VALUES &quot; &amp; IF([.G197]&lt;&gt;&quot;&quot;;&quot;('de', '&quot; &amp; SUBSTITUTE([.H197];&quot;'&quot;; &quot;\'&quot;) &amp; &quot;', LAST_INSERT_ID(), 'roland', 'roland', NOW(), NOW())&quot;; &quot;&quot;) &amp; IF(AND([.G197]&lt;&gt;&quot;&quot;; [.I197]&lt;&gt;&quot;&quot;); &quot;,&quot;; &quot;&quot;) &amp; IF([.I197]&lt;&gt;&quot;&quot;;&quot;('fr', '&quot; &amp; SUBSTITUTE(SUBSTITUTE(SUBSTITUTE([.I19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" calcext:value-type="string">
            <text:p>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ür den Einflussfaktor «hoch», muss die Lobbyorganisation</text:p>
          </table:table-cell>
          <table:table-cell/>
          <table:table-cell office:value-type="string" calcext:value-type="string">
            <text:p>Le facteur d'influence «fort» s'applique au lobby qui</text:p>
          </table:table-cell>
          <table:table-cell table:number-columns-repeated="2"/>
          <table:table-cell table:formula="of:=&quot;INSERT INTO translation_source SET source='&quot; &amp; SUBSTITUTE([.G198];&quot;'&quot;; &quot;\'&quot;) &amp; &quot;', location='&quot; &amp;SUBSTITUTE([.A198];&quot;'&quot;; &quot;\'&quot;) &amp; &quot;', field = '&quot; &amp; SUBSTITUTE([.B198];&quot;'&quot;; &quot;\'&quot;) &amp; &quot;'&quot; &amp; IF(OR(1; [.D198]&lt;&gt;&quot;&quot;); &quot;, context = '&quot; &amp; SUBSTITUTE([.D198];&quot;'&quot;; &quot;\'&quot;) &amp; &quot;'&quot;; &quot;&quot;) &amp; IF(AND(1; [.E198]&lt;&gt;&quot;&quot;); &quot;, textgroup = '&quot; &amp; SUBSTITUTE([.E198];&quot;'&quot;; &quot;\'&quot;) &amp; &quot;'&quot;; &quot;&quot;) &amp; &quot;, created_visa='roland', updated_visa='roland', created_date=NOW(), updated_date=NOW(); &quot; &amp; IF(OR([.G198]&lt;&gt;&quot;&quot;; [.I198]&lt;&gt;&quot;&quot;);&quot;INSERT INTO translation_target (lang, translation, translation_source_id, created_visa, updated_visa, created_date, updated_date) VALUES &quot; &amp; IF([.G198]&lt;&gt;&quot;&quot;;&quot;('de', '&quot; &amp; SUBSTITUTE([.H198];&quot;'&quot;; &quot;\'&quot;) &amp; &quot;', LAST_INSERT_ID(), 'roland', 'roland', NOW(), NOW())&quot;; &quot;&quot;) &amp; IF(AND([.G198]&lt;&gt;&quot;&quot;; [.I198]&lt;&gt;&quot;&quot;); &quot;,&quot;; &quot;&quot;) &amp; IF([.I198]&lt;&gt;&quot;&quot;;&quot;('fr', '&quot; &amp; SUBSTITUTE(SUBSTITUTE(SUBSTITUTE([.I19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" calcext:value-type="string">
            <text:p>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mer oder punktuell an Gesetzesrevisionen mitarbeiten (Vernehmlassungen);</text:p>
          </table:table-cell>
          <table:table-cell/>
          <table:table-cell office:value-type="string" calcext:value-type="string">
            <text:p>participe toujours ou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G199];&quot;'&quot;; &quot;\'&quot;) &amp; &quot;', location='&quot; &amp;SUBSTITUTE([.A199];&quot;'&quot;; &quot;\'&quot;) &amp; &quot;', field = '&quot; &amp; SUBSTITUTE([.B199];&quot;'&quot;; &quot;\'&quot;) &amp; &quot;'&quot; &amp; IF(OR(1; [.D199]&lt;&gt;&quot;&quot;); &quot;, context = '&quot; &amp; SUBSTITUTE([.D199];&quot;'&quot;; &quot;\'&quot;) &amp; &quot;'&quot;; &quot;&quot;) &amp; IF(AND(1; [.E199]&lt;&gt;&quot;&quot;); &quot;, textgroup = '&quot; &amp; SUBSTITUTE([.E199];&quot;'&quot;; &quot;\'&quot;) &amp; &quot;'&quot;; &quot;&quot;) &amp; &quot;, created_visa='roland', updated_visa='roland', created_date=NOW(), updated_date=NOW(); &quot; &amp; IF(OR([.G199]&lt;&gt;&quot;&quot;; [.I199]&lt;&gt;&quot;&quot;);&quot;INSERT INTO translation_target (lang, translation, translation_source_id, created_visa, updated_visa, created_date, updated_date) VALUES &quot; &amp; IF([.G199]&lt;&gt;&quot;&quot;;&quot;('de', '&quot; &amp; SUBSTITUTE([.H199];&quot;'&quot;; &quot;\'&quot;) &amp; &quot;', LAST_INSERT_ID(), 'roland', 'roland', NOW(), NOW())&quot;; &quot;&quot;) &amp; IF(AND([.G199]&lt;&gt;&quot;&quot;; [.I199]&lt;&gt;&quot;&quot;); &quot;,&quot;; &quot;&quot;) &amp; IF([.I199]&lt;&gt;&quot;&quot;;&quot;('fr', '&quot; &amp; SUBSTITUTE(SUBSTITUTE(SUBSTITUTE([.I19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" calcext:value-type="string">
            <text:p>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mit einer Person vertreten sein, die im Verband, in der Organisation et cetera eine Führungsaufgabe wahrnimmt (Geschäftsleitung, Verwaltungsrat, Stiftungsrat);</text:p>
          </table:table-cell>
          <table:table-cell/>
          <table:table-cell office:value-type="string" calcext:value-type="string">
            <text:p>est représenté au Parlement par une personne occupant une fonction dirigeante auprès de l'association, de l'organisation, etc. (direction, conseil d'administration ou de fondation).</text:p>
          </table:table-cell>
          <table:table-cell table:number-columns-repeated="2"/>
          <table:table-cell table:formula="of:=&quot;INSERT INTO translation_source SET source='&quot; &amp; SUBSTITUTE([.G200];&quot;'&quot;; &quot;\'&quot;) &amp; &quot;', location='&quot; &amp;SUBSTITUTE([.A200];&quot;'&quot;; &quot;\'&quot;) &amp; &quot;', field = '&quot; &amp; SUBSTITUTE([.B200];&quot;'&quot;; &quot;\'&quot;) &amp; &quot;'&quot; &amp; IF(OR(1; [.D200]&lt;&gt;&quot;&quot;); &quot;, context = '&quot; &amp; SUBSTITUTE([.D200];&quot;'&quot;; &quot;\'&quot;) &amp; &quot;'&quot;; &quot;&quot;) &amp; IF(AND(1; [.E200]&lt;&gt;&quot;&quot;); &quot;, textgroup = '&quot; &amp; SUBSTITUTE([.E200];&quot;'&quot;; &quot;\'&quot;) &amp; &quot;'&quot;; &quot;&quot;) &amp; &quot;, created_visa='roland', updated_visa='roland', created_date=NOW(), updated_date=NOW(); &quot; &amp; IF(OR([.G200]&lt;&gt;&quot;&quot;; [.I200]&lt;&gt;&quot;&quot;);&quot;INSERT INTO translation_target (lang, translation, translation_source_id, created_visa, updated_visa, created_date, updated_date) VALUES &quot; &amp; IF([.G200]&lt;&gt;&quot;&quot;;&quot;('de', '&quot; &amp; SUBSTITUTE([.H200];&quot;'&quot;; &quot;\'&quot;) &amp; &quot;', LAST_INSERT_ID(), 'roland', 'roland', NOW(), NOW())&quot;; &quot;&quot;) &amp; IF(AND([.G200]&lt;&gt;&quot;&quot;; [.I200]&lt;&gt;&quot;&quot;); &quot;,&quot;; &quot;&quot;) &amp; IF([.I200]&lt;&gt;&quot;&quot;;&quot;('fr', '&quot; &amp; SUBSTITUTE(SUBSTITUTE(SUBSTITUTE([.I20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" calcext:value-type="string">
            <text:p>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 ihrem Parlamentsmitglied in der behandelnden Kommission (z.B. Gesundheitskommission) vertreten sein.</text:p>
          </table:table-cell>
          <table:table-cell/>
          <table:table-cell office:value-type="string" calcext:value-type="string">
            <text:p>est représenté par son parlementaire dans la commission correspondante (par exemple : Commission de la sécurité sociale et de la santé publique).</text:p>
          </table:table-cell>
          <table:table-cell table:number-columns-repeated="2"/>
          <table:table-cell table:formula="of:=&quot;INSERT INTO translation_source SET source='&quot; &amp; SUBSTITUTE([.G201];&quot;'&quot;; &quot;\'&quot;) &amp; &quot;', location='&quot; &amp;SUBSTITUTE([.A201];&quot;'&quot;; &quot;\'&quot;) &amp; &quot;', field = '&quot; &amp; SUBSTITUTE([.B201];&quot;'&quot;; &quot;\'&quot;) &amp; &quot;'&quot; &amp; IF(OR(1; [.D201]&lt;&gt;&quot;&quot;); &quot;, context = '&quot; &amp; SUBSTITUTE([.D201];&quot;'&quot;; &quot;\'&quot;) &amp; &quot;'&quot;; &quot;&quot;) &amp; IF(AND(1; [.E201]&lt;&gt;&quot;&quot;); &quot;, textgroup = '&quot; &amp; SUBSTITUTE([.E201];&quot;'&quot;; &quot;\'&quot;) &amp; &quot;'&quot;; &quot;&quot;) &amp; &quot;, created_visa='roland', updated_visa='roland', created_date=NOW(), updated_date=NOW(); &quot; &amp; IF(OR([.G201]&lt;&gt;&quot;&quot;; [.I201]&lt;&gt;&quot;&quot;);&quot;INSERT INTO translation_target (lang, translation, translation_source_id, created_visa, updated_visa, created_date, updated_date) VALUES &quot; &amp; IF([.G201]&lt;&gt;&quot;&quot;;&quot;('de', '&quot; &amp; SUBSTITUTE([.H201];&quot;'&quot;; &quot;\'&quot;) &amp; &quot;', LAST_INSERT_ID(), 'roland', 'roland', NOW(), NOW())&quot;; &quot;&quot;) &amp; IF(AND([.G201]&lt;&gt;&quot;&quot;; [.I201]&lt;&gt;&quot;&quot;); &quot;,&quot;; &quot;&quot;) &amp; IF([.I201]&lt;&gt;&quot;&quot;;&quot;('fr', '&quot; &amp; SUBSTITUTE(SUBSTITUTE(SUBSTITUTE([.I20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" calcext:value-type="string">
            <text:p>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ür den Einflussfaktor «mittel» muss die Lobbyorganisation</text:p>
          </table:table-cell>
          <table:table-cell/>
          <table:table-cell office:value-type="string" calcext:value-type="string">
            <text:p>Le facteur d'influence «moyen» s'applique au lobby qui</text:p>
          </table:table-cell>
          <table:table-cell office:value-type="string" calcext:value-type="string">
            <text:p>des lobbys ? du lobbying ?</text:p>
          </table:table-cell>
          <table:table-cell/>
          <table:table-cell table:formula="of:=&quot;INSERT INTO translation_source SET source='&quot; &amp; SUBSTITUTE([.G202];&quot;'&quot;; &quot;\'&quot;) &amp; &quot;', location='&quot; &amp;SUBSTITUTE([.A202];&quot;'&quot;; &quot;\'&quot;) &amp; &quot;', field = '&quot; &amp; SUBSTITUTE([.B202];&quot;'&quot;; &quot;\'&quot;) &amp; &quot;'&quot; &amp; IF(OR(1; [.D202]&lt;&gt;&quot;&quot;); &quot;, context = '&quot; &amp; SUBSTITUTE([.D202];&quot;'&quot;; &quot;\'&quot;) &amp; &quot;'&quot;; &quot;&quot;) &amp; IF(AND(1; [.E202]&lt;&gt;&quot;&quot;); &quot;, textgroup = '&quot; &amp; SUBSTITUTE([.E202];&quot;'&quot;; &quot;\'&quot;) &amp; &quot;'&quot;; &quot;&quot;) &amp; &quot;, created_visa='roland', updated_visa='roland', created_date=NOW(), updated_date=NOW(); &quot; &amp; IF(OR([.G202]&lt;&gt;&quot;&quot;; [.I202]&lt;&gt;&quot;&quot;);&quot;INSERT INTO translation_target (lang, translation, translation_source_id, created_visa, updated_visa, created_date, updated_date) VALUES &quot; &amp; IF([.G202]&lt;&gt;&quot;&quot;;&quot;('de', '&quot; &amp; SUBSTITUTE([.H202];&quot;'&quot;; &quot;\'&quot;) &amp; &quot;', LAST_INSERT_ID(), 'roland', 'roland', NOW(), NOW())&quot;; &quot;&quot;) &amp; IF(AND([.G202]&lt;&gt;&quot;&quot;; [.I202]&lt;&gt;&quot;&quot;); &quot;,&quot;; &quot;&quot;) &amp; IF([.I202]&lt;&gt;&quot;&quot;;&quot;('fr', '&quot; &amp; SUBSTITUTE(SUBSTITUTE(SUBSTITUTE([.I20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" calcext:value-type="string">
            <text:p>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unktuell an Gesetzesrevisionen mitarbeiten (Vernehmlassungen);</text:p>
          </table:table-cell>
          <table:table-cell/>
          <table:table-cell office:value-type="string" calcext:value-type="string">
            <text:p>participe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G203];&quot;'&quot;; &quot;\'&quot;) &amp; &quot;', location='&quot; &amp;SUBSTITUTE([.A203];&quot;'&quot;; &quot;\'&quot;) &amp; &quot;', field = '&quot; &amp; SUBSTITUTE([.B203];&quot;'&quot;; &quot;\'&quot;) &amp; &quot;'&quot; &amp; IF(OR(1; [.D203]&lt;&gt;&quot;&quot;); &quot;, context = '&quot; &amp; SUBSTITUTE([.D203];&quot;'&quot;; &quot;\'&quot;) &amp; &quot;'&quot;; &quot;&quot;) &amp; IF(AND(1; [.E203]&lt;&gt;&quot;&quot;); &quot;, textgroup = '&quot; &amp; SUBSTITUTE([.E203];&quot;'&quot;; &quot;\'&quot;) &amp; &quot;'&quot;; &quot;&quot;) &amp; &quot;, created_visa='roland', updated_visa='roland', created_date=NOW(), updated_date=NOW(); &quot; &amp; IF(OR([.G203]&lt;&gt;&quot;&quot;; [.I203]&lt;&gt;&quot;&quot;);&quot;INSERT INTO translation_target (lang, translation, translation_source_id, created_visa, updated_visa, created_date, updated_date) VALUES &quot; &amp; IF([.G203]&lt;&gt;&quot;&quot;;&quot;('de', '&quot; &amp; SUBSTITUTE([.H203];&quot;'&quot;; &quot;\'&quot;) &amp; &quot;', LAST_INSERT_ID(), 'roland', 'roland', NOW(), NOW())&quot;; &quot;&quot;) &amp; IF(AND([.G203]&lt;&gt;&quot;&quot;; [.I203]&lt;&gt;&quot;&quot;); &quot;,&quot;; &quot;&quot;) &amp; IF([.I203]&lt;&gt;&quot;&quot;;&quot;('fr', '&quot; &amp; SUBSTITUTE(SUBSTITUTE(SUBSTITUTE([.I20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" calcext:value-type="string">
            <text:p>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mit einem Mitglied oder Beirat (Patronatskomitee et cetera) vertreten sein.</text:p>
          </table:table-cell>
          <table:table-cell/>
          <table:table-cell office:value-type="string" calcext:value-type="string">
            <text:p>est représenté au Parlement par un membre ou un conseiller (comité de patronage, etc.).</text:p>
          </table:table-cell>
          <table:table-cell table:number-columns-repeated="2"/>
          <table:table-cell table:formula="of:=&quot;INSERT INTO translation_source SET source='&quot; &amp; SUBSTITUTE([.G204];&quot;'&quot;; &quot;\'&quot;) &amp; &quot;', location='&quot; &amp;SUBSTITUTE([.A204];&quot;'&quot;; &quot;\'&quot;) &amp; &quot;', field = '&quot; &amp; SUBSTITUTE([.B204];&quot;'&quot;; &quot;\'&quot;) &amp; &quot;'&quot; &amp; IF(OR(1; [.D204]&lt;&gt;&quot;&quot;); &quot;, context = '&quot; &amp; SUBSTITUTE([.D204];&quot;'&quot;; &quot;\'&quot;) &amp; &quot;'&quot;; &quot;&quot;) &amp; IF(AND(1; [.E204]&lt;&gt;&quot;&quot;); &quot;, textgroup = '&quot; &amp; SUBSTITUTE([.E204];&quot;'&quot;; &quot;\'&quot;) &amp; &quot;'&quot;; &quot;&quot;) &amp; &quot;, created_visa='roland', updated_visa='roland', created_date=NOW(), updated_date=NOW(); &quot; &amp; IF(OR([.G204]&lt;&gt;&quot;&quot;; [.I204]&lt;&gt;&quot;&quot;);&quot;INSERT INTO translation_target (lang, translation, translation_source_id, created_visa, updated_visa, created_date, updated_date) VALUES &quot; &amp; IF([.G204]&lt;&gt;&quot;&quot;;&quot;('de', '&quot; &amp; SUBSTITUTE([.H204];&quot;'&quot;; &quot;\'&quot;) &amp; &quot;', LAST_INSERT_ID(), 'roland', 'roland', NOW(), NOW())&quot;; &quot;&quot;) &amp; IF(AND([.G204]&lt;&gt;&quot;&quot;; [.I204]&lt;&gt;&quot;&quot;); &quot;,&quot;; &quot;&quot;) &amp; IF([.I204]&lt;&gt;&quot;&quot;;&quot;('fr', '&quot; &amp; SUBSTITUTE(SUBSTITUTE(SUBSTITUTE([.I20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" calcext:value-type="string">
            <text:p>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ür den Einflussfaktor «gering» muss die Lobbyorganisation</text:p>
          </table:table-cell>
          <table:table-cell/>
          <table:table-cell office:value-type="string" calcext:value-type="string">
            <text:p>Le facteur d'influence «faible» s'applique au lobby qui</text:p>
          </table:table-cell>
          <table:table-cell table:number-columns-repeated="2"/>
          <table:table-cell table:formula="of:=&quot;INSERT INTO translation_source SET source='&quot; &amp; SUBSTITUTE([.G205];&quot;'&quot;; &quot;\'&quot;) &amp; &quot;', location='&quot; &amp;SUBSTITUTE([.A205];&quot;'&quot;; &quot;\'&quot;) &amp; &quot;', field = '&quot; &amp; SUBSTITUTE([.B205];&quot;'&quot;; &quot;\'&quot;) &amp; &quot;'&quot; &amp; IF(OR(1; [.D205]&lt;&gt;&quot;&quot;); &quot;, context = '&quot; &amp; SUBSTITUTE([.D205];&quot;'&quot;; &quot;\'&quot;) &amp; &quot;'&quot;; &quot;&quot;) &amp; IF(AND(1; [.E205]&lt;&gt;&quot;&quot;); &quot;, textgroup = '&quot; &amp; SUBSTITUTE([.E205];&quot;'&quot;; &quot;\'&quot;) &amp; &quot;'&quot;; &quot;&quot;) &amp; &quot;, created_visa='roland', updated_visa='roland', created_date=NOW(), updated_date=NOW(); &quot; &amp; IF(OR([.G205]&lt;&gt;&quot;&quot;; [.I205]&lt;&gt;&quot;&quot;);&quot;INSERT INTO translation_target (lang, translation, translation_source_id, created_visa, updated_visa, created_date, updated_date) VALUES &quot; &amp; IF([.G205]&lt;&gt;&quot;&quot;;&quot;('de', '&quot; &amp; SUBSTITUTE([.H205];&quot;'&quot;; &quot;\'&quot;) &amp; &quot;', LAST_INSERT_ID(), 'roland', 'roland', NOW(), NOW())&quot;; &quot;&quot;) &amp; IF(AND([.G205]&lt;&gt;&quot;&quot;; [.I205]&lt;&gt;&quot;&quot;); &quot;,&quot;; &quot;&quot;) &amp; IF([.I205]&lt;&gt;&quot;&quot;;&quot;('fr', '&quot; &amp; SUBSTITUTE(SUBSTITUTE(SUBSTITUTE([.I20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" calcext:value-type="string">
            <text:p>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e an Gesetzesrevisionen mitarbeiten (Vernehmlassungen);</text:p>
          </table:table-cell>
          <table:table-cell/>
          <table:table-cell office:value-type="string" calcext:value-type="string">
            <text:p>ne participe jamais aux révisions législatives (consultations).</text:p>
          </table:table-cell>
          <table:table-cell table:number-columns-repeated="2"/>
          <table:table-cell table:formula="of:=&quot;INSERT INTO translation_source SET source='&quot; &amp; SUBSTITUTE([.G206];&quot;'&quot;; &quot;\'&quot;) &amp; &quot;', location='&quot; &amp;SUBSTITUTE([.A206];&quot;'&quot;; &quot;\'&quot;) &amp; &quot;', field = '&quot; &amp; SUBSTITUTE([.B206];&quot;'&quot;; &quot;\'&quot;) &amp; &quot;'&quot; &amp; IF(OR(1; [.D206]&lt;&gt;&quot;&quot;); &quot;, context = '&quot; &amp; SUBSTITUTE([.D206];&quot;'&quot;; &quot;\'&quot;) &amp; &quot;'&quot;; &quot;&quot;) &amp; IF(AND(1; [.E206]&lt;&gt;&quot;&quot;); &quot;, textgroup = '&quot; &amp; SUBSTITUTE([.E206];&quot;'&quot;; &quot;\'&quot;) &amp; &quot;'&quot;; &quot;&quot;) &amp; &quot;, created_visa='roland', updated_visa='roland', created_date=NOW(), updated_date=NOW(); &quot; &amp; IF(OR([.G206]&lt;&gt;&quot;&quot;; [.I206]&lt;&gt;&quot;&quot;);&quot;INSERT INTO translation_target (lang, translation, translation_source_id, created_visa, updated_visa, created_date, updated_date) VALUES &quot; &amp; IF([.G206]&lt;&gt;&quot;&quot;;&quot;('de', '&quot; &amp; SUBSTITUTE([.H206];&quot;'&quot;; &quot;\'&quot;) &amp; &quot;', LAST_INSERT_ID(), 'roland', 'roland', NOW(), NOW())&quot;; &quot;&quot;) &amp; IF(AND([.G206]&lt;&gt;&quot;&quot;; [.I206]&lt;&gt;&quot;&quot;); &quot;,&quot;; &quot;&quot;) &amp; IF([.I206]&lt;&gt;&quot;&quot;;&quot;('fr', '&quot; &amp; SUBSTITUTE(SUBSTITUTE(SUBSTITUTE([.I20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" calcext:value-type="string">
            <text:p>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mit einer Person vertreten sein.</text:p>
          </table:table-cell>
          <table:table-cell/>
          <table:table-cell office:value-type="string" calcext:value-type="string">
            <text:p>est représenté au Parlement par une personne.</text:p>
          </table:table-cell>
          <table:table-cell table:number-columns-repeated="2"/>
          <table:table-cell table:formula="of:=&quot;INSERT INTO translation_source SET source='&quot; &amp; SUBSTITUTE([.G207];&quot;'&quot;; &quot;\'&quot;) &amp; &quot;', location='&quot; &amp;SUBSTITUTE([.A207];&quot;'&quot;; &quot;\'&quot;) &amp; &quot;', field = '&quot; &amp; SUBSTITUTE([.B207];&quot;'&quot;; &quot;\'&quot;) &amp; &quot;'&quot; &amp; IF(OR(1; [.D207]&lt;&gt;&quot;&quot;); &quot;, context = '&quot; &amp; SUBSTITUTE([.D207];&quot;'&quot;; &quot;\'&quot;) &amp; &quot;'&quot;; &quot;&quot;) &amp; IF(AND(1; [.E207]&lt;&gt;&quot;&quot;); &quot;, textgroup = '&quot; &amp; SUBSTITUTE([.E207];&quot;'&quot;; &quot;\'&quot;) &amp; &quot;'&quot;; &quot;&quot;) &amp; &quot;, created_visa='roland', updated_visa='roland', created_date=NOW(), updated_date=NOW(); &quot; &amp; IF(OR([.G207]&lt;&gt;&quot;&quot;; [.I207]&lt;&gt;&quot;&quot;);&quot;INSERT INTO translation_target (lang, translation, translation_source_id, created_visa, updated_visa, created_date, updated_date) VALUES &quot; &amp; IF([.G207]&lt;&gt;&quot;&quot;;&quot;('de', '&quot; &amp; SUBSTITUTE([.H207];&quot;'&quot;; &quot;\'&quot;) &amp; &quot;', LAST_INSERT_ID(), 'roland', 'roland', NOW(), NOW())&quot;; &quot;&quot;) &amp; IF(AND([.G207]&lt;&gt;&quot;&quot;; [.I207]&lt;&gt;&quot;&quot;); &quot;,&quot;; &quot;&quot;) &amp; IF([.I207]&lt;&gt;&quot;&quot;;&quot;('fr', '&quot; &amp; SUBSTITUTE(SUBSTITUTE(SUBSTITUTE([.I20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" calcext:value-type="string">
            <text:p>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Organisationen</text:p>
          </table:table-cell>
          <table:table-cell/>
          <table:table-cell office:value-type="string" calcext:value-type="string">
            <text:p>Liste des organisations</text:p>
          </table:table-cell>
          <table:table-cell table:number-columns-repeated="2"/>
          <table:table-cell table:formula="of:=&quot;INSERT INTO translation_source SET source='&quot; &amp; SUBSTITUTE([.G208];&quot;'&quot;; &quot;\'&quot;) &amp; &quot;', location='&quot; &amp;SUBSTITUTE([.A208];&quot;'&quot;; &quot;\'&quot;) &amp; &quot;', field = '&quot; &amp; SUBSTITUTE([.B208];&quot;'&quot;; &quot;\'&quot;) &amp; &quot;'&quot; &amp; IF(OR(1; [.D208]&lt;&gt;&quot;&quot;); &quot;, context = '&quot; &amp; SUBSTITUTE([.D208];&quot;'&quot;; &quot;\'&quot;) &amp; &quot;'&quot;; &quot;&quot;) &amp; IF(AND(1; [.E208]&lt;&gt;&quot;&quot;); &quot;, textgroup = '&quot; &amp; SUBSTITUTE([.E208];&quot;'&quot;; &quot;\'&quot;) &amp; &quot;'&quot;; &quot;&quot;) &amp; &quot;, created_visa='roland', updated_visa='roland', created_date=NOW(), updated_date=NOW(); &quot; &amp; IF(OR([.G208]&lt;&gt;&quot;&quot;; [.I208]&lt;&gt;&quot;&quot;);&quot;INSERT INTO translation_target (lang, translation, translation_source_id, created_visa, updated_visa, created_date, updated_date) VALUES &quot; &amp; IF([.G208]&lt;&gt;&quot;&quot;;&quot;('de', '&quot; &amp; SUBSTITUTE([.H208];&quot;'&quot;; &quot;\'&quot;) &amp; &quot;', LAST_INSERT_ID(), 'roland', 'roland', NOW(), NOW())&quot;; &quot;&quot;) &amp; IF(AND([.G208]&lt;&gt;&quot;&quot;; [.I208]&lt;&gt;&quot;&quot;); &quot;,&quot;; &quot;&quot;) &amp; IF([.I208]&lt;&gt;&quot;&quot;;&quot;('fr', '&quot; &amp; SUBSTITUTE(SUBSTITUTE(SUBSTITUTE([.I20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" calcext:value-type="string">
            <text:p>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einfluss:</text:p>
          </table:table-cell>
          <table:table-cell/>
          <table:table-cell table:style-name="ce8" office:value-type="string" calcext:value-type="string">
            <text:p>Influence du lobby :</text:p>
          </table:table-cell>
          <table:table-cell table:number-columns-repeated="2"/>
          <table:table-cell table:formula="of:=&quot;INSERT INTO translation_source SET source='&quot; &amp; SUBSTITUTE([.G209];&quot;'&quot;; &quot;\'&quot;) &amp; &quot;', location='&quot; &amp;SUBSTITUTE([.A209];&quot;'&quot;; &quot;\'&quot;) &amp; &quot;', field = '&quot; &amp; SUBSTITUTE([.B209];&quot;'&quot;; &quot;\'&quot;) &amp; &quot;'&quot; &amp; IF(OR(1; [.D209]&lt;&gt;&quot;&quot;); &quot;, context = '&quot; &amp; SUBSTITUTE([.D209];&quot;'&quot;; &quot;\'&quot;) &amp; &quot;'&quot;; &quot;&quot;) &amp; IF(AND(1; [.E209]&lt;&gt;&quot;&quot;); &quot;, textgroup = '&quot; &amp; SUBSTITUTE([.E209];&quot;'&quot;; &quot;\'&quot;) &amp; &quot;'&quot;; &quot;&quot;) &amp; &quot;, created_visa='roland', updated_visa='roland', created_date=NOW(), updated_date=NOW(); &quot; &amp; IF(OR([.G209]&lt;&gt;&quot;&quot;; [.I209]&lt;&gt;&quot;&quot;);&quot;INSERT INTO translation_target (lang, translation, translation_source_id, created_visa, updated_visa, created_date, updated_date) VALUES &quot; &amp; IF([.G209]&lt;&gt;&quot;&quot;;&quot;('de', '&quot; &amp; SUBSTITUTE([.H209];&quot;'&quot;; &quot;\'&quot;) &amp; &quot;', LAST_INSERT_ID(), 'roland', 'roland', NOW(), NOW())&quot;; &quot;&quot;) &amp; IF(AND([.G209]&lt;&gt;&quot;&quot;; [.I209]&lt;&gt;&quot;&quot;); &quot;,&quot;; &quot;&quot;) &amp; IF([.I209]&lt;&gt;&quot;&quot;;&quot;('fr', '&quot; &amp; SUBSTITUTE(SUBSTITUTE(SUBSTITUTE([.I20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" calcext:value-type="string">
            <text:p>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Rechtsform:</text:p>
          </table:table-cell>
          <table:table-cell/>
          <table:table-cell office:value-type="string" calcext:value-type="string">
            <text:p>Forme&amp;nbsp;juridique :</text:p>
          </table:table-cell>
          <table:table-cell table:number-columns-repeated="2"/>
          <table:table-cell table:formula="of:=&quot;INSERT INTO translation_source SET source='&quot; &amp; SUBSTITUTE([.G210];&quot;'&quot;; &quot;\'&quot;) &amp; &quot;', location='&quot; &amp;SUBSTITUTE([.A210];&quot;'&quot;; &quot;\'&quot;) &amp; &quot;', field = '&quot; &amp; SUBSTITUTE([.B210];&quot;'&quot;; &quot;\'&quot;) &amp; &quot;'&quot; &amp; IF(OR(1; [.D210]&lt;&gt;&quot;&quot;); &quot;, context = '&quot; &amp; SUBSTITUTE([.D210];&quot;'&quot;; &quot;\'&quot;) &amp; &quot;'&quot;; &quot;&quot;) &amp; IF(AND(1; [.E210]&lt;&gt;&quot;&quot;); &quot;, textgroup = '&quot; &amp; SUBSTITUTE([.E210];&quot;'&quot;; &quot;\'&quot;) &amp; &quot;'&quot;; &quot;&quot;) &amp; &quot;, created_visa='roland', updated_visa='roland', created_date=NOW(), updated_date=NOW(); &quot; &amp; IF(OR([.G210]&lt;&gt;&quot;&quot;; [.I210]&lt;&gt;&quot;&quot;);&quot;INSERT INTO translation_target (lang, translation, translation_source_id, created_visa, updated_visa, created_date, updated_date) VALUES &quot; &amp; IF([.G210]&lt;&gt;&quot;&quot;;&quot;('de', '&quot; &amp; SUBSTITUTE([.H210];&quot;'&quot;; &quot;\'&quot;) &amp; &quot;', LAST_INSERT_ID(), 'roland', 'roland', NOW(), NOW())&quot;; &quot;&quot;) &amp; IF(AND([.G210]&lt;&gt;&quot;&quot;; [.I210]&lt;&gt;&quot;&quot;); &quot;,&quot;; &quot;&quot;) &amp; IF([.I210]&lt;&gt;&quot;&quot;;&quot;('fr', '&quot; &amp; SUBSTITUTE(SUBSTITUTE(SUBSTITUTE([.I2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 juridique :', LAST_INSERT_ID(), 'roland', 'roland', NOW(), NOW());" calcext:value-type="string">
            <text:p>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 juridiqu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t:</text:p>
          </table:table-cell>
          <table:table-cell/>
          <table:table-cell office:value-type="string" calcext:value-type="string">
            <text:p>Lieu :</text:p>
          </table:table-cell>
          <table:table-cell table:number-columns-repeated="2"/>
          <table:table-cell table:formula="of:=&quot;INSERT INTO translation_source SET source='&quot; &amp; SUBSTITUTE([.G211];&quot;'&quot;; &quot;\'&quot;) &amp; &quot;', location='&quot; &amp;SUBSTITUTE([.A211];&quot;'&quot;; &quot;\'&quot;) &amp; &quot;', field = '&quot; &amp; SUBSTITUTE([.B211];&quot;'&quot;; &quot;\'&quot;) &amp; &quot;'&quot; &amp; IF(OR(1; [.D211]&lt;&gt;&quot;&quot;); &quot;, context = '&quot; &amp; SUBSTITUTE([.D211];&quot;'&quot;; &quot;\'&quot;) &amp; &quot;'&quot;; &quot;&quot;) &amp; IF(AND(1; [.E211]&lt;&gt;&quot;&quot;); &quot;, textgroup = '&quot; &amp; SUBSTITUTE([.E211];&quot;'&quot;; &quot;\'&quot;) &amp; &quot;'&quot;; &quot;&quot;) &amp; &quot;, created_visa='roland', updated_visa='roland', created_date=NOW(), updated_date=NOW(); &quot; &amp; IF(OR([.G211]&lt;&gt;&quot;&quot;; [.I211]&lt;&gt;&quot;&quot;);&quot;INSERT INTO translation_target (lang, translation, translation_source_id, created_visa, updated_visa, created_date, updated_date) VALUES &quot; &amp; IF([.G211]&lt;&gt;&quot;&quot;;&quot;('de', '&quot; &amp; SUBSTITUTE([.H211];&quot;'&quot;; &quot;\'&quot;) &amp; &quot;', LAST_INSERT_ID(), 'roland', 'roland', NOW(), NOW())&quot;; &quot;&quot;) &amp; IF(AND([.G211]&lt;&gt;&quot;&quot;; [.I211]&lt;&gt;&quot;&quot;); &quot;,&quot;; &quot;&quot;) &amp; IF([.I211]&lt;&gt;&quot;&quot;;&quot;('fr', '&quot; &amp; SUBSTITUTE(SUBSTITUTE(SUBSTITUTE([.I2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 :', LAST_INSERT_ID(), 'roland', 'roland', NOW(), NOW());" calcext:value-type="string">
            <text:p>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:</text:p>
          </table:table-cell>
          <table:table-cell/>
          <table:table-cell office:value-type="string" calcext:value-type="string">
            <text:p>Branche :</text:p>
          </table:table-cell>
          <table:table-cell table:number-columns-repeated="2"/>
          <table:table-cell table:formula="of:=&quot;INSERT INTO translation_source SET source='&quot; &amp; SUBSTITUTE([.G212];&quot;'&quot;; &quot;\'&quot;) &amp; &quot;', location='&quot; &amp;SUBSTITUTE([.A212];&quot;'&quot;; &quot;\'&quot;) &amp; &quot;', field = '&quot; &amp; SUBSTITUTE([.B212];&quot;'&quot;; &quot;\'&quot;) &amp; &quot;'&quot; &amp; IF(OR(1; [.D212]&lt;&gt;&quot;&quot;); &quot;, context = '&quot; &amp; SUBSTITUTE([.D212];&quot;'&quot;; &quot;\'&quot;) &amp; &quot;'&quot;; &quot;&quot;) &amp; IF(AND(1; [.E212]&lt;&gt;&quot;&quot;); &quot;, textgroup = '&quot; &amp; SUBSTITUTE([.E212];&quot;'&quot;; &quot;\'&quot;) &amp; &quot;'&quot;; &quot;&quot;) &amp; &quot;, created_visa='roland', updated_visa='roland', created_date=NOW(), updated_date=NOW(); &quot; &amp; IF(OR([.G212]&lt;&gt;&quot;&quot;; [.I212]&lt;&gt;&quot;&quot;);&quot;INSERT INTO translation_target (lang, translation, translation_source_id, created_visa, updated_visa, created_date, updated_date) VALUES &quot; &amp; IF([.G212]&lt;&gt;&quot;&quot;;&quot;('de', '&quot; &amp; SUBSTITUTE([.H212];&quot;'&quot;; &quot;\'&quot;) &amp; &quot;', LAST_INSERT_ID(), 'roland', 'roland', NOW(), NOW())&quot;; &quot;&quot;) &amp; IF(AND([.G212]&lt;&gt;&quot;&quot;; [.I212]&lt;&gt;&quot;&quot;); &quot;,&quot;; &quot;&quot;) &amp; IF([.I212]&lt;&gt;&quot;&quot;;&quot;('fr', '&quot; &amp; SUBSTITUTE(SUBSTITUTE(SUBSTITUTE([.I2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" calcext:value-type="string">
            <text:p>INSERT INTO translation_source SET source='Branch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:</text:p>
          </table:table-cell>
          <table:table-cell/>
          <table:table-cell office:value-type="string" calcext:value-type="string">
            <text:p>Groupe&amp;nbsp;d'intérêt :</text:p>
          </table:table-cell>
          <table:table-cell table:number-columns-repeated="2"/>
          <table:table-cell table:formula="of:=&quot;INSERT INTO translation_source SET source='&quot; &amp; SUBSTITUTE([.G213];&quot;'&quot;; &quot;\'&quot;) &amp; &quot;', location='&quot; &amp;SUBSTITUTE([.A213];&quot;'&quot;; &quot;\'&quot;) &amp; &quot;', field = '&quot; &amp; SUBSTITUTE([.B213];&quot;'&quot;; &quot;\'&quot;) &amp; &quot;'&quot; &amp; IF(OR(1; [.D213]&lt;&gt;&quot;&quot;); &quot;, context = '&quot; &amp; SUBSTITUTE([.D213];&quot;'&quot;; &quot;\'&quot;) &amp; &quot;'&quot;; &quot;&quot;) &amp; IF(AND(1; [.E213]&lt;&gt;&quot;&quot;); &quot;, textgroup = '&quot; &amp; SUBSTITUTE([.E213];&quot;'&quot;; &quot;\'&quot;) &amp; &quot;'&quot;; &quot;&quot;) &amp; &quot;, created_visa='roland', updated_visa='roland', created_date=NOW(), updated_date=NOW(); &quot; &amp; IF(OR([.G213]&lt;&gt;&quot;&quot;; [.I213]&lt;&gt;&quot;&quot;);&quot;INSERT INTO translation_target (lang, translation, translation_source_id, created_visa, updated_visa, created_date, updated_date) VALUES &quot; &amp; IF([.G213]&lt;&gt;&quot;&quot;;&quot;('de', '&quot; &amp; SUBSTITUTE([.H213];&quot;'&quot;; &quot;\'&quot;) &amp; &quot;', LAST_INSERT_ID(), 'roland', 'roland', NOW(), NOW())&quot;; &quot;&quot;) &amp; IF(AND([.G213]&lt;&gt;&quot;&quot;; [.I213]&lt;&gt;&quot;&quot;); &quot;,&quot;; &quot;&quot;) &amp; IF([.I213]&lt;&gt;&quot;&quot;;&quot;('fr', '&quot; &amp; SUBSTITUTE(SUBSTITUTE(SUBSTITUTE([.I2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" calcext:value-type="string">
            <text:p>INSERT INTO translation_source SET source='Lobbygrupp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schreibung:</text:p>
          </table:table-cell>
          <table:table-cell/>
          <table:table-cell office:value-type="string" calcext:value-type="string">
            <text:p>Description :</text:p>
          </table:table-cell>
          <table:table-cell table:number-columns-repeated="2"/>
          <table:table-cell table:formula="of:=&quot;INSERT INTO translation_source SET source='&quot; &amp; SUBSTITUTE([.G214];&quot;'&quot;; &quot;\'&quot;) &amp; &quot;', location='&quot; &amp;SUBSTITUTE([.A214];&quot;'&quot;; &quot;\'&quot;) &amp; &quot;', field = '&quot; &amp; SUBSTITUTE([.B214];&quot;'&quot;; &quot;\'&quot;) &amp; &quot;'&quot; &amp; IF(OR(1; [.D214]&lt;&gt;&quot;&quot;); &quot;, context = '&quot; &amp; SUBSTITUTE([.D214];&quot;'&quot;; &quot;\'&quot;) &amp; &quot;'&quot;; &quot;&quot;) &amp; IF(AND(1; [.E214]&lt;&gt;&quot;&quot;); &quot;, textgroup = '&quot; &amp; SUBSTITUTE([.E214];&quot;'&quot;; &quot;\'&quot;) &amp; &quot;'&quot;; &quot;&quot;) &amp; &quot;, created_visa='roland', updated_visa='roland', created_date=NOW(), updated_date=NOW(); &quot; &amp; IF(OR([.G214]&lt;&gt;&quot;&quot;; [.I214]&lt;&gt;&quot;&quot;);&quot;INSERT INTO translation_target (lang, translation, translation_source_id, created_visa, updated_visa, created_date, updated_date) VALUES &quot; &amp; IF([.G214]&lt;&gt;&quot;&quot;;&quot;('de', '&quot; &amp; SUBSTITUTE([.H214];&quot;'&quot;; &quot;\'&quot;) &amp; &quot;', LAST_INSERT_ID(), 'roland', 'roland', NOW(), NOW())&quot;; &quot;&quot;) &amp; IF(AND([.G214]&lt;&gt;&quot;&quot;; [.I214]&lt;&gt;&quot;&quot;); &quot;,&quot;; &quot;&quot;) &amp; IF([.I214]&lt;&gt;&quot;&quot;;&quot;('fr', '&quot; &amp; SUBSTITUTE(SUBSTITUTE(SUBSTITUTE([.I2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" calcext:value-type="string">
            <text:p>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andelsregister:</text:p>
          </table:table-cell>
          <table:table-cell/>
          <table:table-cell office:value-type="string" calcext:value-type="string">
            <text:p>Registre&amp;nbsp;du&amp;nbsp;commerce :</text:p>
          </table:table-cell>
          <table:table-cell table:number-columns-repeated="2"/>
          <table:table-cell table:formula="of:=&quot;INSERT INTO translation_source SET source='&quot; &amp; SUBSTITUTE([.G215];&quot;'&quot;; &quot;\'&quot;) &amp; &quot;', location='&quot; &amp;SUBSTITUTE([.A215];&quot;'&quot;; &quot;\'&quot;) &amp; &quot;', field = '&quot; &amp; SUBSTITUTE([.B215];&quot;'&quot;; &quot;\'&quot;) &amp; &quot;'&quot; &amp; IF(OR(1; [.D215]&lt;&gt;&quot;&quot;); &quot;, context = '&quot; &amp; SUBSTITUTE([.D215];&quot;'&quot;; &quot;\'&quot;) &amp; &quot;'&quot;; &quot;&quot;) &amp; IF(AND(1; [.E215]&lt;&gt;&quot;&quot;); &quot;, textgroup = '&quot; &amp; SUBSTITUTE([.E215];&quot;'&quot;; &quot;\'&quot;) &amp; &quot;'&quot;; &quot;&quot;) &amp; &quot;, created_visa='roland', updated_visa='roland', created_date=NOW(), updated_date=NOW(); &quot; &amp; IF(OR([.G215]&lt;&gt;&quot;&quot;; [.I215]&lt;&gt;&quot;&quot;);&quot;INSERT INTO translation_target (lang, translation, translation_source_id, created_visa, updated_visa, created_date, updated_date) VALUES &quot; &amp; IF([.G215]&lt;&gt;&quot;&quot;;&quot;('de', '&quot; &amp; SUBSTITUTE([.H215];&quot;'&quot;; &quot;\'&quot;) &amp; &quot;', LAST_INSERT_ID(), 'roland', 'roland', NOW(), NOW())&quot;; &quot;&quot;) &amp; IF(AND([.G215]&lt;&gt;&quot;&quot;; [.I215]&lt;&gt;&quot;&quot;); &quot;,&quot;; &quot;&quot;) &amp; IF([.I215]&lt;&gt;&quot;&quot;;&quot;('fr', '&quot; &amp; SUBSTITUTE(SUBSTITUTE(SUBSTITUTE([.I2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 du commerce :', LAST_INSERT_ID(), 'roland', 'roland', NOW(), NOW());" calcext:value-type="string">
            <text:p>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 du commerc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beitet für</text:p>
          </table:table-cell>
          <table:table-cell/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G216];&quot;'&quot;; &quot;\'&quot;) &amp; &quot;', location='&quot; &amp;SUBSTITUTE([.A216];&quot;'&quot;; &quot;\'&quot;) &amp; &quot;', field = '&quot; &amp; SUBSTITUTE([.B216];&quot;'&quot;; &quot;\'&quot;) &amp; &quot;'&quot; &amp; IF(OR(1; [.D216]&lt;&gt;&quot;&quot;); &quot;, context = '&quot; &amp; SUBSTITUTE([.D216];&quot;'&quot;; &quot;\'&quot;) &amp; &quot;'&quot;; &quot;&quot;) &amp; IF(AND(1; [.E216]&lt;&gt;&quot;&quot;); &quot;, textgroup = '&quot; &amp; SUBSTITUTE([.E216];&quot;'&quot;; &quot;\'&quot;) &amp; &quot;'&quot;; &quot;&quot;) &amp; &quot;, created_visa='roland', updated_visa='roland', created_date=NOW(), updated_date=NOW(); &quot; &amp; IF(OR([.G216]&lt;&gt;&quot;&quot;; [.I216]&lt;&gt;&quot;&quot;);&quot;INSERT INTO translation_target (lang, translation, translation_source_id, created_visa, updated_visa, created_date, updated_date) VALUES &quot; &amp; IF([.G216]&lt;&gt;&quot;&quot;;&quot;('de', '&quot; &amp; SUBSTITUTE([.H216];&quot;'&quot;; &quot;\'&quot;) &amp; &quot;', LAST_INSERT_ID(), 'roland', 'roland', NOW(), NOW())&quot;; &quot;&quot;) &amp; IF(AND([.G216]&lt;&gt;&quot;&quot;; [.I216]&lt;&gt;&quot;&quot;); &quot;,&quot;; &quot;&quot;) &amp; IF([.I216]&lt;&gt;&quot;&quot;;&quot;('fr', '&quot; &amp; SUBSTITUTE(SUBSTITUTE(SUBSTITUTE([.I2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" calcext:value-type="string">
            <text:p>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ftraggeber für</text:p>
          </table:table-cell>
          <table:table-cell/>
          <table:table-cell office:value-type="string" calcext:value-type="string">
            <text:p>Mandant</text:p>
          </table:table-cell>
          <table:table-cell office:value-type="string" calcext:value-type="string">
            <text:p>04.01.2014: pour weggelassen</text:p>
          </table:table-cell>
          <table:table-cell/>
          <table:table-cell table:formula="of:=&quot;INSERT INTO translation_source SET source='&quot; &amp; SUBSTITUTE([.G217];&quot;'&quot;; &quot;\'&quot;) &amp; &quot;', location='&quot; &amp;SUBSTITUTE([.A217];&quot;'&quot;; &quot;\'&quot;) &amp; &quot;', field = '&quot; &amp; SUBSTITUTE([.B217];&quot;'&quot;; &quot;\'&quot;) &amp; &quot;'&quot; &amp; IF(OR(1; [.D217]&lt;&gt;&quot;&quot;); &quot;, context = '&quot; &amp; SUBSTITUTE([.D217];&quot;'&quot;; &quot;\'&quot;) &amp; &quot;'&quot;; &quot;&quot;) &amp; IF(AND(1; [.E217]&lt;&gt;&quot;&quot;); &quot;, textgroup = '&quot; &amp; SUBSTITUTE([.E217];&quot;'&quot;; &quot;\'&quot;) &amp; &quot;'&quot;; &quot;&quot;) &amp; &quot;, created_visa='roland', updated_visa='roland', created_date=NOW(), updated_date=NOW(); &quot; &amp; IF(OR([.G217]&lt;&gt;&quot;&quot;; [.I217]&lt;&gt;&quot;&quot;);&quot;INSERT INTO translation_target (lang, translation, translation_source_id, created_visa, updated_visa, created_date, updated_date) VALUES &quot; &amp; IF([.G217]&lt;&gt;&quot;&quot;;&quot;('de', '&quot; &amp; SUBSTITUTE([.H217];&quot;'&quot;; &quot;\'&quot;) &amp; &quot;', LAST_INSERT_ID(), 'roland', 'roland', NOW(), NOW())&quot;; &quot;&quot;) &amp; IF(AND([.G217]&lt;&gt;&quot;&quot;; [.I217]&lt;&gt;&quot;&quot;); &quot;,&quot;; &quot;&quot;) &amp; IF([.I217]&lt;&gt;&quot;&quot;;&quot;('fr', '&quot; &amp; SUBSTITUTE(SUBSTITUTE(SUBSTITUTE([.I2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', LAST_INSERT_ID(), 'roland', 'roland', NOW(), NOW());" calcext:value-type="string">
            <text:p>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 von</text:p>
          </table:table-cell>
          <table:table-cell/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G218];&quot;'&quot;; &quot;\'&quot;) &amp; &quot;', location='&quot; &amp;SUBSTITUTE([.A218];&quot;'&quot;; &quot;\'&quot;) &amp; &quot;', field = '&quot; &amp; SUBSTITUTE([.B218];&quot;'&quot;; &quot;\'&quot;) &amp; &quot;'&quot; &amp; IF(OR(1; [.D218]&lt;&gt;&quot;&quot;); &quot;, context = '&quot; &amp; SUBSTITUTE([.D218];&quot;'&quot;; &quot;\'&quot;) &amp; &quot;'&quot;; &quot;&quot;) &amp; IF(AND(1; [.E218]&lt;&gt;&quot;&quot;); &quot;, textgroup = '&quot; &amp; SUBSTITUTE([.E218];&quot;'&quot;; &quot;\'&quot;) &amp; &quot;'&quot;; &quot;&quot;) &amp; &quot;, created_visa='roland', updated_visa='roland', created_date=NOW(), updated_date=NOW(); &quot; &amp; IF(OR([.G218]&lt;&gt;&quot;&quot;; [.I218]&lt;&gt;&quot;&quot;);&quot;INSERT INTO translation_target (lang, translation, translation_source_id, created_visa, updated_visa, created_date, updated_date) VALUES &quot; &amp; IF([.G218]&lt;&gt;&quot;&quot;;&quot;('de', '&quot; &amp; SUBSTITUTE([.H218];&quot;'&quot;; &quot;\'&quot;) &amp; &quot;', LAST_INSERT_ID(), 'roland', 'roland', NOW(), NOW())&quot;; &quot;&quot;) &amp; IF(AND([.G218]&lt;&gt;&quot;&quot;; [.I218]&lt;&gt;&quot;&quot;); &quot;,&quot;; &quot;&quot;) &amp; IF([.I218]&lt;&gt;&quot;&quot;;&quot;('fr', '&quot; &amp; SUBSTITUTE(SUBSTITUTE(SUBSTITUTE([.I2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" calcext:value-type="string">
            <text:p>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G219];&quot;'&quot;; &quot;\'&quot;) &amp; &quot;', location='&quot; &amp;SUBSTITUTE([.A219];&quot;'&quot;; &quot;\'&quot;) &amp; &quot;', field = '&quot; &amp; SUBSTITUTE([.B219];&quot;'&quot;; &quot;\'&quot;) &amp; &quot;'&quot; &amp; IF(OR(1; [.D219]&lt;&gt;&quot;&quot;); &quot;, context = '&quot; &amp; SUBSTITUTE([.D219];&quot;'&quot;; &quot;\'&quot;) &amp; &quot;'&quot;; &quot;&quot;) &amp; IF(AND(1; [.E219]&lt;&gt;&quot;&quot;); &quot;, textgroup = '&quot; &amp; SUBSTITUTE([.E219];&quot;'&quot;; &quot;\'&quot;) &amp; &quot;'&quot;; &quot;&quot;) &amp; &quot;, created_visa='roland', updated_visa='roland', created_date=NOW(), updated_date=NOW(); &quot; &amp; IF(OR([.G219]&lt;&gt;&quot;&quot;; [.I219]&lt;&gt;&quot;&quot;);&quot;INSERT INTO translation_target (lang, translation, translation_source_id, created_visa, updated_visa, created_date, updated_date) VALUES &quot; &amp; IF([.G219]&lt;&gt;&quot;&quot;;&quot;('de', '&quot; &amp; SUBSTITUTE([.H219];&quot;'&quot;; &quot;\'&quot;) &amp; &quot;', LAST_INSERT_ID(), 'roland', 'roland', NOW(), NOW())&quot;; &quot;&quot;) &amp; IF(AND([.G219]&lt;&gt;&quot;&quot;; [.I219]&lt;&gt;&quot;&quot;); &quot;,&quot;; &quot;&quot;) &amp; IF([.I219]&lt;&gt;&quot;&quot;;&quot;('fr', '&quot; &amp; SUBSTITUTE(SUBSTITUTE(SUBSTITUTE([.I2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uttergesellschaft</text:p>
          </table:table-cell>
          <table:table-cell/>
          <table:table-cell office:value-type="string" calcext:value-type="string">
            <text:p>Société mère</text:p>
          </table:table-cell>
          <table:table-cell table:number-columns-repeated="2"/>
          <table:table-cell table:formula="of:=&quot;INSERT INTO translation_source SET source='&quot; &amp; SUBSTITUTE([.G220];&quot;'&quot;; &quot;\'&quot;) &amp; &quot;', location='&quot; &amp;SUBSTITUTE([.A220];&quot;'&quot;; &quot;\'&quot;) &amp; &quot;', field = '&quot; &amp; SUBSTITUTE([.B220];&quot;'&quot;; &quot;\'&quot;) &amp; &quot;'&quot; &amp; IF(OR(1; [.D220]&lt;&gt;&quot;&quot;); &quot;, context = '&quot; &amp; SUBSTITUTE([.D220];&quot;'&quot;; &quot;\'&quot;) &amp; &quot;'&quot;; &quot;&quot;) &amp; IF(AND(1; [.E220]&lt;&gt;&quot;&quot;); &quot;, textgroup = '&quot; &amp; SUBSTITUTE([.E220];&quot;'&quot;; &quot;\'&quot;) &amp; &quot;'&quot;; &quot;&quot;) &amp; &quot;, created_visa='roland', updated_visa='roland', created_date=NOW(), updated_date=NOW(); &quot; &amp; IF(OR([.G220]&lt;&gt;&quot;&quot;; [.I220]&lt;&gt;&quot;&quot;);&quot;INSERT INTO translation_target (lang, translation, translation_source_id, created_visa, updated_visa, created_date, updated_date) VALUES &quot; &amp; IF([.G220]&lt;&gt;&quot;&quot;;&quot;('de', '&quot; &amp; SUBSTITUTE([.H220];&quot;'&quot;; &quot;\'&quot;) &amp; &quot;', LAST_INSERT_ID(), 'roland', 'roland', NOW(), NOW())&quot;; &quot;&quot;) &amp; IF(AND([.G220]&lt;&gt;&quot;&quot;; [.I220]&lt;&gt;&quot;&quot;); &quot;,&quot;; &quot;&quot;) &amp; IF([.I220]&lt;&gt;&quot;&quot;;&quot;('fr', '&quot; &amp; SUBSTITUTE(SUBSTITUTE(SUBSTITUTE([.I2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" calcext:value-type="string">
            <text:p>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ochtergesellschaften</text:p>
          </table:table-cell>
          <table:table-cell/>
          <table:table-cell office:value-type="string" calcext:value-type="string">
            <text:p>Sociétés filiales</text:p>
          </table:table-cell>
          <table:table-cell table:number-columns-repeated="2"/>
          <table:table-cell table:formula="of:=&quot;INSERT INTO translation_source SET source='&quot; &amp; SUBSTITUTE([.G221];&quot;'&quot;; &quot;\'&quot;) &amp; &quot;', location='&quot; &amp;SUBSTITUTE([.A221];&quot;'&quot;; &quot;\'&quot;) &amp; &quot;', field = '&quot; &amp; SUBSTITUTE([.B221];&quot;'&quot;; &quot;\'&quot;) &amp; &quot;'&quot; &amp; IF(OR(1; [.D221]&lt;&gt;&quot;&quot;); &quot;, context = '&quot; &amp; SUBSTITUTE([.D221];&quot;'&quot;; &quot;\'&quot;) &amp; &quot;'&quot;; &quot;&quot;) &amp; IF(AND(1; [.E221]&lt;&gt;&quot;&quot;); &quot;, textgroup = '&quot; &amp; SUBSTITUTE([.E221];&quot;'&quot;; &quot;\'&quot;) &amp; &quot;'&quot;; &quot;&quot;) &amp; &quot;, created_visa='roland', updated_visa='roland', created_date=NOW(), updated_date=NOW(); &quot; &amp; IF(OR([.G221]&lt;&gt;&quot;&quot;; [.I221]&lt;&gt;&quot;&quot;);&quot;INSERT INTO translation_target (lang, translation, translation_source_id, created_visa, updated_visa, created_date, updated_date) VALUES &quot; &amp; IF([.G221]&lt;&gt;&quot;&quot;;&quot;('de', '&quot; &amp; SUBSTITUTE([.H221];&quot;'&quot;; &quot;\'&quot;) &amp; &quot;', LAST_INSERT_ID(), 'roland', 'roland', NOW(), NOW())&quot;; &quot;&quot;) &amp; IF(AND([.G221]&lt;&gt;&quot;&quot;; [.I221]&lt;&gt;&quot;&quot;); &quot;,&quot;; &quot;&quot;) &amp; IF([.I221]&lt;&gt;&quot;&quot;;&quot;('fr', '&quot; &amp; SUBSTITUTE(SUBSTITUTE(SUBSTITUTE([.I2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" calcext:value-type="string">
            <text:p>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arierverbindungen</text:p>
          </table:table-cell>
          <table:table-cell/>
          <table:table-cell office:value-type="string" calcext:value-type="string">
            <text:p>Liens avec des parlementaires</text:p>
          </table:table-cell>
          <table:table-cell table:number-columns-repeated="2"/>
          <table:table-cell table:formula="of:=&quot;INSERT INTO translation_source SET source='&quot; &amp; SUBSTITUTE([.G222];&quot;'&quot;; &quot;\'&quot;) &amp; &quot;', location='&quot; &amp;SUBSTITUTE([.A222];&quot;'&quot;; &quot;\'&quot;) &amp; &quot;', field = '&quot; &amp; SUBSTITUTE([.B222];&quot;'&quot;; &quot;\'&quot;) &amp; &quot;'&quot; &amp; IF(OR(1; [.D222]&lt;&gt;&quot;&quot;); &quot;, context = '&quot; &amp; SUBSTITUTE([.D222];&quot;'&quot;; &quot;\'&quot;) &amp; &quot;'&quot;; &quot;&quot;) &amp; IF(AND(1; [.E222]&lt;&gt;&quot;&quot;); &quot;, textgroup = '&quot; &amp; SUBSTITUTE([.E222];&quot;'&quot;; &quot;\'&quot;) &amp; &quot;'&quot;; &quot;&quot;) &amp; &quot;, created_visa='roland', updated_visa='roland', created_date=NOW(), updated_date=NOW(); &quot; &amp; IF(OR([.G222]&lt;&gt;&quot;&quot;; [.I222]&lt;&gt;&quot;&quot;);&quot;INSERT INTO translation_target (lang, translation, translation_source_id, created_visa, updated_visa, created_date, updated_date) VALUES &quot; &amp; IF([.G222]&lt;&gt;&quot;&quot;;&quot;('de', '&quot; &amp; SUBSTITUTE([.H222];&quot;'&quot;; &quot;\'&quot;) &amp; &quot;', LAST_INSERT_ID(), 'roland', 'roland', NOW(), NOW())&quot;; &quot;&quot;) &amp; IF(AND([.G222]&lt;&gt;&quot;&quot;; [.I222]&lt;&gt;&quot;&quot;); &quot;,&quot;; &quot;&quot;) &amp; IF([.I222]&lt;&gt;&quot;&quot;;&quot;('fr', '&quot; &amp; SUBSTITUTE(SUBSTITUTE(SUBSTITUTE([.I2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" calcext:value-type="string">
            <text:p>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bindungen sind direkt über Parlamentarier, indirekt über zutrittsberechtigte Gäste oder indirekt über Mandate von verbundenen PR- oder Beratungsunternehmen.</text:p>
          </table:table-cell>
          <table:table-cell/>
          <table:table-cell office:value-type="string" calcext:value-type="string">
            <text:p>Les liens existent soit directement par les parlementaires, soit indirectement via les invités avec droit d'accès ou les mandats de cabinets de conseil / PR.</text:p>
          </table:table-cell>
          <table:table-cell table:number-columns-repeated="2"/>
          <table:table-cell table:formula="of:=&quot;INSERT INTO translation_source SET source='&quot; &amp; SUBSTITUTE([.G223];&quot;'&quot;; &quot;\'&quot;) &amp; &quot;', location='&quot; &amp;SUBSTITUTE([.A223];&quot;'&quot;; &quot;\'&quot;) &amp; &quot;', field = '&quot; &amp; SUBSTITUTE([.B223];&quot;'&quot;; &quot;\'&quot;) &amp; &quot;'&quot; &amp; IF(OR(1; [.D223]&lt;&gt;&quot;&quot;); &quot;, context = '&quot; &amp; SUBSTITUTE([.D223];&quot;'&quot;; &quot;\'&quot;) &amp; &quot;'&quot;; &quot;&quot;) &amp; IF(AND(1; [.E223]&lt;&gt;&quot;&quot;); &quot;, textgroup = '&quot; &amp; SUBSTITUTE([.E223];&quot;'&quot;; &quot;\'&quot;) &amp; &quot;'&quot;; &quot;&quot;) &amp; &quot;, created_visa='roland', updated_visa='roland', created_date=NOW(), updated_date=NOW(); &quot; &amp; IF(OR([.G223]&lt;&gt;&quot;&quot;; [.I223]&lt;&gt;&quot;&quot;);&quot;INSERT INTO translation_target (lang, translation, translation_source_id, created_visa, updated_visa, created_date, updated_date) VALUES &quot; &amp; IF([.G223]&lt;&gt;&quot;&quot;;&quot;('de', '&quot; &amp; SUBSTITUTE([.H223];&quot;'&quot;; &quot;\'&quot;) &amp; &quot;', LAST_INSERT_ID(), 'roland', 'roland', NOW(), NOW())&quot;; &quot;&quot;) &amp; IF(AND([.G223]&lt;&gt;&quot;&quot;; [.I223]&lt;&gt;&quot;&quot;); &quot;,&quot;; &quot;&quot;) &amp; IF([.I223]&lt;&gt;&quot;&quot;;&quot;('fr', '&quot; &amp; SUBSTITUTE(SUBSTITUTE(SUBSTITUTE([.I2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" calcext:value-type="string">
            <text:p>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Kommissionen</text:p>
          </table:table-cell>
          <table:table-cell/>
          <table:table-cell office:value-type="string" calcext:value-type="string">
            <text:p>Liste des commissions</text:p>
          </table:table-cell>
          <table:table-cell table:number-columns-repeated="2"/>
          <table:table-cell table:formula="of:=&quot;INSERT INTO translation_source SET source='&quot; &amp; SUBSTITUTE([.G224];&quot;'&quot;; &quot;\'&quot;) &amp; &quot;', location='&quot; &amp;SUBSTITUTE([.A224];&quot;'&quot;; &quot;\'&quot;) &amp; &quot;', field = '&quot; &amp; SUBSTITUTE([.B224];&quot;'&quot;; &quot;\'&quot;) &amp; &quot;'&quot; &amp; IF(OR(1; [.D224]&lt;&gt;&quot;&quot;); &quot;, context = '&quot; &amp; SUBSTITUTE([.D224];&quot;'&quot;; &quot;\'&quot;) &amp; &quot;'&quot;; &quot;&quot;) &amp; IF(AND(1; [.E224]&lt;&gt;&quot;&quot;); &quot;, textgroup = '&quot; &amp; SUBSTITUTE([.E224];&quot;'&quot;; &quot;\'&quot;) &amp; &quot;'&quot;; &quot;&quot;) &amp; &quot;, created_visa='roland', updated_visa='roland', created_date=NOW(), updated_date=NOW(); &quot; &amp; IF(OR([.G224]&lt;&gt;&quot;&quot;; [.I224]&lt;&gt;&quot;&quot;);&quot;INSERT INTO translation_target (lang, translation, translation_source_id, created_visa, updated_visa, created_date, updated_date) VALUES &quot; &amp; IF([.G224]&lt;&gt;&quot;&quot;;&quot;('de', '&quot; &amp; SUBSTITUTE([.H224];&quot;'&quot;; &quot;\'&quot;) &amp; &quot;', LAST_INSERT_ID(), 'roland', 'roland', NOW(), NOW())&quot;; &quot;&quot;) &amp; IF(AND([.G224]&lt;&gt;&quot;&quot;; [.I224]&lt;&gt;&quot;&quot;); &quot;,&quot;; &quot;&quot;) &amp; IF([.I224]&lt;&gt;&quot;&quot;;&quot;('fr', '&quot; &amp; SUBSTITUTE(SUBSTITUTE(SUBSTITUTE([.I2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" calcext:value-type="string">
            <text:p>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bkürzung:</text:p>
          </table:table-cell>
          <table:table-cell/>
          <table:table-cell office:value-type="string" calcext:value-type="string">
            <text:p>Abréviation :</text:p>
          </table:table-cell>
          <table:table-cell table:number-columns-repeated="2"/>
          <table:table-cell table:formula="of:=&quot;INSERT INTO translation_source SET source='&quot; &amp; SUBSTITUTE([.G225];&quot;'&quot;; &quot;\'&quot;) &amp; &quot;', location='&quot; &amp;SUBSTITUTE([.A225];&quot;'&quot;; &quot;\'&quot;) &amp; &quot;', field = '&quot; &amp; SUBSTITUTE([.B225];&quot;'&quot;; &quot;\'&quot;) &amp; &quot;'&quot; &amp; IF(OR(1; [.D225]&lt;&gt;&quot;&quot;); &quot;, context = '&quot; &amp; SUBSTITUTE([.D225];&quot;'&quot;; &quot;\'&quot;) &amp; &quot;'&quot;; &quot;&quot;) &amp; IF(AND(1; [.E225]&lt;&gt;&quot;&quot;); &quot;, textgroup = '&quot; &amp; SUBSTITUTE([.E225];&quot;'&quot;; &quot;\'&quot;) &amp; &quot;'&quot;; &quot;&quot;) &amp; &quot;, created_visa='roland', updated_visa='roland', created_date=NOW(), updated_date=NOW(); &quot; &amp; IF(OR([.G225]&lt;&gt;&quot;&quot;; [.I225]&lt;&gt;&quot;&quot;);&quot;INSERT INTO translation_target (lang, translation, translation_source_id, created_visa, updated_visa, created_date, updated_date) VALUES &quot; &amp; IF([.G225]&lt;&gt;&quot;&quot;;&quot;('de', '&quot; &amp; SUBSTITUTE([.H225];&quot;'&quot;; &quot;\'&quot;) &amp; &quot;', LAST_INSERT_ID(), 'roland', 'roland', NOW(), NOW())&quot;; &quot;&quot;) &amp; IF(AND([.G225]&lt;&gt;&quot;&quot;; [.I225]&lt;&gt;&quot;&quot;); &quot;,&quot;; &quot;&quot;) &amp; IF([.I225]&lt;&gt;&quot;&quot;;&quot;('fr', '&quot; &amp; SUBSTITUTE(SUBSTITUTE(SUBSTITUTE([.I2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kürz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 :', LAST_INSERT_ID(), 'roland', 'roland', NOW(), NOW());" calcext:value-type="string">
            <text:p>INSERT INTO translation_source SET source='Abkürz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.ch Link:</text:p>
          </table:table-cell>
          <table:table-cell/>
          <table:table-cell office:value-type="string" calcext:value-type="string">
            <text:p>Lien&amp;nbsp;vers&amp;nbsp;parlament.ch :</text:p>
          </table:table-cell>
          <table:table-cell table:number-columns-repeated="2"/>
          <table:table-cell table:formula="of:=&quot;INSERT INTO translation_source SET source='&quot; &amp; SUBSTITUTE([.G226];&quot;'&quot;; &quot;\'&quot;) &amp; &quot;', location='&quot; &amp;SUBSTITUTE([.A226];&quot;'&quot;; &quot;\'&quot;) &amp; &quot;', field = '&quot; &amp; SUBSTITUTE([.B226];&quot;'&quot;; &quot;\'&quot;) &amp; &quot;'&quot; &amp; IF(OR(1; [.D226]&lt;&gt;&quot;&quot;); &quot;, context = '&quot; &amp; SUBSTITUTE([.D226];&quot;'&quot;; &quot;\'&quot;) &amp; &quot;'&quot;; &quot;&quot;) &amp; IF(AND(1; [.E226]&lt;&gt;&quot;&quot;); &quot;, textgroup = '&quot; &amp; SUBSTITUTE([.E226];&quot;'&quot;; &quot;\'&quot;) &amp; &quot;'&quot;; &quot;&quot;) &amp; &quot;, created_visa='roland', updated_visa='roland', created_date=NOW(), updated_date=NOW(); &quot; &amp; IF(OR([.G226]&lt;&gt;&quot;&quot;; [.I226]&lt;&gt;&quot;&quot;);&quot;INSERT INTO translation_target (lang, translation, translation_source_id, created_visa, updated_visa, created_date, updated_date) VALUES &quot; &amp; IF([.G226]&lt;&gt;&quot;&quot;;&quot;('de', '&quot; &amp; SUBSTITUTE([.H226];&quot;'&quot;; &quot;\'&quot;) &amp; &quot;', LAST_INSERT_ID(), 'roland', 'roland', NOW(), NOW())&quot;; &quot;&quot;) &amp; IF(AND([.G226]&lt;&gt;&quot;&quot;; [.I226]&lt;&gt;&quot;&quot;); &quot;,&quot;; &quot;&quot;) &amp; IF([.I226]&lt;&gt;&quot;&quot;;&quot;('fr', '&quot; &amp; SUBSTITUTE(SUBSTITUTE(SUBSTITUTE([.I2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.ch Link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 vers parlament.ch :', LAST_INSERT_ID(), 'roland', 'roland', NOW(), NOW());" calcext:value-type="string">
            <text:p>INSERT INTO translation_source SET source='Parlament.ch Link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 vers parlament.ch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schreibung:</text:p>
          </table:table-cell>
          <table:table-cell/>
          <table:table-cell office:value-type="string" calcext:value-type="string">
            <text:p>Description :</text:p>
          </table:table-cell>
          <table:table-cell table:number-columns-repeated="2"/>
          <table:table-cell table:formula="of:=&quot;INSERT INTO translation_source SET source='&quot; &amp; SUBSTITUTE([.G227];&quot;'&quot;; &quot;\'&quot;) &amp; &quot;', location='&quot; &amp;SUBSTITUTE([.A227];&quot;'&quot;; &quot;\'&quot;) &amp; &quot;', field = '&quot; &amp; SUBSTITUTE([.B227];&quot;'&quot;; &quot;\'&quot;) &amp; &quot;'&quot; &amp; IF(OR(1; [.D227]&lt;&gt;&quot;&quot;); &quot;, context = '&quot; &amp; SUBSTITUTE([.D227];&quot;'&quot;; &quot;\'&quot;) &amp; &quot;'&quot;; &quot;&quot;) &amp; IF(AND(1; [.E227]&lt;&gt;&quot;&quot;); &quot;, textgroup = '&quot; &amp; SUBSTITUTE([.E227];&quot;'&quot;; &quot;\'&quot;) &amp; &quot;'&quot;; &quot;&quot;) &amp; &quot;, created_visa='roland', updated_visa='roland', created_date=NOW(), updated_date=NOW(); &quot; &amp; IF(OR([.G227]&lt;&gt;&quot;&quot;; [.I227]&lt;&gt;&quot;&quot;);&quot;INSERT INTO translation_target (lang, translation, translation_source_id, created_visa, updated_visa, created_date, updated_date) VALUES &quot; &amp; IF([.G227]&lt;&gt;&quot;&quot;;&quot;('de', '&quot; &amp; SUBSTITUTE([.H227];&quot;'&quot;; &quot;\'&quot;) &amp; &quot;', LAST_INSERT_ID(), 'roland', 'roland', NOW(), NOW())&quot;; &quot;&quot;) &amp; IF(AND([.G227]&lt;&gt;&quot;&quot;; [.I227]&lt;&gt;&quot;&quot;); &quot;,&quot;; &quot;&quot;) &amp; IF([.I227]&lt;&gt;&quot;&quot;;&quot;('fr', '&quot; &amp; SUBSTITUTE(SUBSTITUTE(SUBSTITUTE([.I2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schreib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" calcext:value-type="string">
            <text:p>INSERT INTO translation_source SET source='Beschreib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yp:</text:p>
          </table:table-cell>
          <table:table-cell/>
          <table:table-cell office:value-type="string" calcext:value-type="string">
            <text:p>Type :</text:p>
          </table:table-cell>
          <table:table-cell table:number-columns-repeated="2"/>
          <table:table-cell table:formula="of:=&quot;INSERT INTO translation_source SET source='&quot; &amp; SUBSTITUTE([.G228];&quot;'&quot;; &quot;\'&quot;) &amp; &quot;', location='&quot; &amp;SUBSTITUTE([.A228];&quot;'&quot;; &quot;\'&quot;) &amp; &quot;', field = '&quot; &amp; SUBSTITUTE([.B228];&quot;'&quot;; &quot;\'&quot;) &amp; &quot;'&quot; &amp; IF(OR(1; [.D228]&lt;&gt;&quot;&quot;); &quot;, context = '&quot; &amp; SUBSTITUTE([.D228];&quot;'&quot;; &quot;\'&quot;) &amp; &quot;'&quot;; &quot;&quot;) &amp; IF(AND(1; [.E228]&lt;&gt;&quot;&quot;); &quot;, textgroup = '&quot; &amp; SUBSTITUTE([.E228];&quot;'&quot;; &quot;\'&quot;) &amp; &quot;'&quot;; &quot;&quot;) &amp; &quot;, created_visa='roland', updated_visa='roland', created_date=NOW(), updated_date=NOW(); &quot; &amp; IF(OR([.G228]&lt;&gt;&quot;&quot;; [.I228]&lt;&gt;&quot;&quot;);&quot;INSERT INTO translation_target (lang, translation, translation_source_id, created_visa, updated_visa, created_date, updated_date) VALUES &quot; &amp; IF([.G228]&lt;&gt;&quot;&quot;;&quot;('de', '&quot; &amp; SUBSTITUTE([.H228];&quot;'&quot;; &quot;\'&quot;) &amp; &quot;', LAST_INSERT_ID(), 'roland', 'roland', NOW(), NOW())&quot;; &quot;&quot;) &amp; IF(AND([.G228]&lt;&gt;&quot;&quot;; [.I228]&lt;&gt;&quot;&quot;); &quot;,&quot;; &quot;&quot;) &amp; IF([.I228]&lt;&gt;&quot;&quot;;&quot;('fr', '&quot; &amp; SUBSTITUTE(SUBSTITUTE(SUBSTITUTE([.I2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yp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 :', LAST_INSERT_ID(), 'roland', 'roland', NOW(), NOW());" calcext:value-type="string">
            <text:p>INSERT INTO translation_source SET source='Typ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t:</text:p>
          </table:table-cell>
          <table:table-cell/>
          <table:table-cell office:value-type="string" calcext:value-type="string">
            <text:p>Genre :</text:p>
          </table:table-cell>
          <table:table-cell table:number-columns-repeated="2"/>
          <table:table-cell table:formula="of:=&quot;INSERT INTO translation_source SET source='&quot; &amp; SUBSTITUTE([.G229];&quot;'&quot;; &quot;\'&quot;) &amp; &quot;', location='&quot; &amp;SUBSTITUTE([.A229];&quot;'&quot;; &quot;\'&quot;) &amp; &quot;', field = '&quot; &amp; SUBSTITUTE([.B229];&quot;'&quot;; &quot;\'&quot;) &amp; &quot;'&quot; &amp; IF(OR(1; [.D229]&lt;&gt;&quot;&quot;); &quot;, context = '&quot; &amp; SUBSTITUTE([.D229];&quot;'&quot;; &quot;\'&quot;) &amp; &quot;'&quot;; &quot;&quot;) &amp; IF(AND(1; [.E229]&lt;&gt;&quot;&quot;); &quot;, textgroup = '&quot; &amp; SUBSTITUTE([.E229];&quot;'&quot;; &quot;\'&quot;) &amp; &quot;'&quot;; &quot;&quot;) &amp; &quot;, created_visa='roland', updated_visa='roland', created_date=NOW(), updated_date=NOW(); &quot; &amp; IF(OR([.G229]&lt;&gt;&quot;&quot;; [.I229]&lt;&gt;&quot;&quot;);&quot;INSERT INTO translation_target (lang, translation, translation_source_id, created_visa, updated_visa, created_date, updated_date) VALUES &quot; &amp; IF([.G229]&lt;&gt;&quot;&quot;;&quot;('de', '&quot; &amp; SUBSTITUTE([.H229];&quot;'&quot;; &quot;\'&quot;) &amp; &quot;', LAST_INSERT_ID(), 'roland', 'roland', NOW(), NOW())&quot;; &quot;&quot;) &amp; IF(AND([.G229]&lt;&gt;&quot;&quot;; [.I229]&lt;&gt;&quot;&quot;); &quot;,&quot;; &quot;&quot;) &amp; IF([.I229]&lt;&gt;&quot;&quot;;&quot;('fr', '&quot; &amp; SUBSTITUTE(SUBSTITUTE(SUBSTITUTE([.I2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t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 :', LAST_INSERT_ID(), 'roland', 'roland', NOW(), NOW());" calcext:value-type="string">
            <text:p>INSERT INTO translation_source SET source='Art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achbereiche</text:p>
          </table:table-cell>
          <table:table-cell/>
          <table:table-cell office:value-type="string" calcext:value-type="string">
            <text:p>Domaines</text:p>
          </table:table-cell>
          <table:table-cell table:number-columns-repeated="2"/>
          <table:table-cell table:formula="of:=&quot;INSERT INTO translation_source SET source='&quot; &amp; SUBSTITUTE([.G230];&quot;'&quot;; &quot;\'&quot;) &amp; &quot;', location='&quot; &amp;SUBSTITUTE([.A230];&quot;'&quot;; &quot;\'&quot;) &amp; &quot;', field = '&quot; &amp; SUBSTITUTE([.B230];&quot;'&quot;; &quot;\'&quot;) &amp; &quot;'&quot; &amp; IF(OR(1; [.D230]&lt;&gt;&quot;&quot;); &quot;, context = '&quot; &amp; SUBSTITUTE([.D230];&quot;'&quot;; &quot;\'&quot;) &amp; &quot;'&quot;; &quot;&quot;) &amp; IF(AND(1; [.E230]&lt;&gt;&quot;&quot;); &quot;, textgroup = '&quot; &amp; SUBSTITUTE([.E230];&quot;'&quot;; &quot;\'&quot;) &amp; &quot;'&quot;; &quot;&quot;) &amp; &quot;, created_visa='roland', updated_visa='roland', created_date=NOW(), updated_date=NOW(); &quot; &amp; IF(OR([.G230]&lt;&gt;&quot;&quot;; [.I230]&lt;&gt;&quot;&quot;);&quot;INSERT INTO translation_target (lang, translation, translation_source_id, created_visa, updated_visa, created_date, updated_date) VALUES &quot; &amp; IF([.G230]&lt;&gt;&quot;&quot;;&quot;('de', '&quot; &amp; SUBSTITUTE([.H230];&quot;'&quot;; &quot;\'&quot;) &amp; &quot;', LAST_INSERT_ID(), 'roland', 'roland', NOW(), NOW())&quot;; &quot;&quot;) &amp; IF(AND([.G230]&lt;&gt;&quot;&quot;; [.I230]&lt;&gt;&quot;&quot;); &quot;,&quot;; &quot;&quot;) &amp; IF([.I230]&lt;&gt;&quot;&quot;;&quot;('fr', '&quot; &amp; SUBSTITUTE(SUBSTITUTE(SUBSTITUTE([.I2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" calcext:value-type="string">
            <text:p>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 der @kommission_abkuerzung des Ständerates</text:p>
          </table:table-cell>
          <table:table-cell/>
          <table:table-cell office:value-type="string" calcext:value-type="string">
            <text:p>Membres de la @kommission_abkuerzung du Conseil des États</text:p>
          </table:table-cell>
          <table:table-cell table:number-columns-repeated="2"/>
          <table:table-cell table:formula="of:=&quot;INSERT INTO translation_source SET source='&quot; &amp; SUBSTITUTE([.G231];&quot;'&quot;; &quot;\'&quot;) &amp; &quot;', location='&quot; &amp;SUBSTITUTE([.A231];&quot;'&quot;; &quot;\'&quot;) &amp; &quot;', field = '&quot; &amp; SUBSTITUTE([.B231];&quot;'&quot;; &quot;\'&quot;) &amp; &quot;'&quot; &amp; IF(OR(1; [.D231]&lt;&gt;&quot;&quot;); &quot;, context = '&quot; &amp; SUBSTITUTE([.D231];&quot;'&quot;; &quot;\'&quot;) &amp; &quot;'&quot;; &quot;&quot;) &amp; IF(AND(1; [.E231]&lt;&gt;&quot;&quot;); &quot;, textgroup = '&quot; &amp; SUBSTITUTE([.E231];&quot;'&quot;; &quot;\'&quot;) &amp; &quot;'&quot;; &quot;&quot;) &amp; &quot;, created_visa='roland', updated_visa='roland', created_date=NOW(), updated_date=NOW(); &quot; &amp; IF(OR([.G231]&lt;&gt;&quot;&quot;; [.I231]&lt;&gt;&quot;&quot;);&quot;INSERT INTO translation_target (lang, translation, translation_source_id, created_visa, updated_visa, created_date, updated_date) VALUES &quot; &amp; IF([.G231]&lt;&gt;&quot;&quot;;&quot;('de', '&quot; &amp; SUBSTITUTE([.H231];&quot;'&quot;; &quot;\'&quot;) &amp; &quot;', LAST_INSERT_ID(), 'roland', 'roland', NOW(), NOW())&quot;; &quot;&quot;) &amp; IF(AND([.G231]&lt;&gt;&quot;&quot;; [.I231]&lt;&gt;&quot;&quot;); &quot;,&quot;; &quot;&quot;) &amp; IF([.I231]&lt;&gt;&quot;&quot;;&quot;('fr', '&quot; &amp; SUBSTITUTE(SUBSTITUTE(SUBSTITUTE([.I2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" calcext:value-type="string">
            <text:p>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 der @kommission_abkuerzung des Nationalrates</text:p>
          </table:table-cell>
          <table:table-cell/>
          <table:table-cell office:value-type="string" calcext:value-type="string">
            <text:p>Membres de la @kommission_abkuerzung du Conseil national</text:p>
          </table:table-cell>
          <table:table-cell table:number-columns-repeated="2"/>
          <table:table-cell table:formula="of:=&quot;INSERT INTO translation_source SET source='&quot; &amp; SUBSTITUTE([.G232];&quot;'&quot;; &quot;\'&quot;) &amp; &quot;', location='&quot; &amp;SUBSTITUTE([.A232];&quot;'&quot;; &quot;\'&quot;) &amp; &quot;', field = '&quot; &amp; SUBSTITUTE([.B232];&quot;'&quot;; &quot;\'&quot;) &amp; &quot;'&quot; &amp; IF(OR(1; [.D232]&lt;&gt;&quot;&quot;); &quot;, context = '&quot; &amp; SUBSTITUTE([.D232];&quot;'&quot;; &quot;\'&quot;) &amp; &quot;'&quot;; &quot;&quot;) &amp; IF(AND(1; [.E232]&lt;&gt;&quot;&quot;); &quot;, textgroup = '&quot; &amp; SUBSTITUTE([.E232];&quot;'&quot;; &quot;\'&quot;) &amp; &quot;'&quot;; &quot;&quot;) &amp; &quot;, created_visa='roland', updated_visa='roland', created_date=NOW(), updated_date=NOW(); &quot; &amp; IF(OR([.G232]&lt;&gt;&quot;&quot;; [.I232]&lt;&gt;&quot;&quot;);&quot;INSERT INTO translation_target (lang, translation, translation_source_id, created_visa, updated_visa, created_date, updated_date) VALUES &quot; &amp; IF([.G232]&lt;&gt;&quot;&quot;;&quot;('de', '&quot; &amp; SUBSTITUTE([.H232];&quot;'&quot;; &quot;\'&quot;) &amp; &quot;', LAST_INSERT_ID(), 'roland', 'roland', NOW(), NOW())&quot;; &quot;&quot;) &amp; IF(AND([.G232]&lt;&gt;&quot;&quot;; [.I232]&lt;&gt;&quot;&quot;); &quot;,&quot;; &quot;&quot;) &amp; IF([.I232]&lt;&gt;&quot;&quot;;&quot;('fr', '&quot; &amp; SUBSTITUTE(SUBSTITUTE(SUBSTITUTE([.I2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" calcext:value-type="string">
            <text:p>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n in diesem Themenbereich</text:p>
          </table:table-cell>
          <table:table-cell/>
          <table:table-cell office:value-type="string" calcext:value-type="string">
            <text:p>Branches de ce domaine</text:p>
          </table:table-cell>
          <table:table-cell table:number-columns-repeated="2"/>
          <table:table-cell table:formula="of:=&quot;INSERT INTO translation_source SET source='&quot; &amp; SUBSTITUTE([.G233];&quot;'&quot;; &quot;\'&quot;) &amp; &quot;', location='&quot; &amp;SUBSTITUTE([.A233];&quot;'&quot;; &quot;\'&quot;) &amp; &quot;', field = '&quot; &amp; SUBSTITUTE([.B233];&quot;'&quot;; &quot;\'&quot;) &amp; &quot;'&quot; &amp; IF(OR(1; [.D233]&lt;&gt;&quot;&quot;); &quot;, context = '&quot; &amp; SUBSTITUTE([.D233];&quot;'&quot;; &quot;\'&quot;) &amp; &quot;'&quot;; &quot;&quot;) &amp; IF(AND(1; [.E233]&lt;&gt;&quot;&quot;); &quot;, textgroup = '&quot; &amp; SUBSTITUTE([.E233];&quot;'&quot;; &quot;\'&quot;) &amp; &quot;'&quot;; &quot;&quot;) &amp; &quot;, created_visa='roland', updated_visa='roland', created_date=NOW(), updated_date=NOW(); &quot; &amp; IF(OR([.G233]&lt;&gt;&quot;&quot;; [.I233]&lt;&gt;&quot;&quot;);&quot;INSERT INTO translation_target (lang, translation, translation_source_id, created_visa, updated_visa, created_date, updated_date) VALUES &quot; &amp; IF([.G233]&lt;&gt;&quot;&quot;;&quot;('de', '&quot; &amp; SUBSTITUTE([.H233];&quot;'&quot;; &quot;\'&quot;) &amp; &quot;', LAST_INSERT_ID(), 'roland', 'roland', NOW(), NOW())&quot;; &quot;&quot;) &amp; IF(AND([.G233]&lt;&gt;&quot;&quot;; [.I233]&lt;&gt;&quot;&quot;); &quot;,&quot;; &quot;&quot;) &amp; IF([.I233]&lt;&gt;&quot;&quot;;&quot;('fr', '&quot; &amp; SUBSTITUTE(SUBSTITUTE(SUBSTITUTE([.I2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" calcext:value-type="string">
            <text:p>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n</text:p>
          </table:table-cell>
          <table:table-cell/>
          <table:table-cell office:value-type="string" calcext:value-type="string">
            <text:p>Groupes&amp;nbsp;d'intérêt :</text:p>
          </table:table-cell>
          <table:table-cell table:number-columns-repeated="2"/>
          <table:table-cell table:formula="of:=&quot;INSERT INTO translation_source SET source='&quot; &amp; SUBSTITUTE([.G234];&quot;'&quot;; &quot;\'&quot;) &amp; &quot;', location='&quot; &amp;SUBSTITUTE([.A234];&quot;'&quot;; &quot;\'&quot;) &amp; &quot;', field = '&quot; &amp; SUBSTITUTE([.B234];&quot;'&quot;; &quot;\'&quot;) &amp; &quot;'&quot; &amp; IF(OR(1; [.D234]&lt;&gt;&quot;&quot;); &quot;, context = '&quot; &amp; SUBSTITUTE([.D234];&quot;'&quot;; &quot;\'&quot;) &amp; &quot;'&quot;; &quot;&quot;) &amp; IF(AND(1; [.E234]&lt;&gt;&quot;&quot;); &quot;, textgroup = '&quot; &amp; SUBSTITUTE([.E234];&quot;'&quot;; &quot;\'&quot;) &amp; &quot;'&quot;; &quot;&quot;) &amp; &quot;, created_visa='roland', updated_visa='roland', created_date=NOW(), updated_date=NOW(); &quot; &amp; IF(OR([.G234]&lt;&gt;&quot;&quot;; [.I234]&lt;&gt;&quot;&quot;);&quot;INSERT INTO translation_target (lang, translation, translation_source_id, created_visa, updated_visa, created_date, updated_date) VALUES &quot; &amp; IF([.G234]&lt;&gt;&quot;&quot;;&quot;('de', '&quot; &amp; SUBSTITUTE([.H234];&quot;'&quot;; &quot;\'&quot;) &amp; &quot;', LAST_INSERT_ID(), 'roland', 'roland', NOW(), NOW())&quot;; &quot;&quot;) &amp; IF(AND([.G234]&lt;&gt;&quot;&quot;; [.I234]&lt;&gt;&quot;&quot;); &quot;,&quot;; &quot;&quot;) &amp; IF([.I234]&lt;&gt;&quot;&quot;;&quot;('fr', '&quot; &amp; SUBSTITUTE(SUBSTITUTE(SUBSTITUTE([.I2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 d\'intérêt :', LAST_INSERT_ID(), 'roland', 'roland', NOW(), NOW());" calcext:value-type="string">
            <text:p>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hemalige Mitglieder</text:p>
          </table:table-cell>
          <table:table-cell/>
          <table:table-cell office:value-type="string" calcext:value-type="string">
            <text:p>Anciens membres</text:p>
          </table:table-cell>
          <table:table-cell table:number-columns-repeated="2"/>
          <table:table-cell table:formula="of:=&quot;INSERT INTO translation_source SET source='&quot; &amp; SUBSTITUTE([.G235];&quot;'&quot;; &quot;\'&quot;) &amp; &quot;', location='&quot; &amp;SUBSTITUTE([.A235];&quot;'&quot;; &quot;\'&quot;) &amp; &quot;', field = '&quot; &amp; SUBSTITUTE([.B235];&quot;'&quot;; &quot;\'&quot;) &amp; &quot;'&quot; &amp; IF(OR(1; [.D235]&lt;&gt;&quot;&quot;); &quot;, context = '&quot; &amp; SUBSTITUTE([.D235];&quot;'&quot;; &quot;\'&quot;) &amp; &quot;'&quot;; &quot;&quot;) &amp; IF(AND(1; [.E235]&lt;&gt;&quot;&quot;); &quot;, textgroup = '&quot; &amp; SUBSTITUTE([.E235];&quot;'&quot;; &quot;\'&quot;) &amp; &quot;'&quot;; &quot;&quot;) &amp; &quot;, created_visa='roland', updated_visa='roland', created_date=NOW(), updated_date=NOW(); &quot; &amp; IF(OR([.G235]&lt;&gt;&quot;&quot;; [.I235]&lt;&gt;&quot;&quot;);&quot;INSERT INTO translation_target (lang, translation, translation_source_id, created_visa, updated_visa, created_date, updated_date) VALUES &quot; &amp; IF([.G235]&lt;&gt;&quot;&quot;;&quot;('de', '&quot; &amp; SUBSTITUTE([.H235];&quot;'&quot;; &quot;\'&quot;) &amp; &quot;', LAST_INSERT_ID(), 'roland', 'roland', NOW(), NOW())&quot;; &quot;&quot;) &amp; IF(AND([.G235]&lt;&gt;&quot;&quot;; [.I235]&lt;&gt;&quot;&quot;); &quot;,&quot;; &quot;&quot;) &amp; IF([.I235]&lt;&gt;&quot;&quot;;&quot;('fr', '&quot; &amp; SUBSTITUTE(SUBSTITUTE(SUBSTITUTE([.I2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" calcext:value-type="string">
            <text:p>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Parteien</text:p>
          </table:table-cell>
          <table:table-cell/>
          <table:table-cell office:value-type="string" calcext:value-type="string">
            <text:p>Liste des partis</text:p>
          </table:table-cell>
          <table:table-cell table:number-columns-repeated="2"/>
          <table:table-cell table:formula="of:=&quot;INSERT INTO translation_source SET source='&quot; &amp; SUBSTITUTE([.G236];&quot;'&quot;; &quot;\'&quot;) &amp; &quot;', location='&quot; &amp;SUBSTITUTE([.A236];&quot;'&quot;; &quot;\'&quot;) &amp; &quot;', field = '&quot; &amp; SUBSTITUTE([.B236];&quot;'&quot;; &quot;\'&quot;) &amp; &quot;'&quot; &amp; IF(OR(1; [.D236]&lt;&gt;&quot;&quot;); &quot;, context = '&quot; &amp; SUBSTITUTE([.D236];&quot;'&quot;; &quot;\'&quot;) &amp; &quot;'&quot;; &quot;&quot;) &amp; IF(AND(1; [.E236]&lt;&gt;&quot;&quot;); &quot;, textgroup = '&quot; &amp; SUBSTITUTE([.E236];&quot;'&quot;; &quot;\'&quot;) &amp; &quot;'&quot;; &quot;&quot;) &amp; &quot;, created_visa='roland', updated_visa='roland', created_date=NOW(), updated_date=NOW(); &quot; &amp; IF(OR([.G236]&lt;&gt;&quot;&quot;; [.I236]&lt;&gt;&quot;&quot;);&quot;INSERT INTO translation_target (lang, translation, translation_source_id, created_visa, updated_visa, created_date, updated_date) VALUES &quot; &amp; IF([.G236]&lt;&gt;&quot;&quot;;&quot;('de', '&quot; &amp; SUBSTITUTE([.H236];&quot;'&quot;; &quot;\'&quot;) &amp; &quot;', LAST_INSERT_ID(), 'roland', 'roland', NOW(), NOW())&quot;; &quot;&quot;) &amp; IF(AND([.G236]&lt;&gt;&quot;&quot;; [.I236]&lt;&gt;&quot;&quot;); &quot;,&quot;; &quot;&quot;) &amp; IF([.I236]&lt;&gt;&quot;&quot;;&quot;('fr', '&quot; &amp; SUBSTITUTE(SUBSTITUTE(SUBSTITUTE([.I2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" calcext:value-type="string">
            <text:p>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G237];&quot;'&quot;; &quot;\'&quot;) &amp; &quot;', location='&quot; &amp;SUBSTITUTE([.A237];&quot;'&quot;; &quot;\'&quot;) &amp; &quot;', field = '&quot; &amp; SUBSTITUTE([.B237];&quot;'&quot;; &quot;\'&quot;) &amp; &quot;'&quot; &amp; IF(OR(1; [.D237]&lt;&gt;&quot;&quot;); &quot;, context = '&quot; &amp; SUBSTITUTE([.D237];&quot;'&quot;; &quot;\'&quot;) &amp; &quot;'&quot;; &quot;&quot;) &amp; IF(AND(1; [.E237]&lt;&gt;&quot;&quot;); &quot;, textgroup = '&quot; &amp; SUBSTITUTE([.E237];&quot;'&quot;; &quot;\'&quot;) &amp; &quot;'&quot;; &quot;&quot;) &amp; &quot;, created_visa='roland', updated_visa='roland', created_date=NOW(), updated_date=NOW(); &quot; &amp; IF(OR([.G237]&lt;&gt;&quot;&quot;; [.I237]&lt;&gt;&quot;&quot;);&quot;INSERT INTO translation_target (lang, translation, translation_source_id, created_visa, updated_visa, created_date, updated_date) VALUES &quot; &amp; IF([.G237]&lt;&gt;&quot;&quot;;&quot;('de', '&quot; &amp; SUBSTITUTE([.H237];&quot;'&quot;; &quot;\'&quot;) &amp; &quot;', LAST_INSERT_ID(), 'roland', 'roland', NOW(), NOW())&quot;; &quot;&quot;) &amp; IF(AND([.G237]&lt;&gt;&quot;&quot;; [.I237]&lt;&gt;&quot;&quot;); &quot;,&quot;; &quot;&quot;) &amp; IF([.I237]&lt;&gt;&quot;&quot;;&quot;('fr', '&quot; &amp; SUBSTITUTE(SUBSTITUTE(SUBSTITUTE([.I2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Branchen</text:p>
          </table:table-cell>
          <table:table-cell/>
          <table:table-cell office:value-type="string" calcext:value-type="string">
            <text:p>Liste des branches</text:p>
          </table:table-cell>
          <table:table-cell table:number-columns-repeated="2"/>
          <table:table-cell table:formula="of:=&quot;INSERT INTO translation_source SET source='&quot; &amp; SUBSTITUTE([.G238];&quot;'&quot;; &quot;\'&quot;) &amp; &quot;', location='&quot; &amp;SUBSTITUTE([.A238];&quot;'&quot;; &quot;\'&quot;) &amp; &quot;', field = '&quot; &amp; SUBSTITUTE([.B238];&quot;'&quot;; &quot;\'&quot;) &amp; &quot;'&quot; &amp; IF(OR(1; [.D238]&lt;&gt;&quot;&quot;); &quot;, context = '&quot; &amp; SUBSTITUTE([.D238];&quot;'&quot;; &quot;\'&quot;) &amp; &quot;'&quot;; &quot;&quot;) &amp; IF(AND(1; [.E238]&lt;&gt;&quot;&quot;); &quot;, textgroup = '&quot; &amp; SUBSTITUTE([.E238];&quot;'&quot;; &quot;\'&quot;) &amp; &quot;'&quot;; &quot;&quot;) &amp; &quot;, created_visa='roland', updated_visa='roland', created_date=NOW(), updated_date=NOW(); &quot; &amp; IF(OR([.G238]&lt;&gt;&quot;&quot;; [.I238]&lt;&gt;&quot;&quot;);&quot;INSERT INTO translation_target (lang, translation, translation_source_id, created_visa, updated_visa, created_date, updated_date) VALUES &quot; &amp; IF([.G238]&lt;&gt;&quot;&quot;;&quot;('de', '&quot; &amp; SUBSTITUTE([.H238];&quot;'&quot;; &quot;\'&quot;) &amp; &quot;', LAST_INSERT_ID(), 'roland', 'roland', NOW(), NOW())&quot;; &quot;&quot;) &amp; IF(AND([.G238]&lt;&gt;&quot;&quot;; [.I238]&lt;&gt;&quot;&quot;); &quot;,&quot;; &quot;&quot;) &amp; IF([.I238]&lt;&gt;&quot;&quot;;&quot;('fr', '&quot; &amp; SUBSTITUTE(SUBSTITUTE(SUBSTITUTE([.I2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" calcext:value-type="string">
            <text:p>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ständige Kommission</text:p>
          </table:table-cell>
          <table:table-cell/>
          <table:table-cell office:value-type="string" calcext:value-type="string">
            <text:p>Commission responsable</text:p>
          </table:table-cell>
          <table:table-cell table:number-columns-repeated="2"/>
          <table:table-cell table:formula="of:=&quot;INSERT INTO translation_source SET source='&quot; &amp; SUBSTITUTE([.G239];&quot;'&quot;; &quot;\'&quot;) &amp; &quot;', location='&quot; &amp;SUBSTITUTE([.A239];&quot;'&quot;; &quot;\'&quot;) &amp; &quot;', field = '&quot; &amp; SUBSTITUTE([.B239];&quot;'&quot;; &quot;\'&quot;) &amp; &quot;'&quot; &amp; IF(OR(1; [.D239]&lt;&gt;&quot;&quot;); &quot;, context = '&quot; &amp; SUBSTITUTE([.D239];&quot;'&quot;; &quot;\'&quot;) &amp; &quot;'&quot;; &quot;&quot;) &amp; IF(AND(1; [.E239]&lt;&gt;&quot;&quot;); &quot;, textgroup = '&quot; &amp; SUBSTITUTE([.E239];&quot;'&quot;; &quot;\'&quot;) &amp; &quot;'&quot;; &quot;&quot;) &amp; &quot;, created_visa='roland', updated_visa='roland', created_date=NOW(), updated_date=NOW(); &quot; &amp; IF(OR([.G239]&lt;&gt;&quot;&quot;; [.I239]&lt;&gt;&quot;&quot;);&quot;INSERT INTO translation_target (lang, translation, translation_source_id, created_visa, updated_visa, created_date, updated_date) VALUES &quot; &amp; IF([.G239]&lt;&gt;&quot;&quot;;&quot;('de', '&quot; &amp; SUBSTITUTE([.H239];&quot;'&quot;; &quot;\'&quot;) &amp; &quot;', LAST_INSERT_ID(), 'roland', 'roland', NOW(), NOW())&quot;; &quot;&quot;) &amp; IF(AND([.G239]&lt;&gt;&quot;&quot;; [.I239]&lt;&gt;&quot;&quot;); &quot;,&quot;; &quot;&quot;) &amp; IF([.I239]&lt;&gt;&quot;&quot;;&quot;('fr', '&quot; &amp; SUBSTITUTE(SUBSTITUTE(SUBSTITUTE([.I2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" calcext:value-type="string">
            <text:p>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n der Branche @branche sind die folgenden Lobbygruppen tätig:</text:p>
          </table:table-cell>
          <table:table-cell/>
          <table:table-cell office:value-type="string" calcext:value-type="string">
            <text:p>Les groupes d'intérêt suivants sont actifs dans la branche @branche :</text:p>
          </table:table-cell>
          <table:table-cell table:number-columns-repeated="2"/>
          <table:table-cell table:formula="of:=&quot;INSERT INTO translation_source SET source='&quot; &amp; SUBSTITUTE([.G240];&quot;'&quot;; &quot;\'&quot;) &amp; &quot;', location='&quot; &amp;SUBSTITUTE([.A240];&quot;'&quot;; &quot;\'&quot;) &amp; &quot;', field = '&quot; &amp; SUBSTITUTE([.B240];&quot;'&quot;; &quot;\'&quot;) &amp; &quot;'&quot; &amp; IF(OR(1; [.D240]&lt;&gt;&quot;&quot;); &quot;, context = '&quot; &amp; SUBSTITUTE([.D240];&quot;'&quot;; &quot;\'&quot;) &amp; &quot;'&quot;; &quot;&quot;) &amp; IF(AND(1; [.E240]&lt;&gt;&quot;&quot;); &quot;, textgroup = '&quot; &amp; SUBSTITUTE([.E240];&quot;'&quot;; &quot;\'&quot;) &amp; &quot;'&quot;; &quot;&quot;) &amp; &quot;, created_visa='roland', updated_visa='roland', created_date=NOW(), updated_date=NOW(); &quot; &amp; IF(OR([.G240]&lt;&gt;&quot;&quot;; [.I240]&lt;&gt;&quot;&quot;);&quot;INSERT INTO translation_target (lang, translation, translation_source_id, created_visa, updated_visa, created_date, updated_date) VALUES &quot; &amp; IF([.G240]&lt;&gt;&quot;&quot;;&quot;('de', '&quot; &amp; SUBSTITUTE([.H240];&quot;'&quot;; &quot;\'&quot;) &amp; &quot;', LAST_INSERT_ID(), 'roland', 'roland', NOW(), NOW())&quot;; &quot;&quot;) &amp; IF(AND([.G240]&lt;&gt;&quot;&quot;; [.I240]&lt;&gt;&quot;&quot;); &quot;,&quot;; &quot;&quot;) &amp; IF([.I240]&lt;&gt;&quot;&quot;;&quot;('fr', '&quot; &amp; SUBSTITUTE(SUBSTITUTE(SUBSTITUTE([.I2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 :', LAST_INSERT_ID(), 'roland', 'roland', NOW(), NOW());" calcext:value-type="string">
            <text:p>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Lobbygruppen</text:p>
          </table:table-cell>
          <table:table-cell/>
          <table:table-cell office:value-type="string" calcext:value-type="string">
            <text:p>Liste des groupes d'intérêt</text:p>
          </table:table-cell>
          <table:table-cell table:number-columns-repeated="2"/>
          <table:table-cell table:formula="of:=&quot;INSERT INTO translation_source SET source='&quot; &amp; SUBSTITUTE([.G241];&quot;'&quot;; &quot;\'&quot;) &amp; &quot;', location='&quot; &amp;SUBSTITUTE([.A241];&quot;'&quot;; &quot;\'&quot;) &amp; &quot;', field = '&quot; &amp; SUBSTITUTE([.B241];&quot;'&quot;; &quot;\'&quot;) &amp; &quot;'&quot; &amp; IF(OR(1; [.D241]&lt;&gt;&quot;&quot;); &quot;, context = '&quot; &amp; SUBSTITUTE([.D241];&quot;'&quot;; &quot;\'&quot;) &amp; &quot;'&quot;; &quot;&quot;) &amp; IF(AND(1; [.E241]&lt;&gt;&quot;&quot;); &quot;, textgroup = '&quot; &amp; SUBSTITUTE([.E241];&quot;'&quot;; &quot;\'&quot;) &amp; &quot;'&quot;; &quot;&quot;) &amp; &quot;, created_visa='roland', updated_visa='roland', created_date=NOW(), updated_date=NOW(); &quot; &amp; IF(OR([.G241]&lt;&gt;&quot;&quot;; [.I241]&lt;&gt;&quot;&quot;);&quot;INSERT INTO translation_target (lang, translation, translation_source_id, created_visa, updated_visa, created_date, updated_date) VALUES &quot; &amp; IF([.G241]&lt;&gt;&quot;&quot;;&quot;('de', '&quot; &amp; SUBSTITUTE([.H241];&quot;'&quot;; &quot;\'&quot;) &amp; &quot;', LAST_INSERT_ID(), 'roland', 'roland', NOW(), NOW())&quot;; &quot;&quot;) &amp; IF(AND([.G241]&lt;&gt;&quot;&quot;; [.I241]&lt;&gt;&quot;&quot;); &quot;,&quot;; &quot;&quot;) &amp; IF([.I241]&lt;&gt;&quot;&quot;;&quot;('fr', '&quot; &amp; SUBSTITUTE(SUBSTITUTE(SUBSTITUTE([.I2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" calcext:value-type="string">
            <text:p>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G242];&quot;'&quot;; &quot;\'&quot;) &amp; &quot;', location='&quot; &amp;SUBSTITUTE([.A242];&quot;'&quot;; &quot;\'&quot;) &amp; &quot;', field = '&quot; &amp; SUBSTITUTE([.B242];&quot;'&quot;; &quot;\'&quot;) &amp; &quot;'&quot; &amp; IF(OR(1; [.D242]&lt;&gt;&quot;&quot;); &quot;, context = '&quot; &amp; SUBSTITUTE([.D242];&quot;'&quot;; &quot;\'&quot;) &amp; &quot;'&quot;; &quot;&quot;) &amp; IF(AND(1; [.E242]&lt;&gt;&quot;&quot;); &quot;, textgroup = '&quot; &amp; SUBSTITUTE([.E242];&quot;'&quot;; &quot;\'&quot;) &amp; &quot;'&quot;; &quot;&quot;) &amp; &quot;, created_visa='roland', updated_visa='roland', created_date=NOW(), updated_date=NOW(); &quot; &amp; IF(OR([.G242]&lt;&gt;&quot;&quot;; [.I242]&lt;&gt;&quot;&quot;);&quot;INSERT INTO translation_target (lang, translation, translation_source_id, created_visa, updated_visa, created_date, updated_date) VALUES &quot; &amp; IF([.G242]&lt;&gt;&quot;&quot;;&quot;('de', '&quot; &amp; SUBSTITUTE([.H242];&quot;'&quot;; &quot;\'&quot;) &amp; &quot;', LAST_INSERT_ID(), 'roland', 'roland', NOW(), NOW())&quot;; &quot;&quot;) &amp; IF(AND([.G242]&lt;&gt;&quot;&quot;; [.I242]&lt;&gt;&quot;&quot;); &quot;,&quot;; &quot;&quot;) &amp; IF([.I242]&lt;&gt;&quot;&quot;;&quot;('fr', '&quot; &amp; SUBSTITUTE(SUBSTITUTE(SUBSTITUTE([.I2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list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Zutrittsberechtigten</text:p>
          </table:table-cell>
          <table:table-cell/>
          <table:table-cell office:value-type="string" calcext:value-type="string">
            <text:p>Liste des personnes avec droit d'accès</text:p>
          </table:table-cell>
          <table:table-cell table:number-columns-repeated="2"/>
          <table:table-cell table:formula="of:=&quot;INSERT INTO translation_source SET source='&quot; &amp; SUBSTITUTE([.G243];&quot;'&quot;; &quot;\'&quot;) &amp; &quot;', location='&quot; &amp;SUBSTITUTE([.A243];&quot;'&quot;; &quot;\'&quot;) &amp; &quot;', field = '&quot; &amp; SUBSTITUTE([.B243];&quot;'&quot;; &quot;\'&quot;) &amp; &quot;'&quot; &amp; IF(OR(1; [.D243]&lt;&gt;&quot;&quot;); &quot;, context = '&quot; &amp; SUBSTITUTE([.D243];&quot;'&quot;; &quot;\'&quot;) &amp; &quot;'&quot;; &quot;&quot;) &amp; IF(AND(1; [.E243]&lt;&gt;&quot;&quot;); &quot;, textgroup = '&quot; &amp; SUBSTITUTE([.E243];&quot;'&quot;; &quot;\'&quot;) &amp; &quot;'&quot;; &quot;&quot;) &amp; &quot;, created_visa='roland', updated_visa='roland', created_date=NOW(), updated_date=NOW(); &quot; &amp; IF(OR([.G243]&lt;&gt;&quot;&quot;; [.I243]&lt;&gt;&quot;&quot;);&quot;INSERT INTO translation_target (lang, translation, translation_source_id, created_visa, updated_visa, created_date, updated_date) VALUES &quot; &amp; IF([.G243]&lt;&gt;&quot;&quot;;&quot;('de', '&quot; &amp; SUBSTITUTE([.H243];&quot;'&quot;; &quot;\'&quot;) &amp; &quot;', LAST_INSERT_ID(), 'roland', 'roland', NOW(), NOW())&quot;; &quot;&quot;) &amp; IF(AND([.G243]&lt;&gt;&quot;&quot;; [.I243]&lt;&gt;&quot;&quot;); &quot;,&quot;; &quot;&quot;) &amp; IF([.I243]&lt;&gt;&quot;&quot;;&quot;('fr', '&quot; &amp; SUBSTITUTE(SUBSTITUTE(SUBSTITUTE([.I2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" calcext:value-type="string">
            <text:p>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 mehr zutrittsberechtigt ins Parlament. @name war zutrittsberechtigt bis @bis.</text:p>
          </table:table-cell>
          <table:table-cell/>
          <table:table-cell office:value-type="string" calcext:value-type="string">
            <text:p>N'a plus de droit d'accès. @name avait un droit d'accès jusqu'au @bis.</text:p>
          </table:table-cell>
          <table:table-cell table:number-columns-repeated="2"/>
          <table:table-cell table:formula="of:=&quot;INSERT INTO translation_source SET source='&quot; &amp; SUBSTITUTE([.G244];&quot;'&quot;; &quot;\'&quot;) &amp; &quot;', location='&quot; &amp;SUBSTITUTE([.A244];&quot;'&quot;; &quot;\'&quot;) &amp; &quot;', field = '&quot; &amp; SUBSTITUTE([.B244];&quot;'&quot;; &quot;\'&quot;) &amp; &quot;'&quot; &amp; IF(OR(1; [.D244]&lt;&gt;&quot;&quot;); &quot;, context = '&quot; &amp; SUBSTITUTE([.D244];&quot;'&quot;; &quot;\'&quot;) &amp; &quot;'&quot;; &quot;&quot;) &amp; IF(AND(1; [.E244]&lt;&gt;&quot;&quot;); &quot;, textgroup = '&quot; &amp; SUBSTITUTE([.E244];&quot;'&quot;; &quot;\'&quot;) &amp; &quot;'&quot;; &quot;&quot;) &amp; &quot;, created_visa='roland', updated_visa='roland', created_date=NOW(), updated_date=NOW(); &quot; &amp; IF(OR([.G244]&lt;&gt;&quot;&quot;; [.I244]&lt;&gt;&quot;&quot;);&quot;INSERT INTO translation_target (lang, translation, translation_source_id, created_visa, updated_visa, created_date, updated_date) VALUES &quot; &amp; IF([.G244]&lt;&gt;&quot;&quot;;&quot;('de', '&quot; &amp; SUBSTITUTE([.H244];&quot;'&quot;; &quot;\'&quot;) &amp; &quot;', LAST_INSERT_ID(), 'roland', 'roland', NOW(), NOW())&quot;; &quot;&quot;) &amp; IF(AND([.G244]&lt;&gt;&quot;&quot;; [.I244]&lt;&gt;&quot;&quot;); &quot;,&quot;; &quot;&quot;) &amp; IF([.I244]&lt;&gt;&quot;&quot;;&quot;('fr', '&quot; &amp; SUBSTITUTE(SUBSTITUTE(SUBSTITUTE([.I2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" calcext:value-type="string">
            <text:p>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geladen von:</text:p>
          </table:table-cell>
          <table:table-cell/>
          <table:table-cell office:value-type="string" calcext:value-type="string">
            <text:p>Invité(e)&amp;nbsp;par :</text:p>
          </table:table-cell>
          <table:table-cell table:number-columns-repeated="2"/>
          <table:table-cell table:formula="of:=&quot;INSERT INTO translation_source SET source='&quot; &amp; SUBSTITUTE([.G245];&quot;'&quot;; &quot;\'&quot;) &amp; &quot;', location='&quot; &amp;SUBSTITUTE([.A245];&quot;'&quot;; &quot;\'&quot;) &amp; &quot;', field = '&quot; &amp; SUBSTITUTE([.B245];&quot;'&quot;; &quot;\'&quot;) &amp; &quot;'&quot; &amp; IF(OR(1; [.D245]&lt;&gt;&quot;&quot;); &quot;, context = '&quot; &amp; SUBSTITUTE([.D245];&quot;'&quot;; &quot;\'&quot;) &amp; &quot;'&quot;; &quot;&quot;) &amp; IF(AND(1; [.E245]&lt;&gt;&quot;&quot;); &quot;, textgroup = '&quot; &amp; SUBSTITUTE([.E245];&quot;'&quot;; &quot;\'&quot;) &amp; &quot;'&quot;; &quot;&quot;) &amp; &quot;, created_visa='roland', updated_visa='roland', created_date=NOW(), updated_date=NOW(); &quot; &amp; IF(OR([.G245]&lt;&gt;&quot;&quot;; [.I245]&lt;&gt;&quot;&quot;);&quot;INSERT INTO translation_target (lang, translation, translation_source_id, created_visa, updated_visa, created_date, updated_date) VALUES &quot; &amp; IF([.G245]&lt;&gt;&quot;&quot;;&quot;('de', '&quot; &amp; SUBSTITUTE([.H245];&quot;'&quot;; &quot;\'&quot;) &amp; &quot;', LAST_INSERT_ID(), 'roland', 'roland', NOW(), NOW())&quot;; &quot;&quot;) &amp; IF(AND([.G245]&lt;&gt;&quot;&quot;; [.I245]&lt;&gt;&quot;&quot;); &quot;,&quot;; &quot;&quot;) &amp; IF([.I245]&lt;&gt;&quot;&quot;;&quot;('fr', '&quot; &amp; SUBSTITUTE(SUBSTITUTE(SUBSTITUTE([.I2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 par :', LAST_INSERT_ID(), 'roland', 'roland', NOW(), NOW());" calcext:value-type="string">
            <text:p>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 par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G246];&quot;'&quot;; &quot;\'&quot;) &amp; &quot;', location='&quot; &amp;SUBSTITUTE([.A246];&quot;'&quot;; &quot;\'&quot;) &amp; &quot;', field = '&quot; &amp; SUBSTITUTE([.B246];&quot;'&quot;; &quot;\'&quot;) &amp; &quot;'&quot; &amp; IF(OR(1; [.D246]&lt;&gt;&quot;&quot;); &quot;, context = '&quot; &amp; SUBSTITUTE([.D246];&quot;'&quot;; &quot;\'&quot;) &amp; &quot;'&quot;; &quot;&quot;) &amp; IF(AND(1; [.E246]&lt;&gt;&quot;&quot;); &quot;, textgroup = '&quot; &amp; SUBSTITUTE([.E246];&quot;'&quot;; &quot;\'&quot;) &amp; &quot;'&quot;; &quot;&quot;) &amp; &quot;, created_visa='roland', updated_visa='roland', created_date=NOW(), updated_date=NOW(); &quot; &amp; IF(OR([.G246]&lt;&gt;&quot;&quot;; [.I246]&lt;&gt;&quot;&quot;);&quot;INSERT INTO translation_target (lang, translation, translation_source_id, created_visa, updated_visa, created_date, updated_date) VALUES &quot; &amp; IF([.G246]&lt;&gt;&quot;&quot;;&quot;('de', '&quot; &amp; SUBSTITUTE([.H246];&quot;'&quot;; &quot;\'&quot;) &amp; &quot;', LAST_INSERT_ID(), 'roland', 'roland', NOW(), NOW())&quot;; &quot;&quot;) &amp; IF(AND([.G246]&lt;&gt;&quot;&quot;; [.I246]&lt;&gt;&quot;&quot;); &quot;,&quot;; &quot;&quot;) &amp; IF([.I246]&lt;&gt;&quot;&quot;;&quot;('fr', '&quot; &amp; SUBSTITUTE(SUBSTITUTE(SUBSTITUTE([.I2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" calcext:value-type="string">
            <text:p>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G247];&quot;'&quot;; &quot;\'&quot;) &amp; &quot;', location='&quot; &amp;SUBSTITUTE([.A247];&quot;'&quot;; &quot;\'&quot;) &amp; &quot;', field = '&quot; &amp; SUBSTITUTE([.B247];&quot;'&quot;; &quot;\'&quot;) &amp; &quot;'&quot; &amp; IF(OR(1; [.D247]&lt;&gt;&quot;&quot;); &quot;, context = '&quot; &amp; SUBSTITUTE([.D247];&quot;'&quot;; &quot;\'&quot;) &amp; &quot;'&quot;; &quot;&quot;) &amp; IF(AND(1; [.E247]&lt;&gt;&quot;&quot;); &quot;, textgroup = '&quot; &amp; SUBSTITUTE([.E247];&quot;'&quot;; &quot;\'&quot;) &amp; &quot;'&quot;; &quot;&quot;) &amp; &quot;, created_visa='roland', updated_visa='roland', created_date=NOW(), updated_date=NOW(); &quot; &amp; IF(OR([.G247]&lt;&gt;&quot;&quot;; [.I247]&lt;&gt;&quot;&quot;);&quot;INSERT INTO translation_target (lang, translation, translation_source_id, created_visa, updated_visa, created_date, updated_date) VALUES &quot; &amp; IF([.G247]&lt;&gt;&quot;&quot;;&quot;('de', '&quot; &amp; SUBSTITUTE([.H247];&quot;'&quot;; &quot;\'&quot;) &amp; &quot;', LAST_INSERT_ID(), 'roland', 'roland', NOW(), NOW())&quot;; &quot;&quot;) &amp; IF(AND([.G247]&lt;&gt;&quot;&quot;; [.I247]&lt;&gt;&quot;&quot;); &quot;,&quot;; &quot;&quot;) &amp; IF([.I247]&lt;&gt;&quot;&quot;;&quot;('fr', '&quot; &amp; SUBSTITUTE(SUBSTITUTE(SUBSTITUTE([.I2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" calcext:value-type="string">
            <text:p>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&amp;nbsp;web :</text:p>
          </table:table-cell>
          <table:table-cell table:number-columns-repeated="2"/>
          <table:table-cell table:formula="of:=&quot;INSERT INTO translation_source SET source='&quot; &amp; SUBSTITUTE([.G248];&quot;'&quot;; &quot;\'&quot;) &amp; &quot;', location='&quot; &amp;SUBSTITUTE([.A248];&quot;'&quot;; &quot;\'&quot;) &amp; &quot;', field = '&quot; &amp; SUBSTITUTE([.B248];&quot;'&quot;; &quot;\'&quot;) &amp; &quot;'&quot; &amp; IF(OR(1; [.D248]&lt;&gt;&quot;&quot;); &quot;, context = '&quot; &amp; SUBSTITUTE([.D248];&quot;'&quot;; &quot;\'&quot;) &amp; &quot;'&quot;; &quot;&quot;) &amp; IF(AND(1; [.E248]&lt;&gt;&quot;&quot;); &quot;, textgroup = '&quot; &amp; SUBSTITUTE([.E248];&quot;'&quot;; &quot;\'&quot;) &amp; &quot;'&quot;; &quot;&quot;) &amp; &quot;, created_visa='roland', updated_visa='roland', created_date=NOW(), updated_date=NOW(); &quot; &amp; IF(OR([.G248]&lt;&gt;&quot;&quot;; [.I248]&lt;&gt;&quot;&quot;);&quot;INSERT INTO translation_target (lang, translation, translation_source_id, created_visa, updated_visa, created_date, updated_date) VALUES &quot; &amp; IF([.G248]&lt;&gt;&quot;&quot;;&quot;('de', '&quot; &amp; SUBSTITUTE([.H248];&quot;'&quot;; &quot;\'&quot;) &amp; &quot;', LAST_INSERT_ID(), 'roland', 'roland', NOW(), NOW())&quot;; &quot;&quot;) &amp; IF(AND([.G248]&lt;&gt;&quot;&quot;; [.I248]&lt;&gt;&quot;&quot;); &quot;,&quot;; &quot;&quot;) &amp; IF([.I248]&lt;&gt;&quot;&quot;;&quot;('fr', '&quot; &amp; SUBSTITUTE(SUBSTITUTE(SUBSTITUTE([.I2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" calcext:value-type="string">
            <text:p>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Mandats</text:p>
          </table:table-cell>
          <table:table-cell table:number-columns-repeated="2"/>
          <table:table-cell table:formula="of:=&quot;INSERT INTO translation_source SET source='&quot; &amp; SUBSTITUTE([.G249];&quot;'&quot;; &quot;\'&quot;) &amp; &quot;', location='&quot; &amp;SUBSTITUTE([.A249];&quot;'&quot;; &quot;\'&quot;) &amp; &quot;', field = '&quot; &amp; SUBSTITUTE([.B249];&quot;'&quot;; &quot;\'&quot;) &amp; &quot;'&quot; &amp; IF(OR(1; [.D249]&lt;&gt;&quot;&quot;); &quot;, context = '&quot; &amp; SUBSTITUTE([.D249];&quot;'&quot;; &quot;\'&quot;) &amp; &quot;'&quot;; &quot;&quot;) &amp; IF(AND(1; [.E249]&lt;&gt;&quot;&quot;); &quot;, textgroup = '&quot; &amp; SUBSTITUTE([.E249];&quot;'&quot;; &quot;\'&quot;) &amp; &quot;'&quot;; &quot;&quot;) &amp; &quot;, created_visa='roland', updated_visa='roland', created_date=NOW(), updated_date=NOW(); &quot; &amp; IF(OR([.G249]&lt;&gt;&quot;&quot;; [.I249]&lt;&gt;&quot;&quot;);&quot;INSERT INTO translation_target (lang, translation, translation_source_id, created_visa, updated_visa, created_date, updated_date) VALUES &quot; &amp; IF([.G249]&lt;&gt;&quot;&quot;;&quot;('de', '&quot; &amp; SUBSTITUTE([.H249];&quot;'&quot;; &quot;\'&quot;) &amp; &quot;', LAST_INSERT_ID(), 'roland', 'roland', NOW(), NOW())&quot;; &quot;&quot;) &amp; IF(AND([.G249]&lt;&gt;&quot;&quot;; [.I249]&lt;&gt;&quot;&quot;); &quot;,&quot;; &quot;&quot;) &amp; IF([.I249]&lt;&gt;&quot;&quot;;&quot;('fr', '&quot; &amp; SUBSTITUTE(SUBSTITUTE(SUBSTITUTE([.I2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" calcext:value-type="string">
            <text:p>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tzte Aktualisierung am !date</text:p>
          </table:table-cell>
          <table:table-cell/>
          <table:table-cell office:value-type="string" calcext:value-type="string">
            <text:p>Dernière modification le !date</text:p>
          </table:table-cell>
          <table:table-cell table:number-columns-repeated="2"/>
          <table:table-cell table:formula="of:=&quot;INSERT INTO translation_source SET source='&quot; &amp; SUBSTITUTE([.G250];&quot;'&quot;; &quot;\'&quot;) &amp; &quot;', location='&quot; &amp;SUBSTITUTE([.A250];&quot;'&quot;; &quot;\'&quot;) &amp; &quot;', field = '&quot; &amp; SUBSTITUTE([.B250];&quot;'&quot;; &quot;\'&quot;) &amp; &quot;'&quot; &amp; IF(OR(1; [.D250]&lt;&gt;&quot;&quot;); &quot;, context = '&quot; &amp; SUBSTITUTE([.D250];&quot;'&quot;; &quot;\'&quot;) &amp; &quot;'&quot;; &quot;&quot;) &amp; IF(AND(1; [.E250]&lt;&gt;&quot;&quot;); &quot;, textgroup = '&quot; &amp; SUBSTITUTE([.E250];&quot;'&quot;; &quot;\'&quot;) &amp; &quot;'&quot;; &quot;&quot;) &amp; &quot;, created_visa='roland', updated_visa='roland', created_date=NOW(), updated_date=NOW(); &quot; &amp; IF(OR([.G250]&lt;&gt;&quot;&quot;; [.I250]&lt;&gt;&quot;&quot;);&quot;INSERT INTO translation_target (lang, translation, translation_source_id, created_visa, updated_visa, created_date, updated_date) VALUES &quot; &amp; IF([.G250]&lt;&gt;&quot;&quot;;&quot;('de', '&quot; &amp; SUBSTITUTE([.H250];&quot;'&quot;; &quot;\'&quot;) &amp; &quot;', LAST_INSERT_ID(), 'roland', 'roland', NOW(), NOW())&quot;; &quot;&quot;) &amp; IF(AND([.G250]&lt;&gt;&quot;&quot;; [.I250]&lt;&gt;&quot;&quot;); &quot;,&quot;; &quot;&quot;) &amp; IF([.I250]&lt;&gt;&quot;&quot;;&quot;('fr', '&quot; &amp; SUBSTITUTE(SUBSTITUTE(SUBSTITUTE([.I2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" calcext:value-type="string">
            <text:p>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öffentlicht am !date</text:p>
          </table:table-cell>
          <table:table-cell/>
          <table:table-cell office:value-type="string" calcext:value-type="string">
            <text:p>Publié le !date</text:p>
          </table:table-cell>
          <table:table-cell table:number-columns-repeated="2"/>
          <table:table-cell table:formula="of:=&quot;INSERT INTO translation_source SET source='&quot; &amp; SUBSTITUTE([.G251];&quot;'&quot;; &quot;\'&quot;) &amp; &quot;', location='&quot; &amp;SUBSTITUTE([.A251];&quot;'&quot;; &quot;\'&quot;) &amp; &quot;', field = '&quot; &amp; SUBSTITUTE([.B251];&quot;'&quot;; &quot;\'&quot;) &amp; &quot;'&quot; &amp; IF(OR(1; [.D251]&lt;&gt;&quot;&quot;); &quot;, context = '&quot; &amp; SUBSTITUTE([.D251];&quot;'&quot;; &quot;\'&quot;) &amp; &quot;'&quot;; &quot;&quot;) &amp; IF(AND(1; [.E251]&lt;&gt;&quot;&quot;); &quot;, textgroup = '&quot; &amp; SUBSTITUTE([.E251];&quot;'&quot;; &quot;\'&quot;) &amp; &quot;'&quot;; &quot;&quot;) &amp; &quot;, created_visa='roland', updated_visa='roland', created_date=NOW(), updated_date=NOW(); &quot; &amp; IF(OR([.G251]&lt;&gt;&quot;&quot;; [.I251]&lt;&gt;&quot;&quot;);&quot;INSERT INTO translation_target (lang, translation, translation_source_id, created_visa, updated_visa, created_date, updated_date) VALUES &quot; &amp; IF([.G251]&lt;&gt;&quot;&quot;;&quot;('de', '&quot; &amp; SUBSTITUTE([.H251];&quot;'&quot;; &quot;\'&quot;) &amp; &quot;', LAST_INSERT_ID(), 'roland', 'roland', NOW(), NOW())&quot;; &quot;&quot;) &amp; IF(AND([.G251]&lt;&gt;&quot;&quot;; [.I251]&lt;&gt;&quot;&quot;); &quot;,&quot;; &quot;&quot;) &amp; IF([.I251]&lt;&gt;&quot;&quot;;&quot;('fr', '&quot; &amp; SUBSTITUTE(SUBSTITUTE(SUBSTITUTE([.I2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" calcext:value-type="string">
            <text:p>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G252];&quot;'&quot;; &quot;\'&quot;) &amp; &quot;', location='&quot; &amp;SUBSTITUTE([.A252];&quot;'&quot;; &quot;\'&quot;) &amp; &quot;', field = '&quot; &amp; SUBSTITUTE([.B252];&quot;'&quot;; &quot;\'&quot;) &amp; &quot;'&quot; &amp; IF(OR(1; [.D252]&lt;&gt;&quot;&quot;); &quot;, context = '&quot; &amp; SUBSTITUTE([.D252];&quot;'&quot;; &quot;\'&quot;) &amp; &quot;'&quot;; &quot;&quot;) &amp; IF(AND(1; [.E252]&lt;&gt;&quot;&quot;); &quot;, textgroup = '&quot; &amp; SUBSTITUTE([.E252];&quot;'&quot;; &quot;\'&quot;) &amp; &quot;'&quot;; &quot;&quot;) &amp; &quot;, created_visa='roland', updated_visa='roland', created_date=NOW(), updated_date=NOW(); &quot; &amp; IF(OR([.G252]&lt;&gt;&quot;&quot;; [.I252]&lt;&gt;&quot;&quot;);&quot;INSERT INTO translation_target (lang, translation, translation_source_id, created_visa, updated_visa, created_date, updated_date) VALUES &quot; &amp; IF([.G252]&lt;&gt;&quot;&quot;;&quot;('de', '&quot; &amp; SUBSTITUTE([.H252];&quot;'&quot;; &quot;\'&quot;) &amp; &quot;', LAST_INSERT_ID(), 'roland', 'roland', NOW(), NOW())&quot;; &quot;&quot;) &amp; IF(AND([.G252]&lt;&gt;&quot;&quot;; [.I252]&lt;&gt;&quot;&quot;); &quot;,&quot;; &quot;&quot;) &amp; IF([.I252]&lt;&gt;&quot;&quot;;&quot;('fr', '&quot; &amp; SUBSTITUTE(SUBSTITUTE(SUBSTITUTE([.I2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rstellt am @date</text:p>
          </table:table-cell>
          <table:table-cell/>
          <table:table-cell office:value-type="string" calcext:value-type="string">
            <text:p>Créé le @date</text:p>
          </table:table-cell>
          <table:table-cell table:number-columns-repeated="2"/>
          <table:table-cell table:formula="of:=&quot;INSERT INTO translation_source SET source='&quot; &amp; SUBSTITUTE([.G253];&quot;'&quot;; &quot;\'&quot;) &amp; &quot;', location='&quot; &amp;SUBSTITUTE([.A253];&quot;'&quot;; &quot;\'&quot;) &amp; &quot;', field = '&quot; &amp; SUBSTITUTE([.B253];&quot;'&quot;; &quot;\'&quot;) &amp; &quot;'&quot; &amp; IF(OR(1; [.D253]&lt;&gt;&quot;&quot;); &quot;, context = '&quot; &amp; SUBSTITUTE([.D253];&quot;'&quot;; &quot;\'&quot;) &amp; &quot;'&quot;; &quot;&quot;) &amp; IF(AND(1; [.E253]&lt;&gt;&quot;&quot;); &quot;, textgroup = '&quot; &amp; SUBSTITUTE([.E253];&quot;'&quot;; &quot;\'&quot;) &amp; &quot;'&quot;; &quot;&quot;) &amp; &quot;, created_visa='roland', updated_visa='roland', created_date=NOW(), updated_date=NOW(); &quot; &amp; IF(OR([.G253]&lt;&gt;&quot;&quot;; [.I253]&lt;&gt;&quot;&quot;);&quot;INSERT INTO translation_target (lang, translation, translation_source_id, created_visa, updated_visa, created_date, updated_date) VALUES &quot; &amp; IF([.G253]&lt;&gt;&quot;&quot;;&quot;('de', '&quot; &amp; SUBSTITUTE([.H253];&quot;'&quot;; &quot;\'&quot;) &amp; &quot;', LAST_INSERT_ID(), 'roland', 'roland', NOW(), NOW())&quot;; &quot;&quot;) &amp; IF(AND([.G253]&lt;&gt;&quot;&quot;; [.I253]&lt;&gt;&quot;&quot;); &quot;,&quot;; &quot;&quot;) &amp; IF([.I253]&lt;&gt;&quot;&quot;;&quot;('fr', '&quot; &amp; SUBSTITUTE(SUBSTITUTE(SUBSTITUTE([.I2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" calcext:value-type="string">
            <text:p>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gabe abgeschlossen am @date</text:p>
          </table:table-cell>
          <table:table-cell/>
          <table:table-cell office:value-type="string" calcext:value-type="string">
            <text:p>Saisie terminée le @date</text:p>
          </table:table-cell>
          <table:table-cell table:number-columns-repeated="2"/>
          <table:table-cell table:formula="of:=&quot;INSERT INTO translation_source SET source='&quot; &amp; SUBSTITUTE([.G254];&quot;'&quot;; &quot;\'&quot;) &amp; &quot;', location='&quot; &amp;SUBSTITUTE([.A254];&quot;'&quot;; &quot;\'&quot;) &amp; &quot;', field = '&quot; &amp; SUBSTITUTE([.B254];&quot;'&quot;; &quot;\'&quot;) &amp; &quot;'&quot; &amp; IF(OR(1; [.D254]&lt;&gt;&quot;&quot;); &quot;, context = '&quot; &amp; SUBSTITUTE([.D254];&quot;'&quot;; &quot;\'&quot;) &amp; &quot;'&quot;; &quot;&quot;) &amp; IF(AND(1; [.E254]&lt;&gt;&quot;&quot;); &quot;, textgroup = '&quot; &amp; SUBSTITUTE([.E254];&quot;'&quot;; &quot;\'&quot;) &amp; &quot;'&quot;; &quot;&quot;) &amp; &quot;, created_visa='roland', updated_visa='roland', created_date=NOW(), updated_date=NOW(); &quot; &amp; IF(OR([.G254]&lt;&gt;&quot;&quot;; [.I254]&lt;&gt;&quot;&quot;);&quot;INSERT INTO translation_target (lang, translation, translation_source_id, created_visa, updated_visa, created_date, updated_date) VALUES &quot; &amp; IF([.G254]&lt;&gt;&quot;&quot;;&quot;('de', '&quot; &amp; SUBSTITUTE([.H254];&quot;'&quot;; &quot;\'&quot;) &amp; &quot;', LAST_INSERT_ID(), 'roland', 'roland', NOW(), NOW())&quot;; &quot;&quot;) &amp; IF(AND([.G254]&lt;&gt;&quot;&quot;; [.I254]&lt;&gt;&quot;&quot;); &quot;,&quot;; &quot;&quot;) &amp; IF([.I254]&lt;&gt;&quot;&quot;;&quot;('fr', '&quot; &amp; SUBSTITUTE(SUBSTITUTE(SUBSTITUTE([.I2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" calcext:value-type="string">
            <text:p>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ntrolliert am @date</text:p>
          </table:table-cell>
          <table:table-cell/>
          <table:table-cell office:value-type="string" calcext:value-type="string">
            <text:p>Contrôlé le @date</text:p>
          </table:table-cell>
          <table:table-cell table:number-columns-repeated="2"/>
          <table:table-cell table:formula="of:=&quot;INSERT INTO translation_source SET source='&quot; &amp; SUBSTITUTE([.G255];&quot;'&quot;; &quot;\'&quot;) &amp; &quot;', location='&quot; &amp;SUBSTITUTE([.A255];&quot;'&quot;; &quot;\'&quot;) &amp; &quot;', field = '&quot; &amp; SUBSTITUTE([.B255];&quot;'&quot;; &quot;\'&quot;) &amp; &quot;'&quot; &amp; IF(OR(1; [.D255]&lt;&gt;&quot;&quot;); &quot;, context = '&quot; &amp; SUBSTITUTE([.D255];&quot;'&quot;; &quot;\'&quot;) &amp; &quot;'&quot;; &quot;&quot;) &amp; IF(AND(1; [.E255]&lt;&gt;&quot;&quot;); &quot;, textgroup = '&quot; &amp; SUBSTITUTE([.E255];&quot;'&quot;; &quot;\'&quot;) &amp; &quot;'&quot;; &quot;&quot;) &amp; &quot;, created_visa='roland', updated_visa='roland', created_date=NOW(), updated_date=NOW(); &quot; &amp; IF(OR([.G255]&lt;&gt;&quot;&quot;; [.I255]&lt;&gt;&quot;&quot;);&quot;INSERT INTO translation_target (lang, translation, translation_source_id, created_visa, updated_visa, created_date, updated_date) VALUES &quot; &amp; IF([.G255]&lt;&gt;&quot;&quot;;&quot;('de', '&quot; &amp; SUBSTITUTE([.H255];&quot;'&quot;; &quot;\'&quot;) &amp; &quot;', LAST_INSERT_ID(), 'roland', 'roland', NOW(), NOW())&quot;; &quot;&quot;) &amp; IF(AND([.G255]&lt;&gt;&quot;&quot;; [.I255]&lt;&gt;&quot;&quot;); &quot;,&quot;; &quot;&quot;) &amp; IF([.I255]&lt;&gt;&quot;&quot;;&quot;('fr', '&quot; &amp; SUBSTITUTE(SUBSTITUTE(SUBSTITUTE([.I2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" calcext:value-type="string">
            <text:p>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endete DB: @env; DB read time: @lobbywatch_db_read_time s; Page execution time: @page_build_time s</text:p>
          </table:table-cell>
          <table:table-cell/>
          <table:table-cell office:value-type="string" calcext:value-type="string">
            <text:p>Base de données utilisée : @env; BD read time: @lobbywatch_db_read_time s; Page execution time: @page_build_time s</text:p>
          </table:table-cell>
          <table:table-cell table:number-columns-repeated="2"/>
          <table:table-cell table:formula="of:=&quot;INSERT INTO translation_source SET source='&quot; &amp; SUBSTITUTE([.G256];&quot;'&quot;; &quot;\'&quot;) &amp; &quot;', location='&quot; &amp;SUBSTITUTE([.A256];&quot;'&quot;; &quot;\'&quot;) &amp; &quot;', field = '&quot; &amp; SUBSTITUTE([.B256];&quot;'&quot;; &quot;\'&quot;) &amp; &quot;'&quot; &amp; IF(OR(1; [.D256]&lt;&gt;&quot;&quot;); &quot;, context = '&quot; &amp; SUBSTITUTE([.D256];&quot;'&quot;; &quot;\'&quot;) &amp; &quot;'&quot;; &quot;&quot;) &amp; IF(AND(1; [.E256]&lt;&gt;&quot;&quot;); &quot;, textgroup = '&quot; &amp; SUBSTITUTE([.E256];&quot;'&quot;; &quot;\'&quot;) &amp; &quot;'&quot;; &quot;&quot;) &amp; &quot;, created_visa='roland', updated_visa='roland', created_date=NOW(), updated_date=NOW(); &quot; &amp; IF(OR([.G256]&lt;&gt;&quot;&quot;; [.I256]&lt;&gt;&quot;&quot;);&quot;INSERT INTO translation_target (lang, translation, translation_source_id, created_visa, updated_visa, created_date, updated_date) VALUES &quot; &amp; IF([.G256]&lt;&gt;&quot;&quot;;&quot;('de', '&quot; &amp; SUBSTITUTE([.H256];&quot;'&quot;; &quot;\'&quot;) &amp; &quot;', LAST_INSERT_ID(), 'roland', 'roland', NOW(), NOW())&quot;; &quot;&quot;) &amp; IF(AND([.G256]&lt;&gt;&quot;&quot;; [.I256]&lt;&gt;&quot;&quot;); &quot;,&quot;; &quot;&quot;) &amp; IF([.I256]&lt;&gt;&quot;&quot;;&quot;('fr', '&quot; &amp; SUBSTITUTE(SUBSTITUTE(SUBSTITUTE([.I2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 : @env; BD read time: @lobbywatch_db_read_time s; Page execution time: @page_build_time s', LAST_INSERT_ID(), 'roland', 'roland', NOW(), NOW());" calcext:value-type="string">
            <text:p>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 : @env; BD read time: @lobbywatch_db_read_time s; Page execution time: @page_build_time 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arier:</text:p>
          </table:table-cell>
          <table:table-cell/>
          <table:table-cell office:value-type="string" calcext:value-type="string">
            <text:p>Parlementaire :</text:p>
          </table:table-cell>
          <table:table-cell table:number-columns-repeated="2"/>
          <table:table-cell table:formula="of:=&quot;INSERT INTO translation_source SET source='&quot; &amp; SUBSTITUTE([.G257];&quot;'&quot;; &quot;\'&quot;) &amp; &quot;', location='&quot; &amp;SUBSTITUTE([.A257];&quot;'&quot;; &quot;\'&quot;) &amp; &quot;', field = '&quot; &amp; SUBSTITUTE([.B257];&quot;'&quot;; &quot;\'&quot;) &amp; &quot;'&quot; &amp; IF(OR(1; [.D257]&lt;&gt;&quot;&quot;); &quot;, context = '&quot; &amp; SUBSTITUTE([.D257];&quot;'&quot;; &quot;\'&quot;) &amp; &quot;'&quot;; &quot;&quot;) &amp; IF(AND(1; [.E257]&lt;&gt;&quot;&quot;); &quot;, textgroup = '&quot; &amp; SUBSTITUTE([.E257];&quot;'&quot;; &quot;\'&quot;) &amp; &quot;'&quot;; &quot;&quot;) &amp; &quot;, created_visa='roland', updated_visa='roland', created_date=NOW(), updated_date=NOW(); &quot; &amp; IF(OR([.G257]&lt;&gt;&quot;&quot;; [.I257]&lt;&gt;&quot;&quot;);&quot;INSERT INTO translation_target (lang, translation, translation_source_id, created_visa, updated_visa, created_date, updated_date) VALUES &quot; &amp; IF([.G257]&lt;&gt;&quot;&quot;;&quot;('de', '&quot; &amp; SUBSTITUTE([.H257];&quot;'&quot;; &quot;\'&quot;) &amp; &quot;', LAST_INSERT_ID(), 'roland', 'roland', NOW(), NOW())&quot;; &quot;&quot;) &amp; IF(AND([.G257]&lt;&gt;&quot;&quot;; [.I257]&lt;&gt;&quot;&quot;); &quot;,&quot;; &quot;&quot;) &amp; IF([.I257]&lt;&gt;&quot;&quot;;&quot;('fr', '&quot; &amp; SUBSTITUTE(SUBSTITUTE(SUBSTITUTE([.I2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 :', LAST_INSERT_ID(), 'roland', 'roland', NOW(), NOW());" calcext:value-type="string">
            <text:p>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G258];&quot;'&quot;; &quot;\'&quot;) &amp; &quot;', location='&quot; &amp;SUBSTITUTE([.A258];&quot;'&quot;; &quot;\'&quot;) &amp; &quot;', field = '&quot; &amp; SUBSTITUTE([.B258];&quot;'&quot;; &quot;\'&quot;) &amp; &quot;'&quot; &amp; IF(OR(1; [.D258]&lt;&gt;&quot;&quot;); &quot;, context = '&quot; &amp; SUBSTITUTE([.D258];&quot;'&quot;; &quot;\'&quot;) &amp; &quot;'&quot;; &quot;&quot;) &amp; IF(AND(1; [.E258]&lt;&gt;&quot;&quot;); &quot;, textgroup = '&quot; &amp; SUBSTITUTE([.E258];&quot;'&quot;; &quot;\'&quot;) &amp; &quot;'&quot;; &quot;&quot;) &amp; &quot;, created_visa='roland', updated_visa='roland', created_date=NOW(), updated_date=NOW(); &quot; &amp; IF(OR([.G258]&lt;&gt;&quot;&quot;; [.I258]&lt;&gt;&quot;&quot;);&quot;INSERT INTO translation_target (lang, translation, translation_source_id, created_visa, updated_visa, created_date, updated_date) VALUES &quot; &amp; IF([.G258]&lt;&gt;&quot;&quot;;&quot;('de', '&quot; &amp; SUBSTITUTE([.H258];&quot;'&quot;; &quot;\'&quot;) &amp; &quot;', LAST_INSERT_ID(), 'roland', 'roland', NOW(), NOW())&quot;; &quot;&quot;) &amp; IF(AND([.G258]&lt;&gt;&quot;&quot;; [.I258]&lt;&gt;&quot;&quot;); &quot;,&quot;; &quot;&quot;) &amp; IF([.I258]&lt;&gt;&quot;&quot;;&quot;('fr', '&quot; &amp; SUBSTITUTE(SUBSTITUTE(SUBSTITUTE([.I2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" calcext:value-type="string">
            <text:p>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s National- und des Ständerates</text:p>
          </table:table-cell>
          <table:table-cell/>
          <table:table-cell office:value-type="string" calcext:value-type="string">
            <text:p>du Conseil national et des États</text:p>
          </table:table-cell>
          <table:table-cell table:number-columns-repeated="2"/>
          <table:table-cell table:formula="of:=&quot;INSERT INTO translation_source SET source='&quot; &amp; SUBSTITUTE([.G259];&quot;'&quot;; &quot;\'&quot;) &amp; &quot;', location='&quot; &amp;SUBSTITUTE([.A259];&quot;'&quot;; &quot;\'&quot;) &amp; &quot;', field = '&quot; &amp; SUBSTITUTE([.B259];&quot;'&quot;; &quot;\'&quot;) &amp; &quot;'&quot; &amp; IF(OR(1; [.D259]&lt;&gt;&quot;&quot;); &quot;, context = '&quot; &amp; SUBSTITUTE([.D259];&quot;'&quot;; &quot;\'&quot;) &amp; &quot;'&quot;; &quot;&quot;) &amp; IF(AND(1; [.E259]&lt;&gt;&quot;&quot;); &quot;, textgroup = '&quot; &amp; SUBSTITUTE([.E259];&quot;'&quot;; &quot;\'&quot;) &amp; &quot;'&quot;; &quot;&quot;) &amp; &quot;, created_visa='roland', updated_visa='roland', created_date=NOW(), updated_date=NOW(); &quot; &amp; IF(OR([.G259]&lt;&gt;&quot;&quot;; [.I259]&lt;&gt;&quot;&quot;);&quot;INSERT INTO translation_target (lang, translation, translation_source_id, created_visa, updated_visa, created_date, updated_date) VALUES &quot; &amp; IF([.G259]&lt;&gt;&quot;&quot;;&quot;('de', '&quot; &amp; SUBSTITUTE([.H259];&quot;'&quot;; &quot;\'&quot;) &amp; &quot;', LAST_INSERT_ID(), 'roland', 'roland', NOW(), NOW())&quot;; &quot;&quot;) &amp; IF(AND([.G259]&lt;&gt;&quot;&quot;; [.I259]&lt;&gt;&quot;&quot;); &quot;,&quot;; &quot;&quot;) &amp; IF([.I259]&lt;&gt;&quot;&quot;;&quot;('fr', '&quot; &amp; SUBSTITUTE(SUBSTITUTE(SUBSTITUTE([.I2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" calcext:value-type="string">
            <text:p>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:</text:p>
          </table:table-cell>
          <table:table-cell/>
          <table:table-cell office:value-type="string" calcext:value-type="string">
            <text:p>Branche :</text:p>
          </table:table-cell>
          <table:table-cell table:number-columns-repeated="2"/>
          <table:table-cell table:formula="of:=&quot;INSERT INTO translation_source SET source='&quot; &amp; SUBSTITUTE([.G260];&quot;'&quot;; &quot;\'&quot;) &amp; &quot;', location='&quot; &amp;SUBSTITUTE([.A260];&quot;'&quot;; &quot;\'&quot;) &amp; &quot;', field = '&quot; &amp; SUBSTITUTE([.B260];&quot;'&quot;; &quot;\'&quot;) &amp; &quot;'&quot; &amp; IF(OR(1; [.D260]&lt;&gt;&quot;&quot;); &quot;, context = '&quot; &amp; SUBSTITUTE([.D260];&quot;'&quot;; &quot;\'&quot;) &amp; &quot;'&quot;; &quot;&quot;) &amp; IF(AND(1; [.E260]&lt;&gt;&quot;&quot;); &quot;, textgroup = '&quot; &amp; SUBSTITUTE([.E260];&quot;'&quot;; &quot;\'&quot;) &amp; &quot;'&quot;; &quot;&quot;) &amp; &quot;, created_visa='roland', updated_visa='roland', created_date=NOW(), updated_date=NOW(); &quot; &amp; IF(OR([.G260]&lt;&gt;&quot;&quot;; [.I260]&lt;&gt;&quot;&quot;);&quot;INSERT INTO translation_target (lang, translation, translation_source_id, created_visa, updated_visa, created_date, updated_date) VALUES &quot; &amp; IF([.G260]&lt;&gt;&quot;&quot;;&quot;('de', '&quot; &amp; SUBSTITUTE([.H260];&quot;'&quot;; &quot;\'&quot;) &amp; &quot;', LAST_INSERT_ID(), 'roland', 'roland', NOW(), NOW())&quot;; &quot;&quot;) &amp; IF(AND([.G260]&lt;&gt;&quot;&quot;; [.I260]&lt;&gt;&quot;&quot;); &quot;,&quot;; &quot;&quot;) &amp; IF([.I260]&lt;&gt;&quot;&quot;;&quot;('fr', '&quot; &amp; SUBSTITUTE(SUBSTITUTE(SUBSTITUTE([.I2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" calcext:value-type="string">
            <text:p>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:</text:p>
          </table:table-cell>
          <table:table-cell/>
          <table:table-cell office:value-type="string" calcext:value-type="string">
            <text:p>Groupe&amp;nbsp;d'intérêt :</text:p>
          </table:table-cell>
          <table:table-cell table:number-columns-repeated="2"/>
          <table:table-cell table:formula="of:=&quot;INSERT INTO translation_source SET source='&quot; &amp; SUBSTITUTE([.G261];&quot;'&quot;; &quot;\'&quot;) &amp; &quot;', location='&quot; &amp;SUBSTITUTE([.A261];&quot;'&quot;; &quot;\'&quot;) &amp; &quot;', field = '&quot; &amp; SUBSTITUTE([.B261];&quot;'&quot;; &quot;\'&quot;) &amp; &quot;'&quot; &amp; IF(OR(1; [.D261]&lt;&gt;&quot;&quot;); &quot;, context = '&quot; &amp; SUBSTITUTE([.D261];&quot;'&quot;; &quot;\'&quot;) &amp; &quot;'&quot;; &quot;&quot;) &amp; IF(AND(1; [.E261]&lt;&gt;&quot;&quot;); &quot;, textgroup = '&quot; &amp; SUBSTITUTE([.E261];&quot;'&quot;; &quot;\'&quot;) &amp; &quot;'&quot;; &quot;&quot;) &amp; &quot;, created_visa='roland', updated_visa='roland', created_date=NOW(), updated_date=NOW(); &quot; &amp; IF(OR([.G261]&lt;&gt;&quot;&quot;; [.I261]&lt;&gt;&quot;&quot;);&quot;INSERT INTO translation_target (lang, translation, translation_source_id, created_visa, updated_visa, created_date, updated_date) VALUES &quot; &amp; IF([.G261]&lt;&gt;&quot;&quot;;&quot;('de', '&quot; &amp; SUBSTITUTE([.H261];&quot;'&quot;; &quot;\'&quot;) &amp; &quot;', LAST_INSERT_ID(), 'roland', 'roland', NOW(), NOW())&quot;; &quot;&quot;) &amp; IF(AND([.G261]&lt;&gt;&quot;&quot;; [.I261]&lt;&gt;&quot;&quot;); &quot;,&quot;; &quot;&quot;) &amp; IF([.I261]&lt;&gt;&quot;&quot;;&quot;('fr', '&quot; &amp; SUBSTITUTE(SUBSTITUTE(SUBSTITUTE([.I2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" calcext:value-type="string">
            <text:p>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trittsberechtigte(r):</text:p>
          </table:table-cell>
          <table:table-cell/>
          <table:table-cell office:value-type="string" calcext:value-type="string">
            <text:p>Personne avec droit d'accès :</text:p>
          </table:table-cell>
          <table:table-cell table:number-columns-repeated="2"/>
          <table:table-cell table:formula="of:=&quot;INSERT INTO translation_source SET source='&quot; &amp; SUBSTITUTE([.G262];&quot;'&quot;; &quot;\'&quot;) &amp; &quot;', location='&quot; &amp;SUBSTITUTE([.A262];&quot;'&quot;; &quot;\'&quot;) &amp; &quot;', field = '&quot; &amp; SUBSTITUTE([.B262];&quot;'&quot;; &quot;\'&quot;) &amp; &quot;'&quot; &amp; IF(OR(1; [.D262]&lt;&gt;&quot;&quot;); &quot;, context = '&quot; &amp; SUBSTITUTE([.D262];&quot;'&quot;; &quot;\'&quot;) &amp; &quot;'&quot;; &quot;&quot;) &amp; IF(AND(1; [.E262]&lt;&gt;&quot;&quot;); &quot;, textgroup = '&quot; &amp; SUBSTITUTE([.E262];&quot;'&quot;; &quot;\'&quot;) &amp; &quot;'&quot;; &quot;&quot;) &amp; &quot;, created_visa='roland', updated_visa='roland', created_date=NOW(), updated_date=NOW(); &quot; &amp; IF(OR([.G262]&lt;&gt;&quot;&quot;; [.I262]&lt;&gt;&quot;&quot;);&quot;INSERT INTO translation_target (lang, translation, translation_source_id, created_visa, updated_visa, created_date, updated_date) VALUES &quot; &amp; IF([.G262]&lt;&gt;&quot;&quot;;&quot;('de', '&quot; &amp; SUBSTITUTE([.H262];&quot;'&quot;; &quot;\'&quot;) &amp; &quot;', LAST_INSERT_ID(), 'roland', 'roland', NOW(), NOW())&quot;; &quot;&quot;) &amp; IF(AND([.G262]&lt;&gt;&quot;&quot;; [.I262]&lt;&gt;&quot;&quot;); &quot;,&quot;; &quot;&quot;) &amp; IF([.I262]&lt;&gt;&quot;&quot;;&quot;('fr', '&quot; &amp; SUBSTITUTE(SUBSTITUTE(SUBSTITUTE([.I2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 avec droit d\'accès :', LAST_INSERT_ID(), 'roland', 'roland', NOW(), NOW());" calcext:value-type="string">
            <text:p>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 avec droit d\'accè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info</text:p>
          </table:table-cell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watchsuche</text:p>
          </table:table-cell>
          <table:table-cell/>
          <table:table-cell office:value-type="string" calcext:value-type="string">
            <text:p>Recherche Lobbywatch</text:p>
          </table:table-cell>
          <table:table-cell table:number-columns-repeated="2"/>
          <table:table-cell table:formula="of:=&quot;INSERT INTO translation_source SET source='&quot; &amp; SUBSTITUTE([.G263];&quot;'&quot;; &quot;\'&quot;) &amp; &quot;', location='&quot; &amp;SUBSTITUTE([.A263];&quot;'&quot;; &quot;\'&quot;) &amp; &quot;', field = '&quot; &amp; SUBSTITUTE([.B263];&quot;'&quot;; &quot;\'&quot;) &amp; &quot;'&quot; &amp; IF(OR(1; [.D263]&lt;&gt;&quot;&quot;); &quot;, context = '&quot; &amp; SUBSTITUTE([.D263];&quot;'&quot;; &quot;\'&quot;) &amp; &quot;'&quot;; &quot;&quot;) &amp; IF(AND(1; [.E263]&lt;&gt;&quot;&quot;); &quot;, textgroup = '&quot; &amp; SUBSTITUTE([.E263];&quot;'&quot;; &quot;\'&quot;) &amp; &quot;'&quot;; &quot;&quot;) &amp; &quot;, created_visa='roland', updated_visa='roland', created_date=NOW(), updated_date=NOW(); &quot; &amp; IF(OR([.G263]&lt;&gt;&quot;&quot;; [.I263]&lt;&gt;&quot;&quot;);&quot;INSERT INTO translation_target (lang, translation, translation_source_id, created_visa, updated_visa, created_date, updated_date) VALUES &quot; &amp; IF([.G263]&lt;&gt;&quot;&quot;;&quot;('de', '&quot; &amp; SUBSTITUTE([.H263];&quot;'&quot;; &quot;\'&quot;) &amp; &quot;', LAST_INSERT_ID(), 'roland', 'roland', NOW(), NOW())&quot;; &quot;&quot;) &amp; IF(AND([.G263]&lt;&gt;&quot;&quot;; [.I263]&lt;&gt;&quot;&quot;); &quot;,&quot;; &quot;&quot;) &amp; IF([.I263]&lt;&gt;&quot;&quot;;&quot;('fr', '&quot; &amp; SUBSTITUTE(SUBSTITUTE(SUBSTITUTE([.I2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" calcext:value-type="string">
            <text:p>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r französische Text ist nicht vorhanden.</text:p>
          </table:table-cell>
          <table:table-cell/>
          <table:table-cell office:value-type="string" calcext:value-type="string">
            <text:p>Le texte en français n'est pas disponible.</text:p>
          </table:table-cell>
          <table:table-cell table:number-columns-repeated="2"/>
          <table:table-cell table:formula="of:=&quot;INSERT INTO translation_source SET source='&quot; &amp; SUBSTITUTE([.G264];&quot;'&quot;; &quot;\'&quot;) &amp; &quot;', location='&quot; &amp;SUBSTITUTE([.A264];&quot;'&quot;; &quot;\'&quot;) &amp; &quot;', field = '&quot; &amp; SUBSTITUTE([.B264];&quot;'&quot;; &quot;\'&quot;) &amp; &quot;'&quot; &amp; IF(OR(1; [.D264]&lt;&gt;&quot;&quot;); &quot;, context = '&quot; &amp; SUBSTITUTE([.D264];&quot;'&quot;; &quot;\'&quot;) &amp; &quot;'&quot;; &quot;&quot;) &amp; IF(AND(1; [.E264]&lt;&gt;&quot;&quot;); &quot;, textgroup = '&quot; &amp; SUBSTITUTE([.E264];&quot;'&quot;; &quot;\'&quot;) &amp; &quot;'&quot;; &quot;&quot;) &amp; &quot;, created_visa='roland', updated_visa='roland', created_date=NOW(), updated_date=NOW(); &quot; &amp; IF(OR([.G264]&lt;&gt;&quot;&quot;; [.I264]&lt;&gt;&quot;&quot;);&quot;INSERT INTO translation_target (lang, translation, translation_source_id, created_visa, updated_visa, created_date, updated_date) VALUES &quot; &amp; IF([.G264]&lt;&gt;&quot;&quot;;&quot;('de', '&quot; &amp; SUBSTITUTE([.H264];&quot;'&quot;; &quot;\'&quot;) &amp; &quot;', LAST_INSERT_ID(), 'roland', 'roland', NOW(), NOW())&quot;; &quot;&quot;) &amp; IF(AND([.G264]&lt;&gt;&quot;&quot;; [.I264]&lt;&gt;&quot;&quot;); &quot;,&quot;; &quot;&quot;) &amp; IF([.I264]&lt;&gt;&quot;&quot;;&quot;('fr', '&quot; &amp; SUBSTITUTE(SUBSTITUTE(SUBSTITUTE([.I2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" calcext:value-type="string">
            <text:p>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r französische Text ist nicht vorhanden, stattdessen wird der deutsche Text angezeigt.</text:p>
          </table:table-cell>
          <table:table-cell/>
          <table:table-cell office:value-type="string" calcext:value-type="string">
            <text:p>Le texte en français n'est pas disponible. Le texte en allemand est montré à sa place.</text:p>
          </table:table-cell>
          <table:table-cell table:number-columns-repeated="2"/>
          <table:table-cell table:formula="of:=&quot;INSERT INTO translation_source SET source='&quot; &amp; SUBSTITUTE([.G265];&quot;'&quot;; &quot;\'&quot;) &amp; &quot;', location='&quot; &amp;SUBSTITUTE([.A265];&quot;'&quot;; &quot;\'&quot;) &amp; &quot;', field = '&quot; &amp; SUBSTITUTE([.B265];&quot;'&quot;; &quot;\'&quot;) &amp; &quot;'&quot; &amp; IF(OR(1; [.D265]&lt;&gt;&quot;&quot;); &quot;, context = '&quot; &amp; SUBSTITUTE([.D265];&quot;'&quot;; &quot;\'&quot;) &amp; &quot;'&quot;; &quot;&quot;) &amp; IF(AND(1; [.E265]&lt;&gt;&quot;&quot;); &quot;, textgroup = '&quot; &amp; SUBSTITUTE([.E265];&quot;'&quot;; &quot;\'&quot;) &amp; &quot;'&quot;; &quot;&quot;) &amp; &quot;, created_visa='roland', updated_visa='roland', created_date=NOW(), updated_date=NOW(); &quot; &amp; IF(OR([.G265]&lt;&gt;&quot;&quot;; [.I265]&lt;&gt;&quot;&quot;);&quot;INSERT INTO translation_target (lang, translation, translation_source_id, created_visa, updated_visa, created_date, updated_date) VALUES &quot; &amp; IF([.G265]&lt;&gt;&quot;&quot;;&quot;('de', '&quot; &amp; SUBSTITUTE([.H265];&quot;'&quot;; &quot;\'&quot;) &amp; &quot;', LAST_INSERT_ID(), 'roland', 'roland', NOW(), NOW())&quot;; &quot;&quot;) &amp; IF(AND([.G265]&lt;&gt;&quot;&quot;; [.I265]&lt;&gt;&quot;&quot;); &quot;,&quot;; &quot;&quot;) &amp; IF([.I265]&lt;&gt;&quot;&quot;;&quot;('fr', '&quot; &amp; SUBSTITUTE(SUBSTITUTE(SUBSTITUTE([.I2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" calcext:value-type="string">
            <text:p>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s ist keine französische Übersetzung vorhanden.</text:p>
          </table:table-cell>
          <table:table-cell/>
          <table:table-cell office:value-type="string" calcext:value-type="string">
            <text:p>La traduction française n'est pas disponible.</text:p>
          </table:table-cell>
          <table:table-cell table:number-columns-repeated="2"/>
          <table:table-cell table:formula="of:=&quot;INSERT INTO translation_source SET source='&quot; &amp; SUBSTITUTE([.G266];&quot;'&quot;; &quot;\'&quot;) &amp; &quot;', location='&quot; &amp;SUBSTITUTE([.A266];&quot;'&quot;; &quot;\'&quot;) &amp; &quot;', field = '&quot; &amp; SUBSTITUTE([.B266];&quot;'&quot;; &quot;\'&quot;) &amp; &quot;'&quot; &amp; IF(OR(1; [.D266]&lt;&gt;&quot;&quot;); &quot;, context = '&quot; &amp; SUBSTITUTE([.D266];&quot;'&quot;; &quot;\'&quot;) &amp; &quot;'&quot;; &quot;&quot;) &amp; IF(AND(1; [.E266]&lt;&gt;&quot;&quot;); &quot;, textgroup = '&quot; &amp; SUBSTITUTE([.E266];&quot;'&quot;; &quot;\'&quot;) &amp; &quot;'&quot;; &quot;&quot;) &amp; &quot;, created_visa='roland', updated_visa='roland', created_date=NOW(), updated_date=NOW(); &quot; &amp; IF(OR([.G266]&lt;&gt;&quot;&quot;; [.I266]&lt;&gt;&quot;&quot;);&quot;INSERT INTO translation_target (lang, translation, translation_source_id, created_visa, updated_visa, created_date, updated_date) VALUES &quot; &amp; IF([.G266]&lt;&gt;&quot;&quot;;&quot;('de', '&quot; &amp; SUBSTITUTE([.H266];&quot;'&quot;; &quot;\'&quot;) &amp; &quot;', LAST_INSERT_ID(), 'roland', 'roland', NOW(), NOW())&quot;; &quot;&quot;) &amp; IF(AND([.G266]&lt;&gt;&quot;&quot;; [.I266]&lt;&gt;&quot;&quot;); &quot;,&quot;; &quot;&quot;) &amp; IF([.I266]&lt;&gt;&quot;&quot;;&quot;('fr', '&quot; &amp; SUBSTITUTE(SUBSTITUTE(SUBSTITUTE([.I2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" calcext:value-type="string">
            <text:p>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r französische Text fehlt.</text:p>
          </table:table-cell>
          <table:table-cell/>
          <table:table-cell office:value-type="string" calcext:value-type="string">
            <text:p>Il manque le texte en français.</text:p>
          </table:table-cell>
          <table:table-cell table:number-columns-repeated="2"/>
          <table:table-cell table:formula="of:=&quot;INSERT INTO translation_source SET source='&quot; &amp; SUBSTITUTE([.G267];&quot;'&quot;; &quot;\'&quot;) &amp; &quot;', location='&quot; &amp;SUBSTITUTE([.A267];&quot;'&quot;; &quot;\'&quot;) &amp; &quot;', field = '&quot; &amp; SUBSTITUTE([.B267];&quot;'&quot;; &quot;\'&quot;) &amp; &quot;'&quot; &amp; IF(OR(1; [.D267]&lt;&gt;&quot;&quot;); &quot;, context = '&quot; &amp; SUBSTITUTE([.D267];&quot;'&quot;; &quot;\'&quot;) &amp; &quot;'&quot;; &quot;&quot;) &amp; IF(AND(1; [.E267]&lt;&gt;&quot;&quot;); &quot;, textgroup = '&quot; &amp; SUBSTITUTE([.E267];&quot;'&quot;; &quot;\'&quot;) &amp; &quot;'&quot;; &quot;&quot;) &amp; &quot;, created_visa='roland', updated_visa='roland', created_date=NOW(), updated_date=NOW(); &quot; &amp; IF(OR([.G267]&lt;&gt;&quot;&quot;; [.I267]&lt;&gt;&quot;&quot;);&quot;INSERT INTO translation_target (lang, translation, translation_source_id, created_visa, updated_visa, created_date, updated_date) VALUES &quot; &amp; IF([.G267]&lt;&gt;&quot;&quot;;&quot;('de', '&quot; &amp; SUBSTITUTE([.H267];&quot;'&quot;; &quot;\'&quot;) &amp; &quot;', LAST_INSERT_ID(), 'roland', 'roland', NOW(), NOW())&quot;; &quot;&quot;) &amp; IF(AND([.G267]&lt;&gt;&quot;&quot;; [.I267]&lt;&gt;&quot;&quot;); &quot;,&quot;; &quot;&quot;) &amp; IF([.I267]&lt;&gt;&quot;&quot;;&quot;('fr', '&quot; &amp; SUBSTITUTE(SUBSTITUTE(SUBSTITUTE([.I2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" calcext:value-type="string">
            <text:p>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parlamentarier</text:p>
          </table:table-cell>
          <table:table-cell office:value-type="string" calcext:value-type="string">
            <text:p>Parlamentarier</text:p>
          </table:table-cell>
          <table:table-cell office:value-type="string" calcext:value-type="string">
            <text:p>Parlementaire</text:p>
          </table:table-cell>
          <table:table-cell table:number-columns-repeated="2"/>
          <table:table-cell table:formula="of:=&quot;INSERT INTO translation_source SET source='&quot; &amp; SUBSTITUTE([.G268];&quot;'&quot;; &quot;\'&quot;) &amp; &quot;', location='&quot; &amp;SUBSTITUTE([.A268];&quot;'&quot;; &quot;\'&quot;) &amp; &quot;', field = '&quot; &amp; SUBSTITUTE([.B268];&quot;'&quot;; &quot;\'&quot;) &amp; &quot;'&quot; &amp; IF(OR(1; [.D268]&lt;&gt;&quot;&quot;); &quot;, context = '&quot; &amp; SUBSTITUTE([.D268];&quot;'&quot;; &quot;\'&quot;) &amp; &quot;'&quot;; &quot;&quot;) &amp; IF(AND(1; [.E268]&lt;&gt;&quot;&quot;); &quot;, textgroup = '&quot; &amp; SUBSTITUTE([.E268];&quot;'&quot;; &quot;\'&quot;) &amp; &quot;'&quot;; &quot;&quot;) &amp; &quot;, created_visa='roland', updated_visa='roland', created_date=NOW(), updated_date=NOW(); &quot; &amp; IF(OR([.G268]&lt;&gt;&quot;&quot;; [.I268]&lt;&gt;&quot;&quot;);&quot;INSERT INTO translation_target (lang, translation, translation_source_id, created_visa, updated_visa, created_date, updated_date) VALUES &quot; &amp; IF([.G268]&lt;&gt;&quot;&quot;;&quot;('de', '&quot; &amp; SUBSTITUTE([.H268];&quot;'&quot;; &quot;\'&quot;) &amp; &quot;', LAST_INSERT_ID(), 'roland', 'roland', NOW(), NOW())&quot;; &quot;&quot;) &amp; IF(AND([.G268]&lt;&gt;&quot;&quot;; [.I268]&lt;&gt;&quot;&quot;); &quot;,&quot;; &quot;&quot;) &amp; IF([.I268]&lt;&gt;&quot;&quot;;&quot;('fr', '&quot; &amp; SUBSTITUTE(SUBSTITUTE(SUBSTITUTE([.I2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" calcext:value-type="string">
            <text:p>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trittsberechtigter</text:p>
          </table:table-cell>
          <table:table-cell office:value-type="string" calcext:value-type="string">
            <text:p>Zutrittsberechtigter</text:p>
          </table:table-cell>
          <table:table-cell office:value-type="string" calcext:value-type="string">
            <text:p>Personne avec droit d'accès</text:p>
          </table:table-cell>
          <table:table-cell table:number-columns-repeated="2"/>
          <table:table-cell table:formula="of:=&quot;INSERT INTO translation_source SET source='&quot; &amp; SUBSTITUTE([.G269];&quot;'&quot;; &quot;\'&quot;) &amp; &quot;', location='&quot; &amp;SUBSTITUTE([.A269];&quot;'&quot;; &quot;\'&quot;) &amp; &quot;', field = '&quot; &amp; SUBSTITUTE([.B269];&quot;'&quot;; &quot;\'&quot;) &amp; &quot;'&quot; &amp; IF(OR(1; [.D269]&lt;&gt;&quot;&quot;); &quot;, context = '&quot; &amp; SUBSTITUTE([.D269];&quot;'&quot;; &quot;\'&quot;) &amp; &quot;'&quot;; &quot;&quot;) &amp; IF(AND(1; [.E269]&lt;&gt;&quot;&quot;); &quot;, textgroup = '&quot; &amp; SUBSTITUTE([.E269];&quot;'&quot;; &quot;\'&quot;) &amp; &quot;'&quot;; &quot;&quot;) &amp; &quot;, created_visa='roland', updated_visa='roland', created_date=NOW(), updated_date=NOW(); &quot; &amp; IF(OR([.G269]&lt;&gt;&quot;&quot;; [.I269]&lt;&gt;&quot;&quot;);&quot;INSERT INTO translation_target (lang, translation, translation_source_id, created_visa, updated_visa, created_date, updated_date) VALUES &quot; &amp; IF([.G269]&lt;&gt;&quot;&quot;;&quot;('de', '&quot; &amp; SUBSTITUTE([.H269];&quot;'&quot;; &quot;\'&quot;) &amp; &quot;', LAST_INSERT_ID(), 'roland', 'roland', NOW(), NOW())&quot;; &quot;&quot;) &amp; IF(AND([.G269]&lt;&gt;&quot;&quot;; [.I269]&lt;&gt;&quot;&quot;); &quot;,&quot;; &quot;&quot;) &amp; IF([.I269]&lt;&gt;&quot;&quot;;&quot;('fr', '&quot; &amp; SUBSTITUTE(SUBSTITUTE(SUBSTITUTE([.I2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" calcext:value-type="string">
            <text:p>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</text:p>
          </table:table-cell>
          <table:table-cell table:number-columns-repeated="2" office:value-type="string" calcext:value-type="string">
            <text:p>Branche</text:p>
          </table:table-cell>
          <table:table-cell table:number-columns-repeated="2"/>
          <table:table-cell table:formula="of:=&quot;INSERT INTO translation_source SET source='&quot; &amp; SUBSTITUTE([.G270];&quot;'&quot;; &quot;\'&quot;) &amp; &quot;', location='&quot; &amp;SUBSTITUTE([.A270];&quot;'&quot;; &quot;\'&quot;) &amp; &quot;', field = '&quot; &amp; SUBSTITUTE([.B270];&quot;'&quot;; &quot;\'&quot;) &amp; &quot;'&quot; &amp; IF(OR(1; [.D270]&lt;&gt;&quot;&quot;); &quot;, context = '&quot; &amp; SUBSTITUTE([.D270];&quot;'&quot;; &quot;\'&quot;) &amp; &quot;'&quot;; &quot;&quot;) &amp; IF(AND(1; [.E270]&lt;&gt;&quot;&quot;); &quot;, textgroup = '&quot; &amp; SUBSTITUTE([.E270];&quot;'&quot;; &quot;\'&quot;) &amp; &quot;'&quot;; &quot;&quot;) &amp; &quot;, created_visa='roland', updated_visa='roland', created_date=NOW(), updated_date=NOW(); &quot; &amp; IF(OR([.G270]&lt;&gt;&quot;&quot;; [.I270]&lt;&gt;&quot;&quot;);&quot;INSERT INTO translation_target (lang, translation, translation_source_id, created_visa, updated_visa, created_date, updated_date) VALUES &quot; &amp; IF([.G270]&lt;&gt;&quot;&quot;;&quot;('de', '&quot; &amp; SUBSTITUTE([.H270];&quot;'&quot;; &quot;\'&quot;) &amp; &quot;', LAST_INSERT_ID(), 'roland', 'roland', NOW(), NOW())&quot;; &quot;&quot;) &amp; IF(AND([.G270]&lt;&gt;&quot;&quot;; [.I270]&lt;&gt;&quot;&quot;); &quot;,&quot;; &quot;&quot;) &amp; IF([.I270]&lt;&gt;&quot;&quot;;&quot;('fr', '&quot; &amp; SUBSTITUTE(SUBSTITUTE(SUBSTITUTE([.I2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" calcext:value-type="string">
            <text:p>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</text:p>
          </table:table-cell>
          <table:table-cell office:value-type="string" calcext:value-type="string">
            <text:p>Lobbygruppe</text:p>
          </table:table-cell>
          <table:table-cell office:value-type="string" calcext:value-type="string">
            <text:p>Groupe d'intérêt</text:p>
          </table:table-cell>
          <table:table-cell table:number-columns-repeated="2"/>
          <table:table-cell table:formula="of:=&quot;INSERT INTO translation_source SET source='&quot; &amp; SUBSTITUTE([.G271];&quot;'&quot;; &quot;\'&quot;) &amp; &quot;', location='&quot; &amp;SUBSTITUTE([.A271];&quot;'&quot;; &quot;\'&quot;) &amp; &quot;', field = '&quot; &amp; SUBSTITUTE([.B271];&quot;'&quot;; &quot;\'&quot;) &amp; &quot;'&quot; &amp; IF(OR(1; [.D271]&lt;&gt;&quot;&quot;); &quot;, context = '&quot; &amp; SUBSTITUTE([.D271];&quot;'&quot;; &quot;\'&quot;) &amp; &quot;'&quot;; &quot;&quot;) &amp; IF(AND(1; [.E271]&lt;&gt;&quot;&quot;); &quot;, textgroup = '&quot; &amp; SUBSTITUTE([.E271];&quot;'&quot;; &quot;\'&quot;) &amp; &quot;'&quot;; &quot;&quot;) &amp; &quot;, created_visa='roland', updated_visa='roland', created_date=NOW(), updated_date=NOW(); &quot; &amp; IF(OR([.G271]&lt;&gt;&quot;&quot;; [.I271]&lt;&gt;&quot;&quot;);&quot;INSERT INTO translation_target (lang, translation, translation_source_id, created_visa, updated_visa, created_date, updated_date) VALUES &quot; &amp; IF([.G271]&lt;&gt;&quot;&quot;;&quot;('de', '&quot; &amp; SUBSTITUTE([.H271];&quot;'&quot;; &quot;\'&quot;) &amp; &quot;', LAST_INSERT_ID(), 'roland', 'roland', NOW(), NOW())&quot;; &quot;&quot;) &amp; IF(AND([.G271]&lt;&gt;&quot;&quot;; [.I271]&lt;&gt;&quot;&quot;); &quot;,&quot;; &quot;&quot;) &amp; IF([.I271]&lt;&gt;&quot;&quot;;&quot;('fr', '&quot; &amp; SUBSTITUTE(SUBSTITUTE(SUBSTITUTE([.I2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" calcext:value-type="string">
            <text:p>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G272];&quot;'&quot;; &quot;\'&quot;) &amp; &quot;', location='&quot; &amp;SUBSTITUTE([.A272];&quot;'&quot;; &quot;\'&quot;) &amp; &quot;', field = '&quot; &amp; SUBSTITUTE([.B272];&quot;'&quot;; &quot;\'&quot;) &amp; &quot;'&quot; &amp; IF(OR(1; [.D272]&lt;&gt;&quot;&quot;); &quot;, context = '&quot; &amp; SUBSTITUTE([.D272];&quot;'&quot;; &quot;\'&quot;) &amp; &quot;'&quot;; &quot;&quot;) &amp; IF(AND(1; [.E272]&lt;&gt;&quot;&quot;); &quot;, textgroup = '&quot; &amp; SUBSTITUTE([.E272];&quot;'&quot;; &quot;\'&quot;) &amp; &quot;'&quot;; &quot;&quot;) &amp; &quot;, created_visa='roland', updated_visa='roland', created_date=NOW(), updated_date=NOW(); &quot; &amp; IF(OR([.G272]&lt;&gt;&quot;&quot;; [.I272]&lt;&gt;&quot;&quot;);&quot;INSERT INTO translation_target (lang, translation, translation_source_id, created_visa, updated_visa, created_date, updated_date) VALUES &quot; &amp; IF([.G272]&lt;&gt;&quot;&quot;;&quot;('de', '&quot; &amp; SUBSTITUTE([.H272];&quot;'&quot;; &quot;\'&quot;) &amp; &quot;', LAST_INSERT_ID(), 'roland', 'roland', NOW(), NOW())&quot;; &quot;&quot;) &amp; IF(AND([.G272]&lt;&gt;&quot;&quot;; [.I272]&lt;&gt;&quot;&quot;); &quot;,&quot;; &quot;&quot;) &amp; IF([.I272]&lt;&gt;&quot;&quot;;&quot;('fr', '&quot; &amp; SUBSTITUTE(SUBSTITUTE(SUBSTITUTE([.I2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</text:p>
          </table:table-cell>
          <table:table-cell table:number-columns-repeated="2" office:value-type="string" calcext:value-type="string">
            <text:p>Organisation</text:p>
          </table:table-cell>
          <table:table-cell table:number-columns-repeated="2"/>
          <table:table-cell table:formula="of:=&quot;INSERT INTO translation_source SET source='&quot; &amp; SUBSTITUTE([.G273];&quot;'&quot;; &quot;\'&quot;) &amp; &quot;', location='&quot; &amp;SUBSTITUTE([.A273];&quot;'&quot;; &quot;\'&quot;) &amp; &quot;', field = '&quot; &amp; SUBSTITUTE([.B273];&quot;'&quot;; &quot;\'&quot;) &amp; &quot;'&quot; &amp; IF(OR(1; [.D273]&lt;&gt;&quot;&quot;); &quot;, context = '&quot; &amp; SUBSTITUTE([.D273];&quot;'&quot;; &quot;\'&quot;) &amp; &quot;'&quot;; &quot;&quot;) &amp; IF(AND(1; [.E273]&lt;&gt;&quot;&quot;); &quot;, textgroup = '&quot; &amp; SUBSTITUTE([.E273];&quot;'&quot;; &quot;\'&quot;) &amp; &quot;'&quot;; &quot;&quot;) &amp; &quot;, created_visa='roland', updated_visa='roland', created_date=NOW(), updated_date=NOW(); &quot; &amp; IF(OR([.G273]&lt;&gt;&quot;&quot;; [.I273]&lt;&gt;&quot;&quot;);&quot;INSERT INTO translation_target (lang, translation, translation_source_id, created_visa, updated_visa, created_date, updated_date) VALUES &quot; &amp; IF([.G273]&lt;&gt;&quot;&quot;;&quot;('de', '&quot; &amp; SUBSTITUTE([.H273];&quot;'&quot;; &quot;\'&quot;) &amp; &quot;', LAST_INSERT_ID(), 'roland', 'roland', NOW(), NOW())&quot;; &quot;&quot;) &amp; IF(AND([.G273]&lt;&gt;&quot;&quot;; [.I273]&lt;&gt;&quot;&quot;); &quot;,&quot;; &quot;&quot;) &amp; IF([.I273]&lt;&gt;&quot;&quot;;&quot;('fr', '&quot; &amp; SUBSTITUTE(SUBSTITUTE(SUBSTITUTE([.I2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" calcext:value-type="string">
            <text:p>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_search_table_raw</text:p>
          </table:table-cell>
          <table:table-cell/>
          <table:table-cell table:style-name="ce4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</text:p>
          </table:table-cell>
          <table:table-cell office:value-type="string" calcext:value-type="string">
            <text:p>Partei</text:p>
          </table:table-cell>
          <table:table-cell table:style-name="ce10" office:value-type="string" calcext:value-type="string">
            <text:p>Parti</text:p>
          </table:table-cell>
          <table:table-cell table:number-columns-repeated="2"/>
          <table:table-cell table:formula="of:=&quot;INSERT INTO translation_source SET source='&quot; &amp; SUBSTITUTE([.G274];&quot;'&quot;; &quot;\'&quot;) &amp; &quot;', location='&quot; &amp;SUBSTITUTE([.A274];&quot;'&quot;; &quot;\'&quot;) &amp; &quot;', field = '&quot; &amp; SUBSTITUTE([.B274];&quot;'&quot;; &quot;\'&quot;) &amp; &quot;'&quot; &amp; IF(OR(1; [.D274]&lt;&gt;&quot;&quot;); &quot;, context = '&quot; &amp; SUBSTITUTE([.D274];&quot;'&quot;; &quot;\'&quot;) &amp; &quot;'&quot;; &quot;&quot;) &amp; IF(AND(1; [.E274]&lt;&gt;&quot;&quot;); &quot;, textgroup = '&quot; &amp; SUBSTITUTE([.E274];&quot;'&quot;; &quot;\'&quot;) &amp; &quot;'&quot;; &quot;&quot;) &amp; &quot;, created_visa='roland', updated_visa='roland', created_date=NOW(), updated_date=NOW(); &quot; &amp; IF(OR([.G274]&lt;&gt;&quot;&quot;; [.I274]&lt;&gt;&quot;&quot;);&quot;INSERT INTO translation_target (lang, translation, translation_source_id, created_visa, updated_visa, created_date, updated_date) VALUES &quot; &amp; IF([.G274]&lt;&gt;&quot;&quot;;&quot;('de', '&quot; &amp; SUBSTITUTE([.H274];&quot;'&quot;; &quot;\'&quot;) &amp; &quot;', LAST_INSERT_ID(), 'roland', 'roland', NOW(), NOW())&quot;; &quot;&quot;) &amp; IF(AND([.G274]&lt;&gt;&quot;&quot;; [.I274]&lt;&gt;&quot;&quot;); &quot;,&quot;; &quot;&quot;) &amp; IF([.I274]&lt;&gt;&quot;&quot;;&quot;('fr', '&quot; &amp; SUBSTITUTE(SUBSTITUTE(SUBSTITUTE([.I2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" calcext:value-type="string">
            <text:p>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table:style-name="ce10" office:value-type="string" calcext:value-type="string">
            <text:p>@titel_nachname est lié(e)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G275];&quot;'&quot;; &quot;\'&quot;) &amp; &quot;', location='&quot; &amp;SUBSTITUTE([.A275];&quot;'&quot;; &quot;\'&quot;) &amp; &quot;', field = '&quot; &amp; SUBSTITUTE([.B275];&quot;'&quot;; &quot;\'&quot;) &amp; &quot;'&quot; &amp; IF(OR(1; [.D275]&lt;&gt;&quot;&quot;); &quot;, context = '&quot; &amp; SUBSTITUTE([.D275];&quot;'&quot;; &quot;\'&quot;) &amp; &quot;'&quot;; &quot;&quot;) &amp; IF(AND(1; [.E275]&lt;&gt;&quot;&quot;); &quot;, textgroup = '&quot; &amp; SUBSTITUTE([.E275];&quot;'&quot;; &quot;\'&quot;) &amp; &quot;'&quot;; &quot;&quot;) &amp; &quot;, created_visa='roland', updated_visa='roland', created_date=NOW(), updated_date=NOW(); &quot; &amp; IF(OR([.G275]&lt;&gt;&quot;&quot;; [.I275]&lt;&gt;&quot;&quot;);&quot;INSERT INTO translation_target (lang, translation, translation_source_id, created_visa, updated_visa, created_date, updated_date) VALUES &quot; &amp; IF([.G275]&lt;&gt;&quot;&quot;;&quot;('de', '&quot; &amp; SUBSTITUTE([.H275];&quot;'&quot;; &quot;\'&quot;) &amp; &quot;', LAST_INSERT_ID(), 'roland', 'roland', NOW(), NOW())&quot;; &quot;&quot;) &amp; IF(AND([.G275]&lt;&gt;&quot;&quot;; [.I275]&lt;&gt;&quot;&quot;); &quot;,&quot;; &quot;&quot;) &amp; IF([.I275]&lt;&gt;&quot;&quot;;&quot;('fr', '&quot; &amp; SUBSTITUTE(SUBSTITUTE(SUBSTITUTE([.I2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1" calcext:value-type="date">
            <text:p>01.12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table:style-name="ce10" office:value-type="string" calcext:value-type="string">
            <text:p>@titel_nachname est lié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G276];&quot;'&quot;; &quot;\'&quot;) &amp; &quot;', location='&quot; &amp;SUBSTITUTE([.A276];&quot;'&quot;; &quot;\'&quot;) &amp; &quot;', field = '&quot; &amp; SUBSTITUTE([.B276];&quot;'&quot;; &quot;\'&quot;) &amp; &quot;'&quot; &amp; IF(OR(1; [.D276]&lt;&gt;&quot;&quot;); &quot;, context = '&quot; &amp; SUBSTITUTE([.D276];&quot;'&quot;; &quot;\'&quot;) &amp; &quot;'&quot;; &quot;&quot;) &amp; IF(AND(1; [.E276]&lt;&gt;&quot;&quot;); &quot;, textgroup = '&quot; &amp; SUBSTITUTE([.E276];&quot;'&quot;; &quot;\'&quot;) &amp; &quot;'&quot;; &quot;&quot;) &amp; &quot;, created_visa='roland', updated_visa='roland', created_date=NOW(), updated_date=NOW(); &quot; &amp; IF(OR([.G276]&lt;&gt;&quot;&quot;; [.I276]&lt;&gt;&quot;&quot;);&quot;INSERT INTO translation_target (lang, translation, translation_source_id, created_visa, updated_visa, created_date, updated_date) VALUES &quot; &amp; IF([.G276]&lt;&gt;&quot;&quot;;&quot;('de', '&quot; &amp; SUBSTITUTE([.H276];&quot;'&quot;; &quot;\'&quot;) &amp; &quot;', LAST_INSERT_ID(), 'roland', 'roland', NOW(), NOW())&quot;; &quot;&quot;) &amp; IF(AND([.G276]&lt;&gt;&quot;&quot;; [.I276]&lt;&gt;&quot;&quot;); &quot;,&quot;; &quot;&quot;) &amp; IF([.I276]&lt;&gt;&quot;&quot;;&quot;('fr', '&quot; &amp; SUBSTITUTE(SUBSTITUTE(SUBSTITUTE([.I2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1" calcext:value-type="date">
            <text:p>01.12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table:style-name="ce10" office:value-type="string" calcext:value-type="string">
            <text:p>@titel_nachname est liée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G277];&quot;'&quot;; &quot;\'&quot;) &amp; &quot;', location='&quot; &amp;SUBSTITUTE([.A277];&quot;'&quot;; &quot;\'&quot;) &amp; &quot;', field = '&quot; &amp; SUBSTITUTE([.B277];&quot;'&quot;; &quot;\'&quot;) &amp; &quot;'&quot; &amp; IF(OR(1; [.D277]&lt;&gt;&quot;&quot;); &quot;, context = '&quot; &amp; SUBSTITUTE([.D277];&quot;'&quot;; &quot;\'&quot;) &amp; &quot;'&quot;; &quot;&quot;) &amp; IF(AND(1; [.E277]&lt;&gt;&quot;&quot;); &quot;, textgroup = '&quot; &amp; SUBSTITUTE([.E277];&quot;'&quot;; &quot;\'&quot;) &amp; &quot;'&quot;; &quot;&quot;) &amp; &quot;, created_visa='roland', updated_visa='roland', created_date=NOW(), updated_date=NOW(); &quot; &amp; IF(OR([.G277]&lt;&gt;&quot;&quot;; [.I277]&lt;&gt;&quot;&quot;);&quot;INSERT INTO translation_target (lang, translation, translation_source_id, created_visa, updated_visa, created_date, updated_date) VALUES &quot; &amp; IF([.G277]&lt;&gt;&quot;&quot;;&quot;('de', '&quot; &amp; SUBSTITUTE([.H277];&quot;'&quot;; &quot;\'&quot;) &amp; &quot;', LAST_INSERT_ID(), 'roland', 'roland', NOW(), NOW())&quot;; &quot;&quot;) &amp; IF(AND([.G277]&lt;&gt;&quot;&quot;; [.I277]&lt;&gt;&quot;&quot;); &quot;,&quot;; &quot;&quot;) &amp; IF([.I277]&lt;&gt;&quot;&quot;;&quot;('fr', '&quot; &amp; SUBSTITUTE(SUBSTITUTE(SUBSTITUTE([.I2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MitInteressengruppen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obbygruppen in der Branche @branche</text:p>
          </table:table-cell>
          <table:table-cell/>
          <table:table-cell table:style-name="ce10" office:value-type="string" calcext:value-type="string">
            <text:p>Groupes d'intérêts de la branche @branche</text:p>
          </table:table-cell>
          <table:table-cell table:number-columns-repeated="2"/>
          <table:table-cell table:formula="of:=&quot;INSERT INTO translation_source SET source='&quot; &amp; SUBSTITUTE([.G278];&quot;'&quot;; &quot;\'&quot;) &amp; &quot;', location='&quot; &amp;SUBSTITUTE([.A278];&quot;'&quot;; &quot;\'&quot;) &amp; &quot;', field = '&quot; &amp; SUBSTITUTE([.B278];&quot;'&quot;; &quot;\'&quot;) &amp; &quot;'&quot; &amp; IF(OR(1; [.D278]&lt;&gt;&quot;&quot;); &quot;, context = '&quot; &amp; SUBSTITUTE([.D278];&quot;'&quot;; &quot;\'&quot;) &amp; &quot;'&quot;; &quot;&quot;) &amp; IF(AND(1; [.E278]&lt;&gt;&quot;&quot;); &quot;, textgroup = '&quot; &amp; SUBSTITUTE([.E278];&quot;'&quot;; &quot;\'&quot;) &amp; &quot;'&quot;; &quot;&quot;) &amp; &quot;, created_visa='roland', updated_visa='roland', created_date=NOW(), updated_date=NOW(); &quot; &amp; IF(OR([.G278]&lt;&gt;&quot;&quot;; [.I278]&lt;&gt;&quot;&quot;);&quot;INSERT INTO translation_target (lang, translation, translation_source_id, created_visa, updated_visa, created_date, updated_date) VALUES &quot; &amp; IF([.G278]&lt;&gt;&quot;&quot;;&quot;('de', '&quot; &amp; SUBSTITUTE([.H278];&quot;'&quot;; &quot;\'&quot;) &amp; &quot;', LAST_INSERT_ID(), 'roland', 'roland', NOW(), NOW())&quot;; &quot;&quot;) &amp; IF(AND([.G278]&lt;&gt;&quot;&quot;; [.I278]&lt;&gt;&quot;&quot;); &quot;,&quot;; &quot;&quot;) &amp; IF([.I278]&lt;&gt;&quot;&quot;;&quot;('fr', '&quot; &amp; SUBSTITUTE(SUBSTITUTE(SUBSTITUTE([.I2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s de la branche @branche', LAST_INSERT_ID(), 'roland', 'roland', NOW(), NOW());" calcext:value-type="string">
            <text:p>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s de la branche @branch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@titel_nachname ermöglicht folgenden Gästen Zutritt zum Bundeshaus</text:p>
          </table:table-cell>
          <table:table-cell/>
          <table:table-cell table:style-name="Default" office:value-type="string" calcext:value-type="string">
            <text:p>@titel_nachname permet l'accès au Palais fédéral aux invités suivants :</text:p>
          </table:table-cell>
          <table:table-cell table:number-columns-repeated="2"/>
          <table:table-cell table:formula="of:=&quot;INSERT INTO translation_source SET source='&quot; &amp; SUBSTITUTE([.G279];&quot;'&quot;; &quot;\'&quot;) &amp; &quot;', location='&quot; &amp;SUBSTITUTE([.A279];&quot;'&quot;; &quot;\'&quot;) &amp; &quot;', field = '&quot; &amp; SUBSTITUTE([.B279];&quot;'&quot;; &quot;\'&quot;) &amp; &quot;'&quot; &amp; IF(OR(1; [.D279]&lt;&gt;&quot;&quot;); &quot;, context = '&quot; &amp; SUBSTITUTE([.D279];&quot;'&quot;; &quot;\'&quot;) &amp; &quot;'&quot;; &quot;&quot;) &amp; IF(AND(1; [.E279]&lt;&gt;&quot;&quot;); &quot;, textgroup = '&quot; &amp; SUBSTITUTE([.E279];&quot;'&quot;; &quot;\'&quot;) &amp; &quot;'&quot;; &quot;&quot;) &amp; &quot;, created_visa='roland', updated_visa='roland', created_date=NOW(), updated_date=NOW(); &quot; &amp; IF(OR([.G279]&lt;&gt;&quot;&quot;; [.I279]&lt;&gt;&quot;&quot;);&quot;INSERT INTO translation_target (lang, translation, translation_source_id, created_visa, updated_visa, created_date, updated_date) VALUES &quot; &amp; IF([.G279]&lt;&gt;&quot;&quot;;&quot;('de', '&quot; &amp; SUBSTITUTE([.H279];&quot;'&quot;; &quot;\'&quot;) &amp; &quot;', LAST_INSERT_ID(), 'roland', 'roland', NOW(), NOW())&quot;; &quot;&quot;) &amp; IF(AND([.G279]&lt;&gt;&quot;&quot;; [.I279]&lt;&gt;&quot;&quot;); &quot;,&quot;; &quot;&quot;) &amp; IF([.I279]&lt;&gt;&quot;&quot;;&quot;('fr', '&quot; &amp; SUBSTITUTE(SUBSTITUTE(SUBSTITUTE([.I2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permet l\'accès au Palais fédéral aux invités suivants :', LAST_INSERT_ID(), 'roland', 'roland', NOW(), NOW());" calcext:value-type="string">
            <text:p>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permet l\'accès au Palais fédéral aux invités suivants :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Kommissionen:</text:p>
          </table:table-cell>
          <table:table-cell/>
          <table:table-cell table:style-name="ce10" office:value-type="string" calcext:value-type="string">
            <text:p>Commissions :</text:p>
          </table:table-cell>
          <table:table-cell table:number-columns-repeated="2"/>
          <table:table-cell table:formula="of:=&quot;INSERT INTO translation_source SET source='&quot; &amp; SUBSTITUTE([.G280];&quot;'&quot;; &quot;\'&quot;) &amp; &quot;', location='&quot; &amp;SUBSTITUTE([.A280];&quot;'&quot;; &quot;\'&quot;) &amp; &quot;', field = '&quot; &amp; SUBSTITUTE([.B280];&quot;'&quot;; &quot;\'&quot;) &amp; &quot;'&quot; &amp; IF(OR(1; [.D280]&lt;&gt;&quot;&quot;); &quot;, context = '&quot; &amp; SUBSTITUTE([.D280];&quot;'&quot;; &quot;\'&quot;) &amp; &quot;'&quot;; &quot;&quot;) &amp; IF(AND(1; [.E280]&lt;&gt;&quot;&quot;); &quot;, textgroup = '&quot; &amp; SUBSTITUTE([.E280];&quot;'&quot;; &quot;\'&quot;) &amp; &quot;'&quot;; &quot;&quot;) &amp; &quot;, created_visa='roland', updated_visa='roland', created_date=NOW(), updated_date=NOW(); &quot; &amp; IF(OR([.G280]&lt;&gt;&quot;&quot;; [.I280]&lt;&gt;&quot;&quot;);&quot;INSERT INTO translation_target (lang, translation, translation_source_id, created_visa, updated_visa, created_date, updated_date) VALUES &quot; &amp; IF([.G280]&lt;&gt;&quot;&quot;;&quot;('de', '&quot; &amp; SUBSTITUTE([.H280];&quot;'&quot;; &quot;\'&quot;) &amp; &quot;', LAST_INSERT_ID(), 'roland', 'roland', NOW(), NOW())&quot;; &quot;&quot;) &amp; IF(AND([.G280]&lt;&gt;&quot;&quot;; [.I280]&lt;&gt;&quot;&quot;); &quot;,&quot;; &quot;&quot;) &amp; IF([.I280]&lt;&gt;&quot;&quot;;&quot;('fr', '&quot; &amp; SUBSTITUTE(SUBSTITUTE(SUBSTITUTE([.I2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 :', LAST_INSERT_ID(), 'roland', 'roland', NOW(), NOW());" calcext:value-type="string">
            <text:p>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 :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obbyfaktor</text:p>
          </table:table-cell>
          <table:table-cell/>
          <table:table-cell table:style-name="ce10" office:value-type="string" calcext:value-type="string">
            <text:p>Facteur de lobbying</text:p>
          </table:table-cell>
          <table:table-cell table:number-columns-repeated="2"/>
          <table:table-cell table:formula="of:=&quot;INSERT INTO translation_source SET source='&quot; &amp; SUBSTITUTE([.G281];&quot;'&quot;; &quot;\'&quot;) &amp; &quot;', location='&quot; &amp;SUBSTITUTE([.A281];&quot;'&quot;; &quot;\'&quot;) &amp; &quot;', field = '&quot; &amp; SUBSTITUTE([.B281];&quot;'&quot;; &quot;\'&quot;) &amp; &quot;'&quot; &amp; IF(OR(1; [.D281]&lt;&gt;&quot;&quot;); &quot;, context = '&quot; &amp; SUBSTITUTE([.D281];&quot;'&quot;; &quot;\'&quot;) &amp; &quot;'&quot;; &quot;&quot;) &amp; IF(AND(1; [.E281]&lt;&gt;&quot;&quot;); &quot;, textgroup = '&quot; &amp; SUBSTITUTE([.E281];&quot;'&quot;; &quot;\'&quot;) &amp; &quot;'&quot;; &quot;&quot;) &amp; &quot;, created_visa='roland', updated_visa='roland', created_date=NOW(), updated_date=NOW(); &quot; &amp; IF(OR([.G281]&lt;&gt;&quot;&quot;; [.I281]&lt;&gt;&quot;&quot;);&quot;INSERT INTO translation_target (lang, translation, translation_source_id, created_visa, updated_visa, created_date, updated_date) VALUES &quot; &amp; IF([.G281]&lt;&gt;&quot;&quot;;&quot;('de', '&quot; &amp; SUBSTITUTE([.H281];&quot;'&quot;; &quot;\'&quot;) &amp; &quot;', LAST_INSERT_ID(), 'roland', 'roland', NOW(), NOW())&quot;; &quot;&quot;) &amp; IF(AND([.G281]&lt;&gt;&quot;&quot;; [.I281]&lt;&gt;&quot;&quot;); &quot;,&quot;; &quot;&quot;) &amp; IF([.I281]&lt;&gt;&quot;&quot;;&quot;('fr', '&quot; &amp; SUBSTITUTE(SUBSTITUTE(SUBSTITUTE([.I2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', LAST_INSERT_ID(), 'roland', 'roland', NOW(), NOW());" calcext:value-type="string">
            <text:p>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Rat</text:p>
          </table:table-cell>
          <table:table-cell/>
          <table:table-cell table:style-name="ce10" office:value-type="string" calcext:value-type="string">
            <text:p>Conseil</text:p>
          </table:table-cell>
          <table:table-cell table:number-columns-repeated="2"/>
          <table:table-cell table:formula="of:=&quot;INSERT INTO translation_source SET source='&quot; &amp; SUBSTITUTE([.G282];&quot;'&quot;; &quot;\'&quot;) &amp; &quot;', location='&quot; &amp;SUBSTITUTE([.A282];&quot;'&quot;; &quot;\'&quot;) &amp; &quot;', field = '&quot; &amp; SUBSTITUTE([.B282];&quot;'&quot;; &quot;\'&quot;) &amp; &quot;'&quot; &amp; IF(OR(1; [.D282]&lt;&gt;&quot;&quot;); &quot;, context = '&quot; &amp; SUBSTITUTE([.D282];&quot;'&quot;; &quot;\'&quot;) &amp; &quot;'&quot;; &quot;&quot;) &amp; IF(AND(1; [.E282]&lt;&gt;&quot;&quot;); &quot;, textgroup = '&quot; &amp; SUBSTITUTE([.E282];&quot;'&quot;; &quot;\'&quot;) &amp; &quot;'&quot;; &quot;&quot;) &amp; &quot;, created_visa='roland', updated_visa='roland', created_date=NOW(), updated_date=NOW(); &quot; &amp; IF(OR([.G282]&lt;&gt;&quot;&quot;; [.I282]&lt;&gt;&quot;&quot;);&quot;INSERT INTO translation_target (lang, translation, translation_source_id, created_visa, updated_visa, created_date, updated_date) VALUES &quot; &amp; IF([.G282]&lt;&gt;&quot;&quot;;&quot;('de', '&quot; &amp; SUBSTITUTE([.H282];&quot;'&quot;; &quot;\'&quot;) &amp; &quot;', LAST_INSERT_ID(), 'roland', 'roland', NOW(), NOW())&quot;; &quot;&quot;) &amp; IF(AND([.G282]&lt;&gt;&quot;&quot;; [.I282]&lt;&gt;&quot;&quot;); &quot;,&quot;; &quot;&quot;) &amp; IF([.I282]&lt;&gt;&quot;&quot;;&quot;('fr', '&quot; &amp; SUBSTITUTE(SUBSTITUTE(SUBSTITUTE([.I2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" calcext:value-type="string">
            <text:p>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nzeigen</text:p>
          </table:table-cell>
          <table:table-cell/>
          <table:table-cell table:style-name="ce11" office:value-type="string" calcext:value-type="string">
            <text:p>Montrer</text:p>
          </table:table-cell>
          <table:table-cell office:value-type="string" calcext:value-type="string">
            <text:p>Als Verb gedacht?</text:p>
          </table:table-cell>
          <table:table-cell/>
          <table:table-cell table:formula="of:=&quot;INSERT INTO translation_source SET source='&quot; &amp; SUBSTITUTE([.G283];&quot;'&quot;; &quot;\'&quot;) &amp; &quot;', location='&quot; &amp;SUBSTITUTE([.A283];&quot;'&quot;; &quot;\'&quot;) &amp; &quot;', field = '&quot; &amp; SUBSTITUTE([.B283];&quot;'&quot;; &quot;\'&quot;) &amp; &quot;'&quot; &amp; IF(OR(1; [.D283]&lt;&gt;&quot;&quot;); &quot;, context = '&quot; &amp; SUBSTITUTE([.D283];&quot;'&quot;; &quot;\'&quot;) &amp; &quot;'&quot;; &quot;&quot;) &amp; IF(AND(1; [.E283]&lt;&gt;&quot;&quot;); &quot;, textgroup = '&quot; &amp; SUBSTITUTE([.E283];&quot;'&quot;; &quot;\'&quot;) &amp; &quot;'&quot;; &quot;&quot;) &amp; &quot;, created_visa='roland', updated_visa='roland', created_date=NOW(), updated_date=NOW(); &quot; &amp; IF(OR([.G283]&lt;&gt;&quot;&quot;; [.I283]&lt;&gt;&quot;&quot;);&quot;INSERT INTO translation_target (lang, translation, translation_source_id, created_visa, updated_visa, created_date, updated_date) VALUES &quot; &amp; IF([.G283]&lt;&gt;&quot;&quot;;&quot;('de', '&quot; &amp; SUBSTITUTE([.H283];&quot;'&quot;; &quot;\'&quot;) &amp; &quot;', LAST_INSERT_ID(), 'roland', 'roland', NOW(), NOW())&quot;; &quot;&quot;) &amp; IF(AND([.G283]&lt;&gt;&quot;&quot;; [.I283]&lt;&gt;&quot;&quot;); &quot;,&quot;; &quot;&quot;) &amp; IF([.I283]&lt;&gt;&quot;&quot;;&quot;('fr', '&quot; &amp; SUBSTITUTE(SUBSTITUTE(SUBSTITUTE([.I2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" calcext:value-type="string">
            <text:p>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bbrechen</text:p>
          </table:table-cell>
          <table:table-cell/>
          <table:table-cell table:style-name="ce10" office:value-type="string" calcext:value-type="string">
            <text:p>Annuler</text:p>
          </table:table-cell>
          <table:table-cell table:number-columns-repeated="2"/>
          <table:table-cell table:formula="of:=&quot;INSERT INTO translation_source SET source='&quot; &amp; SUBSTITUTE([.G284];&quot;'&quot;; &quot;\'&quot;) &amp; &quot;', location='&quot; &amp;SUBSTITUTE([.A284];&quot;'&quot;; &quot;\'&quot;) &amp; &quot;', field = '&quot; &amp; SUBSTITUTE([.B284];&quot;'&quot;; &quot;\'&quot;) &amp; &quot;'&quot; &amp; IF(OR(1; [.D284]&lt;&gt;&quot;&quot;); &quot;, context = '&quot; &amp; SUBSTITUTE([.D284];&quot;'&quot;; &quot;\'&quot;) &amp; &quot;'&quot;; &quot;&quot;) &amp; IF(AND(1; [.E284]&lt;&gt;&quot;&quot;); &quot;, textgroup = '&quot; &amp; SUBSTITUTE([.E284];&quot;'&quot;; &quot;\'&quot;) &amp; &quot;'&quot;; &quot;&quot;) &amp; &quot;, created_visa='roland', updated_visa='roland', created_date=NOW(), updated_date=NOW(); &quot; &amp; IF(OR([.G284]&lt;&gt;&quot;&quot;; [.I284]&lt;&gt;&quot;&quot;);&quot;INSERT INTO translation_target (lang, translation, translation_source_id, created_visa, updated_visa, created_date, updated_date) VALUES &quot; &amp; IF([.G284]&lt;&gt;&quot;&quot;;&quot;('de', '&quot; &amp; SUBSTITUTE([.H284];&quot;'&quot;; &quot;\'&quot;) &amp; &quot;', LAST_INSERT_ID(), 'roland', 'roland', NOW(), NOW())&quot;; &quot;&quot;) &amp; IF(AND([.G284]&lt;&gt;&quot;&quot;; [.I284]&lt;&gt;&quot;&quot;); &quot;,&quot;; &quot;&quot;) &amp; IF([.I284]&lt;&gt;&quot;&quot;;&quot;('fr', '&quot; &amp; SUBSTITUTE(SUBSTITUTE(SUBSTITUTE([.I2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" calcext:value-type="string">
            <text:p>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Zurücksetzen</text:p>
          </table:table-cell>
          <table:table-cell/>
          <table:table-cell table:style-name="ce10" office:value-type="string" calcext:value-type="string">
            <text:p>Retirer</text:p>
          </table:table-cell>
          <table:table-cell table:number-columns-repeated="2"/>
          <table:table-cell table:formula="of:=&quot;INSERT INTO translation_source SET source='&quot; &amp; SUBSTITUTE([.G285];&quot;'&quot;; &quot;\'&quot;) &amp; &quot;', location='&quot; &amp;SUBSTITUTE([.A285];&quot;'&quot;; &quot;\'&quot;) &amp; &quot;', field = '&quot; &amp; SUBSTITUTE([.B285];&quot;'&quot;; &quot;\'&quot;) &amp; &quot;'&quot; &amp; IF(OR(1; [.D285]&lt;&gt;&quot;&quot;); &quot;, context = '&quot; &amp; SUBSTITUTE([.D285];&quot;'&quot;; &quot;\'&quot;) &amp; &quot;'&quot;; &quot;&quot;) &amp; IF(AND(1; [.E285]&lt;&gt;&quot;&quot;); &quot;, textgroup = '&quot; &amp; SUBSTITUTE([.E285];&quot;'&quot;; &quot;\'&quot;) &amp; &quot;'&quot;; &quot;&quot;) &amp; &quot;, created_visa='roland', updated_visa='roland', created_date=NOW(), updated_date=NOW(); &quot; &amp; IF(OR([.G285]&lt;&gt;&quot;&quot;; [.I285]&lt;&gt;&quot;&quot;);&quot;INSERT INTO translation_target (lang, translation, translation_source_id, created_visa, updated_visa, created_date, updated_date) VALUES &quot; &amp; IF([.G285]&lt;&gt;&quot;&quot;;&quot;('de', '&quot; &amp; SUBSTITUTE([.H285];&quot;'&quot;; &quot;\'&quot;) &amp; &quot;', LAST_INSERT_ID(), 'roland', 'roland', NOW(), NOW())&quot;; &quot;&quot;) &amp; IF(AND([.G285]&lt;&gt;&quot;&quot;; [.I285]&lt;&gt;&quot;&quot;); &quot;,&quot;; &quot;&quot;) &amp; IF([.I285]&lt;&gt;&quot;&quot;;&quot;('fr', '&quot; &amp; SUBSTITUTE(SUBSTITUTE(SUBSTITUTE([.I2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" calcext:value-type="string">
            <text:p>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parteilos</text:p>
          </table:table-cell>
          <table:table-cell/>
          <table:table-cell table:style-name="ce10" office:value-type="string" calcext:value-type="string">
            <text:p>sans appartenance politique</text:p>
          </table:table-cell>
          <table:table-cell table:number-columns-repeated="2"/>
          <table:table-cell table:formula="of:=&quot;INSERT INTO translation_source SET source='&quot; &amp; SUBSTITUTE([.G286];&quot;'&quot;; &quot;\'&quot;) &amp; &quot;', location='&quot; &amp;SUBSTITUTE([.A286];&quot;'&quot;; &quot;\'&quot;) &amp; &quot;', field = '&quot; &amp; SUBSTITUTE([.B286];&quot;'&quot;; &quot;\'&quot;) &amp; &quot;'&quot; &amp; IF(OR(1; [.D286]&lt;&gt;&quot;&quot;); &quot;, context = '&quot; &amp; SUBSTITUTE([.D286];&quot;'&quot;; &quot;\'&quot;) &amp; &quot;'&quot;; &quot;&quot;) &amp; IF(AND(1; [.E286]&lt;&gt;&quot;&quot;); &quot;, textgroup = '&quot; &amp; SUBSTITUTE([.E286];&quot;'&quot;; &quot;\'&quot;) &amp; &quot;'&quot;; &quot;&quot;) &amp; &quot;, created_visa='roland', updated_visa='roland', created_date=NOW(), updated_date=NOW(); &quot; &amp; IF(OR([.G286]&lt;&gt;&quot;&quot;; [.I286]&lt;&gt;&quot;&quot;);&quot;INSERT INTO translation_target (lang, translation, translation_source_id, created_visa, updated_visa, created_date, updated_date) VALUES &quot; &amp; IF([.G286]&lt;&gt;&quot;&quot;;&quot;('de', '&quot; &amp; SUBSTITUTE([.H286];&quot;'&quot;; &quot;\'&quot;) &amp; &quot;', LAST_INSERT_ID(), 'roland', 'roland', NOW(), NOW())&quot;; &quot;&quot;) &amp; IF(AND([.G286]&lt;&gt;&quot;&quot;; [.I286]&lt;&gt;&quot;&quot;); &quot;,&quot;; &quot;&quot;) &amp; IF([.I286]&lt;&gt;&quot;&quot;;&quot;('fr', '&quot; &amp; SUBSTITUTE(SUBSTITUTE(SUBSTITUTE([.I2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" calcext:value-type="string">
            <text:p>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ortierung</text:p>
          </table:table-cell>
          <table:table-cell/>
          <table:table-cell table:style-name="ce10" office:value-type="string" calcext:value-type="string">
            <text:p>Triage</text:p>
          </table:table-cell>
          <table:table-cell table:number-columns-repeated="2"/>
          <table:table-cell table:formula="of:=&quot;INSERT INTO translation_source SET source='&quot; &amp; SUBSTITUTE([.G287];&quot;'&quot;; &quot;\'&quot;) &amp; &quot;', location='&quot; &amp;SUBSTITUTE([.A287];&quot;'&quot;; &quot;\'&quot;) &amp; &quot;', field = '&quot; &amp; SUBSTITUTE([.B287];&quot;'&quot;; &quot;\'&quot;) &amp; &quot;'&quot; &amp; IF(OR(1; [.D287]&lt;&gt;&quot;&quot;); &quot;, context = '&quot; &amp; SUBSTITUTE([.D287];&quot;'&quot;; &quot;\'&quot;) &amp; &quot;'&quot;; &quot;&quot;) &amp; IF(AND(1; [.E287]&lt;&gt;&quot;&quot;); &quot;, textgroup = '&quot; &amp; SUBSTITUTE([.E287];&quot;'&quot;; &quot;\'&quot;) &amp; &quot;'&quot;; &quot;&quot;) &amp; &quot;, created_visa='roland', updated_visa='roland', created_date=NOW(), updated_date=NOW(); &quot; &amp; IF(OR([.G287]&lt;&gt;&quot;&quot;; [.I287]&lt;&gt;&quot;&quot;);&quot;INSERT INTO translation_target (lang, translation, translation_source_id, created_visa, updated_visa, created_date, updated_date) VALUES &quot; &amp; IF([.G287]&lt;&gt;&quot;&quot;;&quot;('de', '&quot; &amp; SUBSTITUTE([.H287];&quot;'&quot;; &quot;\'&quot;) &amp; &quot;', LAST_INSERT_ID(), 'roland', 'roland', NOW(), NOW())&quot;; &quot;&quot;) &amp; IF(AND([.G287]&lt;&gt;&quot;&quot;; [.I287]&lt;&gt;&quot;&quot;); &quot;,&quot;; &quot;&quot;) &amp; IF([.I287]&lt;&gt;&quot;&quot;;&quot;('fr', '&quot; &amp; SUBSTITUTE(SUBSTITUTE(SUBSTITUTE([.I2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" calcext:value-type="string">
            <text:p>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ufsteigend</text:p>
          </table:table-cell>
          <table:table-cell/>
          <table:table-cell table:style-name="ce10" office:value-type="string" calcext:value-type="string">
            <text:p>Ascendant</text:p>
          </table:table-cell>
          <table:table-cell table:number-columns-repeated="2"/>
          <table:table-cell table:formula="of:=&quot;INSERT INTO translation_source SET source='&quot; &amp; SUBSTITUTE([.G288];&quot;'&quot;; &quot;\'&quot;) &amp; &quot;', location='&quot; &amp;SUBSTITUTE([.A288];&quot;'&quot;; &quot;\'&quot;) &amp; &quot;', field = '&quot; &amp; SUBSTITUTE([.B288];&quot;'&quot;; &quot;\'&quot;) &amp; &quot;'&quot; &amp; IF(OR(1; [.D288]&lt;&gt;&quot;&quot;); &quot;, context = '&quot; &amp; SUBSTITUTE([.D288];&quot;'&quot;; &quot;\'&quot;) &amp; &quot;'&quot;; &quot;&quot;) &amp; IF(AND(1; [.E288]&lt;&gt;&quot;&quot;); &quot;, textgroup = '&quot; &amp; SUBSTITUTE([.E288];&quot;'&quot;; &quot;\'&quot;) &amp; &quot;'&quot;; &quot;&quot;) &amp; &quot;, created_visa='roland', updated_visa='roland', created_date=NOW(), updated_date=NOW(); &quot; &amp; IF(OR([.G288]&lt;&gt;&quot;&quot;; [.I288]&lt;&gt;&quot;&quot;);&quot;INSERT INTO translation_target (lang, translation, translation_source_id, created_visa, updated_visa, created_date, updated_date) VALUES &quot; &amp; IF([.G288]&lt;&gt;&quot;&quot;;&quot;('de', '&quot; &amp; SUBSTITUTE([.H288];&quot;'&quot;; &quot;\'&quot;) &amp; &quot;', LAST_INSERT_ID(), 'roland', 'roland', NOW(), NOW())&quot;; &quot;&quot;) &amp; IF(AND([.G288]&lt;&gt;&quot;&quot;; [.I288]&lt;&gt;&quot;&quot;); &quot;,&quot;; &quot;&quot;) &amp; IF([.I288]&lt;&gt;&quot;&quot;;&quot;('fr', '&quot; &amp; SUBSTITUTE(SUBSTITUTE(SUBSTITUTE([.I2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" calcext:value-type="string">
            <text:p>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bsteigend</text:p>
          </table:table-cell>
          <table:table-cell/>
          <table:table-cell table:style-name="ce10" office:value-type="string" calcext:value-type="string">
            <text:p>Descendant</text:p>
          </table:table-cell>
          <table:table-cell table:number-columns-repeated="2"/>
          <table:table-cell table:formula="of:=&quot;INSERT INTO translation_source SET source='&quot; &amp; SUBSTITUTE([.G289];&quot;'&quot;; &quot;\'&quot;) &amp; &quot;', location='&quot; &amp;SUBSTITUTE([.A289];&quot;'&quot;; &quot;\'&quot;) &amp; &quot;', field = '&quot; &amp; SUBSTITUTE([.B289];&quot;'&quot;; &quot;\'&quot;) &amp; &quot;'&quot; &amp; IF(OR(1; [.D289]&lt;&gt;&quot;&quot;); &quot;, context = '&quot; &amp; SUBSTITUTE([.D289];&quot;'&quot;; &quot;\'&quot;) &amp; &quot;'&quot;; &quot;&quot;) &amp; IF(AND(1; [.E289]&lt;&gt;&quot;&quot;); &quot;, textgroup = '&quot; &amp; SUBSTITUTE([.E289];&quot;'&quot;; &quot;\'&quot;) &amp; &quot;'&quot;; &quot;&quot;) &amp; &quot;, created_visa='roland', updated_visa='roland', created_date=NOW(), updated_date=NOW(); &quot; &amp; IF(OR([.G289]&lt;&gt;&quot;&quot;; [.I289]&lt;&gt;&quot;&quot;);&quot;INSERT INTO translation_target (lang, translation, translation_source_id, created_visa, updated_visa, created_date, updated_date) VALUES &quot; &amp; IF([.G289]&lt;&gt;&quot;&quot;;&quot;('de', '&quot; &amp; SUBSTITUTE([.H289];&quot;'&quot;; &quot;\'&quot;) &amp; &quot;', LAST_INSERT_ID(), 'roland', 'roland', NOW(), NOW())&quot;; &quot;&quot;) &amp; IF(AND([.G289]&lt;&gt;&quot;&quot;; [.I289]&lt;&gt;&quot;&quot;); &quot;,&quot;; &quot;&quot;) &amp; IF([.I289]&lt;&gt;&quot;&quot;;&quot;('fr', '&quot; &amp; SUBSTITUTE(SUBSTITUTE(SUBSTITUTE([.I28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" calcext:value-type="string">
            <text:p>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obbywatch_handler_filter_parlamentarier_ratstyp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eschlecht</text:p>
          </table:table-cell>
          <table:table-cell/>
          <table:table-cell table:style-name="ce10" office:value-type="string" calcext:value-type="string">
            <text:p>Sexe</text:p>
          </table:table-cell>
          <table:table-cell table:number-columns-repeated="2"/>
          <table:table-cell table:formula="of:=&quot;INSERT INTO translation_source SET source='&quot; &amp; SUBSTITUTE([.G290];&quot;'&quot;; &quot;\'&quot;) &amp; &quot;', location='&quot; &amp;SUBSTITUTE([.A290];&quot;'&quot;; &quot;\'&quot;) &amp; &quot;', field = '&quot; &amp; SUBSTITUTE([.B290];&quot;'&quot;; &quot;\'&quot;) &amp; &quot;'&quot; &amp; IF(OR(1; [.D290]&lt;&gt;&quot;&quot;); &quot;, context = '&quot; &amp; SUBSTITUTE([.D290];&quot;'&quot;; &quot;\'&quot;) &amp; &quot;'&quot;; &quot;&quot;) &amp; IF(AND(1; [.E290]&lt;&gt;&quot;&quot;); &quot;, textgroup = '&quot; &amp; SUBSTITUTE([.E290];&quot;'&quot;; &quot;\'&quot;) &amp; &quot;'&quot;; &quot;&quot;) &amp; &quot;, created_visa='roland', updated_visa='roland', created_date=NOW(), updated_date=NOW(); &quot; &amp; IF(OR([.G290]&lt;&gt;&quot;&quot;; [.I290]&lt;&gt;&quot;&quot;);&quot;INSERT INTO translation_target (lang, translation, translation_source_id, created_visa, updated_visa, created_date, updated_date) VALUES &quot; &amp; IF([.G290]&lt;&gt;&quot;&quot;;&quot;('de', '&quot; &amp; SUBSTITUTE([.H290];&quot;'&quot;; &quot;\'&quot;) &amp; &quot;', LAST_INSERT_ID(), 'roland', 'roland', NOW(), NOW())&quot;; &quot;&quot;) &amp; IF(AND([.G290]&lt;&gt;&quot;&quot;; [.I290]&lt;&gt;&quot;&quot;); &quot;,&quot;; &quot;&quot;) &amp; IF([.I290]&lt;&gt;&quot;&quot;;&quot;('fr', '&quot; &amp; SUBSTITUTE(SUBSTITUTE(SUBSTITUTE([.I29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" calcext:value-type="string">
            <text:p>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obbywatch_handler_filter_parlamentarier_ratstyp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ationalrat</text:p>
          </table:table-cell>
          <table:table-cell/>
          <table:table-cell table:style-name="ce10" office:value-type="string" calcext:value-type="string">
            <text:p>Conseil national</text:p>
          </table:table-cell>
          <table:table-cell table:number-columns-repeated="2"/>
          <table:table-cell table:formula="of:=&quot;INSERT INTO translation_source SET source='&quot; &amp; SUBSTITUTE([.G291];&quot;'&quot;; &quot;\'&quot;) &amp; &quot;', location='&quot; &amp;SUBSTITUTE([.A291];&quot;'&quot;; &quot;\'&quot;) &amp; &quot;', field = '&quot; &amp; SUBSTITUTE([.B291];&quot;'&quot;; &quot;\'&quot;) &amp; &quot;'&quot; &amp; IF(OR(1; [.D291]&lt;&gt;&quot;&quot;); &quot;, context = '&quot; &amp; SUBSTITUTE([.D291];&quot;'&quot;; &quot;\'&quot;) &amp; &quot;'&quot;; &quot;&quot;) &amp; IF(AND(1; [.E291]&lt;&gt;&quot;&quot;); &quot;, textgroup = '&quot; &amp; SUBSTITUTE([.E291];&quot;'&quot;; &quot;\'&quot;) &amp; &quot;'&quot;; &quot;&quot;) &amp; &quot;, created_visa='roland', updated_visa='roland', created_date=NOW(), updated_date=NOW(); &quot; &amp; IF(OR([.G291]&lt;&gt;&quot;&quot;; [.I291]&lt;&gt;&quot;&quot;);&quot;INSERT INTO translation_target (lang, translation, translation_source_id, created_visa, updated_visa, created_date, updated_date) VALUES &quot; &amp; IF([.G291]&lt;&gt;&quot;&quot;;&quot;('de', '&quot; &amp; SUBSTITUTE([.H291];&quot;'&quot;; &quot;\'&quot;) &amp; &quot;', LAST_INSERT_ID(), 'roland', 'roland', NOW(), NOW())&quot;; &quot;&quot;) &amp; IF(AND([.G291]&lt;&gt;&quot;&quot;; [.I291]&lt;&gt;&quot;&quot;); &quot;,&quot;; &quot;&quot;) &amp; IF([.I291]&lt;&gt;&quot;&quot;;&quot;('fr', '&quot; &amp; SUBSTITUTE(SUBSTITUTE(SUBSTITUTE([.I29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" calcext:value-type="string">
            <text:p>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obbywatch_handler_filter_parlamentarier_ratstyp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tänderat</text:p>
          </table:table-cell>
          <table:table-cell/>
          <table:table-cell table:style-name="ce10" office:value-type="string" calcext:value-type="string">
            <text:p>Conseil des Etats</text:p>
          </table:table-cell>
          <table:table-cell table:number-columns-repeated="2"/>
          <table:table-cell table:formula="of:=&quot;INSERT INTO translation_source SET source='&quot; &amp; SUBSTITUTE([.G292];&quot;'&quot;; &quot;\'&quot;) &amp; &quot;', location='&quot; &amp;SUBSTITUTE([.A292];&quot;'&quot;; &quot;\'&quot;) &amp; &quot;', field = '&quot; &amp; SUBSTITUTE([.B292];&quot;'&quot;; &quot;\'&quot;) &amp; &quot;'&quot; &amp; IF(OR(1; [.D292]&lt;&gt;&quot;&quot;); &quot;, context = '&quot; &amp; SUBSTITUTE([.D292];&quot;'&quot;; &quot;\'&quot;) &amp; &quot;'&quot;; &quot;&quot;) &amp; IF(AND(1; [.E292]&lt;&gt;&quot;&quot;); &quot;, textgroup = '&quot; &amp; SUBSTITUTE([.E292];&quot;'&quot;; &quot;\'&quot;) &amp; &quot;'&quot;; &quot;&quot;) &amp; &quot;, created_visa='roland', updated_visa='roland', created_date=NOW(), updated_date=NOW(); &quot; &amp; IF(OR([.G292]&lt;&gt;&quot;&quot;; [.I292]&lt;&gt;&quot;&quot;);&quot;INSERT INTO translation_target (lang, translation, translation_source_id, created_visa, updated_visa, created_date, updated_date) VALUES &quot; &amp; IF([.G292]&lt;&gt;&quot;&quot;;&quot;('de', '&quot; &amp; SUBSTITUTE([.H292];&quot;'&quot;; &quot;\'&quot;) &amp; &quot;', LAST_INSERT_ID(), 'roland', 'roland', NOW(), NOW())&quot;; &quot;&quot;) &amp; IF(AND([.G292]&lt;&gt;&quot;&quot;; [.I292]&lt;&gt;&quot;&quot;); &quot;,&quot;; &quot;&quot;) &amp; IF([.I292]&lt;&gt;&quot;&quot;;&quot;('fr', '&quot; &amp; SUBSTITUTE(SUBSTITUTE(SUBSTITUTE([.I29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" calcext:value-type="string">
            <text:p>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obbywatch_handler_filter_parlamentarier_ratstyp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Bundesrat</text:p>
          </table:table-cell>
          <table:table-cell/>
          <table:table-cell table:style-name="ce10" office:value-type="string" calcext:value-type="string">
            <text:p>Conseil fédéral</text:p>
          </table:table-cell>
          <table:table-cell table:number-columns-repeated="2"/>
          <table:table-cell table:formula="of:=&quot;INSERT INTO translation_source SET source='&quot; &amp; SUBSTITUTE([.G293];&quot;'&quot;; &quot;\'&quot;) &amp; &quot;', location='&quot; &amp;SUBSTITUTE([.A293];&quot;'&quot;; &quot;\'&quot;) &amp; &quot;', field = '&quot; &amp; SUBSTITUTE([.B293];&quot;'&quot;; &quot;\'&quot;) &amp; &quot;'&quot; &amp; IF(OR(1; [.D293]&lt;&gt;&quot;&quot;); &quot;, context = '&quot; &amp; SUBSTITUTE([.D293];&quot;'&quot;; &quot;\'&quot;) &amp; &quot;'&quot;; &quot;&quot;) &amp; IF(AND(1; [.E293]&lt;&gt;&quot;&quot;); &quot;, textgroup = '&quot; &amp; SUBSTITUTE([.E293];&quot;'&quot;; &quot;\'&quot;) &amp; &quot;'&quot;; &quot;&quot;) &amp; &quot;, created_visa='roland', updated_visa='roland', created_date=NOW(), updated_date=NOW(); &quot; &amp; IF(OR([.G293]&lt;&gt;&quot;&quot;; [.I293]&lt;&gt;&quot;&quot;);&quot;INSERT INTO translation_target (lang, translation, translation_source_id, created_visa, updated_visa, created_date, updated_date) VALUES &quot; &amp; IF([.G293]&lt;&gt;&quot;&quot;;&quot;('de', '&quot; &amp; SUBSTITUTE([.H293];&quot;'&quot;; &quot;\'&quot;) &amp; &quot;', LAST_INSERT_ID(), 'roland', 'roland', NOW(), NOW())&quot;; &quot;&quot;) &amp; IF(AND([.G293]&lt;&gt;&quot;&quot;; [.I293]&lt;&gt;&quot;&quot;); &quot;,&quot;; &quot;&quot;) &amp; IF([.I293]&lt;&gt;&quot;&quot;;&quot;('fr', '&quot; &amp; SUBSTITUTE(SUBSTITUTE(SUBSTITUTE([.I29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" calcext:value-type="string">
            <text:p>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Id</text:p>
          </table:table-cell>
          <table:table-cell/>
          <table:table-cell table:style-name="ce10" office:value-type="string" calcext:value-type="string">
            <text:p>ID</text:p>
          </table:table-cell>
          <table:table-cell table:number-columns-repeated="2"/>
          <table:table-cell table:formula="of:=&quot;INSERT INTO translation_source SET source='&quot; &amp; SUBSTITUTE([.G294];&quot;'&quot;; &quot;\'&quot;) &amp; &quot;', location='&quot; &amp;SUBSTITUTE([.A294];&quot;'&quot;; &quot;\'&quot;) &amp; &quot;', field = '&quot; &amp; SUBSTITUTE([.B294];&quot;'&quot;; &quot;\'&quot;) &amp; &quot;'&quot; &amp; IF(OR(1; [.D294]&lt;&gt;&quot;&quot;); &quot;, context = '&quot; &amp; SUBSTITUTE([.D294];&quot;'&quot;; &quot;\'&quot;) &amp; &quot;'&quot;; &quot;&quot;) &amp; IF(AND(1; [.E294]&lt;&gt;&quot;&quot;); &quot;, textgroup = '&quot; &amp; SUBSTITUTE([.E294];&quot;'&quot;; &quot;\'&quot;) &amp; &quot;'&quot;; &quot;&quot;) &amp; &quot;, created_visa='roland', updated_visa='roland', created_date=NOW(), updated_date=NOW(); &quot; &amp; IF(OR([.G294]&lt;&gt;&quot;&quot;; [.I294]&lt;&gt;&quot;&quot;);&quot;INSERT INTO translation_target (lang, translation, translation_source_id, created_visa, updated_visa, created_date, updated_date) VALUES &quot; &amp; IF([.G294]&lt;&gt;&quot;&quot;;&quot;('de', '&quot; &amp; SUBSTITUTE([.H294];&quot;'&quot;; &quot;\'&quot;) &amp; &quot;', LAST_INSERT_ID(), 'roland', 'roland', NOW(), NOW())&quot;; &quot;&quot;) &amp; IF(AND([.G294]&lt;&gt;&quot;&quot;; [.I294]&lt;&gt;&quot;&quot;); &quot;,&quot;; &quot;&quot;) &amp; IF([.I294]&lt;&gt;&quot;&quot;;&quot;('fr', '&quot; &amp; SUBSTITUTE(SUBSTITUTE(SUBSTITUTE([.I29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', LAST_INSERT_ID(), 'roland', 'roland', NOW(), NOW());" calcext:value-type="string">
            <text:p>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Schlüssel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295];&quot;'&quot;; &quot;\'&quot;) &amp; &quot;', location='&quot; &amp;SUBSTITUTE([.A295];&quot;'&quot;; &quot;\'&quot;) &amp; &quot;', field = '&quot; &amp; SUBSTITUTE([.B295];&quot;'&quot;; &quot;\'&quot;) &amp; &quot;'&quot; &amp; IF(OR(1; [.D295]&lt;&gt;&quot;&quot;); &quot;, context = '&quot; &amp; SUBSTITUTE([.D295];&quot;'&quot;; &quot;\'&quot;) &amp; &quot;'&quot;; &quot;&quot;) &amp; IF(AND(1; [.E295]&lt;&gt;&quot;&quot;); &quot;, textgroup = '&quot; &amp; SUBSTITUTE([.E295];&quot;'&quot;; &quot;\'&quot;) &amp; &quot;'&quot;; &quot;&quot;) &amp; &quot;, created_visa='roland', updated_visa='roland', created_date=NOW(), updated_date=NOW(); &quot; &amp; IF(OR([.G295]&lt;&gt;&quot;&quot;; [.I295]&lt;&gt;&quot;&quot;);&quot;INSERT INTO translation_target (lang, translation, translation_source_id, created_visa, updated_visa, created_date, updated_date) VALUES &quot; &amp; IF([.G295]&lt;&gt;&quot;&quot;;&quot;('de', '&quot; &amp; SUBSTITUTE([.H295];&quot;'&quot;; &quot;\'&quot;) &amp; &quot;', LAST_INSERT_ID(), 'roland', 'roland', NOW(), NOW())&quot;; &quot;&quot;) &amp; IF(AND([.G295]&lt;&gt;&quot;&quot;; [.I295]&lt;&gt;&quot;&quot;); &quot;,&quot;; &quot;&quot;) &amp; IF([.I295]&lt;&gt;&quot;&quot;;&quot;('fr', '&quot; &amp; SUBSTITUTE(SUBSTITUTE(SUBSTITUTE([.I29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achname</text:p>
          </table:table-cell>
          <table:table-cell/>
          <table:table-cell table:style-name="ce10" office:value-type="string" calcext:value-type="string">
            <text:p>Nom de famille</text:p>
          </table:table-cell>
          <table:table-cell table:number-columns-repeated="2"/>
          <table:table-cell table:formula="of:=&quot;INSERT INTO translation_source SET source='&quot; &amp; SUBSTITUTE([.G296];&quot;'&quot;; &quot;\'&quot;) &amp; &quot;', location='&quot; &amp;SUBSTITUTE([.A296];&quot;'&quot;; &quot;\'&quot;) &amp; &quot;', field = '&quot; &amp; SUBSTITUTE([.B296];&quot;'&quot;; &quot;\'&quot;) &amp; &quot;'&quot; &amp; IF(OR(1; [.D296]&lt;&gt;&quot;&quot;); &quot;, context = '&quot; &amp; SUBSTITUTE([.D296];&quot;'&quot;; &quot;\'&quot;) &amp; &quot;'&quot;; &quot;&quot;) &amp; IF(AND(1; [.E296]&lt;&gt;&quot;&quot;); &quot;, textgroup = '&quot; &amp; SUBSTITUTE([.E296];&quot;'&quot;; &quot;\'&quot;) &amp; &quot;'&quot;; &quot;&quot;) &amp; &quot;, created_visa='roland', updated_visa='roland', created_date=NOW(), updated_date=NOW(); &quot; &amp; IF(OR([.G296]&lt;&gt;&quot;&quot;; [.I296]&lt;&gt;&quot;&quot;);&quot;INSERT INTO translation_target (lang, translation, translation_source_id, created_visa, updated_visa, created_date, updated_date) VALUES &quot; &amp; IF([.G296]&lt;&gt;&quot;&quot;;&quot;('de', '&quot; &amp; SUBSTITUTE([.H296];&quot;'&quot;; &quot;\'&quot;) &amp; &quot;', LAST_INSERT_ID(), 'roland', 'roland', NOW(), NOW())&quot;; &quot;&quot;) &amp; IF(AND([.G296]&lt;&gt;&quot;&quot;; [.I296]&lt;&gt;&quot;&quot;); &quot;,&quot;; &quot;&quot;) &amp; IF([.I296]&lt;&gt;&quot;&quot;;&quot;('fr', '&quot; &amp; SUBSTITUTE(SUBSTITUTE(SUBSTITUTE([.I29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" calcext:value-type="string">
            <text:p>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Nachname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297];&quot;'&quot;; &quot;\'&quot;) &amp; &quot;', location='&quot; &amp;SUBSTITUTE([.A297];&quot;'&quot;; &quot;\'&quot;) &amp; &quot;', field = '&quot; &amp; SUBSTITUTE([.B297];&quot;'&quot;; &quot;\'&quot;) &amp; &quot;'&quot; &amp; IF(OR(1; [.D297]&lt;&gt;&quot;&quot;); &quot;, context = '&quot; &amp; SUBSTITUTE([.D297];&quot;'&quot;; &quot;\'&quot;) &amp; &quot;'&quot;; &quot;&quot;) &amp; IF(AND(1; [.E297]&lt;&gt;&quot;&quot;); &quot;, textgroup = '&quot; &amp; SUBSTITUTE([.E297];&quot;'&quot;; &quot;\'&quot;) &amp; &quot;'&quot;; &quot;&quot;) &amp; &quot;, created_visa='roland', updated_visa='roland', created_date=NOW(), updated_date=NOW(); &quot; &amp; IF(OR([.G297]&lt;&gt;&quot;&quot;; [.I297]&lt;&gt;&quot;&quot;);&quot;INSERT INTO translation_target (lang, translation, translation_source_id, created_visa, updated_visa, created_date, updated_date) VALUES &quot; &amp; IF([.G297]&lt;&gt;&quot;&quot;;&quot;('de', '&quot; &amp; SUBSTITUTE([.H297];&quot;'&quot;; &quot;\'&quot;) &amp; &quot;', LAST_INSERT_ID(), 'roland', 'roland', NOW(), NOW())&quot;; &quot;&quot;) &amp; IF(AND([.G297]&lt;&gt;&quot;&quot;; [.I297]&lt;&gt;&quot;&quot;); &quot;,&quot;; &quot;&quot;) &amp; IF([.I297]&lt;&gt;&quot;&quot;;&quot;('fr', '&quot; &amp; SUBSTITUTE(SUBSTITUTE(SUBSTITUTE([.I29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Vorname</text:p>
          </table:table-cell>
          <table:table-cell/>
          <table:table-cell table:style-name="ce10" office:value-type="string" calcext:value-type="string">
            <text:p>Prénom</text:p>
          </table:table-cell>
          <table:table-cell table:number-columns-repeated="2"/>
          <table:table-cell table:formula="of:=&quot;INSERT INTO translation_source SET source='&quot; &amp; SUBSTITUTE([.G298];&quot;'&quot;; &quot;\'&quot;) &amp; &quot;', location='&quot; &amp;SUBSTITUTE([.A298];&quot;'&quot;; &quot;\'&quot;) &amp; &quot;', field = '&quot; &amp; SUBSTITUTE([.B298];&quot;'&quot;; &quot;\'&quot;) &amp; &quot;'&quot; &amp; IF(OR(1; [.D298]&lt;&gt;&quot;&quot;); &quot;, context = '&quot; &amp; SUBSTITUTE([.D298];&quot;'&quot;; &quot;\'&quot;) &amp; &quot;'&quot;; &quot;&quot;) &amp; IF(AND(1; [.E298]&lt;&gt;&quot;&quot;); &quot;, textgroup = '&quot; &amp; SUBSTITUTE([.E298];&quot;'&quot;; &quot;\'&quot;) &amp; &quot;'&quot;; &quot;&quot;) &amp; &quot;, created_visa='roland', updated_visa='roland', created_date=NOW(), updated_date=NOW(); &quot; &amp; IF(OR([.G298]&lt;&gt;&quot;&quot;; [.I298]&lt;&gt;&quot;&quot;);&quot;INSERT INTO translation_target (lang, translation, translation_source_id, created_visa, updated_visa, created_date, updated_date) VALUES &quot; &amp; IF([.G298]&lt;&gt;&quot;&quot;;&quot;('de', '&quot; &amp; SUBSTITUTE([.H298];&quot;'&quot;; &quot;\'&quot;) &amp; &quot;', LAST_INSERT_ID(), 'roland', 'roland', NOW(), NOW())&quot;; &quot;&quot;) &amp; IF(AND([.G298]&lt;&gt;&quot;&quot;; [.I298]&lt;&gt;&quot;&quot;); &quot;,&quot;; &quot;&quot;) &amp; IF([.I298]&lt;&gt;&quot;&quot;;&quot;('fr', '&quot; &amp; SUBSTITUTE(SUBSTITUTE(SUBSTITUTE([.I29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" calcext:value-type="string">
            <text:p>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Vorname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299];&quot;'&quot;; &quot;\'&quot;) &amp; &quot;', location='&quot; &amp;SUBSTITUTE([.A299];&quot;'&quot;; &quot;\'&quot;) &amp; &quot;', field = '&quot; &amp; SUBSTITUTE([.B299];&quot;'&quot;; &quot;\'&quot;) &amp; &quot;'&quot; &amp; IF(OR(1; [.D299]&lt;&gt;&quot;&quot;); &quot;, context = '&quot; &amp; SUBSTITUTE([.D299];&quot;'&quot;; &quot;\'&quot;) &amp; &quot;'&quot;; &quot;&quot;) &amp; IF(AND(1; [.E299]&lt;&gt;&quot;&quot;); &quot;, textgroup = '&quot; &amp; SUBSTITUTE([.E299];&quot;'&quot;; &quot;\'&quot;) &amp; &quot;'&quot;; &quot;&quot;) &amp; &quot;, created_visa='roland', updated_visa='roland', created_date=NOW(), updated_date=NOW(); &quot; &amp; IF(OR([.G299]&lt;&gt;&quot;&quot;; [.I299]&lt;&gt;&quot;&quot;);&quot;INSERT INTO translation_target (lang, translation, translation_source_id, created_visa, updated_visa, created_date, updated_date) VALUES &quot; &amp; IF([.G299]&lt;&gt;&quot;&quot;;&quot;('de', '&quot; &amp; SUBSTITUTE([.H299];&quot;'&quot;; &quot;\'&quot;) &amp; &quot;', LAST_INSERT_ID(), 'roland', 'roland', NOW(), NOW())&quot;; &quot;&quot;) &amp; IF(AND([.G299]&lt;&gt;&quot;&quot;; [.I299]&lt;&gt;&quot;&quot;); &quot;,&quot;; &quot;&quot;) &amp; IF([.I299]&lt;&gt;&quot;&quot;;&quot;('fr', '&quot; &amp; SUBSTITUTE(SUBSTITUTE(SUBSTITUTE([.I29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nzeigename</text:p>
          </table:table-cell>
          <table:table-cell/>
          <table:table-cell table:style-name="ce10" office:value-type="string" calcext:value-type="string">
            <text:p>Nom d'affichage</text:p>
          </table:table-cell>
          <table:table-cell table:number-columns-repeated="2"/>
          <table:table-cell table:formula="of:=&quot;INSERT INTO translation_source SET source='&quot; &amp; SUBSTITUTE([.G300];&quot;'&quot;; &quot;\'&quot;) &amp; &quot;', location='&quot; &amp;SUBSTITUTE([.A300];&quot;'&quot;; &quot;\'&quot;) &amp; &quot;', field = '&quot; &amp; SUBSTITUTE([.B300];&quot;'&quot;; &quot;\'&quot;) &amp; &quot;'&quot; &amp; IF(OR(1; [.D300]&lt;&gt;&quot;&quot;); &quot;, context = '&quot; &amp; SUBSTITUTE([.D300];&quot;'&quot;; &quot;\'&quot;) &amp; &quot;'&quot;; &quot;&quot;) &amp; IF(AND(1; [.E300]&lt;&gt;&quot;&quot;); &quot;, textgroup = '&quot; &amp; SUBSTITUTE([.E300];&quot;'&quot;; &quot;\'&quot;) &amp; &quot;'&quot;; &quot;&quot;) &amp; &quot;, created_visa='roland', updated_visa='roland', created_date=NOW(), updated_date=NOW(); &quot; &amp; IF(OR([.G300]&lt;&gt;&quot;&quot;; [.I300]&lt;&gt;&quot;&quot;);&quot;INSERT INTO translation_target (lang, translation, translation_source_id, created_visa, updated_visa, created_date, updated_date) VALUES &quot; &amp; IF([.G300]&lt;&gt;&quot;&quot;;&quot;('de', '&quot; &amp; SUBSTITUTE([.H300];&quot;'&quot;; &quot;\'&quot;) &amp; &quot;', LAST_INSERT_ID(), 'roland', 'roland', NOW(), NOW())&quot;; &quot;&quot;) &amp; IF(AND([.G300]&lt;&gt;&quot;&quot;; [.I300]&lt;&gt;&quot;&quot;); &quot;,&quot;; &quot;&quot;) &amp; IF([.I300]&lt;&gt;&quot;&quot;;&quot;('fr', '&quot; &amp; SUBSTITUTE(SUBSTITUTE(SUBSTITUTE([.I30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" calcext:value-type="string">
            <text:p>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Name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01];&quot;'&quot;; &quot;\'&quot;) &amp; &quot;', location='&quot; &amp;SUBSTITUTE([.A301];&quot;'&quot;; &quot;\'&quot;) &amp; &quot;', field = '&quot; &amp; SUBSTITUTE([.B301];&quot;'&quot;; &quot;\'&quot;) &amp; &quot;'&quot; &amp; IF(OR(1; [.D301]&lt;&gt;&quot;&quot;); &quot;, context = '&quot; &amp; SUBSTITUTE([.D301];&quot;'&quot;; &quot;\'&quot;) &amp; &quot;'&quot;; &quot;&quot;) &amp; IF(AND(1; [.E301]&lt;&gt;&quot;&quot;); &quot;, textgroup = '&quot; &amp; SUBSTITUTE([.E301];&quot;'&quot;; &quot;\'&quot;) &amp; &quot;'&quot;; &quot;&quot;) &amp; &quot;, created_visa='roland', updated_visa='roland', created_date=NOW(), updated_date=NOW(); &quot; &amp; IF(OR([.G301]&lt;&gt;&quot;&quot;; [.I301]&lt;&gt;&quot;&quot;);&quot;INSERT INTO translation_target (lang, translation, translation_source_id, created_visa, updated_visa, created_date, updated_date) VALUES &quot; &amp; IF([.G301]&lt;&gt;&quot;&quot;;&quot;('de', '&quot; &amp; SUBSTITUTE([.H301];&quot;'&quot;; &quot;\'&quot;) &amp; &quot;', LAST_INSERT_ID(), 'roland', 'roland', NOW(), NOW())&quot;; &quot;&quot;) &amp; IF(AND([.G301]&lt;&gt;&quot;&quot;; [.I301]&lt;&gt;&quot;&quot;); &quot;,&quot;; &quot;&quot;) &amp; IF([.I301]&lt;&gt;&quot;&quot;;&quot;('fr', '&quot; &amp; SUBSTITUTE(SUBSTITUTE(SUBSTITUTE([.I30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ame</text:p>
          </table:table-cell>
          <table:table-cell/>
          <table:table-cell table:style-name="ce10" office:value-type="string" calcext:value-type="string">
            <text:p>Nom</text:p>
          </table:table-cell>
          <table:table-cell table:number-columns-repeated="2"/>
          <table:table-cell table:formula="of:=&quot;INSERT INTO translation_source SET source='&quot; &amp; SUBSTITUTE([.G302];&quot;'&quot;; &quot;\'&quot;) &amp; &quot;', location='&quot; &amp;SUBSTITUTE([.A302];&quot;'&quot;; &quot;\'&quot;) &amp; &quot;', field = '&quot; &amp; SUBSTITUTE([.B302];&quot;'&quot;; &quot;\'&quot;) &amp; &quot;'&quot; &amp; IF(OR(1; [.D302]&lt;&gt;&quot;&quot;); &quot;, context = '&quot; &amp; SUBSTITUTE([.D302];&quot;'&quot;; &quot;\'&quot;) &amp; &quot;'&quot;; &quot;&quot;) &amp; IF(AND(1; [.E302]&lt;&gt;&quot;&quot;); &quot;, textgroup = '&quot; &amp; SUBSTITUTE([.E302];&quot;'&quot;; &quot;\'&quot;) &amp; &quot;'&quot;; &quot;&quot;) &amp; &quot;, created_visa='roland', updated_visa='roland', created_date=NOW(), updated_date=NOW(); &quot; &amp; IF(OR([.G302]&lt;&gt;&quot;&quot;; [.I302]&lt;&gt;&quot;&quot;);&quot;INSERT INTO translation_target (lang, translation, translation_source_id, created_visa, updated_visa, created_date, updated_date) VALUES &quot; &amp; IF([.G302]&lt;&gt;&quot;&quot;;&quot;('de', '&quot; &amp; SUBSTITUTE([.H302];&quot;'&quot;; &quot;\'&quot;) &amp; &quot;', LAST_INSERT_ID(), 'roland', 'roland', NOW(), NOW())&quot;; &quot;&quot;) &amp; IF(AND([.G302]&lt;&gt;&quot;&quot;; [.I302]&lt;&gt;&quot;&quot;); &quot;,&quot;; &quot;&quot;) &amp; IF([.I302]&lt;&gt;&quot;&quot;;&quot;('fr', '&quot; &amp; SUBSTITUTE(SUBSTITUTE(SUBSTITUTE([.I30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" calcext:value-type="string">
            <text:p>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Vorname und Name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03];&quot;'&quot;; &quot;\'&quot;) &amp; &quot;', location='&quot; &amp;SUBSTITUTE([.A303];&quot;'&quot;; &quot;\'&quot;) &amp; &quot;', field = '&quot; &amp; SUBSTITUTE([.B303];&quot;'&quot;; &quot;\'&quot;) &amp; &quot;'&quot; &amp; IF(OR(1; [.D303]&lt;&gt;&quot;&quot;); &quot;, context = '&quot; &amp; SUBSTITUTE([.D303];&quot;'&quot;; &quot;\'&quot;) &amp; &quot;'&quot;; &quot;&quot;) &amp; IF(AND(1; [.E303]&lt;&gt;&quot;&quot;); &quot;, textgroup = '&quot; &amp; SUBSTITUTE([.E303];&quot;'&quot;; &quot;\'&quot;) &amp; &quot;'&quot;; &quot;&quot;) &amp; &quot;, created_visa='roland', updated_visa='roland', created_date=NOW(), updated_date=NOW(); &quot; &amp; IF(OR([.G303]&lt;&gt;&quot;&quot;; [.I303]&lt;&gt;&quot;&quot;);&quot;INSERT INTO translation_target (lang, translation, translation_source_id, created_visa, updated_visa, created_date, updated_date) VALUES &quot; &amp; IF([.G303]&lt;&gt;&quot;&quot;;&quot;('de', '&quot; &amp; SUBSTITUTE([.H303];&quot;'&quot;; &quot;\'&quot;) &amp; &quot;', LAST_INSERT_ID(), 'roland', 'roland', NOW(), NOW())&quot;; &quot;&quot;) &amp; IF(AND([.G303]&lt;&gt;&quot;&quot;; [.I303]&lt;&gt;&quot;&quot;); &quot;,&quot;; &quot;&quot;) &amp; IF([.I303]&lt;&gt;&quot;&quot;;&quot;('fr', '&quot; &amp; SUBSTITUTE(SUBSTITUTE(SUBSTITUTE([.I30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Ratszugehörigkeit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04];&quot;'&quot;; &quot;\'&quot;) &amp; &quot;', location='&quot; &amp;SUBSTITUTE([.A304];&quot;'&quot;; &quot;\'&quot;) &amp; &quot;', field = '&quot; &amp; SUBSTITUTE([.B304];&quot;'&quot;; &quot;\'&quot;) &amp; &quot;'&quot; &amp; IF(OR(1; [.D304]&lt;&gt;&quot;&quot;); &quot;, context = '&quot; &amp; SUBSTITUTE([.D304];&quot;'&quot;; &quot;\'&quot;) &amp; &quot;'&quot;; &quot;&quot;) &amp; IF(AND(1; [.E304]&lt;&gt;&quot;&quot;); &quot;, textgroup = '&quot; &amp; SUBSTITUTE([.E304];&quot;'&quot;; &quot;\'&quot;) &amp; &quot;'&quot;; &quot;&quot;) &amp; &quot;, created_visa='roland', updated_visa='roland', created_date=NOW(), updated_date=NOW(); &quot; &amp; IF(OR([.G304]&lt;&gt;&quot;&quot;; [.I304]&lt;&gt;&quot;&quot;);&quot;INSERT INTO translation_target (lang, translation, translation_source_id, created_visa, updated_visa, created_date, updated_date) VALUES &quot; &amp; IF([.G304]&lt;&gt;&quot;&quot;;&quot;('de', '&quot; &amp; SUBSTITUTE([.H304];&quot;'&quot;; &quot;\'&quot;) &amp; &quot;', LAST_INSERT_ID(), 'roland', 'roland', NOW(), NOW())&quot;; &quot;&quot;) &amp; IF(AND([.G304]&lt;&gt;&quot;&quot;; [.I304]&lt;&gt;&quot;&quot;); &quot;,&quot;; &quot;&quot;) &amp; IF([.I304]&lt;&gt;&quot;&quot;;&quot;('fr', '&quot; &amp; SUBSTITUTE(SUBSTITUTE(SUBSTITUTE([.I30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Kanton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05];&quot;'&quot;; &quot;\'&quot;) &amp; &quot;', location='&quot; &amp;SUBSTITUTE([.A305];&quot;'&quot;; &quot;\'&quot;) &amp; &quot;', field = '&quot; &amp; SUBSTITUTE([.B305];&quot;'&quot;; &quot;\'&quot;) &amp; &quot;'&quot; &amp; IF(OR(1; [.D305]&lt;&gt;&quot;&quot;); &quot;, context = '&quot; &amp; SUBSTITUTE([.D305];&quot;'&quot;; &quot;\'&quot;) &amp; &quot;'&quot;; &quot;&quot;) &amp; IF(AND(1; [.E305]&lt;&gt;&quot;&quot;); &quot;, textgroup = '&quot; &amp; SUBSTITUTE([.E305];&quot;'&quot;; &quot;\'&quot;) &amp; &quot;'&quot;; &quot;&quot;) &amp; &quot;, created_visa='roland', updated_visa='roland', created_date=NOW(), updated_date=NOW(); &quot; &amp; IF(OR([.G305]&lt;&gt;&quot;&quot;; [.I305]&lt;&gt;&quot;&quot;);&quot;INSERT INTO translation_target (lang, translation, translation_source_id, created_visa, updated_visa, created_date, updated_date) VALUES &quot; &amp; IF([.G305]&lt;&gt;&quot;&quot;;&quot;('de', '&quot; &amp; SUBSTITUTE([.H305];&quot;'&quot;; &quot;\'&quot;) &amp; &quot;', LAST_INSERT_ID(), 'roland', 'roland', NOW(), NOW())&quot;; &quot;&quot;) &amp; IF(AND([.G305]&lt;&gt;&quot;&quot;; [.I305]&lt;&gt;&quot;&quot;); &quot;,&quot;; &quot;&quot;) &amp; IF([.I305]&lt;&gt;&quot;&quot;;&quot;('fr', '&quot; &amp; SUBSTITUTE(SUBSTITUTE(SUBSTITUTE([.I30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Partei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06];&quot;'&quot;; &quot;\'&quot;) &amp; &quot;', location='&quot; &amp;SUBSTITUTE([.A306];&quot;'&quot;; &quot;\'&quot;) &amp; &quot;', field = '&quot; &amp; SUBSTITUTE([.B306];&quot;'&quot;; &quot;\'&quot;) &amp; &quot;'&quot; &amp; IF(OR(1; [.D306]&lt;&gt;&quot;&quot;); &quot;, context = '&quot; &amp; SUBSTITUTE([.D306];&quot;'&quot;; &quot;\'&quot;) &amp; &quot;'&quot;; &quot;&quot;) &amp; IF(AND(1; [.E306]&lt;&gt;&quot;&quot;); &quot;, textgroup = '&quot; &amp; SUBSTITUTE([.E306];&quot;'&quot;; &quot;\'&quot;) &amp; &quot;'&quot;; &quot;&quot;) &amp; &quot;, created_visa='roland', updated_visa='roland', created_date=NOW(), updated_date=NOW(); &quot; &amp; IF(OR([.G306]&lt;&gt;&quot;&quot;; [.I306]&lt;&gt;&quot;&quot;);&quot;INSERT INTO translation_target (lang, translation, translation_source_id, created_visa, updated_visa, created_date, updated_date) VALUES &quot; &amp; IF([.G306]&lt;&gt;&quot;&quot;;&quot;('de', '&quot; &amp; SUBSTITUTE([.H306];&quot;'&quot;; &quot;\'&quot;) &amp; &quot;', LAST_INSERT_ID(), 'roland', 'roland', NOW(), NOW())&quot;; &quot;&quot;) &amp; IF(AND([.G306]&lt;&gt;&quot;&quot;; [.I306]&lt;&gt;&quot;&quot;); &quot;,&quot;; &quot;&quot;) &amp; IF([.I306]&lt;&gt;&quot;&quot;;&quot;('fr', '&quot; &amp; SUBSTITUTE(SUBSTITUTE(SUBSTITUTE([.I30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Kommissionen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07];&quot;'&quot;; &quot;\'&quot;) &amp; &quot;', location='&quot; &amp;SUBSTITUTE([.A307];&quot;'&quot;; &quot;\'&quot;) &amp; &quot;', field = '&quot; &amp; SUBSTITUTE([.B307];&quot;'&quot;; &quot;\'&quot;) &amp; &quot;'&quot; &amp; IF(OR(1; [.D307]&lt;&gt;&quot;&quot;); &quot;, context = '&quot; &amp; SUBSTITUTE([.D307];&quot;'&quot;; &quot;\'&quot;) &amp; &quot;'&quot;; &quot;&quot;) &amp; IF(AND(1; [.E307]&lt;&gt;&quot;&quot;); &quot;, textgroup = '&quot; &amp; SUBSTITUTE([.E307];&quot;'&quot;; &quot;\'&quot;) &amp; &quot;'&quot;; &quot;&quot;) &amp; &quot;, created_visa='roland', updated_visa='roland', created_date=NOW(), updated_date=NOW(); &quot; &amp; IF(OR([.G307]&lt;&gt;&quot;&quot;; [.I307]&lt;&gt;&quot;&quot;);&quot;INSERT INTO translation_target (lang, translation, translation_source_id, created_visa, updated_visa, created_date, updated_date) VALUES &quot; &amp; IF([.G307]&lt;&gt;&quot;&quot;;&quot;('de', '&quot; &amp; SUBSTITUTE([.H307];&quot;'&quot;; &quot;\'&quot;) &amp; &quot;', LAST_INSERT_ID(), 'roland', 'roland', NOW(), NOW())&quot;; &quot;&quot;) &amp; IF(AND([.G307]&lt;&gt;&quot;&quot;; [.I307]&lt;&gt;&quot;&quot;); &quot;,&quot;; &quot;&quot;) &amp; IF([.I307]&lt;&gt;&quot;&quot;;&quot;('fr', '&quot; &amp; SUBSTITUTE(SUBSTITUTE(SUBSTITUTE([.I30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Bildchen</text:p>
          </table:table-cell>
          <table:table-cell/>
          <table:table-cell table:style-name="ce10" office:value-type="string" calcext:value-type="string">
            <text:p>Image</text:p>
          </table:table-cell>
          <table:table-cell table:number-columns-repeated="2"/>
          <table:table-cell table:formula="of:=&quot;INSERT INTO translation_source SET source='&quot; &amp; SUBSTITUTE([.G308];&quot;'&quot;; &quot;\'&quot;) &amp; &quot;', location='&quot; &amp;SUBSTITUTE([.A308];&quot;'&quot;; &quot;\'&quot;) &amp; &quot;', field = '&quot; &amp; SUBSTITUTE([.B308];&quot;'&quot;; &quot;\'&quot;) &amp; &quot;'&quot; &amp; IF(OR(1; [.D308]&lt;&gt;&quot;&quot;); &quot;, context = '&quot; &amp; SUBSTITUTE([.D308];&quot;'&quot;; &quot;\'&quot;) &amp; &quot;'&quot;; &quot;&quot;) &amp; IF(AND(1; [.E308]&lt;&gt;&quot;&quot;); &quot;, textgroup = '&quot; &amp; SUBSTITUTE([.E308];&quot;'&quot;; &quot;\'&quot;) &amp; &quot;'&quot;; &quot;&quot;) &amp; &quot;, created_visa='roland', updated_visa='roland', created_date=NOW(), updated_date=NOW(); &quot; &amp; IF(OR([.G308]&lt;&gt;&quot;&quot;; [.I308]&lt;&gt;&quot;&quot;);&quot;INSERT INTO translation_target (lang, translation, translation_source_id, created_visa, updated_visa, created_date, updated_date) VALUES &quot; &amp; IF([.G308]&lt;&gt;&quot;&quot;;&quot;('de', '&quot; &amp; SUBSTITUTE([.H308];&quot;'&quot;; &quot;\'&quot;) &amp; &quot;', LAST_INSERT_ID(), 'roland', 'roland', NOW(), NOW())&quot;; &quot;&quot;) &amp; IF(AND([.G308]&lt;&gt;&quot;&quot;; [.I308]&lt;&gt;&quot;&quot;); &quot;,&quot;; &quot;&quot;) &amp; IF([.I308]&lt;&gt;&quot;&quot;;&quot;('fr', '&quot; &amp; SUBSTITUTE(SUBSTITUTE(SUBSTITUTE([.I30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" calcext:value-type="string">
            <text:p>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Bildchen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09];&quot;'&quot;; &quot;\'&quot;) &amp; &quot;', location='&quot; &amp;SUBSTITUTE([.A309];&quot;'&quot;; &quot;\'&quot;) &amp; &quot;', field = '&quot; &amp; SUBSTITUTE([.B309];&quot;'&quot;; &quot;\'&quot;) &amp; &quot;'&quot; &amp; IF(OR(1; [.D309]&lt;&gt;&quot;&quot;); &quot;, context = '&quot; &amp; SUBSTITUTE([.D309];&quot;'&quot;; &quot;\'&quot;) &amp; &quot;'&quot;; &quot;&quot;) &amp; IF(AND(1; [.E309]&lt;&gt;&quot;&quot;); &quot;, textgroup = '&quot; &amp; SUBSTITUTE([.E309];&quot;'&quot;; &quot;\'&quot;) &amp; &quot;'&quot;; &quot;&quot;) &amp; &quot;, created_visa='roland', updated_visa='roland', created_date=NOW(), updated_date=NOW(); &quot; &amp; IF(OR([.G309]&lt;&gt;&quot;&quot;; [.I309]&lt;&gt;&quot;&quot;);&quot;INSERT INTO translation_target (lang, translation, translation_source_id, created_visa, updated_visa, created_date, updated_date) VALUES &quot; &amp; IF([.G309]&lt;&gt;&quot;&quot;;&quot;('de', '&quot; &amp; SUBSTITUTE([.H309];&quot;'&quot;; &quot;\'&quot;) &amp; &quot;', LAST_INSERT_ID(), 'roland', 'roland', NOW(), NOW())&quot;; &quot;&quot;) &amp; IF(AND([.G309]&lt;&gt;&quot;&quot;; [.I309]&lt;&gt;&quot;&quot;); &quot;,&quot;; &quot;&quot;) &amp; IF([.I309]&lt;&gt;&quot;&quot;;&quot;('fr', '&quot; &amp; SUBSTITUTE(SUBSTITUTE(SUBSTITUTE([.I30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Im Rat bis</text:p>
          </table:table-cell>
          <table:table-cell/>
          <table:table-cell table:style-name="ce11" office:value-type="string" calcext:value-type="string">
            <text:p>Au Conseil depuis</text:p>
          </table:table-cell>
          <table:table-cell office:value-type="string" calcext:value-type="string">
            <text:p>Au Parlement?</text:p>
          </table:table-cell>
          <table:table-cell/>
          <table:table-cell table:formula="of:=&quot;INSERT INTO translation_source SET source='&quot; &amp; SUBSTITUTE([.G310];&quot;'&quot;; &quot;\'&quot;) &amp; &quot;', location='&quot; &amp;SUBSTITUTE([.A310];&quot;'&quot;; &quot;\'&quot;) &amp; &quot;', field = '&quot; &amp; SUBSTITUTE([.B310];&quot;'&quot;; &quot;\'&quot;) &amp; &quot;'&quot; &amp; IF(OR(1; [.D310]&lt;&gt;&quot;&quot;); &quot;, context = '&quot; &amp; SUBSTITUTE([.D310];&quot;'&quot;; &quot;\'&quot;) &amp; &quot;'&quot;; &quot;&quot;) &amp; IF(AND(1; [.E310]&lt;&gt;&quot;&quot;); &quot;, textgroup = '&quot; &amp; SUBSTITUTE([.E310];&quot;'&quot;; &quot;\'&quot;) &amp; &quot;'&quot;; &quot;&quot;) &amp; &quot;, created_visa='roland', updated_visa='roland', created_date=NOW(), updated_date=NOW(); &quot; &amp; IF(OR([.G310]&lt;&gt;&quot;&quot;; [.I310]&lt;&gt;&quot;&quot;);&quot;INSERT INTO translation_target (lang, translation, translation_source_id, created_visa, updated_visa, created_date, updated_date) VALUES &quot; &amp; IF([.G310]&lt;&gt;&quot;&quot;;&quot;('de', '&quot; &amp; SUBSTITUTE([.H310];&quot;'&quot;; &quot;\'&quot;) &amp; &quot;', LAST_INSERT_ID(), 'roland', 'roland', NOW(), NOW())&quot;; &quot;&quot;) &amp; IF(AND([.G310]&lt;&gt;&quot;&quot;; [.I310]&lt;&gt;&quot;&quot;); &quot;,&quot;; &quot;&quot;) &amp; IF([.I310]&lt;&gt;&quot;&quot;;&quot;('fr', '&quot; &amp; SUBSTITUTE(SUBSTITUTE(SUBSTITUTE([.I3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Conseil depuis', LAST_INSERT_ID(), 'roland', 'roland', NOW(), NOW());" calcext:value-type="string">
            <text:p>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Conseil depui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m Rat bis. NULL = noch aktiv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11];&quot;'&quot;; &quot;\'&quot;) &amp; &quot;', location='&quot; &amp;SUBSTITUTE([.A311];&quot;'&quot;; &quot;\'&quot;) &amp; &quot;', field = '&quot; &amp; SUBSTITUTE([.B311];&quot;'&quot;; &quot;\'&quot;) &amp; &quot;'&quot; &amp; IF(OR(1; [.D311]&lt;&gt;&quot;&quot;); &quot;, context = '&quot; &amp; SUBSTITUTE([.D311];&quot;'&quot;; &quot;\'&quot;) &amp; &quot;'&quot;; &quot;&quot;) &amp; IF(AND(1; [.E311]&lt;&gt;&quot;&quot;); &quot;, textgroup = '&quot; &amp; SUBSTITUTE([.E311];&quot;'&quot;; &quot;\'&quot;) &amp; &quot;'&quot;; &quot;&quot;) &amp; &quot;, created_visa='roland', updated_visa='roland', created_date=NOW(), updated_date=NOW(); &quot; &amp; IF(OR([.G311]&lt;&gt;&quot;&quot;; [.I311]&lt;&gt;&quot;&quot;);&quot;INSERT INTO translation_target (lang, translation, translation_source_id, created_visa, updated_visa, created_date, updated_date) VALUES &quot; &amp; IF([.G311]&lt;&gt;&quot;&quot;;&quot;('de', '&quot; &amp; SUBSTITUTE([.H311];&quot;'&quot;; &quot;\'&quot;) &amp; &quot;', LAST_INSERT_ID(), 'roland', 'roland', NOW(), NOW())&quot;; &quot;&quot;) &amp; IF(AND([.G311]&lt;&gt;&quot;&quot;; [.I311]&lt;&gt;&quot;&quot;); &quot;,&quot;; &quot;&quot;) &amp; IF([.I311]&lt;&gt;&quot;&quot;;&quot;('fr', '&quot; &amp; SUBSTITUTE(SUBSTITUTE(SUBSTITUTE([.I3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eburtsdatum</text:p>
          </table:table-cell>
          <table:table-cell/>
          <table:table-cell table:style-name="ce10" office:value-type="string" calcext:value-type="string">
            <text:p>Date de naissance</text:p>
          </table:table-cell>
          <table:table-cell table:number-columns-repeated="2"/>
          <table:table-cell table:formula="of:=&quot;INSERT INTO translation_source SET source='&quot; &amp; SUBSTITUTE([.G312];&quot;'&quot;; &quot;\'&quot;) &amp; &quot;', location='&quot; &amp;SUBSTITUTE([.A312];&quot;'&quot;; &quot;\'&quot;) &amp; &quot;', field = '&quot; &amp; SUBSTITUTE([.B312];&quot;'&quot;; &quot;\'&quot;) &amp; &quot;'&quot; &amp; IF(OR(1; [.D312]&lt;&gt;&quot;&quot;); &quot;, context = '&quot; &amp; SUBSTITUTE([.D312];&quot;'&quot;; &quot;\'&quot;) &amp; &quot;'&quot;; &quot;&quot;) &amp; IF(AND(1; [.E312]&lt;&gt;&quot;&quot;); &quot;, textgroup = '&quot; &amp; SUBSTITUTE([.E312];&quot;'&quot;; &quot;\'&quot;) &amp; &quot;'&quot;; &quot;&quot;) &amp; &quot;, created_visa='roland', updated_visa='roland', created_date=NOW(), updated_date=NOW(); &quot; &amp; IF(OR([.G312]&lt;&gt;&quot;&quot;; [.I312]&lt;&gt;&quot;&quot;);&quot;INSERT INTO translation_target (lang, translation, translation_source_id, created_visa, updated_visa, created_date, updated_date) VALUES &quot; &amp; IF([.G312]&lt;&gt;&quot;&quot;;&quot;('de', '&quot; &amp; SUBSTITUTE([.H312];&quot;'&quot;; &quot;\'&quot;) &amp; &quot;', LAST_INSERT_ID(), 'roland', 'roland', NOW(), NOW())&quot;; &quot;&quot;) &amp; IF(AND([.G312]&lt;&gt;&quot;&quot;; [.I312]&lt;&gt;&quot;&quot;); &quot;,&quot;; &quot;&quot;) &amp; IF([.I312]&lt;&gt;&quot;&quot;;&quot;('fr', '&quot; &amp; SUBSTITUTE(SUBSTITUTE(SUBSTITUTE([.I3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" calcext:value-type="string">
            <text:p>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Geburtsdatum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13];&quot;'&quot;; &quot;\'&quot;) &amp; &quot;', location='&quot; &amp;SUBSTITUTE([.A313];&quot;'&quot;; &quot;\'&quot;) &amp; &quot;', field = '&quot; &amp; SUBSTITUTE([.B313];&quot;'&quot;; &quot;\'&quot;) &amp; &quot;'&quot; &amp; IF(OR(1; [.D313]&lt;&gt;&quot;&quot;); &quot;, context = '&quot; &amp; SUBSTITUTE([.D313];&quot;'&quot;; &quot;\'&quot;) &amp; &quot;'&quot;; &quot;&quot;) &amp; IF(AND(1; [.E313]&lt;&gt;&quot;&quot;); &quot;, textgroup = '&quot; &amp; SUBSTITUTE([.E313];&quot;'&quot;; &quot;\'&quot;) &amp; &quot;'&quot;; &quot;&quot;) &amp; &quot;, created_visa='roland', updated_visa='roland', created_date=NOW(), updated_date=NOW(); &quot; &amp; IF(OR([.G313]&lt;&gt;&quot;&quot;; [.I313]&lt;&gt;&quot;&quot;);&quot;INSERT INTO translation_target (lang, translation, translation_source_id, created_visa, updated_visa, created_date, updated_date) VALUES &quot; &amp; IF([.G313]&lt;&gt;&quot;&quot;;&quot;('de', '&quot; &amp; SUBSTITUTE([.H313];&quot;'&quot;; &quot;\'&quot;) &amp; &quot;', LAST_INSERT_ID(), 'roland', 'roland', NOW(), NOW())&quot;; &quot;&quot;) &amp; IF(AND([.G313]&lt;&gt;&quot;&quot;; [.I313]&lt;&gt;&quot;&quot;); &quot;,&quot;; &quot;&quot;) &amp; IF([.I313]&lt;&gt;&quot;&quot;;&quot;('fr', '&quot; &amp; SUBSTITUTE(SUBSTITUTE(SUBSTITUTE([.I3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itzplatz</text:p>
          </table:table-cell>
          <table:table-cell/>
          <table:table-cell table:style-name="ce10" office:value-type="string" calcext:value-type="string">
            <text:p>Place</text:p>
          </table:table-cell>
          <table:table-cell table:number-columns-repeated="2"/>
          <table:table-cell table:formula="of:=&quot;INSERT INTO translation_source SET source='&quot; &amp; SUBSTITUTE([.G314];&quot;'&quot;; &quot;\'&quot;) &amp; &quot;', location='&quot; &amp;SUBSTITUTE([.A314];&quot;'&quot;; &quot;\'&quot;) &amp; &quot;', field = '&quot; &amp; SUBSTITUTE([.B314];&quot;'&quot;; &quot;\'&quot;) &amp; &quot;'&quot; &amp; IF(OR(1; [.D314]&lt;&gt;&quot;&quot;); &quot;, context = '&quot; &amp; SUBSTITUTE([.D314];&quot;'&quot;; &quot;\'&quot;) &amp; &quot;'&quot;; &quot;&quot;) &amp; IF(AND(1; [.E314]&lt;&gt;&quot;&quot;); &quot;, textgroup = '&quot; &amp; SUBSTITUTE([.E314];&quot;'&quot;; &quot;\'&quot;) &amp; &quot;'&quot;; &quot;&quot;) &amp; &quot;, created_visa='roland', updated_visa='roland', created_date=NOW(), updated_date=NOW(); &quot; &amp; IF(OR([.G314]&lt;&gt;&quot;&quot;; [.I314]&lt;&gt;&quot;&quot;);&quot;INSERT INTO translation_target (lang, translation, translation_source_id, created_visa, updated_visa, created_date, updated_date) VALUES &quot; &amp; IF([.G314]&lt;&gt;&quot;&quot;;&quot;('de', '&quot; &amp; SUBSTITUTE([.H314];&quot;'&quot;; &quot;\'&quot;) &amp; &quot;', LAST_INSERT_ID(), 'roland', 'roland', NOW(), NOW())&quot;; &quot;&quot;) &amp; IF(AND([.G314]&lt;&gt;&quot;&quot;; [.I314]&lt;&gt;&quot;&quot;); &quot;,&quot;; &quot;&quot;) &amp; IF([.I314]&lt;&gt;&quot;&quot;;&quot;('fr', '&quot; &amp; SUBSTITUTE(SUBSTITUTE(SUBSTITUTE([.I3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ace', LAST_INSERT_ID(), 'roland', 'roland', NOW(), NOW());" calcext:value-type="string">
            <text:p>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ac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Sitzplatz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15];&quot;'&quot;; &quot;\'&quot;) &amp; &quot;', location='&quot; &amp;SUBSTITUTE([.A315];&quot;'&quot;; &quot;\'&quot;) &amp; &quot;', field = '&quot; &amp; SUBSTITUTE([.B315];&quot;'&quot;; &quot;\'&quot;) &amp; &quot;'&quot; &amp; IF(OR(1; [.D315]&lt;&gt;&quot;&quot;); &quot;, context = '&quot; &amp; SUBSTITUTE([.D315];&quot;'&quot;; &quot;\'&quot;) &amp; &quot;'&quot;; &quot;&quot;) &amp; IF(AND(1; [.E315]&lt;&gt;&quot;&quot;); &quot;, textgroup = '&quot; &amp; SUBSTITUTE([.E315];&quot;'&quot;; &quot;\'&quot;) &amp; &quot;'&quot;; &quot;&quot;) &amp; &quot;, created_visa='roland', updated_visa='roland', created_date=NOW(), updated_date=NOW(); &quot; &amp; IF(OR([.G315]&lt;&gt;&quot;&quot;; [.I315]&lt;&gt;&quot;&quot;);&quot;INSERT INTO translation_target (lang, translation, translation_source_id, created_visa, updated_visa, created_date, updated_date) VALUES &quot; &amp; IF([.G315]&lt;&gt;&quot;&quot;;&quot;('de', '&quot; &amp; SUBSTITUTE([.H315];&quot;'&quot;; &quot;\'&quot;) &amp; &quot;', LAST_INSERT_ID(), 'roland', 'roland', NOW(), NOW())&quot;; &quot;&quot;) &amp; IF(AND([.G315]&lt;&gt;&quot;&quot;; [.I315]&lt;&gt;&quot;&quot;); &quot;,&quot;; &quot;&quot;) &amp; IF([.I315]&lt;&gt;&quot;&quot;;&quot;('fr', '&quot; &amp; SUBSTITUTE(SUBSTITUTE(SUBSTITUTE([.I3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obbyfaktor des Parlamentariers.</text:p>
          </table:table-cell>
          <table:table-cell/>
          <table:table-cell table:style-name="ce10" office:value-type="string" calcext:value-type="string">
            <text:p>Facteur de lobbying du parlementaire</text:p>
          </table:table-cell>
          <table:table-cell table:number-columns-repeated="2"/>
          <table:table-cell table:formula="of:=&quot;INSERT INTO translation_source SET source='&quot; &amp; SUBSTITUTE([.G316];&quot;'&quot;; &quot;\'&quot;) &amp; &quot;', location='&quot; &amp;SUBSTITUTE([.A316];&quot;'&quot;; &quot;\'&quot;) &amp; &quot;', field = '&quot; &amp; SUBSTITUTE([.B316];&quot;'&quot;; &quot;\'&quot;) &amp; &quot;'&quot; &amp; IF(OR(1; [.D316]&lt;&gt;&quot;&quot;); &quot;, context = '&quot; &amp; SUBSTITUTE([.D316];&quot;'&quot;; &quot;\'&quot;) &amp; &quot;'&quot;; &quot;&quot;) &amp; IF(AND(1; [.E316]&lt;&gt;&quot;&quot;); &quot;, textgroup = '&quot; &amp; SUBSTITUTE([.E316];&quot;'&quot;; &quot;\'&quot;) &amp; &quot;'&quot;; &quot;&quot;) &amp; &quot;, created_visa='roland', updated_visa='roland', created_date=NOW(), updated_date=NOW(); &quot; &amp; IF(OR([.G316]&lt;&gt;&quot;&quot;; [.I316]&lt;&gt;&quot;&quot;);&quot;INSERT INTO translation_target (lang, translation, translation_source_id, created_visa, updated_visa, created_date, updated_date) VALUES &quot; &amp; IF([.G316]&lt;&gt;&quot;&quot;;&quot;('de', '&quot; &amp; SUBSTITUTE([.H316];&quot;'&quot;; &quot;\'&quot;) &amp; &quot;', LAST_INSERT_ID(), 'roland', 'roland', NOW(), NOW())&quot;; &quot;&quot;) &amp; IF(AND([.G316]&lt;&gt;&quot;&quot;; [.I316]&lt;&gt;&quot;&quot;); &quot;,&quot;; &quot;&quot;) &amp; IF([.I316]&lt;&gt;&quot;&quot;;&quot;('fr', '&quot; &amp; SUBSTITUTE(SUBSTITUTE(SUBSTITUTE([.I3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 du parlementaire', LAST_INSERT_ID(), 'roland', 'roland', NOW(), NOW());" calcext:value-type="string">
            <text:p>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 du parlementair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E-Mail</text:p>
          </table:table-cell>
          <table:table-cell/>
          <table:table-cell table:style-name="ce10" office:value-type="string" calcext:value-type="string">
            <text:p>E-mail</text:p>
          </table:table-cell>
          <table:table-cell table:number-columns-repeated="2"/>
          <table:table-cell table:formula="of:=&quot;INSERT INTO translation_source SET source='&quot; &amp; SUBSTITUTE([.G317];&quot;'&quot;; &quot;\'&quot;) &amp; &quot;', location='&quot; &amp;SUBSTITUTE([.A317];&quot;'&quot;; &quot;\'&quot;) &amp; &quot;', field = '&quot; &amp; SUBSTITUTE([.B317];&quot;'&quot;; &quot;\'&quot;) &amp; &quot;'&quot; &amp; IF(OR(1; [.D317]&lt;&gt;&quot;&quot;); &quot;, context = '&quot; &amp; SUBSTITUTE([.D317];&quot;'&quot;; &quot;\'&quot;) &amp; &quot;'&quot;; &quot;&quot;) &amp; IF(AND(1; [.E317]&lt;&gt;&quot;&quot;); &quot;, textgroup = '&quot; &amp; SUBSTITUTE([.E317];&quot;'&quot;; &quot;\'&quot;) &amp; &quot;'&quot;; &quot;&quot;) &amp; &quot;, created_visa='roland', updated_visa='roland', created_date=NOW(), updated_date=NOW(); &quot; &amp; IF(OR([.G317]&lt;&gt;&quot;&quot;; [.I317]&lt;&gt;&quot;&quot;);&quot;INSERT INTO translation_target (lang, translation, translation_source_id, created_visa, updated_visa, created_date, updated_date) VALUES &quot; &amp; IF([.G317]&lt;&gt;&quot;&quot;;&quot;('de', '&quot; &amp; SUBSTITUTE([.H317];&quot;'&quot;; &quot;\'&quot;) &amp; &quot;', LAST_INSERT_ID(), 'roland', 'roland', NOW(), NOW())&quot;; &quot;&quot;) &amp; IF(AND([.G317]&lt;&gt;&quot;&quot;; [.I317]&lt;&gt;&quot;&quot;); &quot;,&quot;; &quot;&quot;) &amp; IF([.I317]&lt;&gt;&quot;&quot;;&quot;('fr', '&quot; &amp; SUBSTITUTE(SUBSTITUTE(SUBSTITUTE([.I3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" calcext:value-type="string">
            <text:p>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E-Mail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18];&quot;'&quot;; &quot;\'&quot;) &amp; &quot;', location='&quot; &amp;SUBSTITUTE([.A318];&quot;'&quot;; &quot;\'&quot;) &amp; &quot;', field = '&quot; &amp; SUBSTITUTE([.B318];&quot;'&quot;; &quot;\'&quot;) &amp; &quot;'&quot; &amp; IF(OR(1; [.D318]&lt;&gt;&quot;&quot;); &quot;, context = '&quot; &amp; SUBSTITUTE([.D318];&quot;'&quot;; &quot;\'&quot;) &amp; &quot;'&quot;; &quot;&quot;) &amp; IF(AND(1; [.E318]&lt;&gt;&quot;&quot;); &quot;, textgroup = '&quot; &amp; SUBSTITUTE([.E318];&quot;'&quot;; &quot;\'&quot;) &amp; &quot;'&quot;; &quot;&quot;) &amp; &quot;, created_visa='roland', updated_visa='roland', created_date=NOW(), updated_date=NOW(); &quot; &amp; IF(OR([.G318]&lt;&gt;&quot;&quot;; [.I318]&lt;&gt;&quot;&quot;);&quot;INSERT INTO translation_target (lang, translation, translation_source_id, created_visa, updated_visa, created_date, updated_date) VALUES &quot; &amp; IF([.G318]&lt;&gt;&quot;&quot;;&quot;('de', '&quot; &amp; SUBSTITUTE([.H318];&quot;'&quot;; &quot;\'&quot;) &amp; &quot;', LAST_INSERT_ID(), 'roland', 'roland', NOW(), NOW())&quot;; &quot;&quot;) &amp; IF(AND([.G318]&lt;&gt;&quot;&quot;; [.I318]&lt;&gt;&quot;&quot;); &quot;,&quot;; &quot;&quot;) &amp; IF([.I318]&lt;&gt;&quot;&quot;;&quot;('fr', '&quot; &amp; SUBSTITUTE(SUBSTITUTE(SUBSTITUTE([.I3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Homepage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19];&quot;'&quot;; &quot;\'&quot;) &amp; &quot;', location='&quot; &amp;SUBSTITUTE([.A319];&quot;'&quot;; &quot;\'&quot;) &amp; &quot;', field = '&quot; &amp; SUBSTITUTE([.B319];&quot;'&quot;; &quot;\'&quot;) &amp; &quot;'&quot; &amp; IF(OR(1; [.D319]&lt;&gt;&quot;&quot;); &quot;, context = '&quot; &amp; SUBSTITUTE([.D319];&quot;'&quot;; &quot;\'&quot;) &amp; &quot;'&quot;; &quot;&quot;) &amp; IF(AND(1; [.E319]&lt;&gt;&quot;&quot;); &quot;, textgroup = '&quot; &amp; SUBSTITUTE([.E319];&quot;'&quot;; &quot;\'&quot;) &amp; &quot;'&quot;; &quot;&quot;) &amp; &quot;, created_visa='roland', updated_visa='roland', created_date=NOW(), updated_date=NOW(); &quot; &amp; IF(OR([.G319]&lt;&gt;&quot;&quot;; [.I319]&lt;&gt;&quot;&quot;);&quot;INSERT INTO translation_target (lang, translation, translation_source_id, created_visa, updated_visa, created_date, updated_date) VALUES &quot; &amp; IF([.G319]&lt;&gt;&quot;&quot;;&quot;('de', '&quot; &amp; SUBSTITUTE([.H319];&quot;'&quot;; &quot;\'&quot;) &amp; &quot;', LAST_INSERT_ID(), 'roland', 'roland', NOW(), NOW())&quot;; &quot;&quot;) &amp; IF(AND([.G319]&lt;&gt;&quot;&quot;; [.I319]&lt;&gt;&quot;&quot;); &quot;,&quot;; &quot;&quot;) &amp; IF([.I319]&lt;&gt;&quot;&quot;;&quot;('fr', '&quot; &amp; SUBSTITUTE(SUBSTITUTE(SUBSTITUTE([.I3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Biografie Id</text:p>
          </table:table-cell>
          <table:table-cell/>
          <table:table-cell table:style-name="ce10" office:value-type="string" calcext:value-type="string">
            <text:p>ID Biographie</text:p>
          </table:table-cell>
          <table:table-cell table:number-columns-repeated="2"/>
          <table:table-cell table:formula="of:=&quot;INSERT INTO translation_source SET source='&quot; &amp; SUBSTITUTE([.G320];&quot;'&quot;; &quot;\'&quot;) &amp; &quot;', location='&quot; &amp;SUBSTITUTE([.A320];&quot;'&quot;; &quot;\'&quot;) &amp; &quot;', field = '&quot; &amp; SUBSTITUTE([.B320];&quot;'&quot;; &quot;\'&quot;) &amp; &quot;'&quot; &amp; IF(OR(1; [.D320]&lt;&gt;&quot;&quot;); &quot;, context = '&quot; &amp; SUBSTITUTE([.D320];&quot;'&quot;; &quot;\'&quot;) &amp; &quot;'&quot;; &quot;&quot;) &amp; IF(AND(1; [.E320]&lt;&gt;&quot;&quot;); &quot;, textgroup = '&quot; &amp; SUBSTITUTE([.E320];&quot;'&quot;; &quot;\'&quot;) &amp; &quot;'&quot;; &quot;&quot;) &amp; &quot;, created_visa='roland', updated_visa='roland', created_date=NOW(), updated_date=NOW(); &quot; &amp; IF(OR([.G320]&lt;&gt;&quot;&quot;; [.I320]&lt;&gt;&quot;&quot;);&quot;INSERT INTO translation_target (lang, translation, translation_source_id, created_visa, updated_visa, created_date, updated_date) VALUES &quot; &amp; IF([.G320]&lt;&gt;&quot;&quot;;&quot;('de', '&quot; &amp; SUBSTITUTE([.H320];&quot;'&quot;; &quot;\'&quot;) &amp; &quot;', LAST_INSERT_ID(), 'roland', 'roland', NOW(), NOW())&quot;; &quot;&quot;) &amp; IF(AND([.G320]&lt;&gt;&quot;&quot;; [.I320]&lt;&gt;&quot;&quot;); &quot;,&quot;; &quot;&quot;) &amp; IF([.I320]&lt;&gt;&quot;&quot;;&quot;('fr', '&quot; &amp; SUBSTITUTE(SUBSTITUTE(SUBSTITUTE([.I3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 Biographie', LAST_INSERT_ID(), 'roland', 'roland', NOW(), NOW());" calcext:value-type="string">
            <text:p>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 Biographi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Biografie Id des Parlamentariers auf Parlament.ch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21];&quot;'&quot;; &quot;\'&quot;) &amp; &quot;', location='&quot; &amp;SUBSTITUTE([.A321];&quot;'&quot;; &quot;\'&quot;) &amp; &quot;', field = '&quot; &amp; SUBSTITUTE([.B321];&quot;'&quot;; &quot;\'&quot;) &amp; &quot;'&quot; &amp; IF(OR(1; [.D321]&lt;&gt;&quot;&quot;); &quot;, context = '&quot; &amp; SUBSTITUTE([.D321];&quot;'&quot;; &quot;\'&quot;) &amp; &quot;'&quot;; &quot;&quot;) &amp; IF(AND(1; [.E321]&lt;&gt;&quot;&quot;); &quot;, textgroup = '&quot; &amp; SUBSTITUTE([.E321];&quot;'&quot;; &quot;\'&quot;) &amp; &quot;'&quot;; &quot;&quot;) &amp; &quot;, created_visa='roland', updated_visa='roland', created_date=NOW(), updated_date=NOW(); &quot; &amp; IF(OR([.G321]&lt;&gt;&quot;&quot;; [.I321]&lt;&gt;&quot;&quot;);&quot;INSERT INTO translation_target (lang, translation, translation_source_id, created_visa, updated_visa, created_date, updated_date) VALUES &quot; &amp; IF([.G321]&lt;&gt;&quot;&quot;;&quot;('de', '&quot; &amp; SUBSTITUTE([.H321];&quot;'&quot;; &quot;\'&quot;) &amp; &quot;', LAST_INSERT_ID(), 'roland', 'roland', NOW(), NOW())&quot;; &quot;&quot;) &amp; IF(AND([.G321]&lt;&gt;&quot;&quot;; [.I321]&lt;&gt;&quot;&quot;); &quot;,&quot;; &quot;&quot;) &amp; IF([.I321]&lt;&gt;&quot;&quot;;&quot;('fr', '&quot; &amp; SUBSTITUTE(SUBSTITUTE(SUBSTITUTE([.I3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Erstellungsdatum</text:p>
          </table:table-cell>
          <table:table-cell/>
          <table:table-cell table:style-name="ce10" office:value-type="string" calcext:value-type="string">
            <text:p>Date de création</text:p>
          </table:table-cell>
          <table:table-cell table:number-columns-repeated="2"/>
          <table:table-cell table:formula="of:=&quot;INSERT INTO translation_source SET source='&quot; &amp; SUBSTITUTE([.G322];&quot;'&quot;; &quot;\'&quot;) &amp; &quot;', location='&quot; &amp;SUBSTITUTE([.A322];&quot;'&quot;; &quot;\'&quot;) &amp; &quot;', field = '&quot; &amp; SUBSTITUTE([.B322];&quot;'&quot;; &quot;\'&quot;) &amp; &quot;'&quot; &amp; IF(OR(1; [.D322]&lt;&gt;&quot;&quot;); &quot;, context = '&quot; &amp; SUBSTITUTE([.D322];&quot;'&quot;; &quot;\'&quot;) &amp; &quot;'&quot;; &quot;&quot;) &amp; IF(AND(1; [.E322]&lt;&gt;&quot;&quot;); &quot;, textgroup = '&quot; &amp; SUBSTITUTE([.E322];&quot;'&quot;; &quot;\'&quot;) &amp; &quot;'&quot;; &quot;&quot;) &amp; &quot;, created_visa='roland', updated_visa='roland', created_date=NOW(), updated_date=NOW(); &quot; &amp; IF(OR([.G322]&lt;&gt;&quot;&quot;; [.I322]&lt;&gt;&quot;&quot;);&quot;INSERT INTO translation_target (lang, translation, translation_source_id, created_visa, updated_visa, created_date, updated_date) VALUES &quot; &amp; IF([.G322]&lt;&gt;&quot;&quot;;&quot;('de', '&quot; &amp; SUBSTITUTE([.H322];&quot;'&quot;; &quot;\'&quot;) &amp; &quot;', LAST_INSERT_ID(), 'roland', 'roland', NOW(), NOW())&quot;; &quot;&quot;) &amp; IF(AND([.G322]&lt;&gt;&quot;&quot;; [.I322]&lt;&gt;&quot;&quot;); &quot;,&quot;; &quot;&quot;) &amp; IF([.I322]&lt;&gt;&quot;&quot;;&quot;('fr', '&quot; &amp; SUBSTITUTE(SUBSTITUTE(SUBSTITUTE([.I3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création', LAST_INSERT_ID(), 'roland', 'roland', NOW(), NOW());" calcext:value-type="string">
            <text:p>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cré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Erstellungsdatum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23];&quot;'&quot;; &quot;\'&quot;) &amp; &quot;', location='&quot; &amp;SUBSTITUTE([.A323];&quot;'&quot;; &quot;\'&quot;) &amp; &quot;', field = '&quot; &amp; SUBSTITUTE([.B323];&quot;'&quot;; &quot;\'&quot;) &amp; &quot;'&quot; &amp; IF(OR(1; [.D323]&lt;&gt;&quot;&quot;); &quot;, context = '&quot; &amp; SUBSTITUTE([.D323];&quot;'&quot;; &quot;\'&quot;) &amp; &quot;'&quot;; &quot;&quot;) &amp; IF(AND(1; [.E323]&lt;&gt;&quot;&quot;); &quot;, textgroup = '&quot; &amp; SUBSTITUTE([.E323];&quot;'&quot;; &quot;\'&quot;) &amp; &quot;'&quot;; &quot;&quot;) &amp; &quot;, created_visa='roland', updated_visa='roland', created_date=NOW(), updated_date=NOW(); &quot; &amp; IF(OR([.G323]&lt;&gt;&quot;&quot;; [.I323]&lt;&gt;&quot;&quot;);&quot;INSERT INTO translation_target (lang, translation, translation_source_id, created_visa, updated_visa, created_date, updated_date) VALUES &quot; &amp; IF([.G323]&lt;&gt;&quot;&quot;;&quot;('de', '&quot; &amp; SUBSTITUTE([.H323];&quot;'&quot;; &quot;\'&quot;) &amp; &quot;', LAST_INSERT_ID(), 'roland', 'roland', NOW(), NOW())&quot;; &quot;&quot;) &amp; IF(AND([.G323]&lt;&gt;&quot;&quot;; [.I323]&lt;&gt;&quot;&quot;); &quot;,&quot;; &quot;&quot;) &amp; IF([.I323]&lt;&gt;&quot;&quot;;&quot;('fr', '&quot; &amp; SUBSTITUTE(SUBSTITUTE(SUBSTITUTE([.I3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ktualisierungsdatum</text:p>
          </table:table-cell>
          <table:table-cell/>
          <table:table-cell table:style-name="ce10" office:value-type="string" calcext:value-type="string">
            <text:p>Date de mise à jour</text:p>
          </table:table-cell>
          <table:table-cell table:number-columns-repeated="2"/>
          <table:table-cell table:formula="of:=&quot;INSERT INTO translation_source SET source='&quot; &amp; SUBSTITUTE([.G324];&quot;'&quot;; &quot;\'&quot;) &amp; &quot;', location='&quot; &amp;SUBSTITUTE([.A324];&quot;'&quot;; &quot;\'&quot;) &amp; &quot;', field = '&quot; &amp; SUBSTITUTE([.B324];&quot;'&quot;; &quot;\'&quot;) &amp; &quot;'&quot; &amp; IF(OR(1; [.D324]&lt;&gt;&quot;&quot;); &quot;, context = '&quot; &amp; SUBSTITUTE([.D324];&quot;'&quot;; &quot;\'&quot;) &amp; &quot;'&quot;; &quot;&quot;) &amp; IF(AND(1; [.E324]&lt;&gt;&quot;&quot;); &quot;, textgroup = '&quot; &amp; SUBSTITUTE([.E324];&quot;'&quot;; &quot;\'&quot;) &amp; &quot;'&quot;; &quot;&quot;) &amp; &quot;, created_visa='roland', updated_visa='roland', created_date=NOW(), updated_date=NOW(); &quot; &amp; IF(OR([.G324]&lt;&gt;&quot;&quot;; [.I324]&lt;&gt;&quot;&quot;);&quot;INSERT INTO translation_target (lang, translation, translation_source_id, created_visa, updated_visa, created_date, updated_date) VALUES &quot; &amp; IF([.G324]&lt;&gt;&quot;&quot;;&quot;('de', '&quot; &amp; SUBSTITUTE([.H324];&quot;'&quot;; &quot;\'&quot;) &amp; &quot;', LAST_INSERT_ID(), 'roland', 'roland', NOW(), NOW())&quot;; &quot;&quot;) &amp; IF(AND([.G324]&lt;&gt;&quot;&quot;; [.I324]&lt;&gt;&quot;&quot;); &quot;,&quot;; &quot;&quot;) &amp; IF([.I324]&lt;&gt;&quot;&quot;;&quot;('fr', '&quot; &amp; SUBSTITUTE(SUBSTITUTE(SUBSTITUTE([.I3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mise à jour', LAST_INSERT_ID(), 'roland', 'roland', NOW(), NOW());" calcext:value-type="string">
            <text:p>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mise à jou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Aktualisierungsdatum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25];&quot;'&quot;; &quot;\'&quot;) &amp; &quot;', location='&quot; &amp;SUBSTITUTE([.A325];&quot;'&quot;; &quot;\'&quot;) &amp; &quot;', field = '&quot; &amp; SUBSTITUTE([.B325];&quot;'&quot;; &quot;\'&quot;) &amp; &quot;'&quot; &amp; IF(OR(1; [.D325]&lt;&gt;&quot;&quot;); &quot;, context = '&quot; &amp; SUBSTITUTE([.D325];&quot;'&quot;; &quot;\'&quot;) &amp; &quot;'&quot;; &quot;&quot;) &amp; IF(AND(1; [.E325]&lt;&gt;&quot;&quot;); &quot;, textgroup = '&quot; &amp; SUBSTITUTE([.E325];&quot;'&quot;; &quot;\'&quot;) &amp; &quot;'&quot;; &quot;&quot;) &amp; &quot;, created_visa='roland', updated_visa='roland', created_date=NOW(), updated_date=NOW(); &quot; &amp; IF(OR([.G325]&lt;&gt;&quot;&quot;; [.I325]&lt;&gt;&quot;&quot;);&quot;INSERT INTO translation_target (lang, translation, translation_source_id, created_visa, updated_visa, created_date, updated_date) VALUES &quot; &amp; IF([.G325]&lt;&gt;&quot;&quot;;&quot;('de', '&quot; &amp; SUBSTITUTE([.H325];&quot;'&quot;; &quot;\'&quot;) &amp; &quot;', LAST_INSERT_ID(), 'roland', 'roland', NOW(), NOW())&quot;; &quot;&quot;) &amp; IF(AND([.G325]&lt;&gt;&quot;&quot;; [.I325]&lt;&gt;&quot;&quot;); &quot;,&quot;; &quot;&quot;) &amp; IF([.I325]&lt;&gt;&quot;&quot;;&quot;('fr', '&quot; &amp; SUBSTITUTE(SUBSTITUTE(SUBSTITUTE([.I3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Freigabedatum</text:p>
          </table:table-cell>
          <table:table-cell/>
          <table:table-cell table:style-name="ce10" office:value-type="string" calcext:value-type="string">
            <text:p>Date de publication</text:p>
          </table:table-cell>
          <table:table-cell table:number-columns-repeated="2"/>
          <table:table-cell table:formula="of:=&quot;INSERT INTO translation_source SET source='&quot; &amp; SUBSTITUTE([.G326];&quot;'&quot;; &quot;\'&quot;) &amp; &quot;', location='&quot; &amp;SUBSTITUTE([.A326];&quot;'&quot;; &quot;\'&quot;) &amp; &quot;', field = '&quot; &amp; SUBSTITUTE([.B326];&quot;'&quot;; &quot;\'&quot;) &amp; &quot;'&quot; &amp; IF(OR(1; [.D326]&lt;&gt;&quot;&quot;); &quot;, context = '&quot; &amp; SUBSTITUTE([.D326];&quot;'&quot;; &quot;\'&quot;) &amp; &quot;'&quot;; &quot;&quot;) &amp; IF(AND(1; [.E326]&lt;&gt;&quot;&quot;); &quot;, textgroup = '&quot; &amp; SUBSTITUTE([.E326];&quot;'&quot;; &quot;\'&quot;) &amp; &quot;'&quot;; &quot;&quot;) &amp; &quot;, created_visa='roland', updated_visa='roland', created_date=NOW(), updated_date=NOW(); &quot; &amp; IF(OR([.G326]&lt;&gt;&quot;&quot;; [.I326]&lt;&gt;&quot;&quot;);&quot;INSERT INTO translation_target (lang, translation, translation_source_id, created_visa, updated_visa, created_date, updated_date) VALUES &quot; &amp; IF([.G326]&lt;&gt;&quot;&quot;;&quot;('de', '&quot; &amp; SUBSTITUTE([.H326];&quot;'&quot;; &quot;\'&quot;) &amp; &quot;', LAST_INSERT_ID(), 'roland', 'roland', NOW(), NOW())&quot;; &quot;&quot;) &amp; IF(AND([.G326]&lt;&gt;&quot;&quot;; [.I326]&lt;&gt;&quot;&quot;); &quot;,&quot;; &quot;&quot;) &amp; IF([.I326]&lt;&gt;&quot;&quot;;&quot;('fr', '&quot; &amp; SUBSTITUTE(SUBSTITUTE(SUBSTITUTE([.I3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publication', LAST_INSERT_ID(), 'roland', 'roland', NOW(), NOW());" calcext:value-type="string">
            <text:p>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public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Veröffentlichungsdatum des Parlamentariers.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27];&quot;'&quot;; &quot;\'&quot;) &amp; &quot;', location='&quot; &amp;SUBSTITUTE([.A327];&quot;'&quot;; &quot;\'&quot;) &amp; &quot;', field = '&quot; &amp; SUBSTITUTE([.B327];&quot;'&quot;; &quot;\'&quot;) &amp; &quot;'&quot; &amp; IF(OR(1; [.D327]&lt;&gt;&quot;&quot;); &quot;, context = '&quot; &amp; SUBSTITUTE([.D327];&quot;'&quot;; &quot;\'&quot;) &amp; &quot;'&quot;; &quot;&quot;) &amp; IF(AND(1; [.E327]&lt;&gt;&quot;&quot;); &quot;, textgroup = '&quot; &amp; SUBSTITUTE([.E327];&quot;'&quot;; &quot;\'&quot;) &amp; &quot;'&quot;; &quot;&quot;) &amp; &quot;, created_visa='roland', updated_visa='roland', created_date=NOW(), updated_date=NOW(); &quot; &amp; IF(OR([.G327]&lt;&gt;&quot;&quot;; [.I327]&lt;&gt;&quot;&quot;);&quot;INSERT INTO translation_target (lang, translation, translation_source_id, created_visa, updated_visa, created_date, updated_date) VALUES &quot; &amp; IF([.G327]&lt;&gt;&quot;&quot;;&quot;('de', '&quot; &amp; SUBSTITUTE([.H327];&quot;'&quot;; &quot;\'&quot;) &amp; &quot;', LAST_INSERT_ID(), 'roland', 'roland', NOW(), NOW())&quot;; &quot;&quot;) &amp; IF(AND([.G327]&lt;&gt;&quot;&quot;; [.I327]&lt;&gt;&quot;&quot;); &quot;,&quot;; &quot;&quot;) &amp; IF([.I327]&lt;&gt;&quot;&quot;;&quot;('fr', '&quot; &amp; SUBSTITUTE(SUBSTITUTE(SUBSTITUTE([.I3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Freigegeben oder Admin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28];&quot;'&quot;; &quot;\'&quot;) &amp; &quot;', location='&quot; &amp;SUBSTITUTE([.A328];&quot;'&quot;; &quot;\'&quot;) &amp; &quot;', field = '&quot; &amp; SUBSTITUTE([.B328];&quot;'&quot;; &quot;\'&quot;) &amp; &quot;'&quot; &amp; IF(OR(1; [.D328]&lt;&gt;&quot;&quot;); &quot;, context = '&quot; &amp; SUBSTITUTE([.D328];&quot;'&quot;; &quot;\'&quot;) &amp; &quot;'&quot;; &quot;&quot;) &amp; IF(AND(1; [.E328]&lt;&gt;&quot;&quot;); &quot;, textgroup = '&quot; &amp; SUBSTITUTE([.E328];&quot;'&quot;; &quot;\'&quot;) &amp; &quot;'&quot;; &quot;&quot;) &amp; &quot;, created_visa='roland', updated_visa='roland', created_date=NOW(), updated_date=NOW(); &quot; &amp; IF(OR([.G328]&lt;&gt;&quot;&quot;; [.I328]&lt;&gt;&quot;&quot;);&quot;INSERT INTO translation_target (lang, translation, translation_source_id, created_visa, updated_visa, created_date, updated_date) VALUES &quot; &amp; IF([.G328]&lt;&gt;&quot;&quot;;&quot;('de', '&quot; &amp; SUBSTITUTE([.H328];&quot;'&quot;; &quot;\'&quot;) &amp; &quot;', LAST_INSERT_ID(), 'roland', 'roland', NOW(), NOW())&quot;; &quot;&quot;) &amp; IF(AND([.G328]&lt;&gt;&quot;&quot;; [.I328]&lt;&gt;&quot;&quot;); &quot;,&quot;; &quot;&quot;) &amp; IF([.I328]&lt;&gt;&quot;&quot;;&quot;('fr', '&quot; &amp; SUBSTITUTE(SUBSTITUTE(SUBSTITUTE([.I3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Veröffentlicht</text:p>
          </table:table-cell>
          <table:table-cell/>
          <table:table-cell table:style-name="ce10" office:value-type="string" calcext:value-type="string">
            <text:p>Publié</text:p>
          </table:table-cell>
          <table:table-cell table:number-columns-repeated="2"/>
          <table:table-cell table:formula="of:=&quot;INSERT INTO translation_source SET source='&quot; &amp; SUBSTITUTE([.G329];&quot;'&quot;; &quot;\'&quot;) &amp; &quot;', location='&quot; &amp;SUBSTITUTE([.A329];&quot;'&quot;; &quot;\'&quot;) &amp; &quot;', field = '&quot; &amp; SUBSTITUTE([.B329];&quot;'&quot;; &quot;\'&quot;) &amp; &quot;'&quot; &amp; IF(OR(1; [.D329]&lt;&gt;&quot;&quot;); &quot;, context = '&quot; &amp; SUBSTITUTE([.D329];&quot;'&quot;; &quot;\'&quot;) &amp; &quot;'&quot;; &quot;&quot;) &amp; IF(AND(1; [.E329]&lt;&gt;&quot;&quot;); &quot;, textgroup = '&quot; &amp; SUBSTITUTE([.E329];&quot;'&quot;; &quot;\'&quot;) &amp; &quot;'&quot;; &quot;&quot;) &amp; &quot;, created_visa='roland', updated_visa='roland', created_date=NOW(), updated_date=NOW(); &quot; &amp; IF(OR([.G329]&lt;&gt;&quot;&quot;; [.I329]&lt;&gt;&quot;&quot;);&quot;INSERT INTO translation_target (lang, translation, translation_source_id, created_visa, updated_visa, created_date, updated_date) VALUES &quot; &amp; IF([.G329]&lt;&gt;&quot;&quot;;&quot;('de', '&quot; &amp; SUBSTITUTE([.H329];&quot;'&quot;; &quot;\'&quot;) &amp; &quot;', LAST_INSERT_ID(), 'roland', 'roland', NOW(), NOW())&quot;; &quot;&quot;) &amp; IF(AND([.G329]&lt;&gt;&quot;&quot;; [.I329]&lt;&gt;&quot;&quot;); &quot;,&quot;; &quot;&quot;) &amp; IF([.I329]&lt;&gt;&quot;&quot;;&quot;('fr', '&quot; &amp; SUBSTITUTE(SUBSTITUTE(SUBSTITUTE([.I3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" calcext:value-type="string">
            <text:p>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bkürzung</text:p>
          </table:table-cell>
          <table:table-cell/>
          <table:table-cell table:style-name="ce10" office:value-type="string" calcext:value-type="string">
            <text:p>Abréviation</text:p>
          </table:table-cell>
          <table:table-cell table:number-columns-repeated="2"/>
          <table:table-cell table:formula="of:=&quot;INSERT INTO translation_source SET source='&quot; &amp; SUBSTITUTE([.G330];&quot;'&quot;; &quot;\'&quot;) &amp; &quot;', location='&quot; &amp;SUBSTITUTE([.A330];&quot;'&quot;; &quot;\'&quot;) &amp; &quot;', field = '&quot; &amp; SUBSTITUTE([.B330];&quot;'&quot;; &quot;\'&quot;) &amp; &quot;'&quot; &amp; IF(OR(1; [.D330]&lt;&gt;&quot;&quot;); &quot;, context = '&quot; &amp; SUBSTITUTE([.D330];&quot;'&quot;; &quot;\'&quot;) &amp; &quot;'&quot;; &quot;&quot;) &amp; IF(AND(1; [.E330]&lt;&gt;&quot;&quot;); &quot;, textgroup = '&quot; &amp; SUBSTITUTE([.E330];&quot;'&quot;; &quot;\'&quot;) &amp; &quot;'&quot;; &quot;&quot;) &amp; &quot;, created_visa='roland', updated_visa='roland', created_date=NOW(), updated_date=NOW(); &quot; &amp; IF(OR([.G330]&lt;&gt;&quot;&quot;; [.I330]&lt;&gt;&quot;&quot;);&quot;INSERT INTO translation_target (lang, translation, translation_source_id, created_visa, updated_visa, created_date, updated_date) VALUES &quot; &amp; IF([.G330]&lt;&gt;&quot;&quot;;&quot;('de', '&quot; &amp; SUBSTITUTE([.H330];&quot;'&quot;; &quot;\'&quot;) &amp; &quot;', LAST_INSERT_ID(), 'roland', 'roland', NOW(), NOW())&quot;; &quot;&quot;) &amp; IF(AND([.G330]&lt;&gt;&quot;&quot;; [.I330]&lt;&gt;&quot;&quot;); &quot;,&quot;; &quot;&quot;) &amp; IF([.I330]&lt;&gt;&quot;&quot;;&quot;('fr', '&quot; &amp; SUBSTITUTE(SUBSTITUTE(SUBSTITUTE([.I3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" calcext:value-type="string">
            <text:p>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In Kommission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31];&quot;'&quot;; &quot;\'&quot;) &amp; &quot;', location='&quot; &amp;SUBSTITUTE([.A331];&quot;'&quot;; &quot;\'&quot;) &amp; &quot;', field = '&quot; &amp; SUBSTITUTE([.B331];&quot;'&quot;; &quot;\'&quot;) &amp; &quot;'&quot; &amp; IF(OR(1; [.D331]&lt;&gt;&quot;&quot;); &quot;, context = '&quot; &amp; SUBSTITUTE([.D331];&quot;'&quot;; &quot;\'&quot;) &amp; &quot;'&quot;; &quot;&quot;) &amp; IF(AND(1; [.E331]&lt;&gt;&quot;&quot;); &quot;, textgroup = '&quot; &amp; SUBSTITUTE([.E331];&quot;'&quot;; &quot;\'&quot;) &amp; &quot;'&quot;; &quot;&quot;) &amp; &quot;, created_visa='roland', updated_visa='roland', created_date=NOW(), updated_date=NOW(); &quot; &amp; IF(OR([.G331]&lt;&gt;&quot;&quot;; [.I331]&lt;&gt;&quot;&quot;);&quot;INSERT INTO translation_target (lang, translation, translation_source_id, created_visa, updated_visa, created_date, updated_date) VALUES &quot; &amp; IF([.G331]&lt;&gt;&quot;&quot;;&quot;('de', '&quot; &amp; SUBSTITUTE([.H331];&quot;'&quot;; &quot;\'&quot;) &amp; &quot;', LAST_INSERT_ID(), 'roland', 'roland', NOW(), NOW())&quot;; &quot;&quot;) &amp; IF(AND([.G331]&lt;&gt;&quot;&quot;; [.I331]&lt;&gt;&quot;&quot;); &quot;,&quot;; &quot;&quot;) &amp; IF([.I331]&lt;&gt;&quot;&quot;;&quot;('fr', '&quot; &amp; SUBSTITUTE(SUBSTITUTE(SUBSTITUTE([.I3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n Kommission</text:p>
          </table:table-cell>
          <table:table-cell/>
          <table:table-cell table:style-name="ce10"/>
          <table:table-cell table:number-columns-repeated="2"/>
          <table:table-cell table:formula="of:=&quot;INSERT INTO translation_source SET source='&quot; &amp; SUBSTITUTE([.G332];&quot;'&quot;; &quot;\'&quot;) &amp; &quot;', location='&quot; &amp;SUBSTITUTE([.A332];&quot;'&quot;; &quot;\'&quot;) &amp; &quot;', field = '&quot; &amp; SUBSTITUTE([.B332];&quot;'&quot;; &quot;\'&quot;) &amp; &quot;'&quot; &amp; IF(OR(1; [.D332]&lt;&gt;&quot;&quot;); &quot;, context = '&quot; &amp; SUBSTITUTE([.D332];&quot;'&quot;; &quot;\'&quot;) &amp; &quot;'&quot;; &quot;&quot;) &amp; IF(AND(1; [.E332]&lt;&gt;&quot;&quot;); &quot;, textgroup = '&quot; &amp; SUBSTITUTE([.E332];&quot;'&quot;; &quot;\'&quot;) &amp; &quot;'&quot;; &quot;&quot;) &amp; &quot;, created_visa='roland', updated_visa='roland', created_date=NOW(), updated_date=NOW(); &quot; &amp; IF(OR([.G332]&lt;&gt;&quot;&quot;; [.I332]&lt;&gt;&quot;&quot;);&quot;INSERT INTO translation_target (lang, translation, translation_source_id, created_visa, updated_visa, created_date, updated_date) VALUES &quot; &amp; IF([.G332]&lt;&gt;&quot;&quot;;&quot;('de', '&quot; &amp; SUBSTITUTE([.H332];&quot;'&quot;; &quot;\'&quot;) &amp; &quot;', LAST_INSERT_ID(), 'roland', 'roland', NOW(), NOW())&quot;; &quot;&quot;) &amp; IF(AND([.G332]&lt;&gt;&quot;&quot;; [.I332]&lt;&gt;&quot;&quot;); &quot;,&quot;; &quot;&quot;) &amp; IF([.I332]&lt;&gt;&quot;&quot;;&quot;('fr', '&quot; &amp; SUBSTITUTE(SUBSTITUTE(SUBSTITUTE([.I3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  <table:table-cell table:style-name="ce10" office:value-type="string" calcext:value-type="string">
            <text:p>CN</text:p>
          </table:table-cell>
          <table:table-cell table:number-columns-repeated="2"/>
          <table:table-cell table:formula="of:=&quot;INSERT INTO translation_source SET source='&quot; &amp; SUBSTITUTE([.G333];&quot;'&quot;; &quot;\'&quot;) &amp; &quot;', location='&quot; &amp;SUBSTITUTE([.A333];&quot;'&quot;; &quot;\'&quot;) &amp; &quot;', field = '&quot; &amp; SUBSTITUTE([.B333];&quot;'&quot;; &quot;\'&quot;) &amp; &quot;'&quot; &amp; IF(OR(1; [.D333]&lt;&gt;&quot;&quot;); &quot;, context = '&quot; &amp; SUBSTITUTE([.D333];&quot;'&quot;; &quot;\'&quot;) &amp; &quot;'&quot;; &quot;&quot;) &amp; IF(AND(1; [.E333]&lt;&gt;&quot;&quot;); &quot;, textgroup = '&quot; &amp; SUBSTITUTE([.E333];&quot;'&quot;; &quot;\'&quot;) &amp; &quot;'&quot;; &quot;&quot;) &amp; &quot;, created_visa='roland', updated_visa='roland', created_date=NOW(), updated_date=NOW(); &quot; &amp; IF(OR([.G333]&lt;&gt;&quot;&quot;; [.I333]&lt;&gt;&quot;&quot;);&quot;INSERT INTO translation_target (lang, translation, translation_source_id, created_visa, updated_visa, created_date, updated_date) VALUES &quot; &amp; IF([.G333]&lt;&gt;&quot;&quot;;&quot;('de', '&quot; &amp; SUBSTITUTE([.H333];&quot;'&quot;; &quot;\'&quot;) &amp; &quot;', LAST_INSERT_ID(), 'roland', 'roland', NOW(), NOW())&quot;; &quot;&quot;) &amp; IF(AND([.G333]&lt;&gt;&quot;&quot;; [.I333]&lt;&gt;&quot;&quot;); &quot;,&quot;; &quot;&quot;) &amp; IF([.I333]&lt;&gt;&quot;&quot;;&quot;('fr', '&quot; &amp; SUBSTITUTE(SUBSTITUTE(SUBSTITUTE([.I3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" calcext:value-type="string">
            <text:p>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R</text:p>
          </table:table-cell>
          <table:table-cell/>
          <table:table-cell table:style-name="ce10" office:value-type="string" calcext:value-type="string">
            <text:p>CE</text:p>
          </table:table-cell>
          <table:table-cell table:number-columns-repeated="2"/>
          <table:table-cell table:formula="of:=&quot;INSERT INTO translation_source SET source='&quot; &amp; SUBSTITUTE([.G334];&quot;'&quot;; &quot;\'&quot;) &amp; &quot;', location='&quot; &amp;SUBSTITUTE([.A334];&quot;'&quot;; &quot;\'&quot;) &amp; &quot;', field = '&quot; &amp; SUBSTITUTE([.B334];&quot;'&quot;; &quot;\'&quot;) &amp; &quot;'&quot; &amp; IF(OR(1; [.D334]&lt;&gt;&quot;&quot;); &quot;, context = '&quot; &amp; SUBSTITUTE([.D334];&quot;'&quot;; &quot;\'&quot;) &amp; &quot;'&quot;; &quot;&quot;) &amp; IF(AND(1; [.E334]&lt;&gt;&quot;&quot;); &quot;, textgroup = '&quot; &amp; SUBSTITUTE([.E334];&quot;'&quot;; &quot;\'&quot;) &amp; &quot;'&quot;; &quot;&quot;) &amp; &quot;, created_visa='roland', updated_visa='roland', created_date=NOW(), updated_date=NOW(); &quot; &amp; IF(OR([.G334]&lt;&gt;&quot;&quot;; [.I334]&lt;&gt;&quot;&quot;);&quot;INSERT INTO translation_target (lang, translation, translation_source_id, created_visa, updated_visa, created_date, updated_date) VALUES &quot; &amp; IF([.G334]&lt;&gt;&quot;&quot;;&quot;('de', '&quot; &amp; SUBSTITUTE([.H334];&quot;'&quot;; &quot;\'&quot;) &amp; &quot;', LAST_INSERT_ID(), 'roland', 'roland', NOW(), NOW())&quot;; &quot;&quot;) &amp; IF(AND([.G334]&lt;&gt;&quot;&quot;; [.I334]&lt;&gt;&quot;&quot;); &quot;,&quot;; &quot;&quot;) &amp; IF([.I334]&lt;&gt;&quot;&quot;;&quot;('fr', '&quot; &amp; SUBSTITUTE(SUBSTITUTE(SUBSTITUTE([.I3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" calcext:value-type="string">
            <text:p>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FDP</text:p>
          </table:table-cell>
          <table:table-cell/>
          <table:table-cell table:style-name="ce10" office:value-type="string" calcext:value-type="string">
            <text:p>PLR</text:p>
          </table:table-cell>
          <table:table-cell table:number-columns-repeated="2"/>
          <table:table-cell table:formula="of:=&quot;INSERT INTO translation_source SET source='&quot; &amp; SUBSTITUTE([.G335];&quot;'&quot;; &quot;\'&quot;) &amp; &quot;', location='&quot; &amp;SUBSTITUTE([.A335];&quot;'&quot;; &quot;\'&quot;) &amp; &quot;', field = '&quot; &amp; SUBSTITUTE([.B335];&quot;'&quot;; &quot;\'&quot;) &amp; &quot;'&quot; &amp; IF(OR(1; [.D335]&lt;&gt;&quot;&quot;); &quot;, context = '&quot; &amp; SUBSTITUTE([.D335];&quot;'&quot;; &quot;\'&quot;) &amp; &quot;'&quot;; &quot;&quot;) &amp; IF(AND(1; [.E335]&lt;&gt;&quot;&quot;); &quot;, textgroup = '&quot; &amp; SUBSTITUTE([.E335];&quot;'&quot;; &quot;\'&quot;) &amp; &quot;'&quot;; &quot;&quot;) &amp; &quot;, created_visa='roland', updated_visa='roland', created_date=NOW(), updated_date=NOW(); &quot; &amp; IF(OR([.G335]&lt;&gt;&quot;&quot;; [.I335]&lt;&gt;&quot;&quot;);&quot;INSERT INTO translation_target (lang, translation, translation_source_id, created_visa, updated_visa, created_date, updated_date) VALUES &quot; &amp; IF([.G335]&lt;&gt;&quot;&quot;;&quot;('de', '&quot; &amp; SUBSTITUTE([.H335];&quot;'&quot;; &quot;\'&quot;) &amp; &quot;', LAST_INSERT_ID(), 'roland', 'roland', NOW(), NOW())&quot;; &quot;&quot;) &amp; IF(AND([.G335]&lt;&gt;&quot;&quot;; [.I335]&lt;&gt;&quot;&quot;); &quot;,&quot;; &quot;&quot;) &amp; IF([.I335]&lt;&gt;&quot;&quot;;&quot;('fr', '&quot; &amp; SUBSTITUTE(SUBSTITUTE(SUBSTITUTE([.I3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" calcext:value-type="string">
            <text:p>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LP</text:p>
          </table:table-cell>
          <table:table-cell/>
          <table:table-cell table:style-name="ce10" office:value-type="string" calcext:value-type="string">
            <text:p>PVL</text:p>
          </table:table-cell>
          <table:table-cell table:number-columns-repeated="2"/>
          <table:table-cell table:formula="of:=&quot;INSERT INTO translation_source SET source='&quot; &amp; SUBSTITUTE([.G336];&quot;'&quot;; &quot;\'&quot;) &amp; &quot;', location='&quot; &amp;SUBSTITUTE([.A336];&quot;'&quot;; &quot;\'&quot;) &amp; &quot;', field = '&quot; &amp; SUBSTITUTE([.B336];&quot;'&quot;; &quot;\'&quot;) &amp; &quot;'&quot; &amp; IF(OR(1; [.D336]&lt;&gt;&quot;&quot;); &quot;, context = '&quot; &amp; SUBSTITUTE([.D336];&quot;'&quot;; &quot;\'&quot;) &amp; &quot;'&quot;; &quot;&quot;) &amp; IF(AND(1; [.E336]&lt;&gt;&quot;&quot;); &quot;, textgroup = '&quot; &amp; SUBSTITUTE([.E336];&quot;'&quot;; &quot;\'&quot;) &amp; &quot;'&quot;; &quot;&quot;) &amp; &quot;, created_visa='roland', updated_visa='roland', created_date=NOW(), updated_date=NOW(); &quot; &amp; IF(OR([.G336]&lt;&gt;&quot;&quot;; [.I336]&lt;&gt;&quot;&quot;);&quot;INSERT INTO translation_target (lang, translation, translation_source_id, created_visa, updated_visa, created_date, updated_date) VALUES &quot; &amp; IF([.G336]&lt;&gt;&quot;&quot;;&quot;('de', '&quot; &amp; SUBSTITUTE([.H336];&quot;'&quot;; &quot;\'&quot;) &amp; &quot;', LAST_INSERT_ID(), 'roland', 'roland', NOW(), NOW())&quot;; &quot;&quot;) &amp; IF(AND([.G336]&lt;&gt;&quot;&quot;; [.I336]&lt;&gt;&quot;&quot;); &quot;,&quot;; &quot;&quot;) &amp; IF([.I336]&lt;&gt;&quot;&quot;;&quot;('fr', '&quot; &amp; SUBSTITUTE(SUBSTITUTE(SUBSTITUTE([.I3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" calcext:value-type="string">
            <text:p>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P</text:p>
          </table:table-cell>
          <table:table-cell/>
          <table:table-cell table:style-name="ce10" office:value-type="string" calcext:value-type="string">
            <text:p>PS</text:p>
          </table:table-cell>
          <table:table-cell table:number-columns-repeated="2"/>
          <table:table-cell table:formula="of:=&quot;INSERT INTO translation_source SET source='&quot; &amp; SUBSTITUTE([.G337];&quot;'&quot;; &quot;\'&quot;) &amp; &quot;', location='&quot; &amp;SUBSTITUTE([.A337];&quot;'&quot;; &quot;\'&quot;) &amp; &quot;', field = '&quot; &amp; SUBSTITUTE([.B337];&quot;'&quot;; &quot;\'&quot;) &amp; &quot;'&quot; &amp; IF(OR(1; [.D337]&lt;&gt;&quot;&quot;); &quot;, context = '&quot; &amp; SUBSTITUTE([.D337];&quot;'&quot;; &quot;\'&quot;) &amp; &quot;'&quot;; &quot;&quot;) &amp; IF(AND(1; [.E337]&lt;&gt;&quot;&quot;); &quot;, textgroup = '&quot; &amp; SUBSTITUTE([.E337];&quot;'&quot;; &quot;\'&quot;) &amp; &quot;'&quot;; &quot;&quot;) &amp; &quot;, created_visa='roland', updated_visa='roland', created_date=NOW(), updated_date=NOW(); &quot; &amp; IF(OR([.G337]&lt;&gt;&quot;&quot;; [.I337]&lt;&gt;&quot;&quot;);&quot;INSERT INTO translation_target (lang, translation, translation_source_id, created_visa, updated_visa, created_date, updated_date) VALUES &quot; &amp; IF([.G337]&lt;&gt;&quot;&quot;;&quot;('de', '&quot; &amp; SUBSTITUTE([.H337];&quot;'&quot;; &quot;\'&quot;) &amp; &quot;', LAST_INSERT_ID(), 'roland', 'roland', NOW(), NOW())&quot;; &quot;&quot;) &amp; IF(AND([.G337]&lt;&gt;&quot;&quot;; [.I337]&lt;&gt;&quot;&quot;); &quot;,&quot;; &quot;&quot;) &amp; IF([.I337]&lt;&gt;&quot;&quot;;&quot;('fr', '&quot; &amp; SUBSTITUTE(SUBSTITUTE(SUBSTITUTE([.I3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" calcext:value-type="string">
            <text:p>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PS</text:p>
          </table:table-cell>
          <table:table-cell/>
          <table:table-cell table:style-name="ce10" office:value-type="string" calcext:value-type="string">
            <text:p>PES</text:p>
          </table:table-cell>
          <table:table-cell table:number-columns-repeated="2"/>
          <table:table-cell table:formula="of:=&quot;INSERT INTO translation_source SET source='&quot; &amp; SUBSTITUTE([.G338];&quot;'&quot;; &quot;\'&quot;) &amp; &quot;', location='&quot; &amp;SUBSTITUTE([.A338];&quot;'&quot;; &quot;\'&quot;) &amp; &quot;', field = '&quot; &amp; SUBSTITUTE([.B338];&quot;'&quot;; &quot;\'&quot;) &amp; &quot;'&quot; &amp; IF(OR(1; [.D338]&lt;&gt;&quot;&quot;); &quot;, context = '&quot; &amp; SUBSTITUTE([.D338];&quot;'&quot;; &quot;\'&quot;) &amp; &quot;'&quot;; &quot;&quot;) &amp; IF(AND(1; [.E338]&lt;&gt;&quot;&quot;); &quot;, textgroup = '&quot; &amp; SUBSTITUTE([.E338];&quot;'&quot;; &quot;\'&quot;) &amp; &quot;'&quot;; &quot;&quot;) &amp; &quot;, created_visa='roland', updated_visa='roland', created_date=NOW(), updated_date=NOW(); &quot; &amp; IF(OR([.G338]&lt;&gt;&quot;&quot;; [.I338]&lt;&gt;&quot;&quot;);&quot;INSERT INTO translation_target (lang, translation, translation_source_id, created_visa, updated_visa, created_date, updated_date) VALUES &quot; &amp; IF([.G338]&lt;&gt;&quot;&quot;;&quot;('de', '&quot; &amp; SUBSTITUTE([.H338];&quot;'&quot;; &quot;\'&quot;) &amp; &quot;', LAST_INSERT_ID(), 'roland', 'roland', NOW(), NOW())&quot;; &quot;&quot;) &amp; IF(AND([.G338]&lt;&gt;&quot;&quot;; [.I338]&lt;&gt;&quot;&quot;); &quot;,&quot;; &quot;&quot;) &amp; IF([.I338]&lt;&gt;&quot;&quot;;&quot;('fr', '&quot; &amp; SUBSTITUTE(SUBSTITUTE(SUBSTITUTE([.I3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" calcext:value-type="string">
            <text:p>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VP</text:p>
          </table:table-cell>
          <table:table-cell/>
          <table:table-cell table:style-name="ce10" office:value-type="string" calcext:value-type="string">
            <text:p>UDC</text:p>
          </table:table-cell>
          <table:table-cell table:number-columns-repeated="2"/>
          <table:table-cell table:formula="of:=&quot;INSERT INTO translation_source SET source='&quot; &amp; SUBSTITUTE([.G339];&quot;'&quot;; &quot;\'&quot;) &amp; &quot;', location='&quot; &amp;SUBSTITUTE([.A339];&quot;'&quot;; &quot;\'&quot;) &amp; &quot;', field = '&quot; &amp; SUBSTITUTE([.B339];&quot;'&quot;; &quot;\'&quot;) &amp; &quot;'&quot; &amp; IF(OR(1; [.D339]&lt;&gt;&quot;&quot;); &quot;, context = '&quot; &amp; SUBSTITUTE([.D339];&quot;'&quot;; &quot;\'&quot;) &amp; &quot;'&quot;; &quot;&quot;) &amp; IF(AND(1; [.E339]&lt;&gt;&quot;&quot;); &quot;, textgroup = '&quot; &amp; SUBSTITUTE([.E339];&quot;'&quot;; &quot;\'&quot;) &amp; &quot;'&quot;; &quot;&quot;) &amp; &quot;, created_visa='roland', updated_visa='roland', created_date=NOW(), updated_date=NOW(); &quot; &amp; IF(OR([.G339]&lt;&gt;&quot;&quot;; [.I339]&lt;&gt;&quot;&quot;);&quot;INSERT INTO translation_target (lang, translation, translation_source_id, created_visa, updated_visa, created_date, updated_date) VALUES &quot; &amp; IF([.G339]&lt;&gt;&quot;&quot;;&quot;('de', '&quot; &amp; SUBSTITUTE([.H339];&quot;'&quot;; &quot;\'&quot;) &amp; &quot;', LAST_INSERT_ID(), 'roland', 'roland', NOW(), NOW())&quot;; &quot;&quot;) &amp; IF(AND([.G339]&lt;&gt;&quot;&quot;; [.I339]&lt;&gt;&quot;&quot;); &quot;,&quot;; &quot;&quot;) &amp; IF([.I339]&lt;&gt;&quot;&quot;;&quot;('fr', '&quot; &amp; SUBSTITUTE(SUBSTITUTE(SUBSTITUTE([.I3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" calcext:value-type="string">
            <text:p>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EVP</text:p>
          </table:table-cell>
          <table:table-cell/>
          <table:table-cell table:style-name="ce10" office:value-type="string" calcext:value-type="string">
            <text:p>PEV</text:p>
          </table:table-cell>
          <table:table-cell table:number-columns-repeated="2"/>
          <table:table-cell table:formula="of:=&quot;INSERT INTO translation_source SET source='&quot; &amp; SUBSTITUTE([.G340];&quot;'&quot;; &quot;\'&quot;) &amp; &quot;', location='&quot; &amp;SUBSTITUTE([.A340];&quot;'&quot;; &quot;\'&quot;) &amp; &quot;', field = '&quot; &amp; SUBSTITUTE([.B340];&quot;'&quot;; &quot;\'&quot;) &amp; &quot;'&quot; &amp; IF(OR(1; [.D340]&lt;&gt;&quot;&quot;); &quot;, context = '&quot; &amp; SUBSTITUTE([.D340];&quot;'&quot;; &quot;\'&quot;) &amp; &quot;'&quot;; &quot;&quot;) &amp; IF(AND(1; [.E340]&lt;&gt;&quot;&quot;); &quot;, textgroup = '&quot; &amp; SUBSTITUTE([.E340];&quot;'&quot;; &quot;\'&quot;) &amp; &quot;'&quot;; &quot;&quot;) &amp; &quot;, created_visa='roland', updated_visa='roland', created_date=NOW(), updated_date=NOW(); &quot; &amp; IF(OR([.G340]&lt;&gt;&quot;&quot;; [.I340]&lt;&gt;&quot;&quot;);&quot;INSERT INTO translation_target (lang, translation, translation_source_id, created_visa, updated_visa, created_date, updated_date) VALUES &quot; &amp; IF([.G340]&lt;&gt;&quot;&quot;;&quot;('de', '&quot; &amp; SUBSTITUTE([.H340];&quot;'&quot;; &quot;\'&quot;) &amp; &quot;', LAST_INSERT_ID(), 'roland', 'roland', NOW(), NOW())&quot;; &quot;&quot;) &amp; IF(AND([.G340]&lt;&gt;&quot;&quot;; [.I340]&lt;&gt;&quot;&quot;); &quot;,&quot;; &quot;&quot;) &amp; IF([.I340]&lt;&gt;&quot;&quot;;&quot;('fr', '&quot; &amp; SUBSTITUTE(SUBSTITUTE(SUBSTITUTE([.I3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" calcext:value-type="string">
            <text:p>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CVP</text:p>
          </table:table-cell>
          <table:table-cell/>
          <table:table-cell table:style-name="ce10" office:value-type="string" calcext:value-type="string">
            <text:p>PDC</text:p>
          </table:table-cell>
          <table:table-cell table:number-columns-repeated="2"/>
          <table:table-cell table:formula="of:=&quot;INSERT INTO translation_source SET source='&quot; &amp; SUBSTITUTE([.G341];&quot;'&quot;; &quot;\'&quot;) &amp; &quot;', location='&quot; &amp;SUBSTITUTE([.A341];&quot;'&quot;; &quot;\'&quot;) &amp; &quot;', field = '&quot; &amp; SUBSTITUTE([.B341];&quot;'&quot;; &quot;\'&quot;) &amp; &quot;'&quot; &amp; IF(OR(1; [.D341]&lt;&gt;&quot;&quot;); &quot;, context = '&quot; &amp; SUBSTITUTE([.D341];&quot;'&quot;; &quot;\'&quot;) &amp; &quot;'&quot;; &quot;&quot;) &amp; IF(AND(1; [.E341]&lt;&gt;&quot;&quot;); &quot;, textgroup = '&quot; &amp; SUBSTITUTE([.E341];&quot;'&quot;; &quot;\'&quot;) &amp; &quot;'&quot;; &quot;&quot;) &amp; &quot;, created_visa='roland', updated_visa='roland', created_date=NOW(), updated_date=NOW(); &quot; &amp; IF(OR([.G341]&lt;&gt;&quot;&quot;; [.I341]&lt;&gt;&quot;&quot;);&quot;INSERT INTO translation_target (lang, translation, translation_source_id, created_visa, updated_visa, created_date, updated_date) VALUES &quot; &amp; IF([.G341]&lt;&gt;&quot;&quot;;&quot;('de', '&quot; &amp; SUBSTITUTE([.H341];&quot;'&quot;; &quot;\'&quot;) &amp; &quot;', LAST_INSERT_ID(), 'roland', 'roland', NOW(), NOW())&quot;; &quot;&quot;) &amp; IF(AND([.G341]&lt;&gt;&quot;&quot;; [.I341]&lt;&gt;&quot;&quot;); &quot;,&quot;; &quot;&quot;) &amp; IF([.I341]&lt;&gt;&quot;&quot;;&quot;('fr', '&quot; &amp; SUBSTITUTE(SUBSTITUTE(SUBSTITUTE([.I3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" calcext:value-type="string">
            <text:p>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BDP</text:p>
          </table:table-cell>
          <table:table-cell/>
          <table:table-cell table:style-name="ce10" office:value-type="string" calcext:value-type="string">
            <text:p>PBD</text:p>
          </table:table-cell>
          <table:table-cell table:number-columns-repeated="2"/>
          <table:table-cell table:formula="of:=&quot;INSERT INTO translation_source SET source='&quot; &amp; SUBSTITUTE([.G342];&quot;'&quot;; &quot;\'&quot;) &amp; &quot;', location='&quot; &amp;SUBSTITUTE([.A342];&quot;'&quot;; &quot;\'&quot;) &amp; &quot;', field = '&quot; &amp; SUBSTITUTE([.B342];&quot;'&quot;; &quot;\'&quot;) &amp; &quot;'&quot; &amp; IF(OR(1; [.D342]&lt;&gt;&quot;&quot;); &quot;, context = '&quot; &amp; SUBSTITUTE([.D342];&quot;'&quot;; &quot;\'&quot;) &amp; &quot;'&quot;; &quot;&quot;) &amp; IF(AND(1; [.E342]&lt;&gt;&quot;&quot;); &quot;, textgroup = '&quot; &amp; SUBSTITUTE([.E342];&quot;'&quot;; &quot;\'&quot;) &amp; &quot;'&quot;; &quot;&quot;) &amp; &quot;, created_visa='roland', updated_visa='roland', created_date=NOW(), updated_date=NOW(); &quot; &amp; IF(OR([.G342]&lt;&gt;&quot;&quot;; [.I342]&lt;&gt;&quot;&quot;);&quot;INSERT INTO translation_target (lang, translation, translation_source_id, created_visa, updated_visa, created_date, updated_date) VALUES &quot; &amp; IF([.G342]&lt;&gt;&quot;&quot;;&quot;('de', '&quot; &amp; SUBSTITUTE([.H342];&quot;'&quot;; &quot;\'&quot;) &amp; &quot;', LAST_INSERT_ID(), 'roland', 'roland', NOW(), NOW())&quot;; &quot;&quot;) &amp; IF(AND([.G342]&lt;&gt;&quot;&quot;; [.I342]&lt;&gt;&quot;&quot;); &quot;,&quot;; &quot;&quot;) &amp; IF([.I342]&lt;&gt;&quot;&quot;;&quot;('fr', '&quot; &amp; SUBSTITUTE(SUBSTITUTE(SUBSTITUTE([.I3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" calcext:value-type="string">
            <text:p>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MCR</text:p>
          </table:table-cell>
          <table:table-cell/>
          <table:table-cell table:style-name="ce10" office:value-type="string" calcext:value-type="string">
            <text:p>MCR</text:p>
          </table:table-cell>
          <table:table-cell table:number-columns-repeated="2"/>
          <table:table-cell table:formula="of:=&quot;INSERT INTO translation_source SET source='&quot; &amp; SUBSTITUTE([.G343];&quot;'&quot;; &quot;\'&quot;) &amp; &quot;', location='&quot; &amp;SUBSTITUTE([.A343];&quot;'&quot;; &quot;\'&quot;) &amp; &quot;', field = '&quot; &amp; SUBSTITUTE([.B343];&quot;'&quot;; &quot;\'&quot;) &amp; &quot;'&quot; &amp; IF(OR(1; [.D343]&lt;&gt;&quot;&quot;); &quot;, context = '&quot; &amp; SUBSTITUTE([.D343];&quot;'&quot;; &quot;\'&quot;) &amp; &quot;'&quot;; &quot;&quot;) &amp; IF(AND(1; [.E343]&lt;&gt;&quot;&quot;); &quot;, textgroup = '&quot; &amp; SUBSTITUTE([.E343];&quot;'&quot;; &quot;\'&quot;) &amp; &quot;'&quot;; &quot;&quot;) &amp; &quot;, created_visa='roland', updated_visa='roland', created_date=NOW(), updated_date=NOW(); &quot; &amp; IF(OR([.G343]&lt;&gt;&quot;&quot;; [.I343]&lt;&gt;&quot;&quot;);&quot;INSERT INTO translation_target (lang, translation, translation_source_id, created_visa, updated_visa, created_date, updated_date) VALUES &quot; &amp; IF([.G343]&lt;&gt;&quot;&quot;;&quot;('de', '&quot; &amp; SUBSTITUTE([.H343];&quot;'&quot;; &quot;\'&quot;) &amp; &quot;', LAST_INSERT_ID(), 'roland', 'roland', NOW(), NOW())&quot;; &quot;&quot;) &amp; IF(AND([.G343]&lt;&gt;&quot;&quot;; [.I343]&lt;&gt;&quot;&quot;); &quot;,&quot;; &quot;&quot;) &amp; IF([.I343]&lt;&gt;&quot;&quot;;&quot;('fr', '&quot; &amp; SUBSTITUTE(SUBSTITUTE(SUBSTITUTE([.I3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CR', LAST_INSERT_ID(), 'roland', 'roland', NOW(), NOW());" calcext:value-type="string">
            <text:p>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C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ega</text:p>
          </table:table-cell>
          <table:table-cell/>
          <table:table-cell table:style-name="ce10" office:value-type="string" calcext:value-type="string">
            <text:p>Lega</text:p>
          </table:table-cell>
          <table:table-cell table:number-columns-repeated="2"/>
          <table:table-cell table:formula="of:=&quot;INSERT INTO translation_source SET source='&quot; &amp; SUBSTITUTE([.G344];&quot;'&quot;; &quot;\'&quot;) &amp; &quot;', location='&quot; &amp;SUBSTITUTE([.A344];&quot;'&quot;; &quot;\'&quot;) &amp; &quot;', field = '&quot; &amp; SUBSTITUTE([.B344];&quot;'&quot;; &quot;\'&quot;) &amp; &quot;'&quot; &amp; IF(OR(1; [.D344]&lt;&gt;&quot;&quot;); &quot;, context = '&quot; &amp; SUBSTITUTE([.D344];&quot;'&quot;; &quot;\'&quot;) &amp; &quot;'&quot;; &quot;&quot;) &amp; IF(AND(1; [.E344]&lt;&gt;&quot;&quot;); &quot;, textgroup = '&quot; &amp; SUBSTITUTE([.E344];&quot;'&quot;; &quot;\'&quot;) &amp; &quot;'&quot;; &quot;&quot;) &amp; &quot;, created_visa='roland', updated_visa='roland', created_date=NOW(), updated_date=NOW(); &quot; &amp; IF(OR([.G344]&lt;&gt;&quot;&quot;; [.I344]&lt;&gt;&quot;&quot;);&quot;INSERT INTO translation_target (lang, translation, translation_source_id, created_visa, updated_visa, created_date, updated_date) VALUES &quot; &amp; IF([.G344]&lt;&gt;&quot;&quot;;&quot;('de', '&quot; &amp; SUBSTITUTE([.H344];&quot;'&quot;; &quot;\'&quot;) &amp; &quot;', LAST_INSERT_ID(), 'roland', 'roland', NOW(), NOW())&quot;; &quot;&quot;) &amp; IF(AND([.G344]&lt;&gt;&quot;&quot;; [.I344]&lt;&gt;&quot;&quot;); &quot;,&quot;; &quot;&quot;) &amp; IF([.I344]&lt;&gt;&quot;&quot;;&quot;('fr', '&quot; &amp; SUBSTITUTE(SUBSTITUTE(SUBSTITUTE([.I3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ga', LAST_INSERT_ID(), 'roland', 'roland', NOW(), NOW());" calcext:value-type="string">
            <text:p>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ga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CSP</text:p>
          </table:table-cell>
          <table:table-cell/>
          <table:table-cell table:style-name="ce10" office:value-type="string" calcext:value-type="string">
            <text:p>PCS</text:p>
          </table:table-cell>
          <table:table-cell table:number-columns-repeated="2"/>
          <table:table-cell table:formula="of:=&quot;INSERT INTO translation_source SET source='&quot; &amp; SUBSTITUTE([.G345];&quot;'&quot;; &quot;\'&quot;) &amp; &quot;', location='&quot; &amp;SUBSTITUTE([.A345];&quot;'&quot;; &quot;\'&quot;) &amp; &quot;', field = '&quot; &amp; SUBSTITUTE([.B345];&quot;'&quot;; &quot;\'&quot;) &amp; &quot;'&quot; &amp; IF(OR(1; [.D345]&lt;&gt;&quot;&quot;); &quot;, context = '&quot; &amp; SUBSTITUTE([.D345];&quot;'&quot;; &quot;\'&quot;) &amp; &quot;'&quot;; &quot;&quot;) &amp; IF(AND(1; [.E345]&lt;&gt;&quot;&quot;); &quot;, textgroup = '&quot; &amp; SUBSTITUTE([.E345];&quot;'&quot;; &quot;\'&quot;) &amp; &quot;'&quot;; &quot;&quot;) &amp; &quot;, created_visa='roland', updated_visa='roland', created_date=NOW(), updated_date=NOW(); &quot; &amp; IF(OR([.G345]&lt;&gt;&quot;&quot;; [.I345]&lt;&gt;&quot;&quot;);&quot;INSERT INTO translation_target (lang, translation, translation_source_id, created_visa, updated_visa, created_date, updated_date) VALUES &quot; &amp; IF([.G345]&lt;&gt;&quot;&quot;;&quot;('de', '&quot; &amp; SUBSTITUTE([.H345];&quot;'&quot;; &quot;\'&quot;) &amp; &quot;', LAST_INSERT_ID(), 'roland', 'roland', NOW(), NOW())&quot;; &quot;&quot;) &amp; IF(AND([.G345]&lt;&gt;&quot;&quot;; [.I345]&lt;&gt;&quot;&quot;); &quot;,&quot;; &quot;&quot;) &amp; IF([.I345]&lt;&gt;&quot;&quot;;&quot;('fr', '&quot; &amp; SUBSTITUTE(SUBSTITUTE(SUBSTITUTE([.I3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" calcext:value-type="string">
            <text:p>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4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CSPO</text:p>
          </table:table-cell>
          <table:table-cell/>
          <table:table-cell table:style-name="ce10" office:value-type="string" calcext:value-type="string">
            <text:p>PDC Haut-Valais</text:p>
          </table:table-cell>
          <table:table-cell table:number-columns-repeated="2"/>
          <table:table-cell table:formula="of:=&quot;INSERT INTO translation_source SET source='&quot; &amp; SUBSTITUTE([.G346];&quot;'&quot;; &quot;\'&quot;) &amp; &quot;', location='&quot; &amp;SUBSTITUTE([.A346];&quot;'&quot;; &quot;\'&quot;) &amp; &quot;', field = '&quot; &amp; SUBSTITUTE([.B346];&quot;'&quot;; &quot;\'&quot;) &amp; &quot;'&quot; &amp; IF(OR(1; [.D346]&lt;&gt;&quot;&quot;); &quot;, context = '&quot; &amp; SUBSTITUTE([.D346];&quot;'&quot;; &quot;\'&quot;) &amp; &quot;'&quot;; &quot;&quot;) &amp; IF(AND(1; [.E346]&lt;&gt;&quot;&quot;); &quot;, textgroup = '&quot; &amp; SUBSTITUTE([.E346];&quot;'&quot;; &quot;\'&quot;) &amp; &quot;'&quot;; &quot;&quot;) &amp; &quot;, created_visa='roland', updated_visa='roland', created_date=NOW(), updated_date=NOW(); &quot; &amp; IF(OR([.G346]&lt;&gt;&quot;&quot;; [.I346]&lt;&gt;&quot;&quot;);&quot;INSERT INTO translation_target (lang, translation, translation_source_id, created_visa, updated_visa, created_date, updated_date) VALUES &quot; &amp; IF([.G346]&lt;&gt;&quot;&quot;;&quot;('de', '&quot; &amp; SUBSTITUTE([.H346];&quot;'&quot;; &quot;\'&quot;) &amp; &quot;', LAST_INSERT_ID(), 'roland', 'roland', NOW(), NOW())&quot;; &quot;&quot;) &amp; IF(AND([.G346]&lt;&gt;&quot;&quot;; [.I346]&lt;&gt;&quot;&quot;); &quot;,&quot;; &quot;&quot;) &amp; IF([.I346]&lt;&gt;&quot;&quot;;&quot;('fr', '&quot; &amp; SUBSTITUTE(SUBSTITUTE(SUBSTITUTE([.I3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 Haut-Valais', LAST_INSERT_ID(), 'roland', 'roland', NOW(), NOW());" calcext:value-type="string">
            <text:p>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 Haut-Valai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Quicktabs</text:p>
          </table:table-cell>
          <table:table-cell/>
          <table:table-cell table:style-name="ce4" office:value-type="date" office:date-value="2014-12-03" calcext:value-type="date">
            <text:p>03.12.14</text:p>
          </table:table-cell>
          <table:table-cell table:number-columns-repeated="3"/>
          <table:table-cell office:value-type="string" calcext:value-type="string">
            <text:p>Parlamentarierliste</text:p>
          </table:table-cell>
          <table:table-cell/>
          <table:table-cell table:style-name="ce10" office:value-type="string" calcext:value-type="string">
            <text:p>Liste de parlementaires</text:p>
          </table:table-cell>
          <table:table-cell table:number-columns-repeated="2"/>
          <table:table-cell table:formula="of:=&quot;INSERT INTO translation_source SET source='&quot; &amp; SUBSTITUTE([.G347];&quot;'&quot;; &quot;\'&quot;) &amp; &quot;', location='&quot; &amp;SUBSTITUTE([.A347];&quot;'&quot;; &quot;\'&quot;) &amp; &quot;', field = '&quot; &amp; SUBSTITUTE([.B347];&quot;'&quot;; &quot;\'&quot;) &amp; &quot;'&quot; &amp; IF(OR(1; [.D347]&lt;&gt;&quot;&quot;); &quot;, context = '&quot; &amp; SUBSTITUTE([.D347];&quot;'&quot;; &quot;\'&quot;) &amp; &quot;'&quot;; &quot;&quot;) &amp; IF(AND(1; [.E347]&lt;&gt;&quot;&quot;); &quot;, textgroup = '&quot; &amp; SUBSTITUTE([.E347];&quot;'&quot;; &quot;\'&quot;) &amp; &quot;'&quot;; &quot;&quot;) &amp; &quot;, created_visa='roland', updated_visa='roland', created_date=NOW(), updated_date=NOW(); &quot; &amp; IF(OR([.G347]&lt;&gt;&quot;&quot;; [.I347]&lt;&gt;&quot;&quot;);&quot;INSERT INTO translation_target (lang, translation, translation_source_id, created_visa, updated_visa, created_date, updated_date) VALUES &quot; &amp; IF([.G347]&lt;&gt;&quot;&quot;;&quot;('de', '&quot; &amp; SUBSTITUTE([.H347];&quot;'&quot;; &quot;\'&quot;) &amp; &quot;', LAST_INSERT_ID(), 'roland', 'roland', NOW(), NOW())&quot;; &quot;&quot;) &amp; IF(AND([.G347]&lt;&gt;&quot;&quot;; [.I347]&lt;&gt;&quot;&quot;); &quot;,&quot;; &quot;&quot;) &amp; IF([.I347]&lt;&gt;&quot;&quot;;&quot;('fr', '&quot; &amp; SUBSTITUTE(SUBSTITUTE(SUBSTITUTE([.I3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 parlementaires', LAST_INSERT_ID(), 'roland', 'roland', NOW(), NOW());" calcext:value-type="string">
            <text:p>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 parlementair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Quicktabs</text:p>
          </table:table-cell>
          <table:table-cell/>
          <table:table-cell table:style-name="ce4" office:value-type="date" office:date-value="2014-12-03" calcext:value-type="date">
            <text:p>03.12.14</text:p>
          </table:table-cell>
          <table:table-cell table:number-columns-repeated="3"/>
          <table:table-cell office:value-type="string" calcext:value-type="string">
            <text:p>Suche</text:p>
          </table:table-cell>
          <table:table-cell/>
          <table:table-cell table:style-name="ce10" office:value-type="string" calcext:value-type="string">
            <text:p>Recherche</text:p>
          </table:table-cell>
          <table:table-cell table:number-columns-repeated="2"/>
          <table:table-cell table:formula="of:=&quot;INSERT INTO translation_source SET source='&quot; &amp; SUBSTITUTE([.G348];&quot;'&quot;; &quot;\'&quot;) &amp; &quot;', location='&quot; &amp;SUBSTITUTE([.A348];&quot;'&quot;; &quot;\'&quot;) &amp; &quot;', field = '&quot; &amp; SUBSTITUTE([.B348];&quot;'&quot;; &quot;\'&quot;) &amp; &quot;'&quot; &amp; IF(OR(1; [.D348]&lt;&gt;&quot;&quot;); &quot;, context = '&quot; &amp; SUBSTITUTE([.D348];&quot;'&quot;; &quot;\'&quot;) &amp; &quot;'&quot;; &quot;&quot;) &amp; IF(AND(1; [.E348]&lt;&gt;&quot;&quot;); &quot;, textgroup = '&quot; &amp; SUBSTITUTE([.E348];&quot;'&quot;; &quot;\'&quot;) &amp; &quot;'&quot;; &quot;&quot;) &amp; &quot;, created_visa='roland', updated_visa='roland', created_date=NOW(), updated_date=NOW(); &quot; &amp; IF(OR([.G348]&lt;&gt;&quot;&quot;; [.I348]&lt;&gt;&quot;&quot;);&quot;INSERT INTO translation_target (lang, translation, translation_source_id, created_visa, updated_visa, created_date, updated_date) VALUES &quot; &amp; IF([.G348]&lt;&gt;&quot;&quot;;&quot;('de', '&quot; &amp; SUBSTITUTE([.H348];&quot;'&quot;; &quot;\'&quot;) &amp; &quot;', LAST_INSERT_ID(), 'roland', 'roland', NOW(), NOW())&quot;; &quot;&quot;) &amp; IF(AND([.G348]&lt;&gt;&quot;&quot;; [.I348]&lt;&gt;&quot;&quot;); &quot;,&quot;; &quot;&quot;) &amp; IF([.I348]&lt;&gt;&quot;&quot;;&quot;('fr', '&quot; &amp; SUBSTITUTE(SUBSTITUTE(SUBSTITUTE([.I3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" calcext:value-type="string">
            <text:p>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Alter</text:p>
          </table:table-cell>
          <table:table-cell/>
          <table:table-cell table:style-name="ce10" office:value-type="string" calcext:value-type="string">
            <text:p>Âge :</text:p>
          </table:table-cell>
          <table:table-cell table:number-columns-repeated="2"/>
          <table:table-cell table:formula="of:=&quot;INSERT INTO translation_source SET source='&quot; &amp; SUBSTITUTE([.G349];&quot;'&quot;; &quot;\'&quot;) &amp; &quot;', location='&quot; &amp;SUBSTITUTE([.A349];&quot;'&quot;; &quot;\'&quot;) &amp; &quot;', field = '&quot; &amp; SUBSTITUTE([.B349];&quot;'&quot;; &quot;\'&quot;) &amp; &quot;'&quot; &amp; IF(OR(1; [.D349]&lt;&gt;&quot;&quot;); &quot;, context = '&quot; &amp; SUBSTITUTE([.D349];&quot;'&quot;; &quot;\'&quot;) &amp; &quot;'&quot;; &quot;&quot;) &amp; IF(AND(1; [.E349]&lt;&gt;&quot;&quot;); &quot;, textgroup = '&quot; &amp; SUBSTITUTE([.E349];&quot;'&quot;; &quot;\'&quot;) &amp; &quot;'&quot;; &quot;&quot;) &amp; &quot;, created_visa='roland', updated_visa='roland', created_date=NOW(), updated_date=NOW(); &quot; &amp; IF(OR([.G349]&lt;&gt;&quot;&quot;; [.I349]&lt;&gt;&quot;&quot;);&quot;INSERT INTO translation_target (lang, translation, translation_source_id, created_visa, updated_visa, created_date, updated_date) VALUES &quot; &amp; IF([.G349]&lt;&gt;&quot;&quot;;&quot;('de', '&quot; &amp; SUBSTITUTE([.H349];&quot;'&quot;; &quot;\'&quot;) &amp; &quot;', LAST_INSERT_ID(), 'roland', 'roland', NOW(), NOW())&quot;; &quot;&quot;) &amp; IF(AND([.G349]&lt;&gt;&quot;&quot;; [.I349]&lt;&gt;&quot;&quot;); &quot;,&quot;; &quot;&quot;) &amp; IF([.I349]&lt;&gt;&quot;&quot;;&quot;('fr', '&quot; &amp; SUBSTITUTE(SUBSTITUTE(SUBSTITUTE([.I3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 :', LAST_INSERT_ID(), 'roland', 'roland', NOW(), NOW());" calcext:value-type="string">
            <text:p>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 :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2-07" calcext:value-type="date">
            <text:p>07.12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11" office:value-type="string" calcext:value-type="string">
            <text:p>aucun</text:p>
          </table:table-cell>
          <table:table-cell table:number-columns-repeated="2"/>
          <table:table-cell table:formula="of:=&quot;INSERT INTO translation_source SET source='&quot; &amp; SUBSTITUTE([.G350];&quot;'&quot;; &quot;\'&quot;) &amp; &quot;', location='&quot; &amp;SUBSTITUTE([.A350];&quot;'&quot;; &quot;\'&quot;) &amp; &quot;', field = '&quot; &amp; SUBSTITUTE([.B350];&quot;'&quot;; &quot;\'&quot;) &amp; &quot;'&quot; &amp; IF(OR(1; [.D350]&lt;&gt;&quot;&quot;); &quot;, context = '&quot; &amp; SUBSTITUTE([.D350];&quot;'&quot;; &quot;\'&quot;) &amp; &quot;'&quot;; &quot;&quot;) &amp; IF(AND(1; [.E350]&lt;&gt;&quot;&quot;); &quot;, textgroup = '&quot; &amp; SUBSTITUTE([.E350];&quot;'&quot;; &quot;\'&quot;) &amp; &quot;'&quot;; &quot;&quot;) &amp; &quot;, created_visa='roland', updated_visa='roland', created_date=NOW(), updated_date=NOW(); &quot; &amp; IF(OR([.G350]&lt;&gt;&quot;&quot;; [.I350]&lt;&gt;&quot;&quot;);&quot;INSERT INTO translation_target (lang, translation, translation_source_id, created_visa, updated_visa, created_date, updated_date) VALUES &quot; &amp; IF([.G350]&lt;&gt;&quot;&quot;;&quot;('de', '&quot; &amp; SUBSTITUTE([.H350];&quot;'&quot;; &quot;\'&quot;) &amp; &quot;', LAST_INSERT_ID(), 'roland', 'roland', NOW(), NOW())&quot;; &quot;&quot;) &amp; IF(AND([.G350]&lt;&gt;&quot;&quot;; [.I350]&lt;&gt;&quot;&quot;); &quot;,&quot;; &quot;&quot;) &amp; IF([.I350]&lt;&gt;&quot;&quot;;&quot;('fr', '&quot; &amp; SUBSTITUTE(SUBSTITUTE(SUBSTITUTE([.I3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" calcext:value-type="string">
            <text:p>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/>
          <table:table-cell table:style-name="ce4" office:value-type="date" office:date-value="2014-12-07" calcext:value-type="date">
            <text:p>07.12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11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351];&quot;'&quot;; &quot;\'&quot;) &amp; &quot;', location='&quot; &amp;SUBSTITUTE([.A351];&quot;'&quot;; &quot;\'&quot;) &amp; &quot;', field = '&quot; &amp; SUBSTITUTE([.B351];&quot;'&quot;; &quot;\'&quot;) &amp; &quot;'&quot; &amp; IF(OR(1; [.D351]&lt;&gt;&quot;&quot;); &quot;, context = '&quot; &amp; SUBSTITUTE([.D351];&quot;'&quot;; &quot;\'&quot;) &amp; &quot;'&quot;; &quot;&quot;) &amp; IF(AND(1; [.E351]&lt;&gt;&quot;&quot;); &quot;, textgroup = '&quot; &amp; SUBSTITUTE([.E351];&quot;'&quot;; &quot;\'&quot;) &amp; &quot;'&quot;; &quot;&quot;) &amp; &quot;, created_visa='roland', updated_visa='roland', created_date=NOW(), updated_date=NOW(); &quot; &amp; IF(OR([.G351]&lt;&gt;&quot;&quot;; [.I351]&lt;&gt;&quot;&quot;);&quot;INSERT INTO translation_target (lang, translation, translation_source_id, created_visa, updated_visa, created_date, updated_date) VALUES &quot; &amp; IF([.G351]&lt;&gt;&quot;&quot;;&quot;('de', '&quot; &amp; SUBSTITUTE([.H351];&quot;'&quot;; &quot;\'&quot;) &amp; &quot;', LAST_INSERT_ID(), 'roland', 'roland', NOW(), NOW())&quot;; &quot;&quot;) &amp; IF(AND([.G351]&lt;&gt;&quot;&quot;; [.I351]&lt;&gt;&quot;&quot;); &quot;,&quot;; &quot;&quot;) &amp; IF([.I351]&lt;&gt;&quot;&quot;;&quot;('fr', '&quot; &amp; SUBSTITUTE(SUBSTITUTE(SUBSTITUTE([.I3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als Behördenvertreter</text:p>
          </table:table-cell>
          <table:table-cell/>
          <table:table-cell office:value-type="string" calcext:value-type="string">
            <text:p>en tant que représentant d'une autorité politique</text:p>
          </table:table-cell>
          <table:table-cell table:number-columns-repeated="2"/>
          <table:table-cell table:formula="of:=&quot;INSERT INTO translation_source SET source='&quot; &amp; SUBSTITUTE([.G352];&quot;'&quot;; &quot;\'&quot;) &amp; &quot;', location='&quot; &amp;SUBSTITUTE([.A352];&quot;'&quot;; &quot;\'&quot;) &amp; &quot;', field = '&quot; &amp; SUBSTITUTE([.B352];&quot;'&quot;; &quot;\'&quot;) &amp; &quot;'&quot; &amp; IF(OR(1; [.D352]&lt;&gt;&quot;&quot;); &quot;, context = '&quot; &amp; SUBSTITUTE([.D352];&quot;'&quot;; &quot;\'&quot;) &amp; &quot;'&quot;; &quot;&quot;) &amp; IF(AND(1; [.E352]&lt;&gt;&quot;&quot;); &quot;, textgroup = '&quot; &amp; SUBSTITUTE([.E352];&quot;'&quot;; &quot;\'&quot;) &amp; &quot;'&quot;; &quot;&quot;) &amp; &quot;, created_visa='roland', updated_visa='roland', created_date=NOW(), updated_date=NOW(); &quot; &amp; IF(OR([.G352]&lt;&gt;&quot;&quot;; [.I352]&lt;&gt;&quot;&quot;);&quot;INSERT INTO translation_target (lang, translation, translation_source_id, created_visa, updated_visa, created_date, updated_date) VALUES &quot; &amp; IF([.G352]&lt;&gt;&quot;&quot;;&quot;('de', '&quot; &amp; SUBSTITUTE([.H352];&quot;'&quot;; &quot;\'&quot;) &amp; &quot;', LAST_INSERT_ID(), 'roland', 'roland', NOW(), NOW())&quot;; &quot;&quot;) &amp; IF(AND([.G352]&lt;&gt;&quot;&quot;; [.I352]&lt;&gt;&quot;&quot;); &quot;,&quot;; &quot;&quot;) &amp; IF([.I352]&lt;&gt;&quot;&quot;;&quot;('fr', '&quot; &amp; SUBSTITUTE(SUBSTITUTE(SUBSTITUTE([.I3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ls Behördenvertre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tant que représentant d\'une autorité politique', LAST_INSERT_ID(), 'roland', 'roland', NOW(), NOW());" calcext:value-type="string">
            <text:p>INSERT INTO translation_source SET source='als Behördenvertre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tant que représentant d\'une autorité politiqu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als Behördenvertreterin</text:p>
          </table:table-cell>
          <table:table-cell/>
          <table:table-cell office:value-type="string" calcext:value-type="string">
            <text:p>en tant que représentante d'une autorité politique</text:p>
          </table:table-cell>
          <table:table-cell table:number-columns-repeated="2"/>
          <table:table-cell table:formula="of:=&quot;INSERT INTO translation_source SET source='&quot; &amp; SUBSTITUTE([.G353];&quot;'&quot;; &quot;\'&quot;) &amp; &quot;', location='&quot; &amp;SUBSTITUTE([.A353];&quot;'&quot;; &quot;\'&quot;) &amp; &quot;', field = '&quot; &amp; SUBSTITUTE([.B353];&quot;'&quot;; &quot;\'&quot;) &amp; &quot;'&quot; &amp; IF(OR(1; [.D353]&lt;&gt;&quot;&quot;); &quot;, context = '&quot; &amp; SUBSTITUTE([.D353];&quot;'&quot;; &quot;\'&quot;) &amp; &quot;'&quot;; &quot;&quot;) &amp; IF(AND(1; [.E353]&lt;&gt;&quot;&quot;); &quot;, textgroup = '&quot; &amp; SUBSTITUTE([.E353];&quot;'&quot;; &quot;\'&quot;) &amp; &quot;'&quot;; &quot;&quot;) &amp; &quot;, created_visa='roland', updated_visa='roland', created_date=NOW(), updated_date=NOW(); &quot; &amp; IF(OR([.G353]&lt;&gt;&quot;&quot;; [.I353]&lt;&gt;&quot;&quot;);&quot;INSERT INTO translation_target (lang, translation, translation_source_id, created_visa, updated_visa, created_date, updated_date) VALUES &quot; &amp; IF([.G353]&lt;&gt;&quot;&quot;;&quot;('de', '&quot; &amp; SUBSTITUTE([.H353];&quot;'&quot;; &quot;\'&quot;) &amp; &quot;', LAST_INSERT_ID(), 'roland', 'roland', NOW(), NOW())&quot;; &quot;&quot;) &amp; IF(AND([.G353]&lt;&gt;&quot;&quot;; [.I353]&lt;&gt;&quot;&quot;); &quot;,&quot;; &quot;&quot;) &amp; IF([.I353]&lt;&gt;&quot;&quot;;&quot;('fr', '&quot; &amp; SUBSTITUTE(SUBSTITUTE(SUBSTITUTE([.I3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ls Behördenvertreteri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tant que représentante d\'une autorité politique', LAST_INSERT_ID(), 'roland', 'roland', NOW(), NOW());" calcext:value-type="string">
            <text:p>INSERT INTO translation_source SET source='als Behördenvertreteri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tant que représentante d\'une autorité politiqu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Nicht erfasst. Beispielsweise weil er/sie nicht mehr zur Wiederwahl antritt.</text:p>
          </table:table-cell>
          <table:table-cell/>
          <table:table-cell office:value-type="string" calcext:value-type="string">
            <text:p>Non saisi. Peut être qu'il/elle n'est pas candidat(e) à sa réelection.</text:p>
          </table:table-cell>
          <table:table-cell table:number-columns-repeated="2"/>
          <table:table-cell table:formula="of:=&quot;INSERT INTO translation_source SET source='&quot; &amp; SUBSTITUTE([.G354];&quot;'&quot;; &quot;\'&quot;) &amp; &quot;', location='&quot; &amp;SUBSTITUTE([.A354];&quot;'&quot;; &quot;\'&quot;) &amp; &quot;', field = '&quot; &amp; SUBSTITUTE([.B354];&quot;'&quot;; &quot;\'&quot;) &amp; &quot;'&quot; &amp; IF(OR(1; [.D354]&lt;&gt;&quot;&quot;); &quot;, context = '&quot; &amp; SUBSTITUTE([.D354];&quot;'&quot;; &quot;\'&quot;) &amp; &quot;'&quot;; &quot;&quot;) &amp; IF(AND(1; [.E354]&lt;&gt;&quot;&quot;); &quot;, textgroup = '&quot; &amp; SUBSTITUTE([.E354];&quot;'&quot;; &quot;\'&quot;) &amp; &quot;'&quot;; &quot;&quot;) &amp; &quot;, created_visa='roland', updated_visa='roland', created_date=NOW(), updated_date=NOW(); &quot; &amp; IF(OR([.G354]&lt;&gt;&quot;&quot;; [.I354]&lt;&gt;&quot;&quot;);&quot;INSERT INTO translation_target (lang, translation, translation_source_id, created_visa, updated_visa, created_date, updated_date) VALUES &quot; &amp; IF([.G354]&lt;&gt;&quot;&quot;;&quot;('de', '&quot; &amp; SUBSTITUTE([.H354];&quot;'&quot;; &quot;\'&quot;) &amp; &quot;', LAST_INSERT_ID(), 'roland', 'roland', NOW(), NOW())&quot;; &quot;&quot;) &amp; IF(AND([.G354]&lt;&gt;&quot;&quot;; [.I354]&lt;&gt;&quot;&quot;); &quot;,&quot;; &quot;&quot;) &amp; IF([.I354]&lt;&gt;&quot;&quot;;&quot;('fr', '&quot; &amp; SUBSTITUTE(SUBSTITUTE(SUBSTITUTE([.I3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erfasst. Beispielsweise weil er/sie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 saisi. Peut être qu\'il/elle n\'est pas candidat(e) à sa réelection.', LAST_INSERT_ID(), 'roland', 'roland', NOW(), NOW());" calcext:value-type="string">
            <text:p>INSERT INTO translation_source SET source='Nicht erfasst. Beispielsweise weil er/sie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 saisi. Peut être qu\'il/elle n\'est pas candidat(e) à sa réelection.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Nicht erfasst. Beispielsweise weil der einladende Parlamentarier nicht mehr zur Wiederwahl antritt.</text:p>
          </table:table-cell>
          <table:table-cell/>
          <table:table-cell office:value-type="string" calcext:value-type="string">
            <text:p>Non saisi. La raison peut être que le ou la parlementaire qui l'a invité(e) n'est pas candidat(e) à sa réélection.</text:p>
          </table:table-cell>
          <table:table-cell table:number-columns-repeated="2"/>
          <table:table-cell table:formula="of:=&quot;INSERT INTO translation_source SET source='&quot; &amp; SUBSTITUTE([.G355];&quot;'&quot;; &quot;\'&quot;) &amp; &quot;', location='&quot; &amp;SUBSTITUTE([.A355];&quot;'&quot;; &quot;\'&quot;) &amp; &quot;', field = '&quot; &amp; SUBSTITUTE([.B355];&quot;'&quot;; &quot;\'&quot;) &amp; &quot;'&quot; &amp; IF(OR(1; [.D355]&lt;&gt;&quot;&quot;); &quot;, context = '&quot; &amp; SUBSTITUTE([.D355];&quot;'&quot;; &quot;\'&quot;) &amp; &quot;'&quot;; &quot;&quot;) &amp; IF(AND(1; [.E355]&lt;&gt;&quot;&quot;); &quot;, textgroup = '&quot; &amp; SUBSTITUTE([.E355];&quot;'&quot;; &quot;\'&quot;) &amp; &quot;'&quot;; &quot;&quot;) &amp; &quot;, created_visa='roland', updated_visa='roland', created_date=NOW(), updated_date=NOW(); &quot; &amp; IF(OR([.G355]&lt;&gt;&quot;&quot;; [.I355]&lt;&gt;&quot;&quot;);&quot;INSERT INTO translation_target (lang, translation, translation_source_id, created_visa, updated_visa, created_date, updated_date) VALUES &quot; &amp; IF([.G355]&lt;&gt;&quot;&quot;;&quot;('de', '&quot; &amp; SUBSTITUTE([.H355];&quot;'&quot;; &quot;\'&quot;) &amp; &quot;', LAST_INSERT_ID(), 'roland', 'roland', NOW(), NOW())&quot;; &quot;&quot;) &amp; IF(AND([.G355]&lt;&gt;&quot;&quot;; [.I355]&lt;&gt;&quot;&quot;); &quot;,&quot;; &quot;&quot;) &amp; IF([.I355]&lt;&gt;&quot;&quot;;&quot;('fr', '&quot; &amp; SUBSTITUTE(SUBSTITUTE(SUBSTITUTE([.I3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erfasst. Beispielsweise weil der einladende Parlamentarier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 saisi. La raison peut être que le ou la parlementaire qui l\'a invité(e) n\'est pas candidat(e) à sa réélection.', LAST_INSERT_ID(), 'roland', 'roland', NOW(), NOW());" calcext:value-type="string">
            <text:p>INSERT INTO translation_source SET source='Nicht erfasst. Beispielsweise weil der einladende Parlamentarier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 saisi. La raison peut être que le ou la parlementaire qui l\'a invité(e) n\'est pas candidat(e) à sa réélection.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/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!username – !datetime (modified on !modified)</text:p>
          </table:table-cell>
          <table:table-cell office:value-type="string" calcext:value-type="string">
            <text:p>!username – !datetime (verändert am !modified) </text:p>
          </table:table-cell>
          <table:table-cell office:value-type="string" calcext:value-type="string">
            <text:p>!username – !datetime (modifié le !modified) </text:p>
          </table:table-cell>
          <table:table-cell table:number-columns-repeated="2"/>
          <table:table-cell table:formula="of:=&quot;INSERT INTO translation_source SET source='&quot; &amp; SUBSTITUTE([.G356];&quot;'&quot;; &quot;\'&quot;) &amp; &quot;', location='&quot; &amp;SUBSTITUTE([.A356];&quot;'&quot;; &quot;\'&quot;) &amp; &quot;', field = '&quot; &amp; SUBSTITUTE([.B356];&quot;'&quot;; &quot;\'&quot;) &amp; &quot;'&quot; &amp; IF(OR(1; [.D356]&lt;&gt;&quot;&quot;); &quot;, context = '&quot; &amp; SUBSTITUTE([.D356];&quot;'&quot;; &quot;\'&quot;) &amp; &quot;'&quot;; &quot;&quot;) &amp; IF(AND(1; [.E356]&lt;&gt;&quot;&quot;); &quot;, textgroup = '&quot; &amp; SUBSTITUTE([.E356];&quot;'&quot;; &quot;\'&quot;) &amp; &quot;'&quot;; &quot;&quot;) &amp; &quot;, created_visa='roland', updated_visa='roland', created_date=NOW(), updated_date=NOW(); &quot; &amp; IF(OR([.G356]&lt;&gt;&quot;&quot;; [.I356]&lt;&gt;&quot;&quot;);&quot;INSERT INTO translation_target (lang, translation, translation_source_id, created_visa, updated_visa, created_date, updated_date) VALUES &quot; &amp; IF([.G356]&lt;&gt;&quot;&quot;;&quot;('de', '&quot; &amp; SUBSTITUTE([.H356];&quot;'&quot;; &quot;\'&quot;) &amp; &quot;', LAST_INSERT_ID(), 'roland', 'roland', NOW(), NOW())&quot;; &quot;&quot;) &amp; IF(AND([.G356]&lt;&gt;&quot;&quot;; [.I356]&lt;&gt;&quot;&quot;); &quot;,&quot;; &quot;&quot;) &amp; IF([.I356]&lt;&gt;&quot;&quot;;&quot;('fr', '&quot; &amp; SUBSTITUTE(SUBSTITUTE(SUBSTITUTE([.I3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username – !datetime (modified on !modified)', location='Drupal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!username – !datetime (verändert am !modified) ', LAST_INSERT_ID(), 'roland', 'roland', NOW(), NOW()),('fr', '!username – !datetime (modifié le !modified) ', LAST_INSERT_ID(), 'roland', 'roland', NOW(), NOW());" calcext:value-type="string">
            <text:p>INSERT INTO translation_source SET source='!username – !datetime (modified on !modified)', location='Drupal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!username – !datetime (verändert am !modified) ', LAST_INSERT_ID(), 'roland', 'roland', NOW(), NOW()),('fr', '!username – !datetime (modifié le !modified) 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Kategorie</text:p>
          </table:table-cell>
          <table:table-cell/>
          <table:table-cell office:value-type="string" calcext:value-type="string">
            <text:p>Catégorie</text:p>
          </table:table-cell>
          <table:table-cell table:number-columns-repeated="2"/>
          <table:table-cell table:formula="of:=&quot;INSERT INTO translation_source SET source='&quot; &amp; SUBSTITUTE([.G357];&quot;'&quot;; &quot;\'&quot;) &amp; &quot;', location='&quot; &amp;SUBSTITUTE([.A357];&quot;'&quot;; &quot;\'&quot;) &amp; &quot;', field = '&quot; &amp; SUBSTITUTE([.B357];&quot;'&quot;; &quot;\'&quot;) &amp; &quot;'&quot; &amp; IF(OR(1; [.D357]&lt;&gt;&quot;&quot;); &quot;, context = '&quot; &amp; SUBSTITUTE([.D357];&quot;'&quot;; &quot;\'&quot;) &amp; &quot;'&quot;; &quot;&quot;) &amp; IF(AND(1; [.E357]&lt;&gt;&quot;&quot;); &quot;, textgroup = '&quot; &amp; SUBSTITUTE([.E357];&quot;'&quot;; &quot;\'&quot;) &amp; &quot;'&quot;; &quot;&quot;) &amp; &quot;, created_visa='roland', updated_visa='roland', created_date=NOW(), updated_date=NOW(); &quot; &amp; IF(OR([.G357]&lt;&gt;&quot;&quot;; [.I357]&lt;&gt;&quot;&quot;);&quot;INSERT INTO translation_target (lang, translation, translation_source_id, created_visa, updated_visa, created_date, updated_date) VALUES &quot; &amp; IF([.G357]&lt;&gt;&quot;&quot;;&quot;('de', '&quot; &amp; SUBSTITUTE([.H357];&quot;'&quot;; &quot;\'&quot;) &amp; &quot;', LAST_INSERT_ID(), 'roland', 'roland', NOW(), NOW())&quot;; &quot;&quot;) &amp; IF(AND([.G357]&lt;&gt;&quot;&quot;; [.I357]&lt;&gt;&quot;&quot;); &quot;,&quot;; &quot;&quot;) &amp; IF([.I357]&lt;&gt;&quot;&quot;;&quot;('fr', '&quot; &amp; SUBSTITUTE(SUBSTITUTE(SUBSTITUTE([.I3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ategori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', LAST_INSERT_ID(), 'roland', 'roland', NOW(), NOW());" calcext:value-type="string">
            <text:p>INSERT INTO translation_source SET source='Kategori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Einteilung des Blogartikels in Kategorien</text:p>
          </table:table-cell>
          <table:table-cell/>
          <table:table-cell table:style-name="ce12" office:value-type="string" calcext:value-type="string">
            <text:p>Catégories pour cet article</text:p>
          </table:table-cell>
          <table:table-cell table:number-columns-repeated="2"/>
          <table:table-cell table:formula="of:=&quot;INSERT INTO translation_source SET source='&quot; &amp; SUBSTITUTE([.G358];&quot;'&quot;; &quot;\'&quot;) &amp; &quot;', location='&quot; &amp;SUBSTITUTE([.A358];&quot;'&quot;; &quot;\'&quot;) &amp; &quot;', field = '&quot; &amp; SUBSTITUTE([.B358];&quot;'&quot;; &quot;\'&quot;) &amp; &quot;'&quot; &amp; IF(OR(1; [.D358]&lt;&gt;&quot;&quot;); &quot;, context = '&quot; &amp; SUBSTITUTE([.D358];&quot;'&quot;; &quot;\'&quot;) &amp; &quot;'&quot;; &quot;&quot;) &amp; IF(AND(1; [.E358]&lt;&gt;&quot;&quot;); &quot;, textgroup = '&quot; &amp; SUBSTITUTE([.E358];&quot;'&quot;; &quot;\'&quot;) &amp; &quot;'&quot;; &quot;&quot;) &amp; &quot;, created_visa='roland', updated_visa='roland', created_date=NOW(), updated_date=NOW(); &quot; &amp; IF(OR([.G358]&lt;&gt;&quot;&quot;; [.I358]&lt;&gt;&quot;&quot;);&quot;INSERT INTO translation_target (lang, translation, translation_source_id, created_visa, updated_visa, created_date, updated_date) VALUES &quot; &amp; IF([.G358]&lt;&gt;&quot;&quot;;&quot;('de', '&quot; &amp; SUBSTITUTE([.H358];&quot;'&quot;; &quot;\'&quot;) &amp; &quot;', LAST_INSERT_ID(), 'roland', 'roland', NOW(), NOW())&quot;; &quot;&quot;) &amp; IF(AND([.G358]&lt;&gt;&quot;&quot;; [.I358]&lt;&gt;&quot;&quot;); &quot;,&quot;; &quot;&quot;) &amp; IF([.I358]&lt;&gt;&quot;&quot;;&quot;('fr', '&quot; &amp; SUBSTITUTE(SUBSTITUTE(SUBSTITUTE([.I3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teilung des Blogartikels in Kategori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pour cet article', LAST_INSERT_ID(), 'roland', 'roland', NOW(), NOW());" calcext:value-type="string">
            <text:p>INSERT INTO translation_source SET source='Einteilung des Blogartikels in Kategori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pour cet articl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Bundesrat</text:p>
          </table:table-cell>
          <table:table-cell/>
          <table:table-cell office:value-type="string" calcext:value-type="string">
            <text:p>Conseil fédéral</text:p>
          </table:table-cell>
          <table:table-cell table:number-columns-repeated="2"/>
          <table:table-cell table:formula="of:=&quot;INSERT INTO translation_source SET source='&quot; &amp; SUBSTITUTE([.G359];&quot;'&quot;; &quot;\'&quot;) &amp; &quot;', location='&quot; &amp;SUBSTITUTE([.A359];&quot;'&quot;; &quot;\'&quot;) &amp; &quot;', field = '&quot; &amp; SUBSTITUTE([.B359];&quot;'&quot;; &quot;\'&quot;) &amp; &quot;'&quot; &amp; IF(OR(1; [.D359]&lt;&gt;&quot;&quot;); &quot;, context = '&quot; &amp; SUBSTITUTE([.D359];&quot;'&quot;; &quot;\'&quot;) &amp; &quot;'&quot;; &quot;&quot;) &amp; IF(AND(1; [.E359]&lt;&gt;&quot;&quot;); &quot;, textgroup = '&quot; &amp; SUBSTITUTE([.E359];&quot;'&quot;; &quot;\'&quot;) &amp; &quot;'&quot;; &quot;&quot;) &amp; &quot;, created_visa='roland', updated_visa='roland', created_date=NOW(), updated_date=NOW(); &quot; &amp; IF(OR([.G359]&lt;&gt;&quot;&quot;; [.I359]&lt;&gt;&quot;&quot;);&quot;INSERT INTO translation_target (lang, translation, translation_source_id, created_visa, updated_visa, created_date, updated_date) VALUES &quot; &amp; IF([.G359]&lt;&gt;&quot;&quot;;&quot;('de', '&quot; &amp; SUBSTITUTE([.H359];&quot;'&quot;; &quot;\'&quot;) &amp; &quot;', LAST_INSERT_ID(), 'roland', 'roland', NOW(), NOW())&quot;; &quot;&quot;) &amp; IF(AND([.G359]&lt;&gt;&quot;&quot;; [.I359]&lt;&gt;&quot;&quot;); &quot;,&quot;; &quot;&quot;) &amp; IF([.I359]&lt;&gt;&quot;&quot;;&quot;('fr', '&quot; &amp; SUBSTITUTE(SUBSTITUTE(SUBSTITUTE([.I3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undes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" calcext:value-type="string">
            <text:p>INSERT INTO translation_source SET source='Bundes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Wandelhalle persönlich</text:p>
          </table:table-cell>
          <table:table-cell/>
          <table:table-cell office:value-type="string" calcext:value-type="string">
            <text:p>Du côté personnel de la salle des pas perdus</text:p>
          </table:table-cell>
          <table:table-cell table:number-columns-repeated="2"/>
          <table:table-cell table:formula="of:=&quot;INSERT INTO translation_source SET source='&quot; &amp; SUBSTITUTE([.G360];&quot;'&quot;; &quot;\'&quot;) &amp; &quot;', location='&quot; &amp;SUBSTITUTE([.A360];&quot;'&quot;; &quot;\'&quot;) &amp; &quot;', field = '&quot; &amp; SUBSTITUTE([.B360];&quot;'&quot;; &quot;\'&quot;) &amp; &quot;'&quot; &amp; IF(OR(1; [.D360]&lt;&gt;&quot;&quot;); &quot;, context = '&quot; &amp; SUBSTITUTE([.D360];&quot;'&quot;; &quot;\'&quot;) &amp; &quot;'&quot;; &quot;&quot;) &amp; IF(AND(1; [.E360]&lt;&gt;&quot;&quot;); &quot;, textgroup = '&quot; &amp; SUBSTITUTE([.E360];&quot;'&quot;; &quot;\'&quot;) &amp; &quot;'&quot;; &quot;&quot;) &amp; &quot;, created_visa='roland', updated_visa='roland', created_date=NOW(), updated_date=NOW(); &quot; &amp; IF(OR([.G360]&lt;&gt;&quot;&quot;; [.I360]&lt;&gt;&quot;&quot;);&quot;INSERT INTO translation_target (lang, translation, translation_source_id, created_visa, updated_visa, created_date, updated_date) VALUES &quot; &amp; IF([.G360]&lt;&gt;&quot;&quot;;&quot;('de', '&quot; &amp; SUBSTITUTE([.H360];&quot;'&quot;; &quot;\'&quot;) &amp; &quot;', LAST_INSERT_ID(), 'roland', 'roland', NOW(), NOW())&quot;; &quot;&quot;) &amp; IF(AND([.G360]&lt;&gt;&quot;&quot;; [.I360]&lt;&gt;&quot;&quot;); &quot;,&quot;; &quot;&quot;) &amp; IF([.I360]&lt;&gt;&quot;&quot;;&quot;('fr', '&quot; &amp; SUBSTITUTE(SUBSTITUTE(SUBSTITUTE([.I3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andelhalle persönl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ôté personnel de la salle des pas perdus', LAST_INSERT_ID(), 'roland', 'roland', NOW(), NOW());" calcext:value-type="string">
            <text:p>INSERT INTO translation_source SET source='Wandelhalle persönl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ôté personnel de la salle des pas perdu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rankreich</text:p>
          </table:table-cell>
          <table:table-cell/>
          <table:table-cell office:value-type="string" calcext:value-type="string">
            <text:p>France</text:p>
          </table:table-cell>
          <table:table-cell table:number-columns-repeated="2"/>
          <table:table-cell table:formula="of:=&quot;INSERT INTO translation_source SET source='&quot; &amp; SUBSTITUTE([.G361];&quot;'&quot;; &quot;\'&quot;) &amp; &quot;', location='&quot; &amp;SUBSTITUTE([.A361];&quot;'&quot;; &quot;\'&quot;) &amp; &quot;', field = '&quot; &amp; SUBSTITUTE([.B361];&quot;'&quot;; &quot;\'&quot;) &amp; &quot;'&quot; &amp; IF(OR(1; [.D361]&lt;&gt;&quot;&quot;); &quot;, context = '&quot; &amp; SUBSTITUTE([.D361];&quot;'&quot;; &quot;\'&quot;) &amp; &quot;'&quot;; &quot;&quot;) &amp; IF(AND(1; [.E361]&lt;&gt;&quot;&quot;); &quot;, textgroup = '&quot; &amp; SUBSTITUTE([.E361];&quot;'&quot;; &quot;\'&quot;) &amp; &quot;'&quot;; &quot;&quot;) &amp; &quot;, created_visa='roland', updated_visa='roland', created_date=NOW(), updated_date=NOW(); &quot; &amp; IF(OR([.G361]&lt;&gt;&quot;&quot;; [.I361]&lt;&gt;&quot;&quot;);&quot;INSERT INTO translation_target (lang, translation, translation_source_id, created_visa, updated_visa, created_date, updated_date) VALUES &quot; &amp; IF([.G361]&lt;&gt;&quot;&quot;;&quot;('de', '&quot; &amp; SUBSTITUTE([.H361];&quot;'&quot;; &quot;\'&quot;) &amp; &quot;', LAST_INSERT_ID(), 'roland', 'roland', NOW(), NOW())&quot;; &quot;&quot;) &amp; IF(AND([.G361]&lt;&gt;&quot;&quot;; [.I361]&lt;&gt;&quot;&quot;); &quot;,&quot;; &quot;&quot;) &amp; IF([.I361]&lt;&gt;&quot;&quot;;&quot;('fr', '&quot; &amp; SUBSTITUTE(SUBSTITUTE(SUBSTITUTE([.I3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ank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ce', LAST_INSERT_ID(), 'roland', 'roland', NOW(), NOW());" calcext:value-type="string">
            <text:p>INSERT INTO translation_source SET source='Frank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c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meinden</text:p>
          </table:table-cell>
          <table:table-cell/>
          <table:table-cell office:value-type="string" calcext:value-type="string">
            <text:p>Communes</text:p>
          </table:table-cell>
          <table:table-cell table:number-columns-repeated="2"/>
          <table:table-cell table:formula="of:=&quot;INSERT INTO translation_source SET source='&quot; &amp; SUBSTITUTE([.G362];&quot;'&quot;; &quot;\'&quot;) &amp; &quot;', location='&quot; &amp;SUBSTITUTE([.A362];&quot;'&quot;; &quot;\'&quot;) &amp; &quot;', field = '&quot; &amp; SUBSTITUTE([.B362];&quot;'&quot;; &quot;\'&quot;) &amp; &quot;'&quot; &amp; IF(OR(1; [.D362]&lt;&gt;&quot;&quot;); &quot;, context = '&quot; &amp; SUBSTITUTE([.D362];&quot;'&quot;; &quot;\'&quot;) &amp; &quot;'&quot;; &quot;&quot;) &amp; IF(AND(1; [.E362]&lt;&gt;&quot;&quot;); &quot;, textgroup = '&quot; &amp; SUBSTITUTE([.E362];&quot;'&quot;; &quot;\'&quot;) &amp; &quot;'&quot;; &quot;&quot;) &amp; &quot;, created_visa='roland', updated_visa='roland', created_date=NOW(), updated_date=NOW(); &quot; &amp; IF(OR([.G362]&lt;&gt;&quot;&quot;; [.I362]&lt;&gt;&quot;&quot;);&quot;INSERT INTO translation_target (lang, translation, translation_source_id, created_visa, updated_visa, created_date, updated_date) VALUES &quot; &amp; IF([.G362]&lt;&gt;&quot;&quot;;&quot;('de', '&quot; &amp; SUBSTITUTE([.H362];&quot;'&quot;; &quot;\'&quot;) &amp; &quot;', LAST_INSERT_ID(), 'roland', 'roland', NOW(), NOW())&quot;; &quot;&quot;) &amp; IF(AND([.G362]&lt;&gt;&quot;&quot;; [.I362]&lt;&gt;&quot;&quot;); &quot;,&quot;; &quot;&quot;) &amp; IF([.I362]&lt;&gt;&quot;&quot;;&quot;('fr', '&quot; &amp; SUBSTITUTE(SUBSTITUTE(SUBSTITUTE([.I3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meind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unes', LAST_INSERT_ID(), 'roland', 'roland', NOW(), NOW());" calcext:value-type="string">
            <text:p>INSERT INTO translation_source SET source='Gemeind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un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setzgebung</text:p>
          </table:table-cell>
          <table:table-cell/>
          <table:table-cell office:value-type="string" calcext:value-type="string">
            <text:p>Législation</text:p>
          </table:table-cell>
          <table:table-cell table:number-columns-repeated="2"/>
          <table:table-cell table:formula="of:=&quot;INSERT INTO translation_source SET source='&quot; &amp; SUBSTITUTE([.G363];&quot;'&quot;; &quot;\'&quot;) &amp; &quot;', location='&quot; &amp;SUBSTITUTE([.A363];&quot;'&quot;; &quot;\'&quot;) &amp; &quot;', field = '&quot; &amp; SUBSTITUTE([.B363];&quot;'&quot;; &quot;\'&quot;) &amp; &quot;'&quot; &amp; IF(OR(1; [.D363]&lt;&gt;&quot;&quot;); &quot;, context = '&quot; &amp; SUBSTITUTE([.D363];&quot;'&quot;; &quot;\'&quot;) &amp; &quot;'&quot;; &quot;&quot;) &amp; IF(AND(1; [.E363]&lt;&gt;&quot;&quot;); &quot;, textgroup = '&quot; &amp; SUBSTITUTE([.E363];&quot;'&quot;; &quot;\'&quot;) &amp; &quot;'&quot;; &quot;&quot;) &amp; &quot;, created_visa='roland', updated_visa='roland', created_date=NOW(), updated_date=NOW(); &quot; &amp; IF(OR([.G363]&lt;&gt;&quot;&quot;; [.I363]&lt;&gt;&quot;&quot;);&quot;INSERT INTO translation_target (lang, translation, translation_source_id, created_visa, updated_visa, created_date, updated_date) VALUES &quot; &amp; IF([.G363]&lt;&gt;&quot;&quot;;&quot;('de', '&quot; &amp; SUBSTITUTE([.H363];&quot;'&quot;; &quot;\'&quot;) &amp; &quot;', LAST_INSERT_ID(), 'roland', 'roland', NOW(), NOW())&quot;; &quot;&quot;) &amp; IF(AND([.G363]&lt;&gt;&quot;&quot;; [.I363]&lt;&gt;&quot;&quot;); &quot;,&quot;; &quot;&quot;) &amp; IF([.I363]&lt;&gt;&quot;&quot;;&quot;('fr', '&quot; &amp; SUBSTITUTE(SUBSTITUTE(SUBSTITUTE([.I3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etzgeb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on', LAST_INSERT_ID(), 'roland', 'roland', NOW(), NOW());" calcext:value-type="string">
            <text:p>INSERT INTO translation_source SET source='Gesetzgeb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teressenkonflikte</text:p>
          </table:table-cell>
          <table:table-cell/>
          <table:table-cell office:value-type="string" calcext:value-type="string">
            <text:p>Conflits d'intérêts</text:p>
          </table:table-cell>
          <table:table-cell table:number-columns-repeated="2"/>
          <table:table-cell table:formula="of:=&quot;INSERT INTO translation_source SET source='&quot; &amp; SUBSTITUTE([.G364];&quot;'&quot;; &quot;\'&quot;) &amp; &quot;', location='&quot; &amp;SUBSTITUTE([.A364];&quot;'&quot;; &quot;\'&quot;) &amp; &quot;', field = '&quot; &amp; SUBSTITUTE([.B364];&quot;'&quot;; &quot;\'&quot;) &amp; &quot;'&quot; &amp; IF(OR(1; [.D364]&lt;&gt;&quot;&quot;); &quot;, context = '&quot; &amp; SUBSTITUTE([.D364];&quot;'&quot;; &quot;\'&quot;) &amp; &quot;'&quot;; &quot;&quot;) &amp; IF(AND(1; [.E364]&lt;&gt;&quot;&quot;); &quot;, textgroup = '&quot; &amp; SUBSTITUTE([.E364];&quot;'&quot;; &quot;\'&quot;) &amp; &quot;'&quot;; &quot;&quot;) &amp; &quot;, created_visa='roland', updated_visa='roland', created_date=NOW(), updated_date=NOW(); &quot; &amp; IF(OR([.G364]&lt;&gt;&quot;&quot;; [.I364]&lt;&gt;&quot;&quot;);&quot;INSERT INTO translation_target (lang, translation, translation_source_id, created_visa, updated_visa, created_date, updated_date) VALUES &quot; &amp; IF([.G364]&lt;&gt;&quot;&quot;;&quot;('de', '&quot; &amp; SUBSTITUTE([.H364];&quot;'&quot;; &quot;\'&quot;) &amp; &quot;', LAST_INSERT_ID(), 'roland', 'roland', NOW(), NOW())&quot;; &quot;&quot;) &amp; IF(AND([.G364]&lt;&gt;&quot;&quot;; [.I364]&lt;&gt;&quot;&quot;); &quot;,&quot;; &quot;&quot;) &amp; IF([.I364]&lt;&gt;&quot;&quot;;&quot;('fr', '&quot; &amp; SUBSTITUTE(SUBSTITUTE(SUBSTITUTE([.I3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teressenkonflik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flits d\'intérêts', LAST_INSERT_ID(), 'roland', 'roland', NOW(), NOW());" calcext:value-type="string">
            <text:p>INSERT INTO translation_source SET source='Interessenkonflik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flits d\'intérêt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International</text:p>
          </table:table-cell>
          <table:table-cell table:number-columns-repeated="2"/>
          <table:table-cell table:formula="of:=&quot;INSERT INTO translation_source SET source='&quot; &amp; SUBSTITUTE([.G365];&quot;'&quot;; &quot;\'&quot;) &amp; &quot;', location='&quot; &amp;SUBSTITUTE([.A365];&quot;'&quot;; &quot;\'&quot;) &amp; &quot;', field = '&quot; &amp; SUBSTITUTE([.B365];&quot;'&quot;; &quot;\'&quot;) &amp; &quot;'&quot; &amp; IF(OR(1; [.D365]&lt;&gt;&quot;&quot;); &quot;, context = '&quot; &amp; SUBSTITUTE([.D365];&quot;'&quot;; &quot;\'&quot;) &amp; &quot;'&quot;; &quot;&quot;) &amp; IF(AND(1; [.E365]&lt;&gt;&quot;&quot;); &quot;, textgroup = '&quot; &amp; SUBSTITUTE([.E365];&quot;'&quot;; &quot;\'&quot;) &amp; &quot;'&quot;; &quot;&quot;) &amp; &quot;, created_visa='roland', updated_visa='roland', created_date=NOW(), updated_date=NOW(); &quot; &amp; IF(OR([.G365]&lt;&gt;&quot;&quot;; [.I365]&lt;&gt;&quot;&quot;);&quot;INSERT INTO translation_target (lang, translation, translation_source_id, created_visa, updated_visa, created_date, updated_date) VALUES &quot; &amp; IF([.G365]&lt;&gt;&quot;&quot;;&quot;('de', '&quot; &amp; SUBSTITUTE([.H365];&quot;'&quot;; &quot;\'&quot;) &amp; &quot;', LAST_INSERT_ID(), 'roland', 'roland', NOW(), NOW())&quot;; &quot;&quot;) &amp; IF(AND([.G365]&lt;&gt;&quot;&quot;; [.I365]&lt;&gt;&quot;&quot;); &quot;,&quot;; &quot;&quot;) &amp; IF([.I365]&lt;&gt;&quot;&quot;;&quot;('fr', '&quot; &amp; SUBSTITUTE(SUBSTITUTE(SUBSTITUTE([.I3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ternationa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ternational', LAST_INSERT_ID(), 'roland', 'roland', NOW(), NOW());" calcext:value-type="string">
            <text:p>INSERT INTO translation_source SET source='Internationa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ternationa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Kantone</text:p>
          </table:table-cell>
          <table:table-cell/>
          <table:table-cell office:value-type="string" calcext:value-type="string">
            <text:p>Cantons</text:p>
          </table:table-cell>
          <table:table-cell table:number-columns-repeated="2"/>
          <table:table-cell table:formula="of:=&quot;INSERT INTO translation_source SET source='&quot; &amp; SUBSTITUTE([.G366];&quot;'&quot;; &quot;\'&quot;) &amp; &quot;', location='&quot; &amp;SUBSTITUTE([.A366];&quot;'&quot;; &quot;\'&quot;) &amp; &quot;', field = '&quot; &amp; SUBSTITUTE([.B366];&quot;'&quot;; &quot;\'&quot;) &amp; &quot;'&quot; &amp; IF(OR(1; [.D366]&lt;&gt;&quot;&quot;); &quot;, context = '&quot; &amp; SUBSTITUTE([.D366];&quot;'&quot;; &quot;\'&quot;) &amp; &quot;'&quot;; &quot;&quot;) &amp; IF(AND(1; [.E366]&lt;&gt;&quot;&quot;); &quot;, textgroup = '&quot; &amp; SUBSTITUTE([.E366];&quot;'&quot;; &quot;\'&quot;) &amp; &quot;'&quot;; &quot;&quot;) &amp; &quot;, created_visa='roland', updated_visa='roland', created_date=NOW(), updated_date=NOW(); &quot; &amp; IF(OR([.G366]&lt;&gt;&quot;&quot;; [.I366]&lt;&gt;&quot;&quot;);&quot;INSERT INTO translation_target (lang, translation, translation_source_id, created_visa, updated_visa, created_date, updated_date) VALUES &quot; &amp; IF([.G366]&lt;&gt;&quot;&quot;;&quot;('de', '&quot; &amp; SUBSTITUTE([.H366];&quot;'&quot;; &quot;\'&quot;) &amp; &quot;', LAST_INSERT_ID(), 'roland', 'roland', NOW(), NOW())&quot;; &quot;&quot;) &amp; IF(AND([.G366]&lt;&gt;&quot;&quot;; [.I366]&lt;&gt;&quot;&quot;); &quot;,&quot;; &quot;&quot;) &amp; IF([.I366]&lt;&gt;&quot;&quot;;&quot;('fr', '&quot; &amp; SUBSTITUTE(SUBSTITUTE(SUBSTITUTE([.I3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anton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ntons', LAST_INSERT_ID(), 'roland', 'roland', NOW(), NOW());" calcext:value-type="string">
            <text:p>INSERT INTO translation_source SET source='Kanton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nton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Korruption</text:p>
          </table:table-cell>
          <table:table-cell/>
          <table:table-cell office:value-type="string" calcext:value-type="string">
            <text:p>Corruption</text:p>
          </table:table-cell>
          <table:table-cell table:number-columns-repeated="2"/>
          <table:table-cell table:formula="of:=&quot;INSERT INTO translation_source SET source='&quot; &amp; SUBSTITUTE([.G367];&quot;'&quot;; &quot;\'&quot;) &amp; &quot;', location='&quot; &amp;SUBSTITUTE([.A367];&quot;'&quot;; &quot;\'&quot;) &amp; &quot;', field = '&quot; &amp; SUBSTITUTE([.B367];&quot;'&quot;; &quot;\'&quot;) &amp; &quot;'&quot; &amp; IF(OR(1; [.D367]&lt;&gt;&quot;&quot;); &quot;, context = '&quot; &amp; SUBSTITUTE([.D367];&quot;'&quot;; &quot;\'&quot;) &amp; &quot;'&quot;; &quot;&quot;) &amp; IF(AND(1; [.E367]&lt;&gt;&quot;&quot;); &quot;, textgroup = '&quot; &amp; SUBSTITUTE([.E367];&quot;'&quot;; &quot;\'&quot;) &amp; &quot;'&quot;; &quot;&quot;) &amp; &quot;, created_visa='roland', updated_visa='roland', created_date=NOW(), updated_date=NOW(); &quot; &amp; IF(OR([.G367]&lt;&gt;&quot;&quot;; [.I367]&lt;&gt;&quot;&quot;);&quot;INSERT INTO translation_target (lang, translation, translation_source_id, created_visa, updated_visa, created_date, updated_date) VALUES &quot; &amp; IF([.G367]&lt;&gt;&quot;&quot;;&quot;('de', '&quot; &amp; SUBSTITUTE([.H367];&quot;'&quot;; &quot;\'&quot;) &amp; &quot;', LAST_INSERT_ID(), 'roland', 'roland', NOW(), NOW())&quot;; &quot;&quot;) &amp; IF(AND([.G367]&lt;&gt;&quot;&quot;; [.I367]&lt;&gt;&quot;&quot;); &quot;,&quot;; &quot;&quot;) &amp; IF([.I367]&lt;&gt;&quot;&quot;;&quot;('fr', '&quot; &amp; SUBSTITUTE(SUBSTITUTE(SUBSTITUTE([.I3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rruptio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rruption', LAST_INSERT_ID(), 'roland', 'roland', NOW(), NOW());" calcext:value-type="string">
            <text:p>INSERT INTO translation_source SET source='Korruptio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rrup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Liechtenstein</text:p>
          </table:table-cell>
          <table:table-cell/>
          <table:table-cell office:value-type="string" calcext:value-type="string">
            <text:p>Liechtenstein</text:p>
          </table:table-cell>
          <table:table-cell table:number-columns-repeated="2"/>
          <table:table-cell table:formula="of:=&quot;INSERT INTO translation_source SET source='&quot; &amp; SUBSTITUTE([.G368];&quot;'&quot;; &quot;\'&quot;) &amp; &quot;', location='&quot; &amp;SUBSTITUTE([.A368];&quot;'&quot;; &quot;\'&quot;) &amp; &quot;', field = '&quot; &amp; SUBSTITUTE([.B368];&quot;'&quot;; &quot;\'&quot;) &amp; &quot;'&quot; &amp; IF(OR(1; [.D368]&lt;&gt;&quot;&quot;); &quot;, context = '&quot; &amp; SUBSTITUTE([.D368];&quot;'&quot;; &quot;\'&quot;) &amp; &quot;'&quot;; &quot;&quot;) &amp; IF(AND(1; [.E368]&lt;&gt;&quot;&quot;); &quot;, textgroup = '&quot; &amp; SUBSTITUTE([.E368];&quot;'&quot;; &quot;\'&quot;) &amp; &quot;'&quot;; &quot;&quot;) &amp; &quot;, created_visa='roland', updated_visa='roland', created_date=NOW(), updated_date=NOW(); &quot; &amp; IF(OR([.G368]&lt;&gt;&quot;&quot;; [.I368]&lt;&gt;&quot;&quot;);&quot;INSERT INTO translation_target (lang, translation, translation_source_id, created_visa, updated_visa, created_date, updated_date) VALUES &quot; &amp; IF([.G368]&lt;&gt;&quot;&quot;;&quot;('de', '&quot; &amp; SUBSTITUTE([.H368];&quot;'&quot;; &quot;\'&quot;) &amp; &quot;', LAST_INSERT_ID(), 'roland', 'roland', NOW(), NOW())&quot;; &quot;&quot;) &amp; IF(AND([.G368]&lt;&gt;&quot;&quot;; [.I368]&lt;&gt;&quot;&quot;); &quot;,&quot;; &quot;&quot;) &amp; IF([.I368]&lt;&gt;&quot;&quot;;&quot;('fr', '&quot; &amp; SUBSTITUTE(SUBSTITUTE(SUBSTITUTE([.I3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echtenstei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chtenstein', LAST_INSERT_ID(), 'roland', 'roland', NOW(), NOW());" calcext:value-type="string">
            <text:p>INSERT INTO translation_source SET source='Liechtenstei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chtenstei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Nationalrat</text:p>
          </table:table-cell>
          <table:table-cell/>
          <table:table-cell office:value-type="string" calcext:value-type="string">
            <text:p>Conseil national</text:p>
          </table:table-cell>
          <table:table-cell table:number-columns-repeated="2"/>
          <table:table-cell table:formula="of:=&quot;INSERT INTO translation_source SET source='&quot; &amp; SUBSTITUTE([.G369];&quot;'&quot;; &quot;\'&quot;) &amp; &quot;', location='&quot; &amp;SUBSTITUTE([.A369];&quot;'&quot;; &quot;\'&quot;) &amp; &quot;', field = '&quot; &amp; SUBSTITUTE([.B369];&quot;'&quot;; &quot;\'&quot;) &amp; &quot;'&quot; &amp; IF(OR(1; [.D369]&lt;&gt;&quot;&quot;); &quot;, context = '&quot; &amp; SUBSTITUTE([.D369];&quot;'&quot;; &quot;\'&quot;) &amp; &quot;'&quot;; &quot;&quot;) &amp; IF(AND(1; [.E369]&lt;&gt;&quot;&quot;); &quot;, textgroup = '&quot; &amp; SUBSTITUTE([.E369];&quot;'&quot;; &quot;\'&quot;) &amp; &quot;'&quot;; &quot;&quot;) &amp; &quot;, created_visa='roland', updated_visa='roland', created_date=NOW(), updated_date=NOW(); &quot; &amp; IF(OR([.G369]&lt;&gt;&quot;&quot;; [.I369]&lt;&gt;&quot;&quot;);&quot;INSERT INTO translation_target (lang, translation, translation_source_id, created_visa, updated_visa, created_date, updated_date) VALUES &quot; &amp; IF([.G369]&lt;&gt;&quot;&quot;;&quot;('de', '&quot; &amp; SUBSTITUTE([.H369];&quot;'&quot;; &quot;\'&quot;) &amp; &quot;', LAST_INSERT_ID(), 'roland', 'roland', NOW(), NOW())&quot;; &quot;&quot;) &amp; IF(AND([.G369]&lt;&gt;&quot;&quot;; [.I369]&lt;&gt;&quot;&quot;); &quot;,&quot;; &quot;&quot;) &amp; IF([.I369]&lt;&gt;&quot;&quot;;&quot;('fr', '&quot; &amp; SUBSTITUTE(SUBSTITUTE(SUBSTITUTE([.I3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tional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" calcext:value-type="string">
            <text:p>INSERT INTO translation_source SET source='National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Österreich</text:p>
          </table:table-cell>
          <table:table-cell/>
          <table:table-cell office:value-type="string" calcext:value-type="string">
            <text:p>Autriche</text:p>
          </table:table-cell>
          <table:table-cell table:number-columns-repeated="2"/>
          <table:table-cell table:formula="of:=&quot;INSERT INTO translation_source SET source='&quot; &amp; SUBSTITUTE([.G370];&quot;'&quot;; &quot;\'&quot;) &amp; &quot;', location='&quot; &amp;SUBSTITUTE([.A370];&quot;'&quot;; &quot;\'&quot;) &amp; &quot;', field = '&quot; &amp; SUBSTITUTE([.B370];&quot;'&quot;; &quot;\'&quot;) &amp; &quot;'&quot; &amp; IF(OR(1; [.D370]&lt;&gt;&quot;&quot;); &quot;, context = '&quot; &amp; SUBSTITUTE([.D370];&quot;'&quot;; &quot;\'&quot;) &amp; &quot;'&quot;; &quot;&quot;) &amp; IF(AND(1; [.E370]&lt;&gt;&quot;&quot;); &quot;, textgroup = '&quot; &amp; SUBSTITUTE([.E370];&quot;'&quot;; &quot;\'&quot;) &amp; &quot;'&quot;; &quot;&quot;) &amp; &quot;, created_visa='roland', updated_visa='roland', created_date=NOW(), updated_date=NOW(); &quot; &amp; IF(OR([.G370]&lt;&gt;&quot;&quot;; [.I370]&lt;&gt;&quot;&quot;);&quot;INSERT INTO translation_target (lang, translation, translation_source_id, created_visa, updated_visa, created_date, updated_date) VALUES &quot; &amp; IF([.G370]&lt;&gt;&quot;&quot;;&quot;('de', '&quot; &amp; SUBSTITUTE([.H370];&quot;'&quot;; &quot;\'&quot;) &amp; &quot;', LAST_INSERT_ID(), 'roland', 'roland', NOW(), NOW())&quot;; &quot;&quot;) &amp; IF(AND([.G370]&lt;&gt;&quot;&quot;; [.I370]&lt;&gt;&quot;&quot;); &quot;,&quot;; &quot;&quot;) &amp; IF([.I370]&lt;&gt;&quot;&quot;;&quot;('fr', '&quot; &amp; SUBSTITUTE(SUBSTITUTE(SUBSTITUTE([.I3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Öster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triche', LAST_INSERT_ID(), 'roland', 'roland', NOW(), NOW());" calcext:value-type="string">
            <text:p>INSERT INTO translation_source SET source='Öster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trich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Parteienfinanzierung</text:p>
          </table:table-cell>
          <table:table-cell/>
          <table:table-cell office:value-type="string" calcext:value-type="string">
            <text:p>Financement des partis</text:p>
          </table:table-cell>
          <table:table-cell table:number-columns-repeated="2"/>
          <table:table-cell table:formula="of:=&quot;INSERT INTO translation_source SET source='&quot; &amp; SUBSTITUTE([.G371];&quot;'&quot;; &quot;\'&quot;) &amp; &quot;', location='&quot; &amp;SUBSTITUTE([.A371];&quot;'&quot;; &quot;\'&quot;) &amp; &quot;', field = '&quot; &amp; SUBSTITUTE([.B371];&quot;'&quot;; &quot;\'&quot;) &amp; &quot;'&quot; &amp; IF(OR(1; [.D371]&lt;&gt;&quot;&quot;); &quot;, context = '&quot; &amp; SUBSTITUTE([.D371];&quot;'&quot;; &quot;\'&quot;) &amp; &quot;'&quot;; &quot;&quot;) &amp; IF(AND(1; [.E371]&lt;&gt;&quot;&quot;); &quot;, textgroup = '&quot; &amp; SUBSTITUTE([.E371];&quot;'&quot;; &quot;\'&quot;) &amp; &quot;'&quot;; &quot;&quot;) &amp; &quot;, created_visa='roland', updated_visa='roland', created_date=NOW(), updated_date=NOW(); &quot; &amp; IF(OR([.G371]&lt;&gt;&quot;&quot;; [.I371]&lt;&gt;&quot;&quot;);&quot;INSERT INTO translation_target (lang, translation, translation_source_id, created_visa, updated_visa, created_date, updated_date) VALUES &quot; &amp; IF([.G371]&lt;&gt;&quot;&quot;;&quot;('de', '&quot; &amp; SUBSTITUTE([.H371];&quot;'&quot;; &quot;\'&quot;) &amp; &quot;', LAST_INSERT_ID(), 'roland', 'roland', NOW(), NOW())&quot;; &quot;&quot;) &amp; IF(AND([.G371]&lt;&gt;&quot;&quot;; [.I371]&lt;&gt;&quot;&quot;); &quot;,&quot;; &quot;&quot;) &amp; IF([.I371]&lt;&gt;&quot;&quot;;&quot;('fr', '&quot; &amp; SUBSTITUTE(SUBSTITUTE(SUBSTITUTE([.I3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enfinanzier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inancement des partis', LAST_INSERT_ID(), 'roland', 'roland', NOW(), NOW());" calcext:value-type="string">
            <text:p>INSERT INTO translation_source SET source='Parteienfinanzier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inancement des parti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chweiz</text:p>
          </table:table-cell>
          <table:table-cell/>
          <table:table-cell office:value-type="string" calcext:value-type="string">
            <text:p>Suisse</text:p>
          </table:table-cell>
          <table:table-cell table:number-columns-repeated="2"/>
          <table:table-cell table:formula="of:=&quot;INSERT INTO translation_source SET source='&quot; &amp; SUBSTITUTE([.G372];&quot;'&quot;; &quot;\'&quot;) &amp; &quot;', location='&quot; &amp;SUBSTITUTE([.A372];&quot;'&quot;; &quot;\'&quot;) &amp; &quot;', field = '&quot; &amp; SUBSTITUTE([.B372];&quot;'&quot;; &quot;\'&quot;) &amp; &quot;'&quot; &amp; IF(OR(1; [.D372]&lt;&gt;&quot;&quot;); &quot;, context = '&quot; &amp; SUBSTITUTE([.D372];&quot;'&quot;; &quot;\'&quot;) &amp; &quot;'&quot;; &quot;&quot;) &amp; IF(AND(1; [.E372]&lt;&gt;&quot;&quot;); &quot;, textgroup = '&quot; &amp; SUBSTITUTE([.E372];&quot;'&quot;; &quot;\'&quot;) &amp; &quot;'&quot;; &quot;&quot;) &amp; &quot;, created_visa='roland', updated_visa='roland', created_date=NOW(), updated_date=NOW(); &quot; &amp; IF(OR([.G372]&lt;&gt;&quot;&quot;; [.I372]&lt;&gt;&quot;&quot;);&quot;INSERT INTO translation_target (lang, translation, translation_source_id, created_visa, updated_visa, created_date, updated_date) VALUES &quot; &amp; IF([.G372]&lt;&gt;&quot;&quot;;&quot;('de', '&quot; &amp; SUBSTITUTE([.H372];&quot;'&quot;; &quot;\'&quot;) &amp; &quot;', LAST_INSERT_ID(), 'roland', 'roland', NOW(), NOW())&quot;; &quot;&quot;) &amp; IF(AND([.G372]&lt;&gt;&quot;&quot;; [.I372]&lt;&gt;&quot;&quot;); &quot;,&quot;; &quot;&quot;) &amp; IF([.I372]&lt;&gt;&quot;&quot;;&quot;('fr', '&quot; &amp; SUBSTITUTE(SUBSTITUTE(SUBSTITUTE([.I3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chweiz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uisse', LAST_INSERT_ID(), 'roland', 'roland', NOW(), NOW());" calcext:value-type="string">
            <text:p>INSERT INTO translation_source SET source='Schweiz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uiss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eitenwechsel</text:p>
          </table:table-cell>
          <table:table-cell/>
          <table:table-cell table:style-name="ce12" office:value-type="string" calcext:value-type="string">
            <text:p>Changement de camp</text:p>
          </table:table-cell>
          <table:table-cell table:number-columns-repeated="2"/>
          <table:table-cell table:formula="of:=&quot;INSERT INTO translation_source SET source='&quot; &amp; SUBSTITUTE([.G373];&quot;'&quot;; &quot;\'&quot;) &amp; &quot;', location='&quot; &amp;SUBSTITUTE([.A373];&quot;'&quot;; &quot;\'&quot;) &amp; &quot;', field = '&quot; &amp; SUBSTITUTE([.B373];&quot;'&quot;; &quot;\'&quot;) &amp; &quot;'&quot; &amp; IF(OR(1; [.D373]&lt;&gt;&quot;&quot;); &quot;, context = '&quot; &amp; SUBSTITUTE([.D373];&quot;'&quot;; &quot;\'&quot;) &amp; &quot;'&quot;; &quot;&quot;) &amp; IF(AND(1; [.E373]&lt;&gt;&quot;&quot;); &quot;, textgroup = '&quot; &amp; SUBSTITUTE([.E373];&quot;'&quot;; &quot;\'&quot;) &amp; &quot;'&quot;; &quot;&quot;) &amp; &quot;, created_visa='roland', updated_visa='roland', created_date=NOW(), updated_date=NOW(); &quot; &amp; IF(OR([.G373]&lt;&gt;&quot;&quot;; [.I373]&lt;&gt;&quot;&quot;);&quot;INSERT INTO translation_target (lang, translation, translation_source_id, created_visa, updated_visa, created_date, updated_date) VALUES &quot; &amp; IF([.G373]&lt;&gt;&quot;&quot;;&quot;('de', '&quot; &amp; SUBSTITUTE([.H373];&quot;'&quot;; &quot;\'&quot;) &amp; &quot;', LAST_INSERT_ID(), 'roland', 'roland', NOW(), NOW())&quot;; &quot;&quot;) &amp; IF(AND([.G373]&lt;&gt;&quot;&quot;; [.I373]&lt;&gt;&quot;&quot;); &quot;,&quot;; &quot;&quot;) &amp; IF([.I373]&lt;&gt;&quot;&quot;;&quot;('fr', '&quot; &amp; SUBSTITUTE(SUBSTITUTE(SUBSTITUTE([.I3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itenwechse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angement de camp', LAST_INSERT_ID(), 'roland', 'roland', NOW(), NOW());" calcext:value-type="string">
            <text:p>INSERT INTO translation_source SET source='Seitenwechse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angement de camp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tädte</text:p>
          </table:table-cell>
          <table:table-cell/>
          <table:table-cell office:value-type="string" calcext:value-type="string">
            <text:p>Villes</text:p>
          </table:table-cell>
          <table:table-cell table:number-columns-repeated="2"/>
          <table:table-cell table:formula="of:=&quot;INSERT INTO translation_source SET source='&quot; &amp; SUBSTITUTE([.G374];&quot;'&quot;; &quot;\'&quot;) &amp; &quot;', location='&quot; &amp;SUBSTITUTE([.A374];&quot;'&quot;; &quot;\'&quot;) &amp; &quot;', field = '&quot; &amp; SUBSTITUTE([.B374];&quot;'&quot;; &quot;\'&quot;) &amp; &quot;'&quot; &amp; IF(OR(1; [.D374]&lt;&gt;&quot;&quot;); &quot;, context = '&quot; &amp; SUBSTITUTE([.D374];&quot;'&quot;; &quot;\'&quot;) &amp; &quot;'&quot;; &quot;&quot;) &amp; IF(AND(1; [.E374]&lt;&gt;&quot;&quot;); &quot;, textgroup = '&quot; &amp; SUBSTITUTE([.E374];&quot;'&quot;; &quot;\'&quot;) &amp; &quot;'&quot;; &quot;&quot;) &amp; &quot;, created_visa='roland', updated_visa='roland', created_date=NOW(), updated_date=NOW(); &quot; &amp; IF(OR([.G374]&lt;&gt;&quot;&quot;; [.I374]&lt;&gt;&quot;&quot;);&quot;INSERT INTO translation_target (lang, translation, translation_source_id, created_visa, updated_visa, created_date, updated_date) VALUES &quot; &amp; IF([.G374]&lt;&gt;&quot;&quot;;&quot;('de', '&quot; &amp; SUBSTITUTE([.H374];&quot;'&quot;; &quot;\'&quot;) &amp; &quot;', LAST_INSERT_ID(), 'roland', 'roland', NOW(), NOW())&quot;; &quot;&quot;) &amp; IF(AND([.G374]&lt;&gt;&quot;&quot;; [.I374]&lt;&gt;&quot;&quot;); &quot;,&quot;; &quot;&quot;) &amp; IF([.I374]&lt;&gt;&quot;&quot;;&quot;('fr', '&quot; &amp; SUBSTITUTE(SUBSTITUTE(SUBSTITUTE([.I3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äd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lles', LAST_INSERT_ID(), 'roland', 'roland', NOW(), NOW());" calcext:value-type="string">
            <text:p>INSERT INTO translation_source SET source='Städ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ll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tänderat</text:p>
          </table:table-cell>
          <table:table-cell/>
          <table:table-cell office:value-type="string" calcext:value-type="string">
            <text:p>Conseil des Etats</text:p>
          </table:table-cell>
          <table:table-cell table:number-columns-repeated="2"/>
          <table:table-cell table:formula="of:=&quot;INSERT INTO translation_source SET source='&quot; &amp; SUBSTITUTE([.G375];&quot;'&quot;; &quot;\'&quot;) &amp; &quot;', location='&quot; &amp;SUBSTITUTE([.A375];&quot;'&quot;; &quot;\'&quot;) &amp; &quot;', field = '&quot; &amp; SUBSTITUTE([.B375];&quot;'&quot;; &quot;\'&quot;) &amp; &quot;'&quot; &amp; IF(OR(1; [.D375]&lt;&gt;&quot;&quot;); &quot;, context = '&quot; &amp; SUBSTITUTE([.D375];&quot;'&quot;; &quot;\'&quot;) &amp; &quot;'&quot;; &quot;&quot;) &amp; IF(AND(1; [.E375]&lt;&gt;&quot;&quot;); &quot;, textgroup = '&quot; &amp; SUBSTITUTE([.E375];&quot;'&quot;; &quot;\'&quot;) &amp; &quot;'&quot;; &quot;&quot;) &amp; &quot;, created_visa='roland', updated_visa='roland', created_date=NOW(), updated_date=NOW(); &quot; &amp; IF(OR([.G375]&lt;&gt;&quot;&quot;; [.I375]&lt;&gt;&quot;&quot;);&quot;INSERT INTO translation_target (lang, translation, translation_source_id, created_visa, updated_visa, created_date, updated_date) VALUES &quot; &amp; IF([.G375]&lt;&gt;&quot;&quot;;&quot;('de', '&quot; &amp; SUBSTITUTE([.H375];&quot;'&quot;; &quot;\'&quot;) &amp; &quot;', LAST_INSERT_ID(), 'roland', 'roland', NOW(), NOW())&quot;; &quot;&quot;) &amp; IF(AND([.G375]&lt;&gt;&quot;&quot;; [.I375]&lt;&gt;&quot;&quot;); &quot;,&quot;; &quot;&quot;) &amp; IF([.I375]&lt;&gt;&quot;&quot;;&quot;('fr', '&quot; &amp; SUBSTITUTE(SUBSTITUTE(SUBSTITUTE([.I3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ände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" calcext:value-type="string">
            <text:p>INSERT INTO translation_source SET source='Stände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</text:p>
          </table:table-cell>
          <table:table-cell/>
          <table:table-cell office:value-type="string" calcext:value-type="string">
            <text:p>Administration</text:p>
          </table:table-cell>
          <table:table-cell table:number-columns-repeated="2"/>
          <table:table-cell table:formula="of:=&quot;INSERT INTO translation_source SET source='&quot; &amp; SUBSTITUTE([.G376];&quot;'&quot;; &quot;\'&quot;) &amp; &quot;', location='&quot; &amp;SUBSTITUTE([.A376];&quot;'&quot;; &quot;\'&quot;) &amp; &quot;', field = '&quot; &amp; SUBSTITUTE([.B376];&quot;'&quot;; &quot;\'&quot;) &amp; &quot;'&quot; &amp; IF(OR(1; [.D376]&lt;&gt;&quot;&quot;); &quot;, context = '&quot; &amp; SUBSTITUTE([.D376];&quot;'&quot;; &quot;\'&quot;) &amp; &quot;'&quot;; &quot;&quot;) &amp; IF(AND(1; [.E376]&lt;&gt;&quot;&quot;); &quot;, textgroup = '&quot; &amp; SUBSTITUTE([.E376];&quot;'&quot;; &quot;\'&quot;) &amp; &quot;'&quot;; &quot;&quot;) &amp; &quot;, created_visa='roland', updated_visa='roland', created_date=NOW(), updated_date=NOW(); &quot; &amp; IF(OR([.G376]&lt;&gt;&quot;&quot;; [.I376]&lt;&gt;&quot;&quot;);&quot;INSERT INTO translation_target (lang, translation, translation_source_id, created_visa, updated_visa, created_date, updated_date) VALUES &quot; &amp; IF([.G376]&lt;&gt;&quot;&quot;;&quot;('de', '&quot; &amp; SUBSTITUTE([.H376];&quot;'&quot;; &quot;\'&quot;) &amp; &quot;', LAST_INSERT_ID(), 'roland', 'roland', NOW(), NOW())&quot;; &quot;&quot;) &amp; IF(AND([.G376]&lt;&gt;&quot;&quot;; [.I376]&lt;&gt;&quot;&quot;); &quot;,&quot;; &quot;&quot;) &amp; IF([.I376]&lt;&gt;&quot;&quot;;&quot;('fr', '&quot; &amp; SUBSTITUTE(SUBSTITUTE(SUBSTITUTE([.I3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ion', LAST_INSERT_ID(), 'roland', 'roland', NOW(), NOW());" calcext:value-type="string">
            <text:p>INSERT INTO translation_source SET source='Verwalt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Meta</text:p>
          </table:table-cell>
          <table:table-cell/>
          <table:table-cell table:style-name="ce12" office:value-type="string" calcext:value-type="string">
            <text:p>Meta</text:p>
          </table:table-cell>
          <table:table-cell table:number-columns-repeated="2"/>
          <table:table-cell table:formula="of:=&quot;INSERT INTO translation_source SET source='&quot; &amp; SUBSTITUTE([.G377];&quot;'&quot;; &quot;\'&quot;) &amp; &quot;', location='&quot; &amp;SUBSTITUTE([.A377];&quot;'&quot;; &quot;\'&quot;) &amp; &quot;', field = '&quot; &amp; SUBSTITUTE([.B377];&quot;'&quot;; &quot;\'&quot;) &amp; &quot;'&quot; &amp; IF(OR(1; [.D377]&lt;&gt;&quot;&quot;); &quot;, context = '&quot; &amp; SUBSTITUTE([.D377];&quot;'&quot;; &quot;\'&quot;) &amp; &quot;'&quot;; &quot;&quot;) &amp; IF(AND(1; [.E377]&lt;&gt;&quot;&quot;); &quot;, textgroup = '&quot; &amp; SUBSTITUTE([.E377];&quot;'&quot;; &quot;\'&quot;) &amp; &quot;'&quot;; &quot;&quot;) &amp; &quot;, created_visa='roland', updated_visa='roland', created_date=NOW(), updated_date=NOW(); &quot; &amp; IF(OR([.G377]&lt;&gt;&quot;&quot;; [.I377]&lt;&gt;&quot;&quot;);&quot;INSERT INTO translation_target (lang, translation, translation_source_id, created_visa, updated_visa, created_date, updated_date) VALUES &quot; &amp; IF([.G377]&lt;&gt;&quot;&quot;;&quot;('de', '&quot; &amp; SUBSTITUTE([.H377];&quot;'&quot;; &quot;\'&quot;) &amp; &quot;', LAST_INSERT_ID(), 'roland', 'roland', NOW(), NOW())&quot;; &quot;&quot;) &amp; IF(AND([.G377]&lt;&gt;&quot;&quot;; [.I377]&lt;&gt;&quot;&quot;); &quot;,&quot;; &quot;&quot;) &amp; IF([.I377]&lt;&gt;&quot;&quot;;&quot;('fr', '&quot; &amp; SUBSTITUTE(SUBSTITUTE(SUBSTITUTE([.I3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eta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a', LAST_INSERT_ID(), 'roland', 'roland', NOW(), NOW());" calcext:value-type="string">
            <text:p>INSERT INTO translation_source SET source='Meta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a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<text:a xlink:href="http://lobbywatch.ch/" xlink:type="simple">http://lobbywatch.ch/</text:a>admin/config/development/maintenance</text:p>
          </table:table-cell>
          <table:table-cell/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Wir führen auf Lobbywatch.ch momentan Wartungsarbeiten durch und sollten bald wieder erreichbar sein. Vielen Dank für Ihre Geduld.</text:p>
          </table:table-cell>
          <table:table-cell/>
          <table:table-cell office:value-type="string" calcext:value-type="string">
            <text:p>Lobbywatch.ch est actuellement en maintenance. Nous serons bientôt de retour. Merci pour votre patience !</text:p>
          </table:table-cell>
          <table:table-cell table:number-columns-repeated="2"/>
          <table:table-cell table:formula="of:=&quot;INSERT INTO translation_source SET source='&quot; &amp; SUBSTITUTE([.G378];&quot;'&quot;; &quot;\'&quot;) &amp; &quot;', location='&quot; &amp;SUBSTITUTE([.A378];&quot;'&quot;; &quot;\'&quot;) &amp; &quot;', field = '&quot; &amp; SUBSTITUTE([.B378];&quot;'&quot;; &quot;\'&quot;) &amp; &quot;'&quot; &amp; IF(OR(1; [.D378]&lt;&gt;&quot;&quot;); &quot;, context = '&quot; &amp; SUBSTITUTE([.D378];&quot;'&quot;; &quot;\'&quot;) &amp; &quot;'&quot;; &quot;&quot;) &amp; IF(AND(1; [.E378]&lt;&gt;&quot;&quot;); &quot;, textgroup = '&quot; &amp; SUBSTITUTE([.E378];&quot;'&quot;; &quot;\'&quot;) &amp; &quot;'&quot;; &quot;&quot;) &amp; &quot;, created_visa='roland', updated_visa='roland', created_date=NOW(), updated_date=NOW(); &quot; &amp; IF(OR([.G378]&lt;&gt;&quot;&quot;; [.I378]&lt;&gt;&quot;&quot;);&quot;INSERT INTO translation_target (lang, translation, translation_source_id, created_visa, updated_visa, created_date, updated_date) VALUES &quot; &amp; IF([.G378]&lt;&gt;&quot;&quot;;&quot;('de', '&quot; &amp; SUBSTITUTE([.H378];&quot;'&quot;; &quot;\'&quot;) &amp; &quot;', LAST_INSERT_ID(), 'roland', 'roland', NOW(), NOW())&quot;; &quot;&quot;) &amp; IF(AND([.G378]&lt;&gt;&quot;&quot;; [.I378]&lt;&gt;&quot;&quot;); &quot;,&quot;; &quot;&quot;) &amp; IF([.I378]&lt;&gt;&quot;&quot;;&quot;('fr', '&quot; &amp; SUBSTITUTE(SUBSTITUTE(SUBSTITUTE([.I3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ir führen auf Lobbywatch.ch momentan Wartungsarbeiten durch und sollten bald wieder erreichbar sein. Vielen Dank für Ihre Geduld.', location='http://lobbywatch.ch/admin/config/development/maintenance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watch.ch est actuellement en maintenance. Nous serons bientôt de retour. Merci pour votre patience !', LAST_INSERT_ID(), 'roland', 'roland', NOW(), NOW());" calcext:value-type="string">
            <text:p>INSERT INTO translation_source SET source='Wir führen auf Lobbywatch.ch momentan Wartungsarbeiten durch und sollten bald wieder erreichbar sein. Vielen Dank für Ihre Geduld.', location='http://lobbywatch.ch/admin/config/development/maintenance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watch.ch est actuellement en maintenance. Nous serons bientôt de retour. Merci pour votre patience !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Dieses E-Mail im Browser anzeigen</text:p>
          </table:table-cell>
          <table:table-cell/>
          <table:table-cell office:value-type="string" calcext:value-type="string">
            <text:p>Voir cet e-mail dans un navigateur</text:p>
          </table:table-cell>
          <table:table-cell table:number-columns-repeated="2"/>
          <table:table-cell table:formula="of:=&quot;INSERT INTO translation_source SET source='&quot; &amp; SUBSTITUTE([.G379];&quot;'&quot;; &quot;\'&quot;) &amp; &quot;', location='&quot; &amp;SUBSTITUTE([.A379];&quot;'&quot;; &quot;\'&quot;) &amp; &quot;', field = '&quot; &amp; SUBSTITUTE([.B379];&quot;'&quot;; &quot;\'&quot;) &amp; &quot;'&quot; &amp; IF(OR(1; [.D379]&lt;&gt;&quot;&quot;); &quot;, context = '&quot; &amp; SUBSTITUTE([.D379];&quot;'&quot;; &quot;\'&quot;) &amp; &quot;'&quot;; &quot;&quot;) &amp; IF(AND(1; [.E379]&lt;&gt;&quot;&quot;); &quot;, textgroup = '&quot; &amp; SUBSTITUTE([.E379];&quot;'&quot;; &quot;\'&quot;) &amp; &quot;'&quot;; &quot;&quot;) &amp; &quot;, created_visa='roland', updated_visa='roland', created_date=NOW(), updated_date=NOW(); &quot; &amp; IF(OR([.G379]&lt;&gt;&quot;&quot;; [.I379]&lt;&gt;&quot;&quot;);&quot;INSERT INTO translation_target (lang, translation, translation_source_id, created_visa, updated_visa, created_date, updated_date) VALUES &quot; &amp; IF([.G379]&lt;&gt;&quot;&quot;;&quot;('de', '&quot; &amp; SUBSTITUTE([.H379];&quot;'&quot;; &quot;\'&quot;) &amp; &quot;', LAST_INSERT_ID(), 'roland', 'roland', NOW(), NOW())&quot;; &quot;&quot;) &amp; IF(AND([.G379]&lt;&gt;&quot;&quot;; [.I379]&lt;&gt;&quot;&quot;); &quot;,&quot;; &quot;&quot;) &amp; IF([.I379]&lt;&gt;&quot;&quot;;&quot;('fr', '&quot; &amp; SUBSTITUTE(SUBSTITUTE(SUBSTITUTE([.I3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ieses E-Mail im Browser anzei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ir cet e-mail dans un navigateur', LAST_INSERT_ID(), 'roland', 'roland', NOW(), NOW());" calcext:value-type="string">
            <text:p>INSERT INTO translation_source SET source='Dieses E-Mail im Browser anzei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ir cet e-mail dans un navigateu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Sie erhalten die Lobbywatch-Blogartikel, weil sie diese auf der Lobbywatch.ch-Webseite abonniert haben.</text:p>
          </table:table-cell>
          <table:table-cell/>
          <table:table-cell office:value-type="string" calcext:value-type="string">
            <text:p>Vous recevez les articles du blog Lobbywatch parce que vous avez souscrit à Lobbywatch.ch.</text:p>
          </table:table-cell>
          <table:table-cell table:number-columns-repeated="2"/>
          <table:table-cell table:formula="of:=&quot;INSERT INTO translation_source SET source='&quot; &amp; SUBSTITUTE([.G380];&quot;'&quot;; &quot;\'&quot;) &amp; &quot;', location='&quot; &amp;SUBSTITUTE([.A380];&quot;'&quot;; &quot;\'&quot;) &amp; &quot;', field = '&quot; &amp; SUBSTITUTE([.B380];&quot;'&quot;; &quot;\'&quot;) &amp; &quot;'&quot; &amp; IF(OR(1; [.D380]&lt;&gt;&quot;&quot;); &quot;, context = '&quot; &amp; SUBSTITUTE([.D380];&quot;'&quot;; &quot;\'&quot;) &amp; &quot;'&quot;; &quot;&quot;) &amp; IF(AND(1; [.E380]&lt;&gt;&quot;&quot;); &quot;, textgroup = '&quot; &amp; SUBSTITUTE([.E380];&quot;'&quot;; &quot;\'&quot;) &amp; &quot;'&quot;; &quot;&quot;) &amp; &quot;, created_visa='roland', updated_visa='roland', created_date=NOW(), updated_date=NOW(); &quot; &amp; IF(OR([.G380]&lt;&gt;&quot;&quot;; [.I380]&lt;&gt;&quot;&quot;);&quot;INSERT INTO translation_target (lang, translation, translation_source_id, created_visa, updated_visa, created_date, updated_date) VALUES &quot; &amp; IF([.G380]&lt;&gt;&quot;&quot;;&quot;('de', '&quot; &amp; SUBSTITUTE([.H380];&quot;'&quot;; &quot;\'&quot;) &amp; &quot;', LAST_INSERT_ID(), 'roland', 'roland', NOW(), NOW())&quot;; &quot;&quot;) &amp; IF(AND([.G380]&lt;&gt;&quot;&quot;; [.I380]&lt;&gt;&quot;&quot;); &quot;,&quot;; &quot;&quot;) &amp; IF([.I380]&lt;&gt;&quot;&quot;;&quot;('fr', '&quot; &amp; SUBSTITUTE(SUBSTITUTE(SUBSTITUTE([.I3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e erhalten die Lobbywatch-Blogartikel, weil sie diese auf der Lobbywatch.ch-Webseite abonniert haben.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us recevez les articles du blog Lobbywatch parce que vous avez souscrit à Lobbywatch.ch.', LAST_INSERT_ID(), 'roland', 'roland', NOW(), NOW());" calcext:value-type="string">
            <text:p>INSERT INTO translation_source SET source='Sie erhalten die Lobbywatch-Blogartikel, weil sie diese auf der Lobbywatch.ch-Webseite abonniert haben.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us recevez les articles du blog Lobbywatch parce que vous avez souscrit à Lobbywatch.ch.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Kürzlich veröffentlichte Artikel:</text:p>
          </table:table-cell>
          <table:table-cell/>
          <table:table-cell office:value-type="string" calcext:value-type="string">
            <text:p>Articles publiés récemment :</text:p>
          </table:table-cell>
          <table:table-cell table:number-columns-repeated="2"/>
          <table:table-cell table:formula="of:=&quot;INSERT INTO translation_source SET source='&quot; &amp; SUBSTITUTE([.G381];&quot;'&quot;; &quot;\'&quot;) &amp; &quot;', location='&quot; &amp;SUBSTITUTE([.A381];&quot;'&quot;; &quot;\'&quot;) &amp; &quot;', field = '&quot; &amp; SUBSTITUTE([.B381];&quot;'&quot;; &quot;\'&quot;) &amp; &quot;'&quot; &amp; IF(OR(1; [.D381]&lt;&gt;&quot;&quot;); &quot;, context = '&quot; &amp; SUBSTITUTE([.D381];&quot;'&quot;; &quot;\'&quot;) &amp; &quot;'&quot;; &quot;&quot;) &amp; IF(AND(1; [.E381]&lt;&gt;&quot;&quot;); &quot;, textgroup = '&quot; &amp; SUBSTITUTE([.E381];&quot;'&quot;; &quot;\'&quot;) &amp; &quot;'&quot;; &quot;&quot;) &amp; &quot;, created_visa='roland', updated_visa='roland', created_date=NOW(), updated_date=NOW(); &quot; &amp; IF(OR([.G381]&lt;&gt;&quot;&quot;; [.I381]&lt;&gt;&quot;&quot;);&quot;INSERT INTO translation_target (lang, translation, translation_source_id, created_visa, updated_visa, created_date, updated_date) VALUES &quot; &amp; IF([.G381]&lt;&gt;&quot;&quot;;&quot;('de', '&quot; &amp; SUBSTITUTE([.H381];&quot;'&quot;; &quot;\'&quot;) &amp; &quot;', LAST_INSERT_ID(), 'roland', 'roland', NOW(), NOW())&quot;; &quot;&quot;) &amp; IF(AND([.G381]&lt;&gt;&quot;&quot;; [.I381]&lt;&gt;&quot;&quot;); &quot;,&quot;; &quot;&quot;) &amp; IF([.I381]&lt;&gt;&quot;&quot;;&quot;('fr', '&quot; &amp; SUBSTITUTE(SUBSTITUTE(SUBSTITUTE([.I3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ürzlich veröffentlichte Artikel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publiés récemment :', LAST_INSERT_ID(), 'roland', 'roland', NOW(), NOW());" calcext:value-type="string">
            <text:p>INSERT INTO translation_source SET source='Kürzlich veröffentlichte Artikel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publiés récemment :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Im Browser lesen »</text:p>
          </table:table-cell>
          <table:table-cell/>
          <table:table-cell office:value-type="string" calcext:value-type="string">
            <text:p>Lire dans votre navigateur</text:p>
          </table:table-cell>
          <table:table-cell table:number-columns-repeated="2"/>
          <table:table-cell table:formula="of:=&quot;INSERT INTO translation_source SET source='&quot; &amp; SUBSTITUTE([.G382];&quot;'&quot;; &quot;\'&quot;) &amp; &quot;', location='&quot; &amp;SUBSTITUTE([.A382];&quot;'&quot;; &quot;\'&quot;) &amp; &quot;', field = '&quot; &amp; SUBSTITUTE([.B382];&quot;'&quot;; &quot;\'&quot;) &amp; &quot;'&quot; &amp; IF(OR(1; [.D382]&lt;&gt;&quot;&quot;); &quot;, context = '&quot; &amp; SUBSTITUTE([.D382];&quot;'&quot;; &quot;\'&quot;) &amp; &quot;'&quot;; &quot;&quot;) &amp; IF(AND(1; [.E382]&lt;&gt;&quot;&quot;); &quot;, textgroup = '&quot; &amp; SUBSTITUTE([.E382];&quot;'&quot;; &quot;\'&quot;) &amp; &quot;'&quot;; &quot;&quot;) &amp; &quot;, created_visa='roland', updated_visa='roland', created_date=NOW(), updated_date=NOW(); &quot; &amp; IF(OR([.G382]&lt;&gt;&quot;&quot;; [.I382]&lt;&gt;&quot;&quot;);&quot;INSERT INTO translation_target (lang, translation, translation_source_id, created_visa, updated_visa, created_date, updated_date) VALUES &quot; &amp; IF([.G382]&lt;&gt;&quot;&quot;;&quot;('de', '&quot; &amp; SUBSTITUTE([.H382];&quot;'&quot;; &quot;\'&quot;) &amp; &quot;', LAST_INSERT_ID(), 'roland', 'roland', NOW(), NOW())&quot;; &quot;&quot;) &amp; IF(AND([.G382]&lt;&gt;&quot;&quot;; [.I382]&lt;&gt;&quot;&quot;); &quot;,&quot;; &quot;&quot;) &amp; IF([.I382]&lt;&gt;&quot;&quot;;&quot;('fr', '&quot; &amp; SUBSTITUTE(SUBSTITUTE(SUBSTITUTE([.I3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Browser lesen »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re dans votre navigateur', LAST_INSERT_ID(), 'roland', 'roland', NOW(), NOW());" calcext:value-type="string">
            <text:p>INSERT INTO translation_source SET source='Im Browser lesen »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re dans votre navigateu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Unsere Mailing-Adresse ist:</text:p>
          </table:table-cell>
          <table:table-cell/>
          <table:table-cell office:value-type="string" calcext:value-type="string">
            <text:p>Notre adresse postale est :</text:p>
          </table:table-cell>
          <table:table-cell table:number-columns-repeated="2"/>
          <table:table-cell table:formula="of:=&quot;INSERT INTO translation_source SET source='&quot; &amp; SUBSTITUTE([.G383];&quot;'&quot;; &quot;\'&quot;) &amp; &quot;', location='&quot; &amp;SUBSTITUTE([.A383];&quot;'&quot;; &quot;\'&quot;) &amp; &quot;', field = '&quot; &amp; SUBSTITUTE([.B383];&quot;'&quot;; &quot;\'&quot;) &amp; &quot;'&quot; &amp; IF(OR(1; [.D383]&lt;&gt;&quot;&quot;); &quot;, context = '&quot; &amp; SUBSTITUTE([.D383];&quot;'&quot;; &quot;\'&quot;) &amp; &quot;'&quot;; &quot;&quot;) &amp; IF(AND(1; [.E383]&lt;&gt;&quot;&quot;); &quot;, textgroup = '&quot; &amp; SUBSTITUTE([.E383];&quot;'&quot;; &quot;\'&quot;) &amp; &quot;'&quot;; &quot;&quot;) &amp; &quot;, created_visa='roland', updated_visa='roland', created_date=NOW(), updated_date=NOW(); &quot; &amp; IF(OR([.G383]&lt;&gt;&quot;&quot;; [.I383]&lt;&gt;&quot;&quot;);&quot;INSERT INTO translation_target (lang, translation, translation_source_id, created_visa, updated_visa, created_date, updated_date) VALUES &quot; &amp; IF([.G383]&lt;&gt;&quot;&quot;;&quot;('de', '&quot; &amp; SUBSTITUTE([.H383];&quot;'&quot;; &quot;\'&quot;) &amp; &quot;', LAST_INSERT_ID(), 'roland', 'roland', NOW(), NOW())&quot;; &quot;&quot;) &amp; IF(AND([.G383]&lt;&gt;&quot;&quot;; [.I383]&lt;&gt;&quot;&quot;); &quot;,&quot;; &quot;&quot;) &amp; IF([.I383]&lt;&gt;&quot;&quot;;&quot;('fr', '&quot; &amp; SUBSTITUTE(SUBSTITUTE(SUBSTITUTE([.I3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sere Mailing-Adresse ist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tre adresse postale est :', LAST_INSERT_ID(), 'roland', 'roland', NOW(), NOW());" calcext:value-type="string">
            <text:p>INSERT INTO translation_source SET source='Unsere Mailing-Adresse ist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tre adresse postale est :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Sich vom Newsletter abmelden</text:p>
          </table:table-cell>
          <table:table-cell/>
          <table:table-cell office:value-type="string" calcext:value-type="string">
            <text:p>Pour vous désinscrire</text:p>
          </table:table-cell>
          <table:table-cell table:number-columns-repeated="2"/>
          <table:table-cell table:formula="of:=&quot;INSERT INTO translation_source SET source='&quot; &amp; SUBSTITUTE([.G384];&quot;'&quot;; &quot;\'&quot;) &amp; &quot;', location='&quot; &amp;SUBSTITUTE([.A384];&quot;'&quot;; &quot;\'&quot;) &amp; &quot;', field = '&quot; &amp; SUBSTITUTE([.B384];&quot;'&quot;; &quot;\'&quot;) &amp; &quot;'&quot; &amp; IF(OR(1; [.D384]&lt;&gt;&quot;&quot;); &quot;, context = '&quot; &amp; SUBSTITUTE([.D384];&quot;'&quot;; &quot;\'&quot;) &amp; &quot;'&quot;; &quot;&quot;) &amp; IF(AND(1; [.E384]&lt;&gt;&quot;&quot;); &quot;, textgroup = '&quot; &amp; SUBSTITUTE([.E384];&quot;'&quot;; &quot;\'&quot;) &amp; &quot;'&quot;; &quot;&quot;) &amp; &quot;, created_visa='roland', updated_visa='roland', created_date=NOW(), updated_date=NOW(); &quot; &amp; IF(OR([.G384]&lt;&gt;&quot;&quot;; [.I384]&lt;&gt;&quot;&quot;);&quot;INSERT INTO translation_target (lang, translation, translation_source_id, created_visa, updated_visa, created_date, updated_date) VALUES &quot; &amp; IF([.G384]&lt;&gt;&quot;&quot;;&quot;('de', '&quot; &amp; SUBSTITUTE([.H384];&quot;'&quot;; &quot;\'&quot;) &amp; &quot;', LAST_INSERT_ID(), 'roland', 'roland', NOW(), NOW())&quot;; &quot;&quot;) &amp; IF(AND([.G384]&lt;&gt;&quot;&quot;; [.I384]&lt;&gt;&quot;&quot;); &quot;,&quot;; &quot;&quot;) &amp; IF([.I384]&lt;&gt;&quot;&quot;;&quot;('fr', '&quot; &amp; SUBSTITUTE(SUBSTITUTE(SUBSTITUTE([.I3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ch vom Newsletter abmeld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our vous désinscrire', LAST_INSERT_ID(), 'roland', 'roland', NOW(), NOW());" calcext:value-type="string">
            <text:p>INSERT INTO translation_source SET source='Sich vom Newsletter abmeld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our vous désinscrir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4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Aktualisiere der Abo-Einstellungen</text:p>
          </table:table-cell>
          <table:table-cell/>
          <table:table-cell office:value-type="string" calcext:value-type="string">
            <text:p>Mettre à jour les paramètres d'abonnement</text:p>
          </table:table-cell>
          <table:table-cell table:number-columns-repeated="2"/>
          <table:table-cell table:formula="of:=&quot;INSERT INTO translation_source SET source='&quot; &amp; SUBSTITUTE([.G385];&quot;'&quot;; &quot;\'&quot;) &amp; &quot;', location='&quot; &amp;SUBSTITUTE([.A385];&quot;'&quot;; &quot;\'&quot;) &amp; &quot;', field = '&quot; &amp; SUBSTITUTE([.B385];&quot;'&quot;; &quot;\'&quot;) &amp; &quot;'&quot; &amp; IF(OR(1; [.D385]&lt;&gt;&quot;&quot;); &quot;, context = '&quot; &amp; SUBSTITUTE([.D385];&quot;'&quot;; &quot;\'&quot;) &amp; &quot;'&quot;; &quot;&quot;) &amp; IF(AND(1; [.E385]&lt;&gt;&quot;&quot;); &quot;, textgroup = '&quot; &amp; SUBSTITUTE([.E385];&quot;'&quot;; &quot;\'&quot;) &amp; &quot;'&quot;; &quot;&quot;) &amp; &quot;, created_visa='roland', updated_visa='roland', created_date=NOW(), updated_date=NOW(); &quot; &amp; IF(OR([.G385]&lt;&gt;&quot;&quot;; [.I385]&lt;&gt;&quot;&quot;);&quot;INSERT INTO translation_target (lang, translation, translation_source_id, created_visa, updated_visa, created_date, updated_date) VALUES &quot; &amp; IF([.G385]&lt;&gt;&quot;&quot;;&quot;('de', '&quot; &amp; SUBSTITUTE([.H385];&quot;'&quot;; &quot;\'&quot;) &amp; &quot;', LAST_INSERT_ID(), 'roland', 'roland', NOW(), NOW())&quot;; &quot;&quot;) &amp; IF(AND([.G385]&lt;&gt;&quot;&quot;; [.I385]&lt;&gt;&quot;&quot;); &quot;,&quot;; &quot;&quot;) &amp; IF([.I385]&lt;&gt;&quot;&quot;;&quot;('fr', '&quot; &amp; SUBSTITUTE(SUBSTITUTE(SUBSTITUTE([.I3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ktualisiere der Abo-Einstellun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tre à jour les paramètres d\'abonnement', LAST_INSERT_ID(), 'roland', 'roland', NOW(), NOW());" calcext:value-type="string">
            <text:p>INSERT INTO translation_source SET source='Aktualisiere der Abo-Einstellun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tre à jour les paramètres d\'abonnement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5-01-10" calcext:value-type="date">
            <text:p>10.01.15</text:p>
          </table:table-cell>
          <table:table-cell table:number-columns-repeated="3"/>
          <table:table-cell office:value-type="string" calcext:value-type="string">
            <text:p>@name ist nicht mehr im Parlament.</text:p>
          </table:table-cell>
          <table:table-cell/>
          <table:table-cell office:value-type="string" calcext:value-type="string">
            <text:p>@name n'est plus au Parlement.</text:p>
          </table:table-cell>
          <table:table-cell table:number-columns-repeated="2"/>
          <table:table-cell table:formula="of:=&quot;INSERT INTO translation_source SET source='&quot; &amp; SUBSTITUTE([.G386];&quot;'&quot;; &quot;\'&quot;) &amp; &quot;', location='&quot; &amp;SUBSTITUTE([.A386];&quot;'&quot;; &quot;\'&quot;) &amp; &quot;', field = '&quot; &amp; SUBSTITUTE([.B386];&quot;'&quot;; &quot;\'&quot;) &amp; &quot;'&quot; &amp; IF(OR(1; [.D386]&lt;&gt;&quot;&quot;); &quot;, context = '&quot; &amp; SUBSTITUTE([.D386];&quot;'&quot;; &quot;\'&quot;) &amp; &quot;'&quot;; &quot;&quot;) &amp; IF(AND(1; [.E386]&lt;&gt;&quot;&quot;); &quot;, textgroup = '&quot; &amp; SUBSTITUTE([.E386];&quot;'&quot;; &quot;\'&quot;) &amp; &quot;'&quot;; &quot;&quot;) &amp; &quot;, created_visa='roland', updated_visa='roland', created_date=NOW(), updated_date=NOW(); &quot; &amp; IF(OR([.G386]&lt;&gt;&quot;&quot;; [.I386]&lt;&gt;&quot;&quot;);&quot;INSERT INTO translation_target (lang, translation, translation_source_id, created_visa, updated_visa, created_date, updated_date) VALUES &quot; &amp; IF([.G386]&lt;&gt;&quot;&quot;;&quot;('de', '&quot; &amp; SUBSTITUTE([.H386];&quot;'&quot;; &quot;\'&quot;) &amp; &quot;', LAST_INSERT_ID(), 'roland', 'roland', NOW(), NOW())&quot;; &quot;&quot;) &amp; IF(AND([.G386]&lt;&gt;&quot;&quot;; [.I386]&lt;&gt;&quot;&quot;); &quot;,&quot;; &quot;&quot;) &amp; IF([.I386]&lt;&gt;&quot;&quot;;&quot;('fr', '&quot; &amp; SUBSTITUTE(SUBSTITUTE(SUBSTITUTE([.I3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name ist nicht mehr im Parlamen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name n\'est plus au Parlement.', LAST_INSERT_ID(), 'roland', 'roland', NOW(), NOW());" calcext:value-type="string">
            <text:p>INSERT INTO translation_source SET source='@name ist nicht mehr im Parlamen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name n\'est plus au Parlement.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5-01-10" calcext:value-type="date">
            <text:p>10.01.15</text:p>
          </table:table-cell>
          <table:table-cell table:number-columns-repeated="3"/>
          <table:table-cell office:value-type="string" calcext:value-type="string">
            <text:p>Die Interessenbindungen dieses Parlamentsmitglieds wurden von !lobbywatch noch nicht erfasst. Wir arbeiten daran und freuen uns, wenn Sie demnächst wieder vorbeischauen.</text:p>
          </table:table-cell>
          <table:table-cell/>
          <table:table-cell office:value-type="string" calcext:value-type="string">
            <text:p>!lobbywatch n'a pas encore saisi les liens d'intérêt de ce(tte) parlementaire. Nous y travaillons et nous réjouissons de votre prochaine visite !</text:p>
          </table:table-cell>
          <table:table-cell table:number-columns-repeated="2"/>
          <table:table-cell table:formula="of:=&quot;INSERT INTO translation_source SET source='&quot; &amp; SUBSTITUTE([.G387];&quot;'&quot;; &quot;\'&quot;) &amp; &quot;', location='&quot; &amp;SUBSTITUTE([.A387];&quot;'&quot;; &quot;\'&quot;) &amp; &quot;', field = '&quot; &amp; SUBSTITUTE([.B387];&quot;'&quot;; &quot;\'&quot;) &amp; &quot;'&quot; &amp; IF(OR(1; [.D387]&lt;&gt;&quot;&quot;); &quot;, context = '&quot; &amp; SUBSTITUTE([.D387];&quot;'&quot;; &quot;\'&quot;) &amp; &quot;'&quot;; &quot;&quot;) &amp; IF(AND(1; [.E387]&lt;&gt;&quot;&quot;); &quot;, textgroup = '&quot; &amp; SUBSTITUTE([.E387];&quot;'&quot;; &quot;\'&quot;) &amp; &quot;'&quot;; &quot;&quot;) &amp; &quot;, created_visa='roland', updated_visa='roland', created_date=NOW(), updated_date=NOW(); &quot; &amp; IF(OR([.G387]&lt;&gt;&quot;&quot;; [.I387]&lt;&gt;&quot;&quot;);&quot;INSERT INTO translation_target (lang, translation, translation_source_id, created_visa, updated_visa, created_date, updated_date) VALUES &quot; &amp; IF([.G387]&lt;&gt;&quot;&quot;;&quot;('de', '&quot; &amp; SUBSTITUTE([.H387];&quot;'&quot;; &quot;\'&quot;) &amp; &quot;', LAST_INSERT_ID(), 'roland', 'roland', NOW(), NOW())&quot;; &quot;&quot;) &amp; IF(AND([.G387]&lt;&gt;&quot;&quot;; [.I387]&lt;&gt;&quot;&quot;); &quot;,&quot;; &quot;&quot;) &amp; IF([.I387]&lt;&gt;&quot;&quot;;&quot;('fr', '&quot; &amp; SUBSTITUTE(SUBSTITUTE(SUBSTITUTE([.I3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ie Interessenbindungen dieses Parlamentsmitglieds wurden von !lobbywatch noch nicht erfasst. Wir arbeiten daran und freuen uns, wenn Sie demnächst wieder vorbeischauen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lobbywatch n\'a pas encore saisi les liens d\'intérêt de ce(tte) parlementaire. Nous y travaillons et nous réjouissons de votre prochaine visite !', LAST_INSERT_ID(), 'roland', 'roland', NOW(), NOW());" calcext:value-type="string">
            <text:p>INSERT INTO translation_source SET source='Die Interessenbindungen dieses Parlamentsmitglieds wurden von !lobbywatch noch nicht erfasst. Wir arbeiten daran und freuen uns, wenn Sie demnächst wieder vorbeischauen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lobbywatch n\'a pas encore saisi les liens d\'intérêt de ce(tte) parlementaire. Nous y travaillons et nous réjouissons de votre prochaine visite !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4" office:value-type="date" office:date-value="2015-01-10" calcext:value-type="date">
            <text:p>10.01.15</text:p>
          </table:table-cell>
          <table:table-cell table:number-columns-repeated="3"/>
          <table:table-cell office:value-type="string" calcext:value-type="string">
            <text:p>Dieses Parlamentsmitglied hat seinen Rücktritt angekündigt und wird deshalb von !lobbywatch.ch nicht mehr erfasst.</text:p>
          </table:table-cell>
          <table:table-cell/>
          <table:table-cell office:value-type="string" calcext:value-type="string">
            <text:p>Ce membre du Parlement a annoncé sa démission et ne sera sonc pas traité par Lobbywatch.</text:p>
          </table:table-cell>
          <table:table-cell table:number-columns-repeated="2"/>
          <table:table-cell table:formula="of:=&quot;INSERT INTO translation_source SET source='&quot; &amp; SUBSTITUTE([.G388];&quot;'&quot;; &quot;\'&quot;) &amp; &quot;', location='&quot; &amp;SUBSTITUTE([.A388];&quot;'&quot;; &quot;\'&quot;) &amp; &quot;', field = '&quot; &amp; SUBSTITUTE([.B388];&quot;'&quot;; &quot;\'&quot;) &amp; &quot;'&quot; &amp; IF(OR(1; [.D388]&lt;&gt;&quot;&quot;); &quot;, context = '&quot; &amp; SUBSTITUTE([.D388];&quot;'&quot;; &quot;\'&quot;) &amp; &quot;'&quot;; &quot;&quot;) &amp; IF(AND(1; [.E388]&lt;&gt;&quot;&quot;); &quot;, textgroup = '&quot; &amp; SUBSTITUTE([.E388];&quot;'&quot;; &quot;\'&quot;) &amp; &quot;'&quot;; &quot;&quot;) &amp; &quot;, created_visa='roland', updated_visa='roland', created_date=NOW(), updated_date=NOW(); &quot; &amp; IF(OR([.G388]&lt;&gt;&quot;&quot;; [.I388]&lt;&gt;&quot;&quot;);&quot;INSERT INTO translation_target (lang, translation, translation_source_id, created_visa, updated_visa, created_date, updated_date) VALUES &quot; &amp; IF([.G388]&lt;&gt;&quot;&quot;;&quot;('de', '&quot; &amp; SUBSTITUTE([.H388];&quot;'&quot;; &quot;\'&quot;) &amp; &quot;', LAST_INSERT_ID(), 'roland', 'roland', NOW(), NOW())&quot;; &quot;&quot;) &amp; IF(AND([.G388]&lt;&gt;&quot;&quot;; [.I388]&lt;&gt;&quot;&quot;); &quot;,&quot;; &quot;&quot;) &amp; IF([.I388]&lt;&gt;&quot;&quot;;&quot;('fr', '&quot; &amp; SUBSTITUTE(SUBSTITUTE(SUBSTITUTE([.I3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ieses Parlamentsmitglied hat seinen Rücktritt angekündigt und wird deshalb von !lobbywatch.ch nicht mehr erfass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 membre du Parlement a annoncé sa démission et ne sera sonc pas traité par Lobbywatch.', LAST_INSERT_ID(), 'roland', 'roland', NOW(), NOW());" calcext:value-type="string">
            <text:p>INSERT INTO translation_source SET source='Dieses Parlamentsmitglied hat seinen Rücktritt angekündigt und wird deshalb von !lobbywatch.ch nicht mehr erfass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 membre du Parlement a annoncé sa démission et ne sera sonc pas traité par Lobbywatch.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5-02-15" calcext:value-type="date">
            <text:p>15.02.15</text:p>
          </table:table-cell>
          <table:table-cell table:number-columns-repeated="3"/>
          <table:table-cell office:value-type="string" calcext:value-type="string">
            <text:p>Die Mandate dieses Zutrittsberechtigten wurden von !lobbywatch noch nicht erfasst. Wir arbeiten daran und freuen uns, wenn Sie demnächst wieder vorbeischauen.</text:p>
          </table:table-cell>
          <table:table-cell/>
          <table:table-cell office:value-type="string" calcext:value-type="string">
            <text:p>!lobbywatch n'a pas encore saisi les mandats de ce(tte) parlementaire. Nous y travaillons et nous réjouissons de votre prochaine visite 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4" office:value-type="date" office:date-value="2015-02-15" calcext:value-type="date">
            <text:p>15.02.15</text:p>
          </table:table-cell>
          <table:table-cell table:number-columns-repeated="3"/>
          <table:table-cell office:value-type="string" calcext:value-type="string">
            <text:p>@name hat keine Zutrittsberechtigung mehr.</text:p>
          </table:table-cell>
          <table:table-cell/>
          <table:table-cell office:value-type="string" calcext:value-type="string">
            <text:p>@name n'a plus de droit d'accè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ganisation.id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d</text:p>
          </table:table-cell>
          <table:table-cell office:value-type="string" calcext:value-type="string">
            <text:p>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id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d.hint</text:p>
          </table:table-cell>
          <table:table-cell office:value-type="string" calcext:value-type="string">
            <text:p>Technischer Schlüssel der Organisation. Der Link zeigt auf den Eintrag in der Lobbywatch.ch Webseite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name_de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name_de</text:p>
          </table:table-cell>
          <table:table-cell office:value-type="string" calcext:value-type="string">
            <text:p>Name 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name_de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name_de.hint</text:p>
          </table:table-cell>
          <table:table-cell office:value-type="string" calcext:value-type="string">
            <text:p>Name der Organisation. Sollte nur juristischem Namen entsprechen, ohne Zusätze, wie Adresse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uid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uid</text:p>
          </table:table-cell>
          <table:table-cell office:value-type="string" calcext:value-type="string">
            <text:p>Handelsregister U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uid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uid.hint</text:p>
          </table:table-cell>
          <table:table-cell office:value-type="string" calcext:value-type="string">
            <text:p>UID des Handelsregisters</text:p>
          </table:table-cell>
          <table:table-cell office:value-type="string" calcext:value-type="string">
            <text:p><text:s/>Schweizweit eindeutige ID (http://www.bfs.admin.ch/bfs/portal/de/index/themen/00/05/blank/03/02.html)</text:p>
          </table:table-cell>
          <table:table-cell office:value-type="string" calcext:value-type="string">
            <text:p><text:s/>Format: CHE-999.999.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rganisation.adresse_strasse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adresse_strasse</text:p>
          </table:table-cell>
          <table:table-cell office:value-type="string" calcext:value-type="string">
            <text:p>Adresse Stras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adresse_strasse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adresse_strasse.hint</text:p>
          </table:table-cell>
          <table:table-cell office:value-type="string" calcext:value-type="string">
            <text:p>Adresse der Organis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adresse_zusatz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adresse_zusatz</text:p>
          </table:table-cell>
          <table:table-cell office:value-type="string" calcext:value-type="string">
            <text:p>Adresse Zusat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adresse_zusatz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adresse_zusatz.hint</text:p>
          </table:table-cell>
          <table:table-cell office:value-type="string" calcext:value-type="string">
            <text:p>Adressezusatz, z.B. Postfa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adresse_plz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adresse_plz</text:p>
          </table:table-cell>
          <table:table-cell office:value-type="string" calcext:value-type="string">
            <text:p>Adresse Pl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adresse_plz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adresse_plz.hint</text:p>
          </table:table-cell>
          <table:table-cell office:value-type="string" calcext:value-type="string">
            <text:p>Postleitzahl der Organis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or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ort</text:p>
          </table:table-cell>
          <table:table-cell office:value-type="string" calcext:value-type="string">
            <text:p>Or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ort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ort.hint</text:p>
          </table:table-cell>
          <table:table-cell office:value-type="string" calcext:value-type="string">
            <text:p>Ort der Organis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land_id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land_id</text:p>
          </table:table-cell>
          <table:table-cell office:value-type="string" calcext:value-type="string">
            <text:p>L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land_id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land_id.hint</text:p>
          </table:table-cell>
          <table:table-cell office:value-type="string" calcext:value-type="string">
            <text:p>Sitz der Organis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interessenraum_id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nteressenraum_id</text:p>
          </table:table-cell>
          <table:table-cell office:value-type="string" calcext:value-type="string">
            <text:p>Interessenrau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interessenraum_id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nteressenraum_id.hint</text:p>
          </table:table-cell>
          <table:table-cell office:value-type="string" calcext:value-type="string">
            <text:p>Aktionsgebiet der Organis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rechtsform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rechtsform</text:p>
          </table:table-cell>
          <table:table-cell office:value-type="string" calcext:value-type="string">
            <text:p>Rechts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rechtsform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rechtsform.hint</text:p>
          </table:table-cell>
          <table:table-cell office:value-type="string" calcext:value-type="string">
            <text:p>Rechtsform der Organis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typ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typ</text:p>
          </table:table-cell>
          <table:table-cell office:value-type="string" calcext:value-type="string">
            <text:p>Ty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typ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typ.hint</text:p>
          </table:table-cell>
          <table:table-cell office:value-type="string" calcext:value-type="string">
            <text:p>Typ der Organisation. Beziehungen können über Organisation_Beziehung eingegeben werde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vernehmlassung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vernehmlassung</text:p>
          </table:table-cell>
          <table:table-cell office:value-type="string" calcext:value-type="string">
            <text:p>Vernehmlassu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vernehmlassung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vernehmlassung.hint</text:p>
          </table:table-cell>
          <table:table-cell office:value-type="string" calcext:value-type="string">
            <text:p>Häufigkeit der Teilname an nationalen Vernehmlassung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interessengruppe_id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nteressengruppe_id</text:p>
          </table:table-cell>
          <table:table-cell office:value-type="string" calcext:value-type="string">
            <text:p>Lobbygrup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interessengruppe_id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nteressengruppe_id.hint</text:p>
          </table:table-cell>
          <table:table-cell office:value-type="string" calcext:value-type="string">
            <text:p>Hauptinteressengruppe. Über die Interessengruppe wird eine Branche zugeordnet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homepage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homepage</text:p>
          </table:table-cell>
          <table:table-cell office:value-type="string" calcext:value-type="string">
            <text:p>Homep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homepage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homepage.hint</text:p>
          </table:table-cell>
          <table:table-cell office:value-type="string" calcext:value-type="string">
            <text:p>Link zur Webse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handelsregister_url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handelsregister_url</text:p>
          </table:table-cell>
          <table:table-cell office:value-type="string" calcext:value-type="string">
            <text:p>Handelsregister U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handelsregister_url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handelsregister_url.hint</text:p>
          </table:table-cell>
          <table:table-cell office:value-type="string" calcext:value-type="string">
            <text:p>Link zum Eintrag im Handelsregister, nur offizielle Adressen von Zefix. Bitte keine Links von kommerziellen Anbietern wie Moneyhouse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twitter_name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twitter_name</text:p>
          </table:table-cell>
          <table:table-cell office:value-type="string" calcext:value-type="string">
            <text:p>Twitter Na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twitter_name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twitter_name.hint</text:p>
          </table:table-cell>
          <table:table-cell office:value-type="string" calcext:value-type="string">
            <text:p>Twittername, nur Name, ohne https://twitter.com/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beschreibung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beschreibung</text:p>
          </table:table-cell>
          <table:table-cell office:value-type="string" calcext:value-type="string">
            <text:p>Beschreibu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beschreibung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beschreibung.hint</text:p>
          </table:table-cell>
          <table:table-cell office:value-type="string" calcext:value-type="string">
            <text:p>Beschreibung der Lobbyorganisation. Beispielsweise von der Webseite, falls es keinen besseren Text gibt Zweck gemäss Handelsregister oder Statute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interessengruppe2_id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nteressengruppe2_id</text:p>
          </table:table-cell>
          <table:table-cell office:value-type="string" calcext:value-type="string">
            <text:p>2. Lobbygrup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interessengruppe2_id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nteressengruppe2_id.hint</text:p>
          </table:table-cell>
          <table:table-cell office:value-type="string" calcext:value-type="string">
            <text:p>2. Interessengruppe der Organisatio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interessengruppe3_id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nteressengruppe3_id</text:p>
          </table:table-cell>
          <table:table-cell office:value-type="string" calcext:value-type="string">
            <text:p>3. Lobbygrup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interessengruppe3_id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interessengruppe3_id.hint</text:p>
          </table:table-cell>
          <table:table-cell office:value-type="string" calcext:value-type="string">
            <text:p>3. Interessengruppe der Organisatio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beschreibung_fr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beschreibung_fr</text:p>
          </table:table-cell>
          <table:table-cell office:value-type="string" calcext:value-type="string">
            <text:p>Beschreibung 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beschreibung_fr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beschreibung_fr.hint</text:p>
          </table:table-cell>
          <table:table-cell office:value-type="string" calcext:value-type="string">
            <text:p>Französische Beschreibu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name_fr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name_fr</text:p>
          </table:table-cell>
          <table:table-cell office:value-type="string" calcext:value-type="string">
            <text:p>Name F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name_fr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name_fr.hint</text:p>
          </table:table-cell>
          <table:table-cell office:value-type="string" calcext:value-type="string">
            <text:p>Französischer Na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name_i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name_it</text:p>
          </table:table-cell>
          <table:table-cell office:value-type="string" calcext:value-type="string">
            <text:p>Name 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name_it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name_it.hint</text:p>
          </table:table-cell>
          <table:table-cell office:value-type="string" calcext:value-type="string">
            <text:p>Italienischer Na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notizen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notizen</text:p>
          </table:table-cell>
          <table:table-cell office:value-type="string" calcext:value-type="string">
            <text:p>Notiz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notizen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notizen.hint</text:p>
          </table:table-cell>
          <table:table-cell office:value-type="string" calcext:value-type="string">
            <text:p>Interne Notizen zu diesem Eintrag. Einträge am besten mit Datum und Visa versehe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eingabe_abgeschlossen_visa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eingabe_abgeschlossen_visa</text:p>
          </table:table-cell>
          <table:table-cell office:value-type="string" calcext:value-type="string">
            <text:p>Eingabe Abgeschlossen Vi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eingabe_abgeschlossen_visa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eingabe_abgeschlossen_visa.hint</text:p>
          </table:table-cell>
          <table:table-cell office:value-type="string" calcext:value-type="string">
            <text:p>Kürzel der Person, welche die Eingabe abgeschlossen hat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eingabe_abgeschlossen_datum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eingabe_abgeschlossen_datum</text:p>
          </table:table-cell>
          <table:table-cell office:value-type="string" calcext:value-type="string">
            <text:p>Eingabe Abgeschlossen Datu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eingabe_abgeschlossen_datum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eingabe_abgeschlossen_datum.hint</text:p>
          </table:table-cell>
          <table:table-cell office:value-type="string" calcext:value-type="string">
            <text:p>Die Eingabe ist für den Ersteller der Einträge abgeschlossen und bereit für die Kontrolle. (Leer/NULL bedeutet, dass die Eingabe noch im Gange ist.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kontrolliert_visa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kontrolliert_visa</text:p>
          </table:table-cell>
          <table:table-cell office:value-type="string" calcext:value-type="string">
            <text:p>Kontrolliert Vi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kontrolliert_visa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kontrolliert_visa.hint</text:p>
          </table:table-cell>
          <table:table-cell office:value-type="string" calcext:value-type="string">
            <text:p>Kürzel der Person, welche die Eingabe kontrolliert hat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kontrolliert_datum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kontrolliert_datum</text:p>
          </table:table-cell>
          <table:table-cell office:value-type="string" calcext:value-type="string">
            <text:p>Kontrolliert Datu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kontrolliert_datum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kontrolliert_datum.hint</text:p>
          </table:table-cell>
          <table:table-cell office:value-type="string" calcext:value-type="string">
            <text:p>Der Eintrag wurde durch eine zweite Person am angegebenen Datum kontrolliert. (Leer/NULL bedeutet noch nicht kontrolliert.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freigabe_visa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freigabe_visa</text:p>
          </table:table-cell>
          <table:table-cell office:value-type="string" calcext:value-type="string">
            <text:p>Freigabe Vi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freigabe_visa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freigabe_visa.hint</text:p>
          </table:table-cell>
          <table:table-cell office:value-type="string" calcext:value-type="string">
            <text:p>Freigabe von (Freigabe = Daten sind fertig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freigabe_datum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freigabe_datum</text:p>
          </table:table-cell>
          <table:table-cell office:value-type="string" calcext:value-type="string">
            <text:p>Freigabe Datu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freigabe_datum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freigabe_datum.hint</text:p>
          </table:table-cell>
          <table:table-cell office:value-type="string" calcext:value-type="string">
            <text:p>Freigabedatum (Freigabe = Daten sind fertig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created_visa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created_visa</text:p>
          </table:table-cell>
          <table:table-cell office:value-type="string" calcext:value-type="string">
            <text:p>Created Vi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created_visa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created_visa.hint</text:p>
          </table:table-cell>
          <table:table-cell office:value-type="string" calcext:value-type="string">
            <text:p>Erstellt v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created_date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created_date</text:p>
          </table:table-cell>
          <table:table-cell office:value-type="string" calcext:value-type="string">
            <text:p>Created D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created_date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created_date.hint</text:p>
          </table:table-cell>
          <table:table-cell office:value-type="string" calcext:value-type="string">
            <text:p>Erstellt a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updated_visa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updated_visa</text:p>
          </table:table-cell>
          <table:table-cell office:value-type="string" calcext:value-type="string">
            <text:p>Updated Vi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updated_visa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updated_visa.hint</text:p>
          </table:table-cell>
          <table:table-cell office:value-type="string" calcext:value-type="string">
            <text:p>Abgeändert v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updated_date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updated_date</text:p>
          </table:table-cell>
          <table:table-cell office:value-type="string" calcext:value-type="string">
            <text:p>Updated D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ganisation.updated_date.hint</text:p>
          </table:table-cell>
          <table:table-cell/>
          <table:table-cell table:style-name="ce4" office:value-type="date" office:date-value="2015-02-21" calcext:value-type="date">
            <text:p>21.02.15</text:p>
          </table:table-cell>
          <table:table-cell/>
          <table:table-cell office:value-type="string" calcext:value-type="string">
            <text:p>forms</text:p>
          </table:table-cell>
          <table:table-cell/>
          <table:table-cell office:value-type="string" calcext:value-type="string">
            <text:p>organisation.updated_date.hint</text:p>
          </table:table-cell>
          <table:table-cell office:value-type="string" calcext:value-type="string">
            <text:p>Abgeändert am</text:p>
          </table:table-cell>
          <table:table-cell table:number-columns-repeated="1016"/>
        </table:table-row>
        <table:table-row table:style-name="ro2" table:number-rows-repeated="1048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UM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0" table:number-columns-repeated="1020" table:default-cell-style-name="Default"/>
        <table:table-row table:style-name="ro1"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Feld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Enum field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,GmbH,Stiftung,Verein,Informelle Gruppe,Parlamentarische Gruppe,Oeffentlich-rechtlich,Einzelunternehmen,KG,Genossenschaft,Staatlich,Ausserparlamentarische Kommission,Einfache Gesellschaft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mbH</text:p>
          </table:table-cell>
          <table:table-cell office:value-type="string" calcext:value-type="string">
            <text:p>Stiftung</text:p>
          </table:table-cell>
          <table:table-cell office:value-type="string" calcext:value-type="string">
            <text:p>Verein</text:p>
          </table:table-cell>
          <table:table-cell office:value-type="string" calcext:value-type="string">
            <text:p>Informell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Parlamentarisch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Einzelunternehme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enossenschaft</text:p>
          </table:table-cell>
          <table:table-cell office:value-type="string" calcext:value-type="string">
            <text:p>Staatlich</text:p>
          </table:table-cell>
          <table:table-cell office:value-type="string" calcext:value-type="string">
            <text:p>Ausserparlamentarische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Einfache</text:p>
          </table:table-cell>
          <table:table-cell office:value-type="string" calcext:value-type="string">
            <text:p>Gesellschaf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,punktuell,nie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punktuell</text:p>
          </table:table-cell>
          <table:table-cell office:value-type="string" calcext:value-type="string">
            <text:p>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,nicht deklarationspflicht</text:p>
          </table:table-cell>
          <table:table-cell office:value-type="string" calcext:value-type="string">
            <text:p>deklarationspflichtig</text:p>
          </table:table-cell>
          <table:table-cell office:value-type="string" calcext:value-type="string">
            <text:p>nicht deklarationspflic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,nicht-deklariert</text:p>
          </table:table-cell>
          <table:table-cell office:value-type="string" calcext:value-type="string">
            <text:p>deklariert</text:p>
          </table:table-cell>
          <table:table-cell office:value-type="string" calcext:value-type="string">
            <text:p>nicht-deklari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,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,vizepraesident,mitglied,co-praesident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co-praes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,subkommission,spezial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pezialkom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,aufsichtskommission,parlam verwaltungskontrolle,weitere kommission,delegation im weiteren sinne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delegation im weiteren sin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,Unteroffizier,Hoeherer Unteroffizier,Offizier,Hoeherer Stabsoffizier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Hoeherer Stabsoffiz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,mitglied von,tochtergesellschaft von,partner von,beteiligt an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beteiligt 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,verheiratet,geschieden,eingetragene partnerschaft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eingetragene partnerscha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,exekutiv,judikativ</text:p>
          </table:table-cell>
          <table:table-cell office:value-type="string" calcext:value-type="string">
            <text:p>legislativ</text:p>
          </table:table-cell>
          <table:table-cell office:value-type="string" calcext:value-type="string">
            <text:p>exekutiv</text:p>
          </table:table-cell>
          <table:table-cell office:value-type="string" calcext:value-type="string">
            <text:p>judikativ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de" number:country="CH">
      <number:number number:decimal-places="0" number:min-integer-digits="1" number:grouping="true"/>
      <number:text> </number:text>
    </number:number-style>
    <number:number-style style:name="N10141P1" style:volatile="true" number:language="de" number:country="CH">
      <number:text>-</number:text>
      <number:number number:decimal-places="0" number:min-integer-digits="1" number:grouping="true"/>
      <number:text> </number:text>
    </number:number-style>
    <number:number-style style:name="N10141P2" style:volatile="true" number:language="de" number:country="CH">
      <number:text>- </number:text>
    </number:number-style>
    <number:text-style style:name="N10141" number:language="de" number:country="CH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10145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10145P2" style:volatile="true" number:language="de" number:country="CH">
      <number:text> SFr. - </number:text>
    </number:number-style>
    <number:text-style style:name="N10145" number:language="de" number:country="CH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de" number:country="CH">
      <number:number number:decimal-places="2" number:min-integer-digits="1" number:grouping="true"/>
      <number:text> </number:text>
    </number:number-style>
    <number:number-style style:name="N10149P1" style:volatile="true" number:language="de" number:country="CH">
      <number:text>-</number:text>
      <number:number number:decimal-places="2" number:min-integer-digits="1" number:grouping="true"/>
      <number:text> </number:text>
    </number:number-style>
    <number:number-style style:name="N10149P2" style:volatile="true" number:language="de" number:country="CH">
      <number:text>-</number:text>
      <number:number number:decimal-places="0" number:min-integer-digits="0"/>
      <number:text> </number:text>
    </number:number-style>
    <number:text-style style:name="N10149" number:language="de" number:country="CH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10153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10153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10153" number:language="de" number:country="CH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.00.0000</text:date>, <text:time style:data-style-name="N2" text:time-value="08:43:18.0777330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11-17T08:44:46.336274532</meta:creation-date>
    <dc:date>2015-02-21T10:35:55.832081703</dc:date>
    <dc:creator>Roland Kurmann</dc:creator>
    <meta:editing-duration>P19DT8H49M23S</meta:editing-duration>
    <meta:editing-cycles>154</meta:editing-cycles>
    <meta:generator>LibreOffice/4.3.6.2$Linux_X86_64 LibreOffice_project/430m0$Build-2</meta:generator>
    <meta:document-statistic meta:table-count="2" meta:cell-count="2829" meta:object-count="0"/>
  </office:meta>
</office:document-meta>
</file>